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 Narrow" svg:font-family="&quot;Arial Narrow&quot;"/>
    <style:font-face style:name="MS Sans Serif" svg:font-family="&quot;MS Sans Serif&quot;"/>
  </office:font-face-decls>
  <office:automatic-styles>
    <style:style style:name="ce1" style:family="table-cell" style:parent-style-name="Default" style:data-style-name="N0"/>
    <style:style style:name="ce2"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3" style:family="table-cell" style:parent-style-name="Refdb_32_standard" style:data-style-name="N20">
      <style:table-cell-properties style:vertical-align="automatic" fo:background-color="transparent" style:cell-protect="protected" style:repeat-content="false"/>
      <style:paragraph-properties fo:text-align="start" fo:margin-left="0cm"/>
      <style:text-properties fo:color="#0000FF" fo:font-weight="bold" style:font-weight-asian="bold" style:font-weight-complex="bold"/>
    </style:style>
    <style:style style:name="ce4" style:family="table-cell" style:parent-style-name="Refdb_32_standard" style:data-style-name="N0">
      <style:table-cell-properties style:vertical-align="automatic" fo:background-color="transparent" style:cell-protect="protected"/>
      <style:text-properties fo:color="#000000"/>
    </style:style>
    <style:style style:name="ce5"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6"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FF" fo:font-weight="bold" style:font-weight-asian="bold" style:font-weight-complex="bold"/>
    </style:style>
    <style:style style:name="ce7"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style:style>
    <style:style style:name="ce8"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FF" fo:font-weight="bold" style:font-weight-asian="bold" style:font-weight-complex="bold"/>
    </style:style>
    <style:style style:name="ce9" style:family="table-cell" style:parent-style-name="Refdb_32_standard" style:data-style-name="N20">
      <style:table-cell-properties style:vertical-align="automatic" fo:background-color="transparent" style:cell-protect="protected" style:repeat-content="false"/>
      <style:paragraph-properties fo:text-align="center"/>
      <style:text-properties fo:color="#FF0000" fo:font-weight="bold" style:font-weight-asian="bold" style:font-weight-complex="bold"/>
    </style:style>
    <style:style style:name="ce10" style:family="table-cell" style:parent-style-name="Refdb_32_standard" style:data-style-name="N20">
      <style:table-cell-properties style:vertical-align="automatic" fo:background-color="transparent" style:cell-protect="protected" style:repeat-content="false"/>
      <style:paragraph-properties fo:text-align="end" fo:margin-right="0cm"/>
      <style:text-properties fo:color="#FF0000" fo:font-weight="bold" style:font-weight-asian="bold" style:font-weight-complex="bold"/>
    </style:style>
    <style:style style:name="ce11"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style>
    <style:style style:name="ce12"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FF0000" fo:font-weight="bold" style:font-weight-asian="bold" style:font-weight-complex="bold"/>
    </style:style>
    <style:style style:name="ce13"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00"/>
    </style:style>
    <style:style style:name="ce14" style:family="table-cell" style:parent-style-name="Title_32_2" style:data-style-name="N0">
      <style:table-cell-properties style:vertical-align="automatic" fo:background-color="transparent" style:cell-protect="protected"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5" style:family="table-cell" style:parent-style-name="Normal_32_2" style:data-style-name="N0">
      <style:table-cell-properties style:vertical-align="automatic" fo:background-color="transparent" style:cell-protect="protected"/>
      <style:text-properties fo:color="#000000"/>
    </style:style>
    <style:style style:name="ce16"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style>
    <style:style style:name="ce17"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18" style:family="table-cell" style:parent-style-name="Title_32_2" style:data-style-name="N0">
      <style:table-cell-properties style:vertical-align="automatic" fo:background-color="transparent" style:cell-protect="protected"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9"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20" style:family="table-cell" style:parent-style-name="Normal_32_2" style:data-style-name="N0">
      <style:table-cell-properties style:vertical-align="automatic" fo:background-color="transparent" style:cell-protect="protected"/>
      <style:text-properties fo:color="#000000" fo:font-weight="bold" style:font-weight-asian="bold" style:font-weight-complex="bold"/>
    </style:style>
    <style:style style:name="ce21"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FF" fo:font-weight="bold" style:font-weight-asian="bold" style:font-weight-complex="bold"/>
    </style:style>
    <style:style style:name="ce22" style:family="table-cell" style:parent-style-name="Refdb_32_standard" style:data-style-name="N0">
      <style:table-cell-properties style:vertical-align="automatic" fo:background-color="transparent" style:cell-protect="protected"/>
      <style:text-properties fo:color="#000000"/>
    </style:style>
    <style:style style:name="ce23" style:family="table-cell" style:parent-style-name="Refdb_32_standard" style:data-style-name="N0">
      <style:table-cell-properties style:vertical-align="automatic" fo:wrap-option="wrap" fo:background-color="transparent" style:cell-protect="protected" style:repeat-content="false"/>
      <style:paragraph-properties fo:text-align="start" fo:margin-left="0cm"/>
      <style:text-properties fo:color="#000000"/>
    </style:style>
    <style:style style:name="ce24" style:family="table-cell" style:parent-style-name="Refdb_32_standard" style:data-style-name="N0">
      <style:table-cell-properties style:vertical-align="automatic" fo:wrap-option="wrap" fo:background-color="transparent" style:cell-protect="protected" style:repeat-content="false"/>
      <style:paragraph-properties fo:text-align="end" fo:margin-right="0cm"/>
      <style:text-properties fo:color="#000000"/>
    </style:style>
    <style:style style:name="ce25" style:family="table-cell" style:parent-style-name="Refdb_32_standard" style:data-style-name="N0">
      <style:table-cell-properties style:vertical-align="automatic" fo:background-color="transparent" style:cell-protect="protected"/>
      <style:text-properties fo:color="#000000"/>
    </style:style>
    <style:style style:name="ce26" style:family="table-cell" style:parent-style-name="Refdb_32_standard" style:data-style-name="N0">
      <style:table-cell-properties style:vertical-align="middle" fo:wrap-option="wrap" fo:background-color="transparent" style:cell-protect="protected" style:repeat-content="false"/>
      <style:paragraph-properties fo:text-align="center"/>
      <style:text-properties fo:color="#000000" fo:font-weight="bold" style:font-weight-asian="bold" style:font-weight-complex="bold"/>
    </style:style>
    <style:style style:name="ce27" style:family="table-cell" style:parent-style-name="Normal_32_2" style:data-style-name="N0">
      <style:table-cell-properties style:vertical-align="automatic" fo:background-color="transparent" style:cell-protect="protected"/>
      <style:text-properties fo:color="#000000"/>
    </style:style>
    <style:style style:name="ce28" style:family="table-cell" style:parent-style-name="Normal_32_2" style:data-style-name="N4">
      <style:table-cell-properties style:vertical-align="automatic" fo:background-color="transparent" style:cell-protect="protected"/>
      <style:text-properties fo:color="#000000"/>
    </style:style>
    <style:style style:name="ce29" style:family="table-cell" style:parent-style-name="Normal_32_2" style:data-style-name="N2">
      <style:table-cell-properties style:vertical-align="automatic" fo:background-color="transparent" style:cell-protect="protected" style:repeat-content="false"/>
      <style:paragraph-properties fo:text-align="center"/>
      <style:text-properties fo:color="#000000"/>
    </style:style>
    <style:style style:name="ce30" style:family="table-cell" style:parent-style-name="Normal_32_2" style:data-style-name="N0">
      <style:table-cell-properties style:vertical-align="automatic" fo:background-color="transparent" style:cell-protect="protected" style:repeat-content="false"/>
      <style:paragraph-properties fo:text-align="center"/>
      <style:text-properties fo:color="#000000"/>
    </style:style>
    <style:style style:name="ce31" style:family="table-cell" style:parent-style-name="Normal_32_2" style:data-style-name="N0">
      <style:table-cell-properties style:vertical-align="automatic" fo:background-color="transparent" style:cell-protect="protected"/>
      <style:text-properties fo:color="#000000"/>
    </style:style>
    <style:style style:name="ce32"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33"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34" style:family="table-cell" style:parent-style-name="Normal_32_2" style:data-style-name="N37">
      <style:table-cell-properties style:vertical-align="automatic" fo:background-color="transparent" style:cell-protect="protected" style:repeat-content="false"/>
      <style:paragraph-properties fo:text-align="center"/>
      <style:text-properties fo:color="#000000" fo:font-style="italic" style:font-style-asian="italic" style:font-style-complex="italic"/>
    </style:style>
    <style:style style:name="ce35" style:family="table-cell" style:parent-style-name="Normal_32_2" style:data-style-name="N0">
      <style:table-cell-properties style:vertical-align="automatic" fo:background-color="transparent" style:cell-protect="protected" style:repeat-content="false"/>
      <style:paragraph-properties fo:text-align="center"/>
      <style:text-properties fo:color="#000000" fo:font-style="italic" style:font-style-asian="italic" style:font-style-complex="italic"/>
    </style:style>
    <style:style style:name="ce36"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style>
    <style:style style:name="ce37" style:family="table-cell" style:parent-style-name="Normal_32_2" style:data-style-name="N0">
      <style:table-cell-properties style:vertical-align="automatic" fo:background-color="transparent" style:cell-protect="protected" style:repeat-content="false"/>
      <style:paragraph-properties fo:text-align="center"/>
      <style:text-properties fo:color="#000000" fo:font-style="italic" style:font-style-asian="italic" style:font-style-complex="italic" fo:font-weight="bold" style:font-weight-asian="bold" style:font-weight-complex="bold"/>
    </style:style>
    <style:style style:name="ce38"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fo:font-weight="bold" style:font-weight-asian="bold" style:font-weight-complex="bold"/>
    </style:style>
    <style:style style:name="ce39"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FF0000"/>
    </style:style>
    <style:style style:name="ce40" style:family="table-cell" style:parent-style-name="Normal_32_2" style:data-style-name="N2">
      <style:table-cell-properties style:vertical-align="automatic" fo:background-color="transparent" style:cell-protect="protected" style:repeat-content="false"/>
      <style:paragraph-properties fo:text-align="end" fo:margin-right="0cm"/>
      <style:text-properties fo:color="#FF0000"/>
    </style:style>
    <style:style style:name="ce41" style:family="table-cell" style:parent-style-name="Normal_32_2" style:data-style-name="N2">
      <style:table-cell-properties style:vertical-align="automatic" fo:background-color="transparent" style:cell-protect="protected"/>
      <style:text-properties fo:color="#FF0000"/>
    </style:style>
    <style:style style:name="ce42" style:family="table-cell" style:parent-style-name="Normal_32_2" style:data-style-name="N2">
      <style:table-cell-properties style:vertical-align="automatic" fo:background-color="transparent" style:cell-protect="protected"/>
      <style:text-properties fo:color="#000000"/>
    </style:style>
    <style:style style:name="ce43" style:family="table-cell" style:parent-style-name="Refdb_32_standard" style:data-style-name="N4">
      <style:table-cell-properties style:vertical-align="middle" fo:background-color="transparent" style:cell-protect="protected" style:repeat-content="false"/>
      <style:paragraph-properties fo:text-align="center"/>
      <style:text-properties fo:color="#000000"/>
    </style:style>
    <style:style style:name="ce44"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45"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fo:font-size="9pt" style:font-size-asian="9pt" style:font-size-complex="9pt"/>
    </style:style>
    <style:style style:name="ce46"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fo:font-size="9pt" style:font-size-asian="9pt" style:font-size-complex="9pt"/>
    </style:style>
    <style:style style:name="ce47" style:family="table-cell" style:parent-style-name="Refdb_32_standard" style:data-style-name="N0">
      <style:table-cell-properties style:vertical-align="automatic" fo:background-color="transparent" style:cell-protect="protected"/>
      <style:text-properties fo:color="#0000FF" fo:font-weight="bold" style:font-weight-asian="bold" style:font-weight-complex="bold"/>
    </style:style>
    <style:style style:name="ce48" style:family="table-cell" style:parent-style-name="Refdb_32_standard" style:data-style-name="N0">
      <style:table-cell-properties style:vertical-align="automatic" fo:background-color="transparent" style:cell-protect="protected"/>
      <style:text-properties fo:color="#0000FF" fo:font-weight="bold" style:font-weight-asian="bold" style:font-weight-complex="bold"/>
    </style:style>
    <style:style style:name="ce49" style:family="table-cell" style:parent-style-name="Refdb_32_standard" style:data-style-name="N0">
      <style:table-cell-properties style:vertical-align="automatic" fo:background-color="transparent" style:cell-protect="protected"/>
      <style:text-properties fo:color="#FF0000" fo:font-weight="bold" style:font-weight-asian="bold" style:font-weight-complex="bold"/>
    </style:style>
    <style:style style:name="ce50"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51" style:family="table-cell" style:parent-style-name="Normal_32_2" style:data-style-name="N4">
      <style:table-cell-properties style:vertical-align="automatic" fo:background-color="transparent" style:cell-protect="protected" style:repeat-content="false"/>
      <style:paragraph-properties fo:text-align="center"/>
      <style:text-properties fo:color="#000000" fo:font-style="italic" style:font-style-asian="italic" style:font-style-complex="italic" fo:font-weight="bold" style:font-weight-asian="bold" style:font-weight-complex="bold"/>
    </style:style>
    <style:style style:name="ce52"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53" style:family="table-cell" style:parent-style-name="Normal_32_2" style:data-style-name="N0">
      <style:table-cell-properties style:vertical-align="automatic" fo:background-color="transparent" style:cell-protect="protected"/>
      <style:text-properties fo:color="#FF0000"/>
    </style:style>
    <style:style style:name="ce54" style:family="table-cell" style:parent-style-name="Normal_32_2" style:data-style-name="N0">
      <style:table-cell-properties style:vertical-align="automatic" fo:background-color="transparent" style:cell-protect="protected"/>
      <style:text-properties fo:color="#000000" fo:font-size="9pt" style:font-size-asian="9pt" style:font-size-complex="9pt"/>
    </style:style>
    <style:style style:name="ce55" style:family="table-cell" style:parent-style-name="Normal_32_2" style:data-style-name="N0">
      <style:table-cell-properties style:vertical-align="automatic" fo:background-color="transparent" style:cell-protect="protected"/>
      <style:text-properties fo:color="#000000" fo:font-size="9pt" style:font-size-asian="9pt" style:font-size-complex="9pt"/>
    </style:style>
    <style:style style:name="ce56"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57" style:family="table-cell" style:parent-style-name="Normal_32_2" style:data-style-name="N0">
      <style:table-cell-properties style:vertical-align="automatic" fo:background-color="transparent" style:cell-protect="protected"/>
      <style:text-properties fo:color="#000000"/>
    </style:style>
    <style:style style:name="ce58" style:family="table-cell" style:parent-style-name="Normal_32_2" style:data-style-name="N0">
      <style:table-cell-properties style:vertical-align="automatic" fo:background-color="transparent" style:cell-protect="protected"/>
      <style:text-properties fo:color="#000000" fo:font-size="9pt" style:font-size-asian="9pt" style:font-size-complex="9pt" fo:font-weight="bold" style:font-weight-asian="bold" style:font-weight-complex="bold"/>
    </style:style>
    <style:style style:name="ce59" style:family="table-cell" style:parent-style-name="Title_32_2" style:data-style-name="N0">
      <style:table-cell-properties style:vertical-align="automatic" fo:background-color="transparent" style:cell-protect="protected"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60" style:family="table-cell" style:parent-style-name="Normal_32_2" style:data-style-name="N2">
      <style:table-cell-properties style:vertical-align="automatic" fo:background-color="transparent" style:cell-protect="protected"/>
      <style:text-properties fo:color="#000000"/>
    </style:style>
    <style:style style:name="ce61"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FF0000"/>
    </style:style>
    <style:style style:name="ce62" style:family="table-cell" style:parent-style-name="Normal_32_2" style:data-style-name="N2">
      <style:table-cell-properties style:vertical-align="automatic" fo:background-color="transparent" style:cell-protect="protected" style:repeat-content="false"/>
      <style:paragraph-properties fo:text-align="center"/>
      <style:text-properties fo:color="#000000" fo:font-style="italic" style:font-style-asian="italic" style:font-style-complex="italic"/>
    </style:style>
    <style:style style:name="ce63" style:family="table-cell" style:parent-style-name="Normal_32_2" style:data-style-name="N2">
      <style:table-cell-properties style:vertical-align="automatic" fo:background-color="transparent" style:cell-protect="protected" style:repeat-content="false"/>
      <style:paragraph-properties fo:text-align="center"/>
      <style:text-properties fo:color="#000000" fo:font-style="italic" style:font-style-asian="italic" style:font-style-complex="italic" fo:font-weight="bold" style:font-weight-asian="bold" style:font-weight-complex="bold"/>
    </style:style>
    <style:style style:name="ce64" style:family="table-cell" style:parent-style-name="Normal_32_2" style:data-style-name="N4">
      <style:table-cell-properties style:vertical-align="automatic" fo:background-color="transparent" style:cell-protect="protected" style:repeat-content="false"/>
      <style:paragraph-properties fo:text-align="center"/>
      <style:text-properties fo:color="#000000"/>
    </style:style>
    <style:style style:name="ce65" style:family="table-cell" style:parent-style-name="Normal_32_2" style:data-style-name="N2">
      <style:table-cell-properties style:vertical-align="automatic" fo:background-color="transparent" style:cell-protect="protected"/>
      <style:text-properties fo:color="#000000"/>
    </style:style>
    <style:style style:name="ce66" style:family="table-cell" style:parent-style-name="Normal_32_2" style:data-style-name="N2">
      <style:table-cell-properties style:vertical-align="automatic" fo:background-color="transparent" style:cell-protect="protected"/>
      <style:text-properties fo:color="#FF0000"/>
    </style:style>
    <style:style style:name="ce67"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00" style:font-name="Arial Narrow" style:font-name-asian="Arial Narrow" style:font-name-complex="Arial Narrow"/>
    </style:style>
    <style:style style:name="ce68" style:family="table-cell" style:parent-style-name="Refdb_32_standard" style:data-style-name="N0">
      <style:table-cell-properties style:vertical-align="automatic" fo:background-color="transparent" style:cell-protect="protected"/>
      <style:text-properties fo:color="#000000"/>
    </style:style>
    <style:style style:name="ce69"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70"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71" style:family="table-cell" style:parent-style-name="Normal_32_2" style:data-style-name="N0">
      <style:table-cell-properties style:vertical-align="automatic" fo:background-color="transparent" style:cell-protect="protected"/>
      <style:text-properties fo:color="#000000" style:font-name="MS Sans Serif" style:font-name-asian="MS Sans Serif" style:font-name-complex="MS Sans Serif" fo:font-weight="bold" style:font-weight-asian="bold" style:font-weight-complex="bold"/>
    </style:style>
    <style:style style:name="ce72" style:family="table-cell" style:parent-style-name="Title_32_2" style:data-style-name="N0">
      <style:table-cell-properties style:vertical-align="automatic" fo:background-color="transparent" style:cell-protect="protected"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73" style:family="table-cell" style:parent-style-name="Normal_32_2" style:data-style-name="N0">
      <style:table-cell-properties style:vertical-align="automatic" fo:background-color="transparent" style:cell-protect="protected"/>
      <style:text-properties fo:color="#000000"/>
    </style:style>
    <style:style style:name="ce74" style:family="table-cell" style:parent-style-name="Title_32_2" style:data-style-name="N0">
      <style:table-cell-properties style:vertical-align="automatic" fo:background-color="transparent" style:cell-protect="protected"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75" style:family="table-cell" style:parent-style-name="Refdb_32_standard" style:data-style-name="N0">
      <style:table-cell-properties style:vertical-align="automatic" fo:background-color="transparent" style:cell-protect="protected"/>
      <style:text-properties fo:color="#000000"/>
    </style:style>
    <style:style style:name="ce76" style:family="table-cell" style:parent-style-name="Refdb_32_standard" style:data-style-name="N0">
      <style:table-cell-properties style:vertical-align="middle" fo:wrap-option="wrap" fo:background-color="transparent" style:cell-protect="protected" style:repeat-content="false"/>
      <style:paragraph-properties fo:text-align="center"/>
      <style:text-properties fo:color="#000000"/>
    </style:style>
    <style:style style:name="ce77" style:family="table-cell" style:parent-style-name="Normal_32_2" style:data-style-name="N4">
      <style:table-cell-properties style:vertical-align="automatic" fo:background-color="transparent" style:cell-protect="protected" style:repeat-content="false"/>
      <style:paragraph-properties fo:text-align="center"/>
      <style:text-properties fo:color="#000000"/>
    </style:style>
    <style:style style:name="ce78" style:family="table-cell" style:parent-style-name="Normal_32_2" style:data-style-name="N4">
      <style:table-cell-properties style:vertical-align="automatic" fo:background-color="transparent" style:cell-protect="protected" style:repeat-content="false"/>
      <style:paragraph-properties fo:text-align="center"/>
      <style:text-properties fo:color="#000000" fo:font-style="italic" style:font-style-asian="italic" style:font-style-complex="italic" fo:font-weight="bold" style:font-weight-asian="bold" style:font-weight-complex="bold"/>
    </style:style>
    <style:style style:name="ce79" style:family="table-cell" style:parent-style-name="Normal_32_2" style:data-style-name="N4">
      <style:table-cell-properties style:vertical-align="automatic" fo:background-color="transparent" style:cell-protect="protected" style:repeat-content="false"/>
      <style:paragraph-properties fo:text-align="center"/>
      <style:text-properties fo:color="#000000"/>
    </style:style>
    <style:style style:name="ce80" style:family="table-cell" style:parent-style-name="Normal_32_2" style:data-style-name="N2">
      <style:table-cell-properties style:vertical-align="automatic" fo:background-color="transparent" style:cell-protect="protected" style:repeat-content="false"/>
      <style:paragraph-properties fo:text-align="end" fo:margin-right="0cm"/>
      <style:text-properties fo:color="#FF0000"/>
    </style:style>
    <style:style style:name="ce81" style:family="table-cell" style:parent-style-name="Normal_32_2" style:data-style-name="N2">
      <style:table-cell-properties style:vertical-align="automatic" fo:background-color="transparent" style:cell-protect="protected"/>
      <style:text-properties fo:color="#FF0000"/>
    </style:style>
    <style:style style:name="ce82" style:family="table-cell" style:parent-style-name="Normal_32_2" style:data-style-name="N4">
      <style:table-cell-properties style:vertical-align="automatic" fo:background-color="transparent" style:cell-protect="protected" style:repeat-content="false"/>
      <style:paragraph-properties fo:text-align="start" fo:margin-left="0cm"/>
      <style:text-properties fo:color="#000000"/>
    </style:style>
    <style:style style:name="ce83" style:family="table-cell" style:parent-style-name="Title_32_2" style:data-style-name="N0">
      <style:table-cell-properties style:vertical-align="automatic" fo:background-color="transparent" style:cell-protect="protected" style:repeat-content="false"/>
      <style:paragraph-properties fo:text-align="center"/>
      <style:text-properties fo:color="#0000FF" fo:font-size="14pt" style:font-size-asian="14pt" style:font-size-complex="14pt" fo:font-weight="bold" style:font-weight-asian="bold" style:font-weight-complex="bold"/>
    </style:style>
    <style:style style:name="ce84"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FF0000" fo:font-weight="bold" style:font-weight-asian="bold" style:font-weight-complex="bold"/>
    </style:style>
    <style:style style:name="ce85"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style>
    <style:style style:name="ce86" style:family="table-cell" style:parent-style-name="Normal_32_2" style:data-style-name="N4">
      <style:table-cell-properties style:vertical-align="automatic" fo:background-color="transparent" style:cell-protect="protected"/>
      <style:text-properties fo:color="#000000"/>
    </style:style>
    <style:style style:name="ce87" style:family="table-cell" style:parent-style-name="Normal_32_2" style:data-style-name="N0">
      <style:table-cell-properties style:vertical-align="automatic" fo:background-color="transparent" style:cell-protect="protected"/>
      <style:text-properties fo:color="#000000" fo:font-style="italic" style:font-style-asian="italic" style:font-style-complex="italic"/>
    </style:style>
    <style:style style:name="ce88" style:family="table-cell" style:parent-style-name="Normal_32_2" style:data-style-name="N0">
      <style:table-cell-properties style:vertical-align="automatic" fo:background-color="transparent" style:cell-protect="protected"/>
      <style:text-properties fo:color="#000000" fo:font-style="italic" style:font-style-asian="italic" style:font-style-complex="italic"/>
    </style:style>
    <style:style style:name="ce89" style:family="table-cell" style:parent-style-name="Normal_32_2" style:data-style-name="N37">
      <style:table-cell-properties style:vertical-align="automatic" fo:background-color="transparent" style:cell-protect="protected"/>
      <style:text-properties fo:color="#000000"/>
    </style:style>
    <style:style style:name="ce90" style:family="table-cell" style:parent-style-name="Percent_32_2" style:data-style-name="N13">
      <style:text-properties fo:color="#000000"/>
    </style:style>
    <style:style style:name="ce91"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fo:font-style="italic" style:font-style-asian="italic" style:font-style-complex="italic"/>
    </style:style>
    <style:style style:name="ce92" style:family="table-cell" style:parent-style-name="Default" style:data-style-name="N0">
      <style:table-cell-properties style:vertical-align="middle" fo:wrap-option="wrap" style:repeat-content="false"/>
      <style:paragraph-properties fo:text-align="center"/>
    </style:style>
    <style:style style:name="ce93"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94"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95"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style>
    <style:style style:name="ce96" style:family="table-cell" style:parent-style-name="Normal_32_2" style:data-style-name="N38">
      <style:table-cell-properties style:vertical-align="automatic" fo:background-color="transparent" style:cell-protect="protected" style:repeat-content="false"/>
      <style:paragraph-properties fo:text-align="center"/>
      <style:text-properties fo:color="#000000"/>
    </style:style>
    <style:style style:name="ce97"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98"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99" style:family="table-cell" style:parent-style-name="Refdb_32_standard" style:data-style-name="N0">
      <style:table-cell-properties style:vertical-align="middle" fo:background-color="transparent" style:cell-protect="protected" style:repeat-content="false"/>
      <style:paragraph-properties fo:text-align="center"/>
      <style:text-properties fo:color="#000000" fo:font-weight="bold" style:font-weight-asian="bold" style:font-weight-complex="bold"/>
    </style:style>
    <style:style style:name="ce100" style:family="table-cell" style:parent-style-name="Refdb_32_standard" style:data-style-name="N4">
      <style:table-cell-properties style:vertical-align="middle" fo:wrap-option="wrap" fo:background-color="transparent" style:cell-protect="protected" style:repeat-content="false"/>
      <style:paragraph-properties fo:text-align="center"/>
      <style:text-properties fo:color="#000000" fo:font-weight="bold" style:font-weight-asian="bold" style:font-weight-complex="bold"/>
    </style:style>
    <style:style style:name="ce101" style:family="table-cell" style:parent-style-name="Refdb_32_standard" style:data-style-name="N4">
      <style:table-cell-properties style:vertical-align="middle" fo:background-color="transparent" style:cell-protect="protected" style:repeat-content="false"/>
      <style:paragraph-properties fo:text-align="end" fo:margin-right="0cm"/>
      <style:text-properties fo:color="#000000" fo:font-weight="bold" style:font-weight-asian="bold" style:font-weight-complex="bold"/>
    </style:style>
    <style:style style:name="ce102"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style:style>
    <style:style style:name="ce103" style:family="table-cell" style:parent-style-name="Default" style:data-style-name="N0">
      <style:table-cell-properties style:vertical-align="middle" fo:wrap-option="wrap"/>
    </style:style>
    <style:style style:name="ce104" style:family="table-cell" style:parent-style-name="Refdb_32_standard" style:data-style-name="N0">
      <style:table-cell-properties style:vertical-align="middle" fo:wrap-option="wrap" fo:background-color="transparent" style:cell-protect="protected" style:repeat-content="false"/>
      <style:paragraph-properties fo:text-align="center"/>
      <style:text-properties fo:color="#000000" fo:font-weight="bold" style:font-weight-asian="bold" style:font-weight-complex="bold"/>
    </style:style>
    <style:style style:name="ce105" style:family="table-cell" style:parent-style-name="Refdb_32_standard" style:data-style-name="N0">
      <style:table-cell-properties style:vertical-align="automatic" fo:background-color="transparent" style:cell-protect="protected"/>
      <style:text-properties fo:color="#000000"/>
    </style:style>
    <style:style style:name="ce106" style:family="table-cell" style:parent-style-name="Refdb_32_standard" style:data-style-name="N0">
      <style:table-cell-properties style:vertical-align="automatic" fo:wrap-option="wrap" fo:background-color="transparent" style:cell-protect="protected" style:repeat-content="false"/>
      <style:paragraph-properties fo:text-align="start" fo:margin-left="0cm"/>
      <style:text-properties fo:color="#000000"/>
    </style:style>
    <style:style style:name="ce107"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108"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109" style:family="table-cell" style:parent-style-name="Normal_32_2" style:data-style-name="N2">
      <style:table-cell-properties style:vertical-align="automatic" fo:background-color="transparent" style:cell-protect="protected" style:repeat-content="false"/>
      <style:paragraph-properties fo:text-align="end" fo:margin-right="0cm"/>
      <style:text-properties fo:color="#FF0000"/>
    </style:style>
    <style:style style:name="ce110" style:family="table-cell" style:parent-style-name="Normal_32_2" style:data-style-name="N2">
      <style:table-cell-properties style:vertical-align="automatic" fo:background-color="transparent" style:cell-protect="protected"/>
      <style:text-properties fo:color="#FF0000"/>
    </style:style>
    <style:style style:name="ce111" style:family="table-cell" style:parent-style-name="Normal_32_2" style:data-style-name="N0">
      <style:table-cell-properties style:vertical-align="automatic" fo:background-color="transparent" style:cell-protect="protected" style:repeat-content="false"/>
      <style:paragraph-properties fo:text-align="end" fo:margin-right="0cm"/>
      <style:text-properties fo:color="#000000"/>
    </style:style>
    <style:style style:name="ce112" style:family="table-cell" style:parent-style-name="Normal_32_2" style:data-style-name="N0">
      <style:table-cell-properties style:vertical-align="automatic" fo:background-color="transparent" style:cell-protect="protected"/>
      <style:text-properties fo:color="#000000"/>
    </style:style>
    <style:style style:name="ce113" style:family="table-cell" style:parent-style-name="Normal_32_2" style:data-style-name="N0">
      <style:table-cell-properties style:vertical-align="automatic" fo:background-color="transparent" style:cell-protect="protected"/>
      <style:text-properties fo:color="#000000" fo:font-weight="bold" style:font-weight-asian="bold" style:font-weight-complex="bold"/>
    </style:style>
    <style:style style:name="ce114" style:family="table-cell" style:parent-style-name="Normal_32_2" style:data-style-name="N36">
      <style:table-cell-properties style:vertical-align="middle" fo:wrap-option="wrap" fo:background-color="transparent" style:cell-protect="protected" style:repeat-content="false"/>
      <style:paragraph-properties fo:text-align="end" fo:margin-right="0cm"/>
      <style:text-properties fo:color="#000000"/>
    </style:style>
    <style:style style:name="ce115" style:family="table-cell" style:parent-style-name="Normal_32_2" style:data-style-name="N36">
      <style:table-cell-properties style:vertical-align="automatic" fo:background-color="transparent" style:cell-protect="protected"/>
      <style:text-properties fo:color="#000000"/>
    </style:style>
    <style:style style:name="ce116" style:family="table-cell" style:parent-style-name="Percent" style:data-style-name="N39">
      <style:text-properties fo:color="#000000"/>
    </style:style>
    <style:style style:name="ce117" style:family="table-cell" style:parent-style-name="Default" style:data-style-name="N0">
      <style:table-cell-properties style:vertical-align="middle" fo:wrap-option="wrap" style:repeat-content="false"/>
      <style:paragraph-properties fo:text-align="center"/>
    </style:style>
    <style:style style:name="ce118"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19"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0"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1"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2"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3"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4"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5" style:family="table-cell" style:parent-style-name="Default" style:data-style-name="N0">
      <style:table-cell-properties style:vertical-align="middle" fo:wrap-option="wrap" style:repeat-content="false"/>
      <style:paragraph-properties fo:text-align="center"/>
    </style:style>
    <style:style style:name="ce126"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7" style:family="table-cell" style:parent-style-name="Default" style:data-style-name="N0">
      <style:table-cell-properties style:vertical-align="middle" fo:wrap-option="wrap" style:repeat-content="false"/>
      <style:paragraph-properties fo:text-align="center"/>
    </style:style>
    <style:style style:name="ce128"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29" style:family="table-cell" style:parent-style-name="Default" style:data-style-name="N0">
      <style:table-cell-properties style:vertical-align="middle" fo:wrap-option="wrap" style:repeat-content="false"/>
      <style:paragraph-properties fo:text-align="center"/>
    </style:style>
    <style:style style:name="ce130"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31" style:family="table-cell" style:parent-style-name="Default" style:data-style-name="N0">
      <style:table-cell-properties style:vertical-align="middle" fo:wrap-option="wrap" style:repeat-content="false"/>
      <style:paragraph-properties fo:text-align="center"/>
    </style:style>
    <style:style style:name="ce132"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33" style:family="table-cell" style:parent-style-name="Default" style:data-style-name="N0">
      <style:table-cell-properties style:vertical-align="middle" fo:wrap-option="wrap" style:repeat-content="false"/>
      <style:paragraph-properties fo:text-align="center"/>
    </style:style>
    <style:style style:name="ce134"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35" style:family="table-cell" style:parent-style-name="Default" style:data-style-name="N0">
      <style:table-cell-properties style:vertical-align="middle" fo:wrap-option="wrap" style:repeat-content="false"/>
      <style:paragraph-properties fo:text-align="center"/>
    </style:style>
    <style:style style:name="ce136"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37" style:family="table-cell" style:parent-style-name="Default" style:data-style-name="N0">
      <style:table-cell-properties style:vertical-align="middle" fo:wrap-option="wrap" style:repeat-content="false"/>
      <style:paragraph-properties fo:text-align="center"/>
    </style:style>
    <style:style style:name="ce138"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39" style:family="table-cell" style:parent-style-name="Default" style:data-style-name="N0">
      <style:table-cell-properties style:vertical-align="middle" fo:wrap-option="wrap" style:repeat-content="false"/>
      <style:paragraph-properties fo:text-align="center"/>
    </style:style>
    <style:style style:name="ce140"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41" style:family="table-cell" style:parent-style-name="Default" style:data-style-name="N0">
      <style:table-cell-properties style:vertical-align="middle" fo:wrap-option="wrap" style:repeat-content="false"/>
      <style:paragraph-properties fo:text-align="center"/>
    </style:style>
    <style:style style:name="ce142"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43" style:family="table-cell" style:parent-style-name="Default" style:data-style-name="N0">
      <style:table-cell-properties style:vertical-align="middle" fo:wrap-option="wrap" style:repeat-content="false"/>
      <style:paragraph-properties fo:text-align="center"/>
    </style:style>
    <style:style style:name="ce144" style:family="table-cell" style:parent-style-name="Default" style:data-style-name="N0">
      <style:table-cell-properties style:vertical-align="middle" fo:wrap-option="wrap" fo:background-color="transparent" style:repeat-content="false"/>
      <style:paragraph-properties fo:text-align="center"/>
      <style:text-properties fo:font-style="italic" style:font-style-asian="italic" style:font-style-complex="italic"/>
    </style:style>
    <style:style style:name="ce145" style:family="table-cell" style:parent-style-name="Normal_32_2" style:data-style-name="N0">
      <style:table-cell-properties style:vertical-align="automatic" fo:background-color="transparent" style:cell-protect="protected"/>
      <style:text-properties fo:color="#000000"/>
    </style:style>
    <style:style style:name="ce146"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147" style:family="table-cell" style:parent-style-name="Normal_32_2" style:data-style-name="N36">
      <style:table-cell-properties style:vertical-align="automatic" fo:background-color="transparent" style:cell-protect="protected" style:repeat-content="false"/>
      <style:paragraph-properties fo:text-align="end" fo:margin-right="0cm"/>
      <style:text-properties fo:color="#000000"/>
    </style:style>
    <style:style style:name="ce148" style:family="table-cell" style:parent-style-name="Normal_32_2" style:data-style-name="N0">
      <style:table-cell-properties style:vertical-align="automatic" fo:background-color="transparent" style:cell-protect="protected"/>
      <style:text-properties fo:color="#000000"/>
    </style:style>
    <style:style style:name="ce149" style:family="table-cell" style:parent-style-name="Normal_32_2" style:data-style-name="N2">
      <style:table-cell-properties style:vertical-align="automatic" fo:background-color="transparent" style:cell-protect="protected" style:repeat-content="false"/>
      <style:paragraph-properties fo:text-align="center"/>
      <style:text-properties fo:color="#000000"/>
    </style:style>
    <style:style style:name="ce150" style:family="table-cell" style:parent-style-name="Default" style:data-style-name="N0">
      <style:table-cell-properties style:vertical-align="middle" fo:wrap-option="wrap" style:repeat-content="false"/>
      <style:paragraph-properties fo:text-align="center"/>
      <style:text-properties fo:font-style="italic" style:font-style-asian="italic" style:font-style-complex="italic"/>
    </style:style>
    <style:style style:name="ce151"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fo:font-style="italic" style:font-style-asian="italic" style:font-style-complex="italic"/>
    </style:style>
    <style:style style:name="ce152" style:family="table-cell" style:parent-style-name="Default" style:data-style-name="N0">
      <style:table-cell-properties style:vertical-align="middle" fo:wrap-option="wrap" style:repeat-content="false"/>
      <style:paragraph-properties fo:text-align="center"/>
    </style:style>
    <style:style style:name="ce153" style:family="table-cell" style:parent-style-name="Default" style:data-style-name="N0">
      <style:table-cell-properties style:vertical-align="middle" fo:wrap-option="wrap" style:repeat-content="false"/>
      <style:paragraph-properties fo:text-align="center"/>
    </style:style>
    <style:style style:name="ce154" style:family="table-cell" style:parent-style-name="Refdb_32_standard" style:data-style-name="N0">
      <style:table-cell-properties style:vertical-align="middle" fo:wrap-option="wrap" fo:background-color="transparent" style:cell-protect="protected" style:repeat-content="false"/>
      <style:paragraph-properties fo:text-align="center"/>
      <style:text-properties fo:color="#000000" fo:font-size="11pt" style:font-size-asian="11pt" style:font-size-complex="11pt" fo:font-weight="bold" style:font-weight-asian="bold" style:font-weight-complex="bold"/>
    </style:style>
    <style:style style:name="ce155"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fo:font-weight="bold" style:font-weight-asian="bold" style:font-weight-complex="bold"/>
    </style:style>
    <style:style style:name="ce156" style:family="table-cell" style:parent-style-name="Default" style:data-style-name="N0">
      <style:table-cell-properties style:vertical-align="middle" fo:wrap-option="wrap"/>
      <style:text-properties fo:font-style="italic" style:font-style-asian="italic" style:font-style-complex="italic"/>
    </style:style>
    <style:style style:name="ce157" style:family="table-cell" style:parent-style-name="Refdb_32_standard" style:data-style-name="N4">
      <style:table-cell-properties style:vertical-align="middle" fo:wrap-option="wrap" fo:background-color="transparent" style:cell-protect="protected"/>
      <style:text-properties fo:color="#000000" fo:font-size="11pt" style:font-size-asian="11pt" style:font-size-complex="11pt" fo:font-weight="bold" style:font-weight-asian="bold" style:font-weight-complex="bold"/>
    </style:style>
    <style:style style:name="ce158" style:family="table-cell" style:parent-style-name="Normal_32_2" style:data-style-name="N0">
      <style:table-cell-properties style:vertical-align="middle" fo:wrap-option="wrap" fo:background-color="transparent" style:cell-protect="protected"/>
      <style:text-properties fo:color="#000000" fo:font-weight="bold" style:font-weight-asian="bold" style:font-weight-complex="bold"/>
    </style:style>
    <style:style style:name="ce159" style:family="table-cell" style:parent-style-name="Normal_32_2" style:data-style-name="N0">
      <style:table-cell-properties style:vertical-align="middle" fo:wrap-option="wrap" fo:background-color="transparent" style:cell-protect="protected"/>
      <style:text-properties fo:color="#000000" fo:font-weight="bold" style:font-weight-asian="bold" style:font-weight-complex="bold"/>
    </style:style>
    <style:style style:name="ce160" style:family="table-cell" style:parent-style-name="Refdb_32_standard" style:data-style-name="N0">
      <style:table-cell-properties style:vertical-align="middle" fo:wrap-option="wrap" fo:background-color="transparent" style:cell-protect="protected" style:repeat-content="false"/>
      <style:paragraph-properties fo:text-align="center"/>
      <style:text-properties fo:color="#000000" fo:font-size="11pt" style:font-size-asian="11pt" style:font-size-complex="11pt" fo:font-weight="bold" style:font-weight-asian="bold" style:font-weight-complex="bold"/>
    </style:style>
    <style:style style:name="ce161" style:family="table-cell" style:parent-style-name="Refdb_32_standard" style:data-style-name="N4">
      <style:table-cell-properties style:vertical-align="middle" fo:wrap-option="wrap" fo:background-color="transparent" style:cell-protect="protected"/>
      <style:text-properties fo:color="#000000" fo:font-size="11pt" style:font-size-asian="11pt" style:font-size-complex="11pt" fo:font-weight="bold" style:font-weight-asian="bold" style:font-weight-complex="bold"/>
    </style:style>
    <style:style style:name="ce162" style:family="table-cell" style:parent-style-name="Refdb_32_standard" style:data-style-name="N0">
      <style:table-cell-properties style:vertical-align="middle" fo:wrap-option="wrap" fo:background-color="transparent" style:cell-protect="protected"/>
      <style:text-properties fo:color="#000000" fo:font-size="11pt" style:font-size-asian="11pt" style:font-size-complex="11pt" fo:font-weight="bold" style:font-weight-asian="bold" style:font-weight-complex="bold"/>
    </style:style>
    <style:style style:name="ce163" style:family="table-cell" style:parent-style-name="Refdb_32_standard" style:data-style-name="N0">
      <style:table-cell-properties style:vertical-align="automatic" fo:wrap-option="wrap" fo:background-color="transparent" style:cell-protect="protected"/>
      <style:text-properties fo:color="#000000" fo:font-weight="bold" style:font-weight-asian="bold" style:font-weight-complex="bold"/>
    </style:style>
    <style:style style:name="ce164" style:family="table-cell" style:parent-style-name="Refdb_32_standard" style:data-style-name="N0">
      <style:table-cell-properties style:vertical-align="automatic" fo:background-color="transparent" style:cell-protect="protected"/>
      <style:text-properties fo:color="#000000" fo:font-weight="bold" style:font-weight-asian="bold" style:font-weight-complex="bold"/>
    </style:style>
    <style:style style:name="ce165" style:family="table-cell" style:parent-style-name="Refdb_32_standard" style:data-style-name="N0">
      <style:table-cell-properties style:vertical-align="automatic" fo:background-color="transparent" style:cell-protect="protected" style:repeat-content="false"/>
      <style:paragraph-properties fo:text-align="start" fo:margin-left="0cm"/>
      <style:text-properties fo:color="#000000" fo:font-weight="bold" style:font-weight-asian="bold" style:font-weight-complex="bold"/>
    </style:style>
    <style:style style:name="ce166" style:family="table-cell" style:parent-style-name="Refdb_32_standard" style:data-style-name="N20">
      <style:table-cell-properties style:vertical-align="automatic" fo:background-color="transparent" style:cell-protect="protected" style:repeat-content="false"/>
      <style:paragraph-properties fo:text-align="start" fo:margin-left="0cm"/>
      <style:text-properties fo:color="#0000FF" fo:font-weight="bold" style:font-weight-asian="bold" style:font-weight-complex="bold"/>
    </style:style>
    <style:style style:name="ce167" style:family="table-cell" style:parent-style-name="Refdb_32_standard" style:data-style-name="N20">
      <style:table-cell-properties style:vertical-align="automatic" fo:background-color="transparent" style:cell-protect="protected" style:repeat-content="false"/>
      <style:paragraph-properties fo:text-align="center"/>
      <style:text-properties fo:color="#FF0000" fo:font-weight="bold" style:font-weight-asian="bold" style:font-weight-complex="bold"/>
    </style:style>
    <style:style style:name="ce168" style:family="table-cell" style:parent-style-name="Normal_32_2_32_2" style:data-style-name="N0">
      <style:table-cell-properties style:vertical-align="automatic" fo:background-color="transparent"/>
      <style:text-properties fo:color="#000000"/>
    </style:style>
    <style:style style:name="ce169" style:family="table-cell" style:parent-style-name="Refdb_32_standard" style:data-style-name="N0">
      <style:table-cell-properties style:vertical-align="automatic" fo:background-color="transparent" style:cell-protect="protected" style:repeat-content="false"/>
      <style:paragraph-properties fo:text-align="end" fo:margin-right="0cm"/>
      <style:text-properties fo:color="#000000" fo:font-weight="bold" style:font-weight-asian="bold" style:font-weight-complex="bold"/>
    </style:style>
    <style:style style:name="ce170" style:family="table-cell" style:parent-style-name="Refdb_32_standard" style:data-style-name="N0">
      <style:table-cell-properties style:vertical-align="automatic" fo:background-color="transparent" style:cell-protect="protected"/>
      <style:text-properties fo:color="#000000"/>
    </style:style>
    <style:style style:name="ce171" style:family="table-cell" style:parent-style-name="Refdb_32_standard" style:data-style-name="N0">
      <style:table-cell-properties style:vertical-align="automatic" fo:background-color="transparent" style:cell-protect="protected"/>
      <style:text-properties fo:color="#0000FF" fo:font-weight="bold" style:font-weight-asian="bold" style:font-weight-complex="bold"/>
    </style:style>
    <style:style style:name="ce172" style:family="table-cell" style:parent-style-name="Title_32_2" style:data-style-name="N0">
      <style:table-cell-properties style:vertical-align="automatic" fo:background-color="transparent" style:cell-protect="protected" style:repeat-content="false"/>
      <style:paragraph-properties fo:text-align="start" fo:margin-left="0cm"/>
      <style:text-properties fo:color="#0000FF" fo:font-size="14pt" style:font-size-asian="14pt" style:font-size-complex="14pt" fo:font-weight="bold" style:font-weight-asian="bold" style:font-weight-complex="bold"/>
    </style:style>
    <style:style style:name="ce173" style:family="table-cell" style:parent-style-name="Normal_32_2_32_2" style:data-style-name="N0">
      <style:table-cell-properties style:vertical-align="automatic" fo:background-color="transparent" style:repeat-content="false"/>
      <style:paragraph-properties fo:text-align="end" fo:margin-right="0cm"/>
      <style:text-properties fo:color="#000000" fo:font-weight="bold" style:font-weight-asian="bold" style:font-weight-complex="bold"/>
    </style:style>
    <style:style style:name="ce174" style:family="table-cell" style:parent-style-name="Normal_32_2_32_2" style:data-style-name="N0">
      <style:table-cell-properties style:vertical-align="automatic" fo:background-color="transparent"/>
      <style:text-properties fo:color="#000000" fo:font-weight="bold" style:font-weight-asian="bold" style:font-weight-complex="bold"/>
    </style:style>
    <style:style style:name="ce175" style:family="table-cell" style:parent-style-name="Hyperlink" style:data-style-name="N0">
      <style:text-properties fo:color="#0563C1" style:text-underline-style="solid" style:text-underline-type="single"/>
    </style:style>
    <style:style style:name="ce176" style:family="table-cell" style:parent-style-name="Hyperlink" style:data-style-name="N0">
      <style:table-cell-properties style:vertical-align="automatic" fo:background-color="transparent"/>
      <style:text-properties fo:color="#0563C1" style:text-underline-style="solid" style:text-underline-type="single"/>
    </style:style>
    <style:style style:name="ce177" style:family="table-cell" style:parent-style-name="Refdb_32_standard" style:data-style-name="N0">
      <style:table-cell-properties style:vertical-align="middle" fo:wrap-option="wrap" fo:background-color="transparent" style:cell-protect="protected" style:repeat-content="false"/>
      <style:paragraph-properties fo:text-align="center"/>
      <style:text-properties fo:color="#000000" fo:font-size="11pt" style:font-size-asian="11pt" style:font-size-complex="11pt" fo:font-weight="bold" style:font-weight-asian="bold" style:font-weight-complex="bold"/>
    </style:style>
    <style:style style:name="ce178" style:family="table-cell" style:parent-style-name="Normal_32_2" style:data-style-name="N0">
      <style:table-cell-properties style:vertical-align="automatic" fo:background-color="#BFBFBF" style:cell-protect="protected"/>
      <style:text-properties fo:color="#000000"/>
    </style:style>
    <style:style style:name="ce179" style:family="table-cell" style:parent-style-name="Normal_32_2" style:data-style-name="N36">
      <style:table-cell-properties style:vertical-align="automatic" fo:background-color="#BFBFBF" style:cell-protect="protected" style:repeat-content="false"/>
      <style:paragraph-properties fo:text-align="end" fo:margin-right="0cm"/>
      <style:text-properties fo:color="#000000"/>
    </style:style>
    <style:style style:name="ce180" style:family="table-cell" style:parent-style-name="Normal_32_2" style:data-style-name="N36">
      <style:table-cell-properties style:vertical-align="automatic" fo:background-color="#BFBFBF" style:cell-protect="protected" style:repeat-content="false"/>
      <style:paragraph-properties fo:text-align="end" fo:margin-right="0cm"/>
      <style:text-properties fo:color="#000000"/>
    </style:style>
    <style:style style:name="ce181" style:family="table-cell" style:parent-style-name="Normal_32_2" style:data-style-name="N36">
      <style:table-cell-properties style:vertical-align="automatic" fo:background-color="#D8E4BC" style:cell-protect="protected" style:repeat-content="false"/>
      <style:paragraph-properties fo:text-align="end" fo:margin-right="0cm"/>
      <style:text-properties fo:color="#000000"/>
    </style:style>
    <style:style style:name="ce182" style:family="table-cell" style:parent-style-name="Normal_32_2" style:data-style-name="N36">
      <style:table-cell-properties style:vertical-align="automatic" fo:background-color="#D8E4BC" style:cell-protect="protected" style:repeat-content="false"/>
      <style:paragraph-properties fo:text-align="end" fo:margin-right="0cm"/>
      <style:text-properties fo:color="#000000"/>
    </style:style>
    <style:style style:name="ce183" style:family="table-cell" style:parent-style-name="Normal_32_2" style:data-style-name="N0">
      <style:table-cell-properties style:vertical-align="automatic" fo:background-color="#D8E4BC" style:cell-protect="protected"/>
      <style:text-properties fo:color="#000000"/>
    </style:style>
    <style:style style:name="ce184" style:family="table-cell" style:parent-style-name="Normal_32_2" style:data-style-name="N36">
      <style:table-cell-properties style:vertical-align="automatic" fo:background-color="#D8E4BC" style:cell-protect="protected" style:repeat-content="false"/>
      <style:paragraph-properties fo:text-align="end" fo:margin-right="0cm"/>
      <style:text-properties fo:color="#000000"/>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2.32833333333333cm" style:use-optimal-column-width="true"/>
    </style:style>
    <style:style style:name="co2" style:family="table-column">
      <style:table-column-properties fo:break-before="auto" style:column-width="1.93145833333333cm" style:use-optimal-column-width="true"/>
    </style:style>
    <style:style style:name="co3" style:family="table-column">
      <style:table-column-properties fo:break-before="auto" style:column-width="1.77270833333333cm"/>
    </style:style>
    <style:style style:name="co4" style:family="table-column">
      <style:table-column-properties fo:break-before="auto" style:column-width="1.69333333333333cm" style:use-optimal-column-width="true"/>
    </style:style>
    <style:style style:name="co5" style:family="table-column">
      <style:table-column-properties fo:break-before="auto" style:column-width="2.75166666666667cm"/>
    </style:style>
    <style:style style:name="co6" style:family="table-column">
      <style:table-column-properties fo:break-before="auto" style:column-width="2.2225cm"/>
    </style:style>
    <style:style style:name="co7" style:family="table-column">
      <style:table-column-properties fo:break-before="auto" style:column-width="1.93145833333333cm"/>
    </style:style>
    <style:style style:name="co8" style:family="table-column">
      <style:table-column-properties fo:break-before="auto" style:column-width="1.74625cm"/>
    </style:style>
    <style:style style:name="co9" style:family="table-column">
      <style:table-column-properties fo:break-before="auto" style:column-width="2.64583333333333cm"/>
    </style:style>
    <style:style style:name="co10" style:family="table-column">
      <style:table-column-properties fo:break-before="auto" style:column-width="2.03729166666667cm" style:use-optimal-column-width="true"/>
    </style:style>
    <style:style style:name="co11" style:family="table-column">
      <style:table-column-properties fo:break-before="auto" style:column-width="1.69333333333333cm"/>
    </style:style>
    <style:style style:name="co12" style:family="table-column">
      <style:table-column-properties fo:break-before="auto" style:column-width="1.905cm" style:use-optimal-column-width="true"/>
    </style:style>
    <style:style style:name="co13" style:family="table-column">
      <style:table-column-properties fo:break-before="auto" style:column-width="1.905cm"/>
    </style:style>
    <style:style style:name="co14" style:family="table-column">
      <style:table-column-properties fo:break-before="auto" style:column-width="1.85208333333333cm"/>
    </style:style>
    <style:style style:name="co15" style:family="table-column">
      <style:table-column-properties fo:break-before="auto" style:column-width="1.71979166666667cm"/>
    </style:style>
    <style:style style:name="co16" style:family="table-column">
      <style:table-column-properties fo:break-before="auto" style:column-width="2.01083333333333cm"/>
    </style:style>
    <style:style style:name="co17" style:family="table-column">
      <style:table-column-properties fo:break-before="auto" style:column-width="1.984375cm"/>
    </style:style>
    <style:style style:name="co18" style:family="table-column">
      <style:table-column-properties fo:break-before="auto" style:column-width="2.619375cm"/>
    </style:style>
    <style:style style:name="co19" style:family="table-column">
      <style:table-column-properties fo:break-before="auto" style:column-width="1.79916666666667cm"/>
    </style:style>
    <style:style style:name="co20" style:family="table-column">
      <style:table-column-properties fo:break-before="auto" style:column-width="2.91041666666667cm"/>
    </style:style>
    <style:style style:name="co21" style:family="table-column">
      <style:table-column-properties fo:break-before="auto" style:column-width="1.48166666666667cm" style:use-optimal-column-width="true"/>
    </style:style>
    <style:style style:name="co22" style:family="table-column">
      <style:table-column-properties fo:break-before="auto" style:column-width="2.43416666666667cm"/>
    </style:style>
    <style:style style:name="co23" style:family="table-column">
      <style:table-column-properties fo:break-before="auto" style:column-width="2.06375cm"/>
    </style:style>
    <style:style style:name="co24" style:family="table-column">
      <style:table-column-properties fo:break-before="auto" style:column-width="2.11666666666667cm"/>
    </style:style>
    <style:style style:name="co25" style:family="table-column">
      <style:table-column-properties fo:break-before="auto" style:column-width="2.03729166666667cm"/>
    </style:style>
    <style:style style:name="co26" style:family="table-column">
      <style:table-column-properties fo:break-before="auto" style:column-width="2.8575cm"/>
    </style:style>
    <style:style style:name="co27" style:family="table-column">
      <style:table-column-properties fo:break-before="auto" style:column-width="3.12208333333333cm"/>
    </style:style>
    <style:style style:name="co28" style:family="table-column">
      <style:table-column-properties fo:break-before="auto" style:column-width="2.88395833333333cm"/>
    </style:style>
    <style:style style:name="co29" style:family="table-column">
      <style:table-column-properties fo:break-before="auto" style:column-width="4.524375cm"/>
    </style:style>
    <style:style style:name="co30" style:family="table-column">
      <style:table-column-properties fo:break-before="auto" style:column-width="1.508125cm" style:use-optimal-column-width="true"/>
    </style:style>
    <style:style style:name="co31" style:family="table-column">
      <style:table-column-properties fo:break-before="auto" style:column-width="3.46604166666667cm"/>
    </style:style>
    <style:style style:name="co32" style:family="table-column">
      <style:table-column-properties fo:break-before="auto" style:column-width="1.77270833333333cm" style:use-optimal-column-width="true"/>
    </style:style>
    <style:style style:name="co33" style:family="table-column">
      <style:table-column-properties fo:break-before="auto" style:column-width="1.71979166666667cm" style:use-optimal-column-width="true"/>
    </style:style>
    <style:style style:name="co34" style:family="table-column">
      <style:table-column-properties fo:break-before="auto" style:column-width="1.95791666666667cm" style:use-optimal-column-width="true"/>
    </style:style>
    <style:style style:name="co35" style:family="table-column">
      <style:table-column-properties fo:break-before="auto" style:column-width="2.27541666666667cm"/>
    </style:style>
    <style:style style:name="co36" style:family="table-column">
      <style:table-column-properties fo:break-before="auto" style:column-width="1.825625cm" style:use-optimal-column-width="true"/>
    </style:style>
    <style:style style:name="ro1" style:family="table-row">
      <style:table-row-properties style:row-height="12.75pt" style:use-optimal-row-height="true" fo:break-before="auto"/>
    </style:style>
    <style:style style:name="ro2" style:family="table-row">
      <style:table-row-properties style:row-height="18pt" style:use-optimal-row-height="true" fo:break-before="auto"/>
    </style:style>
    <style:style style:name="ro3" style:family="table-row">
      <style:table-row-properties style:row-height="19.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13.5pt" style:use-optimal-row-height="false" fo:break-before="auto"/>
    </style:style>
    <style:style style:name="ro6" style:family="table-row">
      <style:table-row-properties style:row-height="12.75pt" style:use-optimal-row-height="false" fo:break-before="auto"/>
    </style:style>
    <style:style style:name="ro7" style:family="table-row">
      <style:table-row-properties style:row-height="8.25pt" style:use-optimal-row-height="false" fo:break-before="auto"/>
    </style:style>
    <style:style style:name="ro8" style:family="table-row">
      <style:table-row-properties style:row-height="49.5pt" style:use-optimal-row-height="true" fo:break-before="auto"/>
    </style:style>
    <style:style style:name="ro9" style:family="table-row">
      <style:table-row-properties style:row-height="18pt" style:use-optimal-row-height="false" fo:break-before="auto"/>
    </style:style>
    <style:style style:name="ro10" style:family="table-row">
      <style:table-row-properties style:row-height="12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26.25pt" style:use-optimal-row-height="false" fo:break-before="auto"/>
    </style:style>
    <style:style style:name="ro13" style:family="table-row">
      <style:table-row-properties style:row-height="14.25pt" style:use-optimal-row-height="false" fo:break-before="auto"/>
    </style:style>
    <style:style style:name="ro14" style:family="table-row">
      <style:table-row-properties style:row-height="17.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0.11111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0.15278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0.19444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0.13889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in" fo:padding-bottom="0.07874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0.19444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0.125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
      <style:paragraph-properties fo:line-height="0.19444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0.16667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0.19444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0.18056in"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laughterings_Monthly" table:style-name="ta1">
        <table:table-column table:style-name="co1" table:default-cell-style-name="ce27"/>
        <table:table-column table:style-name="co2" table:default-cell-style-name="ce27"/>
        <table:table-column table:style-name="co3" table:number-columns-repeated="2" table:default-cell-style-name="ce27"/>
        <table:table-column table:style-name="co4" table:default-cell-style-name="ce27"/>
        <table:table-column table:style-name="co5" table:default-cell-style-name="ce27"/>
        <table:table-column table:style-name="co6" table:default-cell-style-name="ce27"/>
        <table:table-column table:style-name="co7" table:default-cell-style-name="ce27"/>
        <table:table-column table:style-name="co8" table:default-cell-style-name="ce27"/>
        <table:table-column table:style-name="co9" table:default-cell-style-name="ce27"/>
        <table:table-column table:style-name="co10" table:default-cell-style-name="ce27"/>
        <table:table-column table:style-name="co11" table:number-columns-repeated="5" table:default-cell-style-name="ce27"/>
        <table:table-column table:style-name="co12" table:default-cell-style-name="ce29"/>
        <table:table-column table:style-name="co13" table:default-cell-style-name="ce27"/>
        <table:table-column table:style-name="co12" table:default-cell-style-name="ce27"/>
        <table:table-column table:style-name="co14" table:default-cell-style-name="ce27"/>
        <table:table-column table:style-name="co11" table:number-columns-repeated="16364" table:default-cell-style-name="ce27"/>
        <table:table-row table:style-name="ro1">
          <table:table-cell office:value-type="string" table:style-name="ce2">
            <text:p>Updated on:</text:p>
          </table:table-cell>
          <table:table-cell office:value-type="date" office:date-value="2022-01-20T00:00:00" table:style-name="ce3">
            <text:p>20-Jan-22</text:p>
          </table:table-cell>
          <table:table-cell table:number-columns-repeated="2" table:style-name="ce9"/>
          <table:table-cell office:value-type="string" table:style-name="ce5">
            <text:p>Contact:</text:p>
          </table:table-cell>
          <table:table-cell office:value-type="string" table:style-name="ce47">
            <text:p>Julie Rumsey, Defra, (Tel +44 (0) 2080 266306, Email julie.rumsey@defra.gov.uk)</text:p>
          </table:table-cell>
          <table:table-cell table:style-name="ce47"/>
          <table:table-cell table:number-columns-repeated="16377" table:style-name="ce4"/>
        </table:table-row>
        <table:table-row table:style-name="ro1">
          <table:table-cell office:value-type="string" table:style-name="ce2">
            <text:p>Next update:</text:p>
          </table:table-cell>
          <table:table-cell office:value-type="date" office:date-value="2022-02-17T00:00:00" table:style-name="ce3">
            <text:p>17-Feb-22</text:p>
          </table:table-cell>
          <table:table-cell table:number-columns-repeated="2" table:style-name="ce9"/>
          <table:table-cell office:value-type="string" table:style-name="ce5">
            <text:p>Source:</text:p>
          </table:table-cell>
          <table:table-cell office:value-type="string" table:style-name="ce48">
            <text:p>FSA, E&amp;W Poultry Slaughterhouse Survey, DAERA and RESAS</text:p>
          </table:table-cell>
          <table:table-cell table:style-name="ce48"/>
          <table:table-cell table:number-columns-repeated="7" table:style-name="ce4"/>
          <table:table-cell table:style-name="ce48"/>
          <table:table-cell table:number-columns-repeated="16369" table:style-name="ce4"/>
        </table:table-row>
        <table:table-row table:style-name="ro1">
          <table:table-cell table:style-name="ce2"/>
          <table:table-cell table:number-columns-repeated="3" table:style-name="ce9"/>
          <table:table-cell table:style-name="ce27"/>
          <table:table-cell table:number-columns-repeated="2" table:style-name="ce49"/>
          <table:table-cell table:number-columns-repeated="16377" table:style-name="ce4"/>
        </table:table-row>
        <table:table-row table:style-name="ro2">
          <table:table-cell office:value-type="string" table:style-name="ce14">
            <text:p>Number of poultry slaughtered per month in the UK</text:p>
          </table:table-cell>
          <table:table-cell table:number-columns-repeated="16383" table:style-name="ce15"/>
        </table:table-row>
        <table:table-row table:style-name="ro2">
          <table:table-cell table:style-name="ce18"/>
          <table:table-cell table:number-columns-repeated="4" table:style-name="ce19"/>
          <table:table-cell table:number-columns-repeated="5" table:style-name="ce15"/>
          <table:table-cell office:value-type="string" table:style-name="ce2">
            <text:p>Units:</text:p>
          </table:table-cell>
          <table:table-cell office:value-type="string" table:style-name="ce6">
            <text:p>Million Birds</text:p>
          </table:table-cell>
          <table:table-cell table:number-columns-repeated="16372" table:style-name="ce15"/>
        </table:table-row>
        <table:table-row table:style-name="ro1">
          <table:table-cell table:number-columns-repeated="10" table:style-name="ce4"/>
          <table:table-cell office:value-type="string" table:style-name="ce5">
            <text:p>Classification:</text:p>
          </table:table-cell>
          <table:table-cell office:value-type="string" table:style-name="ce21">
            <text:p>Public Domain</text:p>
          </table:table-cell>
          <table:table-cell table:number-columns-repeated="16372" table:style-name="ce4"/>
        </table:table-row>
        <table:table-row table:style-name="ro1">
          <table:table-cell table:style-name="ce22"/>
          <table:table-cell table:number-columns-repeated="11" table:style-name="ce23"/>
          <table:table-cell table:number-columns-repeated="16372" table:style-name="ce25"/>
        </table:table-row>
        <table:table-row table:style-name="ro3">
          <table:table-cell table:number-columns-repeated="2" table:style-name="ce154"/>
          <table:table-cell table:number-columns-repeated="9" table:style-name="ce157"/>
          <table:table-cell table:number-columns-repeated="16373" table:style-name="ce26"/>
        </table:table-row>
        <table:table-row table:style-name="ro4">
          <table:table-cell office:value-type="string" table:style-name="ce160">
            <text:p>Year</text:p>
          </table:table-cell>
          <table:table-cell office:value-type="string" table:style-name="ce160">
            <text:p>Month</text:p>
          </table:table-cell>
          <table:table-cell office:value-type="string" table:style-name="ce161">
            <text:p>Broilers E+W</text:p>
          </table:table-cell>
          <table:table-cell office:value-type="string" table:style-name="ce161">
            <text:p>FSA data Broiler E+W</text:p>
          </table:table-cell>
          <table:table-cell office:value-type="string" table:style-name="ce161">
            <text:p>Broilers UK</text:p>
          </table:table-cell>
          <table:table-cell office:value-type="string" table:style-name="ce161">
            <text:p>Boiling Fowl <text:s/>E &amp; W<text:span text:style-name="T1"><text:s/>(a)</text:span></text:p>
          </table:table-cell>
          <table:table-cell office:value-type="string" table:style-name="ce161">
            <text:p>FSA data Boiler E+W</text:p>
          </table:table-cell>
          <table:table-cell office:value-type="string" table:style-name="ce161">
            <text:p>Boiling Fowl UK<text:span text:style-name="T1"><text:s/>(a)</text:span></text:p>
          </table:table-cell>
          <table:table-cell office:value-type="string" table:style-name="ce161">
            <text:p>Turkeys E &amp; W</text:p>
          </table:table-cell>
          <table:table-cell office:value-type="string" table:style-name="ce177">
            <text:p>FSA data Turkey E+W</text:p>
          </table:table-cell>
          <table:table-cell office:value-type="string" table:style-name="ce161">
            <text:p>Turkeys UK</text:p>
          </table:table-cell>
          <table:table-cell table:number-columns-repeated="16373" table:style-name="ce26"/>
        </table:table-row>
        <table:table-row table:style-name="ro5">
          <table:table-cell office:value-type="float" office:value="1994" table:style-name="ce91">
            <text:p>1994</text:p>
          </table:table-cell>
          <table:table-cell office:value-type="string" table:style-name="ce33">
            <text:p>January *</text:p>
          </table:table-cell>
          <table:table-cell office:value-type="float" office:value="44.970135615384621" table:style-name="ce32">
            <text:p>45.0</text:p>
          </table:table-cell>
          <table:table-cell table:style-name="ce32"/>
          <table:table-cell office:value-type="float" office:value="57.456817000000001" table:style-name="ce69">
            <text:p>57.5</text:p>
          </table:table-cell>
          <table:table-cell office:value-type="float" office:value="2.591718449490731" table:style-name="ce50">
            <text:p>2.6</text:p>
          </table:table-cell>
          <table:table-cell table:style-name="ce50"/>
          <table:table-cell office:value-type="float" office:value="2.979944603336885" table:style-name="ce69">
            <text:p>3.0</text:p>
          </table:table-cell>
          <table:table-cell office:value-type="float" office:value="2.8060586847504565" table:style-name="ce50">
            <text:p>2.8</text:p>
          </table:table-cell>
          <table:table-cell table:style-name="ce50"/>
          <table:table-cell office:value-type="float" office:value="2.8986079155196873" table:style-name="ce69">
            <text:p>2.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February</text:p>
          </table:table-cell>
          <table:table-cell office:value-type="float" office:value="43.848251817820241" table:style-name="ce32">
            <text:p>43.8</text:p>
          </table:table-cell>
          <table:table-cell table:style-name="ce32"/>
          <table:table-cell office:value-type="float" office:value="54.021705125512554" table:style-name="ce69">
            <text:p>54.0</text:p>
          </table:table-cell>
          <table:table-cell office:value-type="float" office:value="2.6528086251330061" table:style-name="ce50">
            <text:p>2.7</text:p>
          </table:table-cell>
          <table:table-cell table:style-name="ce50"/>
          <table:table-cell office:value-type="float" office:value="2.9633895482099293" table:style-name="ce69">
            <text:p>3.0</text:p>
          </table:table-cell>
          <table:table-cell office:value-type="float" office:value="2.1882000760826354" table:style-name="ce50">
            <text:p>2.2</text:p>
          </table:table-cell>
          <table:table-cell table:style-name="ce50"/>
          <table:table-cell office:value-type="float" office:value="2.2622394606980198" table:style-name="ce69">
            <text:p>2.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rch</text:p>
          </table:table-cell>
          <table:table-cell office:value-type="float" office:value="40.177933101152114" table:style-name="ce32">
            <text:p>40.2</text:p>
          </table:table-cell>
          <table:table-cell table:style-name="ce32"/>
          <table:table-cell office:value-type="float" office:value="50.258930408844421" table:style-name="ce69">
            <text:p>50.3</text:p>
          </table:table-cell>
          <table:table-cell office:value-type="float" office:value="2.6284420251627423" table:style-name="ce50">
            <text:p>2.6</text:p>
          </table:table-cell>
          <table:table-cell table:style-name="ce50"/>
          <table:table-cell office:value-type="float" office:value="2.9390229482396655" table:style-name="ce69">
            <text:p>2.9</text:p>
          </table:table-cell>
          <table:table-cell office:value-type="float" office:value="2.3002241938266144" table:style-name="ce50">
            <text:p>2.3</text:p>
          </table:table-cell>
          <table:table-cell table:style-name="ce50"/>
          <table:table-cell office:value-type="float" office:value="2.3742635784419992" table:style-name="ce69">
            <text:p>2.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April *</text:p>
          </table:table-cell>
          <table:table-cell office:value-type="float" office:value="49.90601639067377" table:style-name="ce32">
            <text:p>49.9</text:p>
          </table:table-cell>
          <table:table-cell table:style-name="ce32"/>
          <table:table-cell office:value-type="float" office:value="62.278574852212238" table:style-name="ce69">
            <text:p>62.3</text:p>
          </table:table-cell>
          <table:table-cell office:value-type="float" office:value="2.606739742686178" table:style-name="ce50">
            <text:p>2.6</text:p>
          </table:table-cell>
          <table:table-cell table:style-name="ce50"/>
          <table:table-cell office:value-type="float" office:value="2.9877208965323319" table:style-name="ce69">
            <text:p>3.0</text:p>
          </table:table-cell>
          <table:table-cell office:value-type="float" office:value="3.0501102951016374" table:style-name="ce50">
            <text:p>3.1</text:p>
          </table:table-cell>
          <table:table-cell table:style-name="ce50"/>
          <table:table-cell office:value-type="float" office:value="3.1292841412554835" table:style-name="ce69">
            <text:p>3.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y</text:p>
          </table:table-cell>
          <table:table-cell office:value-type="float" office:value="41.185490089625098" table:style-name="ce32">
            <text:p>41.2</text:p>
          </table:table-cell>
          <table:table-cell table:style-name="ce32"/>
          <table:table-cell office:value-type="float" office:value="51.690682858855872" table:style-name="ce69">
            <text:p>51.7</text:p>
          </table:table-cell>
          <table:table-cell office:value-type="float" office:value="2.6841422407806692" table:style-name="ce50">
            <text:p>2.7</text:p>
          </table:table-cell>
          <table:table-cell table:style-name="ce50"/>
          <table:table-cell office:value-type="float" office:value="2.9889271638575923" table:style-name="ce69">
            <text:p>3.0</text:p>
          </table:table-cell>
          <table:table-cell office:value-type="float" office:value="2.5890497199697506" table:style-name="ce50">
            <text:p>2.6</text:p>
          </table:table-cell>
          <table:table-cell table:style-name="ce50"/>
          <table:table-cell office:value-type="float" office:value="2.6523887968928275" table:style-name="ce69">
            <text:p>2.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June</text:p>
          </table:table-cell>
          <table:table-cell office:value-type="float" office:value="42.580142725604802" table:style-name="ce32">
            <text:p>42.6</text:p>
          </table:table-cell>
          <table:table-cell table:style-name="ce32"/>
          <table:table-cell office:value-type="float" office:value="53.006232494835572" table:style-name="ce69">
            <text:p>53.0</text:p>
          </table:table-cell>
          <table:table-cell office:value-type="float" office:value="3.2067414642253813" table:style-name="ce50">
            <text:p>3.2</text:p>
          </table:table-cell>
          <table:table-cell table:style-name="ce50"/>
          <table:table-cell office:value-type="float" office:value="3.5115263873023044" table:style-name="ce69">
            <text:p>3.5</text:p>
          </table:table-cell>
          <table:table-cell office:value-type="float" office:value="2.6557108046579696" table:style-name="ce50">
            <text:p>2.7</text:p>
          </table:table-cell>
          <table:table-cell table:style-name="ce50"/>
          <table:table-cell office:value-type="float" office:value="2.7190498815810469" table:style-name="ce69">
            <text:p>2.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July *</text:p>
          </table:table-cell>
          <table:table-cell office:value-type="float" office:value="53.855832770561079" table:style-name="ce32">
            <text:p>53.9</text:p>
          </table:table-cell>
          <table:table-cell table:style-name="ce32"/>
          <table:table-cell office:value-type="float" office:value="67.060654309022624" table:style-name="ce69">
            <text:p>67.1</text:p>
          </table:table-cell>
          <table:table-cell office:value-type="float" office:value="2.5254931293225997" table:style-name="ce50">
            <text:p>2.5</text:p>
          </table:table-cell>
          <table:table-cell table:style-name="ce50"/>
          <table:table-cell office:value-type="float" office:value="2.8924615908610614" table:style-name="ce69">
            <text:p>2.9</text:p>
          </table:table-cell>
          <table:table-cell office:value-type="float" office:value="3.3149990638135112" table:style-name="ce50">
            <text:p>3.3</text:p>
          </table:table-cell>
          <table:table-cell table:style-name="ce50"/>
          <table:table-cell office:value-type="float" office:value="3.4080948330442804" table:style-name="ce69">
            <text:p>3.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August</text:p>
          </table:table-cell>
          <table:table-cell office:value-type="float" office:value="42.89528857705006" table:style-name="ce32">
            <text:p>42.9</text:p>
          </table:table-cell>
          <table:table-cell table:style-name="ce32"/>
          <table:table-cell office:value-type="float" office:value="52.853457807819289" table:style-name="ce69">
            <text:p>52.9</text:p>
          </table:table-cell>
          <table:table-cell office:value-type="float" office:value="2.41058170960854" table:style-name="ce50">
            <text:p>2.4</text:p>
          </table:table-cell>
          <table:table-cell table:style-name="ce50"/>
          <table:table-cell office:value-type="float" office:value="2.7041564788393093" table:style-name="ce69">
            <text:p>2.7</text:p>
          </table:table-cell>
          <table:table-cell office:value-type="float" office:value="2.8048857808969236" table:style-name="ce50">
            <text:p>2.8</text:p>
          </table:table-cell>
          <table:table-cell table:style-name="ce50"/>
          <table:table-cell office:value-type="float" office:value="2.8793623962815391" table:style-name="ce69">
            <text:p>2.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September</text:p>
          </table:table-cell>
          <table:table-cell office:value-type="float" office:value="43.770062322085224" table:style-name="ce32">
            <text:p>43.8</text:p>
          </table:table-cell>
          <table:table-cell table:style-name="ce32"/>
          <table:table-cell office:value-type="float" office:value="53.940433552854458" table:style-name="ce69">
            <text:p>53.9</text:p>
          </table:table-cell>
          <table:table-cell office:value-type="float" office:value="3.2262186667070134" table:style-name="ce50">
            <text:p>3.2</text:p>
          </table:table-cell>
          <table:table-cell table:style-name="ce50"/>
          <table:table-cell office:value-type="float" office:value="3.5197934359377827" table:style-name="ce69">
            <text:p>3.5</text:p>
          </table:table-cell>
          <table:table-cell office:value-type="float" office:value="2.693386486780863" table:style-name="ce50">
            <text:p>2.7</text:p>
          </table:table-cell>
          <table:table-cell table:style-name="ce50"/>
          <table:table-cell office:value-type="float" office:value="2.7678631021654785" table:style-name="ce69">
            <text:p>2.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October *</text:p>
          </table:table-cell>
          <table:table-cell office:value-type="float" office:value="55.982583949282507" table:style-name="ce32">
            <text:p>56.0</text:p>
          </table:table-cell>
          <table:table-cell table:style-name="ce32"/>
          <table:table-cell office:value-type="float" office:value="68.325946026205585" table:style-name="ce69">
            <text:p>68.3</text:p>
          </table:table-cell>
          <table:table-cell office:value-type="float" office:value="2.7987719503548494" table:style-name="ce50">
            <text:p>2.8</text:p>
          </table:table-cell>
          <table:table-cell table:style-name="ce50"/>
          <table:table-cell office:value-type="float" office:value="3.16362618112408" table:style-name="ce69">
            <text:p>3.2</text:p>
          </table:table-cell>
          <table:table-cell office:value-type="float" office:value="3.7254362327701953" table:style-name="ce50">
            <text:p>3.7</text:p>
          </table:table-cell>
          <table:table-cell table:style-name="ce50"/>
          <table:table-cell office:value-type="float" office:value="3.8842173866163492" table:style-name="ce69">
            <text:p>3.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November</text:p>
          </table:table-cell>
          <table:table-cell office:value-type="float" office:value="43.029969429801675" table:style-name="ce32">
            <text:p>43.0</text:p>
          </table:table-cell>
          <table:table-cell table:style-name="ce32"/>
          <table:table-cell office:value-type="float" office:value="53.462939891340142" table:style-name="ce69">
            <text:p>53.5</text:p>
          </table:table-cell>
          <table:table-cell office:value-type="float" office:value="2.5675390586125895" table:style-name="ce50">
            <text:p>2.6</text:p>
          </table:table-cell>
          <table:table-cell table:style-name="ce50"/>
          <table:table-cell office:value-type="float" office:value="2.8594224432279738" table:style-name="ce69">
            <text:p>2.9</text:p>
          </table:table-cell>
          <table:table-cell office:value-type="float" office:value="2.8842379297303307" table:style-name="ce50">
            <text:p>2.9</text:p>
          </table:table-cell>
          <table:table-cell table:style-name="ce50"/>
          <table:table-cell office:value-type="float" office:value="3.0112628528072536" table:style-name="ce69">
            <text:p>3.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December</text:p>
          </table:table-cell>
          <table:table-cell office:value-type="float" office:value="40.584257247699419" table:style-name="ce32">
            <text:p>40.6</text:p>
          </table:table-cell>
          <table:table-cell table:style-name="ce32"/>
          <table:table-cell office:value-type="float" office:value="50.166114709237881" table:style-name="ce69">
            <text:p>50.2</text:p>
          </table:table-cell>
          <table:table-cell office:value-type="float" office:value="3.2603261384823679" table:style-name="ce50">
            <text:p>3.3</text:p>
          </table:table-cell>
          <table:table-cell table:style-name="ce50"/>
          <table:table-cell office:value-type="float" office:value="3.5522095230977526" table:style-name="ce69">
            <text:p>3.6</text:p>
          </table:table-cell>
          <table:table-cell office:value-type="float" office:value="4.3412943643543764" table:style-name="ce50">
            <text:p>4.3</text:p>
          </table:table-cell>
          <table:table-cell table:style-name="ce50"/>
          <table:table-cell office:value-type="float" office:value="4.4683192874312994" table:style-name="ce69">
            <text:p>4.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office:value-type="float" office:value="1995" table:style-name="ce91">
            <text:p>1995</text:p>
          </table:table-cell>
          <table:table-cell office:value-type="string" table:style-name="ce33">
            <text:p>January *</text:p>
          </table:table-cell>
          <table:table-cell office:value-type="float" office:value="51.85938006709361" table:style-name="ce32">
            <text:p>51.9</text:p>
          </table:table-cell>
          <table:table-cell table:style-name="ce32"/>
          <table:table-cell office:value-type="float" office:value="64.21636491324746" table:style-name="ce69">
            <text:p>64.2</text:p>
          </table:table-cell>
          <table:table-cell office:value-type="float" office:value="2.2768098785405391" table:style-name="ce50">
            <text:p>2.3</text:p>
          </table:table-cell>
          <table:table-cell table:style-name="ce50"/>
          <table:table-cell office:value-type="float" office:value="2.8510487246943854" table:style-name="ce69">
            <text:p>2.9</text:p>
          </table:table-cell>
          <table:table-cell office:value-type="float" office:value="3.3306776909895541" table:style-name="ce50">
            <text:p>3.3</text:p>
          </table:table-cell>
          <table:table-cell table:style-name="ce50"/>
          <table:table-cell office:value-type="float" office:value="3.405841921758785" table:style-name="ce69">
            <text:p>3.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February</text:p>
          </table:table-cell>
          <table:table-cell office:value-type="float" office:value="44.120510871055544" table:style-name="ce32">
            <text:p>44.1</text:p>
          </table:table-cell>
          <table:table-cell table:style-name="ce32"/>
          <table:table-cell office:value-type="float" office:value="54.351663947978622" table:style-name="ce69">
            <text:p>54.4</text:p>
          </table:table-cell>
          <table:table-cell office:value-type="float" office:value="2.6112584485396986" table:style-name="ce50">
            <text:p>2.6</text:p>
          </table:table-cell>
          <table:table-cell table:style-name="ce50"/>
          <table:table-cell office:value-type="float" office:value="3.0706495254627755" table:style-name="ce69">
            <text:p>3.1</text:p>
          </table:table-cell>
          <table:table-cell office:value-type="float" office:value="2.6485417739292774" table:style-name="ce50">
            <text:p>2.6</text:p>
          </table:table-cell>
          <table:table-cell table:style-name="ce50"/>
          <table:table-cell office:value-type="float" office:value="2.708673158544662" table:style-name="ce69">
            <text:p>2.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rch</text:p>
          </table:table-cell>
          <table:table-cell office:value-type="float" office:value="42.569966636871165" table:style-name="ce32">
            <text:p>42.6</text:p>
          </table:table-cell>
          <table:table-cell table:style-name="ce32"/>
          <table:table-cell office:value-type="float" office:value="53.043579713794237" table:style-name="ce69">
            <text:p>53.0</text:p>
          </table:table-cell>
          <table:table-cell office:value-type="float" office:value="2.984382784296701" table:style-name="ce50">
            <text:p>3.0</text:p>
          </table:table-cell>
          <table:table-cell table:style-name="ce50"/>
          <table:table-cell office:value-type="float" office:value="3.4437738612197779" table:style-name="ce69">
            <text:p>3.4</text:p>
          </table:table-cell>
          <table:table-cell office:value-type="float" office:value="2.6661226862708567" table:style-name="ce50">
            <text:p>2.7</text:p>
          </table:table-cell>
          <table:table-cell table:style-name="ce50"/>
          <table:table-cell office:value-type="float" office:value="2.7262540708862413" table:style-name="ce69">
            <text:p>2.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April *</text:p>
          </table:table-cell>
          <table:table-cell office:value-type="float" office:value="52.544818775109924" table:style-name="ce32">
            <text:p>52.5</text:p>
          </table:table-cell>
          <table:table-cell table:style-name="ce32"/>
          <table:table-cell office:value-type="float" office:value="65.517525236648382" table:style-name="ce69">
            <text:p>65.5</text:p>
          </table:table-cell>
          <table:table-cell office:value-type="float" office:value="2.6673716487938846" table:style-name="ce50">
            <text:p>2.7</text:p>
          </table:table-cell>
          <table:table-cell table:style-name="ce50"/>
          <table:table-cell office:value-type="float" office:value="3.0893743411015766" table:style-name="ce69">
            <text:p>3.1</text:p>
          </table:table-cell>
          <table:table-cell office:value-type="float" office:value="3.3730460942135214" table:style-name="ce50">
            <text:p>3.4</text:p>
          </table:table-cell>
          <table:table-cell table:style-name="ce50"/>
          <table:table-cell office:value-type="float" office:value="3.4611087865212138" table:style-name="ce69">
            <text:p>3.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y</text:p>
          </table:table-cell>
          <table:table-cell office:value-type="float" office:value="43.38511049095144" table:style-name="ce32">
            <text:p>43.4</text:p>
          </table:table-cell>
          <table:table-cell table:style-name="ce32"/>
          <table:table-cell office:value-type="float" office:value="53.97855026018221" table:style-name="ce69">
            <text:p>54.0</text:p>
          </table:table-cell>
          <table:table-cell office:value-type="float" office:value="2.3689113936689576" table:style-name="ce50">
            <text:p>2.4</text:p>
          </table:table-cell>
          <table:table-cell table:style-name="ce50"/>
          <table:table-cell office:value-type="float" office:value="2.7065135475151112" table:style-name="ce69">
            <text:p>2.7</text:p>
          </table:table-cell>
          <table:table-cell office:value-type="float" office:value="2.8353963607970867" table:style-name="ce50">
            <text:p>2.8</text:p>
          </table:table-cell>
          <table:table-cell table:style-name="ce50"/>
          <table:table-cell office:value-type="float" office:value="2.9058465146432408" table:style-name="ce69">
            <text:p>2.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June</text:p>
          </table:table-cell>
          <table:table-cell office:value-type="float" office:value="43.131872882182662" table:style-name="ce32">
            <text:p>43.1</text:p>
          </table:table-cell>
          <table:table-cell table:style-name="ce32"/>
          <table:table-cell office:value-type="float" office:value="54.145669651413421" table:style-name="ce69">
            <text:p>54.1</text:p>
          </table:table-cell>
          <table:table-cell office:value-type="float" office:value="3.0344045998540947" table:style-name="ce50">
            <text:p>3.0</text:p>
          </table:table-cell>
          <table:table-cell table:style-name="ce50"/>
          <table:table-cell office:value-type="float" office:value="3.3720067537002483" table:style-name="ce69">
            <text:p>3.4</text:p>
          </table:table-cell>
          <table:table-cell office:value-type="float" office:value="2.8003164780688152" table:style-name="ce50">
            <text:p>2.8</text:p>
          </table:table-cell>
          <table:table-cell table:style-name="ce50"/>
          <table:table-cell office:value-type="float" office:value="2.8707666319149689" table:style-name="ce69">
            <text:p>2.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July *</text:p>
          </table:table-cell>
          <table:table-cell office:value-type="float" office:value="54.258677977281785" table:style-name="ce32">
            <text:p>54.3</text:p>
          </table:table-cell>
          <table:table-cell table:style-name="ce32"/>
          <table:table-cell office:value-type="float" office:value="67.612957823435636" table:style-name="ce69">
            <text:p>67.6</text:p>
          </table:table-cell>
          <table:table-cell office:value-type="float" office:value="2.5745812603095053" table:style-name="ce50">
            <text:p>2.6</text:p>
          </table:table-cell>
          <table:table-cell table:style-name="ce50"/>
          <table:table-cell office:value-type="float" office:value="2.9020693372325823" table:style-name="ce69">
            <text:p>2.9</text:p>
          </table:table-cell>
          <table:table-cell office:value-type="float" office:value="3.6078740925519242" table:style-name="ce50">
            <text:p>3.6</text:p>
          </table:table-cell>
          <table:table-cell table:style-name="ce50"/>
          <table:table-cell office:value-type="float" office:value="3.6883952463980778" table:style-name="ce69">
            <text:p>3.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August</text:p>
          </table:table-cell>
          <table:table-cell office:value-type="float" office:value="42.768682750718824" table:style-name="ce32">
            <text:p>42.8</text:p>
          </table:table-cell>
          <table:table-cell table:style-name="ce32"/>
          <table:table-cell office:value-type="float" office:value="53.337622827641901" table:style-name="ce69">
            <text:p>53.3</text:p>
          </table:table-cell>
          <table:table-cell office:value-type="float" office:value="2.4456723371164593" table:style-name="ce50">
            <text:p>2.4</text:p>
          </table:table-cell>
          <table:table-cell table:style-name="ce50"/>
          <table:table-cell office:value-type="float" office:value="2.7076627986549209" table:style-name="ce69">
            <text:p>2.7</text:p>
          </table:table-cell>
          <table:table-cell office:value-type="float" office:value="3.0354523685847941" table:style-name="ce50">
            <text:p>3.0</text:p>
          </table:table-cell>
          <table:table-cell table:style-name="ce50"/>
          <table:table-cell office:value-type="float" office:value="3.099869291661717" table:style-name="ce69">
            <text:p>3.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September</text:p>
          </table:table-cell>
          <table:table-cell office:value-type="float" office:value="43.118017330116523" table:style-name="ce32">
            <text:p>43.1</text:p>
          </table:table-cell>
          <table:table-cell table:style-name="ce32"/>
          <table:table-cell office:value-type="float" office:value="53.603081407039603" table:style-name="ce69">
            <text:p>53.6</text:p>
          </table:table-cell>
          <table:table-cell office:value-type="float" office:value="3.1943389701213842" table:style-name="ce50">
            <text:p>3.2</text:p>
          </table:table-cell>
          <table:table-cell table:style-name="ce50"/>
          <table:table-cell office:value-type="float" office:value="3.4563294316598459" table:style-name="ce69">
            <text:p>3.5</text:p>
          </table:table-cell>
          <table:table-cell office:value-type="float" office:value="2.8859819551133343" table:style-name="ce50">
            <text:p>2.9</text:p>
          </table:table-cell>
          <table:table-cell table:style-name="ce50"/>
          <table:table-cell office:value-type="float" office:value="2.9503988781902573" table:style-name="ce69">
            <text:p>3.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October *</text:p>
          </table:table-cell>
          <table:table-cell office:value-type="float" office:value="54.879467670343281" table:style-name="ce32">
            <text:p>54.9</text:p>
          </table:table-cell>
          <table:table-cell table:style-name="ce32"/>
          <table:table-cell office:value-type="float" office:value="67.757905978035595" table:style-name="ce69">
            <text:p>67.8</text:p>
          </table:table-cell>
          <table:table-cell office:value-type="float" office:value="2.5444448641503445" table:style-name="ce50">
            <text:p>2.5</text:p>
          </table:table-cell>
          <table:table-cell table:style-name="ce50"/>
          <table:table-cell office:value-type="float" office:value="2.8559437103041909" table:style-name="ce69">
            <text:p>2.9</text:p>
          </table:table-cell>
          <table:table-cell office:value-type="float" office:value="3.9202401368469926" table:style-name="ce50">
            <text:p>3.9</text:p>
          </table:table-cell>
          <table:table-cell table:style-name="ce50"/>
          <table:table-cell office:value-type="float" office:value="4.0603420599239159" table:style-name="ce69">
            <text:p>4.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November</text:p>
          </table:table-cell>
          <table:table-cell office:value-type="float" office:value="44.391542555993198" table:style-name="ce32">
            <text:p>44.4</text:p>
          </table:table-cell>
          <table:table-cell table:style-name="ce32"/>
          <table:table-cell office:value-type="float" office:value="54.723651402147041" table:style-name="ce69">
            <text:p>54.7</text:p>
          </table:table-cell>
          <table:table-cell office:value-type="float" office:value="2.6006942458020066" table:style-name="ce50">
            <text:p>2.6</text:p>
          </table:table-cell>
          <table:table-cell table:style-name="ce50"/>
          <table:table-cell office:value-type="float" office:value="2.8498933227250833" table:style-name="ce69">
            <text:p>2.8</text:p>
          </table:table-cell>
          <table:table-cell office:value-type="float" office:value="2.9870531450839093" table:style-name="ce50">
            <text:p>3.0</text:p>
          </table:table-cell>
          <table:table-cell table:style-name="ce50"/>
          <table:table-cell office:value-type="float" office:value="3.0991346835454476" table:style-name="ce69">
            <text:p>3.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December</text:p>
          </table:table-cell>
          <table:table-cell office:value-type="float" office:value="40.517980919673946" table:style-name="ce32">
            <text:p>40.5</text:p>
          </table:table-cell>
          <table:table-cell table:style-name="ce32"/>
          <table:table-cell office:value-type="float" office:value="50.395208765827789" table:style-name="ce69">
            <text:p>50.4</text:p>
          </table:table-cell>
          <table:table-cell office:value-type="float" office:value="3.4787983328425214" table:style-name="ce50">
            <text:p>3.5</text:p>
          </table:table-cell>
          <table:table-cell table:style-name="ce50"/>
          <table:table-cell office:value-type="float" office:value="3.7739974097655984" table:style-name="ce69">
            <text:p>3.8</text:p>
          </table:table-cell>
          <table:table-cell office:value-type="float" office:value="4.4418295850796756" table:style-name="ce50">
            <text:p>4.4</text:p>
          </table:table-cell>
          <table:table-cell table:style-name="ce50"/>
          <table:table-cell office:value-type="float" office:value="4.6139111235412145" table:style-name="ce69">
            <text:p>4.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office:value-type="float" office:value="1996" table:style-name="ce91">
            <text:p>1996</text:p>
          </table:table-cell>
          <table:table-cell office:value-type="string" table:style-name="ce33">
            <text:p>January *</text:p>
          </table:table-cell>
          <table:table-cell office:value-type="float" office:value="51.869643470722181" table:style-name="ce32">
            <text:p>51.9</text:p>
          </table:table-cell>
          <table:table-cell table:style-name="ce32"/>
          <table:table-cell office:value-type="float" office:value="64.977908393799098" table:style-name="ce69">
            <text:p>65.0</text:p>
          </table:table-cell>
          <table:table-cell office:value-type="float" office:value="2.1716066157013629" table:style-name="ce50">
            <text:p>2.2</text:p>
          </table:table-cell>
          <table:table-cell table:style-name="ce50"/>
          <table:table-cell office:value-type="float" office:value="2.7976273849321323" table:style-name="ce69">
            <text:p>2.8</text:p>
          </table:table-cell>
          <table:table-cell office:value-type="float" office:value="3.3876867314836234" table:style-name="ce50">
            <text:p>3.4</text:p>
          </table:table-cell>
          <table:table-cell table:style-name="ce50"/>
          <table:table-cell office:value-type="float" office:value="3.4783944237913156" table:style-name="ce69">
            <text:p>3.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February</text:p>
          </table:table-cell>
          <table:table-cell office:value-type="float" office:value="44.731136589440908" table:style-name="ce32">
            <text:p>44.7</text:p>
          </table:table-cell>
          <table:table-cell table:style-name="ce32"/>
          <table:table-cell office:value-type="float" office:value="55.363261127902447" table:style-name="ce69">
            <text:p>55.4</text:p>
          </table:table-cell>
          <table:table-cell office:value-type="float" office:value="2.6678241590636729" table:style-name="ce50">
            <text:p>2.7</text:p>
          </table:table-cell>
          <table:table-cell table:style-name="ce50"/>
          <table:table-cell office:value-type="float" office:value="3.1686407744482885" table:style-name="ce69">
            <text:p>3.2</text:p>
          </table:table-cell>
          <table:table-cell office:value-type="float" office:value="2.6848545839520588" table:style-name="ce50">
            <text:p>2.7</text:p>
          </table:table-cell>
          <table:table-cell table:style-name="ce50"/>
          <table:table-cell office:value-type="float" office:value="2.757420737798213" table:style-name="ce69">
            <text:p>2.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rch</text:p>
          </table:table-cell>
          <table:table-cell office:value-type="float" office:value="44.530437933047139" table:style-name="ce32">
            <text:p>44.5</text:p>
          </table:table-cell>
          <table:table-cell table:style-name="ce32"/>
          <table:table-cell office:value-type="float" office:value="55.650942471508678" table:style-name="ce69">
            <text:p>55.7</text:p>
          </table:table-cell>
          <table:table-cell office:value-type="float" office:value="3.250157578549695" table:style-name="ce50">
            <text:p>3.3</text:p>
          </table:table-cell>
          <table:table-cell table:style-name="ce50"/>
          <table:table-cell office:value-type="float" office:value="3.7509741939343106" table:style-name="ce69">
            <text:p>3.8</text:p>
          </table:table-cell>
          <table:table-cell office:value-type="float" office:value="2.7047899711844821" table:style-name="ce50">
            <text:p>2.7</text:p>
          </table:table-cell>
          <table:table-cell table:style-name="ce50"/>
          <table:table-cell office:value-type="float" office:value="2.7773561250306358" table:style-name="ce69">
            <text:p>2.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April *</text:p>
          </table:table-cell>
          <table:table-cell office:value-type="float" office:value="56.412878246686972" table:style-name="ce32">
            <text:p>56.4</text:p>
          </table:table-cell>
          <table:table-cell table:style-name="ce32"/>
          <table:table-cell office:value-type="float" office:value="70.239874400533125" table:style-name="ce69">
            <text:p>70.2</text:p>
          </table:table-cell>
          <table:table-cell office:value-type="float" office:value="2.8657152948383549" table:style-name="ce50">
            <text:p>2.9</text:p>
          </table:table-cell>
          <table:table-cell table:style-name="ce50"/>
          <table:table-cell office:value-type="float" office:value="3.3099245256075855" table:style-name="ce69">
            <text:p>3.3</text:p>
          </table:table-cell>
          <table:table-cell office:value-type="float" office:value="3.3473198431475613" table:style-name="ce50">
            <text:p>3.3</text:p>
          </table:table-cell>
          <table:table-cell table:style-name="ce50"/>
          <table:table-cell office:value-type="float" office:value="3.4424525354552533" table:style-name="ce69">
            <text:p>3.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y</text:p>
          </table:table-cell>
          <table:table-cell office:value-type="float" office:value="45.258538528042301" table:style-name="ce32">
            <text:p>45.3</text:p>
          </table:table-cell>
          <table:table-cell table:style-name="ce32"/>
          <table:table-cell office:value-type="float" office:value="56.656987451119228" table:style-name="ce69">
            <text:p>56.7</text:p>
          </table:table-cell>
          <table:table-cell office:value-type="float" office:value="2.3557122791077627" table:style-name="ce50">
            <text:p>2.4</text:p>
          </table:table-cell>
          <table:table-cell table:style-name="ce50"/>
          <table:table-cell office:value-type="float" office:value="2.7110796637231473" table:style-name="ce69">
            <text:p>2.7</text:p>
          </table:table-cell>
          <table:table-cell office:value-type="float" office:value="2.6381364935722398" table:style-name="ce50">
            <text:p>2.6</text:p>
          </table:table-cell>
          <table:table-cell table:style-name="ce50"/>
          <table:table-cell office:value-type="float" office:value="2.7142426474183936" table:style-name="ce69">
            <text:p>2.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June</text:p>
          </table:table-cell>
          <table:table-cell office:value-type="float" office:value="46.059294849456869" table:style-name="ce32">
            <text:p>46.1</text:p>
          </table:table-cell>
          <table:table-cell table:style-name="ce32"/>
          <table:table-cell office:value-type="float" office:value="57.410163772533792" table:style-name="ce69">
            <text:p>57.4</text:p>
          </table:table-cell>
          <table:table-cell office:value-type="float" office:value="3.5776961114706323" table:style-name="ce50">
            <text:p>3.6</text:p>
          </table:table-cell>
          <table:table-cell table:style-name="ce50"/>
          <table:table-cell office:value-type="float" office:value="3.9330634960860169" table:style-name="ce69">
            <text:p>3.9</text:p>
          </table:table-cell>
          <table:table-cell office:value-type="float" office:value="2.6887338715438243" table:style-name="ce50">
            <text:p>2.7</text:p>
          </table:table-cell>
          <table:table-cell table:style-name="ce50"/>
          <table:table-cell office:value-type="float" office:value="2.7648400253899781" table:style-name="ce69">
            <text:p>2.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July *</text:p>
          </table:table-cell>
          <table:table-cell office:value-type="float" office:value="57.487824159293176" table:style-name="ce32">
            <text:p>57.5</text:p>
          </table:table-cell>
          <table:table-cell table:style-name="ce32"/>
          <table:table-cell office:value-type="float" office:value="72.062799159293178" table:style-name="ce69">
            <text:p>72.1</text:p>
          </table:table-cell>
          <table:table-cell office:value-type="float" office:value="2.5276067721809214" table:style-name="ce50">
            <text:p>2.5</text:p>
          </table:table-cell>
          <table:table-cell table:style-name="ce50"/>
          <table:table-cell office:value-type="float" office:value="2.8469598491039982" table:style-name="ce69">
            <text:p>2.8</text:p>
          </table:table-cell>
          <table:table-cell office:value-type="float" office:value="3.3789437506552895" table:style-name="ce50">
            <text:p>3.4</text:p>
          </table:table-cell>
          <table:table-cell table:style-name="ce50"/>
          <table:table-cell office:value-type="float" office:value="3.4873845198860587" table:style-name="ce69">
            <text:p>3.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August</text:p>
          </table:table-cell>
          <table:table-cell office:value-type="float" office:value="45.335896775262789" table:style-name="ce32">
            <text:p>45.3</text:p>
          </table:table-cell>
          <table:table-cell table:style-name="ce32"/>
          <table:table-cell office:value-type="float" office:value="56.718023775262786" table:style-name="ce69">
            <text:p>56.7</text:p>
          </table:table-cell>
          <table:table-cell office:value-type="float" office:value="2.6329377753412717" table:style-name="ce50">
            <text:p>2.6</text:p>
          </table:table-cell>
          <table:table-cell table:style-name="ce50"/>
          <table:table-cell office:value-type="float" office:value="2.8884202368797331" table:style-name="ce69">
            <text:p>2.9</text:p>
          </table:table-cell>
          <table:table-cell office:value-type="float" office:value="2.8303064626340979" table:style-name="ce50">
            <text:p>2.8</text:p>
          </table:table-cell>
          <table:table-cell table:style-name="ce50"/>
          <table:table-cell office:value-type="float" office:value="2.9170590780187133" table:style-name="ce69">
            <text:p>2.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September</text:p>
          </table:table-cell>
          <table:table-cell office:value-type="float" office:value="45.066707813855636" table:style-name="ce32">
            <text:p>45.1</text:p>
          </table:table-cell>
          <table:table-cell table:style-name="ce32"/>
          <table:table-cell office:value-type="float" office:value="56.88232181385564" table:style-name="ce69">
            <text:p>56.9</text:p>
          </table:table-cell>
          <table:table-cell office:value-type="float" office:value="3.1960691594183608" table:style-name="ce50">
            <text:p>3.2</text:p>
          </table:table-cell>
          <table:table-cell table:style-name="ce50"/>
          <table:table-cell office:value-type="float" office:value="3.4515516209568222" table:style-name="ce69">
            <text:p>3.5</text:p>
          </table:table-cell>
          <table:table-cell office:value-type="float" office:value="2.7119570010793321" table:style-name="ce50">
            <text:p>2.7</text:p>
          </table:table-cell>
          <table:table-cell table:style-name="ce50"/>
          <table:table-cell office:value-type="float" office:value="2.7987096164639476" table:style-name="ce69">
            <text:p>2.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October *</text:p>
          </table:table-cell>
          <table:table-cell office:value-type="float" office:value="58.044896118601741" table:style-name="ce32">
            <text:p>58.0</text:p>
          </table:table-cell>
          <table:table-cell table:style-name="ce32"/>
          <table:table-cell office:value-type="float" office:value="72.077219118601747" table:style-name="ce69">
            <text:p>72.1</text:p>
          </table:table-cell>
          <table:table-cell office:value-type="float" office:value="2.8634688089206612" table:style-name="ce50">
            <text:p>2.9</text:p>
          </table:table-cell>
          <table:table-cell table:style-name="ce50"/>
          <table:table-cell office:value-type="float" office:value="3.1909195781514303" table:style-name="ce69">
            <text:p>3.2</text:p>
          </table:table-cell>
          <table:table-cell office:value-type="float" office:value="3.701937904617159" table:style-name="ce50">
            <text:p>3.7</text:p>
          </table:table-cell>
          <table:table-cell table:style-name="ce50"/>
          <table:table-cell office:value-type="float" office:value="3.915331750771005" table:style-name="ce69">
            <text:p>3.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November</text:p>
          </table:table-cell>
          <table:table-cell office:value-type="float" office:value="45.735239575751315" table:style-name="ce32">
            <text:p>45.7</text:p>
          </table:table-cell>
          <table:table-cell table:style-name="ce32"/>
          <table:table-cell office:value-type="float" office:value="57.538979575751313" table:style-name="ce69">
            <text:p>57.5</text:p>
          </table:table-cell>
          <table:table-cell office:value-type="float" office:value="2.7092120787513276" table:style-name="ce50">
            <text:p>2.7</text:p>
          </table:table-cell>
          <table:table-cell table:style-name="ce50"/>
          <table:table-cell office:value-type="float" office:value="2.9711726941359431" table:style-name="ce69">
            <text:p>3.0</text:p>
          </table:table-cell>
          <table:table-cell office:value-type="float" office:value="2.8541913414844506" table:style-name="ce50">
            <text:p>2.9</text:p>
          </table:table-cell>
          <table:table-cell table:style-name="ce50"/>
          <table:table-cell office:value-type="float" office:value="3.0249064184075274" table:style-name="ce69">
            <text:p>3.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December</text:p>
          </table:table-cell>
          <table:table-cell office:value-type="float" office:value="42.01571361826641" table:style-name="ce32">
            <text:p>42.0</text:p>
          </table:table-cell>
          <table:table-cell table:style-name="ce32"/>
          <table:table-cell office:value-type="float" office:value="53.133816618266415" table:style-name="ce69">
            <text:p>53.1</text:p>
          </table:table-cell>
          <table:table-cell office:value-type="float" office:value="4.3738949851604527" table:style-name="ce50">
            <text:p>4.4</text:p>
          </table:table-cell>
          <table:table-cell table:style-name="ce50"/>
          <table:table-cell office:value-type="float" office:value="4.6358556005450682" table:style-name="ce69">
            <text:p>4.6</text:p>
          </table:table-cell>
          <table:table-cell office:value-type="float" office:value="4.3696557965206315" table:style-name="ce50">
            <text:p>4.4</text:p>
          </table:table-cell>
          <table:table-cell table:style-name="ce50"/>
          <table:table-cell office:value-type="float" office:value="4.6013708734437087" table:style-name="ce69">
            <text:p>4.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office:value-type="float" office:value="1997" table:style-name="ce91">
            <text:p>1997</text:p>
          </table:table-cell>
          <table:table-cell office:value-type="string" table:style-name="ce33">
            <text:p>January *</text:p>
          </table:table-cell>
          <table:table-cell office:value-type="float" office:value="52.455042949167925" table:style-name="ce32">
            <text:p>52.5</text:p>
          </table:table-cell>
          <table:table-cell table:style-name="ce32"/>
          <table:table-cell office:value-type="float" office:value="66.507201949167921" table:style-name="ce69">
            <text:p>66.5</text:p>
          </table:table-cell>
          <table:table-cell office:value-type="float" office:value="3.5010480364077385" table:style-name="ce50">
            <text:p>3.5</text:p>
          </table:table-cell>
          <table:table-cell table:style-name="ce50"/>
          <table:table-cell office:value-type="float" office:value="3.9007172671769692" table:style-name="ce69">
            <text:p>3.9</text:p>
          </table:table-cell>
          <table:table-cell office:value-type="float" office:value="3.2678821106848934" table:style-name="ce50">
            <text:p>3.3</text:p>
          </table:table-cell>
          <table:table-cell table:style-name="ce50"/>
          <table:table-cell office:value-type="float" office:value="3.3738291106848934" table:style-name="ce69">
            <text:p>3.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February</text:p>
          </table:table-cell>
          <table:table-cell office:value-type="float" office:value="45.625724744163158" table:style-name="ce32">
            <text:p>45.6</text:p>
          </table:table-cell>
          <table:table-cell table:style-name="ce32"/>
          <table:table-cell office:value-type="float" office:value="56.892456744163148" table:style-name="ce69">
            <text:p>56.9</text:p>
          </table:table-cell>
          <table:table-cell office:value-type="float" office:value="3.7622289511067821" table:style-name="ce50">
            <text:p>3.8</text:p>
          </table:table-cell>
          <table:table-cell table:style-name="ce50"/>
          <table:table-cell office:value-type="float" office:value="4.1045183357221671" table:style-name="ce69">
            <text:p>4.1</text:p>
          </table:table-cell>
          <table:table-cell office:value-type="float" office:value="2.5095755605867129" table:style-name="ce50">
            <text:p>2.5</text:p>
          </table:table-cell>
          <table:table-cell table:style-name="ce50"/>
          <table:table-cell office:value-type="float" office:value="2.6134265605867126" table:style-name="ce69">
            <text:p>2.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rch</text:p>
          </table:table-cell>
          <table:table-cell office:value-type="float" office:value="45.041941154798586" table:style-name="ce32">
            <text:p>45.0</text:p>
          </table:table-cell>
          <table:table-cell table:style-name="ce32"/>
          <table:table-cell office:value-type="float" office:value="56.648027154798591" table:style-name="ce69">
            <text:p>56.6</text:p>
          </table:table-cell>
          <table:table-cell office:value-type="float" office:value="3.1513976454314214" table:style-name="ce50">
            <text:p>3.2</text:p>
          </table:table-cell>
          <table:table-cell table:style-name="ce50"/>
          <table:table-cell office:value-type="float" office:value="3.4825000300468059" table:style-name="ce69">
            <text:p>3.5</text:p>
          </table:table-cell>
          <table:table-cell office:value-type="float" office:value="2.5420182311499797" table:style-name="ce50">
            <text:p>2.5</text:p>
          </table:table-cell>
          <table:table-cell table:style-name="ce50"/>
          <table:table-cell office:value-type="float" office:value="2.66903423114998" table:style-name="ce69">
            <text:p>2.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April *</text:p>
          </table:table-cell>
          <table:table-cell office:value-type="float" office:value="57.900017960098218" table:style-name="ce32">
            <text:p>57.9</text:p>
          </table:table-cell>
          <table:table-cell table:style-name="ce32"/>
          <table:table-cell office:value-type="float" office:value="71.426881960098228" table:style-name="ce69">
            <text:p>71.4</text:p>
          </table:table-cell>
          <table:table-cell office:value-type="float" office:value="2.433749400165818" table:style-name="ce50">
            <text:p>2.4</text:p>
          </table:table-cell>
          <table:table-cell table:style-name="ce50"/>
          <table:table-cell office:value-type="float" office:value="2.8994684770888948" table:style-name="ce69">
            <text:p>2.9</text:p>
          </table:table-cell>
          <table:table-cell office:value-type="float" office:value="3.225339973119461" table:style-name="ce50">
            <text:p>3.2</text:p>
          </table:table-cell>
          <table:table-cell table:style-name="ce50"/>
          <table:table-cell office:value-type="float" office:value="3.320741973119461" table:style-name="ce69">
            <text:p>3.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y</text:p>
          </table:table-cell>
          <table:table-cell office:value-type="float" office:value="48.007502866931958" table:style-name="ce32">
            <text:p>48.0</text:p>
          </table:table-cell>
          <table:table-cell table:style-name="ce32"/>
          <table:table-cell office:value-type="float" office:value="58.811241866931958" table:style-name="ce69">
            <text:p>58.8</text:p>
          </table:table-cell>
          <table:table-cell office:value-type="float" office:value="3.0858361935030927" table:style-name="ce50">
            <text:p>3.1</text:p>
          </table:table-cell>
          <table:table-cell table:style-name="ce50"/>
          <table:table-cell office:value-type="float" office:value="3.4999576550415541" table:style-name="ce69">
            <text:p>3.5</text:p>
          </table:table-cell>
          <table:table-cell office:value-type="float" office:value="2.5117664570601734" table:style-name="ce50">
            <text:p>2.5</text:p>
          </table:table-cell>
          <table:table-cell table:style-name="ce50"/>
          <table:table-cell office:value-type="float" office:value="2.6250394570601734" table:style-name="ce69">
            <text:p>2.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June</text:p>
          </table:table-cell>
          <table:table-cell office:value-type="float" office:value="48.17464469350368" table:style-name="ce32">
            <text:p>48.2</text:p>
          </table:table-cell>
          <table:table-cell table:style-name="ce32"/>
          <table:table-cell office:value-type="float" office:value="59.794966693503682" table:style-name="ce94">
            <text:p>59.8</text:p>
          </table:table-cell>
          <table:table-cell office:value-type="float" office:value="2.7529279647814331" table:style-name="ce50">
            <text:p>2.8</text:p>
          </table:table-cell>
          <table:table-cell table:style-name="ce50"/>
          <table:table-cell office:value-type="float" office:value="3.1562364263198948" table:style-name="ce69">
            <text:p>3.2</text:p>
          </table:table-cell>
          <table:table-cell office:value-type="float" office:value="2.5569757909403137" table:style-name="ce50">
            <text:p>2.6</text:p>
          </table:table-cell>
          <table:table-cell table:style-name="ce50"/>
          <table:table-cell office:value-type="float" office:value="2.6522927909403138" table:style-name="ce69">
            <text:p>2.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July *</text:p>
          </table:table-cell>
          <table:table-cell office:value-type="float" office:value="61.589164472397549" table:style-name="ce32">
            <text:p>61.6</text:p>
          </table:table-cell>
          <table:table-cell table:style-name="ce32"/>
          <table:table-cell office:value-type="float" office:value="75.984872472397541" table:style-name="ce94">
            <text:p>76.0</text:p>
          </table:table-cell>
          <table:table-cell office:value-type="float" office:value="2.5857232752454777" table:style-name="ce50">
            <text:p>2.6</text:p>
          </table:table-cell>
          <table:table-cell table:style-name="ce50"/>
          <table:table-cell office:value-type="float" office:value="3.116290890630093" table:style-name="ce69">
            <text:p>3.1</text:p>
          </table:table-cell>
          <table:table-cell office:value-type="float" office:value="3.2058280879756036" table:style-name="ce50">
            <text:p>3.2</text:p>
          </table:table-cell>
          <table:table-cell table:style-name="ce50"/>
          <table:table-cell office:value-type="float" office:value="3.3295610879756037" table:style-name="ce69">
            <text:p>3.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August</text:p>
          </table:table-cell>
          <table:table-cell office:value-type="float" office:value="48.773978574863648" table:style-name="ce32">
            <text:p>48.8</text:p>
          </table:table-cell>
          <table:table-cell table:style-name="ce32"/>
          <table:table-cell office:value-type="float" office:value="59.798024574863653" table:style-name="ce94">
            <text:p>59.8</text:p>
          </table:table-cell>
          <table:table-cell office:value-type="float" office:value="2.9092945543402671" table:style-name="ce50">
            <text:p>2.9</text:p>
          </table:table-cell>
          <table:table-cell table:style-name="ce50"/>
          <table:table-cell office:value-type="float" office:value="3.3666142466479592" table:style-name="ce69">
            <text:p>3.4</text:p>
          </table:table-cell>
          <table:table-cell office:value-type="float" office:value="2.7415038009237609" table:style-name="ce50">
            <text:p>2.7</text:p>
          </table:table-cell>
          <table:table-cell table:style-name="ce50"/>
          <table:table-cell office:value-type="float" office:value="2.8482308009237607" table:style-name="ce69">
            <text:p>2.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September</text:p>
          </table:table-cell>
          <table:table-cell office:value-type="float" office:value="48.479390800603632" table:style-name="ce32">
            <text:p>48.5</text:p>
          </table:table-cell>
          <table:table-cell table:style-name="ce32"/>
          <table:table-cell office:value-type="float" office:value="59.71372980060363" table:style-name="ce94">
            <text:p>59.7</text:p>
          </table:table-cell>
          <table:table-cell office:value-type="float" office:value="2.6530422995884542" table:style-name="ce50">
            <text:p>2.7</text:p>
          </table:table-cell>
          <table:table-cell table:style-name="ce50"/>
          <table:table-cell office:value-type="float" office:value="3.0889719918961465" table:style-name="ce69">
            <text:p>3.1</text:p>
          </table:table-cell>
          <table:table-cell office:value-type="float" office:value="2.4451222665292742" table:style-name="ce50">
            <text:p>2.4</text:p>
          </table:table-cell>
          <table:table-cell table:style-name="ce50"/>
          <table:table-cell office:value-type="float" office:value="2.5683882665292743" table:style-name="ce69">
            <text:p>2.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October *</text:p>
          </table:table-cell>
          <table:table-cell office:value-type="float" office:value="60.112744655647539" table:style-name="ce32">
            <text:p>60.1</text:p>
          </table:table-cell>
          <table:table-cell table:style-name="ce32"/>
          <table:table-cell office:value-type="float" office:value="74.594786655647539" table:style-name="ce94">
            <text:p>74.6</text:p>
          </table:table-cell>
          <table:table-cell office:value-type="float" office:value="2.4567175842973263" table:style-name="ce50">
            <text:p>2.5</text:p>
          </table:table-cell>
          <table:table-cell table:style-name="ce50"/>
          <table:table-cell office:value-type="float" office:value="2.962757891989634" table:style-name="ce69">
            <text:p>3.0</text:p>
          </table:table-cell>
          <table:table-cell office:value-type="float" office:value="3.1143063850663264" table:style-name="ce50">
            <text:p>3.1</text:p>
          </table:table-cell>
          <table:table-cell table:style-name="ce50"/>
          <table:table-cell office:value-type="float" office:value="3.2618883850663258" table:style-name="ce69">
            <text:p>3.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November</text:p>
          </table:table-cell>
          <table:table-cell office:value-type="float" office:value="49.48396434070353" table:style-name="ce32">
            <text:p>49.5</text:p>
          </table:table-cell>
          <table:table-cell table:style-name="ce32"/>
          <table:table-cell office:value-type="float" office:value="60.448626340703534" table:style-name="ce94">
            <text:p>60.4</text:p>
          </table:table-cell>
          <table:table-cell office:value-type="float" office:value="3.5000789099112626" table:style-name="ce50">
            <text:p>3.5</text:p>
          </table:table-cell>
          <table:table-cell table:style-name="ce50"/>
          <table:table-cell office:value-type="float" office:value="3.8512577560651087" table:style-name="ce69">
            <text:p>3.9</text:p>
          </table:table-cell>
          <table:table-cell office:value-type="float" office:value="2.8153816087843704" table:style-name="ce50">
            <text:p>2.8</text:p>
          </table:table-cell>
          <table:table-cell table:style-name="ce50"/>
          <table:table-cell office:value-type="float" office:value="2.9106696087843704" table:style-name="ce69">
            <text:p>2.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December</text:p>
          </table:table-cell>
          <table:table-cell office:value-type="float" office:value="45.675412034092354" table:style-name="ce32">
            <text:p>45.7</text:p>
          </table:table-cell>
          <table:table-cell table:style-name="ce32"/>
          <table:table-cell office:value-type="float" office:value="55.611742034092359" table:style-name="ce50">
            <text:p>55.6</text:p>
          </table:table-cell>
          <table:table-cell office:value-type="float" office:value="2.2670666915195103" table:style-name="ce50">
            <text:p>2.3</text:p>
          </table:table-cell>
          <table:table-cell table:style-name="ce50"/>
          <table:table-cell office:value-type="float" office:value="2.5964135376733566" table:style-name="ce69">
            <text:p>2.6</text:p>
          </table:table-cell>
          <table:table-cell office:value-type="float" office:value="3.6790207326917632" table:style-name="ce50">
            <text:p>3.7</text:p>
          </table:table-cell>
          <table:table-cell table:style-name="ce50"/>
          <table:table-cell office:value-type="float" office:value="4.1539697326917633" table:style-name="ce69">
            <text:p>4.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office:value-type="float" office:value="1998" table:style-name="ce91">
            <text:p>1998</text:p>
          </table:table-cell>
          <table:table-cell office:value-type="string" table:style-name="ce31">
            <text:p>January *</text:p>
          </table:table-cell>
          <table:table-cell office:value-type="float" office:value="56.728769962653374" table:style-name="ce32">
            <text:p>56.7</text:p>
          </table:table-cell>
          <table:table-cell table:style-name="ce32"/>
          <table:table-cell office:value-type="float" office:value="69.671848962653371" table:style-name="ce50">
            <text:p>69.7</text:p>
          </table:table-cell>
          <table:table-cell office:value-type="float" office:value="2.8768065962998639" table:style-name="ce50">
            <text:p>2.9</text:p>
          </table:table-cell>
          <table:table-cell table:style-name="ce50"/>
          <table:table-cell office:value-type="float" office:value="3.2208065962998638" table:style-name="ce69">
            <text:p>3.2</text:p>
          </table:table-cell>
          <table:table-cell office:value-type="float" office:value="3.4811950855195839" table:style-name="ce50">
            <text:p>3.5</text:p>
          </table:table-cell>
          <table:table-cell table:style-name="ce50"/>
          <table:table-cell office:value-type="float" office:value="3.5919660855195845" table:style-name="ce69">
            <text:p>3.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February</text:p>
          </table:table-cell>
          <table:table-cell office:value-type="float" office:value="47.348927996402935" table:style-name="ce32">
            <text:p>47.3</text:p>
          </table:table-cell>
          <table:table-cell table:style-name="ce32"/>
          <table:table-cell office:value-type="float" office:value="58.28692799640293" table:style-name="ce50">
            <text:p>58.3</text:p>
          </table:table-cell>
          <table:table-cell office:value-type="float" office:value="3.3792931531866688" table:style-name="ce50">
            <text:p>3.4</text:p>
          </table:table-cell>
          <table:table-cell table:style-name="ce50"/>
          <table:table-cell office:value-type="float" office:value="3.653539153186669" table:style-name="ce69">
            <text:p>3.7</text:p>
          </table:table-cell>
          <table:table-cell office:value-type="float" office:value="2.5193826011536746" table:style-name="ce50">
            <text:p>2.5</text:p>
          </table:table-cell>
          <table:table-cell table:style-name="ce50"/>
          <table:table-cell office:value-type="float" office:value="2.6255786011536748" table:style-name="ce69">
            <text:p>2.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rch</text:p>
          </table:table-cell>
          <table:table-cell office:value-type="float" office:value="47.755468974929748" table:style-name="ce32">
            <text:p>47.8</text:p>
          </table:table-cell>
          <table:table-cell table:style-name="ce32"/>
          <table:table-cell office:value-type="float" office:value="58.705892974929746" table:style-name="ce50">
            <text:p>58.7</text:p>
          </table:table-cell>
          <table:table-cell office:value-type="float" office:value="3.1354910236335392" table:style-name="ce50">
            <text:p>3.1</text:p>
          </table:table-cell>
          <table:table-cell table:style-name="ce50"/>
          <table:table-cell office:value-type="float" office:value="3.4130050236335392" table:style-name="ce69">
            <text:p>3.4</text:p>
          </table:table-cell>
          <table:table-cell office:value-type="float" office:value="2.3708923981923733" table:style-name="ce50">
            <text:p>2.4</text:p>
          </table:table-cell>
          <table:table-cell table:style-name="ce50"/>
          <table:table-cell office:value-type="float" office:value="2.4949963981923733" table:style-name="ce69">
            <text:p>2.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April *</text:p>
          </table:table-cell>
          <table:table-cell office:value-type="float" office:value="60.837682227922556" table:style-name="ce32">
            <text:p>60.8</text:p>
          </table:table-cell>
          <table:table-cell table:style-name="ce32"/>
          <table:table-cell office:value-type="float" office:value="74.165758227922566" table:style-name="ce50">
            <text:p>74.2</text:p>
          </table:table-cell>
          <table:table-cell office:value-type="float" office:value="2.7488557561735072" table:style-name="ce50">
            <text:p>2.7</text:p>
          </table:table-cell>
          <table:table-cell table:style-name="ce50"/>
          <table:table-cell office:value-type="float" office:value="3.1400967561735071" table:style-name="ce69">
            <text:p>3.1</text:p>
          </table:table-cell>
          <table:table-cell office:value-type="float" office:value="2.7759424123023608" table:style-name="ce50">
            <text:p>2.8</text:p>
          </table:table-cell>
          <table:table-cell table:style-name="ce50"/>
          <table:table-cell office:value-type="float" office:value="2.9260904123023606" table:style-name="ce69">
            <text:p>2.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y</text:p>
          </table:table-cell>
          <table:table-cell office:value-type="float" office:value="48.917337728441069" table:style-name="ce32">
            <text:p>48.9</text:p>
          </table:table-cell>
          <table:table-cell table:style-name="ce32"/>
          <table:table-cell office:value-type="float" office:value="59.898484728441062" table:style-name="ce50">
            <text:p>59.9</text:p>
          </table:table-cell>
          <table:table-cell office:value-type="float" office:value="3.0715294238968482" table:style-name="ce50">
            <text:p>3.1</text:p>
          </table:table-cell>
          <table:table-cell table:style-name="ce50"/>
          <table:table-cell office:value-type="float" office:value="3.4067864238968482" table:style-name="ce69">
            <text:p>3.4</text:p>
          </table:table-cell>
          <table:table-cell office:value-type="float" office:value="2.4976426088562347" table:style-name="ce50">
            <text:p>2.5</text:p>
          </table:table-cell>
          <table:table-cell table:style-name="ce50"/>
          <table:table-cell office:value-type="float" office:value="2.6035756088562345" table:style-name="ce69">
            <text:p>2.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June</text:p>
          </table:table-cell>
          <table:table-cell office:value-type="float" office:value="49.409373994375947" table:style-name="ce32">
            <text:p>49.4</text:p>
          </table:table-cell>
          <table:table-cell table:style-name="ce32"/>
          <table:table-cell office:value-type="float" office:value="60.159608994375951" table:style-name="ce50">
            <text:p>60.2</text:p>
          </table:table-cell>
          <table:table-cell office:value-type="float" office:value="3.229542554509341" table:style-name="ce50">
            <text:p>3.2</text:p>
          </table:table-cell>
          <table:table-cell table:style-name="ce50"/>
          <table:table-cell office:value-type="float" office:value="3.5099325545093407" table:style-name="ce69">
            <text:p>3.5</text:p>
          </table:table-cell>
          <table:table-cell office:value-type="float" office:value="2.5818674349054231" table:style-name="ce50">
            <text:p>2.6</text:p>
          </table:table-cell>
          <table:table-cell table:style-name="ce50"/>
          <table:table-cell office:value-type="float" office:value="2.6991244349054231" table:style-name="ce69">
            <text:p>2.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July *</text:p>
          </table:table-cell>
          <table:table-cell office:value-type="float" office:value="61.253736039710368" table:style-name="ce32">
            <text:p>61.3</text:p>
          </table:table-cell>
          <table:table-cell table:style-name="ce32"/>
          <table:table-cell office:value-type="float" office:value="74.974378039710373" table:style-name="ce50">
            <text:p>75.0</text:p>
          </table:table-cell>
          <table:table-cell office:value-type="float" office:value="2.6882112970348677" table:style-name="ce50">
            <text:p>2.7</text:p>
          </table:table-cell>
          <table:table-cell table:style-name="ce50"/>
          <table:table-cell office:value-type="float" office:value="3.214041912419483" table:style-name="ce69">
            <text:p>3.2</text:p>
          </table:table-cell>
          <table:table-cell office:value-type="float" office:value="3.1023087533531637" table:style-name="ce50">
            <text:p>3.1</text:p>
          </table:table-cell>
          <table:table-cell table:style-name="ce50"/>
          <table:table-cell office:value-type="float" office:value="3.2347117533531637" table:style-name="ce69">
            <text:p>3.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August</text:p>
          </table:table-cell>
          <table:table-cell office:value-type="float" office:value="48.216312079214923" table:style-name="ce32">
            <text:p>48.2</text:p>
          </table:table-cell>
          <table:table-cell table:style-name="ce32"/>
          <table:table-cell office:value-type="float" office:value="59.34115007921492" table:style-name="ce50">
            <text:p>59.3</text:p>
          </table:table-cell>
          <table:table-cell office:value-type="float" office:value="3.5959782391138653" table:style-name="ce50">
            <text:p>3.6</text:p>
          </table:table-cell>
          <table:table-cell table:style-name="ce50"/>
          <table:table-cell office:value-type="float" office:value="4.0012569314215574" table:style-name="ce69">
            <text:p>4.0</text:p>
          </table:table-cell>
          <table:table-cell office:value-type="float" office:value="2.4217800036407566" table:style-name="ce50">
            <text:p>2.4</text:p>
          </table:table-cell>
          <table:table-cell table:style-name="ce50"/>
          <table:table-cell office:value-type="float" office:value="2.5197390036407565" table:style-name="ce69">
            <text:p>2.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September</text:p>
          </table:table-cell>
          <table:table-cell office:value-type="float" office:value="48.771371037639305" table:style-name="ce32">
            <text:p>48.8</text:p>
          </table:table-cell>
          <table:table-cell table:style-name="ce32"/>
          <table:table-cell office:value-type="float" office:value="59.469714037639307" table:style-name="ce50">
            <text:p>59.5</text:p>
          </table:table-cell>
          <table:table-cell office:value-type="float" office:value="2.6405741028094849" table:style-name="ce50">
            <text:p>2.6</text:p>
          </table:table-cell>
          <table:table-cell table:style-name="ce50"/>
          <table:table-cell office:value-type="float" office:value="3.1234097951171771" table:style-name="ce69">
            <text:p>3.1</text:p>
          </table:table-cell>
          <table:table-cell office:value-type="float" office:value="2.0538094192502991" table:style-name="ce50">
            <text:p>2.1</text:p>
          </table:table-cell>
          <table:table-cell table:style-name="ce50"/>
          <table:table-cell office:value-type="float" office:value="2.1523554192502989" table:style-name="ce69">
            <text:p>2.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October *</text:p>
          </table:table-cell>
          <table:table-cell office:value-type="float" office:value="60.657104109454728" table:style-name="ce32">
            <text:p>60.7</text:p>
          </table:table-cell>
          <table:table-cell table:style-name="ce32"/>
          <table:table-cell office:value-type="float" office:value="74.149285109454723" table:style-name="ce50">
            <text:p>74.1</text:p>
          </table:table-cell>
          <table:table-cell office:value-type="float" office:value="2.499381350810399" table:style-name="ce50">
            <text:p>2.5</text:p>
          </table:table-cell>
          <table:table-cell table:style-name="ce50"/>
          <table:table-cell office:value-type="float" office:value="3.1129712738873221" table:style-name="ce69">
            <text:p>3.1</text:p>
          </table:table-cell>
          <table:table-cell office:value-type="float" office:value="2.5930726105546507" table:style-name="ce50">
            <text:p>2.6</text:p>
          </table:table-cell>
          <table:table-cell table:style-name="ce50"/>
          <table:table-cell office:value-type="float" office:value="2.7254186105546507" table:style-name="ce69">
            <text:p>2.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November</text:p>
          </table:table-cell>
          <table:table-cell office:value-type="float" office:value="48.429874470551837" table:style-name="ce32">
            <text:p>48.4</text:p>
          </table:table-cell>
          <table:table-cell table:style-name="ce32"/>
          <table:table-cell office:value-type="float" office:value="59.293204470551842" table:style-name="ce50">
            <text:p>59.3</text:p>
          </table:table-cell>
          <table:table-cell office:value-type="float" office:value="3.6537445481566757" table:style-name="ce50">
            <text:p>3.7</text:p>
          </table:table-cell>
          <table:table-cell table:style-name="ce50"/>
          <table:table-cell office:value-type="float" office:value="4.1135900866182142" table:style-name="ce69">
            <text:p>4.1</text:p>
          </table:table-cell>
          <table:table-cell office:value-type="float" office:value="2.4048031973181483" table:style-name="ce50">
            <text:p>2.4</text:p>
          </table:table-cell>
          <table:table-cell table:style-name="ce50"/>
          <table:table-cell office:value-type="float" office:value="2.5181201973181482" table:style-name="ce69">
            <text:p>2.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December</text:p>
          </table:table-cell>
          <table:table-cell office:value-type="float" office:value="44.018646558294087" table:style-name="ce32">
            <text:p>44.0</text:p>
          </table:table-cell>
          <table:table-cell table:style-name="ce32"/>
          <table:table-cell office:value-type="float" office:value="55.429534558294087" table:style-name="ce50">
            <text:p>55.4</text:p>
          </table:table-cell>
          <table:table-cell office:value-type="float" office:value="2.8846747868719858" table:style-name="ce50">
            <text:p>2.9</text:p>
          </table:table-cell>
          <table:table-cell table:style-name="ce50"/>
          <table:table-cell office:value-type="float" office:value="3.2676260176412164" table:style-name="ce69">
            <text:p>3.3</text:p>
          </table:table-cell>
          <table:table-cell office:value-type="float" office:value="2.9436049692754578" table:style-name="ce50">
            <text:p>2.9</text:p>
          </table:table-cell>
          <table:table-cell table:style-name="ce50"/>
          <table:table-cell office:value-type="float" office:value="3.5123999692754579" table:style-name="ce69">
            <text:p>3.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office:value-type="float" office:value="1999" table:style-name="ce91">
            <text:p>1999</text:p>
          </table:table-cell>
          <table:table-cell office:value-type="string" table:style-name="ce31">
            <text:p>January *</text:p>
          </table:table-cell>
          <table:table-cell office:value-type="float" office:value="68.758623081841279" table:style-name="ce32">
            <text:p>68.8</text:p>
          </table:table-cell>
          <table:table-cell table:style-name="ce32"/>
          <table:table-cell office:value-type="float" office:value="80.755743081841274" table:style-name="ce50">
            <text:p>80.8</text:p>
          </table:table-cell>
          <table:table-cell office:value-type="float" office:value="3.1256986924223029" table:style-name="ce50">
            <text:p>3.1</text:p>
          </table:table-cell>
          <table:table-cell table:style-name="ce50"/>
          <table:table-cell office:value-type="float" office:value="3.4729387693453799" table:style-name="ce69">
            <text:p>3.5</text:p>
          </table:table-cell>
          <table:table-cell office:value-type="float" office:value="3.1031683385280457" table:style-name="ce50">
            <text:p>3.1</text:p>
          </table:table-cell>
          <table:table-cell table:style-name="ce50"/>
          <table:table-cell office:value-type="float" office:value="3.2090823385280456" table:style-name="ce69">
            <text:p>3.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February</text:p>
          </table:table-cell>
          <table:table-cell office:value-type="float" office:value="53.128863764470921" table:style-name="ce32">
            <text:p>53.1</text:p>
          </table:table-cell>
          <table:table-cell table:style-name="ce32"/>
          <table:table-cell office:value-type="float" office:value="63.346284764470923" table:style-name="ce50">
            <text:p>63.3</text:p>
          </table:table-cell>
          <table:table-cell office:value-type="float" office:value="3.3486412228438307" table:style-name="ce50">
            <text:p>3.3</text:p>
          </table:table-cell>
          <table:table-cell table:style-name="ce50"/>
          <table:table-cell office:value-type="float" office:value="3.5918996843822923" table:style-name="ce69">
            <text:p>3.6</text:p>
          </table:table-cell>
          <table:table-cell office:value-type="float" office:value="2.1821106044138951" table:style-name="ce50">
            <text:p>2.2</text:p>
          </table:table-cell>
          <table:table-cell table:style-name="ce50"/>
          <table:table-cell office:value-type="float" office:value="2.2796516044138952" table:style-name="ce69">
            <text:p>2.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rch</text:p>
          </table:table-cell>
          <table:table-cell office:value-type="float" office:value="48.67536183206294" table:style-name="ce32">
            <text:p>48.7</text:p>
          </table:table-cell>
          <table:table-cell table:style-name="ce32"/>
          <table:table-cell office:value-type="float" office:value="59.129286832062938" table:style-name="ce50">
            <text:p>59.1</text:p>
          </table:table-cell>
          <table:table-cell office:value-type="float" office:value="3.0773898069823376" table:style-name="ce50">
            <text:p>3.1</text:p>
          </table:table-cell>
          <table:table-cell table:style-name="ce50"/>
          <table:table-cell office:value-type="float" office:value="3.2986402685207992" table:style-name="ce69">
            <text:p>3.3</text:p>
          </table:table-cell>
          <table:table-cell office:value-type="float" office:value="2.0402693505341247" table:style-name="ce50">
            <text:p>2.0</text:p>
          </table:table-cell>
          <table:table-cell table:style-name="ce50"/>
          <table:table-cell office:value-type="float" office:value="2.162599350534125" table:style-name="ce69">
            <text:p>2.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3">
            <text:p>April *</text:p>
          </table:table-cell>
          <table:table-cell office:value-type="float" office:value="61.590838279076678" table:style-name="ce32">
            <text:p>61.6</text:p>
          </table:table-cell>
          <table:table-cell table:style-name="ce32"/>
          <table:table-cell office:value-type="float" office:value="73.615594279076689" table:style-name="ce50">
            <text:p>73.6</text:p>
          </table:table-cell>
          <table:table-cell office:value-type="float" office:value="2.707431526433155" table:style-name="ce50">
            <text:p>2.7</text:p>
          </table:table-cell>
          <table:table-cell table:style-name="ce50"/>
          <table:table-cell office:value-type="float" office:value="2.9301036802793088" table:style-name="ce69">
            <text:p>2.9</text:p>
          </table:table-cell>
          <table:table-cell office:value-type="float" office:value="2.5055121431458289" table:style-name="ce50">
            <text:p>2.5</text:p>
          </table:table-cell>
          <table:table-cell table:style-name="ce50"/>
          <table:table-cell office:value-type="float" office:value="2.6033591431458287" table:style-name="ce69">
            <text:p>2.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May</text:p>
          </table:table-cell>
          <table:table-cell office:value-type="float" office:value="49.06240790918126" table:style-name="ce32">
            <text:p>49.1</text:p>
          </table:table-cell>
          <table:table-cell table:style-name="ce32"/>
          <table:table-cell office:value-type="float" office:value="59.742032909181262" table:style-name="ce50">
            <text:p>59.7</text:p>
          </table:table-cell>
          <table:table-cell office:value-type="float" office:value="3.5784704218882446" table:style-name="ce50">
            <text:p>3.6</text:p>
          </table:table-cell>
          <table:table-cell table:style-name="ce50"/>
          <table:table-cell office:value-type="float" office:value="3.7810613449651678" table:style-name="ce69">
            <text:p>3.8</text:p>
          </table:table-cell>
          <table:table-cell office:value-type="float" office:value="2.1024248889774668" table:style-name="ce50">
            <text:p>2.1</text:p>
          </table:table-cell>
          <table:table-cell table:style-name="ce50"/>
          <table:table-cell office:value-type="float" office:value="2.1838848889774667" table:style-name="ce69">
            <text:p>2.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June</text:p>
          </table:table-cell>
          <table:table-cell office:value-type="float" office:value="49.102989424503207" table:style-name="ce32">
            <text:p>49.1</text:p>
          </table:table-cell>
          <table:table-cell table:style-name="ce32"/>
          <table:table-cell office:value-type="float" office:value="59.835509424503208" table:style-name="ce50">
            <text:p>59.8</text:p>
          </table:table-cell>
          <table:table-cell office:value-type="float" office:value="2.9748660340598696" table:style-name="ce50">
            <text:p>3.0</text:p>
          </table:table-cell>
          <table:table-cell table:style-name="ce50"/>
          <table:table-cell office:value-type="float" office:value="3.1690779571367926" table:style-name="ce69">
            <text:p>3.2</text:p>
          </table:table-cell>
          <table:table-cell office:value-type="float" office:value="2.0998984010476698" table:style-name="ce50">
            <text:p>2.1</text:p>
          </table:table-cell>
          <table:table-cell table:style-name="ce50"/>
          <table:table-cell office:value-type="float" office:value="2.1883904010476698" table:style-name="ce69">
            <text:p>2.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July *</text:p>
          </table:table-cell>
          <table:table-cell office:value-type="float" office:value="61.39460772943724" table:style-name="ce32">
            <text:p>61.4</text:p>
          </table:table-cell>
          <table:table-cell table:style-name="ce32"/>
          <table:table-cell office:value-type="float" office:value="74.345218729437235" table:style-name="ce50">
            <text:p>74.3</text:p>
          </table:table-cell>
          <table:table-cell office:value-type="float" office:value="2.5273715349366248" table:style-name="ce50">
            <text:p>2.5</text:p>
          </table:table-cell>
          <table:table-cell table:style-name="ce50"/>
          <table:table-cell office:value-type="float" office:value="2.8691200733981632" table:style-name="ce69">
            <text:p>2.9</text:p>
          </table:table-cell>
          <table:table-cell office:value-type="float" office:value="2.4768422239213126" table:style-name="ce50">
            <text:p>2.5</text:p>
          </table:table-cell>
          <table:table-cell table:style-name="ce50"/>
          <table:table-cell office:value-type="float" office:value="2.5699562239213125" table:style-name="ce69">
            <text:p>2.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August</text:p>
          </table:table-cell>
          <table:table-cell office:value-type="float" office:value="47.371988951567843" table:style-name="ce32">
            <text:p>47.4</text:p>
          </table:table-cell>
          <table:table-cell table:style-name="ce32"/>
          <table:table-cell office:value-type="float" office:value="58.049348951567843" table:style-name="ce50">
            <text:p>58.0</text:p>
          </table:table-cell>
          <table:table-cell office:value-type="float" office:value="3.1055374383748049" table:style-name="ce50">
            <text:p>3.1</text:p>
          </table:table-cell>
          <table:table-cell table:style-name="ce50"/>
          <table:table-cell office:value-type="float" office:value="3.377896669144036" table:style-name="ce69">
            <text:p>3.4</text:p>
          </table:table-cell>
          <table:table-cell office:value-type="float" office:value="1.9745070683427079" table:style-name="ce50">
            <text:p>2.0</text:p>
          </table:table-cell>
          <table:table-cell table:style-name="ce50"/>
          <table:table-cell office:value-type="float" office:value="2.0578500683427081" table:style-name="ce69">
            <text:p>2.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September</text:p>
          </table:table-cell>
          <table:table-cell office:value-type="float" office:value="48.129335613400009" table:style-name="ce32">
            <text:p>48.1</text:p>
          </table:table-cell>
          <table:table-cell table:style-name="ce32"/>
          <table:table-cell office:value-type="float" office:value="58.964458613400005" table:style-name="ce50">
            <text:p>59.0</text:p>
          </table:table-cell>
          <table:table-cell office:value-type="float" office:value="2.9607452317793332" table:style-name="ce50">
            <text:p>3.0</text:p>
          </table:table-cell>
          <table:table-cell table:style-name="ce50"/>
          <table:table-cell office:value-type="float" office:value="3.2239844625485641" table:style-name="ce69">
            <text:p>3.2</text:p>
          </table:table-cell>
          <table:table-cell office:value-type="float" office:value="1.7303714029022721" table:style-name="ce50">
            <text:p>1.7</text:p>
          </table:table-cell>
          <table:table-cell table:style-name="ce50"/>
          <table:table-cell office:value-type="float" office:value="1.8185334029022722" table:style-name="ce69">
            <text:p>1.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October *</text:p>
          </table:table-cell>
          <table:table-cell office:value-type="float" office:value="61.204845304250014" table:style-name="ce32">
            <text:p>61.2</text:p>
          </table:table-cell>
          <table:table-cell table:style-name="ce32"/>
          <table:table-cell office:value-type="float" office:value="75.080938304250012" table:style-name="ce94">
            <text:p>75.1</text:p>
          </table:table-cell>
          <table:table-cell office:value-type="float" office:value="2.5812729316536389" table:style-name="ce50">
            <text:p>2.6</text:p>
          </table:table-cell>
          <table:table-cell table:style-name="ce50"/>
          <table:table-cell office:value-type="float" office:value="3.0610562393459468" table:style-name="ce69">
            <text:p>3.1</text:p>
          </table:table-cell>
          <table:table-cell office:value-type="float" office:value="2.2931749322145203" table:style-name="ce50">
            <text:p>2.3</text:p>
          </table:table-cell>
          <table:table-cell table:style-name="ce50"/>
          <table:table-cell office:value-type="float" office:value="2.4068319322145202" table:style-name="ce69">
            <text:p>2.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November</text:p>
          </table:table-cell>
          <table:table-cell office:value-type="float" office:value="48.664750121025001" table:style-name="ce32">
            <text:p>48.7</text:p>
          </table:table-cell>
          <table:table-cell table:style-name="ce32"/>
          <table:table-cell office:value-type="float" office:value="59.562558121024999" table:style-name="ce50">
            <text:p>59.6</text:p>
          </table:table-cell>
          <table:table-cell office:value-type="float" office:value="3.25647322822077" table:style-name="ce50">
            <text:p>3.3</text:p>
          </table:table-cell>
          <table:table-cell table:style-name="ce50"/>
          <table:table-cell office:value-type="float" office:value="3.635413074374616" table:style-name="ce69">
            <text:p>3.6</text:p>
          </table:table-cell>
          <table:table-cell office:value-type="float" office:value="2.0748179439226035" table:style-name="ce50">
            <text:p>2.1</text:p>
          </table:table-cell>
          <table:table-cell table:style-name="ce50"/>
          <table:table-cell office:value-type="float" office:value="2.1794849439226036" table:style-name="ce69">
            <text:p>2.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5">
          <table:table-cell table:style-name="ce91"/>
          <table:table-cell office:value-type="string" table:style-name="ce31">
            <text:p>December</text:p>
          </table:table-cell>
          <table:table-cell office:value-type="float" office:value="44.744765047649992" table:style-name="ce32">
            <text:p>44.7</text:p>
          </table:table-cell>
          <table:table-cell table:style-name="ce32"/>
          <table:table-cell office:value-type="float" office:value="54.022474047649993" table:style-name="ce50">
            <text:p>54.0</text:p>
          </table:table-cell>
          <table:table-cell office:value-type="float" office:value="2.4910803271106206" table:style-name="ce50">
            <text:p>2.5</text:p>
          </table:table-cell>
          <table:table-cell table:style-name="ce50"/>
          <table:table-cell office:value-type="float" office:value="2.8177341732644665" table:style-name="ce69">
            <text:p>2.8</text:p>
          </table:table-cell>
          <table:table-cell office:value-type="float" office:value="2.4355843206173744" table:style-name="ce50">
            <text:p>2.4</text:p>
          </table:table-cell>
          <table:table-cell table:style-name="ce50"/>
          <table:table-cell office:value-type="float" office:value="2.9871583206173744" table:style-name="ce69">
            <text:p>3.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0"/>
          <table:table-cell table:number-columns-repeated="16365"/>
        </table:table-row>
        <table:table-row table:style-name="ro1">
          <table:table-cell office:value-type="float" office:value="2000" table:style-name="ce91">
            <text:p>2000</text:p>
          </table:table-cell>
          <table:table-cell office:value-type="string" table:style-name="ce31">
            <text:p>January *</text:p>
          </table:table-cell>
          <table:table-cell office:value-type="float" office:value="55.172863978624996" table:style-name="ce93">
            <text:p>55.2</text:p>
          </table:table-cell>
          <table:table-cell table:style-name="ce93"/>
          <table:table-cell office:value-type="float" office:value="67.38938997862499" table:style-name="ce94">
            <text:p>67.4</text:p>
          </table:table-cell>
          <table:table-cell office:value-type="float" office:value="2.4867785327103804" table:style-name="ce50">
            <text:p>2.5</text:p>
          </table:table-cell>
          <table:table-cell table:style-name="ce50"/>
          <table:table-cell office:value-type="float" office:value="2.8471269173257645" table:style-name="ce94">
            <text:p>2.8</text:p>
          </table:table-cell>
          <table:table-cell office:value-type="float" office:value="2.5722341615691131" table:style-name="ce50">
            <text:p>2.6</text:p>
          </table:table-cell>
          <table:table-cell table:style-name="ce50"/>
          <table:table-cell office:value-type="float" office:value="2.6546777769537284" table:style-name="ce94">
            <text:p>2.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February</text:p>
          </table:table-cell>
          <table:table-cell office:value-type="float" office:value="46.619166651259988" table:style-name="ce93">
            <text:p>46.6</text:p>
          </table:table-cell>
          <table:table-cell table:style-name="ce93"/>
          <table:table-cell office:value-type="float" office:value="58.505299651259996" table:style-name="ce94">
            <text:p>58.5</text:p>
          </table:table-cell>
          <table:table-cell office:value-type="float" office:value="3.473345140103214" table:style-name="ce50">
            <text:p>3.5</text:p>
          </table:table-cell>
          <table:table-cell table:style-name="ce50"/>
          <table:table-cell office:value-type="float" office:value="3.7355504477955215" table:style-name="ce94">
            <text:p>3.7</text:p>
          </table:table-cell>
          <table:table-cell office:value-type="float" office:value="1.9549380809828287" table:style-name="ce50">
            <text:p>2.0</text:p>
          </table:table-cell>
          <table:table-cell table:style-name="ce50"/>
          <table:table-cell office:value-type="float" office:value="2.0295507732905214" table:style-name="ce94">
            <text:p>2.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rch</text:p>
          </table:table-cell>
          <table:table-cell office:value-type="float" office:value="47.671188539239999" table:style-name="ce93">
            <text:p>47.7</text:p>
          </table:table-cell>
          <table:table-cell table:style-name="ce93"/>
          <table:table-cell office:value-type="float" office:value="58.477008539239996" table:style-name="ce94">
            <text:p>58.5</text:p>
          </table:table-cell>
          <table:table-cell office:value-type="float" office:value="2.7007968738492769" table:style-name="ce50">
            <text:p>2.7</text:p>
          </table:table-cell>
          <table:table-cell table:style-name="ce50"/>
          <table:table-cell office:value-type="float" office:value="2.9815801815415846" table:style-name="ce94">
            <text:p>3.0</text:p>
          </table:table-cell>
          <table:table-cell office:value-type="float" office:value="1.8423022822447293" table:style-name="ce50">
            <text:p>1.8</text:p>
          </table:table-cell>
          <table:table-cell table:style-name="ce50"/>
          <table:table-cell office:value-type="float" office:value="1.9269029745524218" table:style-name="ce94">
            <text:p>1.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3">
            <text:p>April *</text:p>
          </table:table-cell>
          <table:table-cell office:value-type="float" office:value="59.037932367000003" table:style-name="ce93">
            <text:p>59.0</text:p>
          </table:table-cell>
          <table:table-cell table:style-name="ce93"/>
          <table:table-cell office:value-type="float" office:value="72.265868366999996" table:style-name="ce94">
            <text:p>72.3</text:p>
          </table:table-cell>
          <table:table-cell office:value-type="float" office:value="2.603189780635069" table:style-name="ce50">
            <text:p>2.6</text:p>
          </table:table-cell>
          <table:table-cell table:style-name="ce50"/>
          <table:table-cell office:value-type="float" office:value="2.862317088327377" table:style-name="ce94">
            <text:p>2.9</text:p>
          </table:table-cell>
          <table:table-cell office:value-type="float" office:value="2.1131041220651263" table:style-name="ce50">
            <text:p>2.1</text:p>
          </table:table-cell>
          <table:table-cell table:style-name="ce50"/>
          <table:table-cell office:value-type="float" office:value="2.2166387374497418" table:style-name="ce94">
            <text:p>2.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y</text:p>
          </table:table-cell>
          <table:table-cell office:value-type="float" office:value="48.185650899999999" table:style-name="ce93">
            <text:p>48.2</text:p>
          </table:table-cell>
          <table:table-cell table:style-name="ce93"/>
          <table:table-cell office:value-type="float" office:value="59.0926999" table:style-name="ce94">
            <text:p>59.1</text:p>
          </table:table-cell>
          <table:table-cell office:value-type="float" office:value="3.7720869273981545" table:style-name="ce50">
            <text:p>3.8</text:p>
          </table:table-cell>
          <table:table-cell table:style-name="ce50"/>
          <table:table-cell office:value-type="float" office:value="4.008532773552" table:style-name="ce94">
            <text:p>4.0</text:p>
          </table:table-cell>
          <table:table-cell office:value-type="float" office:value="1.8384720751685053" table:style-name="ce50">
            <text:p>1.8</text:p>
          </table:table-cell>
          <table:table-cell table:style-name="ce50"/>
          <table:table-cell office:value-type="float" office:value="1.9210217674761978" table:style-name="ce94">
            <text:p>1.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ne</text:p>
          </table:table-cell>
          <table:table-cell office:value-type="float" office:value="48.731821974999995" table:style-name="ce93">
            <text:p>48.7</text:p>
          </table:table-cell>
          <table:table-cell table:style-name="ce93"/>
          <table:table-cell office:value-type="float" office:value="59.469363975" table:style-name="ce94">
            <text:p>59.5</text:p>
          </table:table-cell>
          <table:table-cell office:value-type="float" office:value="3.1370725299661535" table:style-name="ce50">
            <text:p>3.1</text:p>
          </table:table-cell>
          <table:table-cell table:style-name="ce50"/>
          <table:table-cell office:value-type="float" office:value="3.3525133761199997" table:style-name="ce94">
            <text:p>3.4</text:p>
          </table:table-cell>
          <table:table-cell office:value-type="float" office:value="1.8863816661624833" table:style-name="ce50">
            <text:p>1.9</text:p>
          </table:table-cell>
          <table:table-cell table:style-name="ce50"/>
          <table:table-cell office:value-type="float" office:value="1.9919123584701757" table:style-name="ce94">
            <text:p>2.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ly *</text:p>
          </table:table-cell>
          <table:table-cell office:value-type="float" office:value="61.809056249999998" table:style-name="ce93">
            <text:p>61.8</text:p>
          </table:table-cell>
          <table:table-cell table:style-name="ce93"/>
          <table:table-cell office:value-type="float" office:value="74.870730249999994" table:style-name="ce94">
            <text:p>74.9</text:p>
          </table:table-cell>
          <table:table-cell office:value-type="float" office:value="2.6527545672615385" table:style-name="ce50">
            <text:p>2.7</text:p>
          </table:table-cell>
          <table:table-cell table:style-name="ce50"/>
          <table:table-cell office:value-type="float" office:value="2.9184760287999998" table:style-name="ce94">
            <text:p>2.9</text:p>
          </table:table-cell>
          <table:table-cell office:value-type="float" office:value="2.3949601636488427" table:style-name="ce50">
            <text:p>2.4</text:p>
          </table:table-cell>
          <table:table-cell table:style-name="ce50"/>
          <table:table-cell office:value-type="float" office:value="2.4971807790334584" table:style-name="ce94">
            <text:p>2.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August</text:p>
          </table:table-cell>
          <table:table-cell office:value-type="float" office:value="49.138835428099995" table:style-name="ce93">
            <text:p>49.1</text:p>
          </table:table-cell>
          <table:table-cell table:style-name="ce93"/>
          <table:table-cell office:value-type="float" office:value="59.639268428099996" table:style-name="ce94">
            <text:p>59.6</text:p>
          </table:table-cell>
          <table:table-cell office:value-type="float" office:value="3.1414187508892311" table:style-name="ce50">
            <text:p>3.1</text:p>
          </table:table-cell>
          <table:table-cell table:style-name="ce50"/>
          <table:table-cell office:value-type="float" office:value="3.3617825201200002" table:style-name="ce94">
            <text:p>3.4</text:p>
          </table:table-cell>
          <table:table-cell office:value-type="float" office:value="1.9652450658362886" table:style-name="ce50">
            <text:p>2.0</text:p>
          </table:table-cell>
          <table:table-cell table:style-name="ce50"/>
          <table:table-cell office:value-type="float" office:value="2.0331807581439811" table:style-name="ce94">
            <text:p>2.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September</text:p>
          </table:table-cell>
          <table:table-cell office:value-type="float" office:value="49.331312621400009" table:style-name="ce93">
            <text:p>49.3</text:p>
          </table:table-cell>
          <table:table-cell table:style-name="ce93"/>
          <table:table-cell office:value-type="float" office:value="59.866529621400005" table:style-name="ce94">
            <text:p>59.9</text:p>
          </table:table-cell>
          <table:table-cell office:value-type="float" office:value="2.5342973231692305" table:style-name="ce50">
            <text:p>2.5</text:p>
          </table:table-cell>
          <table:table-cell table:style-name="ce50"/>
          <table:table-cell office:value-type="float" office:value="2.7802380923999994" table:style-name="ce94">
            <text:p>2.8</text:p>
          </table:table-cell>
          <table:table-cell office:value-type="float" office:value="1.7877184928608174" table:style-name="ce50">
            <text:p>1.8</text:p>
          </table:table-cell>
          <table:table-cell table:style-name="ce50"/>
          <table:table-cell office:value-type="float" office:value="1.87357918516851" table:style-name="ce94">
            <text:p>1.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October *</text:p>
          </table:table-cell>
          <table:table-cell office:value-type="float" office:value="62.235351720249994" table:style-name="ce93">
            <text:p>62.2</text:p>
          </table:table-cell>
          <table:table-cell table:style-name="ce93"/>
          <table:table-cell office:value-type="float" office:value="75.499679720250001" table:style-name="ce94">
            <text:p>75.5</text:p>
          </table:table-cell>
          <table:table-cell office:value-type="float" office:value="2.9932725861476919" table:style-name="ce50">
            <text:p>3.0</text:p>
          </table:table-cell>
          <table:table-cell table:style-name="ce50"/>
          <table:table-cell office:value-type="float" office:value="3.2713578938399994" table:style-name="ce94">
            <text:p>3.3</text:p>
          </table:table-cell>
          <table:table-cell office:value-type="float" office:value="2.3187044579665566" table:style-name="ce50">
            <text:p>2.3</text:p>
          </table:table-cell>
          <table:table-cell table:style-name="ce50"/>
          <table:table-cell office:value-type="float" office:value="2.4377260733511723" table:style-name="ce94">
            <text:p>2.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November</text:p>
          </table:table-cell>
          <table:table-cell office:value-type="float" office:value="49.149832293224996" table:style-name="ce93">
            <text:p>49.1</text:p>
          </table:table-cell>
          <table:table-cell table:style-name="ce93"/>
          <table:table-cell office:value-type="float" office:value="59.662580293224991" table:style-name="ce94">
            <text:p>59.7</text:p>
          </table:table-cell>
          <table:table-cell office:value-type="float" office:value="3.1450222245661537" table:style-name="ce50">
            <text:p>3.1</text:p>
          </table:table-cell>
          <table:table-cell table:style-name="ce50"/>
          <table:table-cell office:value-type="float" office:value="3.3829160707199999" table:style-name="ce94">
            <text:p>3.4</text:p>
          </table:table-cell>
          <table:table-cell office:value-type="float" office:value="2.1803980372999834" table:style-name="ce50">
            <text:p>2.2</text:p>
          </table:table-cell>
          <table:table-cell table:style-name="ce50"/>
          <table:table-cell office:value-type="float" office:value="2.3184377296076759" table:style-name="ce94">
            <text:p>2.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December</text:p>
          </table:table-cell>
          <table:table-cell office:value-type="float" office:value="46.036885402600007" table:style-name="ce93">
            <text:p>46.0</text:p>
          </table:table-cell>
          <table:table-cell table:style-name="ce93"/>
          <table:table-cell office:value-type="float" office:value="55.605892402600006" table:style-name="ce94">
            <text:p>55.6</text:p>
          </table:table-cell>
          <table:table-cell office:value-type="float" office:value="2.5402744548861538" table:style-name="ce50">
            <text:p>2.5</text:p>
          </table:table-cell>
          <table:table-cell table:style-name="ce50"/>
          <table:table-cell office:value-type="float" office:value="2.7576523010400003" table:style-name="ce94">
            <text:p>2.8</text:p>
          </table:table-cell>
          <table:table-cell office:value-type="float" office:value="2.7705183082873734" table:style-name="ce50">
            <text:p>2.8</text:p>
          </table:table-cell>
          <table:table-cell table:style-name="ce50"/>
          <table:table-cell office:value-type="float" office:value="3.0566060005950657" table:style-name="ce94">
            <text:p>3.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office:value-type="float" office:value="2001" table:style-name="ce91">
            <text:p>2001</text:p>
          </table:table-cell>
          <table:table-cell office:value-type="string" table:style-name="ce31">
            <text:p>January *</text:p>
          </table:table-cell>
          <table:table-cell office:value-type="float" office:value="58.825881256874993" table:style-name="ce93">
            <text:p>58.8</text:p>
          </table:table-cell>
          <table:table-cell table:style-name="ce93"/>
          <table:table-cell office:value-type="float" office:value="70.957587256874987" table:style-name="ce94">
            <text:p>71.0</text:p>
          </table:table-cell>
          <table:table-cell office:value-type="float" office:value="2.2849876619476923" table:style-name="ce50">
            <text:p>2.3</text:p>
          </table:table-cell>
          <table:table-cell table:style-name="ce50"/>
          <table:table-cell office:value-type="float" office:value="2.6769679696399997" table:style-name="ce94">
            <text:p>2.7</text:p>
          </table:table-cell>
          <table:table-cell office:value-type="float" office:value="2.7285419370112751" table:style-name="ce50">
            <text:p>2.7</text:p>
          </table:table-cell>
          <table:table-cell table:style-name="ce50"/>
          <table:table-cell office:value-type="float" office:value="2.8115408600881979" table:style-name="ce94">
            <text:p>2.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February</text:p>
          </table:table-cell>
          <table:table-cell office:value-type="float" office:value="50.646722810139998" table:style-name="ce93">
            <text:p>50.6</text:p>
          </table:table-cell>
          <table:table-cell table:style-name="ce93"/>
          <table:table-cell office:value-type="float" office:value="60.546935810139999" table:style-name="ce94">
            <text:p>60.5</text:p>
          </table:table-cell>
          <table:table-cell office:value-type="float" office:value="2.900356980246154" table:style-name="ce50">
            <text:p>2.9</text:p>
          </table:table-cell>
          <table:table-cell table:style-name="ce50"/>
          <table:table-cell office:value-type="float" office:value="3.1886838263999997" table:style-name="ce94">
            <text:p>3.2</text:p>
          </table:table-cell>
          <table:table-cell office:value-type="float" office:value="1.7643043041123234" table:style-name="ce50">
            <text:p>1.8</text:p>
          </table:table-cell>
          <table:table-cell table:style-name="ce50"/>
          <table:table-cell office:value-type="float" office:value="1.8420028425738622" table:style-name="ce94">
            <text:p>1.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rch</text:p>
          </table:table-cell>
          <table:table-cell office:value-type="float" office:value="50.553456326359992" table:style-name="ce93">
            <text:p>50.6</text:p>
          </table:table-cell>
          <table:table-cell table:style-name="ce93"/>
          <table:table-cell office:value-type="float" office:value="60.613019326359996" table:style-name="ce94">
            <text:p>60.6</text:p>
          </table:table-cell>
          <table:table-cell office:value-type="float" office:value="2.8061264667661541" table:style-name="ce50">
            <text:p>2.8</text:p>
          </table:table-cell>
          <table:table-cell table:style-name="ce50"/>
          <table:table-cell office:value-type="float" office:value="3.1023283129200001" table:style-name="ce94">
            <text:p>3.1</text:p>
          </table:table-cell>
          <table:table-cell office:value-type="float" office:value="1.61908758040663" table:style-name="ce50">
            <text:p>1.6</text:p>
          </table:table-cell>
          <table:table-cell table:style-name="ce50"/>
          <table:table-cell office:value-type="float" office:value="1.7179371188681685" table:style-name="ce94">
            <text:p>1.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3">
            <text:p>April *</text:p>
          </table:table-cell>
          <table:table-cell office:value-type="float" office:value="63.430198012699996" table:style-name="ce93">
            <text:p>63.4</text:p>
          </table:table-cell>
          <table:table-cell table:style-name="ce93"/>
          <table:table-cell office:value-type="float" office:value="76.026767012700006" table:style-name="ce94">
            <text:p>76.0</text:p>
          </table:table-cell>
          <table:table-cell office:value-type="float" office:value="1.8844545837292308" table:style-name="ce50">
            <text:p>1.9</text:p>
          </table:table-cell>
          <table:table-cell table:style-name="ce50"/>
          <table:table-cell office:value-type="float" office:value="2.25441435296" table:style-name="ce94">
            <text:p>2.3</text:p>
          </table:table-cell>
          <table:table-cell office:value-type="float" office:value="2.0171277336453106" table:style-name="ce50">
            <text:p>2.0</text:p>
          </table:table-cell>
          <table:table-cell table:style-name="ce50"/>
          <table:table-cell office:value-type="float" office:value="2.1154226567222336" table:style-name="ce94">
            <text:p>2.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y</text:p>
          </table:table-cell>
          <table:table-cell office:value-type="float" office:value="50.865921532499996" table:style-name="ce93">
            <text:p>50.9</text:p>
          </table:table-cell>
          <table:table-cell table:style-name="ce93"/>
          <table:table-cell office:value-type="float" office:value="61.210130532500003" table:style-name="ce94">
            <text:p>61.2</text:p>
          </table:table-cell>
          <table:table-cell office:value-type="float" office:value="3.0965815434953847" table:style-name="ce50">
            <text:p>3.1</text:p>
          </table:table-cell>
          <table:table-cell table:style-name="ce50"/>
          <table:table-cell office:value-type="float" office:value="3.4015201588799999" table:style-name="ce94">
            <text:p>3.4</text:p>
          </table:table-cell>
          <table:table-cell office:value-type="float" office:value="1.7690695062145763" table:style-name="ce50">
            <text:p>1.8</text:p>
          </table:table-cell>
          <table:table-cell table:style-name="ce50"/>
          <table:table-cell office:value-type="float" office:value="1.8535240446761148" table:style-name="ce94">
            <text:p>1.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ne</text:p>
          </table:table-cell>
          <table:table-cell office:value-type="float" office:value="50.711194304999999" table:style-name="ce93">
            <text:p>50.7</text:p>
          </table:table-cell>
          <table:table-cell table:style-name="ce93"/>
          <table:table-cell office:value-type="float" office:value="61.131656305" table:style-name="ce94">
            <text:p>61.1</text:p>
          </table:table-cell>
          <table:table-cell office:value-type="float" office:value="2.7928525236153843" table:style-name="ce50">
            <text:p>2.8</text:p>
          </table:table-cell>
          <table:table-cell table:style-name="ce50"/>
          <table:table-cell office:value-type="float" office:value="3.0796061389999996" table:style-name="ce94">
            <text:p>3.1</text:p>
          </table:table-cell>
          <table:table-cell office:value-type="float" office:value="1.8196593169417257" table:style-name="ce50">
            <text:p>1.8</text:p>
          </table:table-cell>
          <table:table-cell table:style-name="ce50"/>
          <table:table-cell office:value-type="float" office:value="1.9112268554032641" table:style-name="ce94">
            <text:p>1.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ly *</text:p>
          </table:table-cell>
          <table:table-cell office:value-type="float" office:value="63.093168100000007" table:style-name="ce93">
            <text:p>63.1</text:p>
          </table:table-cell>
          <table:table-cell table:style-name="ce93"/>
          <table:table-cell office:value-type="float" office:value="75.764531100000013" table:style-name="ce94">
            <text:p>75.8</text:p>
          </table:table-cell>
          <table:table-cell office:value-type="float" office:value="2.5872736464615391" table:style-name="ce50">
            <text:p>2.6</text:p>
          </table:table-cell>
          <table:table-cell table:style-name="ce50"/>
          <table:table-cell office:value-type="float" office:value="2.9137261080000001" table:style-name="ce94">
            <text:p>2.9</text:p>
          </table:table-cell>
          <table:table-cell office:value-type="float" office:value="2.2717037238556874" table:style-name="ce50">
            <text:p>2.3</text:p>
          </table:table-cell>
          <table:table-cell table:style-name="ce50"/>
          <table:table-cell office:value-type="float" office:value="2.3567606469326101" table:style-name="ce94">
            <text:p>2.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August</text:p>
          </table:table-cell>
          <table:table-cell office:value-type="float" office:value="50.13349269190001" table:style-name="ce93">
            <text:p>50.1</text:p>
          </table:table-cell>
          <table:table-cell table:style-name="ce93"/>
          <table:table-cell office:value-type="float" office:value="60.434492691900005" table:style-name="ce94">
            <text:p>60.4</text:p>
          </table:table-cell>
          <table:table-cell office:value-type="float" office:value="3.3912308467692309" table:style-name="ce50">
            <text:p>3.4</text:p>
          </table:table-cell>
          <table:table-cell table:style-name="ce50"/>
          <table:table-cell office:value-type="float" office:value="3.6513336160000001" table:style-name="ce94">
            <text:p>3.7</text:p>
          </table:table-cell>
          <table:table-cell office:value-type="float" office:value="1.9167674205396472" table:style-name="ce50">
            <text:p>1.9</text:p>
          </table:table-cell>
          <table:table-cell table:style-name="ce50"/>
          <table:table-cell office:value-type="float" office:value="1.9999809590011857" table:style-name="ce94">
            <text:p>2.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September</text:p>
          </table:table-cell>
          <table:table-cell office:value-type="float" office:value="50.67827903460001" table:style-name="ce93">
            <text:p>50.7</text:p>
          </table:table-cell>
          <table:table-cell table:style-name="ce93"/>
          <table:table-cell office:value-type="float" office:value="60.633560034600016" table:style-name="ce94">
            <text:p>60.6</text:p>
          </table:table-cell>
          <table:table-cell office:value-type="float" office:value="2.6952054557692309" table:style-name="ce50">
            <text:p>2.7</text:p>
          </table:table-cell>
          <table:table-cell table:style-name="ce50"/>
          <table:table-cell office:value-type="float" office:value="2.978914225" table:style-name="ce94">
            <text:p>3.0</text:p>
          </table:table-cell>
          <table:table-cell office:value-type="float" office:value="1.7446613831629705" table:style-name="ce50">
            <text:p>1.7</text:p>
          </table:table-cell>
          <table:table-cell table:style-name="ce50"/>
          <table:table-cell office:value-type="float" office:value="1.8266229216245089" table:style-name="ce94">
            <text:p>1.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October *</text:p>
          </table:table-cell>
          <table:table-cell office:value-type="float" office:value="63.689831837500016" table:style-name="ce93">
            <text:p>63.7</text:p>
          </table:table-cell>
          <table:table-cell table:style-name="ce93"/>
          <table:table-cell office:value-type="float" office:value="76.567855837500019" table:style-name="ce94">
            <text:p>76.6</text:p>
          </table:table-cell>
          <table:table-cell office:value-type="float" office:value="2.6909677638769236" table:style-name="ce50">
            <text:p>2.7</text:p>
          </table:table-cell>
          <table:table-cell table:style-name="ce50"/>
          <table:table-cell office:value-type="float" office:value="2.9913718408000003" table:style-name="ce94">
            <text:p>3.0</text:p>
          </table:table-cell>
          <table:table-cell office:value-type="float" office:value="2.2835026237457532" table:style-name="ce50">
            <text:p>2.3</text:p>
          </table:table-cell>
          <table:table-cell table:style-name="ce50"/>
          <table:table-cell office:value-type="float" office:value="2.3944895468226766" table:style-name="ce94">
            <text:p>2.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November</text:p>
          </table:table-cell>
          <table:table-cell office:value-type="float" office:value="50.969607131750003" table:style-name="ce93">
            <text:p>51.0</text:p>
          </table:table-cell>
          <table:table-cell table:style-name="ce93"/>
          <table:table-cell office:value-type="float" office:value="61.63322613175" table:style-name="ce94">
            <text:p>61.6</text:p>
          </table:table-cell>
          <table:table-cell office:value-type="float" office:value="3.6680326604615385" table:style-name="ce50">
            <text:p>3.7</text:p>
          </table:table-cell>
          <table:table-cell table:style-name="ce50"/>
          <table:table-cell office:value-type="float" office:value="3.9003421220000001" table:style-name="ce94">
            <text:p>3.9</text:p>
          </table:table-cell>
          <table:table-cell office:value-type="float" office:value="2.1986464620766086" table:style-name="ce50">
            <text:p>2.2</text:p>
          </table:table-cell>
          <table:table-cell table:style-name="ce50"/>
          <table:table-cell office:value-type="float" office:value="2.3225350005381471" table:style-name="ce94">
            <text:p>2.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December</text:p>
          </table:table-cell>
          <table:table-cell office:value-type="float" office:value="46.963879250000005" table:style-name="ce93">
            <text:p>47.0</text:p>
          </table:table-cell>
          <table:table-cell table:style-name="ce93"/>
          <table:table-cell office:value-type="float" office:value="56.703053250000004" table:style-name="ce94">
            <text:p>56.7</text:p>
          </table:table-cell>
          <table:table-cell office:value-type="float" office:value="2.774284504461539" table:style-name="ce50">
            <text:p>2.8</text:p>
          </table:table-cell>
          <table:table-cell table:style-name="ce50"/>
          <table:table-cell office:value-type="float" office:value="2.9975749660000002" table:style-name="ce94">
            <text:p>3.0</text:p>
          </table:table-cell>
          <table:table-cell office:value-type="float" office:value="2.6837145719499604" table:style-name="ce50">
            <text:p>2.7</text:p>
          </table:table-cell>
          <table:table-cell table:style-name="ce50"/>
          <table:table-cell office:value-type="float" office:value="2.9955721104114987" table:style-name="ce94">
            <text:p>3.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office:value-type="float" office:value="2002" table:style-name="ce91">
            <text:p>2002</text:p>
          </table:table-cell>
          <table:table-cell office:value-type="string" table:style-name="ce31">
            <text:p>January *</text:p>
          </table:table-cell>
          <table:table-cell office:value-type="float" office:value="59.587218553374996" table:style-name="ce93">
            <text:p>59.6</text:p>
          </table:table-cell>
          <table:table-cell table:style-name="ce93"/>
          <table:table-cell office:value-type="float" office:value="72.139751553374992" table:style-name="ce94">
            <text:p>72.1</text:p>
          </table:table-cell>
          <table:table-cell office:value-type="float" office:value="2.5329761050000004" table:style-name="ce50">
            <text:p>2.5</text:p>
          </table:table-cell>
          <table:table-cell table:style-name="ce50"/>
          <table:table-cell office:value-type="float" office:value="2.9126101050000002" table:style-name="ce94">
            <text:p>2.9</text:p>
          </table:table-cell>
          <table:table-cell office:value-type="float" office:value="2.8203895733417244" table:style-name="ce50">
            <text:p>2.8</text:p>
          </table:table-cell>
          <table:table-cell table:style-name="ce50"/>
          <table:table-cell office:value-type="float" office:value="2.913917573341724" table:style-name="ce94">
            <text:p>2.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February</text:p>
          </table:table-cell>
          <table:table-cell office:value-type="float" office:value="50.544441718459986" table:style-name="ce93">
            <text:p>50.5</text:p>
          </table:table-cell>
          <table:table-cell table:style-name="ce93"/>
          <table:table-cell office:value-type="float" office:value="61.121363718459996" table:style-name="ce94">
            <text:p>61.1</text:p>
          </table:table-cell>
          <table:table-cell office:value-type="float" office:value="3.4313884419999994" table:style-name="ce50">
            <text:p>3.4</text:p>
          </table:table-cell>
          <table:table-cell table:style-name="ce50"/>
          <table:table-cell office:value-type="float" office:value="3.7604084420000001" table:style-name="ce94">
            <text:p>3.8</text:p>
          </table:table-cell>
          <table:table-cell office:value-type="float" office:value="1.8840879262798234" table:style-name="ce50">
            <text:p>1.9</text:p>
          </table:table-cell>
          <table:table-cell table:style-name="ce50"/>
          <table:table-cell office:value-type="float" office:value="1.9694589262798234" table:style-name="ce94">
            <text:p>2.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rch</text:p>
          </table:table-cell>
          <table:table-cell office:value-type="float" office:value="49.595359305439999" table:style-name="ce93">
            <text:p>49.6</text:p>
          </table:table-cell>
          <table:table-cell table:style-name="ce93"/>
          <table:table-cell office:value-type="float" office:value="60.60741230544" table:style-name="ce94">
            <text:p>60.6</text:p>
          </table:table-cell>
          <table:table-cell office:value-type="float" office:value="2.525509161" table:style-name="ce50">
            <text:p>2.5</text:p>
          </table:table-cell>
          <table:table-cell table:style-name="ce50"/>
          <table:table-cell office:value-type="float" office:value="2.8266891610000004" table:style-name="ce94">
            <text:p>2.8</text:p>
          </table:table-cell>
          <table:table-cell office:value-type="float" office:value="1.6820922038661994" table:style-name="ce50">
            <text:p>1.7</text:p>
          </table:table-cell>
          <table:table-cell table:style-name="ce50"/>
          <table:table-cell office:value-type="float" office:value="1.7971182038661995" table:style-name="ce94">
            <text:p>1.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3">
            <text:p>April *</text:p>
          </table:table-cell>
          <table:table-cell office:value-type="float" office:value="63.558237749900002" table:style-name="ce93">
            <text:p>63.6</text:p>
          </table:table-cell>
          <table:table-cell table:style-name="ce93"/>
          <table:table-cell office:value-type="float" office:value="76.926979749899999" table:style-name="ce94">
            <text:p>76.9</text:p>
          </table:table-cell>
          <table:table-cell office:value-type="float" office:value="2.6875272771538459" table:style-name="ce50">
            <text:p>2.7</text:p>
          </table:table-cell>
          <table:table-cell table:style-name="ce50"/>
          <table:table-cell office:value-type="float" office:value="3.0837284309999995" table:style-name="ce94">
            <text:p>3.1</text:p>
          </table:table-cell>
          <table:table-cell office:value-type="float" office:value="2.1165248541977864" table:style-name="ce50">
            <text:p>2.1</text:p>
          </table:table-cell>
          <table:table-cell table:style-name="ce50"/>
          <table:table-cell office:value-type="float" office:value="2.2125198541977862" table:style-name="ce94">
            <text:p>2.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y</text:p>
          </table:table-cell>
          <table:table-cell office:value-type="float" office:value="50.359612227500001" table:style-name="ce93">
            <text:p>50.4</text:p>
          </table:table-cell>
          <table:table-cell table:style-name="ce93"/>
          <table:table-cell office:value-type="float" office:value="61.266587227499997" table:style-name="ce94">
            <text:p>61.3</text:p>
          </table:table-cell>
          <table:table-cell office:value-type="float" office:value="3.1895769819230768" table:style-name="ce50">
            <text:p>3.2</text:p>
          </table:table-cell>
          <table:table-cell table:style-name="ce50"/>
          <table:table-cell office:value-type="float" office:value="3.4947779049999999" table:style-name="ce94">
            <text:p>3.5</text:p>
          </table:table-cell>
          <table:table-cell office:value-type="float" office:value="1.5986787017733837" table:style-name="ce50">
            <text:p>1.6</text:p>
          </table:table-cell>
          <table:table-cell table:style-name="ce50"/>
          <table:table-cell office:value-type="float" office:value="1.6753097017733838" table:style-name="ce94">
            <text:p>1.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ne</text:p>
          </table:table-cell>
          <table:table-cell office:value-type="float" office:value="50.659640935000006" table:style-name="ce93">
            <text:p>50.7</text:p>
          </table:table-cell>
          <table:table-cell table:style-name="ce93"/>
          <table:table-cell office:value-type="float" office:value="61.391343935000002" table:style-name="ce94">
            <text:p>61.4</text:p>
          </table:table-cell>
          <table:table-cell office:value-type="float" office:value="2.6389676179230768" table:style-name="ce50">
            <text:p>2.6</text:p>
          </table:table-cell>
          <table:table-cell table:style-name="ce50"/>
          <table:table-cell office:value-type="float" office:value="2.9427965409999999" table:style-name="ce94">
            <text:p>2.9</text:p>
          </table:table-cell>
          <table:table-cell office:value-type="float" office:value="1.4407242937444227" table:style-name="ce50">
            <text:p>1.4</text:p>
          </table:table-cell>
          <table:table-cell table:style-name="ce50"/>
          <table:table-cell office:value-type="float" office:value="1.5210202937444228" table:style-name="ce94">
            <text:p>1.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ly *</text:p>
          </table:table-cell>
          <table:table-cell office:value-type="float" office:value="63.607901762499999" table:style-name="ce93">
            <text:p>63.6</text:p>
          </table:table-cell>
          <table:table-cell table:style-name="ce93"/>
          <table:table-cell office:value-type="float" office:value="77.122272762500003" table:style-name="ce94">
            <text:p>77.1</text:p>
          </table:table-cell>
          <table:table-cell office:value-type="float" office:value="2.662310808" table:style-name="ce50">
            <text:p>2.7</text:p>
          </table:table-cell>
          <table:table-cell table:style-name="ce50"/>
          <table:table-cell office:value-type="float" office:value="2.8949308080000002" table:style-name="ce94">
            <text:p>2.9</text:p>
          </table:table-cell>
          <table:table-cell office:value-type="float" office:value="1.6881836749817751" table:style-name="ce50">
            <text:p>1.7</text:p>
          </table:table-cell>
          <table:table-cell table:style-name="ce50"/>
          <table:table-cell office:value-type="float" office:value="1.7770426749817749" table:style-name="ce94">
            <text:p>1.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August</text:p>
          </table:table-cell>
          <table:table-cell office:value-type="float" office:value="48.901128896649993" table:style-name="ce93">
            <text:p>48.9</text:p>
          </table:table-cell>
          <table:table-cell table:style-name="ce93"/>
          <table:table-cell office:value-type="float" office:value="59.710739896649997" table:style-name="ce94">
            <text:p>59.7</text:p>
          </table:table-cell>
          <table:table-cell office:value-type="float" office:value="3.2416494322857141" table:style-name="ce50">
            <text:p>3.2</text:p>
          </table:table-cell>
          <table:table-cell table:style-name="ce50"/>
          <table:table-cell office:value-type="float" office:value="3.4557304322857143" table:style-name="ce94">
            <text:p>3.5</text:p>
          </table:table-cell>
          <table:table-cell office:value-type="float" office:value="1.3756585620266717" table:style-name="ce50">
            <text:p>1.4</text:p>
          </table:table-cell>
          <table:table-cell table:style-name="ce50"/>
          <table:table-cell office:value-type="float" office:value="1.4525855620266719" table:style-name="ce94">
            <text:p>1.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September</text:p>
          </table:table-cell>
          <table:table-cell office:value-type="float" office:value="49.1017923211" table:style-name="ce93">
            <text:p>49.1</text:p>
          </table:table-cell>
          <table:table-cell table:style-name="ce93"/>
          <table:table-cell office:value-type="float" office:value="59.997860321099999" table:style-name="ce94">
            <text:p>60.0</text:p>
          </table:table-cell>
          <table:table-cell office:value-type="float" office:value="2.5570883909999997" table:style-name="ce50">
            <text:p>2.6</text:p>
          </table:table-cell>
          <table:table-cell table:style-name="ce50"/>
          <table:table-cell office:value-type="float" office:value="2.7484963910000002" table:style-name="ce94">
            <text:p>2.7</text:p>
          </table:table-cell>
          <table:table-cell office:value-type="float" office:value="1.3772266371569757" table:style-name="ce50">
            <text:p>1.4</text:p>
          </table:table-cell>
          <table:table-cell table:style-name="ce50"/>
          <table:table-cell office:value-type="float" office:value="1.4571976371569755" table:style-name="ce94">
            <text:p>1.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October *</text:p>
          </table:table-cell>
          <table:table-cell office:value-type="float" office:value="61.906423994000008" table:style-name="ce93">
            <text:p>61.9</text:p>
          </table:table-cell>
          <table:table-cell table:style-name="ce93"/>
          <table:table-cell office:value-type="float" office:value="75.578462994000006" table:style-name="ce94">
            <text:p>75.6</text:p>
          </table:table-cell>
          <table:table-cell office:value-type="float" office:value="2.8746850976153846" table:style-name="ce50">
            <text:p>2.9</text:p>
          </table:table-cell>
          <table:table-cell table:style-name="ce50"/>
          <table:table-cell office:value-type="float" office:value="3.085760713" table:style-name="ce94">
            <text:p>3.1</text:p>
          </table:table-cell>
          <table:table-cell office:value-type="float" office:value="1.9582870867456219" table:style-name="ce50">
            <text:p>2.0</text:p>
          </table:table-cell>
          <table:table-cell table:style-name="ce50"/>
          <table:table-cell office:value-type="float" office:value="2.0625500867456217" table:style-name="ce94">
            <text:p>2.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November</text:p>
          </table:table-cell>
          <table:table-cell office:value-type="float" office:value="49.014982965149997" table:style-name="ce93">
            <text:p>49.0</text:p>
          </table:table-cell>
          <table:table-cell table:style-name="ce93"/>
          <table:table-cell office:value-type="float" office:value="60.235933965149997" table:style-name="ce94">
            <text:p>60.2</text:p>
          </table:table-cell>
          <table:table-cell office:value-type="float" office:value="3.5496428666923081" table:style-name="ce50">
            <text:p>3.5</text:p>
          </table:table-cell>
          <table:table-cell table:style-name="ce50"/>
          <table:table-cell office:value-type="float" office:value="3.7090465590000004" table:style-name="ce94">
            <text:p>3.7</text:p>
          </table:table-cell>
          <table:table-cell office:value-type="float" office:value="1.8249652796545848" table:style-name="ce50">
            <text:p>1.8</text:p>
          </table:table-cell>
          <table:table-cell table:style-name="ce50"/>
          <table:table-cell office:value-type="float" office:value="1.9263122796545848" table:style-name="ce94">
            <text:p>1.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December</text:p>
          </table:table-cell>
          <table:table-cell office:value-type="float" office:value="46.083053803399999" table:style-name="ce93">
            <text:p>46.1</text:p>
          </table:table-cell>
          <table:table-cell table:style-name="ce93"/>
          <table:table-cell office:value-type="float" office:value="55.625499803399997" table:style-name="ce94">
            <text:p>55.6</text:p>
          </table:table-cell>
          <table:table-cell office:value-type="float" office:value="2.7724221486923075" table:style-name="ce50">
            <text:p>2.8</text:p>
          </table:table-cell>
          <table:table-cell table:style-name="ce50"/>
          <table:table-cell office:value-type="float" office:value="2.925225841" table:style-name="ce94">
            <text:p>2.9</text:p>
          </table:table-cell>
          <table:table-cell office:value-type="float" office:value="2.3151221573070564" table:style-name="ce50">
            <text:p>2.3</text:p>
          </table:table-cell>
          <table:table-cell table:style-name="ce50"/>
          <table:table-cell office:value-type="float" office:value="2.6270541573070569" table:style-name="ce94">
            <text:p>2.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office:value-type="float" office:value="2003" table:style-name="ce91">
            <text:p>2003</text:p>
          </table:table-cell>
          <table:table-cell office:value-type="string" table:style-name="ce31">
            <text:p>January *</text:p>
          </table:table-cell>
          <table:table-cell office:value-type="float" office:value="57.079720333125003" table:style-name="ce93">
            <text:p>57.1</text:p>
          </table:table-cell>
          <table:table-cell table:style-name="ce93"/>
          <table:table-cell office:value-type="float" office:value="69.980833333125005" table:style-name="ce94">
            <text:p>70.0</text:p>
          </table:table-cell>
          <table:table-cell office:value-type="float" office:value="2.3304306254615383" table:style-name="ce50">
            <text:p>2.3</text:p>
          </table:table-cell>
          <table:table-cell table:style-name="ce50"/>
          <table:table-cell office:value-type="float" office:value="2.7613690869999998" table:style-name="ce94">
            <text:p>2.8</text:p>
          </table:table-cell>
          <table:table-cell office:value-type="float" office:value="2.4020510748832651" table:style-name="ce50">
            <text:p>2.4</text:p>
          </table:table-cell>
          <table:table-cell table:style-name="ce50"/>
          <table:table-cell office:value-type="float" office:value="2.4861779210371115" table:style-name="ce94">
            <text:p>2.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February</text:p>
          </table:table-cell>
          <table:table-cell office:value-type="float" office:value="49.227556433059988" table:style-name="ce93">
            <text:p>49.2</text:p>
          </table:table-cell>
          <table:table-cell table:style-name="ce93"/>
          <table:table-cell office:value-type="float" office:value="60.469965433059997" table:style-name="ce94">
            <text:p>60.5</text:p>
          </table:table-cell>
          <table:table-cell office:value-type="float" office:value="3.1153241907692313" table:style-name="ce50">
            <text:p>3.1</text:p>
          </table:table-cell>
          <table:table-cell table:style-name="ce50"/>
          <table:table-cell office:value-type="float" office:value="3.4600829600000007" table:style-name="ce94">
            <text:p>3.5</text:p>
          </table:table-cell>
          <table:table-cell office:value-type="float" office:value="1.4649025732196634" table:style-name="ce50">
            <text:p>1.5</text:p>
          </table:table-cell>
          <table:table-cell table:style-name="ce50"/>
          <table:table-cell office:value-type="float" office:value="1.5535946501427405" table:style-name="ce94">
            <text:p>1.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rch</text:p>
          </table:table-cell>
          <table:table-cell office:value-type="float" office:value="49.828882002840004" table:style-name="ce93">
            <text:p>49.8</text:p>
          </table:table-cell>
          <table:table-cell table:style-name="ce93"/>
          <table:table-cell office:value-type="float" office:value="60.949078002840004" table:style-name="ce94">
            <text:p>60.9</text:p>
          </table:table-cell>
          <table:table-cell office:value-type="float" office:value="2.7054102477692314" table:style-name="ce50">
            <text:p>2.7</text:p>
          </table:table-cell>
          <table:table-cell table:style-name="ce50"/>
          <table:table-cell office:value-type="float" office:value="3.0793210170000003" table:style-name="ce94">
            <text:p>3.1</text:p>
          </table:table-cell>
          <table:table-cell office:value-type="float" office:value="1.4064463870803361" table:style-name="ce50">
            <text:p>1.4</text:p>
          </table:table-cell>
          <table:table-cell table:style-name="ce50"/>
          <table:table-cell office:value-type="float" office:value="1.4845744640034129" table:style-name="ce94">
            <text:p>1.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3">
            <text:p>April *</text:p>
          </table:table-cell>
          <table:table-cell office:value-type="float" office:value="63.129388639200002" table:style-name="ce93">
            <text:p>63.1</text:p>
          </table:table-cell>
          <table:table-cell table:style-name="ce93"/>
          <table:table-cell office:value-type="float" office:value="77.090536639199996" table:style-name="ce94">
            <text:p>77.1</text:p>
          </table:table-cell>
          <table:table-cell office:value-type="float" office:value="2.1770220013846155" table:style-name="ce50">
            <text:p>2.2</text:p>
          </table:table-cell>
          <table:table-cell table:style-name="ce50"/>
          <table:table-cell office:value-type="float" office:value="2.4940793860000001" table:style-name="ce94">
            <text:p>2.5</text:p>
          </table:table-cell>
          <table:table-cell office:value-type="float" office:value="1.7565543551298739" table:style-name="ce50">
            <text:p>1.8</text:p>
          </table:table-cell>
          <table:table-cell table:style-name="ce50"/>
          <table:table-cell office:value-type="float" office:value="1.8842072012837203" table:style-name="ce94">
            <text:p>1.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y</text:p>
          </table:table-cell>
          <table:table-cell office:value-type="float" office:value="51.206670925000005" table:style-name="ce93">
            <text:p>51.2</text:p>
          </table:table-cell>
          <table:table-cell table:style-name="ce93"/>
          <table:table-cell office:value-type="float" office:value="62.289648925000002" table:style-name="ce94">
            <text:p>62.3</text:p>
          </table:table-cell>
          <table:table-cell office:value-type="float" office:value="3.5720430923076925" table:style-name="ce50">
            <text:p>3.6</text:p>
          </table:table-cell>
          <table:table-cell table:style-name="ce50"/>
          <table:table-cell office:value-type="float" office:value="3.8307134" table:style-name="ce94">
            <text:p>3.8</text:p>
          </table:table-cell>
          <table:table-cell office:value-type="float" office:value="1.4292163978437848" table:style-name="ce50">
            <text:p>1.4</text:p>
          </table:table-cell>
          <table:table-cell table:style-name="ce50"/>
          <table:table-cell office:value-type="float" office:value="1.5034884747668615" table:style-name="ce94">
            <text:p>1.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ne</text:p>
          </table:table-cell>
          <table:table-cell office:value-type="float" office:value="51.007968175000002" table:style-name="ce93">
            <text:p>51.0</text:p>
          </table:table-cell>
          <table:table-cell table:style-name="ce93"/>
          <table:table-cell office:value-type="float" office:value="62.480043175000006" table:style-name="ce94">
            <text:p>62.5</text:p>
          </table:table-cell>
          <table:table-cell office:value-type="float" office:value="2.6921885403076922" table:style-name="ce50">
            <text:p>2.7</text:p>
          </table:table-cell>
          <table:table-cell table:style-name="ce50"/>
          <table:table-cell office:value-type="float" office:value="2.9520398480000001" table:style-name="ce94">
            <text:p>3.0</text:p>
          </table:table-cell>
          <table:table-cell office:value-type="float" office:value="1.3514875950566747" table:style-name="ce50">
            <text:p>1.4</text:p>
          </table:table-cell>
          <table:table-cell table:style-name="ce50"/>
          <table:table-cell office:value-type="float" office:value="1.4376726719797517" table:style-name="ce94">
            <text:p>1.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ly *</text:p>
          </table:table-cell>
          <table:table-cell office:value-type="float" office:value="65.498835449999987" table:style-name="ce93">
            <text:p>65.5</text:p>
          </table:table-cell>
          <table:table-cell table:style-name="ce93"/>
          <table:table-cell office:value-type="float" office:value="79.095490449999986" table:style-name="ce94">
            <text:p>79.1</text:p>
          </table:table-cell>
          <table:table-cell office:value-type="float" office:value="2.9399738795191048" table:style-name="ce50">
            <text:p>2.9</text:p>
          </table:table-cell>
          <table:table-cell table:style-name="ce50"/>
          <table:table-cell office:value-type="float" office:value="3.2940517256729507" table:style-name="ce94">
            <text:p>3.3</text:p>
          </table:table-cell>
          <table:table-cell office:value-type="float" office:value="1.6822739103477782" table:style-name="ce50">
            <text:p>1.7</text:p>
          </table:table-cell>
          <table:table-cell table:style-name="ce50"/>
          <table:table-cell office:value-type="float" office:value="1.7737587565016242" table:style-name="ce94">
            <text:p>1.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August</text:p>
          </table:table-cell>
          <table:table-cell office:value-type="float" office:value="51.812678263700001" table:style-name="ce93">
            <text:p>51.8</text:p>
          </table:table-cell>
          <table:table-cell table:style-name="ce93"/>
          <table:table-cell office:value-type="float" office:value="63.414180263699997" table:style-name="ce94">
            <text:p>63.4</text:p>
          </table:table-cell>
          <table:table-cell office:value-type="float" office:value="2.8051363940769232" table:style-name="ce50">
            <text:p>2.8</text:p>
          </table:table-cell>
          <table:table-cell table:style-name="ce50"/>
          <table:table-cell office:value-type="float" office:value="3.0878804710000005" table:style-name="ce94">
            <text:p>3.1</text:p>
          </table:table-cell>
          <table:table-cell office:value-type="float" office:value="1.4548437311768838" table:style-name="ce50">
            <text:p>1.5</text:p>
          </table:table-cell>
          <table:table-cell table:style-name="ce50"/>
          <table:table-cell office:value-type="float" office:value="1.5304938080999606" table:style-name="ce94">
            <text:p>1.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September</text:p>
          </table:table-cell>
          <table:table-cell office:value-type="float" office:value="51.748202151300006" table:style-name="ce93">
            <text:p>51.7</text:p>
          </table:table-cell>
          <table:table-cell table:style-name="ce93"/>
          <table:table-cell office:value-type="float" office:value="63.27615515130001" table:style-name="ce94">
            <text:p>63.3</text:p>
          </table:table-cell>
          <table:table-cell office:value-type="float" office:value="2.2964988160769235" table:style-name="ce50">
            <text:p>2.3</text:p>
          </table:table-cell>
          <table:table-cell table:style-name="ce50"/>
          <table:table-cell office:value-type="float" office:value="2.5743178930000004" table:style-name="ce94">
            <text:p>2.6</text:p>
          </table:table-cell>
          <table:table-cell office:value-type="float" office:value="1.4124734009653421" table:style-name="ce50">
            <text:p>1.4</text:p>
          </table:table-cell>
          <table:table-cell table:style-name="ce50"/>
          <table:table-cell office:value-type="float" office:value="1.486673477888419" table:style-name="ce94">
            <text:p>1.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October *</text:p>
          </table:table-cell>
          <table:table-cell office:value-type="float" office:value="65.162822315500023" table:style-name="ce93">
            <text:p>65.2</text:p>
          </table:table-cell>
          <table:table-cell table:style-name="ce93"/>
          <table:table-cell office:value-type="float" office:value="79.812478315500016" table:style-name="ce94">
            <text:p>79.8</text:p>
          </table:table-cell>
          <table:table-cell office:value-type="float" office:value="3.0333557466153844" table:style-name="ce50">
            <text:p>3.0</text:p>
          </table:table-cell>
          <table:table-cell table:style-name="ce50"/>
          <table:table-cell office:value-type="float" office:value="3.3173443619999996" table:style-name="ce94">
            <text:p>3.3</text:p>
          </table:table-cell>
          <table:table-cell office:value-type="float" office:value="1.9525517393224343" table:style-name="ce50">
            <text:p>2.0</text:p>
          </table:table-cell>
          <table:table-cell table:style-name="ce50"/>
          <table:table-cell office:value-type="float" office:value="2.0522105854762804" table:style-name="ce94">
            <text:p>2.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November</text:p>
          </table:table-cell>
          <table:table-cell office:value-type="float" office:value="52.537801995199999" table:style-name="ce93">
            <text:p>52.5</text:p>
          </table:table-cell>
          <table:table-cell table:style-name="ce93"/>
          <table:table-cell office:value-type="float" office:value="64.387238995199993" table:style-name="ce94">
            <text:p>64.4</text:p>
          </table:table-cell>
          <table:table-cell office:value-type="float" office:value="3.6455929516923082" table:style-name="ce50">
            <text:p>3.6</text:p>
          </table:table-cell>
          <table:table-cell table:style-name="ce50"/>
          <table:table-cell office:value-type="float" office:value="3.8595636440000005" table:style-name="ce94">
            <text:p>3.9</text:p>
          </table:table-cell>
          <table:table-cell office:value-type="float" office:value="1.8592217266076125" table:style-name="ce50">
            <text:p>1.9</text:p>
          </table:table-cell>
          <table:table-cell table:style-name="ce50"/>
          <table:table-cell office:value-type="float" office:value="1.9511028035306892" table:style-name="ce94">
            <text:p>2.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December</text:p>
          </table:table-cell>
          <table:table-cell office:value-type="float" office:value="49.833113561449984" table:style-name="ce93">
            <text:p>49.8</text:p>
          </table:table-cell>
          <table:table-cell table:style-name="ce93"/>
          <table:table-cell office:value-type="float" office:value="60.370961561449995" table:style-name="ce94">
            <text:p>60.4</text:p>
          </table:table-cell>
          <table:table-cell office:value-type="float" office:value="2.6453920116923082" table:style-name="ce50">
            <text:p>2.6</text:p>
          </table:table-cell>
          <table:table-cell table:style-name="ce50"/>
          <table:table-cell office:value-type="float" office:value="2.8359937040000003" table:style-name="ce94">
            <text:p>2.8</text:p>
          </table:table-cell>
          <table:table-cell office:value-type="float" office:value="2.2134233474317471" table:style-name="ce50">
            <text:p>2.2</text:p>
          </table:table-cell>
          <table:table-cell table:style-name="ce50"/>
          <table:table-cell office:value-type="float" office:value="2.5473594243548243" table:style-name="ce94">
            <text:p>2.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office:value-type="float" office:value="2004" table:style-name="ce91">
            <text:p>2004</text:p>
          </table:table-cell>
          <table:table-cell office:value-type="string" table:style-name="ce31">
            <text:p>January *</text:p>
          </table:table-cell>
          <table:table-cell office:value-type="float" office:value="59.321680570499986" table:style-name="ce93">
            <text:p>59.3</text:p>
          </table:table-cell>
          <table:table-cell table:style-name="ce93"/>
          <table:table-cell office:value-type="float" office:value="74.091142570499983" table:style-name="ce94">
            <text:p>74.1</text:p>
          </table:table-cell>
          <table:table-cell office:value-type="float" office:value="2.457394044307692" table:style-name="ce50">
            <text:p>2.5</text:p>
          </table:table-cell>
          <table:table-cell table:style-name="ce50"/>
          <table:table-cell office:value-type="float" office:value="2.8917523520000001" table:style-name="ce94">
            <text:p>2.9</text:p>
          </table:table-cell>
          <table:table-cell office:value-type="float" office:value="2.2248478404628389" table:style-name="ce50">
            <text:p>2.2</text:p>
          </table:table-cell>
          <table:table-cell table:style-name="ce50"/>
          <table:table-cell office:value-type="float" office:value="2.2978439943089928" table:style-name="ce94">
            <text:p>2.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February</text:p>
          </table:table-cell>
          <table:table-cell office:value-type="float" office:value="51.111221537160006" table:style-name="ce93">
            <text:p>51.1</text:p>
          </table:table-cell>
          <table:table-cell table:style-name="ce93"/>
          <table:table-cell office:value-type="float" office:value="62.731712537160007" table:style-name="ce94">
            <text:p>62.7</text:p>
          </table:table-cell>
          <table:table-cell office:value-type="float" office:value="3.1320037918461541" table:style-name="ce50">
            <text:p>3.1</text:p>
          </table:table-cell>
          <table:table-cell table:style-name="ce50"/>
          <table:table-cell office:value-type="float" office:value="3.4899096379999999" table:style-name="ce94">
            <text:p>3.5</text:p>
          </table:table-cell>
          <table:table-cell office:value-type="float" office:value="1.4769671089252758" table:style-name="ce50">
            <text:p>1.5</text:p>
          </table:table-cell>
          <table:table-cell table:style-name="ce50"/>
          <table:table-cell office:value-type="float" office:value="1.558482032002199" table:style-name="ce94">
            <text:p>1.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rch</text:p>
          </table:table-cell>
          <table:table-cell office:value-type="float" office:value="50.435533617039987" table:style-name="ce93">
            <text:p>50.4</text:p>
          </table:table-cell>
          <table:table-cell table:style-name="ce93"/>
          <table:table-cell office:value-type="float" office:value="62.701628617039994" table:style-name="ce94">
            <text:p>62.7</text:p>
          </table:table-cell>
          <table:table-cell office:value-type="float" office:value="2.734467942846154" table:style-name="ce50">
            <text:p>2.7</text:p>
          </table:table-cell>
          <table:table-cell table:style-name="ce50"/>
          <table:table-cell office:value-type="float" office:value="3.0880687890000003" table:style-name="ce94">
            <text:p>3.1</text:p>
          </table:table-cell>
          <table:table-cell office:value-type="float" office:value="1.4223613531785104" table:style-name="ce50">
            <text:p>1.4</text:p>
          </table:table-cell>
          <table:table-cell table:style-name="ce50"/>
          <table:table-cell office:value-type="float" office:value="1.5295502762554336" table:style-name="ce94">
            <text:p>1.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3">
            <text:p>April *</text:p>
          </table:table-cell>
          <table:table-cell office:value-type="float" office:value="63.517711739600003" table:style-name="ce93">
            <text:p>63.5</text:p>
          </table:table-cell>
          <table:table-cell table:style-name="ce93"/>
          <table:table-cell office:value-type="float" office:value="78.441425739600007" table:style-name="ce94">
            <text:p>78.4</text:p>
          </table:table-cell>
          <table:table-cell office:value-type="float" office:value="2.5999309999999998" table:style-name="ce50">
            <text:p>2.6</text:p>
          </table:table-cell>
          <table:table-cell table:style-name="ce50"/>
          <table:table-cell office:value-type="float" office:value="2.9769169999999994" table:style-name="ce94">
            <text:p>3.0</text:p>
          </table:table-cell>
          <table:table-cell office:value-type="float" office:value="1.8402361755390562" table:style-name="ce50">
            <text:p>1.8</text:p>
          </table:table-cell>
          <table:table-cell table:style-name="ce50"/>
          <table:table-cell office:value-type="float" office:value="1.9569073293852099" table:style-name="ce94">
            <text:p>2.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y</text:p>
          </table:table-cell>
          <table:table-cell office:value-type="float" office:value="51.371560420000002" table:style-name="ce93">
            <text:p>51.4</text:p>
          </table:table-cell>
          <table:table-cell table:style-name="ce93"/>
          <table:table-cell office:value-type="float" office:value="63.282448420000001" table:style-name="ce94">
            <text:p>63.3</text:p>
          </table:table-cell>
          <table:table-cell office:value-type="float" office:value="2.6056713949999999" table:style-name="ce50">
            <text:p>2.6</text:p>
          </table:table-cell>
          <table:table-cell table:style-name="ce50"/>
          <table:table-cell office:value-type="float" office:value="2.9056443949999999" table:style-name="ce94">
            <text:p>2.9</text:p>
          </table:table-cell>
          <table:table-cell office:value-type="float" office:value="1.498647270887284" table:style-name="ce50">
            <text:p>1.5</text:p>
          </table:table-cell>
          <table:table-cell table:style-name="ce50"/>
          <table:table-cell office:value-type="float" office:value="1.5849541939642071" table:style-name="ce94">
            <text:p>1.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ne</text:p>
          </table:table-cell>
          <table:table-cell office:value-type="float" office:value="50.88153797999999" table:style-name="ce93">
            <text:p>50.9</text:p>
          </table:table-cell>
          <table:table-cell table:style-name="ce93"/>
          <table:table-cell office:value-type="float" office:value="63.312909979999993" table:style-name="ce94">
            <text:p>63.3</text:p>
          </table:table-cell>
          <table:table-cell office:value-type="float" office:value="2.354380983" table:style-name="ce50">
            <text:p>2.4</text:p>
          </table:table-cell>
          <table:table-cell table:style-name="ce50"/>
          <table:table-cell office:value-type="float" office:value="2.6665229829999997" table:style-name="ce94">
            <text:p>2.7</text:p>
          </table:table-cell>
          <table:table-cell office:value-type="float" office:value="1.4611867337623616" table:style-name="ce50">
            <text:p>1.5</text:p>
          </table:table-cell>
          <table:table-cell table:style-name="ce50"/>
          <table:table-cell office:value-type="float" office:value="1.5431196568392846" table:style-name="ce94">
            <text:p>1.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ly *</text:p>
          </table:table-cell>
          <table:table-cell office:value-type="float" office:value="63.962501575000005" table:style-name="ce93">
            <text:p>64.0</text:p>
          </table:table-cell>
          <table:table-cell table:style-name="ce93"/>
          <table:table-cell office:value-type="float" office:value="78.699081575000008" table:style-name="ce94">
            <text:p>78.7</text:p>
          </table:table-cell>
          <table:table-cell office:value-type="float" office:value="2.1378012448461536" table:style-name="ce50">
            <text:p>2.1</text:p>
          </table:table-cell>
          <table:table-cell table:style-name="ce50"/>
          <table:table-cell office:value-type="float" office:value="2.5774370909999997" table:style-name="ce94">
            <text:p>2.6</text:p>
          </table:table-cell>
          <table:table-cell office:value-type="float" office:value="1.8358906497498357" table:style-name="ce50">
            <text:p>1.8</text:p>
          </table:table-cell>
          <table:table-cell table:style-name="ce50"/>
          <table:table-cell office:value-type="float" office:value="1.9226478035959897" table:style-name="ce94">
            <text:p>1.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August</text:p>
          </table:table-cell>
          <table:table-cell office:value-type="float" office:value="49.665395406099996" table:style-name="ce93">
            <text:p>49.7</text:p>
          </table:table-cell>
          <table:table-cell table:style-name="ce93"/>
          <table:table-cell office:value-type="float" office:value="61.733146406099998" table:style-name="ce94">
            <text:p>61.7</text:p>
          </table:table-cell>
          <table:table-cell office:value-type="float" office:value="2.9117083260769232" table:style-name="ce50">
            <text:p>2.9</text:p>
          </table:table-cell>
          <table:table-cell table:style-name="ce50"/>
          <table:table-cell office:value-type="float" office:value="3.2661454029999999" table:style-name="ce94">
            <text:p>3.3</text:p>
          </table:table-cell>
          <table:table-cell office:value-type="float" office:value="1.4592214501562797" table:style-name="ce50">
            <text:p>1.5</text:p>
          </table:table-cell>
          <table:table-cell table:style-name="ce50"/>
          <table:table-cell office:value-type="float" office:value="1.5240923732332028" table:style-name="ce94">
            <text:p>1.5</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September</text:p>
          </table:table-cell>
          <table:table-cell office:value-type="float" office:value="49.272867377400011" table:style-name="ce93">
            <text:p>49.3</text:p>
          </table:table-cell>
          <table:table-cell table:style-name="ce93"/>
          <table:table-cell office:value-type="float" office:value="61.577391377400012" table:style-name="ce94">
            <text:p>61.6</text:p>
          </table:table-cell>
          <table:table-cell office:value-type="float" office:value="2.4621100140769232" table:style-name="ce50">
            <text:p>2.5</text:p>
          </table:table-cell>
          <table:table-cell table:style-name="ce50"/>
          <table:table-cell office:value-type="float" office:value="2.7860630909999999" table:style-name="ce94">
            <text:p>2.8</text:p>
          </table:table-cell>
          <table:table-cell office:value-type="float" office:value="1.3144329755949091" table:style-name="ce50">
            <text:p>1.3</text:p>
          </table:table-cell>
          <table:table-cell table:style-name="ce50"/>
          <table:table-cell office:value-type="float" office:value="1.3993628986718323" table:style-name="ce94">
            <text:p>1.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October *</text:p>
          </table:table-cell>
          <table:table-cell office:value-type="float" office:value="61.596334524" table:style-name="ce93">
            <text:p>61.6</text:p>
          </table:table-cell>
          <table:table-cell table:style-name="ce93"/>
          <table:table-cell office:value-type="float" office:value="76.750588524000008" table:style-name="ce94">
            <text:p>76.8</text:p>
          </table:table-cell>
          <table:table-cell office:value-type="float" office:value="2.798689088076924" table:style-name="ce50">
            <text:p>2.8</text:p>
          </table:table-cell>
          <table:table-cell table:style-name="ce50"/>
          <table:table-cell office:value-type="float" office:value="3.1884781650000003" table:style-name="ce94">
            <text:p>3.2</text:p>
          </table:table-cell>
          <table:table-cell office:value-type="float" office:value="1.8252597482137529" table:style-name="ce50">
            <text:p>1.8</text:p>
          </table:table-cell>
          <table:table-cell table:style-name="ce50"/>
          <table:table-cell office:value-type="float" office:value="1.9421129020599068" table:style-name="ce94">
            <text:p>1.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November</text:p>
          </table:table-cell>
          <table:table-cell office:value-type="float" office:value="50.787810874900011" table:style-name="ce93">
            <text:p>50.8</text:p>
          </table:table-cell>
          <table:table-cell table:style-name="ce93"/>
          <table:table-cell office:value-type="float" office:value="63.106151874900007" table:style-name="ce94">
            <text:p>63.1</text:p>
          </table:table-cell>
          <table:table-cell office:value-type="float" office:value="3.5372228494615383" table:style-name="ce50">
            <text:p>3.5</text:p>
          </table:table-cell>
          <table:table-cell table:style-name="ce50"/>
          <table:table-cell office:value-type="float" office:value="3.8414033110000001" table:style-name="ce94">
            <text:p>3.8</text:p>
          </table:table-cell>
          <table:table-cell office:value-type="float" office:value="1.7487404853909629" table:style-name="ce50">
            <text:p>1.7</text:p>
          </table:table-cell>
          <table:table-cell table:style-name="ce50"/>
          <table:table-cell office:value-type="float" office:value="1.8333054084678861" table:style-name="ce94">
            <text:p>1.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December</text:p>
          </table:table-cell>
          <table:table-cell office:value-type="float" office:value="45.559166612400013" table:style-name="ce93">
            <text:p>45.6</text:p>
          </table:table-cell>
          <table:table-cell table:style-name="ce93"/>
          <table:table-cell office:value-type="float" office:value="59.37856561240001" table:style-name="ce94">
            <text:p>59.4</text:p>
          </table:table-cell>
          <table:table-cell office:value-type="float" office:value="2.721725312461539" table:style-name="ce50">
            <text:p>2.7</text:p>
          </table:table-cell>
          <table:table-cell table:style-name="ce50"/>
          <table:table-cell office:value-type="float" office:value="3.0031557740000006" table:style-name="ce94">
            <text:p>3.0</text:p>
          </table:table-cell>
          <table:table-cell office:value-type="float" office:value="1.9811342379330994" table:style-name="ce50">
            <text:p>2.0</text:p>
          </table:table-cell>
          <table:table-cell table:style-name="ce50"/>
          <table:table-cell office:value-type="float" office:value="2.3472071610100222" table:style-name="ce94">
            <text:p>2.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office:value-type="float" office:value="2005" table:style-name="ce91">
            <text:p>2005</text:p>
          </table:table-cell>
          <table:table-cell office:value-type="string" table:style-name="ce31">
            <text:p>January *</text:p>
          </table:table-cell>
          <table:table-cell office:value-type="float" office:value="69.458875857750002" table:style-name="ce93">
            <text:p>69.5</text:p>
          </table:table-cell>
          <table:table-cell table:style-name="ce93"/>
          <table:table-cell office:value-type="float" office:value="84.255421857749994" table:style-name="ce94">
            <text:p>84.3</text:p>
          </table:table-cell>
          <table:table-cell office:value-type="float" office:value="2.4828322741538464" table:style-name="ce50">
            <text:p>2.5</text:p>
          </table:table-cell>
          <table:table-cell table:style-name="ce50"/>
          <table:table-cell office:value-type="float" office:value="2.8865014279999999" table:style-name="ce94">
            <text:p>2.9</text:p>
          </table:table-cell>
          <table:table-cell office:value-type="float" office:value="2.1107565482951833" table:style-name="ce50">
            <text:p>2.1</text:p>
          </table:table-cell>
          <table:table-cell table:style-name="ce50"/>
          <table:table-cell office:value-type="float" office:value="2.1601086252182604" table:style-name="ce94">
            <text:p>2.2</text:p>
          </table:table-cell>
          <table:table-cell table:style-name="ce27"/>
          <table:table-cell table:number-columns-repeated="2" table:style-name="ce28"/>
          <table:table-cell table:number-columns-repeated="4" table:style-name="ce35"/>
          <table:table-cell table:style-name="ce34"/>
          <table:table-cell table:number-columns-repeated="16365" table:style-name="ce35"/>
        </table:table-row>
        <table:table-row table:style-name="ro1">
          <table:table-cell table:style-name="ce91"/>
          <table:table-cell office:value-type="string" table:style-name="ce31">
            <text:p>February</text:p>
          </table:table-cell>
          <table:table-cell office:value-type="float" office:value="53.313130515479983" table:style-name="ce93">
            <text:p>53.3</text:p>
          </table:table-cell>
          <table:table-cell table:style-name="ce93"/>
          <table:table-cell office:value-type="float" office:value="65.130116515479983" table:style-name="ce94">
            <text:p>65.1</text:p>
          </table:table-cell>
          <table:table-cell office:value-type="float" office:value="3.4220568829230769" table:style-name="ce50">
            <text:p>3.4</text:p>
          </table:table-cell>
          <table:table-cell table:style-name="ce50"/>
          <table:table-cell office:value-type="float" office:value="3.7539128059999998" table:style-name="ce94">
            <text:p>3.8</text:p>
          </table:table-cell>
          <table:table-cell office:value-type="float" office:value="1.4189585256613289" table:style-name="ce50">
            <text:p>1.4</text:p>
          </table:table-cell>
          <table:table-cell table:style-name="ce50"/>
          <table:table-cell office:value-type="float" office:value="1.4799889871997904" table:style-name="ce94">
            <text:p>1.5</text:p>
          </table:table-cell>
          <table:table-cell table:style-name="ce27"/>
          <table:table-cell table:number-columns-repeated="2" table:style-name="ce28"/>
          <table:table-cell table:number-columns-repeated="4" table:style-name="ce35"/>
          <table:table-cell table:style-name="ce34"/>
          <table:table-cell table:number-columns-repeated="16365" table:style-name="ce35"/>
        </table:table-row>
        <table:table-row table:style-name="ro1">
          <table:table-cell table:style-name="ce91"/>
          <table:table-cell office:value-type="string" table:style-name="ce31">
            <text:p>March</text:p>
          </table:table-cell>
          <table:table-cell office:value-type="float" office:value="50.341291552320001" table:style-name="ce93">
            <text:p>50.3</text:p>
          </table:table-cell>
          <table:table-cell table:style-name="ce93"/>
          <table:table-cell office:value-type="float" office:value="62.106919552320001" table:style-name="ce94">
            <text:p>62.1</text:p>
          </table:table-cell>
          <table:table-cell office:value-type="float" office:value="2.8113030219230768" table:style-name="ce50">
            <text:p>2.8</text:p>
          </table:table-cell>
          <table:table-cell table:style-name="ce50"/>
          <table:table-cell office:value-type="float" office:value="3.1198219449999995" table:style-name="ce94">
            <text:p>3.1</text:p>
          </table:table-cell>
          <table:table-cell office:value-type="float" office:value="1.3023618960946044" table:style-name="ce50">
            <text:p>1.3</text:p>
          </table:table-cell>
          <table:table-cell table:style-name="ce50"/>
          <table:table-cell office:value-type="float" office:value="1.3781093576330661" table:style-name="ce94">
            <text:p>1.4</text:p>
          </table:table-cell>
          <table:table-cell table:style-name="ce27"/>
          <table:table-cell table:number-columns-repeated="2" table:style-name="ce28"/>
          <table:table-cell table:number-columns-repeated="4" table:style-name="ce35"/>
          <table:table-cell table:style-name="ce34"/>
          <table:table-cell table:number-columns-repeated="16365" table:style-name="ce35"/>
        </table:table-row>
        <table:table-row table:style-name="ro1">
          <table:table-cell table:style-name="ce91"/>
          <table:table-cell office:value-type="string" table:style-name="ce33">
            <text:p>April *</text:p>
          </table:table-cell>
          <table:table-cell office:value-type="float" office:value="61.858231333500008" table:style-name="ce93">
            <text:p>61.9</text:p>
          </table:table-cell>
          <table:table-cell table:style-name="ce93"/>
          <table:table-cell office:value-type="float" office:value="77.552581333500015" table:style-name="ce94">
            <text:p>77.6</text:p>
          </table:table-cell>
          <table:table-cell office:value-type="float" office:value="2.3021689516153843" table:style-name="ce50">
            <text:p>2.3</text:p>
          </table:table-cell>
          <table:table-cell table:style-name="ce50"/>
          <table:table-cell office:value-type="float" office:value="2.649354567" table:style-name="ce94">
            <text:p>2.6</text:p>
          </table:table-cell>
          <table:table-cell office:value-type="float" office:value="1.742575882276951" table:style-name="ce50">
            <text:p>1.7</text:p>
          </table:table-cell>
          <table:table-cell table:style-name="ce50"/>
          <table:table-cell office:value-type="float" office:value="1.831219959200028" table:style-name="ce94">
            <text:p>1.8</text:p>
          </table:table-cell>
          <table:table-cell table:style-name="ce27"/>
          <table:table-cell table:number-columns-repeated="2" table:style-name="ce28"/>
          <table:table-cell table:number-columns-repeated="4" table:style-name="ce35"/>
          <table:table-cell table:style-name="ce34"/>
          <table:table-cell table:number-columns-repeated="16365" table:style-name="ce35"/>
        </table:table-row>
        <table:table-row table:style-name="ro1">
          <table:table-cell table:style-name="ce91"/>
          <table:table-cell office:value-type="string" table:style-name="ce31">
            <text:p>May</text:p>
          </table:table-cell>
          <table:table-cell office:value-type="float" office:value="49.293761417500008" table:style-name="ce93">
            <text:p>49.3</text:p>
          </table:table-cell>
          <table:table-cell table:style-name="ce93"/>
          <table:table-cell office:value-type="float" office:value="61.870236417500003" table:style-name="ce94">
            <text:p>61.9</text:p>
          </table:table-cell>
          <table:table-cell office:value-type="float" office:value="3.1912532876923079" table:style-name="ce50">
            <text:p>3.2</text:p>
          </table:table-cell>
          <table:table-cell table:style-name="ce50"/>
          <table:table-cell office:value-type="float" office:value="3.4682829800000001" table:style-name="ce94">
            <text:p>3.5</text:p>
          </table:table-cell>
          <table:table-cell office:value-type="float" office:value="1.3402969915477208" table:style-name="ce50">
            <text:p>1.3</text:p>
          </table:table-cell>
          <table:table-cell table:style-name="ce50"/>
          <table:table-cell office:value-type="float" office:value="1.4094814530861826" table:style-name="ce94">
            <text:p>1.4</text:p>
          </table:table-cell>
          <table:table-cell table:style-name="ce27"/>
          <table:table-cell table:number-columns-repeated="2" table:style-name="ce28"/>
          <table:table-cell table:number-columns-repeated="4" table:style-name="ce35"/>
          <table:table-cell table:style-name="ce34"/>
          <table:table-cell table:number-columns-repeated="16365" table:style-name="ce35"/>
        </table:table-row>
        <table:table-row table:style-name="ro1">
          <table:table-cell table:style-name="ce91"/>
          <table:table-cell office:value-type="string" table:style-name="ce31">
            <text:p>June</text:p>
          </table:table-cell>
          <table:table-cell office:value-type="float" office:value="49.963017819999997" table:style-name="ce93">
            <text:p>50.0</text:p>
          </table:table-cell>
          <table:table-cell table:style-name="ce93"/>
          <table:table-cell office:value-type="float" office:value="62.601233820000004" table:style-name="ce94">
            <text:p>62.6</text:p>
          </table:table-cell>
          <table:table-cell office:value-type="float" office:value="3.0207684446923082" table:style-name="ce50">
            <text:p>3.0</text:p>
          </table:table-cell>
          <table:table-cell table:style-name="ce50"/>
          <table:table-cell office:value-type="float" office:value="3.3334501370000003" table:style-name="ce94">
            <text:p>3.3</text:p>
          </table:table-cell>
          <table:table-cell office:value-type="float" office:value="1.2307068641407106" table:style-name="ce50">
            <text:p>1.2</text:p>
          </table:table-cell>
          <table:table-cell table:style-name="ce50"/>
          <table:table-cell office:value-type="float" office:value="1.2932793256791721" table:style-name="ce94">
            <text:p>1.3</text:p>
          </table:table-cell>
          <table:table-cell table:style-name="ce27"/>
          <table:table-cell table:number-columns-repeated="2" table:style-name="ce28"/>
          <table:table-cell table:number-columns-repeated="4" table:style-name="ce35"/>
          <table:table-cell table:style-name="ce34"/>
          <table:table-cell table:number-columns-repeated="16365" table:style-name="ce35"/>
        </table:table-row>
        <table:table-row table:style-name="ro1">
          <table:table-cell table:style-name="ce91"/>
          <table:table-cell office:value-type="string" table:style-name="ce31">
            <text:p>July *</text:p>
          </table:table-cell>
          <table:table-cell office:value-type="float" office:value="66.069757949999996" table:style-name="ce93">
            <text:p>66.1</text:p>
          </table:table-cell>
          <table:table-cell table:style-name="ce93"/>
          <table:table-cell office:value-type="float" office:value="81.450226950000001" table:style-name="ce94">
            <text:p>81.5</text:p>
          </table:table-cell>
          <table:table-cell office:value-type="float" office:value="2.864650070538461" table:style-name="ce50">
            <text:p>2.9</text:p>
          </table:table-cell>
          <table:table-cell table:style-name="ce50"/>
          <table:table-cell office:value-type="float" office:value="3.2087596089999999" table:style-name="ce94">
            <text:p>3.2</text:p>
          </table:table-cell>
          <table:table-cell office:value-type="float" office:value="1.4743991816449131" table:style-name="ce50">
            <text:p>1.5</text:p>
          </table:table-cell>
          <table:table-cell table:style-name="ce50"/>
          <table:table-cell office:value-type="float" office:value="1.5575132585679901" table:style-name="ce94">
            <text:p>1.6</text:p>
          </table:table-cell>
          <table:table-cell table:style-name="ce27"/>
          <table:table-cell table:number-columns-repeated="2" table:style-name="ce28"/>
          <table:table-cell table:number-columns-repeated="4" table:style-name="ce35"/>
          <table:table-cell table:style-name="ce34"/>
          <table:table-cell table:number-columns-repeated="16365" table:style-name="ce35"/>
        </table:table-row>
        <table:table-row table:style-name="ro1">
          <table:table-cell table:style-name="ce91"/>
          <table:table-cell office:value-type="string" table:style-name="ce31">
            <text:p>August</text:p>
          </table:table-cell>
          <table:table-cell office:value-type="float" office:value="51.268448793000005" table:style-name="ce93">
            <text:p>51.3</text:p>
          </table:table-cell>
          <table:table-cell table:style-name="ce93"/>
          <table:table-cell office:value-type="float" office:value="63.740246792999997" table:style-name="ce94">
            <text:p>63.7</text:p>
          </table:table-cell>
          <table:table-cell office:value-type="float" office:value="2.9577703062307692" table:style-name="ce50">
            <text:p>3.0</text:p>
          </table:table-cell>
          <table:table-cell table:style-name="ce50"/>
          <table:table-cell office:value-type="float" office:value="3.2176445369999995" table:style-name="ce94">
            <text:p>3.2</text:p>
          </table:table-cell>
          <table:table-cell office:value-type="float" office:value="1.2610345970086767" table:style-name="ce50">
            <text:p>1.3</text:p>
          </table:table-cell>
          <table:table-cell table:style-name="ce50"/>
          <table:table-cell office:value-type="float" office:value="1.3162820585471384" table:style-name="ce94">
            <text:p>1.3</text:p>
          </table:table-cell>
          <table:table-cell table:style-name="ce27"/>
          <table:table-cell table:number-columns-repeated="2" table:style-name="ce28"/>
          <table:table-cell table:number-columns-repeated="4" table:style-name="ce35"/>
          <table:table-cell table:style-name="ce34"/>
          <table:table-cell table:number-columns-repeated="16365" table:style-name="ce35"/>
        </table:table-row>
        <table:table-row table:style-name="ro1">
          <table:table-cell table:style-name="ce91"/>
          <table:table-cell office:value-type="string" table:style-name="ce31">
            <text:p>September</text:p>
          </table:table-cell>
          <table:table-cell office:value-type="float" office:value="50.761023783500015" table:style-name="ce93">
            <text:p>50.8</text:p>
          </table:table-cell>
          <table:table-cell table:style-name="ce93"/>
          <table:table-cell office:value-type="float" office:value="63.589198783500017" table:style-name="ce94">
            <text:p>63.6</text:p>
          </table:table-cell>
          <table:table-cell office:value-type="float" office:value="2.4463928732307694" table:style-name="ce50">
            <text:p>2.4</text:p>
          </table:table-cell>
          <table:table-cell table:style-name="ce50"/>
          <table:table-cell office:value-type="float" office:value="2.7344851040000004" table:style-name="ce94">
            <text:p>2.7</text:p>
          </table:table-cell>
          <table:table-cell office:value-type="float" office:value="1.1941990595752898" table:style-name="ce50">
            <text:p>1.2</text:p>
          </table:table-cell>
          <table:table-cell table:style-name="ce50"/>
          <table:table-cell office:value-type="float" office:value="1.2677575211137515" table:style-name="ce94">
            <text:p>1.3</text:p>
          </table:table-cell>
          <table:table-cell table:style-name="ce27"/>
          <table:table-cell table:number-columns-repeated="2" table:style-name="ce28"/>
          <table:table-cell table:number-columns-repeated="4" table:style-name="ce35"/>
          <table:table-cell table:style-name="ce34"/>
          <table:table-cell table:number-columns-repeated="16365" table:style-name="ce35"/>
        </table:table-row>
        <table:table-row table:style-name="ro1">
          <table:table-cell table:style-name="ce91"/>
          <table:table-cell office:value-type="string" table:style-name="ce31">
            <text:p>October *</text:p>
          </table:table-cell>
          <table:table-cell office:value-type="float" office:value="64.442089071999987" table:style-name="ce93">
            <text:p>64.4</text:p>
          </table:table-cell>
          <table:table-cell table:style-name="ce93"/>
          <table:table-cell office:value-type="float" office:value="80.154963072000001" table:style-name="ce94">
            <text:p>80.2</text:p>
          </table:table-cell>
          <table:table-cell office:value-type="float" office:value="2.7937893863846157" table:style-name="ce50">
            <text:p>2.8</text:p>
          </table:table-cell>
          <table:table-cell table:style-name="ce50"/>
          <table:table-cell office:value-type="float" office:value="3.1198947710000002" table:style-name="ce94">
            <text:p>3.1</text:p>
          </table:table-cell>
          <table:table-cell office:value-type="float" office:value="1.6926981500922356" table:style-name="ce50">
            <text:p>1.7</text:p>
          </table:table-cell>
          <table:table-cell table:style-name="ce50"/>
          <table:table-cell office:value-type="float" office:value="1.8284432270153126" table:style-name="ce94">
            <text:p>1.8</text:p>
          </table:table-cell>
          <table:table-cell table:style-name="ce27"/>
          <table:table-cell table:number-columns-repeated="2" table:style-name="ce28"/>
          <table:table-cell table:number-columns-repeated="4" table:style-name="ce35"/>
          <table:table-cell table:style-name="ce34"/>
          <table:table-cell table:number-columns-repeated="16365" table:style-name="ce35"/>
        </table:table-row>
        <table:table-row table:style-name="ro1">
          <table:table-cell table:style-name="ce91"/>
          <table:table-cell office:value-type="string" table:style-name="ce31">
            <text:p>November</text:p>
          </table:table-cell>
          <table:table-cell office:value-type="float" office:value="51.282561719749985" table:style-name="ce93">
            <text:p>51.3</text:p>
          </table:table-cell>
          <table:table-cell table:style-name="ce93"/>
          <table:table-cell office:value-type="float" office:value="64.30482371974999" table:style-name="ce94">
            <text:p>64.3</text:p>
          </table:table-cell>
          <table:table-cell office:value-type="float" office:value="3.4575200803076922" table:style-name="ce50">
            <text:p>3.5</text:p>
          </table:table-cell>
          <table:table-cell table:style-name="ce50"/>
          <table:table-cell office:value-type="float" office:value="3.7359633880000001" table:style-name="ce94">
            <text:p>3.7</text:p>
          </table:table-cell>
          <table:table-cell office:value-type="float" office:value="1.5038298927504952" table:style-name="ce50">
            <text:p>1.5</text:p>
          </table:table-cell>
          <table:table-cell table:style-name="ce50"/>
          <table:table-cell office:value-type="float" office:value="1.6278133542889568" table:style-name="ce94">
            <text:p>1.6</text:p>
          </table:table-cell>
          <table:table-cell table:style-name="ce27"/>
          <table:table-cell table:number-columns-repeated="2" table:style-name="ce28"/>
          <table:table-cell table:number-columns-repeated="4" table:style-name="ce35"/>
          <table:table-cell table:style-name="ce34"/>
          <table:table-cell table:number-columns-repeated="16365" table:style-name="ce35"/>
        </table:table-row>
        <table:table-row table:style-name="ro1">
          <table:table-cell table:style-name="ce91"/>
          <table:table-cell office:value-type="string" table:style-name="ce31">
            <text:p>December</text:p>
          </table:table-cell>
          <table:table-cell office:value-type="float" office:value="48.812964321999992" table:style-name="ce93">
            <text:p>48.8</text:p>
          </table:table-cell>
          <table:table-cell table:style-name="ce93"/>
          <table:table-cell office:value-type="float" office:value="60.434359321999999" table:style-name="ce94">
            <text:p>60.4</text:p>
          </table:table-cell>
          <table:table-cell office:value-type="float" office:value="2.1084208863076919" table:style-name="ce50">
            <text:p>2.1</text:p>
          </table:table-cell>
          <table:table-cell table:style-name="ce50"/>
          <table:table-cell office:value-type="float" office:value="2.3591531940000001" table:style-name="ce94">
            <text:p>2.4</text:p>
          </table:table-cell>
          <table:table-cell office:value-type="float" office:value="1.7954477140427114" table:style-name="ce50">
            <text:p>1.8</text:p>
          </table:table-cell>
          <table:table-cell table:style-name="ce50"/>
          <table:table-cell office:value-type="float" office:value="2.0657291755811729" table:style-name="ce94">
            <text:p>2.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office:value-type="float" office:value="2006" table:style-name="ce91">
            <text:p>2006</text:p>
          </table:table-cell>
          <table:table-cell office:value-type="string" table:style-name="ce31">
            <text:p>January *</text:p>
          </table:table-cell>
          <table:table-cell office:value-type="float" office:value="59.592668157499986" table:style-name="ce93">
            <text:p>59.6</text:p>
          </table:table-cell>
          <table:table-cell table:style-name="ce93"/>
          <table:table-cell office:value-type="float" office:value="74.8910011575" table:style-name="ce94">
            <text:p>74.9</text:p>
          </table:table-cell>
          <table:table-cell office:value-type="float" office:value="1.7773667288461541" table:style-name="ce50">
            <text:p>1.8</text:p>
          </table:table-cell>
          <table:table-cell table:style-name="ce50"/>
          <table:table-cell office:value-type="float" office:value="2.260389575" table:style-name="ce94">
            <text:p>2.3</text:p>
          </table:table-cell>
          <table:table-cell office:value-type="float" office:value="1.6206857277229636" table:style-name="ce50">
            <text:p>1.6</text:p>
          </table:table-cell>
          <table:table-cell table:style-name="ce50"/>
          <table:table-cell office:value-type="float" office:value="1.6839008046460404" table:style-name="ce94">
            <text:p>1.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February</text:p>
          </table:table-cell>
          <table:table-cell office:value-type="float" office:value="49.636465101500001" table:style-name="ce93">
            <text:p>49.6</text:p>
          </table:table-cell>
          <table:table-cell table:style-name="ce93"/>
          <table:table-cell office:value-type="float" office:value="62.625020101499999" table:style-name="ce94">
            <text:p>62.6</text:p>
          </table:table-cell>
          <table:table-cell office:value-type="float" office:value="2.3104566730769234" table:style-name="ce50">
            <text:p>2.3</text:p>
          </table:table-cell>
          <table:table-cell table:style-name="ce50"/>
          <table:table-cell office:value-type="float" office:value="2.7048137500000005" table:style-name="ce94">
            <text:p>2.7</text:p>
          </table:table-cell>
          <table:table-cell office:value-type="float" office:value="1.2728917311143553" table:style-name="ce50">
            <text:p>1.3</text:p>
          </table:table-cell>
          <table:table-cell table:style-name="ce50"/>
          <table:table-cell office:value-type="float" office:value="1.3492891926528168" table:style-name="ce94">
            <text:p>1.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rch</text:p>
          </table:table-cell>
          <table:table-cell office:value-type="float" office:value="50.447602128500009" table:style-name="ce93">
            <text:p>50.4</text:p>
          </table:table-cell>
          <table:table-cell table:style-name="ce93"/>
          <table:table-cell office:value-type="float" office:value="63.140729128500013" table:style-name="ce94">
            <text:p>63.1</text:p>
          </table:table-cell>
          <table:table-cell office:value-type="float" office:value="2.6954239480769231" table:style-name="ce50">
            <text:p>2.7</text:p>
          </table:table-cell>
          <table:table-cell table:style-name="ce50"/>
          <table:table-cell office:value-type="float" office:value="3.086514025" table:style-name="ce94">
            <text:p>3.1</text:p>
          </table:table-cell>
          <table:table-cell office:value-type="float" office:value="1.185335873895135" table:style-name="ce50">
            <text:p>1.2</text:p>
          </table:table-cell>
          <table:table-cell table:style-name="ce50"/>
          <table:table-cell office:value-type="float" office:value="1.2648993354335965" table:style-name="ce94">
            <text:p>1.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3">
            <text:p>April *</text:p>
          </table:table-cell>
          <table:table-cell office:value-type="float" office:value="63.753614000625006" table:style-name="ce93">
            <text:p>63.8</text:p>
          </table:table-cell>
          <table:table-cell table:style-name="ce93"/>
          <table:table-cell office:value-type="float" office:value="79.507466000625001" table:style-name="ce94">
            <text:p>79.5</text:p>
          </table:table-cell>
          <table:table-cell office:value-type="float" office:value="3.2275681788461537" table:style-name="ce50">
            <text:p>3.2</text:p>
          </table:table-cell>
          <table:table-cell table:style-name="ce50"/>
          <table:table-cell office:value-type="float" office:value="3.6953560250000002" table:style-name="ce94">
            <text:p>3.7</text:p>
          </table:table-cell>
          <table:table-cell office:value-type="float" office:value="1.5456081880533437" table:style-name="ce50">
            <text:p>1.5</text:p>
          </table:table-cell>
          <table:table-cell table:style-name="ce50"/>
          <table:table-cell office:value-type="float" office:value="1.6273082649764206" table:style-name="ce94">
            <text:p>1.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y</text:p>
          </table:table-cell>
          <table:table-cell office:value-type="float" office:value="51.070534732874989" table:style-name="ce93">
            <text:p>51.1</text:p>
          </table:table-cell>
          <table:table-cell table:style-name="ce93"/>
          <table:table-cell office:value-type="float" office:value="63.400834732874991" table:style-name="ce94">
            <text:p>63.4</text:p>
          </table:table-cell>
          <table:table-cell office:value-type="float" office:value="2.084931628076923" table:style-name="ce50">
            <text:p>2.1</text:p>
          </table:table-cell>
          <table:table-cell table:style-name="ce50"/>
          <table:table-cell office:value-type="float" office:value="2.4191637049999999" table:style-name="ce94">
            <text:p>2.4</text:p>
          </table:table-cell>
          <table:table-cell office:value-type="float" office:value="1.2217755879234065" table:style-name="ce50">
            <text:p>1.2</text:p>
          </table:table-cell>
          <table:table-cell table:style-name="ce50"/>
          <table:table-cell office:value-type="float" office:value="1.2770900494618682" table:style-name="ce94">
            <text:p>1.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ne</text:p>
          </table:table-cell>
          <table:table-cell office:value-type="float" office:value="51.563721147749995" table:style-name="ce93">
            <text:p>51.6</text:p>
          </table:table-cell>
          <table:table-cell table:style-name="ce93"/>
          <table:table-cell office:value-type="float" office:value="62.748072147749994" table:style-name="ce94">
            <text:p>62.7</text:p>
          </table:table-cell>
          <table:table-cell office:value-type="float" office:value="2.5450244680769227" table:style-name="ce50">
            <text:p>2.5</text:p>
          </table:table-cell>
          <table:table-cell table:style-name="ce50"/>
          <table:table-cell office:value-type="float" office:value="2.903049545" table:style-name="ce94">
            <text:p>2.9</text:p>
          </table:table-cell>
          <table:table-cell office:value-type="float" office:value="1.0557523418615382" table:style-name="ce50">
            <text:p>1.1</text:p>
          </table:table-cell>
          <table:table-cell table:style-name="ce50"/>
          <table:table-cell office:value-type="float" office:value="1.1109128034" table:style-name="ce94">
            <text:p>1.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ly *</text:p>
          </table:table-cell>
          <table:table-cell office:value-type="float" office:value="64.549635035625002" table:style-name="ce93">
            <text:p>64.5</text:p>
          </table:table-cell>
          <table:table-cell table:style-name="ce93"/>
          <table:table-cell office:value-type="float" office:value="78.250827035624994" table:style-name="ce94">
            <text:p>78.3</text:p>
          </table:table-cell>
          <table:table-cell office:value-type="float" office:value="2.6606709269230775" table:style-name="ce50">
            <text:p>2.7</text:p>
          </table:table-cell>
          <table:table-cell table:style-name="ce50"/>
          <table:table-cell office:value-type="float" office:value="3.1246788500000005" table:style-name="ce94">
            <text:p>3.1</text:p>
          </table:table-cell>
          <table:table-cell office:value-type="float" office:value="1.2132011959769229" table:style-name="ce50">
            <text:p>1.2</text:p>
          </table:table-cell>
          <table:table-cell table:style-name="ce50"/>
          <table:table-cell office:value-type="float" office:value="1.2887102728999997" table:style-name="ce94">
            <text:p>1.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August</text:p>
          </table:table-cell>
          <table:table-cell office:value-type="float" office:value="51.879476376124991" table:style-name="ce93">
            <text:p>51.9</text:p>
          </table:table-cell>
          <table:table-cell table:style-name="ce93"/>
          <table:table-cell office:value-type="float" office:value="63.082131376124991" table:style-name="ce94">
            <text:p>63.1</text:p>
          </table:table-cell>
          <table:table-cell office:value-type="float" office:value="2.4639372765384615" table:style-name="ce50">
            <text:p>2.5</text:p>
          </table:table-cell>
          <table:table-cell table:style-name="ce50"/>
          <table:table-cell office:value-type="float" office:value="2.8280488150000003" table:style-name="ce94">
            <text:p>2.8</text:p>
          </table:table-cell>
          <table:table-cell office:value-type="float" office:value="0.98161563256153828" table:style-name="ce50">
            <text:p>1.0</text:p>
          </table:table-cell>
          <table:table-cell table:style-name="ce50"/>
          <table:table-cell office:value-type="float" office:value="1.0644090941" table:style-name="ce94">
            <text:p>1.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September</text:p>
          </table:table-cell>
          <table:table-cell office:value-type="float" office:value="52.675864204499995" table:style-name="ce93">
            <text:p>52.7</text:p>
          </table:table-cell>
          <table:table-cell table:style-name="ce93"/>
          <table:table-cell office:value-type="float" office:value="63.820279204499997" table:style-name="ce94">
            <text:p>63.8</text:p>
          </table:table-cell>
          <table:table-cell office:value-type="float" office:value="2.6129833715384612" table:style-name="ce50">
            <text:p>2.6</text:p>
          </table:table-cell>
          <table:table-cell table:style-name="ce50"/>
          <table:table-cell office:value-type="float" office:value="2.9885019100000001" table:style-name="ce94">
            <text:p>3.0</text:p>
          </table:table-cell>
          <table:table-cell office:value-type="float" office:value="1.2493410342115383" table:style-name="ce50">
            <text:p>1.2</text:p>
          </table:table-cell>
          <table:table-cell table:style-name="ce50"/>
          <table:table-cell office:value-type="float" office:value="1.3352144957500001" table:style-name="ce94">
            <text:p>1.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October *</text:p>
          </table:table-cell>
          <table:table-cell office:value-type="float" office:value="65.538005866249989" table:style-name="ce93">
            <text:p>65.5</text:p>
          </table:table-cell>
          <table:table-cell table:style-name="ce93"/>
          <table:table-cell office:value-type="float" office:value="79.580304866249989" table:style-name="ce94">
            <text:p>79.6</text:p>
          </table:table-cell>
          <table:table-cell office:value-type="float" office:value="3.2720413519230762" table:style-name="ce50">
            <text:p>3.3</text:p>
          </table:table-cell>
          <table:table-cell table:style-name="ce50"/>
          <table:table-cell office:value-type="float" office:value="3.5145342749999995" table:style-name="ce94">
            <text:p>3.5</text:p>
          </table:table-cell>
          <table:table-cell office:value-type="float" office:value="2.2567193239269225" table:style-name="ce50">
            <text:p>2.3</text:p>
          </table:table-cell>
          <table:table-cell table:style-name="ce50"/>
          <table:table-cell office:value-type="float" office:value="2.3564934008499998" table:style-name="ce94">
            <text:p>2.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November</text:p>
          </table:table-cell>
          <table:table-cell office:value-type="float" office:value="51.751626066249997" table:style-name="ce93">
            <text:p>51.8</text:p>
          </table:table-cell>
          <table:table-cell table:style-name="ce93"/>
          <table:table-cell office:value-type="float" office:value="63.273581066250003" table:style-name="ce94">
            <text:p>63.3</text:p>
          </table:table-cell>
          <table:table-cell office:value-type="float" office:value="2.8985220065384616" table:style-name="ce50">
            <text:p>2.9</text:p>
          </table:table-cell>
          <table:table-cell table:style-name="ce50"/>
          <table:table-cell office:value-type="float" office:value="3.100255545" table:style-name="ce94">
            <text:p>3.1</text:p>
          </table:table-cell>
          <table:table-cell office:value-type="float" office:value="1.6882261659615385" table:style-name="ce50">
            <text:p>1.7</text:p>
          </table:table-cell>
          <table:table-cell table:style-name="ce50"/>
          <table:table-cell office:value-type="float" office:value="1.7906836275" table:style-name="ce94">
            <text:p>1.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December</text:p>
          </table:table-cell>
          <table:table-cell office:value-type="float" office:value="48.641330192499993" table:style-name="ce93">
            <text:p>48.6</text:p>
          </table:table-cell>
          <table:table-cell table:style-name="ce93"/>
          <table:table-cell office:value-type="float" office:value="58.799746192499995" table:style-name="ce94">
            <text:p>58.8</text:p>
          </table:table-cell>
          <table:table-cell office:value-type="float" office:value="3.1400939665384615" table:style-name="ce50">
            <text:p>3.1</text:p>
          </table:table-cell>
          <table:table-cell table:style-name="ce50"/>
          <table:table-cell office:value-type="float" office:value="3.2987655050000004" table:style-name="ce94">
            <text:p>3.3</text:p>
          </table:table-cell>
          <table:table-cell office:value-type="float" office:value="1.3570435668615382" table:style-name="ce50">
            <text:p>1.4</text:p>
          </table:table-cell>
          <table:table-cell table:style-name="ce50"/>
          <table:table-cell office:value-type="float" office:value="1.7204310283999997" table:style-name="ce94">
            <text:p>1.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office:value-type="float" office:value="2007" table:style-name="ce91">
            <text:p>2007</text:p>
          </table:table-cell>
          <table:table-cell office:value-type="string" table:style-name="ce31">
            <text:p>January *</text:p>
          </table:table-cell>
          <table:table-cell office:value-type="float" office:value="59.195628601875001" table:style-name="ce93">
            <text:p>59.2</text:p>
          </table:table-cell>
          <table:table-cell table:style-name="ce93"/>
          <table:table-cell office:value-type="float" office:value="74.054832601875006" table:style-name="ce94">
            <text:p>74.1</text:p>
          </table:table-cell>
          <table:table-cell office:value-type="float" office:value="2.7555128615384614" table:style-name="ce50">
            <text:p>2.8</text:p>
          </table:table-cell>
          <table:table-cell table:style-name="ce50"/>
          <table:table-cell office:value-type="float" office:value="3.0916694000000002" table:style-name="ce94">
            <text:p>3.1</text:p>
          </table:table-cell>
          <table:table-cell office:value-type="float" office:value="1.5367926290769234" table:style-name="ce50">
            <text:p>1.5</text:p>
          </table:table-cell>
          <table:table-cell table:style-name="ce50"/>
          <table:table-cell office:value-type="float" office:value="1.6232057060000002" table:style-name="ce94">
            <text:p>1.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February</text:p>
          </table:table-cell>
          <table:table-cell office:value-type="float" office:value="50.384436504624993" table:style-name="ce93">
            <text:p>50.4</text:p>
          </table:table-cell>
          <table:table-cell table:style-name="ce93"/>
          <table:table-cell office:value-type="float" office:value="61.973306504625" table:style-name="ce94">
            <text:p>62.0</text:p>
          </table:table-cell>
          <table:table-cell office:value-type="float" office:value="2.4564816142307686" table:style-name="ce50">
            <text:p>2.5</text:p>
          </table:table-cell>
          <table:table-cell table:style-name="ce50"/>
          <table:table-cell office:value-type="float" office:value="2.7500218449999996" table:style-name="ce94">
            <text:p>2.8</text:p>
          </table:table-cell>
          <table:table-cell office:value-type="float" office:value="1.1016735735115386" table:style-name="ce50">
            <text:p>1.1</text:p>
          </table:table-cell>
          <table:table-cell table:style-name="ce50"/>
          <table:table-cell office:value-type="float" office:value="1.15523503505" table:style-name="ce94">
            <text:p>1.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rch</text:p>
          </table:table-cell>
          <table:table-cell office:value-type="float" office:value="50.503557894750003" table:style-name="ce93">
            <text:p>50.5</text:p>
          </table:table-cell>
          <table:table-cell table:style-name="ce93"/>
          <table:table-cell office:value-type="float" office:value="62.409624894749996" table:style-name="ce94">
            <text:p>62.4</text:p>
          </table:table-cell>
          <table:table-cell office:value-type="float" office:value="2.8728537492307691" table:style-name="ce50">
            <text:p>2.9</text:p>
          </table:table-cell>
          <table:table-cell table:style-name="ce50"/>
          <table:table-cell office:value-type="float" office:value="3.1345959799999998" table:style-name="ce94">
            <text:p>3.1</text:p>
          </table:table-cell>
          <table:table-cell office:value-type="float" office:value="0.88376050866153821" table:style-name="ce50">
            <text:p>0.9</text:p>
          </table:table-cell>
          <table:table-cell table:style-name="ce50"/>
          <table:table-cell office:value-type="float" office:value="0.95123397019999967" table:style-name="ce94">
            <text:p>1.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3">
            <text:p>April*</text:p>
          </table:table-cell>
          <table:table-cell office:value-type="float" office:value="63.929902688125004" table:style-name="ce93">
            <text:p>63.9</text:p>
          </table:table-cell>
          <table:table-cell table:style-name="ce93"/>
          <table:table-cell office:value-type="float" office:value="78.871362688124989" table:style-name="ce94">
            <text:p>78.9</text:p>
          </table:table-cell>
          <table:table-cell office:value-type="float" office:value="3.1986538326923073" table:style-name="ce50">
            <text:p>3.2</text:p>
          </table:table-cell>
          <table:table-cell table:style-name="ce50"/>
          <table:table-cell office:value-type="float" office:value="3.6491435249999999" table:style-name="ce94">
            <text:p>3.6</text:p>
          </table:table-cell>
          <table:table-cell office:value-type="float" office:value="1.1006658772269231" table:style-name="ce50">
            <text:p>1.1</text:p>
          </table:table-cell>
          <table:table-cell table:style-name="ce50"/>
          <table:table-cell office:value-type="float" office:value="1.1737119541500001" table:style-name="ce94">
            <text:p>1.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y</text:p>
          </table:table-cell>
          <table:table-cell office:value-type="float" office:value="51.039699669625001" table:style-name="ce93">
            <text:p>51.0</text:p>
          </table:table-cell>
          <table:table-cell table:style-name="ce93"/>
          <table:table-cell office:value-type="float" office:value="62.889026669624997" table:style-name="ce94">
            <text:p>62.9</text:p>
          </table:table-cell>
          <table:table-cell office:value-type="float" office:value="2.0611266386538469" table:style-name="ce50">
            <text:p>2.1</text:p>
          </table:table-cell>
          <table:table-cell table:style-name="ce50"/>
          <table:table-cell office:value-type="float" office:value="2.4154027925000006" table:style-name="ce94">
            <text:p>2.4</text:p>
          </table:table-cell>
          <table:table-cell office:value-type="float" office:value="0.85520399071153841" table:style-name="ce50">
            <text:p>0.9</text:p>
          </table:table-cell>
          <table:table-cell table:style-name="ce50"/>
          <table:table-cell office:value-type="float" office:value="0.91462845224999989" table:style-name="ce94">
            <text:p>0.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ne</text:p>
          </table:table-cell>
          <table:table-cell office:value-type="float" office:value="51.162431054749995" table:style-name="ce93">
            <text:p>51.2</text:p>
          </table:table-cell>
          <table:table-cell table:style-name="ce93"/>
          <table:table-cell office:value-type="float" office:value="62.806002054749996" table:style-name="ce94">
            <text:p>62.8</text:p>
          </table:table-cell>
          <table:table-cell office:value-type="float" office:value="2.6816818161538465" table:style-name="ce50">
            <text:p>2.7</text:p>
          </table:table-cell>
          <table:table-cell table:style-name="ce50"/>
          <table:table-cell office:value-type="float" office:value="3.0388239699999997" table:style-name="ce94">
            <text:p>3.0</text:p>
          </table:table-cell>
          <table:table-cell office:value-type="float" office:value="0.83031433731153859" table:style-name="ce50">
            <text:p>0.8</text:p>
          </table:table-cell>
          <table:table-cell table:style-name="ce50"/>
          <table:table-cell office:value-type="float" office:value="0.89515979884999997" table:style-name="ce94">
            <text:p>0.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ly*</text:p>
          </table:table-cell>
          <table:table-cell office:value-type="float" office:value="65.097112030624999" table:style-name="ce93">
            <text:p>65.1</text:p>
          </table:table-cell>
          <table:table-cell table:style-name="ce93"/>
          <table:table-cell office:value-type="float" office:value="79.553807030624995" table:style-name="ce94">
            <text:p>79.6</text:p>
          </table:table-cell>
          <table:table-cell office:value-type="float" office:value="2.8293452596153852" table:style-name="ce50">
            <text:p>2.8</text:p>
          </table:table-cell>
          <table:table-cell table:style-name="ce50"/>
          <table:table-cell office:value-type="float" office:value="3.4854618750000004" table:style-name="ce94">
            <text:p>3.5</text:p>
          </table:table-cell>
          <table:table-cell office:value-type="float" office:value="1.1379119264769229" table:style-name="ce50">
            <text:p>1.1</text:p>
          </table:table-cell>
          <table:table-cell table:style-name="ce50"/>
          <table:table-cell office:value-type="float" office:value="1.1987250033999999" table:style-name="ce94">
            <text:p>1.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August</text:p>
          </table:table-cell>
          <table:table-cell office:value-type="float" office:value="49.901603117234664" table:style-name="ce93">
            <text:p>49.9</text:p>
          </table:table-cell>
          <table:table-cell table:style-name="ce93"/>
          <table:table-cell office:value-type="float" office:value="61.639700117234668" table:style-name="ce94">
            <text:p>61.6</text:p>
          </table:table-cell>
          <table:table-cell office:value-type="float" office:value="2.4178480426923086" table:style-name="ce50">
            <text:p>2.4</text:p>
          </table:table-cell>
          <table:table-cell table:style-name="ce50"/>
          <table:table-cell office:value-type="float" office:value="2.9484667350000002" table:style-name="ce94">
            <text:p>2.9</text:p>
          </table:table-cell>
          <table:table-cell office:value-type="float" office:value="0.94698443571153845" table:style-name="ce50">
            <text:p>0.9</text:p>
          </table:table-cell>
          <table:table-cell table:style-name="ce50"/>
          <table:table-cell office:value-type="float" office:value="1.0135178972500001" table:style-name="ce94">
            <text:p>1.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September</text:p>
          </table:table-cell>
          <table:table-cell office:value-type="float" office:value="49.617403643989775" table:style-name="ce93">
            <text:p>49.6</text:p>
          </table:table-cell>
          <table:table-cell table:style-name="ce93"/>
          <table:table-cell office:value-type="float" office:value="61.329649643989775" table:style-name="ce94">
            <text:p>61.3</text:p>
          </table:table-cell>
          <table:table-cell office:value-type="float" office:value="2.357213872692308" table:style-name="ce50">
            <text:p>2.4</text:p>
          </table:table-cell>
          <table:table-cell table:style-name="ce50"/>
          <table:table-cell office:value-type="float" office:value="2.8793405650000006" table:style-name="ce94">
            <text:p>2.9</text:p>
          </table:table-cell>
          <table:table-cell office:value-type="float" office:value="1.1356605563115385" table:style-name="ce50">
            <text:p>1.1</text:p>
          </table:table-cell>
          <table:table-cell table:style-name="ce50"/>
          <table:table-cell office:value-type="float" office:value="1.2235330178500003" table:style-name="ce94">
            <text:p>1.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October*</text:p>
          </table:table-cell>
          <table:table-cell office:value-type="float" office:value="63.573673079009737" table:style-name="ce93">
            <text:p>63.6</text:p>
          </table:table-cell>
          <table:table-cell table:style-name="ce93"/>
          <table:table-cell office:value-type="float" office:value="78.142279079009739" table:style-name="ce94">
            <text:p>78.1</text:p>
          </table:table-cell>
          <table:table-cell office:value-type="float" office:value="2.9641657846153855" table:style-name="ce50">
            <text:p>3.0</text:p>
          </table:table-cell>
          <table:table-cell table:style-name="ce50"/>
          <table:table-cell office:value-type="float" office:value="3.3680584000000002" table:style-name="ce94">
            <text:p>3.4</text:p>
          </table:table-cell>
          <table:table-cell office:value-type="float" office:value="2.0691693755769225" table:style-name="ce50">
            <text:p>2.1</text:p>
          </table:table-cell>
          <table:table-cell table:style-name="ce50"/>
          <table:table-cell office:value-type="float" office:value="2.1555384524999996" table:style-name="ce94">
            <text:p>2.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November</text:p>
          </table:table-cell>
          <table:table-cell office:value-type="float" office:value="51.06952519241991" table:style-name="ce93">
            <text:p>51.1</text:p>
          </table:table-cell>
          <table:table-cell table:style-name="ce93"/>
          <table:table-cell office:value-type="float" office:value="62.414062192419905" table:style-name="ce94">
            <text:p>62.4</text:p>
          </table:table-cell>
          <table:table-cell office:value-type="float" office:value="2.6146976426923074" table:style-name="ce50">
            <text:p>2.6</text:p>
          </table:table-cell>
          <table:table-cell table:style-name="ce50"/>
          <table:table-cell office:value-type="float" office:value="2.937937335" table:style-name="ce94">
            <text:p>2.9</text:p>
          </table:table-cell>
          <table:table-cell office:value-type="float" office:value="1.5325989930115387" table:style-name="ce50">
            <text:p>1.5</text:p>
          </table:table-cell>
          <table:table-cell table:style-name="ce50"/>
          <table:table-cell office:value-type="float" office:value="1.6700824545500002" table:style-name="ce94">
            <text:p>1.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December</text:p>
          </table:table-cell>
          <table:table-cell office:value-type="float" office:value="48.915577868500002" table:style-name="ce93">
            <text:p>48.9</text:p>
          </table:table-cell>
          <table:table-cell table:style-name="ce93"/>
          <table:table-cell office:value-type="float" office:value="58.9411718685" table:style-name="ce94">
            <text:p>58.9</text:p>
          </table:table-cell>
          <table:table-cell office:value-type="float" office:value="2.9567925351923074" table:style-name="ce50">
            <text:p>3.0</text:p>
          </table:table-cell>
          <table:table-cell table:style-name="ce50"/>
          <table:table-cell office:value-type="float" office:value="3.2480352274999995" table:style-name="ce94">
            <text:p>3.2</text:p>
          </table:table-cell>
          <table:table-cell office:value-type="float" office:value="1.2185344226615387" table:style-name="ce50">
            <text:p>1.2</text:p>
          </table:table-cell>
          <table:table-cell table:style-name="ce50"/>
          <table:table-cell office:value-type="float" office:value="1.5830378842000001" table:style-name="ce94">
            <text:p>1.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office:value-type="float" office:value="2008" table:style-name="ce91">
            <text:p>2008</text:p>
          </table:table-cell>
          <table:table-cell office:value-type="string" table:style-name="ce31">
            <text:p>January *</text:p>
          </table:table-cell>
          <table:table-cell office:value-type="float" office:value="59.84080323125" table:style-name="ce93">
            <text:p>59.8</text:p>
          </table:table-cell>
          <table:table-cell table:style-name="ce93"/>
          <table:table-cell office:value-type="float" office:value="73.654103231250005" table:style-name="ce94">
            <text:p>73.7</text:p>
          </table:table-cell>
          <table:table-cell office:value-type="float" office:value="3.938932172115384" table:style-name="ce50">
            <text:p>3.9</text:p>
          </table:table-cell>
          <table:table-cell table:style-name="ce50"/>
          <table:table-cell office:value-type="float" office:value="4.0833207874999999" table:style-name="ce94">
            <text:p>4.1</text:p>
          </table:table-cell>
          <table:table-cell office:value-type="float" office:value="1.5087336892269232" table:style-name="ce50">
            <text:p>1.5</text:p>
          </table:table-cell>
          <table:table-cell table:style-name="ce50"/>
          <table:table-cell office:value-type="float" office:value="1.5696727661500001" table:style-name="ce94">
            <text:p>1.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February</text:p>
          </table:table-cell>
          <table:table-cell office:value-type="float" office:value="49.325018882750008" table:style-name="ce93">
            <text:p>49.3</text:p>
          </table:table-cell>
          <table:table-cell table:style-name="ce93"/>
          <table:table-cell office:value-type="float" office:value="60.629115882750007" table:style-name="ce94">
            <text:p>60.6</text:p>
          </table:table-cell>
          <table:table-cell office:value-type="float" office:value="2.7696552426923078" table:style-name="ce50">
            <text:p>2.8</text:p>
          </table:table-cell>
          <table:table-cell table:style-name="ce50"/>
          <table:table-cell office:value-type="float" office:value="2.8911579350000003" table:style-name="ce94">
            <text:p>2.9</text:p>
          </table:table-cell>
          <table:table-cell office:value-type="float" office:value="1.0289727273115383" table:style-name="ce50">
            <text:p>1.0</text:p>
          </table:table-cell>
          <table:table-cell table:style-name="ce50"/>
          <table:table-cell office:value-type="float" office:value="1.0715951888500002" table:style-name="ce94">
            <text:p>1.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rch</text:p>
          </table:table-cell>
          <table:table-cell office:value-type="float" office:value="49.663723746000002" table:style-name="ce93">
            <text:p>49.7</text:p>
          </table:table-cell>
          <table:table-cell table:style-name="ce93"/>
          <table:table-cell office:value-type="float" office:value="60.351415746000001" table:style-name="ce94">
            <text:p>60.4</text:p>
          </table:table-cell>
          <table:table-cell office:value-type="float" office:value="3.0514786601923074" table:style-name="ce50">
            <text:p>3.1</text:p>
          </table:table-cell>
          <table:table-cell table:style-name="ce50"/>
          <table:table-cell office:value-type="float" office:value="3.1382373525" table:style-name="ce94">
            <text:p>3.1</text:p>
          </table:table-cell>
          <table:table-cell office:value-type="float" office:value="0.78643448821153861" table:style-name="ce50">
            <text:p>0.8</text:p>
          </table:table-cell>
          <table:table-cell table:style-name="ce50"/>
          <table:table-cell office:value-type="float" office:value="0.87463394975000008" table:style-name="ce94">
            <text:p>0.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3">
            <text:p>April*</text:p>
          </table:table-cell>
          <table:table-cell office:value-type="float" office:value="61.288191368125005" table:style-name="ce93">
            <text:p>61.3</text:p>
          </table:table-cell>
          <table:table-cell table:style-name="ce93"/>
          <table:table-cell office:value-type="float" office:value="75.291593368125007" table:style-name="ce94">
            <text:p>75.3</text:p>
          </table:table-cell>
          <table:table-cell office:value-type="float" office:value="3.2536402509615381" table:style-name="ce50">
            <text:p>3.3</text:p>
          </table:table-cell>
          <table:table-cell table:style-name="ce50"/>
          <table:table-cell office:value-type="float" office:value="3.6199667124999997" table:style-name="ce94">
            <text:p>3.6</text:p>
          </table:table-cell>
          <table:table-cell office:value-type="float" office:value="1.126374079176923" table:style-name="ce50">
            <text:p>1.1</text:p>
          </table:table-cell>
          <table:table-cell table:style-name="ce50"/>
          <table:table-cell office:value-type="float" office:value="1.2226821560999999" table:style-name="ce94">
            <text:p>1.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y</text:p>
          </table:table-cell>
          <table:table-cell office:value-type="float" office:value="50.270507084875" table:style-name="ce93">
            <text:p>50.3</text:p>
          </table:table-cell>
          <table:table-cell table:style-name="ce93"/>
          <table:table-cell office:value-type="float" office:value="60.789229084874997" table:style-name="ce94">
            <text:p>60.8</text:p>
          </table:table-cell>
          <table:table-cell office:value-type="float" office:value="2.2227805532692311" table:style-name="ce50">
            <text:p>2.2</text:p>
          </table:table-cell>
          <table:table-cell table:style-name="ce50"/>
          <table:table-cell office:value-type="float" office:value="2.5308893225000002" table:style-name="ce94">
            <text:p>2.5</text:p>
          </table:table-cell>
          <table:table-cell office:value-type="float" office:value="0.92288997626153857" table:style-name="ce50">
            <text:p>0.9</text:p>
          </table:table-cell>
          <table:table-cell table:style-name="ce50"/>
          <table:table-cell office:value-type="float" office:value="0.99166243780000007" table:style-name="ce94">
            <text:p>1.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ne</text:p>
          </table:table-cell>
          <table:table-cell office:value-type="float" office:value="52.944418894500004" table:style-name="ce93">
            <text:p>52.9</text:p>
          </table:table-cell>
          <table:table-cell table:style-name="ce93"/>
          <table:table-cell office:value-type="float" office:value="62.296846894500007" table:style-name="ce94">
            <text:p>62.3</text:p>
          </table:table-cell>
          <table:table-cell office:value-type="float" office:value="2.9487456207692309" table:style-name="ce50">
            <text:p>2.9</text:p>
          </table:table-cell>
          <table:table-cell table:style-name="ce50"/>
          <table:table-cell office:value-type="float" office:value="3.2618733900000003" table:style-name="ce94">
            <text:p>3.3</text:p>
          </table:table-cell>
          <table:table-cell office:value-type="float" office:value="0.87838334481153857" table:style-name="ce50">
            <text:p>0.9</text:p>
          </table:table-cell>
          <table:table-cell table:style-name="ce50"/>
          <table:table-cell office:value-type="float" office:value="0.93505580634999996" table:style-name="ce94">
            <text:p>0.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ly*</text:p>
          </table:table-cell>
          <table:table-cell office:value-type="float" office:value="64.579999954999991" table:style-name="ce93">
            <text:p>64.6</text:p>
          </table:table-cell>
          <table:table-cell table:style-name="ce93"/>
          <table:table-cell office:value-type="float" office:value="78.095876954999994" table:style-name="ce94">
            <text:p>78.1</text:p>
          </table:table-cell>
          <table:table-cell office:value-type="float" office:value="2.7675956461538465" table:style-name="ce50">
            <text:p>2.8</text:p>
          </table:table-cell>
          <table:table-cell table:style-name="ce50"/>
          <table:table-cell office:value-type="float" office:value="3.4684338000000001" table:style-name="ce94">
            <text:p>3.5</text:p>
          </table:table-cell>
          <table:table-cell office:value-type="float" office:value="1.1237985387269231" table:style-name="ce50">
            <text:p>1.1</text:p>
          </table:table-cell>
          <table:table-cell table:style-name="ce50"/>
          <table:table-cell office:value-type="float" office:value="1.2458936156500002" table:style-name="ce94">
            <text:p>1.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August</text:p>
          </table:table-cell>
          <table:table-cell office:value-type="float" office:value="51.468955347499993" table:style-name="ce93">
            <text:p>51.5</text:p>
          </table:table-cell>
          <table:table-cell table:style-name="ce93"/>
          <table:table-cell office:value-type="float" office:value="61.859273347499993" table:style-name="ce94">
            <text:p>61.9</text:p>
          </table:table-cell>
          <table:table-cell office:value-type="float" office:value="2.2606834169230767" table:style-name="ce50">
            <text:p>2.3</text:p>
          </table:table-cell>
          <table:table-cell table:style-name="ce50"/>
          <table:table-cell office:value-type="float" office:value="2.8621813400000002" table:style-name="ce94">
            <text:p>2.9</text:p>
          </table:table-cell>
          <table:table-cell office:value-type="float" office:value="0.95780633161153839" table:style-name="ce50">
            <text:p>1.0</text:p>
          </table:table-cell>
          <table:table-cell table:style-name="ce50"/>
          <table:table-cell office:value-type="float" office:value="1.09395779315" table:style-name="ce94">
            <text:p>1.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September</text:p>
          </table:table-cell>
          <table:table-cell office:value-type="float" office:value="50.865424571249996" table:style-name="ce93">
            <text:p>50.9</text:p>
          </table:table-cell>
          <table:table-cell table:style-name="ce93"/>
          <table:table-cell office:value-type="float" office:value="61.608079571250002" table:style-name="ce94">
            <text:p>61.6</text:p>
          </table:table-cell>
          <table:table-cell office:value-type="float" office:value="2.6310937744230776" table:style-name="ce50">
            <text:p>2.6</text:p>
          </table:table-cell>
          <table:table-cell table:style-name="ce50"/>
          <table:table-cell office:value-type="float" office:value="3.1703106975000006" table:style-name="ce94">
            <text:p>3.2</text:p>
          </table:table-cell>
          <table:table-cell office:value-type="float" office:value="1.1707822226615383" table:style-name="ce50">
            <text:p>1.2</text:p>
          </table:table-cell>
          <table:table-cell table:style-name="ce50"/>
          <table:table-cell office:value-type="float" office:value="1.2808736841999999" table:style-name="ce94">
            <text:p>1.3</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October*</text:p>
          </table:table-cell>
          <table:table-cell office:value-type="float" office:value="63.307513539375002" table:style-name="ce93">
            <text:p>63.3</text:p>
          </table:table-cell>
          <table:table-cell table:style-name="ce93"/>
          <table:table-cell office:value-type="float" office:value="77.077948539375001" table:style-name="ce94">
            <text:p>77.1</text:p>
          </table:table-cell>
          <table:table-cell office:value-type="float" office:value="3.1944179144230769" table:style-name="ce50">
            <text:p>3.2</text:p>
          </table:table-cell>
          <table:table-cell table:style-name="ce50"/>
          <table:table-cell office:value-type="float" office:value="3.7020368375000001" table:style-name="ce94">
            <text:p>3.7</text:p>
          </table:table-cell>
          <table:table-cell office:value-type="float" office:value="1.9967257282269228" table:style-name="ce50">
            <text:p>2.0</text:p>
          </table:table-cell>
          <table:table-cell table:style-name="ce50"/>
          <table:table-cell office:value-type="float" office:value="2.1241578051499999" table:style-name="ce94">
            <text:p>2.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November</text:p>
          </table:table-cell>
          <table:table-cell office:value-type="float" office:value="49.903275330375003" table:style-name="ce93">
            <text:p>49.9</text:p>
          </table:table-cell>
          <table:table-cell table:style-name="ce93"/>
          <table:table-cell office:value-type="float" office:value="61.872852330374997" table:style-name="ce94">
            <text:p>61.9</text:p>
          </table:table-cell>
          <table:table-cell office:value-type="float" office:value="2.7547199865384613" table:style-name="ce50">
            <text:p>2.8</text:p>
          </table:table-cell>
          <table:table-cell table:style-name="ce50"/>
          <table:table-cell office:value-type="float" office:value="3.180578525" table:style-name="ce94">
            <text:p>3.2</text:p>
          </table:table-cell>
          <table:table-cell office:value-type="float" office:value="1.5841898098615383" table:style-name="ce50">
            <text:p>1.6</text:p>
          </table:table-cell>
          <table:table-cell table:style-name="ce50"/>
          <table:table-cell office:value-type="float" office:value="1.7213232714" table:style-name="ce94">
            <text:p>1.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December</text:p>
          </table:table-cell>
          <table:table-cell office:value-type="float" office:value="48.398634035249998" table:style-name="ce93">
            <text:p>48.4</text:p>
          </table:table-cell>
          <table:table-cell table:style-name="ce93"/>
          <table:table-cell office:value-type="float" office:value="58.075731035250001" table:style-name="ce94">
            <text:p>58.1</text:p>
          </table:table-cell>
          <table:table-cell office:value-type="float" office:value="2.8528463365384611" table:style-name="ce50">
            <text:p>2.9</text:p>
          </table:table-cell>
          <table:table-cell table:style-name="ce50"/>
          <table:table-cell office:value-type="float" office:value="3.2499158749999997" table:style-name="ce94">
            <text:p>3.2</text:p>
          </table:table-cell>
          <table:table-cell office:value-type="float" office:value="1.3128663734115387" table:style-name="ce50">
            <text:p>1.3</text:p>
          </table:table-cell>
          <table:table-cell table:style-name="ce50"/>
          <table:table-cell office:value-type="float" office:value="1.7586968349500003" table:style-name="ce94">
            <text:p>1.8</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office:value-type="float" office:value="2009" table:style-name="ce91">
            <text:p>2009</text:p>
          </table:table-cell>
          <table:table-cell office:value-type="string" table:style-name="ce31">
            <text:p>January *</text:p>
          </table:table-cell>
          <table:table-cell office:value-type="float" office:value="59.041263519374994" table:style-name="ce93">
            <text:p>59.0</text:p>
          </table:table-cell>
          <table:table-cell table:style-name="ce93"/>
          <table:table-cell office:value-type="float" office:value="72.489405519374998" table:style-name="ce94">
            <text:p>72.5</text:p>
          </table:table-cell>
          <table:table-cell office:value-type="float" office:value="3.4089830461538466" table:style-name="ce50">
            <text:p>3.4</text:p>
          </table:table-cell>
          <table:table-cell table:style-name="ce50"/>
          <table:table-cell office:value-type="float" office:value="3.5581152" table:style-name="ce94">
            <text:p>3.6</text:p>
          </table:table-cell>
          <table:table-cell office:value-type="float" office:value="1.6238450566269231" table:style-name="ce50">
            <text:p>1.6</text:p>
          </table:table-cell>
          <table:table-cell table:style-name="ce50"/>
          <table:table-cell office:value-type="float" office:value="1.70318413355" table:style-name="ce94">
            <text:p>1.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February</text:p>
          </table:table-cell>
          <table:table-cell office:value-type="float" office:value="48.936669318375003" table:style-name="ce93">
            <text:p>48.9</text:p>
          </table:table-cell>
          <table:table-cell table:style-name="ce93"/>
          <table:table-cell office:value-type="float" office:value="59.563134318374999" table:style-name="ce94">
            <text:p>59.6</text:p>
          </table:table-cell>
          <table:table-cell office:value-type="float" office:value="3.2454868119230769" table:style-name="ce50">
            <text:p>3.2</text:p>
          </table:table-cell>
          <table:table-cell table:style-name="ce50"/>
          <table:table-cell office:value-type="float" office:value="3.3243907350000002" table:style-name="ce94">
            <text:p>3.3</text:p>
          </table:table-cell>
          <table:table-cell office:value-type="float" office:value="1.1152189768615384" table:style-name="ce50">
            <text:p>1.1</text:p>
          </table:table-cell>
          <table:table-cell table:style-name="ce50"/>
          <table:table-cell office:value-type="float" office:value="1.1892334383999998" table:style-name="ce94">
            <text:p>1.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rch</text:p>
          </table:table-cell>
          <table:table-cell office:value-type="float" office:value="48.448170928499998" table:style-name="ce93">
            <text:p>48.4</text:p>
          </table:table-cell>
          <table:table-cell table:style-name="ce93"/>
          <table:table-cell office:value-type="float" office:value="59.722701928500001" table:style-name="ce94">
            <text:p>59.7</text:p>
          </table:table-cell>
          <table:table-cell office:value-type="float" office:value="3.3578316044230765" table:style-name="ce50">
            <text:p>3.4</text:p>
          </table:table-cell>
          <table:table-cell table:style-name="ce50"/>
          <table:table-cell office:value-type="float" office:value="3.4222825274999997" table:style-name="ce94">
            <text:p>3.4</text:p>
          </table:table-cell>
          <table:table-cell office:value-type="float" office:value="0.92760150851153855" table:style-name="ce50">
            <text:p>0.9</text:p>
          </table:table-cell>
          <table:table-cell table:style-name="ce50"/>
          <table:table-cell office:value-type="float" office:value="0.9954139700500001" table:style-name="ce94">
            <text:p>1.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3">
            <text:p>April*</text:p>
          </table:table-cell>
          <table:table-cell office:value-type="float" office:value="61.076059856875005" table:style-name="ce93">
            <text:p>61.1</text:p>
          </table:table-cell>
          <table:table-cell table:style-name="ce93"/>
          <table:table-cell office:value-type="float" office:value="75.613257856875009" table:style-name="ce94">
            <text:p>75.6</text:p>
          </table:table-cell>
          <table:table-cell office:value-type="float" office:value="3.4118954759615385" table:style-name="ce50">
            <text:p>3.4</text:p>
          </table:table-cell>
          <table:table-cell table:style-name="ce50"/>
          <table:table-cell office:value-type="float" office:value="3.5821049374999996" table:style-name="ce94">
            <text:p>3.6</text:p>
          </table:table-cell>
          <table:table-cell office:value-type="float" office:value="1.2356151836269234" table:style-name="ce50">
            <text:p>1.2</text:p>
          </table:table-cell>
          <table:table-cell table:style-name="ce50"/>
          <table:table-cell office:value-type="float" office:value="1.3598962605500002" table:style-name="ce94">
            <text:p>1.4</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May</text:p>
          </table:table-cell>
          <table:table-cell office:value-type="float" office:value="49.686550302624994" table:style-name="ce93">
            <text:p>49.7</text:p>
          </table:table-cell>
          <table:table-cell table:style-name="ce93"/>
          <table:table-cell office:value-type="float" office:value="60.897270302624996" table:style-name="ce94">
            <text:p>60.9</text:p>
          </table:table-cell>
          <table:table-cell office:value-type="float" office:value="2.0701510482692305" table:style-name="ce50">
            <text:p>2.1</text:p>
          </table:table-cell>
          <table:table-cell table:style-name="ce50"/>
          <table:table-cell office:value-type="float" office:value="2.2211868175" table:style-name="ce94">
            <text:p>2.2</text:p>
          </table:table-cell>
          <table:table-cell office:value-type="float" office:value="0.90152056276153858" table:style-name="ce50">
            <text:p>0.9</text:p>
          </table:table-cell>
          <table:table-cell table:style-name="ce50"/>
          <table:table-cell office:value-type="float" office:value="0.97840702430000015" table:style-name="ce94">
            <text:p>1.0</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ne</text:p>
          </table:table-cell>
          <table:table-cell office:value-type="float" office:value="49.236527033000002" table:style-name="ce93">
            <text:p>49.2</text:p>
          </table:table-cell>
          <table:table-cell table:style-name="ce93"/>
          <table:table-cell office:value-type="float" office:value="60.811293032999991" table:style-name="ce94">
            <text:p>60.8</text:p>
          </table:table-cell>
          <table:table-cell office:value-type="float" office:value="2.8391296882692303" table:style-name="ce50">
            <text:p>2.8</text:p>
          </table:table-cell>
          <table:table-cell table:style-name="ce50"/>
          <table:table-cell office:value-type="float" office:value="2.9937814574999999" table:style-name="ce94">
            <text:p>3.0</text:p>
          </table:table-cell>
          <table:table-cell office:value-type="float" office:value="0.82931676611153848" table:style-name="ce50">
            <text:p>0.8</text:p>
          </table:table-cell>
          <table:table-cell table:style-name="ce50"/>
          <table:table-cell office:value-type="float" office:value="0.89611522765000007" table:style-name="ce94">
            <text:p>0.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July*</text:p>
          </table:table-cell>
          <table:table-cell office:value-type="float" office:value="62.489000363124994" table:style-name="ce93">
            <text:p>62.5</text:p>
          </table:table-cell>
          <table:table-cell table:style-name="ce93"/>
          <table:table-cell office:value-type="float" office:value="76.84374736312499" table:style-name="ce94">
            <text:p>76.8</text:p>
          </table:table-cell>
          <table:table-cell office:value-type="float" office:value="3.4091364548076926" table:style-name="ce50">
            <text:p>3.4</text:p>
          </table:table-cell>
          <table:table-cell table:style-name="ce50"/>
          <table:table-cell office:value-type="float" office:value="4.0579457625000002" table:style-name="ce94">
            <text:p>4.1</text:p>
          </table:table-cell>
          <table:table-cell office:value-type="float" office:value="1.0567853859269232" table:style-name="ce50">
            <text:p>1.1</text:p>
          </table:table-cell>
          <table:table-cell table:style-name="ce50"/>
          <table:table-cell office:value-type="float" office:value="1.1596814628500001" table:style-name="ce94">
            <text:p>1.2</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August</text:p>
          </table:table-cell>
          <table:table-cell office:value-type="float" office:value="51.286085917374983" table:style-name="ce93">
            <text:p>51.3</text:p>
          </table:table-cell>
          <table:table-cell table:style-name="ce93"/>
          <table:table-cell office:value-type="float" office:value="62.685268917374991" table:style-name="ce94">
            <text:p>62.7</text:p>
          </table:table-cell>
          <table:table-cell office:value-type="float" office:value="2.6418056338461544" table:style-name="ce50">
            <text:p>2.6</text:p>
          </table:table-cell>
          <table:table-cell table:style-name="ce50"/>
          <table:table-cell office:value-type="float" office:value="3.1537764800000003" table:style-name="ce94">
            <text:p>3.2</text:p>
          </table:table-cell>
          <table:table-cell office:value-type="float" office:value="0.83360537691153858" table:style-name="ce50">
            <text:p>0.8</text:p>
          </table:table-cell>
          <table:table-cell table:style-name="ce50"/>
          <table:table-cell office:value-type="float" office:value="0.93527783845000012" table:style-name="ce94">
            <text:p>0.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September</text:p>
          </table:table-cell>
          <table:table-cell office:value-type="float" office:value="52.401528810750008" table:style-name="ce93">
            <text:p>52.4</text:p>
          </table:table-cell>
          <table:table-cell table:style-name="ce93"/>
          <table:table-cell office:value-type="float" office:value="64.012962810750011" table:style-name="ce94">
            <text:p>64.0</text:p>
          </table:table-cell>
          <table:table-cell office:value-type="float" office:value="2.7388944738461536" table:style-name="ce50">
            <text:p>2.7</text:p>
          </table:table-cell>
          <table:table-cell table:style-name="ce50"/>
          <table:table-cell office:value-type="float" office:value="3.2763213200000001" table:style-name="ce94">
            <text:p>3.3</text:p>
          </table:table-cell>
          <table:table-cell office:value-type="float" office:value="1.0199046216615384" table:style-name="ce50">
            <text:p>1.0</text:p>
          </table:table-cell>
          <table:table-cell table:style-name="ce50"/>
          <table:table-cell office:value-type="float" office:value="1.1006550831999999" table:style-name="ce94">
            <text:p>1.1</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October*</text:p>
          </table:table-cell>
          <table:table-cell office:value-type="float" office:value="66.113763664374986" table:style-name="ce93">
            <text:p>66.1</text:p>
          </table:table-cell>
          <table:table-cell table:style-name="ce93"/>
          <table:table-cell office:value-type="float" office:value="80.695019664374996" table:style-name="ce94">
            <text:p>80.7</text:p>
          </table:table-cell>
          <table:table-cell office:value-type="float" office:value="2.9328402230769233" table:style-name="ce50">
            <text:p>2.9</text:p>
          </table:table-cell>
          <table:table-cell table:style-name="ce50"/>
          <table:table-cell office:value-type="float" office:value="3.5185153000000007" table:style-name="ce94">
            <text:p>3.5</text:p>
          </table:table-cell>
          <table:table-cell office:value-type="float" office:value="1.8505429333269232" table:style-name="ce50">
            <text:p>1.9</text:p>
          </table:table-cell>
          <table:table-cell table:style-name="ce50"/>
          <table:table-cell office:value-type="float" office:value="1.9307060102500002" table:style-name="ce94">
            <text:p>1.9</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November</text:p>
          </table:table-cell>
          <table:table-cell office:value-type="float" office:value="52.713465657874998" table:style-name="ce93">
            <text:p>52.7</text:p>
          </table:table-cell>
          <table:table-cell table:style-name="ce93"/>
          <table:table-cell office:value-type="float" office:value="64.407979657875003" table:style-name="ce94">
            <text:p>64.4</text:p>
          </table:table-cell>
          <table:table-cell office:value-type="float" office:value="2.8760453184615389" table:style-name="ce50">
            <text:p>2.9</text:p>
          </table:table-cell>
          <table:table-cell table:style-name="ce50"/>
          <table:table-cell office:value-type="float" office:value="3.3452237800000004" table:style-name="ce94">
            <text:p>3.3</text:p>
          </table:table-cell>
          <table:table-cell office:value-type="float" office:value="1.4947689103115382" table:style-name="ce50">
            <text:p>1.5</text:p>
          </table:table-cell>
          <table:table-cell table:style-name="ce50"/>
          <table:table-cell office:value-type="float" office:value="1.5879423718499999" table:style-name="ce94">
            <text:p>1.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December</text:p>
          </table:table-cell>
          <table:table-cell office:value-type="float" office:value="49.735817656500004" table:style-name="ce93">
            <text:p>49.7</text:p>
          </table:table-cell>
          <table:table-cell table:style-name="ce93"/>
          <table:table-cell office:value-type="float" office:value="61.278815656500001" table:style-name="ce94">
            <text:p>61.3</text:p>
          </table:table-cell>
          <table:table-cell office:value-type="float" office:value="2.9517936334615382" table:style-name="ce50">
            <text:p>3.0</text:p>
          </table:table-cell>
          <table:table-cell table:style-name="ce50"/>
          <table:table-cell office:value-type="float" office:value="3.4081790949999995" table:style-name="ce94">
            <text:p>3.4</text:p>
          </table:table-cell>
          <table:table-cell office:value-type="float" office:value="1.0830480691115385" table:style-name="ce50">
            <text:p>1.1</text:p>
          </table:table-cell>
          <table:table-cell table:style-name="ce50"/>
          <table:table-cell office:value-type="float" office:value="1.6458825306500002" table:style-name="ce94">
            <text:p>1.6</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office:value-type="float" office:value="2010" table:style-name="ce91">
            <text:p>2010</text:p>
          </table:table-cell>
          <table:table-cell office:value-type="string" table:style-name="ce31">
            <text:p>January *</text:p>
          </table:table-cell>
          <table:table-cell office:value-type="float" office:value="63.717557025000005" table:style-name="ce93">
            <text:p>63.7</text:p>
          </table:table-cell>
          <table:table-cell table:style-name="ce93"/>
          <table:table-cell office:value-type="float" office:value="77.780588025" table:style-name="ce94">
            <text:p>77.8</text:p>
          </table:table-cell>
          <table:table-cell office:value-type="float" office:value="3.3829236423076932" table:style-name="ce50">
            <text:p>3.4</text:p>
          </table:table-cell>
          <table:table-cell table:style-name="ce50"/>
          <table:table-cell office:value-type="float" office:value="3.4515859500000006" table:style-name="ce94">
            <text:p>3.5</text:p>
          </table:table-cell>
          <table:table-cell office:value-type="float" office:value="1.6175369326769233" table:style-name="ce50">
            <text:p>1.6</text:p>
          </table:table-cell>
          <table:table-cell table:style-name="ce50"/>
          <table:table-cell office:value-type="float" office:value="1.6561340096000001" table:style-name="ce94">
            <text:p>1.7</text:p>
          </table:table-cell>
          <table:table-cell table:style-name="ce27"/>
          <table:table-cell table:number-columns-repeated="2" table:style-name="ce28"/>
          <table:table-cell table:number-columns-repeated="2" table:style-name="ce27"/>
          <table:table-cell table:style-name="ce29"/>
          <table:table-cell table:style-name="ce27"/>
          <table:table-cell table:style-name="ce34"/>
          <table:table-cell table:number-columns-repeated="16365"/>
        </table:table-row>
        <table:table-row table:style-name="ro1">
          <table:table-cell table:style-name="ce91"/>
          <table:table-cell office:value-type="string" table:style-name="ce31">
            <text:p>February</text:p>
          </table:table-cell>
          <table:table-cell office:value-type="float" office:value="52.626980294999989" table:style-name="ce93">
            <text:p>52.6</text:p>
          </table:table-cell>
          <table:table-cell table:style-name="ce93"/>
          <table:table-cell office:value-type="float" office:value="64.258010294999991" table:style-name="ce94">
            <text:p>64.3</text:p>
          </table:table-cell>
          <table:table-cell office:value-type="float" office:value="2.8053184488461542" table:style-name="ce50">
            <text:p>2.8</text:p>
          </table:table-cell>
          <table:table-cell table:style-name="ce50"/>
          <table:table-cell office:value-type="float" office:value="2.8699442950000003" table:style-name="ce94">
            <text:p>2.9</text:p>
          </table:table-cell>
          <table:table-cell office:value-type="float" office:value="1.1359727239115385" table:style-name="ce50">
            <text:p>1.1</text:p>
          </table:table-cell>
          <table:table-cell table:style-name="ce50"/>
          <table:table-cell office:value-type="float" office:value="1.1667021854500002" table:style-name="ce94">
            <text:p>1.2</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March</text:p>
          </table:table-cell>
          <table:table-cell office:value-type="float" office:value="52.695924702500008" table:style-name="ce93">
            <text:p>52.7</text:p>
          </table:table-cell>
          <table:table-cell table:style-name="ce93"/>
          <table:table-cell office:value-type="float" office:value="64.471582702500001" table:style-name="ce94">
            <text:p>64.5</text:p>
          </table:table-cell>
          <table:table-cell office:value-type="float" office:value="3.112007221346154" table:style-name="ce50">
            <text:p>3.1</text:p>
          </table:table-cell>
          <table:table-cell table:style-name="ce50"/>
          <table:table-cell office:value-type="float" office:value="3.1420540675000002" table:style-name="ce94">
            <text:p>3.1</text:p>
          </table:table-cell>
          <table:table-cell office:value-type="float" office:value="0.85995983016153843" table:style-name="ce50">
            <text:p>0.9</text:p>
          </table:table-cell>
          <table:table-cell table:style-name="ce50"/>
          <table:table-cell office:value-type="float" office:value="0.9225962916999999"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April*</text:p>
          </table:table-cell>
          <table:table-cell office:value-type="float" office:value="66.833673330624976" table:style-name="ce93">
            <text:p>66.8</text:p>
          </table:table-cell>
          <table:table-cell table:style-name="ce93"/>
          <table:table-cell office:value-type="float" office:value="81.189554330624986" table:style-name="ce94">
            <text:p>81.2</text:p>
          </table:table-cell>
          <table:table-cell office:value-type="float" office:value="3.4395401663461533" table:style-name="ce50">
            <text:p>3.4</text:p>
          </table:table-cell>
          <table:table-cell table:style-name="ce50"/>
          <table:table-cell office:value-type="float" office:value="3.6038360125" table:style-name="ce94">
            <text:p>3.6</text:p>
          </table:table-cell>
          <table:table-cell office:value-type="float" office:value="1.0384307310269234" table:style-name="ce50">
            <text:p>1.0</text:p>
          </table:table-cell>
          <table:table-cell table:style-name="ce50"/>
          <table:table-cell office:value-type="float" office:value="1.0813668079500003" table:style-name="ce94">
            <text:p>1.1</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May</text:p>
          </table:table-cell>
          <table:table-cell office:value-type="float" office:value="53.942923372374999" table:style-name="ce93">
            <text:p>53.9</text:p>
          </table:table-cell>
          <table:table-cell table:style-name="ce93"/>
          <table:table-cell office:value-type="float" office:value="65.744148372374994" table:style-name="ce94">
            <text:p>65.7</text:p>
          </table:table-cell>
          <table:table-cell office:value-type="float" office:value="2.3155306780769234" table:style-name="ce50">
            <text:p>2.3</text:p>
          </table:table-cell>
          <table:table-cell table:style-name="ce50"/>
          <table:table-cell office:value-type="float" office:value="2.3889797550000003" table:style-name="ce94">
            <text:p>2.4</text:p>
          </table:table-cell>
          <table:table-cell office:value-type="float" office:value="0.84750249551153845" table:style-name="ce50">
            <text:p>0.8</text:p>
          </table:table-cell>
          <table:table-cell table:style-name="ce50"/>
          <table:table-cell office:value-type="float" office:value="0.89186895704999991"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June</text:p>
          </table:table-cell>
          <table:table-cell office:value-type="float" office:value="54.147200126999991" table:style-name="ce93">
            <text:p>54.1</text:p>
          </table:table-cell>
          <table:table-cell table:style-name="ce93"/>
          <table:table-cell office:value-type="float" office:value="65.920112126999982" table:style-name="ce94">
            <text:p>65.9</text:p>
          </table:table-cell>
          <table:table-cell office:value-type="float" office:value="3.2195600305769232" table:style-name="ce50">
            <text:p>3.2</text:p>
          </table:table-cell>
          <table:table-cell table:style-name="ce50"/>
          <table:table-cell office:value-type="float" office:value="3.3233741074999998" table:style-name="ce94">
            <text:p>3.3</text:p>
          </table:table-cell>
          <table:table-cell office:value-type="float" office:value="0.84269822421153839" table:style-name="ce50">
            <text:p>0.8</text:p>
          </table:table-cell>
          <table:table-cell table:style-name="ce50"/>
          <table:table-cell office:value-type="float" office:value="0.88894468574999996"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July*</text:p>
          </table:table-cell>
          <table:table-cell office:value-type="float" office:value="67.639489625625004" table:style-name="ce93">
            <text:p>67.6</text:p>
          </table:table-cell>
          <table:table-cell table:style-name="ce93"/>
          <table:table-cell office:value-type="float" office:value="82.357393625625008" table:style-name="ce94">
            <text:p>82.4</text:p>
          </table:table-cell>
          <table:table-cell office:value-type="float" office:value="3.3341525605769227" table:style-name="ce50">
            <text:p>3.3</text:p>
          </table:table-cell>
          <table:table-cell table:style-name="ce50"/>
          <table:table-cell office:value-type="float" office:value="3.8762926374999993" table:style-name="ce94">
            <text:p>3.9</text:p>
          </table:table-cell>
          <table:table-cell office:value-type="float" office:value="1.023642951976923" table:style-name="ce50">
            <text:p>1.0</text:p>
          </table:table-cell>
          <table:table-cell table:style-name="ce50"/>
          <table:table-cell office:value-type="float" office:value="1.0874660288999998" table:style-name="ce94">
            <text:p>1.1</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August</text:p>
          </table:table-cell>
          <table:table-cell office:value-type="float" office:value="54.173191129875001" table:style-name="ce93">
            <text:p>54.2</text:p>
          </table:table-cell>
          <table:table-cell table:style-name="ce93"/>
          <table:table-cell office:value-type="float" office:value="66.059200129874995" table:style-name="ce94">
            <text:p>66.1</text:p>
          </table:table-cell>
          <table:table-cell office:value-type="float" office:value="2.9622959373025988" table:style-name="ce50">
            <text:p>3.0</text:p>
          </table:table-cell>
          <table:table-cell table:style-name="ce50"/>
          <table:table-cell office:value-type="float" office:value="3.4108093988410602" table:style-name="ce94">
            <text:p>3.4</text:p>
          </table:table-cell>
          <table:table-cell office:value-type="float" office:value="0.85212423761153833" table:style-name="ce50">
            <text:p>0.9</text:p>
          </table:table-cell>
          <table:table-cell table:style-name="ce50"/>
          <table:table-cell office:value-type="float" office:value="0.91076369914999988"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September</text:p>
          </table:table-cell>
          <table:table-cell office:value-type="float" office:value="54.140938540750007" table:style-name="ce93">
            <text:p>54.1</text:p>
          </table:table-cell>
          <table:table-cell table:style-name="ce93"/>
          <table:table-cell office:value-type="float" office:value="66.209934540750012" table:style-name="ce94">
            <text:p>66.2</text:p>
          </table:table-cell>
          <table:table-cell office:value-type="float" office:value="2.9076621711602142" table:style-name="ce50">
            <text:p>2.9</text:p>
          </table:table-cell>
          <table:table-cell table:style-name="ce50"/>
          <table:table-cell office:value-type="float" office:value="3.3543076326986756" table:style-name="ce94">
            <text:p>3.4</text:p>
          </table:table-cell>
          <table:table-cell office:value-type="float" office:value="1.0222453464115386" table:style-name="ce50">
            <text:p>1.0</text:p>
          </table:table-cell>
          <table:table-cell table:style-name="ce50"/>
          <table:table-cell office:value-type="float" office:value="1.0781768079500003" table:style-name="ce94">
            <text:p>1.1</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October</text:p>
          </table:table-cell>
          <table:table-cell office:value-type="float" office:value="68.508560861875011" table:style-name="ce93">
            <text:p>68.5</text:p>
          </table:table-cell>
          <table:table-cell table:style-name="ce93"/>
          <table:table-cell office:value-type="float" office:value="82.55435586187501" table:style-name="ce94">
            <text:p>82.6</text:p>
          </table:table-cell>
          <table:table-cell office:value-type="float" office:value="3.422550197520609" table:style-name="ce50">
            <text:p>3.4</text:p>
          </table:table-cell>
          <table:table-cell table:style-name="ce50"/>
          <table:table-cell office:value-type="float" office:value="4.2227351205975321" table:style-name="ce94">
            <text:p>4.2</text:p>
          </table:table-cell>
          <table:table-cell office:value-type="float" office:value="1.7979781253769231" table:style-name="ce50">
            <text:p>1.8</text:p>
          </table:table-cell>
          <table:table-cell table:style-name="ce50"/>
          <table:table-cell office:value-type="float" office:value="1.8912672023000001" table:style-name="ce94">
            <text:p>1.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November</text:p>
          </table:table-cell>
          <table:table-cell office:value-type="float" office:value="55.090063921374998" table:style-name="ce93">
            <text:p>55.1</text:p>
          </table:table-cell>
          <table:table-cell table:style-name="ce93"/>
          <table:table-cell office:value-type="float" office:value="66.234696921375004" table:style-name="ce94">
            <text:p>66.2</text:p>
          </table:table-cell>
          <table:table-cell office:value-type="float" office:value="2.9924416556293698" table:style-name="ce50">
            <text:p>3.0</text:p>
          </table:table-cell>
          <table:table-cell table:style-name="ce50"/>
          <table:table-cell office:value-type="float" office:value="3.6147211940909085" table:style-name="ce94">
            <text:p>3.6</text:p>
          </table:table-cell>
          <table:table-cell office:value-type="float" office:value="1.4137688377115387" table:style-name="ce50">
            <text:p>1.4</text:p>
          </table:table-cell>
          <table:table-cell table:style-name="ce50"/>
          <table:table-cell office:value-type="float" office:value="1.6725542992500002" table:style-name="ce94">
            <text:p>1.7</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December**</text:p>
          </table:table-cell>
          <table:table-cell office:value-type="float" office:value="66.445523672999997" table:style-name="ce93">
            <text:p>66.4</text:p>
          </table:table-cell>
          <table:table-cell table:style-name="ce93"/>
          <table:table-cell office:value-type="float" office:value="79.771163673000004" table:style-name="ce94">
            <text:p>79.8</text:p>
          </table:table-cell>
          <table:table-cell office:value-type="float" office:value="3.2652968015384611" table:style-name="ce50">
            <text:p>3.3</text:p>
          </table:table-cell>
          <table:table-cell table:style-name="ce50"/>
          <table:table-cell office:value-type="float" office:value="3.88875634" table:style-name="ce94">
            <text:p>3.9</text:p>
          </table:table-cell>
          <table:table-cell office:value-type="float" office:value="1.5459964964115385" table:style-name="ce50">
            <text:p>1.5</text:p>
          </table:table-cell>
          <table:table-cell table:style-name="ce50"/>
          <table:table-cell office:value-type="float" office:value="2.3271469579499997" table:style-name="ce94">
            <text:p>2.3</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office:value-type="float" office:value="2011" table:style-name="ce91">
            <text:p>2011</text:p>
          </table:table-cell>
          <table:table-cell office:value-type="string" table:style-name="ce31">
            <text:p>January *</text:p>
          </table:table-cell>
          <table:table-cell office:value-type="float" office:value="61.034687062500012" table:style-name="ce93">
            <text:p>61.0</text:p>
          </table:table-cell>
          <table:table-cell table:style-name="ce93"/>
          <table:table-cell office:value-type="float" office:value="75.834359062500013" table:style-name="ce94">
            <text:p>75.8</text:p>
          </table:table-cell>
          <table:table-cell office:value-type="float" office:value="3.3261014826923079" table:style-name="ce50">
            <text:p>3.3</text:p>
          </table:table-cell>
          <table:table-cell table:style-name="ce50"/>
          <table:table-cell office:value-type="float" office:value="3.5775091750000003" table:style-name="ce94">
            <text:p>3.6</text:p>
          </table:table-cell>
          <table:table-cell office:value-type="float" office:value="1.525532578976923" table:style-name="ce50">
            <text:p>1.5</text:p>
          </table:table-cell>
          <table:table-cell table:style-name="ce50"/>
          <table:table-cell office:value-type="float" office:value="1.6112696558999999" table:style-name="ce94">
            <text:p>1.6</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February</text:p>
          </table:table-cell>
          <table:table-cell office:value-type="float" office:value="56.420908961000009" table:style-name="ce93">
            <text:p>56.4</text:p>
          </table:table-cell>
          <table:table-cell table:style-name="ce93"/>
          <table:table-cell office:value-type="float" office:value="67.864169961000002" table:style-name="ce94">
            <text:p>67.9</text:p>
          </table:table-cell>
          <table:table-cell office:value-type="float" office:value="3.4484808666083921" table:style-name="ce50">
            <text:p>3.4</text:p>
          </table:table-cell>
          <table:table-cell table:style-name="ce50"/>
          <table:table-cell office:value-type="float" office:value="3.6782960204545461" table:style-name="ce94">
            <text:p>3.7</text:p>
          </table:table-cell>
          <table:table-cell office:value-type="float" office:value="1.2072457811115387" table:style-name="ce50">
            <text:p>1.2</text:p>
          </table:table-cell>
          <table:table-cell table:style-name="ce50"/>
          <table:table-cell office:value-type="float" office:value="1.2572582426500003" table:style-name="ce94">
            <text:p>1.3</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March</text:p>
          </table:table-cell>
          <table:table-cell office:value-type="float" office:value="53.221195791499994" table:style-name="ce93">
            <text:p>53.2</text:p>
          </table:table-cell>
          <table:table-cell table:style-name="ce93"/>
          <table:table-cell office:value-type="float" office:value="64.778999791499999" table:style-name="ce94">
            <text:p>64.8</text:p>
          </table:table-cell>
          <table:table-cell office:value-type="float" office:value="3.140098976835664" table:style-name="ce50">
            <text:p>3.1</text:p>
          </table:table-cell>
          <table:table-cell table:style-name="ce50"/>
          <table:table-cell office:value-type="float" office:value="3.358512130681818" table:style-name="ce94">
            <text:p>3.4</text:p>
          </table:table-cell>
          <table:table-cell office:value-type="float" office:value="0.88878046942624434" table:style-name="ce50">
            <text:p>0.9</text:p>
          </table:table-cell>
          <table:table-cell table:style-name="ce50"/>
          <table:table-cell office:value-type="float" office:value="0.93760293096470582"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April*</text:p>
          </table:table-cell>
          <table:table-cell office:value-type="float" office:value="67.655668416875002" table:style-name="ce93">
            <text:p>67.7</text:p>
          </table:table-cell>
          <table:table-cell table:style-name="ce93"/>
          <table:table-cell office:value-type="float" office:value="81.88518841687501" table:style-name="ce94">
            <text:p>81.9</text:p>
          </table:table-cell>
          <table:table-cell office:value-type="float" office:value="3.690051785576923" table:style-name="ce50">
            <text:p>3.7</text:p>
          </table:table-cell>
          <table:table-cell table:style-name="ce50"/>
          <table:table-cell office:value-type="float" office:value="3.9881578625" table:style-name="ce94">
            <text:p>4.0</text:p>
          </table:table-cell>
          <table:table-cell office:value-type="float" office:value="1.1477357127328056" table:style-name="ce50">
            <text:p>1.1</text:p>
          </table:table-cell>
          <table:table-cell table:style-name="ce50"/>
          <table:table-cell office:value-type="float" office:value="1.2622477896558826" table:style-name="ce94">
            <text:p>1.3</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May</text:p>
          </table:table-cell>
          <table:table-cell office:value-type="float" office:value="53.851243079625014" table:style-name="ce93">
            <text:p>53.9</text:p>
          </table:table-cell>
          <table:table-cell table:style-name="ce93"/>
          <table:table-cell office:value-type="float" office:value="66.331213079625016" table:style-name="ce94">
            <text:p>66.3</text:p>
          </table:table-cell>
          <table:table-cell office:value-type="float" office:value="2.135936790961539" table:style-name="ce50">
            <text:p>2.1</text:p>
          </table:table-cell>
          <table:table-cell table:style-name="ce50"/>
          <table:table-cell office:value-type="float" office:value="2.3663182525000002" table:style-name="ce94">
            <text:p>2.4</text:p>
          </table:table-cell>
          <table:table-cell office:value-type="float" office:value="0.9740460274754803" table:style-name="ce50">
            <text:p>1.0</text:p>
          </table:table-cell>
          <table:table-cell table:style-name="ce50"/>
          <table:table-cell office:value-type="float" office:value="1.0497044890139418"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June</text:p>
          </table:table-cell>
          <table:table-cell office:value-type="float" office:value="54.386963284749989" table:style-name="ce93">
            <text:p>54.4</text:p>
          </table:table-cell>
          <table:table-cell table:style-name="ce93"/>
          <table:table-cell office:value-type="float" office:value="66.728332284749996" table:style-name="ce94">
            <text:p>66.7</text:p>
          </table:table-cell>
          <table:table-cell office:value-type="float" office:value="3.0559835609615389" table:style-name="ce50">
            <text:p>3.1</text:p>
          </table:table-cell>
          <table:table-cell table:style-name="ce50"/>
          <table:table-cell office:value-type="float" office:value="3.2858470225" table:style-name="ce94">
            <text:p>3.3</text:p>
          </table:table-cell>
          <table:table-cell office:value-type="float" office:value="0.95494983279905621" table:style-name="ce50">
            <text:p>1.0</text:p>
          </table:table-cell>
          <table:table-cell table:style-name="ce50"/>
          <table:table-cell office:value-type="float" office:value="1.0376962943375179"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July*</text:p>
          </table:table-cell>
          <table:table-cell office:value-type="float" office:value="68.510192129999993" table:style-name="ce93">
            <text:p>68.5</text:p>
          </table:table-cell>
          <table:table-cell table:style-name="ce93"/>
          <table:table-cell office:value-type="float" office:value="83.645780130000006" table:style-name="ce94">
            <text:p>83.6</text:p>
          </table:table-cell>
          <table:table-cell office:value-type="float" office:value="4.0328658278846152" table:style-name="ce50">
            <text:p>4.0</text:p>
          </table:table-cell>
          <table:table-cell table:style-name="ce50"/>
          <table:table-cell office:value-type="float" office:value="4.4223522124999999" table:style-name="ce94">
            <text:p>4.4</text:p>
          </table:table-cell>
          <table:table-cell office:value-type="float" office:value="1.1659021919698842" table:style-name="ce50">
            <text:p>1.2</text:p>
          </table:table-cell>
          <table:table-cell table:style-name="ce50"/>
          <table:table-cell office:value-type="float" office:value="1.276537268892961" table:style-name="ce94">
            <text:p>1.3</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August</text:p>
          </table:table-cell>
          <table:table-cell office:value-type="float" office:value="54.674317257249982" table:style-name="ce93">
            <text:p>54.7</text:p>
          </table:table-cell>
          <table:table-cell table:style-name="ce93"/>
          <table:table-cell office:value-type="float" office:value="66.61419325724998" table:style-name="ce94">
            <text:p>66.6</text:p>
          </table:table-cell>
          <table:table-cell office:value-type="float" office:value="3.6630145773076923" table:style-name="ce50">
            <text:p>3.7</text:p>
          </table:table-cell>
          <table:table-cell table:style-name="ce50"/>
          <table:table-cell office:value-type="float" office:value="3.9488518849999998" table:style-name="ce94">
            <text:p>3.9</text:p>
          </table:table-cell>
          <table:table-cell office:value-type="float" office:value="0.94760042276153866" table:style-name="ce50">
            <text:p>0.9</text:p>
          </table:table-cell>
          <table:table-cell table:style-name="ce50"/>
          <table:table-cell office:value-type="float" office:value="1.0266968843000002"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September</text:p>
          </table:table-cell>
          <table:table-cell office:value-type="float" office:value="54.498827580250001" table:style-name="ce93">
            <text:p>54.5</text:p>
          </table:table-cell>
          <table:table-cell table:style-name="ce93"/>
          <table:table-cell office:value-type="float" office:value="66.336361580249999" table:style-name="ce94">
            <text:p>66.3</text:p>
          </table:table-cell>
          <table:table-cell office:value-type="float" office:value="3.7861649448076924" table:style-name="ce50">
            <text:p>3.8</text:p>
          </table:table-cell>
          <table:table-cell table:style-name="ce50"/>
          <table:table-cell office:value-type="float" office:value="4.0279102524999999" table:style-name="ce94">
            <text:p>4.0</text:p>
          </table:table-cell>
          <table:table-cell office:value-type="float" office:value="1.1765845129115386" table:style-name="ce50">
            <text:p>1.2</text:p>
          </table:table-cell>
          <table:table-cell table:style-name="ce50"/>
          <table:table-cell office:value-type="float" office:value="1.2519129744500004" table:style-name="ce94">
            <text:p>1.3</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October*</text:p>
          </table:table-cell>
          <table:table-cell office:value-type="float" office:value="69.561885456249996" table:style-name="ce93">
            <text:p>69.6</text:p>
          </table:table-cell>
          <table:table-cell table:style-name="ce93"/>
          <table:table-cell office:value-type="float" office:value="83.95242845624999" table:style-name="ce94">
            <text:p>84.0</text:p>
          </table:table-cell>
          <table:table-cell office:value-type="float" office:value="3.4902301894230763" table:style-name="ce50">
            <text:p>3.5</text:p>
          </table:table-cell>
          <table:table-cell table:style-name="ce50"/>
          <table:table-cell office:value-type="float" office:value="4.3441631124999995" table:style-name="ce94">
            <text:p>4.3</text:p>
          </table:table-cell>
          <table:table-cell office:value-type="float" office:value="2.0347872547269228" table:style-name="ce50">
            <text:p>2.0</text:p>
          </table:table-cell>
          <table:table-cell table:style-name="ce50"/>
          <table:table-cell office:value-type="float" office:value="2.1701753316499999" table:style-name="ce94">
            <text:p>2.2</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November</text:p>
          </table:table-cell>
          <table:table-cell office:value-type="float" office:value="55.281613251499991" table:style-name="ce93">
            <text:p>55.3</text:p>
          </table:table-cell>
          <table:table-cell table:style-name="ce93"/>
          <table:table-cell office:value-type="float" office:value="67.102970251499997" table:style-name="ce94">
            <text:p>67.1</text:p>
          </table:table-cell>
          <table:table-cell office:value-type="float" office:value="2.8230342965384616" table:style-name="ce50">
            <text:p>2.8</text:p>
          </table:table-cell>
          <table:table-cell table:style-name="ce50"/>
          <table:table-cell office:value-type="float" office:value="3.4061838349999998" table:style-name="ce94">
            <text:p>3.4</text:p>
          </table:table-cell>
          <table:table-cell office:value-type="float" office:value="1.3977341915115382" table:style-name="ce50">
            <text:p>1.4</text:p>
          </table:table-cell>
          <table:table-cell table:style-name="ce50"/>
          <table:table-cell office:value-type="float" office:value="1.91116665305" table:style-name="ce94">
            <text:p>1.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December</text:p>
          </table:table-cell>
          <table:table-cell office:value-type="float" office:value="52.040960581" table:style-name="ce93">
            <text:p>52.0</text:p>
          </table:table-cell>
          <table:table-cell table:style-name="ce93"/>
          <table:table-cell office:value-type="float" office:value="63.790144581" table:style-name="ce94">
            <text:p>63.8</text:p>
          </table:table-cell>
          <table:table-cell office:value-type="float" office:value="3.0412008015384613" table:style-name="ce50">
            <text:p>3.0</text:p>
          </table:table-cell>
          <table:table-cell table:style-name="ce50"/>
          <table:table-cell office:value-type="float" office:value="3.5944183399999998" table:style-name="ce94">
            <text:p>3.6</text:p>
          </table:table-cell>
          <table:table-cell office:value-type="float" office:value="1.4911494040115381" table:style-name="ce50">
            <text:p>1.5</text:p>
          </table:table-cell>
          <table:table-cell table:style-name="ce50"/>
          <table:table-cell office:value-type="float" office:value="2.1018138655499996" table:style-name="ce94">
            <text:p>2.1</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office:value-type="float" office:value="2012" table:style-name="ce91">
            <text:p>2012</text:p>
          </table:table-cell>
          <table:table-cell office:value-type="string" table:style-name="ce31">
            <text:p>January *</text:p>
          </table:table-cell>
          <table:table-cell office:value-type="float" office:value="65.459217647499997" table:style-name="ce93">
            <text:p>65.5</text:p>
          </table:table-cell>
          <table:table-cell table:style-name="ce93"/>
          <table:table-cell office:value-type="float" office:value="80.103191647499997" table:style-name="ce94">
            <text:p>80.1</text:p>
          </table:table-cell>
          <table:table-cell office:value-type="float" office:value="3.49013318076923" table:style-name="ce50">
            <text:p>3.5</text:p>
          </table:table-cell>
          <table:table-cell table:style-name="ce50"/>
          <table:table-cell office:value-type="float" office:value="4.1873309499999998" table:style-name="ce94">
            <text:p>4.2</text:p>
          </table:table-cell>
          <table:table-cell office:value-type="float" office:value="1.9789009446769228" table:style-name="ce50">
            <text:p>2.0</text:p>
          </table:table-cell>
          <table:table-cell table:style-name="ce50"/>
          <table:table-cell office:value-type="float" office:value="2.0179640215999997" table:style-name="ce94">
            <text:p>2.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February</text:p>
          </table:table-cell>
          <table:table-cell office:value-type="float" office:value="54.727874351999994" table:style-name="ce93">
            <text:p>54.7</text:p>
          </table:table-cell>
          <table:table-cell table:style-name="ce93"/>
          <table:table-cell office:value-type="float" office:value="66.276242351999983" table:style-name="ce94">
            <text:p>66.3</text:p>
          </table:table-cell>
          <table:table-cell office:value-type="float" office:value="3.062728194615385" table:style-name="ce50">
            <text:p>3.1</text:p>
          </table:table-cell>
          <table:table-cell table:style-name="ce50"/>
          <table:table-cell office:value-type="float" office:value="3.6317028100000002" table:style-name="ce94">
            <text:p>3.6</text:p>
          </table:table-cell>
          <table:table-cell office:value-type="float" office:value="1.2860835895615383" table:style-name="ce50">
            <text:p>1.3</text:p>
          </table:table-cell>
          <table:table-cell table:style-name="ce50"/>
          <table:table-cell office:value-type="float" office:value="1.3491220510999999" table:style-name="ce94">
            <text:p>1.3</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March</text:p>
          </table:table-cell>
          <table:table-cell office:value-type="float" office:value="54.858995434249998" table:style-name="ce93">
            <text:p>54.9</text:p>
          </table:table-cell>
          <table:table-cell table:style-name="ce93"/>
          <table:table-cell office:value-type="float" office:value="66.545505434249989" table:style-name="ce94">
            <text:p>66.5</text:p>
          </table:table-cell>
          <table:table-cell office:value-type="float" office:value="3.0433975996153841" table:style-name="ce50">
            <text:p>3.0</text:p>
          </table:table-cell>
          <table:table-cell table:style-name="ce50"/>
          <table:table-cell office:value-type="float" office:value="3.5363502149999997" table:style-name="ce94">
            <text:p>3.5</text:p>
          </table:table-cell>
          <table:table-cell office:value-type="float" office:value="0.87153204201153833" table:style-name="ce50">
            <text:p>0.9</text:p>
          </table:table-cell>
          <table:table-cell table:style-name="ce50"/>
          <table:table-cell office:value-type="float" office:value="0.96557150354999988"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April*</text:p>
          </table:table-cell>
          <table:table-cell office:value-type="float" office:value="69.186548537500002" table:style-name="ce93">
            <text:p>69.2</text:p>
          </table:table-cell>
          <table:table-cell table:style-name="ce93"/>
          <table:table-cell office:value-type="float" office:value="83.892118537499996" table:style-name="ce94">
            <text:p>83.9</text:p>
          </table:table-cell>
          <table:table-cell office:value-type="float" office:value="4.310370532692307" table:style-name="ce50">
            <text:p>4.3</text:p>
          </table:table-cell>
          <table:table-cell table:style-name="ce50"/>
          <table:table-cell office:value-type="float" office:value="4.5535032249999992" table:style-name="ce94">
            <text:p>4.6</text:p>
          </table:table-cell>
          <table:table-cell office:value-type="float" office:value="1.1551319460269232" table:style-name="ce50">
            <text:p>1.2</text:p>
          </table:table-cell>
          <table:table-cell table:style-name="ce50"/>
          <table:table-cell office:value-type="float" office:value="1.23155102295" table:style-name="ce94">
            <text:p>1.2</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May</text:p>
          </table:table-cell>
          <table:table-cell office:value-type="float" office:value="54.93603546125" table:style-name="ce93">
            <text:p>54.9</text:p>
          </table:table-cell>
          <table:table-cell table:style-name="ce93"/>
          <table:table-cell office:value-type="float" office:value="66.65049646125" table:style-name="ce94">
            <text:p>66.7</text:p>
          </table:table-cell>
          <table:table-cell office:value-type="float" office:value="2.557503271153847" table:style-name="ce50">
            <text:p>2.6</text:p>
          </table:table-cell>
          <table:table-cell table:style-name="ce50"/>
          <table:table-cell office:value-type="float" office:value="2.7534794250000005" table:style-name="ce94">
            <text:p>2.8</text:p>
          </table:table-cell>
          <table:table-cell office:value-type="float" office:value="1.0363883471615383" table:style-name="ce50">
            <text:p>1.0</text:p>
          </table:table-cell>
          <table:table-cell table:style-name="ce50"/>
          <table:table-cell office:value-type="float" office:value="1.1055728087000001" table:style-name="ce94">
            <text:p>1.1</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June</text:p>
          </table:table-cell>
          <table:table-cell office:value-type="float" office:value="55.592153561250008" table:style-name="ce93">
            <text:p>55.6</text:p>
          </table:table-cell>
          <table:table-cell table:style-name="ce93"/>
          <table:table-cell office:value-type="float" office:value="67.486829561250005" table:style-name="ce94">
            <text:p>67.5</text:p>
          </table:table-cell>
          <table:table-cell office:value-type="float" office:value="3.4395904336538465" table:style-name="ce50">
            <text:p>3.4</text:p>
          </table:table-cell>
          <table:table-cell table:style-name="ce50"/>
          <table:table-cell office:value-type="float" office:value="3.6345965875000004" table:style-name="ce94">
            <text:p>3.6</text:p>
          </table:table-cell>
          <table:table-cell office:value-type="float" office:value="1.0647992110615385" table:style-name="ce50">
            <text:p>1.1</text:p>
          </table:table-cell>
          <table:table-cell table:style-name="ce50"/>
          <table:table-cell office:value-type="float" office:value="1.1391656726000001" table:style-name="ce94">
            <text:p>1.1</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July*</text:p>
          </table:table-cell>
          <table:table-cell office:value-type="float" office:value="71.61616592017856" table:style-name="ce93">
            <text:p>71.6</text:p>
          </table:table-cell>
          <table:table-cell table:style-name="ce93"/>
          <table:table-cell office:value-type="float" office:value="85.89575692017857" table:style-name="ce94">
            <text:p>85.9</text:p>
          </table:table-cell>
          <table:table-cell office:value-type="float" office:value="4.0047463759615374" table:style-name="ce50">
            <text:p>4.0</text:p>
          </table:table-cell>
          <table:table-cell table:style-name="ce50"/>
          <table:table-cell office:value-type="float" office:value="4.2004448374999992" table:style-name="ce94">
            <text:p>4.2</text:p>
          </table:table-cell>
          <table:table-cell office:value-type="float" office:value="1.3384606464102562" table:style-name="ce50">
            <text:p>1.3</text:p>
          </table:table-cell>
          <table:table-cell table:style-name="ce50"/>
          <table:table-cell office:value-type="float" office:value="1.4256927233333332" table:style-name="ce94">
            <text:p>1.4</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August</text:p>
          </table:table-cell>
          <table:table-cell office:value-type="float" office:value="56.667832960142846" table:style-name="ce93">
            <text:p>56.7</text:p>
          </table:table-cell>
          <table:table-cell table:style-name="ce93"/>
          <table:table-cell office:value-type="float" office:value="68.444153960142856" table:style-name="ce94">
            <text:p>68.4</text:p>
          </table:table-cell>
          <table:table-cell office:value-type="float" office:value="3.3098127957692318" table:style-name="ce50">
            <text:p>3.3</text:p>
          </table:table-cell>
          <table:table-cell table:style-name="ce50"/>
          <table:table-cell office:value-type="float" office:value="3.4694315650000007" table:style-name="ce94">
            <text:p>3.5</text:p>
          </table:table-cell>
          <table:table-cell office:value-type="float" office:value="1.2139362426448714" table:style-name="ce50">
            <text:p>1.2</text:p>
          </table:table-cell>
          <table:table-cell table:style-name="ce50"/>
          <table:table-cell office:value-type="float" office:value="1.2985447041833331" table:style-name="ce94">
            <text:p>1.3</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September</text:p>
          </table:table-cell>
          <table:table-cell office:value-type="float" office:value="56.673667866411748" table:style-name="ce93">
            <text:p>56.7</text:p>
          </table:table-cell>
          <table:table-cell table:style-name="ce93"/>
          <table:table-cell office:value-type="float" office:value="68.360192336999987" table:style-name="ce94">
            <text:p>68.4</text:p>
          </table:table-cell>
          <table:table-cell office:value-type="float" office:value="3.5148771407692312" table:style-name="ce50">
            <text:p>3.5</text:p>
          </table:table-cell>
          <table:table-cell table:style-name="ce50"/>
          <table:table-cell office:value-type="float" office:value="3.6725519100000001" table:style-name="ce94">
            <text:p>3.7</text:p>
          </table:table-cell>
          <table:table-cell office:value-type="float" office:value="1.3865529253615381" table:style-name="ce50">
            <text:p>1.4</text:p>
          </table:table-cell>
          <table:table-cell table:style-name="ce50"/>
          <table:table-cell office:value-type="float" office:value="1.4763523868999997" table:style-name="ce94">
            <text:p>1.5</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October*</text:p>
          </table:table-cell>
          <table:table-cell office:value-type="float" office:value="71.916939786256435" table:style-name="ce93">
            <text:p>71.9</text:p>
          </table:table-cell>
          <table:table-cell table:style-name="ce93"/>
          <table:table-cell office:value-type="float" office:value="85.942097374491738" table:style-name="ce94">
            <text:p>85.9</text:p>
          </table:table-cell>
          <table:table-cell office:value-type="float" office:value="3.8653970673076921" table:style-name="ce50">
            <text:p>3.9</text:p>
          </table:table-cell>
          <table:table-cell table:style-name="ce50"/>
          <table:table-cell office:value-type="float" office:value="4.4886863749999995" table:style-name="ce94">
            <text:p>4.5</text:p>
          </table:table-cell>
          <table:table-cell office:value-type="float" office:value="2.2602866947269225" table:style-name="ce50">
            <text:p>2.3</text:p>
          </table:table-cell>
          <table:table-cell table:style-name="ce50"/>
          <table:table-cell office:value-type="float" office:value="2.3467247716499995" table:style-name="ce94">
            <text:p>2.3</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November</text:p>
          </table:table-cell>
          <table:table-cell office:value-type="float" office:value="55.810148103409027" table:style-name="ce93">
            <text:p>55.8</text:p>
          </table:table-cell>
          <table:table-cell table:style-name="ce93"/>
          <table:table-cell office:value-type="float" office:value="68.656467573997261" table:style-name="ce94">
            <text:p>68.7</text:p>
          </table:table-cell>
          <table:table-cell office:value-type="float" office:value="3.0991885988461543" table:style-name="ce50">
            <text:p>3.1</text:p>
          </table:table-cell>
          <table:table-cell table:style-name="ce50"/>
          <table:table-cell office:value-type="float" office:value="3.5652784450000006" table:style-name="ce94">
            <text:p>3.6</text:p>
          </table:table-cell>
          <table:table-cell office:value-type="float" office:value="1.5815354363115384" table:style-name="ce50">
            <text:p>1.6</text:p>
          </table:table-cell>
          <table:table-cell table:style-name="ce50"/>
          <table:table-cell office:value-type="float" office:value="2.01671189785" table:style-name="ce94">
            <text:p>2.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December</text:p>
          </table:table-cell>
          <table:table-cell office:value-type="float" office:value="52.642489805514707" table:style-name="ce93">
            <text:p>52.6</text:p>
          </table:table-cell>
          <table:table-cell table:style-name="ce93"/>
          <table:table-cell office:value-type="float" office:value="65.535531393750006" table:style-name="ce94">
            <text:p>65.5</text:p>
          </table:table-cell>
          <table:table-cell office:value-type="float" office:value="3.3963338463461539" table:style-name="ce50">
            <text:p>3.4</text:p>
          </table:table-cell>
          <table:table-cell table:style-name="ce50"/>
          <table:table-cell office:value-type="float" office:value="3.8468916924999998" table:style-name="ce94">
            <text:p>3.8</text:p>
          </table:table-cell>
          <table:table-cell office:value-type="float" office:value="1.5526600464615383" table:style-name="ce50">
            <text:p>1.6</text:p>
          </table:table-cell>
          <table:table-cell table:style-name="ce50"/>
          <table:table-cell office:value-type="float" office:value="2.0473455079999998" table:style-name="ce94">
            <text:p>2.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office:value-type="float" office:value="2013" table:style-name="ce91">
            <text:p>2013</text:p>
          </table:table-cell>
          <table:table-cell office:value-type="string" table:style-name="ce31">
            <text:p>January *</text:p>
          </table:table-cell>
          <table:table-cell office:value-type="float" office:value="69.409833297500001" table:style-name="ce93">
            <text:p>69.4</text:p>
          </table:table-cell>
          <table:table-cell table:style-name="ce93"/>
          <table:table-cell office:value-type="float" office:value="82.835209297500001" table:style-name="ce94">
            <text:p>82.8</text:p>
          </table:table-cell>
          <table:table-cell office:value-type="float" office:value="2.8895560567307692" table:style-name="ce50">
            <text:p>2.9</text:p>
          </table:table-cell>
          <table:table-cell table:style-name="ce50"/>
          <table:table-cell office:value-type="float" office:value="3.4309102875000002" table:style-name="ce94">
            <text:p>3.4</text:p>
          </table:table-cell>
          <table:table-cell office:value-type="float" office:value="2.0785285170269225" table:style-name="ce50">
            <text:p>2.1</text:p>
          </table:table-cell>
          <table:table-cell table:style-name="ce50"/>
          <table:table-cell office:value-type="float" office:value="2.1386765939499996" table:style-name="ce94">
            <text:p>2.1</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February</text:p>
          </table:table-cell>
          <table:table-cell office:value-type="float" office:value="58.219438036250011" table:style-name="ce93">
            <text:p>58.2</text:p>
          </table:table-cell>
          <table:table-cell table:style-name="ce93"/>
          <table:table-cell office:value-type="float" office:value="69.165887036249998" table:style-name="ce94">
            <text:p>69.2</text:p>
          </table:table-cell>
          <table:table-cell office:value-type="float" office:value="3.243394395384616" table:style-name="ce50">
            <text:p>3.2</text:p>
          </table:table-cell>
          <table:table-cell table:style-name="ce50"/>
          <table:table-cell office:value-type="float" office:value="3.6487697800000007" table:style-name="ce94">
            <text:p>3.6</text:p>
          </table:table-cell>
          <table:table-cell office:value-type="float" office:value="1.2991848889115383" table:style-name="ce50">
            <text:p>1.3</text:p>
          </table:table-cell>
          <table:table-cell table:style-name="ce50"/>
          <table:table-cell office:value-type="float" office:value="1.35301235045" table:style-name="ce94">
            <text:p>1.4</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March</text:p>
          </table:table-cell>
          <table:table-cell office:value-type="float" office:value="58.395554742499982" table:style-name="ce93">
            <text:p>58.4</text:p>
          </table:table-cell>
          <table:table-cell table:style-name="ce93"/>
          <table:table-cell office:value-type="float" office:value="69.519771742499984" table:style-name="ce94">
            <text:p>69.5</text:p>
          </table:table-cell>
          <table:table-cell office:value-type="float" office:value="2.9881511353846157" table:style-name="ce50">
            <text:p>3.0</text:p>
          </table:table-cell>
          <table:table-cell table:style-name="ce50"/>
          <table:table-cell office:value-type="float" office:value="3.3935265200000004" table:style-name="ce94">
            <text:p>3.4</text:p>
          </table:table-cell>
          <table:table-cell office:value-type="float" office:value="0.86618125106153832" table:style-name="ce50">
            <text:p>0.9</text:p>
          </table:table-cell>
          <table:table-cell table:style-name="ce50"/>
          <table:table-cell office:value-type="float" office:value="0.94896971259999985"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April*</text:p>
          </table:table-cell>
          <table:table-cell office:value-type="float" office:value="73.100273251057686" table:style-name="ce93">
            <text:p>73.1</text:p>
          </table:table-cell>
          <table:table-cell table:style-name="ce93"/>
          <table:table-cell office:value-type="float" office:value="87.510235251057694" table:style-name="ce94">
            <text:p>87.5</text:p>
          </table:table-cell>
          <table:table-cell office:value-type="float" office:value="4.2233483192307686" table:style-name="ce50">
            <text:p>4.2</text:p>
          </table:table-cell>
          <table:table-cell table:style-name="ce50"/>
          <table:table-cell office:value-type="float" office:value="4.4506025499999993" table:style-name="ce94">
            <text:p>4.5</text:p>
          </table:table-cell>
          <table:table-cell office:value-type="float" office:value="1.167612757026923" table:style-name="ce50">
            <text:p>1.2</text:p>
          </table:table-cell>
          <table:table-cell table:style-name="ce50"/>
          <table:table-cell office:value-type="float" office:value="1.2449758339499999" table:style-name="ce94">
            <text:p>1.2</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May</text:p>
          </table:table-cell>
          <table:table-cell office:value-type="float" office:value="58.397223851019227" table:style-name="ce93">
            <text:p>58.4</text:p>
          </table:table-cell>
          <table:table-cell table:style-name="ce93"/>
          <table:table-cell office:value-type="float" office:value="69.403086851019225" table:style-name="ce94">
            <text:p>69.4</text:p>
          </table:table-cell>
          <table:table-cell office:value-type="float" office:value="2.1063565003846154" table:style-name="ce50">
            <text:p>2.1</text:p>
          </table:table-cell>
          <table:table-cell table:style-name="ce50"/>
          <table:table-cell office:value-type="float" office:value="2.2881598850000002" table:style-name="ce94">
            <text:p>2.3</text:p>
          </table:table-cell>
          <table:table-cell office:value-type="float" office:value="0.96456693551153827" table:style-name="ce50">
            <text:p>1.0</text:p>
          </table:table-cell>
          <table:table-cell table:style-name="ce50"/>
          <table:table-cell office:value-type="float" office:value="1.0401173970499999"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June</text:p>
          </table:table-cell>
          <table:table-cell office:value-type="float" office:value="59.509664334750013" table:style-name="ce93">
            <text:p>59.5</text:p>
          </table:table-cell>
          <table:table-cell table:style-name="ce93"/>
          <table:table-cell office:value-type="float" office:value="69.984377334750008" table:style-name="ce94">
            <text:p>70.0</text:p>
          </table:table-cell>
          <table:table-cell office:value-type="float" office:value="2.986118630384615" table:style-name="ce50">
            <text:p>3.0</text:p>
          </table:table-cell>
          <table:table-cell table:style-name="ce50"/>
          <table:table-cell office:value-type="float" office:value="3.1681720149999992" table:style-name="ce94">
            <text:p>3.2</text:p>
          </table:table-cell>
          <table:table-cell office:value-type="float" office:value="0.93281427396153827" table:style-name="ce50">
            <text:p>0.9</text:p>
          </table:table-cell>
          <table:table-cell table:style-name="ce50"/>
          <table:table-cell office:value-type="float" office:value="1.0141627354999998"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July*</text:p>
          </table:table-cell>
          <table:table-cell office:value-type="float" office:value="74.787793357994488" table:style-name="ce93">
            <text:p>74.8</text:p>
          </table:table-cell>
          <table:table-cell table:style-name="ce93"/>
          <table:table-cell office:value-type="float" office:value="88.322968357994498" table:style-name="ce94">
            <text:p>88.3</text:p>
          </table:table-cell>
          <table:table-cell office:value-type="float" office:value="3.7870752942307693" table:style-name="ce50">
            <text:p>3.8</text:p>
          </table:table-cell>
          <table:table-cell table:style-name="ce50"/>
          <table:table-cell office:value-type="float" office:value="4.0949845250000001" table:style-name="ce94">
            <text:p>4.1</text:p>
          </table:table-cell>
          <table:table-cell office:value-type="float" office:value="1.1432337965269228" table:style-name="ce50">
            <text:p>1.1</text:p>
          </table:table-cell>
          <table:table-cell table:style-name="ce50"/>
          <table:table-cell office:value-type="float" office:value="1.2182678734499999" table:style-name="ce94">
            <text:p>1.2</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August</text:p>
          </table:table-cell>
          <table:table-cell office:value-type="float" office:value="59.231754813414824" table:style-name="ce93">
            <text:p>59.2</text:p>
          </table:table-cell>
          <table:table-cell table:style-name="ce93"/>
          <table:table-cell office:value-type="float" office:value="70.768913813414827" table:style-name="ce94">
            <text:p>70.8</text:p>
          </table:table-cell>
          <table:table-cell office:value-type="float" office:value="3.2838540917482515" table:style-name="ce50">
            <text:p>3.3</text:p>
          </table:table-cell>
          <table:table-cell table:style-name="ce50"/>
          <table:table-cell office:value-type="float" office:value="3.5295494763636359" table:style-name="ce94">
            <text:p>3.5</text:p>
          </table:table-cell>
          <table:table-cell office:value-type="float" office:value="0.90276717156153863" table:style-name="ce50">
            <text:p>0.9</text:p>
          </table:table-cell>
          <table:table-cell table:style-name="ce50"/>
          <table:table-cell office:value-type="float" office:value="0.9865226331000001"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September</text:p>
          </table:table-cell>
          <table:table-cell office:value-type="float" office:value="59.104322362313191" table:style-name="ce93">
            <text:p>59.1</text:p>
          </table:table-cell>
          <table:table-cell table:style-name="ce93"/>
          <table:table-cell office:value-type="float" office:value="70.0821673623132" table:style-name="ce94">
            <text:p>70.1</text:p>
          </table:table-cell>
          <table:table-cell office:value-type="float" office:value="3.3405691878846153" table:style-name="ce50">
            <text:p>3.3</text:p>
          </table:table-cell>
          <table:table-cell table:style-name="ce50"/>
          <table:table-cell office:value-type="float" office:value="3.5876425725000001" table:style-name="ce94">
            <text:p>3.6</text:p>
          </table:table-cell>
          <table:table-cell office:value-type="float" office:value="1.1324184759115385" table:style-name="ce50">
            <text:p>1.1</text:p>
          </table:table-cell>
          <table:table-cell table:style-name="ce50"/>
          <table:table-cell office:value-type="float" office:value="1.2267249374500002" table:style-name="ce94">
            <text:p>1.2</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October*</text:p>
          </table:table-cell>
          <table:table-cell office:value-type="float" office:value="74.259525664313173" table:style-name="ce93">
            <text:p>74.3</text:p>
          </table:table-cell>
          <table:table-cell table:style-name="ce93"/>
          <table:table-cell office:value-type="float" office:value="87.445991664313169" table:style-name="ce94">
            <text:p>87.4</text:p>
          </table:table-cell>
          <table:table-cell office:value-type="float" office:value="3.5076471567307697" table:style-name="ce50">
            <text:p>3.5</text:p>
          </table:table-cell>
          <table:table-cell table:style-name="ce50"/>
          <table:table-cell office:value-type="float" office:value="3.9656963875" table:style-name="ce94">
            <text:p>4.0</text:p>
          </table:table-cell>
          <table:table-cell office:value-type="float" office:value="2.289889907226923" table:style-name="ce50">
            <text:p>2.3</text:p>
          </table:table-cell>
          <table:table-cell table:style-name="ce50"/>
          <table:table-cell office:value-type="float" office:value="2.3779039841499996" table:style-name="ce94">
            <text:p>2.4</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November</text:p>
          </table:table-cell>
          <table:table-cell office:value-type="float" office:value="59.316673387500003" table:style-name="ce93">
            <text:p>59.3</text:p>
          </table:table-cell>
          <table:table-cell table:style-name="ce93"/>
          <table:table-cell office:value-type="float" office:value="69.630088387499995" table:style-name="ce94">
            <text:p>69.6</text:p>
          </table:table-cell>
          <table:table-cell office:value-type="float" office:value="2.9579334181118875" table:style-name="ce50">
            <text:p>3.0</text:p>
          </table:table-cell>
          <table:table-cell table:style-name="ce50"/>
          <table:table-cell office:value-type="float" office:value="3.3243728027272721" table:style-name="ce94">
            <text:p>3.3</text:p>
          </table:table-cell>
          <table:table-cell office:value-type="float" office:value="1.6800412362615385" table:style-name="ce50">
            <text:p>1.7</text:p>
          </table:table-cell>
          <table:table-cell table:style-name="ce50"/>
          <table:table-cell office:value-type="float" office:value="2.0512206977999998" table:style-name="ce94">
            <text:p>2.1</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December</text:p>
          </table:table-cell>
          <table:table-cell office:value-type="float" office:value="58.193953463750006" table:style-name="ce93">
            <text:p>58.2</text:p>
          </table:table-cell>
          <table:table-cell table:style-name="ce93"/>
          <table:table-cell office:value-type="float" office:value="67.579013463750002" table:style-name="ce94">
            <text:p>67.6</text:p>
          </table:table-cell>
          <table:table-cell office:value-type="float" office:value="3.1135193978846161" table:style-name="ce50">
            <text:p>3.1</text:p>
          </table:table-cell>
          <table:table-cell table:style-name="ce50"/>
          <table:table-cell office:value-type="float" office:value="3.4800287825000007" table:style-name="ce94">
            <text:p>3.5</text:p>
          </table:table-cell>
          <table:table-cell office:value-type="float" office:value="1.3139946095115382" table:style-name="ce50">
            <text:p>1.3</text:p>
          </table:table-cell>
          <table:table-cell table:style-name="ce50"/>
          <table:table-cell office:value-type="float" office:value="1.91799207105" table:style-name="ce94">
            <text:p>1.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office:value-type="float" office:value="2014" table:style-name="ce91">
            <text:p>2014</text:p>
          </table:table-cell>
          <table:table-cell office:value-type="string" table:style-name="ce31">
            <text:p>January*</text:p>
          </table:table-cell>
          <table:table-cell office:value-type="float" office:value="73.640981658804961" table:style-name="ce93">
            <text:p>73.6</text:p>
          </table:table-cell>
          <table:table-cell table:style-name="ce93"/>
          <table:table-cell office:value-type="float" office:value="84.929421658804955" table:style-name="ce94">
            <text:p>84.9</text:p>
          </table:table-cell>
          <table:table-cell office:value-type="float" office:value="3.1082172551897589" table:style-name="ce50">
            <text:p>3.1</text:p>
          </table:table-cell>
          <table:table-cell table:style-name="ce50"/>
          <table:table-cell office:value-type="float" office:value="3.5643755579545449" table:style-name="ce94">
            <text:p>3.6</text:p>
          </table:table-cell>
          <table:table-cell office:value-type="float" office:value="1.8648209922269232" table:style-name="ce50">
            <text:p>1.9</text:p>
          </table:table-cell>
          <table:table-cell table:style-name="ce50"/>
          <table:table-cell office:value-type="float" office:value="1.9224150691500002" table:style-name="ce94">
            <text:p>1.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February</text:p>
          </table:table-cell>
          <table:table-cell office:value-type="float" office:value="59.76393675835164" table:style-name="ce93">
            <text:p>59.8</text:p>
          </table:table-cell>
          <table:table-cell table:style-name="ce93"/>
          <table:table-cell office:value-type="float" office:value="69.178907758351642" table:style-name="ce94">
            <text:p>69.2</text:p>
          </table:table-cell>
          <table:table-cell office:value-type="float" office:value="3.7865277127881707" table:style-name="ce50">
            <text:p>3.8</text:p>
          </table:table-cell>
          <table:table-cell table:style-name="ce50"/>
          <table:table-cell office:value-type="float" office:value="4.1530623550000003" table:style-name="ce94">
            <text:p>4.2</text:p>
          </table:table-cell>
          <table:table-cell office:value-type="float" office:value="1.1485619726615384" table:style-name="ce50">
            <text:p>1.1</text:p>
          </table:table-cell>
          <table:table-cell table:style-name="ce50"/>
          <table:table-cell office:value-type="float" office:value="1.2067054342000001" table:style-name="ce94">
            <text:p>1.2</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March</text:p>
          </table:table-cell>
          <table:table-cell office:value-type="float" office:value="60.390946356249998" table:style-name="ce93">
            <text:p>60.4</text:p>
          </table:table-cell>
          <table:table-cell table:style-name="ce93"/>
          <table:table-cell office:value-type="float" office:value="69.355518356250002" table:style-name="ce94">
            <text:p>69.4</text:p>
          </table:table-cell>
          <table:table-cell office:value-type="float" office:value="3.1569465027881711" table:style-name="ce50">
            <text:p>3.2</text:p>
          </table:table-cell>
          <table:table-cell table:style-name="ce50"/>
          <table:table-cell office:value-type="float" office:value="3.5218731449999998" table:style-name="ce94">
            <text:p>3.5</text:p>
          </table:table-cell>
          <table:table-cell office:value-type="float" office:value="0.7219523988615385" table:style-name="ce50">
            <text:p>0.7</text:p>
          </table:table-cell>
          <table:table-cell table:style-name="ce50"/>
          <table:table-cell office:value-type="float" office:value="0.78099286040000004" table:style-name="ce94">
            <text:p>0.8</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April*</text:p>
          </table:table-cell>
          <table:table-cell office:value-type="float" office:value="74.851758647534339" table:style-name="ce93">
            <text:p>74.9</text:p>
          </table:table-cell>
          <table:table-cell table:style-name="ce93"/>
          <table:table-cell office:value-type="float" office:value="87.15412864753435" table:style-name="ce94">
            <text:p>87.2</text:p>
          </table:table-cell>
          <table:table-cell office:value-type="float" office:value="3.4650283472352141" table:style-name="ce50">
            <text:p>3.5</text:p>
          </table:table-cell>
          <table:table-cell table:style-name="ce50"/>
          <table:table-cell office:value-type="float" office:value="3.9216366499999999" table:style-name="ce94">
            <text:p>3.9</text:p>
          </table:table-cell>
          <table:table-cell office:value-type="float" office:value="0.83849492957692318" table:style-name="ce50">
            <text:p>0.8</text:p>
          </table:table-cell>
          <table:table-cell table:style-name="ce50"/>
          <table:table-cell office:value-type="float" office:value="0.92707100650000007"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May</text:p>
          </table:table-cell>
          <table:table-cell office:value-type="float" office:value="59.9397493950948" table:style-name="ce93">
            <text:p>59.9</text:p>
          </table:table-cell>
          <table:table-cell table:style-name="ce93"/>
          <table:table-cell office:value-type="float" office:value="70.125880395094796" table:style-name="ce94">
            <text:p>70.1</text:p>
          </table:table-cell>
          <table:table-cell office:value-type="float" office:value="2.0184723257776818" table:style-name="ce50">
            <text:p>2.0</text:p>
          </table:table-cell>
          <table:table-cell table:style-name="ce50"/>
          <table:table-cell office:value-type="float" office:value="2.3833989679895109" table:style-name="ce94">
            <text:p>2.4</text:p>
          </table:table-cell>
          <table:table-cell office:value-type="float" office:value="0.78565418191153868" table:style-name="ce50">
            <text:p>0.8</text:p>
          </table:table-cell>
          <table:table-cell table:style-name="ce50"/>
          <table:table-cell office:value-type="float" office:value="0.82649864345000013" table:style-name="ce94">
            <text:p>0.8</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91"/>
          <table:table-cell office:value-type="string" table:style-name="ce31">
            <text:p>June</text:p>
          </table:table-cell>
          <table:table-cell office:value-type="float" office:value="59.375676091999999" table:style-name="ce93">
            <text:p>59.4</text:p>
          </table:table-cell>
          <table:table-cell table:style-name="ce93"/>
          <table:table-cell office:value-type="float" office:value="70.102069092000008" table:style-name="ce94">
            <text:p>70.1</text:p>
          </table:table-cell>
          <table:table-cell office:value-type="float" office:value="2.7006959344227868" table:style-name="ce50">
            <text:p>2.7</text:p>
          </table:table-cell>
          <table:table-cell table:style-name="ce50"/>
          <table:table-cell office:value-type="float" office:value="3.0665825766346155" table:style-name="ce94">
            <text:p>3.1</text:p>
          </table:table-cell>
          <table:table-cell office:value-type="float" office:value="0.88117773904973307" table:style-name="ce50">
            <text:p>0.9</text:p>
          </table:table-cell>
          <table:table-cell table:style-name="ce50"/>
          <table:table-cell office:value-type="float" office:value="0.92142420058819463"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3"/>
          <table:table-cell office:value-type="string" table:style-name="ce31">
            <text:p>July*</text:p>
          </table:table-cell>
          <table:table-cell office:value-type="float" office:value="76.152315375336528" table:style-name="ce93">
            <text:p>76.2</text:p>
          </table:table-cell>
          <table:table-cell table:style-name="ce93"/>
          <table:table-cell office:value-type="float" office:value="88.966913375336532" table:style-name="ce94">
            <text:p>89.0</text:p>
          </table:table-cell>
          <table:table-cell office:value-type="float" office:value="3.1445569467544443" table:style-name="ce50">
            <text:p>3.1</text:p>
          </table:table-cell>
          <table:table-cell table:style-name="ce50"/>
          <table:table-cell office:value-type="float" office:value="3.6007152495192303" table:style-name="ce94">
            <text:p>3.6</text:p>
          </table:table-cell>
          <table:table-cell office:value-type="float" office:value="1.1465815243095621" table:style-name="ce50">
            <text:p>1.1</text:p>
          </table:table-cell>
          <table:table-cell table:style-name="ce50"/>
          <table:table-cell office:value-type="float" office:value="1.2052316012326392" table:style-name="ce94">
            <text:p>1.2</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3"/>
          <table:table-cell office:value-type="string" table:style-name="ce31">
            <text:p>August</text:p>
          </table:table-cell>
          <table:table-cell office:value-type="float" office:value="60.636288582778839" table:style-name="ce93">
            <text:p>60.6</text:p>
          </table:table-cell>
          <table:table-cell table:style-name="ce93"/>
          <table:table-cell office:value-type="float" office:value="70.385151582778832" table:style-name="ce94">
            <text:p>70.4</text:p>
          </table:table-cell>
          <table:table-cell office:value-type="float" office:value="3.0174942114245344" table:style-name="ce50">
            <text:p>3.0</text:p>
          </table:table-cell>
          <table:table-cell table:style-name="ce50"/>
          <table:table-cell office:value-type="float" office:value="3.3824208536363636" table:style-name="ce94">
            <text:p>3.4</text:p>
          </table:table-cell>
          <table:table-cell office:value-type="float" office:value="0.87161347050667748" table:style-name="ce50">
            <text:p>0.9</text:p>
          </table:table-cell>
          <table:table-cell table:style-name="ce50"/>
          <table:table-cell office:value-type="float" office:value="0.92902893204513892" table:style-name="ce94">
            <text:p>0.9</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table:style-name="ce153"/>
          <table:table-cell office:value-type="string" table:style-name="ce31">
            <text:p>September</text:p>
          </table:table-cell>
          <table:table-cell office:value-type="float" office:value="60.224926856651116" table:style-name="ce93">
            <text:p>60.2</text:p>
          </table:table-cell>
          <table:table-cell table:style-name="ce93"/>
          <table:table-cell office:value-type="float" office:value="69.455663856651114" table:style-name="ce94">
            <text:p>69.5</text:p>
          </table:table-cell>
          <table:table-cell office:value-type="float" office:value="3.1035494927881704" table:style-name="ce50">
            <text:p>3.1</text:p>
          </table:table-cell>
          <table:table-cell table:style-name="ce50"/>
          <table:table-cell office:value-type="float" office:value="3.4684771349999997" table:style-name="ce94">
            <text:p>3.5</text:p>
          </table:table-cell>
          <table:table-cell office:value-type="float" office:value="1.0474338561073717" table:style-name="ce50">
            <text:p>1.0</text:p>
          </table:table-cell>
          <table:table-cell table:style-name="ce50"/>
          <table:table-cell office:value-type="float" office:value="1.1002233176458334" table:style-name="ce94">
            <text:p>1.1</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table:style-name="ce153"/>
          <table:table-cell office:value-type="string" table:style-name="ce31">
            <text:p>October*</text:p>
          </table:table-cell>
          <table:table-cell office:value-type="float" office:value="73.646603399526114" table:style-name="ce93">
            <text:p>73.6</text:p>
          </table:table-cell>
          <table:table-cell table:style-name="ce93"/>
          <table:table-cell office:value-type="float" office:value="85.780523399526103" table:style-name="ce94">
            <text:p>85.8</text:p>
          </table:table-cell>
          <table:table-cell office:value-type="float" office:value="3.4398469155278968" table:style-name="ce50">
            <text:p>3.4</text:p>
          </table:table-cell>
          <table:table-cell table:style-name="ce50"/>
          <table:table-cell office:value-type="float" office:value="3.8960052182926828" table:style-name="ce94">
            <text:p>3.9</text:p>
          </table:table-cell>
          <table:table-cell office:value-type="float" office:value="1.986898721570673" table:style-name="ce50">
            <text:p>2.0</text:p>
          </table:table-cell>
          <table:table-cell table:style-name="ce50"/>
          <table:table-cell office:value-type="float" office:value="2.0463727984937496" table:style-name="ce94">
            <text:p>2.0</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table:style-name="ce153"/>
          <table:table-cell office:value-type="string" table:style-name="ce31">
            <text:p>November</text:p>
          </table:table-cell>
          <table:table-cell office:value-type="float" office:value="59.408296816624997" table:style-name="ce93">
            <text:p>59.4</text:p>
          </table:table-cell>
          <table:table-cell table:style-name="ce93"/>
          <table:table-cell office:value-type="float" office:value="68.845994816624994" table:style-name="ce94">
            <text:p>68.8</text:p>
          </table:table-cell>
          <table:table-cell office:value-type="float" office:value="2.9504921689420174" table:style-name="ce50">
            <text:p>3.0</text:p>
          </table:table-cell>
          <table:table-cell table:style-name="ce50"/>
          <table:table-cell office:value-type="float" office:value="3.3154198111538467" table:style-name="ce94">
            <text:p>3.3</text:p>
          </table:table-cell>
          <table:table-cell office:value-type="float" office:value="1.4565192275545937" table:style-name="ce50">
            <text:p>1.5</text:p>
          </table:table-cell>
          <table:table-cell table:style-name="ce50"/>
          <table:table-cell office:value-type="float" office:value="1.7886136890930555" table:style-name="ce94">
            <text:p>1.8</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table:style-name="ce153"/>
          <table:table-cell office:value-type="string" table:style-name="ce31">
            <text:p>December</text:p>
          </table:table-cell>
          <table:table-cell office:value-type="float" office:value="58.137364248972538" table:style-name="ce93">
            <text:p>58.1</text:p>
          </table:table-cell>
          <table:table-cell table:style-name="ce93"/>
          <table:table-cell office:value-type="float" office:value="66.101866248972541" table:style-name="ce94">
            <text:p>66.1</text:p>
          </table:table-cell>
          <table:table-cell office:value-type="float" office:value="2.8744497370189404" table:style-name="ce50">
            <text:p>2.9</text:p>
          </table:table-cell>
          <table:table-cell table:style-name="ce50"/>
          <table:table-cell office:value-type="float" office:value="3.239376379230769" table:style-name="ce94">
            <text:p>3.2</text:p>
          </table:table-cell>
          <table:table-cell office:value-type="float" office:value="1.1221826434580662" table:style-name="ce50">
            <text:p>1.1</text:p>
          </table:table-cell>
          <table:table-cell table:style-name="ce50"/>
          <table:table-cell office:value-type="float" office:value="1.7572141049965277" table:style-name="ce94">
            <text:p>1.8</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office:value-type="float" office:value="2015" table:style-name="ce151">
            <text:p>2015</text:p>
          </table:table-cell>
          <table:table-cell office:value-type="string" table:style-name="ce31">
            <text:p>January*</text:p>
          </table:table-cell>
          <table:table-cell office:value-type="float" office:value="70.855541561847517" table:style-name="ce93">
            <text:p>70.9</text:p>
          </table:table-cell>
          <table:table-cell table:style-name="ce93"/>
          <table:table-cell office:value-type="float" office:value="83.951171561847531" table:style-name="ce94">
            <text:p>84.0</text:p>
          </table:table-cell>
          <table:table-cell office:value-type="float" office:value="3.1131395222352141" table:style-name="ce50">
            <text:p>3.1</text:p>
          </table:table-cell>
          <table:table-cell table:style-name="ce50"/>
          <table:table-cell office:value-type="float" office:value="3.569335825" table:style-name="ce94">
            <text:p>3.6</text:p>
          </table:table-cell>
          <table:table-cell office:value-type="float" office:value="1.8611963383701389" table:style-name="ce50">
            <text:p>1.9</text:p>
          </table:table-cell>
          <table:table-cell table:style-name="ce50"/>
          <table:table-cell office:value-type="float" office:value="1.8996443383701389" table:style-name="ce94">
            <text:p>1.9</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table:style-name="ce151"/>
          <table:table-cell office:value-type="string" table:style-name="ce31">
            <text:p>February</text:p>
          </table:table-cell>
          <table:table-cell office:value-type="float" office:value="61.311049758124994" table:style-name="ce93">
            <text:p>61.3</text:p>
          </table:table-cell>
          <table:table-cell table:style-name="ce93"/>
          <table:table-cell office:value-type="float" office:value="72.11374475812498" table:style-name="ce94">
            <text:p>72.1</text:p>
          </table:table-cell>
          <table:table-cell office:value-type="float" office:value="2.9301419291518078" table:style-name="ce50">
            <text:p>2.9</text:p>
          </table:table-cell>
          <table:table-cell table:style-name="ce50"/>
          <table:table-cell office:value-type="float" office:value="3.2951685713636367" table:style-name="ce94">
            <text:p>3.3</text:p>
          </table:table-cell>
          <table:table-cell office:value-type="float" office:value="1.2114641492215279" table:style-name="ce50">
            <text:p>1.2</text:p>
          </table:table-cell>
          <table:table-cell table:style-name="ce50"/>
          <table:table-cell office:value-type="float" office:value="1.233239149221528" table:style-name="ce94">
            <text:p>1.2</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table:style-name="ce151"/>
          <table:table-cell office:value-type="string" table:style-name="ce31">
            <text:p>March</text:p>
          </table:table-cell>
          <table:table-cell office:value-type="float" office:value="62.839792621057697" table:style-name="ce93">
            <text:p>62.8</text:p>
          </table:table-cell>
          <table:table-cell table:style-name="ce93"/>
          <table:table-cell office:value-type="float" office:value="73.321326621057693" table:style-name="ce94">
            <text:p>73.3</text:p>
          </table:table-cell>
          <table:table-cell office:value-type="float" office:value="3.3109147352881712" table:style-name="ce50">
            <text:p>3.3</text:p>
          </table:table-cell>
          <table:table-cell table:style-name="ce50"/>
          <table:table-cell office:value-type="float" office:value="3.6758723774999997" table:style-name="ce94">
            <text:p>3.7</text:p>
          </table:table-cell>
          <table:table-cell office:value-type="float" office:value="0.79624534769305555" table:style-name="ce50">
            <text:p>0.8</text:p>
          </table:table-cell>
          <table:table-cell table:style-name="ce50"/>
          <table:table-cell office:value-type="float" office:value="0.85761534769305559" table:style-name="ce94">
            <text:p>0.9</text:p>
          </table:table-cell>
          <table:table-cell table:number-columns-repeated="5" table:style-name="ce41"/>
          <table:table-cell table:style-name="ce42"/>
          <table:table-cell table:number-columns-repeated="4" table:style-name="ce43"/>
          <table:table-cell table:number-columns-repeated="16363"/>
        </table:table-row>
        <table:table-row table:style-name="ro1">
          <table:table-cell table:style-name="ce151"/>
          <table:table-cell office:value-type="string" table:style-name="ce31">
            <text:p>April*</text:p>
          </table:table-cell>
          <table:table-cell office:value-type="float" office:value="78.687467637932684" table:style-name="ce93">
            <text:p>78.7</text:p>
          </table:table-cell>
          <table:table-cell table:style-name="ce93"/>
          <table:table-cell office:value-type="float" office:value="92.473188637932694" table:style-name="ce94">
            <text:p>92.5</text:p>
          </table:table-cell>
          <table:table-cell office:value-type="float" office:value="3.4831886347352139" table:style-name="ce50">
            <text:p>3.5</text:p>
          </table:table-cell>
          <table:table-cell table:style-name="ce50"/>
          <table:table-cell office:value-type="float" office:value="3.9404669374999997" table:style-name="ce94">
            <text:p>3.9</text:p>
          </table:table-cell>
          <table:table-cell office:value-type="float" office:value="1.1418812747039859" table:style-name="ce50">
            <text:p>1.1</text:p>
          </table:table-cell>
          <table:table-cell table:style-name="ce50"/>
          <table:table-cell office:value-type="float" office:value="1.164733274703986" table:style-name="ce94">
            <text:p>1.2</text:p>
          </table:table-cell>
          <table:table-cell table:number-columns-repeated="6" table:style-name="ce27"/>
          <table:table-cell table:number-columns-repeated="2" table:style-name="ce43"/>
          <table:table-cell table:number-columns-repeated="16365" table:style-name="ce27"/>
        </table:table-row>
        <table:table-row table:style-name="ro1">
          <table:table-cell table:style-name="ce151"/>
          <table:table-cell office:value-type="string" table:style-name="ce31">
            <text:p>May</text:p>
          </table:table-cell>
          <table:table-cell office:value-type="float" office:value="62.605275834125003" table:style-name="ce93">
            <text:p>62.6</text:p>
          </table:table-cell>
          <table:table-cell table:style-name="ce93"/>
          <table:table-cell office:value-type="float" office:value="73.617397834125001" table:style-name="ce94">
            <text:p>73.6</text:p>
          </table:table-cell>
          <table:table-cell office:value-type="float" office:value="2.6842793943790797" table:style-name="ce50">
            <text:p>2.7</text:p>
          </table:table-cell>
          <table:table-cell table:style-name="ce50"/>
          <table:table-cell office:value-type="float" office:value="3.0503340365909088" table:style-name="ce94">
            <text:p>3.1</text:p>
          </table:table-cell>
          <table:table-cell office:value-type="float" office:value="1.0601048995829478" table:style-name="ce50">
            <text:p>1.1</text:p>
          </table:table-cell>
          <table:table-cell table:style-name="ce50"/>
          <table:table-cell office:value-type="float" office:value="1.0908038995829479" table:style-name="ce94">
            <text:p>1.1</text:p>
          </table:table-cell>
          <table:table-cell table:number-columns-repeated="6" table:style-name="ce27"/>
          <table:table-cell table:number-columns-repeated="2" table:style-name="ce43"/>
          <table:table-cell table:number-columns-repeated="16365" table:style-name="ce27"/>
        </table:table-row>
        <table:table-row table:style-name="ro1">
          <table:table-cell table:style-name="ce151"/>
          <table:table-cell office:value-type="string" table:style-name="ce31">
            <text:p>June</text:p>
          </table:table-cell>
          <table:table-cell office:value-type="float" office:value="63.082144991500002" table:style-name="ce93">
            <text:p>63.1</text:p>
          </table:table-cell>
          <table:table-cell table:style-name="ce93"/>
          <table:table-cell office:value-type="float" office:value="74.149008991499997" table:style-name="ce94">
            <text:p>74.1</text:p>
          </table:table-cell>
          <table:table-cell office:value-type="float" office:value="3.2911483684566205" table:style-name="ce50">
            <text:p>3.3</text:p>
          </table:table-cell>
          <table:table-cell table:style-name="ce50"/>
          <table:table-cell office:value-type="float" office:value="3.6567670106684496" table:style-name="ce94">
            <text:p>3.7</text:p>
          </table:table-cell>
          <table:table-cell office:value-type="float" office:value="1.0257965330864602" table:style-name="ce50">
            <text:p>1.0</text:p>
          </table:table-cell>
          <table:table-cell table:style-name="ce50"/>
          <table:table-cell office:value-type="float" office:value="1.0440675330864602" table:style-name="ce94">
            <text:p>1.0</text:p>
          </table:table-cell>
          <table:table-cell table:number-columns-repeated="6" table:style-name="ce27"/>
          <table:table-cell table:number-columns-repeated="2" table:style-name="ce43"/>
          <table:table-cell table:number-columns-repeated="16365" table:style-name="ce27"/>
        </table:table-row>
        <table:table-row table:style-name="ro1">
          <table:table-cell table:style-name="ce152"/>
          <table:table-cell office:value-type="string" table:style-name="ce31">
            <text:p>July*</text:p>
          </table:table-cell>
          <table:table-cell office:value-type="float" office:value="79.867638067499996" table:style-name="ce93">
            <text:p>79.9</text:p>
          </table:table-cell>
          <table:table-cell table:style-name="ce93"/>
          <table:table-cell office:value-type="float" office:value="95.076804067500007" table:style-name="ce94">
            <text:p>95.1</text:p>
          </table:table-cell>
          <table:table-cell office:value-type="float" office:value="4.0179239472352144" table:style-name="ce50">
            <text:p>4.0</text:p>
          </table:table-cell>
          <table:table-cell table:style-name="ce50"/>
          <table:table-cell office:value-type="float" office:value="4.4746592500000002" table:style-name="ce94">
            <text:p>4.5</text:p>
          </table:table-cell>
          <table:table-cell office:value-type="float" office:value="1.185657145232639" table:style-name="ce50">
            <text:p>1.2</text:p>
          </table:table-cell>
          <table:table-cell table:style-name="ce50"/>
          <table:table-cell office:value-type="float" office:value="1.216084145232639" table:style-name="ce94">
            <text:p>1.2</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table:style-name="ce152"/>
          <table:table-cell office:value-type="string" table:style-name="ce31">
            <text:p>August</text:p>
          </table:table-cell>
          <table:table-cell office:value-type="float" office:value="62.888165063719782" table:style-name="ce93">
            <text:p>62.9</text:p>
          </table:table-cell>
          <table:table-cell table:style-name="ce93"/>
          <table:table-cell office:value-type="float" office:value="74.978312063719784" table:style-name="ce94">
            <text:p>75.0</text:p>
          </table:table-cell>
          <table:table-cell office:value-type="float" office:value="3.6749807882427161" table:style-name="ce50">
            <text:p>3.7</text:p>
          </table:table-cell>
          <table:table-cell table:style-name="ce50"/>
          <table:table-cell office:value-type="float" office:value="4.040369430454545" table:style-name="ce94">
            <text:p>4.0</text:p>
          </table:table-cell>
          <table:table-cell office:value-type="float" office:value="0.96209950504513908" table:style-name="ce50">
            <text:p>1.0</text:p>
          </table:table-cell>
          <table:table-cell table:style-name="ce50"/>
          <table:table-cell office:value-type="float" office:value="0.99312350504513902" table:style-name="ce94">
            <text:p>1.0</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table:style-name="ce152"/>
          <table:table-cell office:value-type="string" table:style-name="ce31">
            <text:p>September</text:p>
          </table:table-cell>
          <table:table-cell office:value-type="float" office:value="62.007268166431331" table:style-name="ce93">
            <text:p>62.0</text:p>
          </table:table-cell>
          <table:table-cell table:style-name="ce93"/>
          <table:table-cell office:value-type="float" office:value="74.054857166431319" table:style-name="ce94">
            <text:p>74.1</text:p>
          </table:table-cell>
          <table:table-cell office:value-type="float" office:value="3.1070590727881715" table:style-name="ce50">
            <text:p>3.1</text:p>
          </table:table-cell>
          <table:table-cell table:style-name="ce50"/>
          <table:table-cell office:value-type="float" office:value="3.4724477150000004" table:style-name="ce94">
            <text:p>3.5</text:p>
          </table:table-cell>
          <table:table-cell office:value-type="float" office:value="1.0861410151458331" table:style-name="ce50">
            <text:p>1.1</text:p>
          </table:table-cell>
          <table:table-cell table:style-name="ce50"/>
          <table:table-cell office:value-type="float" office:value="1.1500800151458332" table:style-name="ce94">
            <text:p>1.2</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table:style-name="ce152"/>
          <table:table-cell office:value-type="string" table:style-name="ce31">
            <text:p>October*</text:p>
          </table:table-cell>
          <table:table-cell office:value-type="float" office:value="78.124262256868121" table:style-name="ce93">
            <text:p>78.1</text:p>
          </table:table-cell>
          <table:table-cell table:style-name="ce93"/>
          <table:table-cell office:value-type="float" office:value="92.668159256868122" table:style-name="ce94">
            <text:p>92.7</text:p>
          </table:table-cell>
          <table:table-cell office:value-type="float" office:value="4.1075796426897586" table:style-name="ce50">
            <text:p>4.1</text:p>
          </table:table-cell>
          <table:table-cell table:style-name="ce50"/>
          <table:table-cell office:value-type="float" office:value="4.5640679454545454" table:style-name="ce94">
            <text:p>4.6</text:p>
          </table:table-cell>
          <table:table-cell office:value-type="float" office:value="2.0147643733937497" table:style-name="ce50">
            <text:p>2.0</text:p>
          </table:table-cell>
          <table:table-cell table:style-name="ce50"/>
          <table:table-cell office:value-type="float" office:value="2.0670553733937496" table:style-name="ce94">
            <text:p>2.1</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table:style-name="ce152"/>
          <table:table-cell office:value-type="string" table:style-name="ce31">
            <text:p>November</text:p>
          </table:table-cell>
          <table:table-cell office:value-type="float" office:value="63.511187686749992" table:style-name="ce93">
            <text:p>63.5</text:p>
          </table:table-cell>
          <table:table-cell table:style-name="ce93"/>
          <table:table-cell office:value-type="float" office:value="74.947432686749991" table:style-name="ce94">
            <text:p>74.9</text:p>
          </table:table-cell>
          <table:table-cell office:value-type="float" office:value="3.2902235451411128" table:style-name="ce50">
            <text:p>3.3</text:p>
          </table:table-cell>
          <table:table-cell table:style-name="ce50"/>
          <table:table-cell office:value-type="float" office:value="3.6556121873529417" table:style-name="ce94">
            <text:p>3.7</text:p>
          </table:table-cell>
          <table:table-cell office:value-type="float" office:value="1.5495003580430557" table:style-name="ce50">
            <text:p>1.5</text:p>
          </table:table-cell>
          <table:table-cell table:style-name="ce50"/>
          <table:table-cell office:value-type="float" office:value="1.8522983580430556" table:style-name="ce94">
            <text:p>1.9</text:p>
          </table:table-cell>
          <table:table-cell table:number-columns-repeated="5" table:style-name="ce27"/>
          <table:table-cell table:style-name="ce29"/>
          <table:table-cell table:style-name="ce27"/>
          <table:table-cell table:style-name="ce30"/>
          <table:table-cell table:number-columns-repeated="16365" table:style-name="ce27"/>
        </table:table-row>
        <table:table-row table:style-name="ro1">
          <table:table-cell table:style-name="ce152"/>
          <table:table-cell office:value-type="string" table:style-name="ce31">
            <text:p>December</text:p>
          </table:table-cell>
          <table:table-cell office:value-type="float" office:value="61.29690420485715" table:style-name="ce93">
            <text:p>61.3</text:p>
          </table:table-cell>
          <table:table-cell table:style-name="ce93"/>
          <table:table-cell office:value-type="float" office:value="71.759832204857148" table:style-name="ce94">
            <text:p>71.8</text:p>
          </table:table-cell>
          <table:table-cell office:value-type="float" office:value="3.3751450004485992" table:style-name="ce50">
            <text:p>3.4</text:p>
          </table:table-cell>
          <table:table-cell table:style-name="ce50"/>
          <table:table-cell office:value-type="float" office:value="3.7405336426604281" table:style-name="ce94">
            <text:p>3.7</text:p>
          </table:table-cell>
          <table:table-cell office:value-type="float" office:value="1.7491636927536705" table:style-name="ce50">
            <text:p>1.7</text:p>
          </table:table-cell>
          <table:table-cell table:style-name="ce50"/>
          <table:table-cell office:value-type="float" office:value="2.3833166927536702" table:style-name="ce94">
            <text:p>2.4</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office:value-type="float" office:value="2016" table:style-name="ce150">
            <text:p>2016</text:p>
          </table:table-cell>
          <table:table-cell office:value-type="string" table:style-name="ce31">
            <text:p>January*</text:p>
          </table:table-cell>
          <table:table-cell office:value-type="float" office:value="74.742169406763381" table:style-name="ce93">
            <text:p>74.7</text:p>
          </table:table-cell>
          <table:table-cell table:style-name="ce93"/>
          <table:table-cell office:value-type="float" office:value="90.002489406763374" table:style-name="ce94">
            <text:p>90.0</text:p>
          </table:table-cell>
          <table:table-cell office:value-type="float" office:value="3.7568375283695219" table:style-name="ce50">
            <text:p>3.8</text:p>
          </table:table-cell>
          <table:table-cell table:style-name="ce50"/>
          <table:table-cell office:value-type="float" office:value="4.2135727542112305" table:style-name="ce94">
            <text:p>4.2</text:p>
          </table:table-cell>
          <table:table-cell office:value-type="float" office:value="1.8783981219201387" table:style-name="ce50">
            <text:p>1.9</text:p>
          </table:table-cell>
          <table:table-cell table:style-name="ce50"/>
          <table:table-cell office:value-type="float" office:value="1.9095291219201387" table:style-name="ce94">
            <text:p>1.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February</text:p>
          </table:table-cell>
          <table:table-cell office:value-type="float" office:value="61.427275233248956" table:style-name="ce93">
            <text:p>61.4</text:p>
          </table:table-cell>
          <table:table-cell table:style-name="ce93"/>
          <table:table-cell office:value-type="float" office:value="73.655942233248965" table:style-name="ce94">
            <text:p>73.7</text:p>
          </table:table-cell>
          <table:table-cell office:value-type="float" office:value="4.2063144897112483" table:style-name="ce50">
            <text:p>4.2</text:p>
          </table:table-cell>
          <table:table-cell table:style-name="ce50"/>
          <table:table-cell office:value-type="float" office:value="4.5718180549999996" table:style-name="ce94">
            <text:p>4.6</text:p>
          </table:table-cell>
          <table:table-cell office:value-type="float" office:value="1.1489227888215279" table:style-name="ce50">
            <text:p>1.1</text:p>
          </table:table-cell>
          <table:table-cell table:style-name="ce50"/>
          <table:table-cell office:value-type="float" office:value="1.1676867888215277" table:style-name="ce94">
            <text:p>1.2</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March</text:p>
          </table:table-cell>
          <table:table-cell office:value-type="float" office:value="61.663590361436825" table:style-name="ce93">
            <text:p>61.7</text:p>
          </table:table-cell>
          <table:table-cell table:style-name="ce93"/>
          <table:table-cell office:value-type="float" office:value="74.074592361436828" table:style-name="ce94">
            <text:p>74.1</text:p>
          </table:table-cell>
          <table:table-cell office:value-type="float" office:value="3.5413768928691423" table:style-name="ce50">
            <text:p>3.5</text:p>
          </table:table-cell>
          <table:table-cell table:style-name="ce50"/>
          <table:table-cell office:value-type="float" office:value="3.9068804581578944" table:style-name="ce94">
            <text:p>3.9</text:p>
          </table:table-cell>
          <table:table-cell office:value-type="float" office:value="0.69405243429305552" table:style-name="ce50">
            <text:p>0.7</text:p>
          </table:table-cell>
          <table:table-cell table:style-name="ce50"/>
          <table:table-cell office:value-type="float" office:value="0.74694843429305546" table:style-name="ce94">
            <text:p>0.7</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April*</text:p>
          </table:table-cell>
          <table:table-cell office:value-type="float" office:value="77.298448774265125" table:style-name="ce93">
            <text:p>77.3</text:p>
          </table:table-cell>
          <table:table-cell table:style-name="ce93"/>
          <table:table-cell office:value-type="float" office:value="93.314593774265134" table:style-name="ce94">
            <text:p>93.3</text:p>
          </table:table-cell>
          <table:table-cell office:value-type="float" office:value="4.6557017707998067" table:style-name="ce50">
            <text:p>4.7</text:p>
          </table:table-cell>
          <table:table-cell table:style-name="ce50"/>
          <table:table-cell office:value-type="float" office:value="5.1129800735645929" table:style-name="ce94">
            <text:p>5.1</text:p>
          </table:table-cell>
          <table:table-cell office:value-type="float" office:value="0.91825386550398613" table:style-name="ce50">
            <text:p>0.9</text:p>
          </table:table-cell>
          <table:table-cell table:style-name="ce50"/>
          <table:table-cell office:value-type="float" office:value="0.96017386550398609"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May</text:p>
          </table:table-cell>
          <table:table-cell office:value-type="float" office:value="61.27089592019918" table:style-name="ce93">
            <text:p>61.3</text:p>
          </table:table-cell>
          <table:table-cell table:style-name="ce93"/>
          <table:table-cell office:value-type="float" office:value="74.09109592019918" table:style-name="ce94">
            <text:p>74.1</text:p>
          </table:table-cell>
          <table:table-cell office:value-type="float" office:value="3.7056215110270379" table:style-name="ce50">
            <text:p>3.7</text:p>
          </table:table-cell>
          <table:table-cell table:style-name="ce50"/>
          <table:table-cell office:value-type="float" office:value="4.0711250763157896" table:style-name="ce94">
            <text:p>4.1</text:p>
          </table:table-cell>
          <table:table-cell office:value-type="float" office:value="0.95265283238294796" table:style-name="ce50">
            <text:p>1.0</text:p>
          </table:table-cell>
          <table:table-cell table:style-name="ce50"/>
          <table:table-cell office:value-type="float" office:value="0.99887983238294797"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June</text:p>
          </table:table-cell>
          <table:table-cell office:value-type="float" office:value="62.513714884835167" table:style-name="ce93">
            <text:p>62.5</text:p>
          </table:table-cell>
          <table:table-cell table:style-name="ce93"/>
          <table:table-cell office:value-type="float" office:value="74.580933884835162" table:style-name="ce94">
            <text:p>74.6</text:p>
          </table:table-cell>
          <table:table-cell office:value-type="float" office:value="4.0643232892300736" table:style-name="ce50">
            <text:p>4.1</text:p>
          </table:table-cell>
          <table:table-cell table:style-name="ce50"/>
          <table:table-cell office:value-type="float" office:value="4.4299419314419026" table:style-name="ce94">
            <text:p>4.4</text:p>
          </table:table-cell>
          <table:table-cell office:value-type="float" office:value="0.97007316898646023" table:style-name="ce50">
            <text:p>1.0</text:p>
          </table:table-cell>
          <table:table-cell table:style-name="ce50"/>
          <table:table-cell office:value-type="float" office:value="1.0097131689864602"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July*</text:p>
          </table:table-cell>
          <table:table-cell office:value-type="float" office:value="79.057207020233491" table:style-name="ce93">
            <text:p>79.1</text:p>
          </table:table-cell>
          <table:table-cell table:style-name="ce93"/>
          <table:table-cell office:value-type="float" office:value="94.111311020233501" table:style-name="ce94">
            <text:p>94.1</text:p>
          </table:table-cell>
          <table:table-cell office:value-type="float" office:value="4.757104748498719" table:style-name="ce50">
            <text:p>4.8</text:p>
          </table:table-cell>
          <table:table-cell table:style-name="ce50"/>
          <table:table-cell office:value-type="float" office:value="5.2138400512635066" table:style-name="ce94">
            <text:p>5.2</text:p>
          </table:table-cell>
          <table:table-cell office:value-type="float" office:value="1.0862627979326389" table:style-name="ce50">
            <text:p>1.1</text:p>
          </table:table-cell>
          <table:table-cell table:style-name="ce50"/>
          <table:table-cell office:value-type="float" office:value="1.1226127979326388" table:style-name="ce94">
            <text:p>1.1</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August</text:p>
          </table:table-cell>
          <table:table-cell office:value-type="float" office:value="62.294471003491751" table:style-name="ce93">
            <text:p>62.3</text:p>
          </table:table-cell>
          <table:table-cell table:style-name="ce93"/>
          <table:table-cell office:value-type="float" office:value="74.644003003491761" table:style-name="ce94">
            <text:p>74.6</text:p>
          </table:table-cell>
          <table:table-cell office:value-type="float" office:value="4.0261976035776446" table:style-name="ce50">
            <text:p>4.0</text:p>
          </table:table-cell>
          <table:table-cell table:style-name="ce50"/>
          <table:table-cell office:value-type="float" office:value="4.3922522457894742" table:style-name="ce94">
            <text:p>4.4</text:p>
          </table:table-cell>
          <table:table-cell office:value-type="float" office:value="0.8888382568165677" table:style-name="ce50">
            <text:p>0.9</text:p>
          </table:table-cell>
          <table:table-cell table:style-name="ce50"/>
          <table:table-cell office:value-type="float" office:value="0.92182225681656771"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September</text:p>
          </table:table-cell>
          <table:table-cell office:value-type="float" office:value="63.546818193994504" table:style-name="ce93">
            <text:p>63.5</text:p>
          </table:table-cell>
          <table:table-cell table:style-name="ce93"/>
          <table:table-cell office:value-type="float" office:value="76.194807193994507" table:style-name="ce94">
            <text:p>76.2</text:p>
          </table:table-cell>
          <table:table-cell office:value-type="float" office:value="4.5172694078719022" table:style-name="ce50">
            <text:p>4.5</text:p>
          </table:table-cell>
          <table:table-cell table:style-name="ce50"/>
          <table:table-cell office:value-type="float" office:value="4.882658050083732" table:style-name="ce94">
            <text:p>4.9</text:p>
          </table:table-cell>
          <table:table-cell office:value-type="float" office:value="1.0200875732458332" table:style-name="ce50">
            <text:p>1.0</text:p>
          </table:table-cell>
          <table:table-cell table:style-name="ce50"/>
          <table:table-cell office:value-type="float" office:value="1.0719035732458333" table:style-name="ce94">
            <text:p>1.1</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October*</text:p>
          </table:table-cell>
          <table:table-cell office:value-type="float" office:value="81.455629291250006" table:style-name="ce93">
            <text:p>81.5</text:p>
          </table:table-cell>
          <table:table-cell table:style-name="ce93"/>
          <table:table-cell office:value-type="float" office:value="97.344020291250004" table:style-name="ce94">
            <text:p>97.3</text:p>
          </table:table-cell>
          <table:table-cell office:value-type="float" office:value="4.4680977317447823" table:style-name="ce50">
            <text:p>4.5</text:p>
          </table:table-cell>
          <table:table-cell table:style-name="ce50"/>
          <table:table-cell office:value-type="float" office:value="4.9258960345095693" table:style-name="ce94">
            <text:p>4.9</text:p>
          </table:table-cell>
          <table:table-cell office:value-type="float" office:value="1.7998891784937499" table:style-name="ce50">
            <text:p>1.8</text:p>
          </table:table-cell>
          <table:table-cell table:style-name="ce50"/>
          <table:table-cell office:value-type="float" office:value="1.8601861784937499" table:style-name="ce94">
            <text:p>1.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November</text:p>
          </table:table-cell>
          <table:table-cell office:value-type="float" office:value="64.349900573876383" table:style-name="ce93">
            <text:p>64.3</text:p>
          </table:table-cell>
          <table:table-cell table:style-name="ce93"/>
          <table:table-cell office:value-type="float" office:value="77.04590657387638" table:style-name="ce94">
            <text:p>77.0</text:p>
          </table:table-cell>
          <table:table-cell office:value-type="float" office:value="4.3706620504197495" table:style-name="ce50">
            <text:p>4.4</text:p>
          </table:table-cell>
          <table:table-cell table:style-name="ce50"/>
          <table:table-cell office:value-type="float" office:value="4.7360506926315793" table:style-name="ce94">
            <text:p>4.7</text:p>
          </table:table-cell>
          <table:table-cell office:value-type="float" office:value="1.3885365153430558" table:style-name="ce50">
            <text:p>1.4</text:p>
          </table:table-cell>
          <table:table-cell table:style-name="ce50"/>
          <table:table-cell office:value-type="float" office:value="1.6439055153430557" table:style-name="ce94">
            <text:p>1.6</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December**</text:p>
          </table:table-cell>
          <table:table-cell office:value-type="float" office:value="79.296449804667574" table:style-name="ce93">
            <text:p>79.3</text:p>
          </table:table-cell>
          <table:table-cell table:style-name="ce93"/>
          <table:table-cell office:value-type="float" office:value="93.579447804667581" table:style-name="ce94">
            <text:p>93.6</text:p>
          </table:table-cell>
          <table:table-cell office:value-type="float" office:value="5.9525818322352135" table:style-name="ce50">
            <text:p>6.0</text:p>
          </table:table-cell>
          <table:table-cell table:style-name="ce50"/>
          <table:table-cell office:value-type="float" office:value="6.4097401349999998" table:style-name="ce94">
            <text:p>6.4</text:p>
          </table:table-cell>
          <table:table-cell office:value-type="float" office:value="1.4797936530138887" table:style-name="ce50">
            <text:p>1.5</text:p>
          </table:table-cell>
          <table:table-cell table:style-name="ce50"/>
          <table:table-cell office:value-type="float" office:value="2.1550776530138886" table:style-name="ce94">
            <text:p>2.2</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office:value-type="float" office:value="2017" table:style-name="ce150">
            <text:p>2017</text:p>
          </table:table-cell>
          <table:table-cell office:value-type="string" table:style-name="ce31">
            <text:p>January*</text:p>
          </table:table-cell>
          <table:table-cell office:value-type="float" office:value="82.266423265321421" table:style-name="ce93">
            <text:p>82.3</text:p>
          </table:table-cell>
          <table:table-cell table:style-name="ce93"/>
          <table:table-cell office:value-type="float" office:value="96.684737265321431" table:style-name="ce94">
            <text:p>96.7</text:p>
          </table:table-cell>
          <table:table-cell office:value-type="float" office:value="3.4746924495079416" table:style-name="ce50">
            <text:p>3.5</text:p>
          </table:table-cell>
          <table:table-cell table:style-name="ce50"/>
          <table:table-cell office:value-type="float" office:value="3.9308507522727276" table:style-name="ce94">
            <text:p>3.9</text:p>
          </table:table-cell>
          <table:table-cell office:value-type="float" office:value="1.7762680614618054" table:style-name="ce50">
            <text:p>1.8</text:p>
          </table:table-cell>
          <table:table-cell table:style-name="ce50"/>
          <table:table-cell office:value-type="float" office:value="1.8075270614618055" table:style-name="ce94">
            <text:p>1.8</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February</text:p>
          </table:table-cell>
          <table:table-cell office:value-type="float" office:value="62.202129628642865" table:style-name="ce93">
            <text:p>62.2</text:p>
          </table:table-cell>
          <table:table-cell table:style-name="ce93"/>
          <table:table-cell office:value-type="float" office:value="75.581822628642854" table:style-name="ce94">
            <text:p>75.6</text:p>
          </table:table-cell>
          <table:table-cell office:value-type="float" office:value="4.3628452125250128" table:style-name="ce50">
            <text:p>4.4</text:p>
          </table:table-cell>
          <table:table-cell table:style-name="ce50"/>
          <table:table-cell office:value-type="float" office:value="4.7297158547368419" table:style-name="ce94">
            <text:p>4.7</text:p>
          </table:table-cell>
          <table:table-cell office:value-type="float" office:value="0.94283229123819456" table:style-name="ce50">
            <text:p>0.9</text:p>
          </table:table-cell>
          <table:table-cell table:style-name="ce50"/>
          <table:table-cell office:value-type="float" office:value="0.97444229123819459"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March</text:p>
          </table:table-cell>
          <table:table-cell office:value-type="float" office:value="59.700075089991756" table:style-name="ce93">
            <text:p>59.7</text:p>
          </table:table-cell>
          <table:table-cell table:style-name="ce93"/>
          <table:table-cell office:value-type="float" office:value="76.313094089991765" table:style-name="ce94">
            <text:p>76.3</text:p>
          </table:table-cell>
          <table:table-cell office:value-type="float" office:value="3.3759818822582068" table:style-name="ce50">
            <text:p>3.4</text:p>
          </table:table-cell>
          <table:table-cell table:style-name="ce50"/>
          <table:table-cell office:value-type="float" office:value="3.7435225244700359" table:style-name="ce94">
            <text:p>3.7</text:p>
          </table:table-cell>
          <table:table-cell office:value-type="float" office:value="0.77620959863333328" table:style-name="ce50">
            <text:p>0.8</text:p>
          </table:table-cell>
          <table:table-cell table:style-name="ce50"/>
          <table:table-cell office:value-type="float" office:value="0.81861659863333325" table:style-name="ce94">
            <text:p>0.8</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April*</text:p>
          </table:table-cell>
          <table:table-cell office:value-type="float" office:value="86.747613693866768" table:style-name="ce93">
            <text:p>86.7</text:p>
          </table:table-cell>
          <table:table-cell table:style-name="ce93"/>
          <table:table-cell office:value-type="float" office:value="100.44475069386677" table:style-name="ce94">
            <text:p>100.4</text:p>
          </table:table-cell>
          <table:table-cell office:value-type="float" office:value="5.0735214846352141" table:style-name="ce50">
            <text:p>5.1</text:p>
          </table:table-cell>
          <table:table-cell table:style-name="ce50"/>
          <table:table-cell office:value-type="float" office:value="5.5296797875000001" table:style-name="ce94">
            <text:p>5.5</text:p>
          </table:table-cell>
          <table:table-cell office:value-type="float" office:value="0.99121552443194483" table:style-name="ce50">
            <text:p>1.0</text:p>
          </table:table-cell>
          <table:table-cell table:style-name="ce50"/>
          <table:table-cell office:value-type="float" office:value="1.0183425244319448"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May</text:p>
          </table:table-cell>
          <table:table-cell office:value-type="float" office:value="61.507084243624995" table:style-name="ce93">
            <text:p>61.5</text:p>
          </table:table-cell>
          <table:table-cell table:style-name="ce93"/>
          <table:table-cell office:value-type="float" office:value="79.003442243624988" table:style-name="ce94">
            <text:p>79.0</text:p>
          </table:table-cell>
          <table:table-cell office:value-type="float" office:value="4.1405987525357562" table:style-name="ce50">
            <text:p>4.1</text:p>
          </table:table-cell>
          <table:table-cell table:style-name="ce50"/>
          <table:table-cell office:value-type="float" office:value="4.5055253947475853" table:style-name="ce94">
            <text:p>4.5</text:p>
          </table:table-cell>
          <table:table-cell office:value-type="float" office:value="0.83575831316923077" table:style-name="ce50">
            <text:p>0.8</text:p>
          </table:table-cell>
          <table:table-cell table:style-name="ce50"/>
          <table:table-cell office:value-type="float" office:value="0.84410508240000004" table:style-name="ce94">
            <text:p>0.8</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June</text:p>
          </table:table-cell>
          <table:table-cell office:value-type="float" office:value="66.664787933250011" table:style-name="ce93">
            <text:p>66.7</text:p>
          </table:table-cell>
          <table:table-cell table:style-name="ce93"/>
          <table:table-cell office:value-type="float" office:value="80.664785933250002" table:style-name="ce94">
            <text:p>80.7</text:p>
          </table:table-cell>
          <table:table-cell office:value-type="float" office:value="3.4806324810303928" table:style-name="ce50">
            <text:p>3.5</text:p>
          </table:table-cell>
          <table:table-cell table:style-name="ce50"/>
          <table:table-cell office:value-type="float" office:value="3.8455591232422215" table:style-name="ce94">
            <text:p>3.8</text:p>
          </table:table-cell>
          <table:table-cell office:value-type="float" office:value="0.81774890298589731" table:style-name="ce50">
            <text:p>0.8</text:p>
          </table:table-cell>
          <table:table-cell table:style-name="ce50"/>
          <table:table-cell office:value-type="float" office:value="0.82609567221666658" table:style-name="ce94">
            <text:p>0.8</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July*</text:p>
          </table:table-cell>
          <table:table-cell office:value-type="float" office:value="91.877614204375021" table:style-name="ce93">
            <text:p>91.9</text:p>
          </table:table-cell>
          <table:table-cell table:style-name="ce93"/>
          <table:table-cell office:value-type="float" office:value="106.83022520437503" table:style-name="ce94">
            <text:p>106.8</text:p>
          </table:table-cell>
          <table:table-cell office:value-type="float" office:value="4.6899207639895106" table:style-name="ce50">
            <text:p>4.7</text:p>
          </table:table-cell>
          <table:table-cell table:style-name="ce50"/>
          <table:table-cell office:value-type="float" office:value="5.1460790667542966" table:style-name="ce94">
            <text:p>5.1</text:p>
          </table:table-cell>
          <table:table-cell office:value-type="float" office:value="1.0017966720358973" table:style-name="ce50">
            <text:p>1.0</text:p>
          </table:table-cell>
          <table:table-cell table:style-name="ce50"/>
          <table:table-cell office:value-type="float" office:value="1.0042274412666665"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August</text:p>
          </table:table-cell>
          <table:table-cell office:value-type="float" office:value="64.748883131875004" table:style-name="ce93">
            <text:p>64.7</text:p>
          </table:table-cell>
          <table:table-cell table:style-name="ce93"/>
          <table:table-cell office:value-type="float" office:value="81.32055213187499" table:style-name="ce94">
            <text:p>81.3</text:p>
          </table:table-cell>
          <table:table-cell office:value-type="float" office:value="3.8665494249360579" table:style-name="ce50">
            <text:p>3.9</text:p>
          </table:table-cell>
          <table:table-cell table:style-name="ce50"/>
          <table:table-cell office:value-type="float" office:value="4.2316760671478866" table:style-name="ce94">
            <text:p>4.2</text:p>
          </table:table-cell>
          <table:table-cell office:value-type="float" office:value="0.83741242394375015" table:style-name="ce50">
            <text:p>0.8</text:p>
          </table:table-cell>
          <table:table-cell table:style-name="ce50"/>
          <table:table-cell office:value-type="float" office:value="0.84108742394375013" table:style-name="ce94">
            <text:p>0.8</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September</text:p>
          </table:table-cell>
          <table:table-cell office:value-type="float" office:value="68.434377409010992" table:style-name="ce93">
            <text:p>68.4</text:p>
          </table:table-cell>
          <table:table-cell table:style-name="ce93"/>
          <table:table-cell office:value-type="float" office:value="82.16683940901099" table:style-name="ce94">
            <text:p>82.2</text:p>
          </table:table-cell>
          <table:table-cell office:value-type="float" office:value="3.6650323078489206" table:style-name="ce50">
            <text:p>3.7</text:p>
          </table:table-cell>
          <table:table-cell table:style-name="ce50"/>
          <table:table-cell office:value-type="float" office:value="4.0307189500607494" table:style-name="ce94">
            <text:p>4.0</text:p>
          </table:table-cell>
          <table:table-cell office:value-type="float" office:value="0.96622084469583336" table:style-name="ce50">
            <text:p>1.0</text:p>
          </table:table-cell>
          <table:table-cell table:style-name="ce50"/>
          <table:table-cell office:value-type="float" office:value="0.96886584469583326"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October*</text:p>
          </table:table-cell>
          <table:table-cell office:value-type="float" office:value="88.671980733385993" table:style-name="ce93">
            <text:p>88.7</text:p>
          </table:table-cell>
          <table:table-cell table:style-name="ce93"/>
          <table:table-cell office:value-type="float" office:value="102.86344973338599" table:style-name="ce94">
            <text:p>102.9</text:p>
          </table:table-cell>
          <table:table-cell office:value-type="float" office:value="5.3790976879032275" table:style-name="ce50">
            <text:p>5.4</text:p>
          </table:table-cell>
          <table:table-cell table:style-name="ce50"/>
          <table:table-cell office:value-type="float" office:value="5.8352559906690145" table:style-name="ce94">
            <text:p>5.8</text:p>
          </table:table-cell>
          <table:table-cell office:value-type="float" office:value="1.4164506698745192" table:style-name="ce50">
            <text:p>1.4</text:p>
          </table:table-cell>
          <table:table-cell table:style-name="ce50"/>
          <table:table-cell office:value-type="float" office:value="1.64419990064375" table:style-name="ce94">
            <text:p>1.6</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November</text:p>
          </table:table-cell>
          <table:table-cell office:value-type="float" office:value="62.622851997344789" table:style-name="ce93">
            <text:p>62.6</text:p>
          </table:table-cell>
          <table:table-cell table:style-name="ce93"/>
          <table:table-cell office:value-type="float" office:value="78.438022997344788" table:style-name="ce94">
            <text:p>78.4</text:p>
          </table:table-cell>
          <table:table-cell office:value-type="float" office:value="3.1982543202881706" table:style-name="ce50">
            <text:p>3.2</text:p>
          </table:table-cell>
          <table:table-cell table:style-name="ce50"/>
          <table:table-cell office:value-type="float" office:value="3.5631809624999997" table:style-name="ce94">
            <text:p>3.6</text:p>
          </table:table-cell>
          <table:table-cell office:value-type="float" office:value="1.5944751330430553" table:style-name="ce50">
            <text:p>1.6</text:p>
          </table:table-cell>
          <table:table-cell table:style-name="ce50"/>
          <table:table-cell office:value-type="float" office:value="1.7107741330430555" table:style-name="ce94">
            <text:p>1.7</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0"/>
          <table:table-cell office:value-type="string" table:style-name="ce31">
            <text:p>December</text:p>
          </table:table-cell>
          <table:table-cell office:value-type="float" office:value="64.751806694063191" table:style-name="ce93">
            <text:p>64.8</text:p>
          </table:table-cell>
          <table:table-cell table:style-name="ce93"/>
          <table:table-cell office:value-type="float" office:value="76.367892694063187" table:style-name="ce94">
            <text:p>76.4</text:p>
          </table:table-cell>
          <table:table-cell office:value-type="float" office:value="3.8169679920698765" table:style-name="ce50">
            <text:p>3.8</text:p>
          </table:table-cell>
          <table:table-cell table:style-name="ce50"/>
          <table:table-cell office:value-type="float" office:value="4.1818946342817052" table:style-name="ce94">
            <text:p>4.2</text:p>
          </table:table-cell>
          <table:table-cell office:value-type="float" office:value="1.3943207384965277" table:style-name="ce50">
            <text:p>1.4</text:p>
          </table:table-cell>
          <table:table-cell table:style-name="ce50"/>
          <table:table-cell office:value-type="float" office:value="1.8701697384965275" table:style-name="ce94">
            <text:p>1.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office:value-type="float" office:value="2018" table:style-name="ce150">
            <text:p>2018</text:p>
          </table:table-cell>
          <table:table-cell office:value-type="string" table:style-name="ce31">
            <text:p>January*</text:p>
          </table:table-cell>
          <table:table-cell office:value-type="float" office:value="85.94259508390796" table:style-name="ce93">
            <text:p>85.9</text:p>
          </table:table-cell>
          <table:table-cell table:style-name="ce93"/>
          <table:table-cell office:value-type="float" office:value="100.64914408390796" table:style-name="ce94">
            <text:p>100.6</text:p>
          </table:table-cell>
          <table:table-cell office:value-type="float" office:value="4.232282774523946" table:style-name="ce50">
            <text:p>4.2</text:p>
          </table:table-cell>
          <table:table-cell table:style-name="ce50"/>
          <table:table-cell office:value-type="float" office:value="4.6884410772887319" table:style-name="ce94">
            <text:p>4.7</text:p>
          </table:table-cell>
          <table:table-cell office:value-type="float" office:value="1.8969398562893696" table:style-name="ce50">
            <text:p>1.9</text:p>
          </table:table-cell>
          <table:table-cell table:style-name="ce50"/>
          <table:table-cell office:value-type="float" office:value="1.8975256255201389" table:style-name="ce94">
            <text:p>1.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6"/>
          <table:table-cell office:value-type="string" table:style-name="ce31">
            <text:p>February</text:p>
          </table:table-cell>
          <table:table-cell office:value-type="float" office:value="69.287821024405218" table:style-name="ce93">
            <text:p>69.3</text:p>
          </table:table-cell>
          <table:table-cell table:style-name="ce93"/>
          <table:table-cell office:value-type="float" office:value="83.029570024405217" table:style-name="ce94">
            <text:p>83.0</text:p>
          </table:table-cell>
          <table:table-cell office:value-type="float" office:value="4.4362835289496294" table:style-name="ce50">
            <text:p>4.4</text:p>
          </table:table-cell>
          <table:table-cell table:style-name="ce50"/>
          <table:table-cell office:value-type="float" office:value="4.8014601711614588" table:style-name="ce94">
            <text:p>4.8</text:p>
          </table:table-cell>
          <table:table-cell office:value-type="float" office:value="1.1685532530889959" table:style-name="ce50">
            <text:p>1.2</text:p>
          </table:table-cell>
          <table:table-cell table:style-name="ce50"/>
          <table:table-cell office:value-type="float" office:value="1.1690218684736111" table:style-name="ce94">
            <text:p>1.2</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6"/>
          <table:table-cell office:value-type="string" table:style-name="ce31">
            <text:p>March</text:p>
          </table:table-cell>
          <table:table-cell office:value-type="float" office:value="66.220968629221161" table:style-name="ce93">
            <text:p>66.2</text:p>
          </table:table-cell>
          <table:table-cell table:style-name="ce93"/>
          <table:table-cell office:value-type="float" office:value="82.959011629221152" table:style-name="ce94">
            <text:p>83.0</text:p>
          </table:table-cell>
          <table:table-cell office:value-type="float" office:value="4.0532376746191563" table:style-name="ce50">
            <text:p>4.1</text:p>
          </table:table-cell>
          <table:table-cell table:style-name="ce50"/>
          <table:table-cell office:value-type="float" office:value="4.4181643168309854" table:style-name="ce94">
            <text:p>4.4</text:p>
          </table:table-cell>
          <table:table-cell office:value-type="float" office:value="0.6852321457763888" table:style-name="ce50">
            <text:p>0.7</text:p>
          </table:table-cell>
          <table:table-cell table:style-name="ce50"/>
          <table:table-cell office:value-type="float" office:value="0.68675514577638885" table:style-name="ce94">
            <text:p>0.7</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6"/>
          <table:table-cell office:value-type="string" table:style-name="ce31">
            <text:p>April*</text:p>
          </table:table-cell>
          <table:table-cell office:value-type="float" office:value="90.699237497091346" table:style-name="ce93">
            <text:p>90.7</text:p>
          </table:table-cell>
          <table:table-cell table:style-name="ce93"/>
          <table:table-cell office:value-type="float" office:value="105.21567649709135" table:style-name="ce94">
            <text:p>105.2</text:p>
          </table:table-cell>
          <table:table-cell office:value-type="float" office:value="3.7620156285931752" table:style-name="ce50">
            <text:p>3.8</text:p>
          </table:table-cell>
          <table:table-cell table:style-name="ce50"/>
          <table:table-cell office:value-type="float" office:value="4.2181739313579598" table:style-name="ce94">
            <text:p>4.2</text:p>
          </table:table-cell>
          <table:table-cell office:value-type="float" office:value="0.93370047409791679" table:style-name="ce50">
            <text:p>0.9</text:p>
          </table:table-cell>
          <table:table-cell table:style-name="ce50"/>
          <table:table-cell office:value-type="float" office:value="0.93425047409791673"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6"/>
          <table:table-cell office:value-type="string" table:style-name="ce31">
            <text:p>May</text:p>
          </table:table-cell>
          <table:table-cell office:value-type="float" office:value="65.697063728572104" table:style-name="ce93">
            <text:p>65.7</text:p>
          </table:table-cell>
          <table:table-cell table:style-name="ce93"/>
          <table:table-cell office:value-type="float" office:value="83.262481728572112" table:style-name="ce94">
            <text:p>83.3</text:p>
          </table:table-cell>
          <table:table-cell office:value-type="float" office:value="3.2934101155346509" table:style-name="ce50">
            <text:p>3.3</text:p>
          </table:table-cell>
          <table:table-cell table:style-name="ce50"/>
          <table:table-cell office:value-type="float" office:value="3.6587187577464784" table:style-name="ce94">
            <text:p>3.7</text:p>
          </table:table-cell>
          <table:table-cell office:value-type="float" office:value="0.85609919293076919" table:style-name="ce50">
            <text:p>0.9</text:p>
          </table:table-cell>
          <table:table-cell table:style-name="ce50"/>
          <table:table-cell office:value-type="float" office:value="0.8562684237"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6"/>
          <table:table-cell office:value-type="string" table:style-name="ce31">
            <text:p>June</text:p>
          </table:table-cell>
          <table:table-cell office:value-type="float" office:value="69.325981721335197" table:style-name="ce93">
            <text:p>69.3</text:p>
          </table:table-cell>
          <table:table-cell table:style-name="ce93"/>
          <table:table-cell office:value-type="float" office:value="83.190225721335182" table:style-name="ce94">
            <text:p>83.2</text:p>
          </table:table-cell>
          <table:table-cell office:value-type="float" office:value="3.8806811059708166" table:style-name="ce50">
            <text:p>3.9</text:p>
          </table:table-cell>
          <table:table-cell table:style-name="ce50"/>
          <table:table-cell office:value-type="float" office:value="4.2456077481826444" table:style-name="ce94">
            <text:p>4.2</text:p>
          </table:table-cell>
          <table:table-cell office:value-type="float" office:value="0.90770984379743569" table:style-name="ce50">
            <text:p>0.9</text:p>
          </table:table-cell>
          <table:table-cell table:style-name="ce50"/>
          <table:table-cell office:value-type="float" office:value="0.9078790745666665"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6"/>
          <table:table-cell office:value-type="string" table:style-name="ce31">
            <text:p>July*</text:p>
          </table:table-cell>
          <table:table-cell office:value-type="float" office:value="91.350118908729399" table:style-name="ce93">
            <text:p>91.4</text:p>
          </table:table-cell>
          <table:table-cell table:style-name="ce93"/>
          <table:table-cell office:value-type="float" office:value="106.47785890872942" table:style-name="ce94">
            <text:p>106.5</text:p>
          </table:table-cell>
          <table:table-cell office:value-type="float" office:value="4.9146149488528819" table:style-name="ce50">
            <text:p>4.9</text:p>
          </table:table-cell>
          <table:table-cell table:style-name="ce50"/>
          <table:table-cell office:value-type="float" office:value="5.3707742516176671" table:style-name="ce94">
            <text:p>5.4</text:p>
          </table:table-cell>
          <table:table-cell office:value-type="float" office:value="1.1200759140628207" table:style-name="ce50">
            <text:p>1.1</text:p>
          </table:table-cell>
          <table:table-cell table:style-name="ce50"/>
          <table:table-cell office:value-type="float" office:value="1.1252597602166667" table:style-name="ce94">
            <text:p>1.1</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6"/>
          <table:table-cell office:value-type="string" table:style-name="ce31">
            <text:p>August</text:p>
          </table:table-cell>
          <table:table-cell office:value-type="float" office:value="63.591420143798068" table:style-name="ce93">
            <text:p>63.6</text:p>
          </table:table-cell>
          <table:table-cell table:style-name="ce93"/>
          <table:table-cell office:value-type="float" office:value="81.017049143798062" table:style-name="ce94">
            <text:p>81.0</text:p>
          </table:table-cell>
          <table:table-cell office:value-type="float" office:value="3.8943221126034326" table:style-name="ce50">
            <text:p>3.9</text:p>
          </table:table-cell>
          <table:table-cell table:style-name="ce50"/>
          <table:table-cell office:value-type="float" office:value="4.2592487548152604" table:style-name="ce94">
            <text:p>4.3</text:p>
          </table:table-cell>
          <table:table-cell office:value-type="float" office:value="0.92938552257067286" table:style-name="ce50">
            <text:p>0.9</text:p>
          </table:table-cell>
          <table:table-cell table:style-name="ce50"/>
          <table:table-cell office:value-type="float" office:value="0.93353259949374978" table:style-name="ce94">
            <text:p>0.9</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6"/>
          <table:table-cell office:value-type="string" table:style-name="ce31">
            <text:p>September</text:p>
          </table:table-cell>
          <table:table-cell office:value-type="float" office:value="71.256398654546715" table:style-name="ce93">
            <text:p>71.3</text:p>
          </table:table-cell>
          <table:table-cell table:style-name="ce93"/>
          <table:table-cell office:value-type="float" office:value="85.554206654546704" table:style-name="ce94">
            <text:p>85.6</text:p>
          </table:table-cell>
          <table:table-cell office:value-type="float" office:value="4.1557454324360599" table:style-name="ce50">
            <text:p>4.2</text:p>
          </table:table-cell>
          <table:table-cell table:style-name="ce50"/>
          <table:table-cell office:value-type="float" office:value="4.5206720746478881" table:style-name="ce94">
            <text:p>4.5</text:p>
          </table:table-cell>
          <table:table-cell office:value-type="float" office:value="1.0146833744458332" table:style-name="ce50">
            <text:p>1.0</text:p>
          </table:table-cell>
          <table:table-cell table:style-name="ce50"/>
          <table:table-cell office:value-type="float" office:value="1.0281613744458331" table:style-name="ce94">
            <text:p>1.0</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6"/>
          <table:table-cell office:value-type="string" table:style-name="ce31">
            <text:p>October*</text:p>
          </table:table-cell>
          <table:table-cell office:value-type="float" office:value="94.313257235851651" table:style-name="ce93">
            <text:p>94.3</text:p>
          </table:table-cell>
          <table:table-cell table:style-name="ce93"/>
          <table:table-cell office:value-type="float" office:value="109.04294823585165" table:style-name="ce94">
            <text:p>109.0</text:p>
          </table:table-cell>
          <table:table-cell office:value-type="float" office:value="5.5616203039008072" table:style-name="ce50">
            <text:p>5.6</text:p>
          </table:table-cell>
          <table:table-cell table:style-name="ce50"/>
          <table:table-cell office:value-type="float" office:value="6.0177786066655914" table:style-name="ce94">
            <text:p>6.0</text:p>
          </table:table-cell>
          <table:table-cell office:value-type="float" office:value="1.6429283841437503" table:style-name="ce50">
            <text:p>1.6</text:p>
          </table:table-cell>
          <table:table-cell table:style-name="ce50"/>
          <table:table-cell office:value-type="float" office:value="1.6511473841437503" table:style-name="ce94">
            <text:p>1.7</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6"/>
          <table:table-cell office:value-type="string" table:style-name="ce31">
            <text:p>November</text:p>
          </table:table-cell>
          <table:table-cell office:value-type="float" office:value="66.470449301348893" table:style-name="ce93">
            <text:p>66.5</text:p>
          </table:table-cell>
          <table:table-cell table:style-name="ce93"/>
          <table:table-cell office:value-type="float" office:value="82.750909301348898" table:style-name="ce94">
            <text:p>82.8</text:p>
          </table:table-cell>
          <table:table-cell office:value-type="float" office:value="2.877795080041694" table:style-name="ce50">
            <text:p>2.9</text:p>
          </table:table-cell>
          <table:table-cell table:style-name="ce50"/>
          <table:table-cell office:value-type="float" office:value="3.2430217222535216" table:style-name="ce94">
            <text:p>3.2</text:p>
          </table:table-cell>
          <table:table-cell office:value-type="float" office:value="1.5389757217930555" table:style-name="ce50">
            <text:p>1.5</text:p>
          </table:table-cell>
          <table:table-cell table:style-name="ce50"/>
          <table:table-cell office:value-type="float" office:value="1.6872637217930555" table:style-name="ce94">
            <text:p>1.7</text:p>
          </table:table-cell>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156"/>
          <table:table-cell office:value-type="string" table:style-name="ce31">
            <text:p>December</text:p>
          </table:table-cell>
          <table:table-cell office:value-type="float" office:value="68.077090791164821" table:style-name="ce93">
            <text:p>68.1</text:p>
          </table:table-cell>
          <table:table-cell table:style-name="ce93"/>
          <table:table-cell office:value-type="float" office:value="79.945120791164825" table:style-name="ce94">
            <text:p>79.9</text:p>
          </table:table-cell>
          <table:table-cell office:value-type="float" office:value="3.8247367981316382" table:style-name="ce50">
            <text:p>3.8</text:p>
          </table:table-cell>
          <table:table-cell table:style-name="ce50"/>
          <table:table-cell office:value-type="float" office:value="4.1900134403434661" table:style-name="ce94">
            <text:p>4.2</text:p>
          </table:table-cell>
          <table:table-cell office:value-type="float" office:value="1.4297393825805553" table:style-name="ce50">
            <text:p>1.4</text:p>
          </table:table-cell>
          <table:table-cell table:style-name="ce50"/>
          <table:table-cell office:value-type="float" office:value="1.9553693825805554" table:style-name="ce94">
            <text:p>2.0</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office:value-type="float" office:value="2019" table:style-name="ce118">
            <text:p>2019</text:p>
          </table:table-cell>
          <table:table-cell office:value-type="string" table:style-name="ce31">
            <text:p>January*</text:p>
          </table:table-cell>
          <table:table-cell office:value-type="float" office:value="79.850259336249991" table:style-name="ce93">
            <text:p>79.9</text:p>
          </table:table-cell>
          <table:table-cell office:value-type="float" office:value="91.067795000000004" table:style-name="ce181">
            <text:p>91.1</text:p>
          </table:table-cell>
          <table:table-cell office:value-type="float" office:value="97.663277336250005" table:style-name="ce94">
            <text:p>97.7</text:p>
          </table:table-cell>
          <table:table-cell office:value-type="float" office:value="4.1451360862197228" table:style-name="ce50">
            <text:p>4.1</text:p>
          </table:table-cell>
          <table:table-cell table:style-name="ce50"/>
          <table:table-cell office:value-type="float" office:value="4.6012943890845071" table:style-name="ce94">
            <text:p>4.6</text:p>
          </table:table-cell>
          <table:table-cell office:value-type="float" office:value="2.0865097332986111" table:style-name="ce50">
            <text:p>2.1</text:p>
          </table:table-cell>
          <table:table-cell office:value-type="float" office:value="0.61491499999999999" table:style-name="ce182">
            <text:p>0.6</text:p>
          </table:table-cell>
          <table:table-cell office:value-type="float" office:value="2.0865097332986111" table:style-name="ce94">
            <text:p>2.1</text:p>
          </table:table-cell>
          <table:table-cell table:number-columns-repeated="2" table:style-name="ce27"/>
          <table:table-cell table:style-name="ce29"/>
          <table:table-cell table:number-columns-repeated="16370" table:style-name="ce27"/>
        </table:table-row>
        <table:table-row table:style-name="ro1">
          <table:table-cell table:style-name="ce119"/>
          <table:table-cell office:value-type="string" table:style-name="ce31">
            <text:p>February</text:p>
          </table:table-cell>
          <table:table-cell office:value-type="float" office:value="67.567478844250004" table:style-name="ce93">
            <text:p>67.6</text:p>
          </table:table-cell>
          <table:table-cell office:value-type="float" office:value="71.706543999999994" table:style-name="ce181">
            <text:p>71.7</text:p>
          </table:table-cell>
          <table:table-cell office:value-type="float" office:value="80.994019844249991" table:style-name="ce94">
            <text:p>81.0</text:p>
          </table:table-cell>
          <table:table-cell office:value-type="float" office:value="4.4542782899966991" table:style-name="ce50">
            <text:p>4.5</text:p>
          </table:table-cell>
          <table:table-cell table:style-name="ce50"/>
          <table:table-cell office:value-type="float" office:value="4.8196249322085265" table:style-name="ce94">
            <text:p>4.8</text:p>
          </table:table-cell>
          <table:table-cell office:value-type="float" office:value="0.98519500024791662" table:style-name="ce50">
            <text:p>1.0</text:p>
          </table:table-cell>
          <table:table-cell office:value-type="float" office:value="0.62417599999999995" table:style-name="ce182">
            <text:p>0.6</text:p>
          </table:table-cell>
          <table:table-cell office:value-type="float" office:value="0.98519500024791662" table:style-name="ce94">
            <text:p>1.0</text:p>
          </table:table-cell>
          <table:table-cell table:number-columns-repeated="2" table:style-name="ce27"/>
          <table:table-cell table:style-name="ce29"/>
          <table:table-cell table:number-columns-repeated="16370" table:style-name="ce27"/>
        </table:table-row>
        <table:table-row table:style-name="ro1">
          <table:table-cell table:style-name="ce120"/>
          <table:table-cell office:value-type="string" table:style-name="ce31">
            <text:p>March</text:p>
          </table:table-cell>
          <table:table-cell office:value-type="float" office:value="68.505401614500002" table:style-name="ce93">
            <text:p>68.5</text:p>
          </table:table-cell>
          <table:table-cell office:value-type="float" office:value="69.286420000000007" table:style-name="ce181">
            <text:p>69.3</text:p>
          </table:table-cell>
          <table:table-cell office:value-type="float" office:value="81.791519614500004" table:style-name="ce94">
            <text:p>81.8</text:p>
          </table:table-cell>
          <table:table-cell office:value-type="float" office:value="4.6483642059625723" table:style-name="ce50">
            <text:p>4.6</text:p>
          </table:table-cell>
          <table:table-cell table:style-name="ce50"/>
          <table:table-cell office:value-type="float" office:value="5.0132908481744005" table:style-name="ce94">
            <text:p>5.0</text:p>
          </table:table-cell>
          <table:table-cell office:value-type="float" office:value="0.78324672577638899" table:style-name="ce50">
            <text:p>0.8</text:p>
          </table:table-cell>
          <table:table-cell office:value-type="float" office:value="0.80886400000000003" table:style-name="ce182">
            <text:p>0.8</text:p>
          </table:table-cell>
          <table:table-cell office:value-type="float" office:value="0.78324672577638899" table:style-name="ce94">
            <text:p>0.8</text:p>
          </table:table-cell>
          <table:table-cell table:number-columns-repeated="2" table:style-name="ce27"/>
          <table:table-cell table:style-name="ce29"/>
          <table:table-cell table:number-columns-repeated="16370" table:style-name="ce27"/>
        </table:table-row>
        <table:table-row table:style-name="ro1">
          <table:table-cell table:style-name="ce121"/>
          <table:table-cell office:value-type="string" table:style-name="ce31">
            <text:p>April*</text:p>
          </table:table-cell>
          <table:table-cell office:value-type="float" office:value="89.686624875940936" table:style-name="ce93">
            <text:p>89.7</text:p>
          </table:table-cell>
          <table:table-cell office:value-type="float" office:value="92.052379999999999" table:style-name="ce181">
            <text:p>92.1</text:p>
          </table:table-cell>
          <table:table-cell office:value-type="float" office:value="102.97318787594094" table:style-name="ce94">
            <text:p>103.0</text:p>
          </table:table-cell>
          <table:table-cell office:value-type="float" office:value="4.8009407950225382" table:style-name="ce50">
            <text:p>4.8</text:p>
          </table:table-cell>
          <table:table-cell table:style-name="ce50"/>
          <table:table-cell office:value-type="float" office:value="5.2570990978873233" table:style-name="ce94">
            <text:p>5.3</text:p>
          </table:table-cell>
          <table:table-cell office:value-type="float" office:value="0.97510989384791658" table:style-name="ce50">
            <text:p>1.0</text:p>
          </table:table-cell>
          <table:table-cell office:value-type="float" office:value="0.84157499999999996" table:style-name="ce182">
            <text:p>0.8</text:p>
          </table:table-cell>
          <table:table-cell office:value-type="float" office:value="0.97510989384791658" table:style-name="ce94">
            <text:p>1.0</text:p>
          </table:table-cell>
          <table:table-cell table:number-columns-repeated="2" table:style-name="ce27"/>
          <table:table-cell table:style-name="ce29"/>
          <table:table-cell table:number-columns-repeated="16370" table:style-name="ce27"/>
        </table:table-row>
        <table:table-row table:style-name="ro1">
          <table:table-cell table:style-name="ce122"/>
          <table:table-cell office:value-type="string" table:style-name="ce31">
            <text:p>May</text:p>
          </table:table-cell>
          <table:table-cell office:value-type="float" office:value="65.914581686866754" table:style-name="ce93">
            <text:p>65.9</text:p>
          </table:table-cell>
          <table:table-cell office:value-type="float" office:value="74.398827999999995" table:style-name="ce181">
            <text:p>74.4</text:p>
          </table:table-cell>
          <table:table-cell office:value-type="float" office:value="81.047222686866746" table:style-name="ce94">
            <text:p>81.0</text:p>
          </table:table-cell>
          <table:table-cell office:value-type="float" office:value="4.1537722582420837" table:style-name="ce50">
            <text:p>4.2</text:p>
          </table:table-cell>
          <table:table-cell table:style-name="ce50"/>
          <table:table-cell office:value-type="float" office:value="4.518698900453912" table:style-name="ce94">
            <text:p>4.5</text:p>
          </table:table-cell>
          <table:table-cell office:value-type="float" office:value="0.74289358294999985" table:style-name="ce50">
            <text:p>0.7</text:p>
          </table:table-cell>
          <table:table-cell office:value-type="float" office:value="0.68073600000000001" table:style-name="ce182">
            <text:p>0.7</text:p>
          </table:table-cell>
          <table:table-cell office:value-type="float" office:value="0.74289358294999985" table:style-name="ce94">
            <text:p>0.7</text:p>
          </table:table-cell>
          <table:table-cell table:number-columns-repeated="2" table:style-name="ce27"/>
          <table:table-cell table:style-name="ce29"/>
          <table:table-cell table:number-columns-repeated="16370" table:style-name="ce27"/>
        </table:table-row>
        <table:table-row table:style-name="ro1">
          <table:table-cell table:style-name="ce123"/>
          <table:table-cell office:value-type="string" table:style-name="ce31">
            <text:p>June</text:p>
          </table:table-cell>
          <table:table-cell office:value-type="float" office:value="67.634858456313182" table:style-name="ce93">
            <text:p>67.6</text:p>
          </table:table-cell>
          <table:table-cell office:value-type="float" office:value="68.895735999999999" table:style-name="ce181">
            <text:p>68.9</text:p>
          </table:table-cell>
          <table:table-cell office:value-type="float" office:value="79.942056456313182" table:style-name="ce94">
            <text:p>79.9</text:p>
          </table:table-cell>
          <table:table-cell office:value-type="float" office:value="4.0679071836874874" table:style-name="ce50">
            <text:p>4.1</text:p>
          </table:table-cell>
          <table:table-cell table:style-name="ce50"/>
          <table:table-cell office:value-type="float" office:value="4.4328338258993156" table:style-name="ce94">
            <text:p>4.4</text:p>
          </table:table-cell>
          <table:table-cell office:value-type="float" office:value="0.78115560606666667" table:style-name="ce50">
            <text:p>0.8</text:p>
          </table:table-cell>
          <table:table-cell office:value-type="float" office:value="0.83311199999999996" table:style-name="ce182">
            <text:p>0.8</text:p>
          </table:table-cell>
          <table:table-cell office:value-type="float" office:value="0.78115560606666667" table:style-name="ce94">
            <text:p>0.8</text:p>
          </table:table-cell>
          <table:table-cell table:number-columns-repeated="2" table:style-name="ce27"/>
          <table:table-cell table:style-name="ce29"/>
          <table:table-cell table:number-columns-repeated="16370" table:style-name="ce27"/>
        </table:table-row>
        <table:table-row table:style-name="ro1">
          <table:table-cell table:style-name="ce144"/>
          <table:table-cell office:value-type="string" table:style-name="ce145">
            <text:p>July*</text:p>
          </table:table-cell>
          <table:table-cell office:value-type="float" office:value="86.493509674079675" table:style-name="ce146">
            <text:p>86.5</text:p>
          </table:table-cell>
          <table:table-cell office:value-type="float" office:value="92.510495000000006" table:style-name="ce181">
            <text:p>92.5</text:p>
          </table:table-cell>
          <table:table-cell office:value-type="float" office:value="99.958151674079659" table:style-name="ce147">
            <text:p>100.0</text:p>
          </table:table-cell>
          <table:table-cell office:value-type="float" office:value="5.1004713365903926" table:style-name="ce56">
            <text:p>5.1</text:p>
          </table:table-cell>
          <table:table-cell office:value-type="float" office:value="4.8797488840497714" table:style-name="ce182">
            <text:p>4.9</text:p>
          </table:table-cell>
          <table:table-cell office:value-type="float" office:value="5.5566296394551777" table:style-name="ce147">
            <text:p>5.6</text:p>
          </table:table-cell>
          <table:table-cell office:value-type="float" office:value="1.0349671136666665" table:style-name="ce56">
            <text:p>1.0</text:p>
          </table:table-cell>
          <table:table-cell office:value-type="float" office:value="0.84062999999999999" table:style-name="ce182">
            <text:p>0.8</text:p>
          </table:table-cell>
          <table:table-cell office:value-type="float" office:value="1.0349671136666665" table:style-name="ce147">
            <text:p>1.0</text:p>
          </table:table-cell>
          <table:table-cell table:number-columns-repeated="2" table:style-name="ce148"/>
          <table:table-cell table:style-name="ce149"/>
          <table:table-cell table:number-columns-repeated="16370" table:style-name="ce148"/>
        </table:table-row>
        <table:table-row table:style-name="ro1">
          <table:table-cell table:style-name="ce126"/>
          <table:table-cell office:value-type="string" table:style-name="ce31">
            <text:p>August</text:p>
          </table:table-cell>
          <table:table-cell office:value-type="float" office:value="65.530680212859906" table:style-name="ce93">
            <text:p>65.5</text:p>
          </table:table-cell>
          <table:table-cell office:value-type="float" office:value="69.779135999999994" table:style-name="ce181">
            <text:p>69.8</text:p>
          </table:table-cell>
          <table:table-cell office:value-type="float" office:value="79.999917212859899" table:style-name="ce94">
            <text:p>80.0</text:p>
          </table:table-cell>
          <table:table-cell office:value-type="float" office:value="3.8335219369795763" table:style-name="ce50">
            <text:p>3.8</text:p>
          </table:table-cell>
          <table:table-cell office:value-type="float" office:value="4.1173281029751871" table:style-name="ce182">
            <text:p>4.1</text:p>
          </table:table-cell>
          <table:table-cell office:value-type="float" office:value="4.1984485791914041" table:style-name="ce94">
            <text:p>4.2</text:p>
          </table:table-cell>
          <table:table-cell office:value-type="float" office:value="0.84071731039374997" table:style-name="ce50">
            <text:p>0.8</text:p>
          </table:table-cell>
          <table:table-cell office:value-type="float" office:value="0.70391999999999999" table:style-name="ce182">
            <text:p>0.7</text:p>
          </table:table-cell>
          <table:table-cell office:value-type="float" office:value="0.84071731039374997" table:style-name="ce94">
            <text:p>0.8</text:p>
          </table:table-cell>
          <table:table-cell table:number-columns-repeated="2" table:style-name="ce27"/>
          <table:table-cell table:style-name="ce29"/>
          <table:table-cell table:number-columns-repeated="16370" table:style-name="ce27"/>
        </table:table-row>
        <table:table-row table:style-name="ro1">
          <table:table-cell table:style-name="ce128"/>
          <table:table-cell office:value-type="string" table:style-name="ce31">
            <text:p>September</text:p>
          </table:table-cell>
          <table:table-cell office:value-type="float" office:value="67.86483346975001" table:style-name="ce93">
            <text:p>67.9</text:p>
          </table:table-cell>
          <table:table-cell office:value-type="float" office:value="72.289671999999996" table:style-name="ce181">
            <text:p>72.3</text:p>
          </table:table-cell>
          <table:table-cell office:value-type="float" office:value="80.490389469750014" table:style-name="ce94">
            <text:p>80.5</text:p>
          </table:table-cell>
          <table:table-cell office:value-type="float" office:value="4.273003699337468" table:style-name="ce50">
            <text:p>4.3</text:p>
          </table:table-cell>
          <table:table-cell office:value-type="float" office:value="4.7435819915492958" table:style-name="ce182">
            <text:p>4.7</text:p>
          </table:table-cell>
          <table:table-cell office:value-type="float" office:value="4.6379303415492963" table:style-name="ce94">
            <text:p>4.6</text:p>
          </table:table-cell>
          <table:table-cell office:value-type="float" office:value="0.91411227659583327" table:style-name="ce50">
            <text:p>0.9</text:p>
          </table:table-cell>
          <table:table-cell office:value-type="float" office:value="0.88788" table:style-name="ce182">
            <text:p>0.9</text:p>
          </table:table-cell>
          <table:table-cell office:value-type="float" office:value="0.91411227659583327" table:style-name="ce94">
            <text:p>0.9</text:p>
          </table:table-cell>
          <table:table-cell table:number-columns-repeated="2" table:style-name="ce27"/>
          <table:table-cell table:style-name="ce29"/>
          <table:table-cell table:number-columns-repeated="16370" table:style-name="ce27"/>
        </table:table-row>
        <table:table-row table:style-name="ro1">
          <table:table-cell table:style-name="ce130"/>
          <table:table-cell office:value-type="string" table:style-name="ce31">
            <text:p>October*</text:p>
          </table:table-cell>
          <table:table-cell office:value-type="float" office:value="89.058788819374996" table:style-name="ce93">
            <text:p>89.1</text:p>
          </table:table-cell>
          <table:table-cell office:value-type="float" office:value="93.831954999999994" table:style-name="ce181">
            <text:p>93.8</text:p>
          </table:table-cell>
          <table:table-cell office:value-type="float" office:value="102.677292819375" table:style-name="ce94">
            <text:p>102.7</text:p>
          </table:table-cell>
          <table:table-cell office:value-type="float" office:value="5.922717274071652" table:style-name="ce50">
            <text:p>5.9</text:p>
          </table:table-cell>
          <table:table-cell office:value-type="float" office:value="5.7545771269364367" table:style-name="ce182">
            <text:p>5.8</text:p>
          </table:table-cell>
          <table:table-cell office:value-type="float" office:value="6.3788755769364371" table:style-name="ce94">
            <text:p>6.4</text:p>
          </table:table-cell>
          <table:table-cell office:value-type="float" office:value="1.6631670794937501" table:style-name="ce50">
            <text:p>1.7</text:p>
          </table:table-cell>
          <table:table-cell office:value-type="float" office:value="0.81133500000000003" table:style-name="ce182">
            <text:p>0.8</text:p>
          </table:table-cell>
          <table:table-cell office:value-type="float" office:value="1.6631670794937501" table:style-name="ce94">
            <text:p>1.7</text:p>
          </table:table-cell>
          <table:table-cell table:number-columns-repeated="2" table:style-name="ce27"/>
          <table:table-cell table:style-name="ce29"/>
          <table:table-cell table:number-columns-repeated="16370" table:style-name="ce27"/>
        </table:table-row>
        <table:table-row table:style-name="ro1">
          <table:table-cell table:style-name="ce132"/>
          <table:table-cell office:value-type="string" table:style-name="ce31">
            <text:p>November</text:p>
          </table:table-cell>
          <table:table-cell office:value-type="float" office:value="67.331329171874998" table:style-name="ce93">
            <text:p>67.3</text:p>
          </table:table-cell>
          <table:table-cell office:value-type="float" office:value="71.146208000000001" table:style-name="ce181">
            <text:p>71.1</text:p>
          </table:table-cell>
          <table:table-cell office:value-type="float" office:value="82.284040171874992" table:style-name="ce94">
            <text:p>82.3</text:p>
          </table:table-cell>
          <table:table-cell office:value-type="float" office:value="4.1632122053167144" table:style-name="ce50">
            <text:p>4.2</text:p>
          </table:table-cell>
          <table:table-cell office:value-type="float" office:value="4.4550946275285419" table:style-name="ce182">
            <text:p>4.5</text:p>
          </table:table-cell>
          <table:table-cell office:value-type="float" office:value="4.5281388475285418" table:style-name="ce94">
            <text:p>4.5</text:p>
          </table:table-cell>
          <table:table-cell office:value-type="float" office:value="1.7125542337430555" table:style-name="ce50">
            <text:p>1.7</text:p>
          </table:table-cell>
          <table:table-cell office:value-type="float" office:value="1.996764" table:style-name="ce182">
            <text:p>2.0</text:p>
          </table:table-cell>
          <table:table-cell office:value-type="float" office:value="1.7125542337430555" table:style-name="ce94">
            <text:p>1.7</text:p>
          </table:table-cell>
          <table:table-cell table:number-columns-repeated="2" table:style-name="ce27"/>
          <table:table-cell table:style-name="ce29"/>
          <table:table-cell table:number-columns-repeated="16370" table:style-name="ce27"/>
        </table:table-row>
        <table:table-row table:style-name="ro1">
          <table:table-cell table:style-name="ce144"/>
          <table:table-cell office:value-type="string" table:style-name="ce145">
            <text:p>December</text:p>
          </table:table-cell>
          <table:table-cell office:value-type="float" office:value="68.02679111519231" table:style-name="ce146">
            <text:p>68.0</text:p>
          </table:table-cell>
          <table:table-cell office:value-type="float" office:value="62.206116000000002" table:style-name="ce181">
            <text:p>62.2</text:p>
          </table:table-cell>
          <table:table-cell office:value-type="float" office:value="79.939909115192307" table:style-name="ce147">
            <text:p>79.9</text:p>
          </table:table-cell>
          <table:table-cell office:value-type="float" office:value="4.3976977606572856" table:style-name="ce56">
            <text:p>4.4</text:p>
          </table:table-cell>
          <table:table-cell office:value-type="float" office:value="4.9590709653691141" table:style-name="ce182">
            <text:p>5.0</text:p>
          </table:table-cell>
          <table:table-cell office:value-type="float" office:value="4.7626244028691138" table:style-name="ce147">
            <text:p>4.8</text:p>
          </table:table-cell>
          <table:table-cell office:value-type="float" office:value="1.8977943925305554" table:style-name="ce56">
            <text:p>1.9</text:p>
          </table:table-cell>
          <table:table-cell office:value-type="float" office:value="2.7937560000000001" table:style-name="ce182">
            <text:p>2.8</text:p>
          </table:table-cell>
          <table:table-cell office:value-type="float" office:value="1.8977943925305554" table:style-name="ce147">
            <text:p>1.9</text:p>
          </table:table-cell>
          <table:table-cell table:number-columns-repeated="2" table:style-name="ce148"/>
          <table:table-cell table:style-name="ce149"/>
          <table:table-cell table:number-columns-repeated="16370" table:style-name="ce148"/>
        </table:table-row>
        <table:table-row table:style-name="ro1">
          <table:table-cell office:value-type="float" office:value="2020" table:style-name="ce134">
            <text:p>2020</text:p>
          </table:table-cell>
          <table:table-cell office:value-type="string" table:style-name="ce31">
            <text:p>January*</text:p>
          </table:table-cell>
          <table:table-cell office:value-type="float" office:value="84.794067969484885" table:style-name="ce93">
            <text:p>84.8</text:p>
          </table:table-cell>
          <table:table-cell office:value-type="float" office:value="91.994349999999997" table:style-name="ce181">
            <text:p>92.0</text:p>
          </table:table-cell>
          <table:table-cell office:value-type="float" office:value="101.32368296948489" table:style-name="ce94">
            <text:p>101.3</text:p>
          </table:table-cell>
          <table:table-cell office:value-type="float" office:value="4.9263231363197217" table:style-name="ce50">
            <text:p>4.9</text:p>
          </table:table-cell>
          <table:table-cell office:value-type="float" office:value="5.9915057140845072" table:style-name="ce182">
            <text:p>6.0</text:p>
          </table:table-cell>
          <table:table-cell office:value-type="float" office:value="5.383321439084507" table:style-name="ce94">
            <text:p>5.4</text:p>
          </table:table-cell>
          <table:table-cell office:value-type="float" office:value="2.0827558711986116" table:style-name="ce50">
            <text:p>2.1</text:p>
          </table:table-cell>
          <table:table-cell office:value-type="float" office:value="0.75036499999999995" table:style-name="ce182">
            <text:p>0.8</text:p>
          </table:table-cell>
          <table:table-cell office:value-type="float" office:value="2.0827558711986116" table:style-name="ce94">
            <text:p>2.1</text:p>
          </table:table-cell>
          <table:table-cell table:number-columns-repeated="2" table:style-name="ce27"/>
          <table:table-cell table:style-name="ce29"/>
          <table:table-cell table:number-columns-repeated="16370" table:style-name="ce27"/>
        </table:table-row>
        <table:table-row table:style-name="ro1">
          <table:table-cell table:style-name="ce136"/>
          <table:table-cell office:value-type="string" table:style-name="ce31">
            <text:p>February</text:p>
          </table:table-cell>
          <table:table-cell office:value-type="float" office:value="70.397154786597525" table:style-name="ce93">
            <text:p>70.4</text:p>
          </table:table-cell>
          <table:table-cell office:value-type="float" office:value="70.429856000000001" table:style-name="ce181">
            <text:p>70.4</text:p>
          </table:table-cell>
          <table:table-cell office:value-type="float" office:value="83.671410786597519" table:style-name="ce94">
            <text:p>83.7</text:p>
          </table:table-cell>
          <table:table-cell office:value-type="float" office:value="3.9282898529994403" table:style-name="ce50">
            <text:p>3.9</text:p>
          </table:table-cell>
          <table:table-cell office:value-type="float" office:value="4.1092919352112673" table:style-name="ce182">
            <text:p>4.1</text:p>
          </table:table-cell>
          <table:table-cell office:value-type="float" office:value="4.2932164952112677" table:style-name="ce94">
            <text:p>4.3</text:p>
          </table:table-cell>
          <table:table-cell office:value-type="float" office:value="1.0970440265979167" table:style-name="ce50">
            <text:p>1.1</text:p>
          </table:table-cell>
          <table:table-cell office:value-type="float" office:value="0.74312" table:style-name="ce182">
            <text:p>0.7</text:p>
          </table:table-cell>
          <table:table-cell office:value-type="float" office:value="1.0970440265979167" table:style-name="ce94">
            <text:p>1.1</text:p>
          </table:table-cell>
          <table:table-cell table:number-columns-repeated="2" table:style-name="ce27"/>
          <table:table-cell table:style-name="ce29"/>
          <table:table-cell table:number-columns-repeated="16370" table:style-name="ce27"/>
        </table:table-row>
        <table:table-row table:style-name="ro1">
          <table:table-cell table:style-name="ce144"/>
          <table:table-cell office:value-type="string" table:style-name="ce145">
            <text:p>March</text:p>
          </table:table-cell>
          <table:table-cell office:value-type="float" office:value="74.554341684000008" table:style-name="ce146">
            <text:p>74.6</text:p>
          </table:table-cell>
          <table:table-cell office:value-type="float" office:value="74.049024000000003" table:style-name="ce181">
            <text:p>74.0</text:p>
          </table:table-cell>
          <table:table-cell office:value-type="float" office:value="88.133820684" table:style-name="ce147">
            <text:p>88.1</text:p>
          </table:table-cell>
          <table:table-cell office:value-type="float" office:value="4.7799515246150177" table:style-name="ce56">
            <text:p>4.8</text:p>
          </table:table-cell>
          <table:table-cell office:value-type="float" office:value="5.0663570293268458" table:style-name="ce182">
            <text:p>5.1</text:p>
          </table:table-cell>
          <table:table-cell office:value-type="float" office:value="5.144878166826846" table:style-name="ce147">
            <text:p>5.1</text:p>
          </table:table-cell>
          <table:table-cell office:value-type="float" office:value="0.87941789102638879" table:style-name="ce56">
            <text:p>0.9</text:p>
          </table:table-cell>
          <table:table-cell office:value-type="float" office:value="0.88631199999999999" table:style-name="ce182">
            <text:p>0.9</text:p>
          </table:table-cell>
          <table:table-cell office:value-type="float" office:value="0.87941789102638879" table:style-name="ce147">
            <text:p>0.9</text:p>
          </table:table-cell>
          <table:table-cell table:number-columns-repeated="2" table:style-name="ce148"/>
          <table:table-cell table:style-name="ce149"/>
          <table:table-cell table:number-columns-repeated="16370" table:style-name="ce148"/>
        </table:table-row>
        <table:table-row table:style-name="ro1">
          <table:table-cell table:style-name="ce138"/>
          <table:table-cell office:value-type="string" table:style-name="ce31">
            <text:p>April*</text:p>
          </table:table-cell>
          <table:table-cell office:value-type="float" office:value="97.614707846249971" table:style-name="ce93">
            <text:p>97.6</text:p>
          </table:table-cell>
          <table:table-cell office:value-type="float" office:value="91.501305000000002" table:style-name="ce181">
            <text:p>91.5</text:p>
          </table:table-cell>
          <table:table-cell office:value-type="float" office:value="113.18205884624999" table:style-name="ce94">
            <text:p>113.2</text:p>
          </table:table-cell>
          <table:table-cell office:value-type="float" office:value="4.7880864518934949" table:style-name="ce50">
            <text:p>4.8</text:p>
          </table:table-cell>
          <table:table-cell office:value-type="float" office:value="4.9406288507042255" table:style-name="ce182">
            <text:p>4.9</text:p>
          </table:table-cell>
          <table:table-cell office:value-type="float" office:value="5.24424475475828" table:style-name="ce94">
            <text:p>5.2</text:p>
          </table:table-cell>
          <table:table-cell office:value-type="float" office:value="1.0298995388479169" table:style-name="ce50">
            <text:p>1.0</text:p>
          </table:table-cell>
          <table:table-cell office:value-type="float" office:value="0.92791999999999997" table:style-name="ce182">
            <text:p>0.9</text:p>
          </table:table-cell>
          <table:table-cell office:value-type="float" office:value="1.0298995388479169" table:style-name="ce94">
            <text:p>1.0</text:p>
          </table:table-cell>
          <table:table-cell table:number-columns-repeated="2" table:style-name="ce27"/>
          <table:table-cell table:style-name="ce29"/>
          <table:table-cell table:number-columns-repeated="16370" table:style-name="ce27"/>
        </table:table-row>
        <table:table-row table:style-name="ro1">
          <table:table-cell table:style-name="ce142"/>
          <table:table-cell office:value-type="string" table:style-name="ce31">
            <text:p>May</text:p>
          </table:table-cell>
          <table:table-cell office:value-type="float" office:value="72.788949857250003" table:style-name="ce93">
            <text:p>72.8</text:p>
          </table:table-cell>
          <table:table-cell office:value-type="float" office:value="68.803139999999999" table:style-name="ce181">
            <text:p>68.8</text:p>
          </table:table-cell>
          <table:table-cell office:value-type="float" office:value="86.367747857249995" table:style-name="ce94">
            <text:p>86.4</text:p>
          </table:table-cell>
          <table:table-cell office:value-type="float" office:value="4.1097350071118246" table:style-name="ce50">
            <text:p>4.1</text:p>
          </table:table-cell>
          <table:table-cell office:value-type="float" office:value="4.1855467552695993" table:style-name="ce182">
            <text:p>4.2</text:p>
          </table:table-cell>
          <table:table-cell office:value-type="float" office:value="4.4746616493236528" table:style-name="ce94">
            <text:p>4.5</text:p>
          </table:table-cell>
          <table:table-cell office:value-type="float" office:value="0.84667923310000004" table:style-name="ce50">
            <text:p>0.8</text:p>
          </table:table-cell>
          <table:table-cell office:value-type="float" office:value="0.90504399999999996" table:style-name="ce182">
            <text:p>0.9</text:p>
          </table:table-cell>
          <table:table-cell office:value-type="float" office:value="0.84667923310000004" table:style-name="ce94">
            <text:p>0.8</text:p>
          </table:table-cell>
          <table:table-cell table:number-columns-repeated="2" table:style-name="ce27"/>
          <table:table-cell table:style-name="ce29"/>
          <table:table-cell table:number-columns-repeated="16370" table:style-name="ce27"/>
        </table:table-row>
        <table:table-row table:style-name="ro1">
          <table:table-cell table:style-name="ce142"/>
          <table:table-cell office:value-type="string" table:style-name="ce31">
            <text:p>June</text:p>
          </table:table-cell>
          <table:table-cell office:value-type="float" office:value="71.93577202649999" table:style-name="ce93">
            <text:p>71.9</text:p>
          </table:table-cell>
          <table:table-cell office:value-type="float" office:value="71.091048000000001" table:style-name="ce181">
            <text:p>71.1</text:p>
          </table:table-cell>
          <table:table-cell office:value-type="float" office:value="85.680635026500013" table:style-name="ce94">
            <text:p>85.7</text:p>
          </table:table-cell>
          <table:table-cell office:value-type="float" office:value="4.7610352008672425" table:style-name="ce50">
            <text:p>4.8</text:p>
          </table:table-cell>
          <table:table-cell office:value-type="float" office:value="5.0583856170655563" table:style-name="ce182">
            <text:p>5.1</text:p>
          </table:table-cell>
          <table:table-cell office:value-type="float" office:value="5.1259618430790708" table:style-name="ce94">
            <text:p>5.1</text:p>
          </table:table-cell>
          <table:table-cell office:value-type="float" office:value="0.89802494691666657" table:style-name="ce50">
            <text:p>0.9</text:p>
          </table:table-cell>
          <table:table-cell office:value-type="float" office:value="0.714588" table:style-name="ce182">
            <text:p>0.7</text:p>
          </table:table-cell>
          <table:table-cell office:value-type="float" office:value="0.89802494691666657" table:style-name="ce94">
            <text:p>0.9</text:p>
          </table:table-cell>
          <table:table-cell table:number-columns-repeated="2" table:style-name="ce27"/>
          <table:table-cell table:style-name="ce29"/>
          <table:table-cell table:number-columns-repeated="16370" table:style-name="ce27"/>
        </table:table-row>
        <table:table-row table:style-name="ro1">
          <table:table-cell table:style-name="ce144"/>
          <table:table-cell office:value-type="string" table:style-name="ce145">
            <text:p>July*</text:p>
          </table:table-cell>
          <table:table-cell office:value-type="float" office:value="83.233710000000002" table:style-name="ce146">
            <text:p>83.2</text:p>
          </table:table-cell>
          <table:table-cell office:value-type="float" office:value="88.979240000000004" table:style-name="ce181">
            <text:p>89.0</text:p>
          </table:table-cell>
          <table:table-cell office:value-type="float" office:value="100.11246800000001" table:style-name="ce147">
            <text:p>100.1</text:p>
          </table:table-cell>
          <table:table-cell office:value-type="float" office:value="4.5738705591549298" table:style-name="ce56">
            <text:p>4.6</text:p>
          </table:table-cell>
          <table:table-cell office:value-type="float" office:value="4.5112205591549301" table:style-name="ce182">
            <text:p>4.5</text:p>
          </table:table-cell>
          <table:table-cell office:value-type="float" office:value="5.0300288619197149" table:style-name="ce147">
            <text:p>5.0</text:p>
          </table:table-cell>
          <table:table-cell office:value-type="float" office:value="1.3462400000000001" table:style-name="ce56">
            <text:p>1.3</text:p>
          </table:table-cell>
          <table:table-cell office:value-type="float" office:value="0.87699499999999997" table:style-name="ce182">
            <text:p>0.9</text:p>
          </table:table-cell>
          <table:table-cell office:value-type="float" office:value="1.3462400000000001" table:style-name="ce147">
            <text:p>1.3</text:p>
          </table:table-cell>
          <table:table-cell table:number-columns-repeated="2" table:style-name="ce148"/>
          <table:table-cell table:style-name="ce149"/>
          <table:table-cell table:number-columns-repeated="16370" table:style-name="ce148"/>
        </table:table-row>
        <table:table-row table:style-name="ro1">
          <table:table-cell table:style-name="ce142"/>
          <table:table-cell office:value-type="string" table:style-name="ce145">
            <text:p>August</text:p>
          </table:table-cell>
          <table:table-cell table:style-name="ce146"/>
          <table:table-cell office:value-type="float" office:value="67.292847999999992" table:style-name="ce146">
            <text:p>67.3</text:p>
          </table:table-cell>
          <table:table-cell office:value-type="float" office:value="78.910179999999997" table:style-name="ce147">
            <text:p>78.9</text:p>
          </table:table-cell>
          <table:table-cell table:style-name="ce56"/>
          <table:table-cell office:value-type="float" office:value="3.903741120313347" table:style-name="ce56">
            <text:p>3.9</text:p>
          </table:table-cell>
          <table:table-cell office:value-type="float" office:value="4.2687677625251741" table:style-name="ce147">
            <text:p>4.3</text:p>
          </table:table-cell>
          <table:table-cell table:style-name="ce56"/>
          <table:table-cell office:value-type="float" office:value="0.89476800000000001" table:style-name="ce179">
            <text:p>0.9</text:p>
          </table:table-cell>
          <table:table-cell office:value-type="float" office:value="0.89476800000000001" table:style-name="ce179">
            <text:p>0.9</text:p>
          </table:table-cell>
          <table:table-cell table:number-columns-repeated="2" table:style-name="ce27"/>
          <table:table-cell table:style-name="ce29"/>
          <table:table-cell table:number-columns-repeated="16370" table:style-name="ce27"/>
        </table:table-row>
        <table:table-row table:style-name="ro1">
          <table:table-cell table:style-name="ce150"/>
          <table:table-cell office:value-type="string" table:style-name="ce145">
            <text:p>September</text:p>
          </table:table-cell>
          <table:table-cell table:style-name="ce146"/>
          <table:table-cell office:value-type="float" office:value="76.428436000000005" table:style-name="ce146">
            <text:p>76.4</text:p>
          </table:table-cell>
          <table:table-cell office:value-type="float" office:value="88.718322176388895" table:style-name="ce147">
            <text:p>88.7</text:p>
          </table:table-cell>
          <table:table-cell table:style-name="ce56"/>
          <table:table-cell office:value-type="float" office:value="4.3675635676056332" table:style-name="ce56">
            <text:p>4.4</text:p>
          </table:table-cell>
          <table:table-cell office:value-type="float" office:value="4.7324902098174615" table:style-name="ce147">
            <text:p>4.7</text:p>
          </table:table-cell>
          <table:table-cell table:style-name="ce56"/>
          <table:table-cell office:value-type="float" office:value="0.64128399999999997" table:style-name="ce179">
            <text:p>0.6</text:p>
          </table:table-cell>
          <table:table-cell office:value-type="float" office:value="0.64128399999999997" table:style-name="ce179">
            <text:p>0.6</text:p>
          </table:table-cell>
          <table:table-cell table:number-columns-repeated="2" table:style-name="ce27"/>
          <table:table-cell table:style-name="ce29"/>
          <table:table-cell table:number-columns-repeated="16370" table:style-name="ce27"/>
        </table:table-row>
        <table:table-row table:style-name="ro1">
          <table:table-cell table:style-name="ce150"/>
          <table:table-cell office:value-type="string" table:style-name="ce145">
            <text:p>October*</text:p>
          </table:table-cell>
          <table:table-cell table:style-name="ce146"/>
          <table:table-cell office:value-type="float" office:value="90.333110000000005" table:style-name="ce146">
            <text:p>90.3</text:p>
          </table:table-cell>
          <table:table-cell office:value-type="float" office:value="106.420357" table:style-name="ce147">
            <text:p>106.4</text:p>
          </table:table-cell>
          <table:table-cell table:style-name="ce56"/>
          <table:table-cell office:value-type="float" office:value="5.6917438000000002" table:style-name="ce56">
            <text:p>5.7</text:p>
          </table:table-cell>
          <table:table-cell office:value-type="float" office:value="6.1479021028647844" table:style-name="ce147">
            <text:p>6.1</text:p>
          </table:table-cell>
          <table:table-cell table:style-name="ce56"/>
          <table:table-cell office:value-type="float" office:value="0.60014499999999993" table:style-name="ce179">
            <text:p>0.6</text:p>
          </table:table-cell>
          <table:table-cell office:value-type="float" office:value="0.62795846153846147" table:style-name="ce179">
            <text:p>0.6</text:p>
          </table:table-cell>
          <table:table-cell table:number-columns-repeated="2" table:style-name="ce27"/>
          <table:table-cell table:style-name="ce29"/>
          <table:table-cell table:number-columns-repeated="16370" table:style-name="ce27"/>
        </table:table-row>
        <table:table-row table:style-name="ro1">
          <table:table-cell table:style-name="ce150"/>
          <table:table-cell office:value-type="string" table:style-name="ce145">
            <text:p>November</text:p>
          </table:table-cell>
          <table:table-cell table:style-name="ce146"/>
          <table:table-cell office:value-type="float" office:value="71.744484" table:style-name="ce146">
            <text:p>71.7</text:p>
          </table:table-cell>
          <table:table-cell office:value-type="float" office:value="84.860608999999997" table:style-name="ce147">
            <text:p>84.9</text:p>
          </table:table-cell>
          <table:table-cell table:style-name="ce56"/>
          <table:table-cell office:value-type="float" office:value="3.8742767042253519" table:style-name="ce56">
            <text:p>3.9</text:p>
          </table:table-cell>
          <table:table-cell office:value-type="float" office:value="4.2392033464371801" table:style-name="ce147">
            <text:p>4.2</text:p>
          </table:table-cell>
          <table:table-cell table:style-name="ce56"/>
          <table:table-cell office:value-type="float" office:value="2.5293800000000002" table:style-name="ce179">
            <text:p>2.5</text:p>
          </table:table-cell>
          <table:table-cell office:value-type="float" office:value="2.5557510000000003" table:style-name="ce179">
            <text:p>2.6</text:p>
          </table:table-cell>
          <table:table-cell table:number-columns-repeated="2" table:style-name="ce27"/>
          <table:table-cell table:style-name="ce29"/>
          <table:table-cell table:number-columns-repeated="16370" table:style-name="ce27"/>
        </table:table-row>
        <table:table-row table:style-name="ro1">
          <table:table-cell table:style-name="ce144"/>
          <table:table-cell office:value-type="string" table:style-name="ce145">
            <text:p>December</text:p>
          </table:table-cell>
          <table:table-cell table:style-name="ce146"/>
          <table:table-cell office:value-type="float" office:value="68.018636000000001" table:style-name="ce146">
            <text:p>68.0</text:p>
          </table:table-cell>
          <table:table-cell office:value-type="float" office:value="79.317591999999991" table:style-name="ce147">
            <text:p>79.3</text:p>
          </table:table-cell>
          <table:table-cell table:style-name="ce56"/>
          <table:table-cell office:value-type="float" office:value="3.9009230788732392" table:style-name="ce56">
            <text:p>3.9</text:p>
          </table:table-cell>
          <table:table-cell office:value-type="float" office:value="4.2658497210850674" table:style-name="ce147">
            <text:p>4.3</text:p>
          </table:table-cell>
          <table:table-cell table:style-name="ce56"/>
          <table:table-cell office:value-type="float" office:value="1.977444" table:style-name="ce179">
            <text:p>2.0</text:p>
          </table:table-cell>
          <table:table-cell office:value-type="float" office:value="2.0233879999999997" table:style-name="ce179">
            <text:p>2.0</text:p>
          </table:table-cell>
          <table:table-cell table:number-columns-repeated="2" table:style-name="ce148"/>
          <table:table-cell table:style-name="ce149"/>
          <table:table-cell table:number-columns-repeated="16370" table:style-name="ce148"/>
        </table:table-row>
        <table:table-row table:style-name="ro1">
          <table:table-cell office:value-type="float" office:value="2021" table:style-name="ce144">
            <text:p>2021</text:p>
          </table:table-cell>
          <table:table-cell office:value-type="string" table:style-name="ce145">
            <text:p>January*</text:p>
          </table:table-cell>
          <table:table-cell table:style-name="ce146"/>
          <table:table-cell office:value-type="float" office:value="87.979884999999996" table:style-name="ce146">
            <text:p>88.0</text:p>
          </table:table-cell>
          <table:table-cell office:value-type="float" office:value="102.08345599999998" table:style-name="ce147">
            <text:p>102.1</text:p>
          </table:table-cell>
          <table:table-cell table:style-name="ce56"/>
          <table:table-cell office:value-type="float" office:value="3.9409203014084508" table:style-name="ce56">
            <text:p>3.9</text:p>
          </table:table-cell>
          <table:table-cell office:value-type="float" office:value="4.3970786041732355" table:style-name="ce147">
            <text:p>4.4</text:p>
          </table:table-cell>
          <table:table-cell table:style-name="ce56"/>
          <table:table-cell office:value-type="float" office:value="0.89130999999999994" table:style-name="ce179">
            <text:p>0.9</text:p>
          </table:table-cell>
          <table:table-cell office:value-type="float" office:value="0.89130999999999994" table:style-name="ce179">
            <text:p>0.9</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office:value-type="string" table:style-name="ce145">
            <text:p>February</text:p>
          </table:table-cell>
          <table:table-cell table:style-name="ce146"/>
          <table:table-cell office:value-type="float" office:value="73.568067999999997" table:style-name="ce146">
            <text:p>73.6</text:p>
          </table:table-cell>
          <table:table-cell office:value-type="float" office:value="86.894756000000001" table:style-name="ce147">
            <text:p>86.9</text:p>
          </table:table-cell>
          <table:table-cell table:style-name="ce56"/>
          <table:table-cell office:value-type="float" office:value="3.967373801408451" table:style-name="ce56">
            <text:p>4.0</text:p>
          </table:table-cell>
          <table:table-cell office:value-type="float" office:value="4.3323004436202792" table:style-name="ce147">
            <text:p>4.3</text:p>
          </table:table-cell>
          <table:table-cell table:style-name="ce56"/>
          <table:table-cell office:value-type="float" office:value="0.74214000000000002" table:style-name="ce179">
            <text:p>0.7</text:p>
          </table:table-cell>
          <table:table-cell office:value-type="float" office:value="0.74214000000000002" table:style-name="ce179">
            <text:p>0.7</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office:value-type="string" table:style-name="ce145">
            <text:p>March</text:p>
          </table:table-cell>
          <table:table-cell table:style-name="ce146"/>
          <table:table-cell office:value-type="float" office:value="77.658308000000005" table:style-name="ce146">
            <text:p>77.7</text:p>
          </table:table-cell>
          <table:table-cell office:value-type="float" office:value="93.112676000000008" table:style-name="ce147">
            <text:p>93.1</text:p>
          </table:table-cell>
          <table:table-cell table:style-name="ce56"/>
          <table:table-cell office:value-type="float" office:value="3.5857883000000004" table:style-name="ce56">
            <text:p>3.6</text:p>
          </table:table-cell>
          <table:table-cell office:value-type="float" office:value="3.9507149422118277" table:style-name="ce147">
            <text:p>4.0</text:p>
          </table:table-cell>
          <table:table-cell table:style-name="ce56"/>
          <table:table-cell office:value-type="float" office:value="0.67012400000000005" table:style-name="ce179">
            <text:p>0.7</text:p>
          </table:table-cell>
          <table:table-cell office:value-type="float" office:value="0.67012400000000005" table:style-name="ce179">
            <text:p>0.7</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office:value-type="string" table:style-name="ce145">
            <text:p>April*</text:p>
          </table:table-cell>
          <table:table-cell table:style-name="ce146"/>
          <table:table-cell office:value-type="float" office:value="95.598615000000009" table:style-name="ce146">
            <text:p>95.6</text:p>
          </table:table-cell>
          <table:table-cell office:value-type="float" office:value="109.27502700000001" table:style-name="ce147">
            <text:p>109.3</text:p>
          </table:table-cell>
          <table:table-cell table:style-name="ce56"/>
          <table:table-cell office:value-type="float" office:value="3.9502898028169016" table:style-name="ce56">
            <text:p>4.0</text:p>
          </table:table-cell>
          <table:table-cell office:value-type="float" office:value="4.4072281055816855" table:style-name="ce147">
            <text:p>4.4</text:p>
          </table:table-cell>
          <table:table-cell table:style-name="ce56"/>
          <table:table-cell office:value-type="float" office:value="0.84864499999999998" table:style-name="ce179">
            <text:p>0.8</text:p>
          </table:table-cell>
          <table:table-cell office:value-type="float" office:value="0.84864499999999998" table:style-name="ce179">
            <text:p>0.8</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office:value-type="string" table:style-name="ce145">
            <text:p>May</text:p>
          </table:table-cell>
          <table:table-cell table:style-name="ce146"/>
          <table:table-cell office:value-type="float" office:value="73.178728000000007" table:style-name="ce146">
            <text:p>73.2</text:p>
          </table:table-cell>
          <table:table-cell office:value-type="float" office:value="87.396953999999994" table:style-name="ce147">
            <text:p>87.4</text:p>
          </table:table-cell>
          <table:table-cell table:style-name="ce56"/>
          <table:table-cell office:value-type="float" office:value="3.1945473816901409" table:style-name="ce56">
            <text:p>3.2</text:p>
          </table:table-cell>
          <table:table-cell office:value-type="float" office:value="3.5594740239019682" table:style-name="ce147">
            <text:p>3.6</text:p>
          </table:table-cell>
          <table:table-cell table:style-name="ce56"/>
          <table:table-cell office:value-type="float" office:value="0.82658799999999999" table:style-name="ce179">
            <text:p>0.8</text:p>
          </table:table-cell>
          <table:table-cell office:value-type="float" office:value="0.82658799999999999" table:style-name="ce179">
            <text:p>0.8</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office:value-type="string" table:style-name="ce145">
            <text:p>June</text:p>
          </table:table-cell>
          <table:table-cell table:style-name="ce146"/>
          <table:table-cell office:value-type="float" office:value="77.596204" table:style-name="ce146">
            <text:p>77.6</text:p>
          </table:table-cell>
          <table:table-cell office:value-type="float" office:value="94.606548000000004" table:style-name="ce147">
            <text:p>94.6</text:p>
          </table:table-cell>
          <table:table-cell table:style-name="ce56"/>
          <table:table-cell office:value-type="float" office:value="4.1523847295774647" table:style-name="ce56">
            <text:p>4.2</text:p>
          </table:table-cell>
          <table:table-cell office:value-type="float" office:value="4.5173713717892925" table:style-name="ce147">
            <text:p>4.5</text:p>
          </table:table-cell>
          <table:table-cell table:style-name="ce56"/>
          <table:table-cell office:value-type="float" office:value="0.65842000000000001" table:style-name="ce179">
            <text:p>0.7</text:p>
          </table:table-cell>
          <table:table-cell office:value-type="float" office:value="0.65842000000000001" table:style-name="ce179">
            <text:p>0.7</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office:value-type="string" table:style-name="ce145">
            <text:p>July*</text:p>
          </table:table-cell>
          <table:table-cell table:style-name="ce146"/>
          <table:table-cell office:value-type="float" office:value="91.190645000000004" table:style-name="ce146">
            <text:p>91.2</text:p>
          </table:table-cell>
          <table:table-cell office:value-type="float" office:value="106.339157" table:style-name="ce147">
            <text:p>106.3</text:p>
          </table:table-cell>
          <table:table-cell table:style-name="ce56"/>
          <table:table-cell office:value-type="float" office:value="3.0958899999999998" table:style-name="ce56">
            <text:p>3.1</text:p>
          </table:table-cell>
          <table:table-cell office:value-type="float" office:value="3.5521983027647845" table:style-name="ce147">
            <text:p>3.6</text:p>
          </table:table-cell>
          <table:table-cell table:style-name="ce56"/>
          <table:table-cell office:value-type="float" office:value="0.80076499999999995" table:style-name="ce179">
            <text:p>0.8</text:p>
          </table:table-cell>
          <table:table-cell office:value-type="float" office:value="0.80076499999999995" table:style-name="ce179">
            <text:p>0.8</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office:value-type="string" table:style-name="ce145">
            <text:p>August</text:p>
          </table:table-cell>
          <table:table-cell table:style-name="ce146"/>
          <table:table-cell office:value-type="float" office:value="71.846292000000005" table:style-name="ce146">
            <text:p>71.8</text:p>
          </table:table-cell>
          <table:table-cell office:value-type="float" office:value="85.783856" table:style-name="ce147">
            <text:p>85.8</text:p>
          </table:table-cell>
          <table:table-cell table:style-name="ce56"/>
          <table:table-cell office:value-type="float" office:value="2.2596280000000002" table:style-name="ce56">
            <text:p>2.3</text:p>
          </table:table-cell>
          <table:table-cell office:value-type="float" office:value="2.6245546422118275" table:style-name="ce147">
            <text:p>2.6</text:p>
          </table:table-cell>
          <table:table-cell table:style-name="ce56"/>
          <table:table-cell office:value-type="float" office:value="0.81888800000000006" table:style-name="ce179">
            <text:p>0.8</text:p>
          </table:table-cell>
          <table:table-cell office:value-type="float" office:value="0.81888800000000006" table:style-name="ce179">
            <text:p>0.8</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office:value-type="string" table:style-name="ce145">
            <text:p>September</text:p>
          </table:table-cell>
          <table:table-cell table:style-name="ce146"/>
          <table:table-cell office:value-type="float" office:value="72.401420000000002" table:style-name="ce146">
            <text:p>72.4</text:p>
          </table:table-cell>
          <table:table-cell office:value-type="float" office:value="89.035913999999991" table:style-name="ce147">
            <text:p>89.0</text:p>
          </table:table-cell>
          <table:table-cell table:style-name="ce56"/>
          <table:table-cell office:value-type="float" office:value="2.4281039999999998" table:style-name="ce56">
            <text:p>2.4</text:p>
          </table:table-cell>
          <table:table-cell office:value-type="float" office:value="2.7931106422118273" table:style-name="ce147">
            <text:p>2.8</text:p>
          </table:table-cell>
          <table:table-cell table:style-name="ce56"/>
          <table:table-cell office:value-type="float" office:value="0.52995599999999998" table:style-name="ce179">
            <text:p>0.5</text:p>
          </table:table-cell>
          <table:table-cell office:value-type="float" office:value="0.52995599999999998" table:style-name="ce179">
            <text:p>0.5</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office:value-type="string" table:style-name="ce145">
            <text:p>October*</text:p>
          </table:table-cell>
          <table:table-cell table:style-name="ce146"/>
          <table:table-cell office:value-type="float" office:value="84.657579999999996" table:style-name="ce146">
            <text:p>84.7</text:p>
          </table:table-cell>
          <table:table-cell office:value-type="float" office:value="99.630898000000002" table:style-name="ce147">
            <text:p>99.6</text:p>
          </table:table-cell>
          <table:table-cell table:style-name="ce56"/>
          <table:table-cell office:value-type="float" office:value="2.4281039999999998" table:style-name="ce56">
            <text:p>2.4</text:p>
          </table:table-cell>
          <table:table-cell office:value-type="float" office:value="2.884262302764784" table:style-name="ce147">
            <text:p>2.9</text:p>
          </table:table-cell>
          <table:table-cell table:style-name="ce56"/>
          <table:table-cell office:value-type="float" office:value="1.04342" table:style-name="ce179">
            <text:p>1.0</text:p>
          </table:table-cell>
          <table:table-cell office:value-type="float" office:value="1.04342" table:style-name="ce179">
            <text:p>1.0</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office:value-type="string" table:style-name="ce145">
            <text:p>November</text:p>
          </table:table-cell>
          <table:table-cell table:style-name="ce146"/>
          <table:table-cell office:value-type="float" office:value="70.616028" table:style-name="ce146">
            <text:p>70.6</text:p>
          </table:table-cell>
          <table:table-cell office:value-type="float" office:value="83.889419000000004" table:style-name="ce147">
            <text:p>83.9</text:p>
          </table:table-cell>
          <table:table-cell table:style-name="ce56"/>
          <table:table-cell office:value-type="float" office:value="2.4281039999999998" table:style-name="ce56">
            <text:p>2.4</text:p>
          </table:table-cell>
          <table:table-cell office:value-type="float" office:value="2.7930306422118276" table:style-name="ce147">
            <text:p>2.8</text:p>
          </table:table-cell>
          <table:table-cell table:style-name="ce56"/>
          <table:table-cell office:value-type="float" office:value="1.882944" table:style-name="ce179">
            <text:p>1.9</text:p>
          </table:table-cell>
          <table:table-cell office:value-type="float" office:value="1.9093150000000001" table:style-name="ce179">
            <text:p>1.9</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office:value-type="string" table:style-name="ce145">
            <text:p>December</text:p>
          </table:table-cell>
          <table:table-cell table:style-name="ce146"/>
          <table:table-cell office:value-type="float" office:value="66.359580000000008" table:style-name="ce146">
            <text:p>66.4</text:p>
          </table:table-cell>
          <table:table-cell office:value-type="float" office:value="77.959247000000005" table:style-name="ce147">
            <text:p>78.0</text:p>
          </table:table-cell>
          <table:table-cell table:style-name="ce56"/>
          <table:table-cell office:value-type="float" office:value="2.4281039999999998" table:style-name="ce56">
            <text:p>2.4</text:p>
          </table:table-cell>
          <table:table-cell office:value-type="float" office:value="2.7930306422118276" table:style-name="ce147">
            <text:p>2.8</text:p>
          </table:table-cell>
          <table:table-cell table:style-name="ce56"/>
          <table:table-cell office:value-type="float" office:value="1.491476" table:style-name="ce179">
            <text:p>1.5</text:p>
          </table:table-cell>
          <table:table-cell office:value-type="float" office:value="1.53742" table:style-name="ce179">
            <text:p>1.5</text:p>
          </table:table-cell>
          <table:table-cell table:number-columns-repeated="2" table:style-name="ce148"/>
          <table:table-cell table:style-name="ce149"/>
          <table:table-cell table:number-columns-repeated="16370" table:style-name="ce148"/>
        </table:table-row>
        <table:table-row table:style-name="ro1">
          <table:table-cell table:style-name="ce144"/>
          <table:table-cell table:style-name="ce145"/>
          <table:table-cell table:number-columns-repeated="2" table:style-name="ce146"/>
          <table:table-cell table:style-name="ce147"/>
          <table:table-cell table:number-columns-repeated="2" table:style-name="ce56"/>
          <table:table-cell table:style-name="ce147"/>
          <table:table-cell table:style-name="ce56"/>
          <table:table-cell table:number-columns-repeated="2" table:style-name="ce179"/>
          <table:table-cell table:number-columns-repeated="2" table:style-name="ce148"/>
          <table:table-cell table:style-name="ce149"/>
          <table:table-cell table:number-columns-repeated="16370" table:style-name="ce148"/>
        </table:table-row>
        <table:table-row table:style-name="ro1">
          <table:table-cell table:style-name="ce97"/>
          <table:table-cell table:style-name="ce31"/>
          <table:table-cell table:number-columns-repeated="2" table:style-name="ce93"/>
          <table:table-cell table:style-name="ce94"/>
          <table:table-cell table:number-columns-repeated="2" table:style-name="ce50"/>
          <table:table-cell table:style-name="ce94"/>
          <table:table-cell table:number-columns-repeated="2" table:style-name="ce50"/>
          <table:table-cell table:style-name="ce94"/>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27"/>
          <table:table-cell office:value-type="string" table:style-name="ce52">
            <text:p>Footnotes:</text:p>
          </table:table-cell>
          <table:table-cell table:number-columns-repeated="2" table:style-name="ce53"/>
          <table:table-cell table:number-columns-repeated="6" table:style-name="ce27"/>
          <table:table-cell table:style-name="ce40"/>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number-columns-repeated="2" table:style-name="ce27"/>
          <table:table-cell office:value-type="string" table:style-name="ce17">
            <text:p>* Five week month</text:p>
          </table:table-cell>
          <table:table-cell table:style-name="ce17"/>
          <table:table-cell table:style-name="ce27"/>
          <table:table-cell table:number-columns-repeated="6" table:style-name="ce15"/>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number-columns-repeated="2" table:style-name="ce27"/>
          <table:table-cell office:value-type="string" table:style-name="ce17">
            <text:p>** Denotes a 5 week month in a 53 week statistical year</text:p>
          </table:table-cell>
          <table:table-cell table:style-name="ce17"/>
          <table:table-cell table:style-name="ce27"/>
          <table:table-cell table:number-columns-repeated="6" table:style-name="ce15"/>
          <table:table-cell table:number-columns-repeated="5" table:style-name="ce27"/>
          <table:table-cell table:style-name="ce29"/>
          <table:table-cell table:style-name="ce27"/>
          <table:table-cell table:style-name="ce30"/>
          <table:table-cell table:number-columns-repeated="16365"/>
        </table:table-row>
        <table:table-row table:style-name="ro1">
          <table:table-cell table:style-name="ce27"/>
          <table:table-cell table:style-name="ce16"/>
          <table:table-cell office:value-type="string" table:style-name="ce17">
            <text:p>(a) Boiling fowl includes spent hens and spent breeders</text:p>
          </table:table-cell>
          <table:table-cell table:style-name="ce17"/>
          <table:table-cell table:number-columns-repeated="7" table:style-name="ce15"/>
          <table:table-cell table:number-columns-repeated="5" table:style-name="ce27"/>
          <table:table-cell table:style-name="ce29"/>
          <table:table-cell table:style-name="ce27"/>
          <table:table-cell table:style-name="ce30"/>
          <table:table-cell table:number-columns-repeated="16365"/>
        </table:table-row>
        <table:table-row table:style-name="ro1">
          <table:table-cell table:number-columns-repeated="16" table:style-name="ce27"/>
          <table:table-cell table:style-name="ce29"/>
          <table:table-cell table:style-name="ce27"/>
          <table:table-cell table:style-name="ce30"/>
          <table:table-cell table:number-columns-repeated="16365"/>
        </table:table-row>
        <table:table-row table:style-name="ro1">
          <table:table-cell table:style-name="ce27"/>
          <table:table-cell table:style-name="ce178"/>
          <table:table-cell office:value-type="string" table:style-name="ce1">
            <text:p>An issue with the response rate of turkey slaughtering numbers has been detected for the highlighted month’s figures.<text:s/></text:p>
          </table:table-cell>
          <table:table-cell table:style-name="ce1"/>
          <table:table-cell table:number-columns-repeated="12" table:style-name="ce27"/>
          <table:table-cell table:style-name="ce29"/>
          <table:table-cell table:style-name="ce27"/>
          <table:table-cell table:style-name="ce30"/>
          <table:table-cell table:number-columns-repeated="16365"/>
        </table:table-row>
        <table:table-row table:style-name="ro1">
          <table:table-cell table:number-columns-repeated="2" table:style-name="ce27"/>
          <table:table-cell office:value-type="string" table:style-name="ce27">
            <text:p>For August 2020 data onwards, we have moved the data source to the FSA throughput database, and have reported the Turkey slaughtering numbers from there while we investigate the issue with the previous data source.</text:p>
          </table:table-cell>
          <table:table-cell table:number-columns-repeated="13" table:style-name="ce27"/>
          <table:table-cell table:style-name="ce29"/>
          <table:table-cell table:style-name="ce27"/>
          <table:table-cell table:style-name="ce30"/>
          <table:table-cell table:number-columns-repeated="16365"/>
        </table:table-row>
        <table:table-row table:style-name="ro1">
          <table:table-cell table:style-name="ce27"/>
          <table:table-cell table:style-name="ce183"/>
          <table:table-cell office:value-type="string" table:style-name="ce17">
            <text:p>Backdated FSA data for previous year compairson</text:p>
          </table:table-cell>
          <table:table-cell table:style-name="ce17"/>
          <table:table-cell table:number-columns-repeated="12" table:style-name="ce27"/>
          <table:table-cell table:style-name="ce29"/>
          <table:table-cell table:style-name="ce27"/>
          <table:table-cell table:style-name="ce30"/>
          <table:table-cell table:number-columns-repeated="16365"/>
        </table:table-row>
        <table:table-row table:number-rows-repeated="3" table:style-name="ro1">
          <table:table-cell table:number-columns-repeated="2" table:style-name="ce27"/>
          <table:table-cell table:number-columns-repeated="2" table:style-name="ce17"/>
          <table:table-cell table:number-columns-repeated="12" table:style-name="ce27"/>
          <table:table-cell table:style-name="ce29"/>
          <table:table-cell table:style-name="ce27"/>
          <table:table-cell table:style-name="ce30"/>
          <table:table-cell table:number-columns-repeated="16365"/>
        </table:table-row>
        <table:table-row table:style-name="ro1">
          <table:table-cell table:style-name="ce15"/>
          <table:table-cell table:style-name="ce27"/>
          <table:table-cell table:number-columns-repeated="2" table:style-name="ce17"/>
          <table:table-cell table:number-columns-repeated="12" table:style-name="ce27"/>
          <table:table-cell table:style-name="ce29"/>
          <table:table-cell table:number-columns-repeated="16367" table:style-name="ce27"/>
        </table:table-row>
        <table:table-row table:style-name="ro1">
          <table:table-cell table:number-columns-repeated="16384"/>
        </table:table-row>
        <table:table-row table:style-name="ro1">
          <table:table-cell table:number-columns-repeated="2" table:style-name="ce27"/>
          <table:table-cell table:number-columns-repeated="2" table:style-name="ce54"/>
          <table:table-cell table:number-columns-repeated="12" table:style-name="ce27"/>
          <table:table-cell table:style-name="ce29"/>
          <table:table-cell table:number-columns-repeated="16367" table:style-name="ce27"/>
        </table:table-row>
        <table:table-row table:style-name="ro1">
          <table:table-cell table:number-columns-repeated="2" table:style-name="ce27"/>
          <table:table-cell table:number-columns-repeated="2" table:style-name="ce55"/>
          <table:table-cell table:number-columns-repeated="12" table:style-name="ce27"/>
          <table:table-cell table:style-name="ce29"/>
          <table:table-cell table:number-columns-repeated="16367" table:style-name="ce27"/>
        </table:table-row>
        <table:table-row table:number-rows-repeated="1048214" table:style-name="ro1">
          <table:table-cell table:number-columns-repeated="16384"/>
        </table:table-row>
        <table:named-expressions>
          <table:named-range table:name="Print_Area" table:cell-range-address="Slaughterings_Monthly.$A$1:Slaughterings_Monthly.$L$349" table:base-cell-address="Slaughterings_Monthly.$A$1"/>
          <table:named-range table:name="Print_Titles" table:cell-range-address="Slaughterings_Monthly.$A$8:Slaughterings_Monthly.$IV$9" table:base-cell-address="Slaughterings_Monthly.$A$1"/>
        </table:named-expressions>
      </table:table>
      <table:table table:name="Slaughterings_Weekly_Averages" table:style-name="ta1">
        <table:table-column table:style-name="co1" table:default-cell-style-name="ce27"/>
        <table:table-column table:style-name="co2" table:default-cell-style-name="ce27"/>
        <table:table-column table:style-name="co15" table:number-columns-repeated="2" table:default-cell-style-name="ce11"/>
        <table:table-column table:style-name="co4" table:default-cell-style-name="ce11"/>
        <table:table-column table:style-name="co16" table:number-columns-repeated="2" table:default-cell-style-name="ce11"/>
        <table:table-column table:style-name="co7" table:default-cell-style-name="ce11"/>
        <table:table-column table:style-name="co9" table:number-columns-repeated="2" table:default-cell-style-name="ce11"/>
        <table:table-column table:style-name="co10" table:default-cell-style-name="ce11"/>
        <table:table-column table:style-name="co11" table:number-columns-repeated="4" table:default-cell-style-name="ce27"/>
        <table:table-column table:style-name="co12" table:default-cell-style-name="ce29"/>
        <table:table-column table:style-name="co13" table:default-cell-style-name="ce27"/>
        <table:table-column table:style-name="co12" table:default-cell-style-name="ce27"/>
        <table:table-column table:style-name="co14" table:default-cell-style-name="ce27"/>
        <table:table-column table:style-name="co11" table:number-columns-repeated="16365" table:default-cell-style-name="ce27"/>
        <table:table-row table:style-name="ro1">
          <table:table-cell office:value-type="string" table:style-name="ce2">
            <text:p>Updated on:</text:p>
          </table:table-cell>
          <table:table-cell office:value-type="date" office:date-value="2022-01-20T00:00:00" table:style-name="ce3">
            <text:p>20-Jan-22</text:p>
          </table:table-cell>
          <table:table-cell table:number-columns-repeated="2" table:style-name="ce4"/>
          <table:table-cell office:value-type="string" table:style-name="ce5">
            <text:p>Contact:</text:p>
          </table:table-cell>
          <table:table-cell office:value-type="string" table:style-name="ce3">
            <text:p>Julie Rumsey, Defra, (Tel +44 (0) 2080 266306, Email julie.rumsey@defra.gov.uk)</text:p>
          </table:table-cell>
          <table:table-cell table:style-name="ce3"/>
          <table:table-cell table:style-name="ce7"/>
          <table:table-cell table:number-columns-repeated="16376" table:style-name="ce4"/>
        </table:table-row>
        <table:table-row table:style-name="ro1">
          <table:table-cell office:value-type="string" table:style-name="ce2">
            <text:p>Next update:</text:p>
          </table:table-cell>
          <table:table-cell office:value-type="date" office:date-value="2022-02-17T00:00:00" table:style-name="ce3">
            <text:p>17-Feb-22</text:p>
          </table:table-cell>
          <table:table-cell table:number-columns-repeated="2" table:style-name="ce4"/>
          <table:table-cell office:value-type="string" table:style-name="ce5">
            <text:p>Source:</text:p>
          </table:table-cell>
          <table:table-cell office:value-type="string" table:style-name="ce8">
            <text:p>FSA, E&amp;W Poultry Slaughterhouse Survey, DAERA and RESAS</text:p>
          </table:table-cell>
          <table:table-cell table:style-name="ce8"/>
          <table:table-cell table:style-name="ce7"/>
          <table:table-cell table:number-columns-repeated="16376" table:style-name="ce4"/>
        </table:table-row>
        <table:table-row table:style-name="ro1">
          <table:table-cell table:style-name="ce2"/>
          <table:table-cell table:style-name="ce9"/>
          <table:table-cell table:number-columns-repeated="2" table:style-name="ce10"/>
          <table:table-cell table:style-name="ce11"/>
          <table:table-cell table:number-columns-repeated="3" table:style-name="ce7"/>
          <table:table-cell table:number-columns-repeated="2" table:style-name="ce12"/>
          <table:table-cell table:style-name="ce13"/>
          <table:table-cell table:number-columns-repeated="16373" table:style-name="ce4"/>
        </table:table-row>
        <table:table-row table:style-name="ro2">
          <table:table-cell office:value-type="string" table:style-name="ce14">
            <text:p>Average number of poultry slaughtered per week in the UK</text:p>
          </table:table-cell>
          <table:table-cell table:style-name="ce15"/>
          <table:table-cell table:number-columns-repeated="8" table:style-name="ce16"/>
          <table:table-cell table:style-name="ce17"/>
          <table:table-cell table:number-columns-repeated="16373" table:style-name="ce15"/>
        </table:table-row>
        <table:table-row table:style-name="ro2">
          <table:table-cell table:style-name="ce18"/>
          <table:table-cell table:style-name="ce19"/>
          <table:table-cell table:number-columns-repeated="6" table:style-name="ce16"/>
          <table:table-cell office:value-type="string" table:style-name="ce2">
            <text:p>Units:</text:p>
          </table:table-cell>
          <table:table-cell table:style-name="ce2"/>
          <table:table-cell office:value-type="string" table:style-name="ce6">
            <text:p>Million Birds</text:p>
          </table:table-cell>
          <table:table-cell table:number-columns-repeated="16373" table:style-name="ce15"/>
        </table:table-row>
        <table:table-row table:style-name="ro1">
          <table:table-cell table:number-columns-repeated="2" table:style-name="ce4"/>
          <table:table-cell table:number-columns-repeated="6" table:style-name="ce7"/>
          <table:table-cell office:value-type="string" table:style-name="ce5">
            <text:p>Classification:</text:p>
          </table:table-cell>
          <table:table-cell table:style-name="ce5"/>
          <table:table-cell office:value-type="string" table:style-name="ce21">
            <text:p>Public Domain</text:p>
          </table:table-cell>
          <table:table-cell table:number-columns-repeated="16373" table:style-name="ce4"/>
        </table:table-row>
        <table:table-row table:style-name="ro1">
          <table:table-cell table:style-name="ce22"/>
          <table:table-cell table:style-name="ce23"/>
          <table:table-cell table:number-columns-repeated="9" table:style-name="ce24"/>
          <table:table-cell table:number-columns-repeated="16373" table:style-name="ce25"/>
        </table:table-row>
        <table:table-row table:style-name="ro6">
          <table:table-cell table:number-columns-repeated="2" table:style-name="ce154"/>
          <table:table-cell table:number-columns-repeated="9" table:style-name="ce157"/>
          <table:table-cell table:number-columns-repeated="16373" table:style-name="ce26"/>
        </table:table-row>
        <table:table-row table:style-name="ro4">
          <table:table-cell office:value-type="string" table:style-name="ce160">
            <text:p>Year</text:p>
          </table:table-cell>
          <table:table-cell office:value-type="string" table:style-name="ce160">
            <text:p>Month</text:p>
          </table:table-cell>
          <table:table-cell office:value-type="string" table:style-name="ce161">
            <text:p>Broilers E+W</text:p>
          </table:table-cell>
          <table:table-cell office:value-type="string" table:style-name="ce161">
            <text:p>FSA data Broiler E+W</text:p>
          </table:table-cell>
          <table:table-cell office:value-type="string" table:style-name="ce161">
            <text:p>Broilers UK</text:p>
          </table:table-cell>
          <table:table-cell office:value-type="string" table:style-name="ce161">
            <text:p>Boiling Fowl <text:s/>E &amp; W<text:span text:style-name="T1"><text:s/>(a)</text:span></text:p>
          </table:table-cell>
          <table:table-cell office:value-type="string" table:style-name="ce161">
            <text:p>FSA data Boiler E+W</text:p>
          </table:table-cell>
          <table:table-cell office:value-type="string" table:style-name="ce161">
            <text:p>Boiling Fowl UK<text:span text:style-name="T1"><text:s/>(a)</text:span></text:p>
          </table:table-cell>
          <table:table-cell office:value-type="string" table:style-name="ce161">
            <text:p>Turkeys E &amp; W</text:p>
          </table:table-cell>
          <table:table-cell office:value-type="string" table:style-name="ce177">
            <text:p>FSA data Turkey E+W</text:p>
          </table:table-cell>
          <table:table-cell office:value-type="string" table:style-name="ce161">
            <text:p>Turkeys UK</text:p>
          </table:table-cell>
          <table:table-cell table:number-columns-repeated="16373" table:style-name="ce26"/>
        </table:table-row>
        <table:table-row table:style-name="ro5">
          <table:table-cell office:value-type="float" office:value="1994" table:style-name="ce91">
            <text:p>1994</text:p>
          </table:table-cell>
          <table:table-cell office:value-type="string" table:style-name="ce33">
            <text:p>January *</text:p>
          </table:table-cell>
          <table:table-cell office:value-type="float" office:value="8.9940271230769238" table:style-name="ce32">
            <text:p>9.0</text:p>
          </table:table-cell>
          <table:table-cell table:style-name="ce32"/>
          <table:table-cell office:value-type="float" office:value="11.491363400000001" table:style-name="ce32">
            <text:p>11.5</text:p>
          </table:table-cell>
          <table:table-cell office:value-type="float" office:value="0.51834368989814616" table:style-name="ce32">
            <text:p>0.5</text:p>
          </table:table-cell>
          <table:table-cell table:style-name="ce32"/>
          <table:table-cell office:value-type="float" office:value="0.59598892066737696" table:style-name="ce32">
            <text:p>0.6</text:p>
          </table:table-cell>
          <table:table-cell office:value-type="float" office:value="0.5612117369500913" table:style-name="ce32">
            <text:p>0.6</text:p>
          </table:table-cell>
          <table:table-cell table:style-name="ce32"/>
          <table:table-cell office:value-type="float" office:value="0.57972158310393751"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February</text:p>
          </table:table-cell>
          <table:table-cell office:value-type="float" office:value="10.96206295445506" table:style-name="ce32">
            <text:p>11.0</text:p>
          </table:table-cell>
          <table:table-cell table:style-name="ce32"/>
          <table:table-cell office:value-type="float" office:value="13.505426281378138" table:style-name="ce32">
            <text:p>13.5</text:p>
          </table:table-cell>
          <table:table-cell office:value-type="float" office:value="0.66320215628325152" table:style-name="ce32">
            <text:p>0.7</text:p>
          </table:table-cell>
          <table:table-cell table:style-name="ce32"/>
          <table:table-cell office:value-type="float" office:value="0.74084738705248232" table:style-name="ce32">
            <text:p>0.7</text:p>
          </table:table-cell>
          <table:table-cell office:value-type="float" office:value="0.54705001902065886" table:style-name="ce32">
            <text:p>0.5</text:p>
          </table:table-cell>
          <table:table-cell table:style-name="ce32"/>
          <table:table-cell office:value-type="float" office:value="0.56555986517450496"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rch</text:p>
          </table:table-cell>
          <table:table-cell office:value-type="float" office:value="10.044483275288028" table:style-name="ce32">
            <text:p>10.0</text:p>
          </table:table-cell>
          <table:table-cell table:style-name="ce32"/>
          <table:table-cell office:value-type="float" office:value="12.564732602211105" table:style-name="ce32">
            <text:p>12.6</text:p>
          </table:table-cell>
          <table:table-cell office:value-type="float" office:value="0.65711050629068557" table:style-name="ce32">
            <text:p>0.7</text:p>
          </table:table-cell>
          <table:table-cell table:style-name="ce32"/>
          <table:table-cell office:value-type="float" office:value="0.73475573705991637" table:style-name="ce32">
            <text:p>0.7</text:p>
          </table:table-cell>
          <table:table-cell office:value-type="float" office:value="0.57505604845665359" table:style-name="ce32">
            <text:p>0.6</text:p>
          </table:table-cell>
          <table:table-cell table:style-name="ce32"/>
          <table:table-cell office:value-type="float" office:value="0.5935658946104998"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April *</text:p>
          </table:table-cell>
          <table:table-cell office:value-type="float" office:value="9.9812032781347533" table:style-name="ce32">
            <text:p>10.0</text:p>
          </table:table-cell>
          <table:table-cell table:style-name="ce32"/>
          <table:table-cell office:value-type="float" office:value="12.455714970442447" table:style-name="ce32">
            <text:p>12.5</text:p>
          </table:table-cell>
          <table:table-cell office:value-type="float" office:value="0.52134794853723565" table:style-name="ce32">
            <text:p>0.5</text:p>
          </table:table-cell>
          <table:table-cell table:style-name="ce32"/>
          <table:table-cell office:value-type="float" office:value="0.59754417930646642" table:style-name="ce32">
            <text:p>0.6</text:p>
          </table:table-cell>
          <table:table-cell office:value-type="float" office:value="0.61002205902032747" table:style-name="ce32">
            <text:p>0.6</text:p>
          </table:table-cell>
          <table:table-cell table:style-name="ce32"/>
          <table:table-cell office:value-type="float" office:value="0.62585682825109668"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y</text:p>
          </table:table-cell>
          <table:table-cell office:value-type="float" office:value="10.296372522406275" table:style-name="ce32">
            <text:p>10.3</text:p>
          </table:table-cell>
          <table:table-cell table:style-name="ce32"/>
          <table:table-cell office:value-type="float" office:value="12.922670714713968" table:style-name="ce32">
            <text:p>12.9</text:p>
          </table:table-cell>
          <table:table-cell office:value-type="float" office:value="0.6710355601951673" table:style-name="ce32">
            <text:p>0.7</text:p>
          </table:table-cell>
          <table:table-cell table:style-name="ce32"/>
          <table:table-cell office:value-type="float" office:value="0.74723179096439807" table:style-name="ce32">
            <text:p>0.7</text:p>
          </table:table-cell>
          <table:table-cell office:value-type="float" office:value="0.64726242999243766" table:style-name="ce32">
            <text:p>0.6</text:p>
          </table:table-cell>
          <table:table-cell table:style-name="ce32"/>
          <table:table-cell office:value-type="float" office:value="0.66309719922320687"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June</text:p>
          </table:table-cell>
          <table:table-cell office:value-type="float" office:value="10.6450356814012" table:style-name="ce32">
            <text:p>10.6</text:p>
          </table:table-cell>
          <table:table-cell table:style-name="ce32"/>
          <table:table-cell office:value-type="float" office:value="13.251558123708893" table:style-name="ce32">
            <text:p>13.3</text:p>
          </table:table-cell>
          <table:table-cell office:value-type="float" office:value="0.80168536605634533" table:style-name="ce32">
            <text:p>0.8</text:p>
          </table:table-cell>
          <table:table-cell table:style-name="ce32"/>
          <table:table-cell office:value-type="float" office:value="0.87788159682557609" table:style-name="ce32">
            <text:p>0.9</text:p>
          </table:table-cell>
          <table:table-cell office:value-type="float" office:value="0.6639277011644924" table:style-name="ce32">
            <text:p>0.7</text:p>
          </table:table-cell>
          <table:table-cell table:style-name="ce32"/>
          <table:table-cell office:value-type="float" office:value="0.67976247039526172"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July *</text:p>
          </table:table-cell>
          <table:table-cell office:value-type="float" office:value="10.771166554112217" table:style-name="ce32">
            <text:p>10.8</text:p>
          </table:table-cell>
          <table:table-cell table:style-name="ce32"/>
          <table:table-cell office:value-type="float" office:value="13.412130861804524" table:style-name="ce32">
            <text:p>13.4</text:p>
          </table:table-cell>
          <table:table-cell office:value-type="float" office:value="0.50509862586451992" table:style-name="ce32">
            <text:p>0.5</text:p>
          </table:table-cell>
          <table:table-cell table:style-name="ce32"/>
          <table:table-cell office:value-type="float" office:value="0.57849231817221225" table:style-name="ce32">
            <text:p>0.6</text:p>
          </table:table-cell>
          <table:table-cell office:value-type="float" office:value="0.66299981276270226" table:style-name="ce32">
            <text:p>0.7</text:p>
          </table:table-cell>
          <table:table-cell table:style-name="ce32"/>
          <table:table-cell office:value-type="float" office:value="0.68161896660885612"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August</text:p>
          </table:table-cell>
          <table:table-cell office:value-type="float" office:value="10.723822144262515" table:style-name="ce32">
            <text:p>10.7</text:p>
          </table:table-cell>
          <table:table-cell table:style-name="ce32"/>
          <table:table-cell office:value-type="float" office:value="13.213364451954822" table:style-name="ce32">
            <text:p>13.2</text:p>
          </table:table-cell>
          <table:table-cell office:value-type="float" office:value="0.602645427402135" table:style-name="ce32">
            <text:p>0.6</text:p>
          </table:table-cell>
          <table:table-cell table:style-name="ce32"/>
          <table:table-cell office:value-type="float" office:value="0.67603911970982733" table:style-name="ce32">
            <text:p>0.7</text:p>
          </table:table-cell>
          <table:table-cell office:value-type="float" office:value="0.70122144522423091" table:style-name="ce32">
            <text:p>0.7</text:p>
          </table:table-cell>
          <table:table-cell table:style-name="ce32"/>
          <table:table-cell office:value-type="float" office:value="0.71984059907038478"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September</text:p>
          </table:table-cell>
          <table:table-cell office:value-type="float" office:value="10.942515580521306" table:style-name="ce32">
            <text:p>10.9</text:p>
          </table:table-cell>
          <table:table-cell table:style-name="ce32"/>
          <table:table-cell office:value-type="float" office:value="13.485108388213614" table:style-name="ce32">
            <text:p>13.5</text:p>
          </table:table-cell>
          <table:table-cell office:value-type="float" office:value="0.80655466667675335" table:style-name="ce32">
            <text:p>0.8</text:p>
          </table:table-cell>
          <table:table-cell table:style-name="ce32"/>
          <table:table-cell office:value-type="float" office:value="0.87994835898444568" table:style-name="ce32">
            <text:p>0.9</text:p>
          </table:table-cell>
          <table:table-cell office:value-type="float" office:value="0.67334662169521575" table:style-name="ce32">
            <text:p>0.7</text:p>
          </table:table-cell>
          <table:table-cell table:style-name="ce32"/>
          <table:table-cell office:value-type="float" office:value="0.69196577554136962"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October *</text:p>
          </table:table-cell>
          <table:table-cell office:value-type="float" office:value="11.196516789856501" table:style-name="ce32">
            <text:p>11.2</text:p>
          </table:table-cell>
          <table:table-cell table:style-name="ce32"/>
          <table:table-cell office:value-type="float" office:value="13.665189205241116" table:style-name="ce32">
            <text:p>13.7</text:p>
          </table:table-cell>
          <table:table-cell office:value-type="float" office:value="0.55975439007096983" table:style-name="ce32">
            <text:p>0.6</text:p>
          </table:table-cell>
          <table:table-cell table:style-name="ce32"/>
          <table:table-cell office:value-type="float" office:value="0.63272523622481602" table:style-name="ce32">
            <text:p>0.6</text:p>
          </table:table-cell>
          <table:table-cell office:value-type="float" office:value="0.74508724655403902" table:style-name="ce32">
            <text:p>0.7</text:p>
          </table:table-cell>
          <table:table-cell table:style-name="ce32"/>
          <table:table-cell office:value-type="float" office:value="0.77684347732326986" table:style-name="ce32">
            <text:p>0.8</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November</text:p>
          </table:table-cell>
          <table:table-cell office:value-type="float" office:value="10.757492357450419" table:style-name="ce32">
            <text:p>10.8</text:p>
          </table:table-cell>
          <table:table-cell table:style-name="ce32"/>
          <table:table-cell office:value-type="float" office:value="13.365734972835035" table:style-name="ce32">
            <text:p>13.4</text:p>
          </table:table-cell>
          <table:table-cell office:value-type="float" office:value="0.64188476465314737" table:style-name="ce32">
            <text:p>0.6</text:p>
          </table:table-cell>
          <table:table-cell table:style-name="ce32"/>
          <table:table-cell office:value-type="float" office:value="0.71485561080699345" table:style-name="ce32">
            <text:p>0.7</text:p>
          </table:table-cell>
          <table:table-cell office:value-type="float" office:value="0.72105948243258267" table:style-name="ce32">
            <text:p>0.7</text:p>
          </table:table-cell>
          <table:table-cell table:style-name="ce32"/>
          <table:table-cell office:value-type="float" office:value="0.7528157132018134" table:style-name="ce32">
            <text:p>0.8</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December</text:p>
          </table:table-cell>
          <table:table-cell office:value-type="float" office:value="10.146064311924855" table:style-name="ce32">
            <text:p>10.1</text:p>
          </table:table-cell>
          <table:table-cell table:style-name="ce32"/>
          <table:table-cell office:value-type="float" office:value="12.54152867730947" table:style-name="ce32">
            <text:p>12.5</text:p>
          </table:table-cell>
          <table:table-cell office:value-type="float" office:value="0.81508153462059196" table:style-name="ce32">
            <text:p>0.8</text:p>
          </table:table-cell>
          <table:table-cell table:style-name="ce32"/>
          <table:table-cell office:value-type="float" office:value="0.88805238077443815" table:style-name="ce32">
            <text:p>0.9</text:p>
          </table:table-cell>
          <table:table-cell office:value-type="float" office:value="1.0853235910885941" table:style-name="ce32">
            <text:p>1.1</text:p>
          </table:table-cell>
          <table:table-cell table:style-name="ce32"/>
          <table:table-cell office:value-type="float" office:value="1.1170798218578248" table:style-name="ce32">
            <text:p>1.1</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office:value-type="float" office:value="1995" table:style-name="ce91">
            <text:p>1995</text:p>
          </table:table-cell>
          <table:table-cell office:value-type="string" table:style-name="ce33">
            <text:p>January *</text:p>
          </table:table-cell>
          <table:table-cell office:value-type="float" office:value="10.371876013418722" table:style-name="ce32">
            <text:p>10.4</text:p>
          </table:table-cell>
          <table:table-cell table:style-name="ce32"/>
          <table:table-cell office:value-type="float" office:value="12.843272982649491" table:style-name="ce32">
            <text:p>12.8</text:p>
          </table:table-cell>
          <table:table-cell office:value-type="float" office:value="0.45536197570810782" table:style-name="ce32">
            <text:p>0.5</text:p>
          </table:table-cell>
          <table:table-cell table:style-name="ce32"/>
          <table:table-cell office:value-type="float" office:value="0.57020974493887711" table:style-name="ce32">
            <text:p>0.6</text:p>
          </table:table-cell>
          <table:table-cell office:value-type="float" office:value="0.66613553819791083" table:style-name="ce32">
            <text:p>0.7</text:p>
          </table:table-cell>
          <table:table-cell table:style-name="ce32"/>
          <table:table-cell office:value-type="float" office:value="0.68116838435175697"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February</text:p>
          </table:table-cell>
          <table:table-cell office:value-type="float" office:value="11.030127717763886" table:style-name="ce32">
            <text:p>11.0</text:p>
          </table:table-cell>
          <table:table-cell table:style-name="ce32"/>
          <table:table-cell office:value-type="float" office:value="13.587915986994656" table:style-name="ce32">
            <text:p>13.6</text:p>
          </table:table-cell>
          <table:table-cell office:value-type="float" office:value="0.65281461213492464" table:style-name="ce32">
            <text:p>0.7</text:p>
          </table:table-cell>
          <table:table-cell table:style-name="ce32"/>
          <table:table-cell office:value-type="float" office:value="0.76766238136569387" table:style-name="ce32">
            <text:p>0.8</text:p>
          </table:table-cell>
          <table:table-cell office:value-type="float" office:value="0.66213544348231934" table:style-name="ce32">
            <text:p>0.7</text:p>
          </table:table-cell>
          <table:table-cell table:style-name="ce32"/>
          <table:table-cell office:value-type="float" office:value="0.67716828963616549"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rch</text:p>
          </table:table-cell>
          <table:table-cell office:value-type="float" office:value="10.642491659217791" table:style-name="ce32">
            <text:p>10.6</text:p>
          </table:table-cell>
          <table:table-cell table:style-name="ce32"/>
          <table:table-cell office:value-type="float" office:value="13.260894928448559" table:style-name="ce32">
            <text:p>13.3</text:p>
          </table:table-cell>
          <table:table-cell office:value-type="float" office:value="0.74609569607417525" table:style-name="ce32">
            <text:p>0.7</text:p>
          </table:table-cell>
          <table:table-cell table:style-name="ce32"/>
          <table:table-cell office:value-type="float" office:value="0.86094346530494448" table:style-name="ce32">
            <text:p>0.9</text:p>
          </table:table-cell>
          <table:table-cell office:value-type="float" office:value="0.66653067156771417" table:style-name="ce32">
            <text:p>0.7</text:p>
          </table:table-cell>
          <table:table-cell table:style-name="ce32"/>
          <table:table-cell office:value-type="float" office:value="0.68156351772156032"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April *</text:p>
          </table:table-cell>
          <table:table-cell office:value-type="float" office:value="10.508963755021984" table:style-name="ce32">
            <text:p>10.5</text:p>
          </table:table-cell>
          <table:table-cell table:style-name="ce32"/>
          <table:table-cell office:value-type="float" office:value="13.103505047329676" table:style-name="ce32">
            <text:p>13.1</text:p>
          </table:table-cell>
          <table:table-cell office:value-type="float" office:value="0.53347432975877696" table:style-name="ce32">
            <text:p>0.5</text:p>
          </table:table-cell>
          <table:table-cell table:style-name="ce32"/>
          <table:table-cell office:value-type="float" office:value="0.61787486822031534" table:style-name="ce32">
            <text:p>0.6</text:p>
          </table:table-cell>
          <table:table-cell office:value-type="float" office:value="0.67460921884270431" table:style-name="ce32">
            <text:p>0.7</text:p>
          </table:table-cell>
          <table:table-cell table:style-name="ce32"/>
          <table:table-cell office:value-type="float" office:value="0.69222175730424274"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y</text:p>
          </table:table-cell>
          <table:table-cell office:value-type="float" office:value="10.84627762273786" table:style-name="ce32">
            <text:p>10.8</text:p>
          </table:table-cell>
          <table:table-cell table:style-name="ce32"/>
          <table:table-cell office:value-type="float" office:value="13.494637565045553" table:style-name="ce32">
            <text:p>13.5</text:p>
          </table:table-cell>
          <table:table-cell office:value-type="float" office:value="0.59222784841723941" table:style-name="ce32">
            <text:p>0.6</text:p>
          </table:table-cell>
          <table:table-cell table:style-name="ce32"/>
          <table:table-cell office:value-type="float" office:value="0.6766283868787778" table:style-name="ce32">
            <text:p>0.7</text:p>
          </table:table-cell>
          <table:table-cell office:value-type="float" office:value="0.70884909019927167" table:style-name="ce32">
            <text:p>0.7</text:p>
          </table:table-cell>
          <table:table-cell table:style-name="ce32"/>
          <table:table-cell office:value-type="float" office:value="0.72646162866081021"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June</text:p>
          </table:table-cell>
          <table:table-cell office:value-type="float" office:value="10.782968220545666" table:style-name="ce32">
            <text:p>10.8</text:p>
          </table:table-cell>
          <table:table-cell table:style-name="ce32"/>
          <table:table-cell office:value-type="float" office:value="13.536417412853355" table:style-name="ce32">
            <text:p>13.5</text:p>
          </table:table-cell>
          <table:table-cell office:value-type="float" office:value="0.75860114996352368" table:style-name="ce32">
            <text:p>0.8</text:p>
          </table:table-cell>
          <table:table-cell table:style-name="ce32"/>
          <table:table-cell office:value-type="float" office:value="0.84300168842506207" table:style-name="ce32">
            <text:p>0.8</text:p>
          </table:table-cell>
          <table:table-cell office:value-type="float" office:value="0.70007911951720381" table:style-name="ce32">
            <text:p>0.7</text:p>
          </table:table-cell>
          <table:table-cell table:style-name="ce32"/>
          <table:table-cell office:value-type="float" office:value="0.71769165797874224"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July *</text:p>
          </table:table-cell>
          <table:table-cell office:value-type="float" office:value="10.851735595456358" table:style-name="ce32">
            <text:p>10.9</text:p>
          </table:table-cell>
          <table:table-cell table:style-name="ce32"/>
          <table:table-cell office:value-type="float" office:value="13.522591564687128" table:style-name="ce32">
            <text:p>13.5</text:p>
          </table:table-cell>
          <table:table-cell office:value-type="float" office:value="0.51491625206190106" table:style-name="ce32">
            <text:p>0.5</text:p>
          </table:table-cell>
          <table:table-cell table:style-name="ce32"/>
          <table:table-cell office:value-type="float" office:value="0.58041386744651646" table:style-name="ce32">
            <text:p>0.6</text:p>
          </table:table-cell>
          <table:table-cell office:value-type="float" office:value="0.72157481851038485" table:style-name="ce32">
            <text:p>0.7</text:p>
          </table:table-cell>
          <table:table-cell table:style-name="ce32"/>
          <table:table-cell office:value-type="float" office:value="0.73767904927961558"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August</text:p>
          </table:table-cell>
          <table:table-cell office:value-type="float" office:value="10.692170687679706" table:style-name="ce32">
            <text:p>10.7</text:p>
          </table:table-cell>
          <table:table-cell table:style-name="ce32"/>
          <table:table-cell office:value-type="float" office:value="13.334405706910475" table:style-name="ce32">
            <text:p>13.3</text:p>
          </table:table-cell>
          <table:table-cell office:value-type="float" office:value="0.61141808427911482" table:style-name="ce32">
            <text:p>0.6</text:p>
          </table:table-cell>
          <table:table-cell table:style-name="ce32"/>
          <table:table-cell office:value-type="float" office:value="0.67691569966373022" table:style-name="ce32">
            <text:p>0.7</text:p>
          </table:table-cell>
          <table:table-cell office:value-type="float" office:value="0.75886309214619851" table:style-name="ce32">
            <text:p>0.8</text:p>
          </table:table-cell>
          <table:table-cell table:style-name="ce32"/>
          <table:table-cell office:value-type="float" office:value="0.77496732291542925" table:style-name="ce32">
            <text:p>0.8</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September</text:p>
          </table:table-cell>
          <table:table-cell office:value-type="float" office:value="10.779504332529131" table:style-name="ce32">
            <text:p>10.8</text:p>
          </table:table-cell>
          <table:table-cell table:style-name="ce32"/>
          <table:table-cell office:value-type="float" office:value="13.400770351759901" table:style-name="ce32">
            <text:p>13.4</text:p>
          </table:table-cell>
          <table:table-cell office:value-type="float" office:value="0.79858474253034606" table:style-name="ce32">
            <text:p>0.8</text:p>
          </table:table-cell>
          <table:table-cell table:style-name="ce32"/>
          <table:table-cell office:value-type="float" office:value="0.86408235791496146" table:style-name="ce32">
            <text:p>0.9</text:p>
          </table:table-cell>
          <table:table-cell office:value-type="float" office:value="0.72149548877833358" table:style-name="ce32">
            <text:p>0.7</text:p>
          </table:table-cell>
          <table:table-cell table:style-name="ce32"/>
          <table:table-cell office:value-type="float" office:value="0.73759971954756431"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October *</text:p>
          </table:table-cell>
          <table:table-cell office:value-type="float" office:value="10.975893534068657" table:style-name="ce32">
            <text:p>11.0</text:p>
          </table:table-cell>
          <table:table-cell table:style-name="ce32"/>
          <table:table-cell office:value-type="float" office:value="13.551581195607119" table:style-name="ce32">
            <text:p>13.6</text:p>
          </table:table-cell>
          <table:table-cell office:value-type="float" office:value="0.50888897283006895" table:style-name="ce32">
            <text:p>0.5</text:p>
          </table:table-cell>
          <table:table-cell table:style-name="ce32"/>
          <table:table-cell office:value-type="float" office:value="0.57118874206083814" table:style-name="ce32">
            <text:p>0.6</text:p>
          </table:table-cell>
          <table:table-cell office:value-type="float" office:value="0.78404802736939849" table:style-name="ce32">
            <text:p>0.8</text:p>
          </table:table-cell>
          <table:table-cell table:style-name="ce32"/>
          <table:table-cell office:value-type="float" office:value="0.81206841198478319" table:style-name="ce32">
            <text:p>0.8</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November</text:p>
          </table:table-cell>
          <table:table-cell office:value-type="float" office:value="11.097885638998299" table:style-name="ce32">
            <text:p>11.1</text:p>
          </table:table-cell>
          <table:table-cell table:style-name="ce32"/>
          <table:table-cell office:value-type="float" office:value="13.68091285053676" table:style-name="ce32">
            <text:p>13.7</text:p>
          </table:table-cell>
          <table:table-cell office:value-type="float" office:value="0.65017356145050165" table:style-name="ce32">
            <text:p>0.7</text:p>
          </table:table-cell>
          <table:table-cell table:style-name="ce32"/>
          <table:table-cell office:value-type="float" office:value="0.71247333068127083" table:style-name="ce32">
            <text:p>0.7</text:p>
          </table:table-cell>
          <table:table-cell office:value-type="float" office:value="0.74676328627097732" table:style-name="ce32">
            <text:p>0.7</text:p>
          </table:table-cell>
          <table:table-cell table:style-name="ce32"/>
          <table:table-cell office:value-type="float" office:value="0.77478367088636191" table:style-name="ce32">
            <text:p>0.8</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December</text:p>
          </table:table-cell>
          <table:table-cell office:value-type="float" office:value="10.129495229918486" table:style-name="ce32">
            <text:p>10.1</text:p>
          </table:table-cell>
          <table:table-cell table:style-name="ce32"/>
          <table:table-cell office:value-type="float" office:value="12.598802191456947" table:style-name="ce32">
            <text:p>12.6</text:p>
          </table:table-cell>
          <table:table-cell office:value-type="float" office:value="0.86969958321063034" table:style-name="ce32">
            <text:p>0.9</text:p>
          </table:table-cell>
          <table:table-cell table:style-name="ce32"/>
          <table:table-cell office:value-type="float" office:value="0.9434993524413996" table:style-name="ce32">
            <text:p>0.9</text:p>
          </table:table-cell>
          <table:table-cell office:value-type="float" office:value="1.1104573962699189" table:style-name="ce32">
            <text:p>1.1</text:p>
          </table:table-cell>
          <table:table-cell table:style-name="ce32"/>
          <table:table-cell office:value-type="float" office:value="1.1534777808853036" table:style-name="ce32">
            <text:p>1.2</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office:value-type="float" office:value="1996" table:style-name="ce91">
            <text:p>1996</text:p>
          </table:table-cell>
          <table:table-cell office:value-type="string" table:style-name="ce33">
            <text:p>January *</text:p>
          </table:table-cell>
          <table:table-cell office:value-type="float" office:value="10.373928694144436" table:style-name="ce32">
            <text:p>10.4</text:p>
          </table:table-cell>
          <table:table-cell table:style-name="ce32"/>
          <table:table-cell office:value-type="float" office:value="12.99558167875982" table:style-name="ce32">
            <text:p>13.0</text:p>
          </table:table-cell>
          <table:table-cell office:value-type="float" office:value="0.43432132314027261" table:style-name="ce32">
            <text:p>0.4</text:p>
          </table:table-cell>
          <table:table-cell table:style-name="ce32"/>
          <table:table-cell office:value-type="float" office:value="0.55952547698642641" table:style-name="ce32">
            <text:p>0.6</text:p>
          </table:table-cell>
          <table:table-cell office:value-type="float" office:value="0.67753734629672469" table:style-name="ce32">
            <text:p>0.7</text:p>
          </table:table-cell>
          <table:table-cell table:style-name="ce32"/>
          <table:table-cell office:value-type="float" office:value="0.69567888475826312"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February</text:p>
          </table:table-cell>
          <table:table-cell office:value-type="float" office:value="11.182784147360227" table:style-name="ce32">
            <text:p>11.2</text:p>
          </table:table-cell>
          <table:table-cell table:style-name="ce32"/>
          <table:table-cell office:value-type="float" office:value="13.840815281975612" table:style-name="ce32">
            <text:p>13.8</text:p>
          </table:table-cell>
          <table:table-cell office:value-type="float" office:value="0.66695603976591822" table:style-name="ce32">
            <text:p>0.7</text:p>
          </table:table-cell>
          <table:table-cell table:style-name="ce32"/>
          <table:table-cell office:value-type="float" office:value="0.79216019361207213" table:style-name="ce32">
            <text:p>0.8</text:p>
          </table:table-cell>
          <table:table-cell office:value-type="float" office:value="0.6712136459880147" table:style-name="ce32">
            <text:p>0.7</text:p>
          </table:table-cell>
          <table:table-cell table:style-name="ce32"/>
          <table:table-cell office:value-type="float" office:value="0.68935518444955324"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rch</text:p>
          </table:table-cell>
          <table:table-cell office:value-type="float" office:value="11.132609483261785" table:style-name="ce32">
            <text:p>11.1</text:p>
          </table:table-cell>
          <table:table-cell table:style-name="ce32"/>
          <table:table-cell office:value-type="float" office:value="13.91273561787717" table:style-name="ce32">
            <text:p>13.9</text:p>
          </table:table-cell>
          <table:table-cell office:value-type="float" office:value="0.81253939463742375" table:style-name="ce32">
            <text:p>0.8</text:p>
          </table:table-cell>
          <table:table-cell table:style-name="ce32"/>
          <table:table-cell office:value-type="float" office:value="0.93774354848357766" table:style-name="ce32">
            <text:p>0.9</text:p>
          </table:table-cell>
          <table:table-cell office:value-type="float" office:value="0.67619749279612051" table:style-name="ce32">
            <text:p>0.7</text:p>
          </table:table-cell>
          <table:table-cell table:style-name="ce32"/>
          <table:table-cell office:value-type="float" office:value="0.69433903125765895"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April *</text:p>
          </table:table-cell>
          <table:table-cell office:value-type="float" office:value="11.282575649337394" table:style-name="ce32">
            <text:p>11.3</text:p>
          </table:table-cell>
          <table:table-cell table:style-name="ce32"/>
          <table:table-cell office:value-type="float" office:value="14.047974880106626" table:style-name="ce32">
            <text:p>14.0</text:p>
          </table:table-cell>
          <table:table-cell office:value-type="float" office:value="0.57314305896767093" table:style-name="ce32">
            <text:p>0.6</text:p>
          </table:table-cell>
          <table:table-cell table:style-name="ce32"/>
          <table:table-cell office:value-type="float" office:value="0.66198490512151709" table:style-name="ce32">
            <text:p>0.7</text:p>
          </table:table-cell>
          <table:table-cell office:value-type="float" office:value="0.6694639686295123" table:style-name="ce32">
            <text:p>0.7</text:p>
          </table:table-cell>
          <table:table-cell table:style-name="ce32"/>
          <table:table-cell office:value-type="float" office:value="0.68849050709105064"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y</text:p>
          </table:table-cell>
          <table:table-cell office:value-type="float" office:value="11.314634632010575" table:style-name="ce32">
            <text:p>11.3</text:p>
          </table:table-cell>
          <table:table-cell table:style-name="ce32"/>
          <table:table-cell office:value-type="float" office:value="14.164246862779807" table:style-name="ce32">
            <text:p>14.2</text:p>
          </table:table-cell>
          <table:table-cell office:value-type="float" office:value="0.58892806977694068" table:style-name="ce32">
            <text:p>0.6</text:p>
          </table:table-cell>
          <table:table-cell table:style-name="ce32"/>
          <table:table-cell office:value-type="float" office:value="0.67776991593078684" table:style-name="ce32">
            <text:p>0.7</text:p>
          </table:table-cell>
          <table:table-cell office:value-type="float" office:value="0.65953412339305995" table:style-name="ce32">
            <text:p>0.7</text:p>
          </table:table-cell>
          <table:table-cell table:style-name="ce32"/>
          <table:table-cell office:value-type="float" office:value="0.6785606618545984"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June</text:p>
          </table:table-cell>
          <table:table-cell office:value-type="float" office:value="11.514823712364217" table:style-name="ce32">
            <text:p>11.5</text:p>
          </table:table-cell>
          <table:table-cell table:style-name="ce32"/>
          <table:table-cell office:value-type="float" office:value="14.352540943133448" table:style-name="ce32">
            <text:p>14.4</text:p>
          </table:table-cell>
          <table:table-cell office:value-type="float" office:value="0.89442402786765807" table:style-name="ce32">
            <text:p>0.9</text:p>
          </table:table-cell>
          <table:table-cell table:style-name="ce32"/>
          <table:table-cell office:value-type="float" office:value="0.98326587402150423" table:style-name="ce32">
            <text:p>1.0</text:p>
          </table:table-cell>
          <table:table-cell office:value-type="float" office:value="0.67218346788595607" table:style-name="ce32">
            <text:p>0.7</text:p>
          </table:table-cell>
          <table:table-cell table:style-name="ce32"/>
          <table:table-cell office:value-type="float" office:value="0.69121000634749452"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July *</text:p>
          </table:table-cell>
          <table:table-cell office:value-type="float" office:value="11.497564831858636" table:style-name="ce32">
            <text:p>11.5</text:p>
          </table:table-cell>
          <table:table-cell table:style-name="ce32"/>
          <table:table-cell office:value-type="float" office:value="14.412559831858635" table:style-name="ce32">
            <text:p>14.4</text:p>
          </table:table-cell>
          <table:table-cell office:value-type="float" office:value="0.50552135443618429" table:style-name="ce32">
            <text:p>0.5</text:p>
          </table:table-cell>
          <table:table-cell table:style-name="ce32"/>
          <table:table-cell office:value-type="float" office:value="0.56939196982079965" table:style-name="ce32">
            <text:p>0.6</text:p>
          </table:table-cell>
          <table:table-cell office:value-type="float" office:value="0.67578875013105788" table:style-name="ce32">
            <text:p>0.7</text:p>
          </table:table-cell>
          <table:table-cell table:style-name="ce32"/>
          <table:table-cell office:value-type="float" office:value="0.69747690397721174"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August</text:p>
          </table:table-cell>
          <table:table-cell office:value-type="float" office:value="11.333974193815697" table:style-name="ce32">
            <text:p>11.3</text:p>
          </table:table-cell>
          <table:table-cell table:style-name="ce32"/>
          <table:table-cell office:value-type="float" office:value="14.179505943815697" table:style-name="ce32">
            <text:p>14.2</text:p>
          </table:table-cell>
          <table:table-cell office:value-type="float" office:value="0.65823444383531793" table:style-name="ce32">
            <text:p>0.7</text:p>
          </table:table-cell>
          <table:table-cell table:style-name="ce32"/>
          <table:table-cell office:value-type="float" office:value="0.72210505921993329" table:style-name="ce32">
            <text:p>0.7</text:p>
          </table:table-cell>
          <table:table-cell office:value-type="float" office:value="0.70757661565852448" table:style-name="ce32">
            <text:p>0.7</text:p>
          </table:table-cell>
          <table:table-cell table:style-name="ce32"/>
          <table:table-cell office:value-type="float" office:value="0.72926476950467833"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September</text:p>
          </table:table-cell>
          <table:table-cell office:value-type="float" office:value="11.266676953463909" table:style-name="ce32">
            <text:p>11.3</text:p>
          </table:table-cell>
          <table:table-cell table:style-name="ce32"/>
          <table:table-cell office:value-type="float" office:value="14.22058045346391" table:style-name="ce32">
            <text:p>14.2</text:p>
          </table:table-cell>
          <table:table-cell office:value-type="float" office:value="0.7990172898545902" table:style-name="ce32">
            <text:p>0.8</text:p>
          </table:table-cell>
          <table:table-cell table:style-name="ce32"/>
          <table:table-cell office:value-type="float" office:value="0.86288790523920555" table:style-name="ce32">
            <text:p>0.9</text:p>
          </table:table-cell>
          <table:table-cell office:value-type="float" office:value="0.67798925026983303" table:style-name="ce32">
            <text:p>0.7</text:p>
          </table:table-cell>
          <table:table-cell table:style-name="ce32"/>
          <table:table-cell office:value-type="float" office:value="0.69967740411598689"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October *</text:p>
          </table:table-cell>
          <table:table-cell office:value-type="float" office:value="11.608979223720349" table:style-name="ce32">
            <text:p>11.6</text:p>
          </table:table-cell>
          <table:table-cell table:style-name="ce32"/>
          <table:table-cell office:value-type="float" office:value="14.415443823720349" table:style-name="ce32">
            <text:p>14.4</text:p>
          </table:table-cell>
          <table:table-cell office:value-type="float" office:value="0.57269376178413223" table:style-name="ce32">
            <text:p>0.6</text:p>
          </table:table-cell>
          <table:table-cell table:style-name="ce32"/>
          <table:table-cell office:value-type="float" office:value="0.63818391563028609" table:style-name="ce32">
            <text:p>0.6</text:p>
          </table:table-cell>
          <table:table-cell office:value-type="float" office:value="0.74038758092343182" table:style-name="ce32">
            <text:p>0.7</text:p>
          </table:table-cell>
          <table:table-cell table:style-name="ce32"/>
          <table:table-cell office:value-type="float" office:value="0.78306635015420101" table:style-name="ce32">
            <text:p>0.8</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November</text:p>
          </table:table-cell>
          <table:table-cell office:value-type="float" office:value="11.433809893937829" table:style-name="ce32">
            <text:p>11.4</text:p>
          </table:table-cell>
          <table:table-cell table:style-name="ce32"/>
          <table:table-cell office:value-type="float" office:value="14.384744893937828" table:style-name="ce32">
            <text:p>14.4</text:p>
          </table:table-cell>
          <table:table-cell office:value-type="float" office:value="0.67730301968783191" table:style-name="ce32">
            <text:p>0.7</text:p>
          </table:table-cell>
          <table:table-cell table:style-name="ce32"/>
          <table:table-cell office:value-type="float" office:value="0.74279317353398577" table:style-name="ce32">
            <text:p>0.7</text:p>
          </table:table-cell>
          <table:table-cell office:value-type="float" office:value="0.71354783537111266" table:style-name="ce32">
            <text:p>0.7</text:p>
          </table:table-cell>
          <table:table-cell table:style-name="ce32"/>
          <table:table-cell office:value-type="float" office:value="0.75622660460188185" table:style-name="ce32">
            <text:p>0.8</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December</text:p>
          </table:table-cell>
          <table:table-cell office:value-type="float" office:value="10.503928404566603" table:style-name="ce32">
            <text:p>10.5</text:p>
          </table:table-cell>
          <table:table-cell table:style-name="ce32"/>
          <table:table-cell office:value-type="float" office:value="13.283454154566604" table:style-name="ce32">
            <text:p>13.3</text:p>
          </table:table-cell>
          <table:table-cell office:value-type="float" office:value="1.0934737462901132" table:style-name="ce32">
            <text:p>1.1</text:p>
          </table:table-cell>
          <table:table-cell table:style-name="ce32"/>
          <table:table-cell office:value-type="float" office:value="1.158963900136267" table:style-name="ce32">
            <text:p>1.2</text:p>
          </table:table-cell>
          <table:table-cell office:value-type="float" office:value="1.0924139491301579" table:style-name="ce32">
            <text:p>1.1</text:p>
          </table:table-cell>
          <table:table-cell table:style-name="ce32"/>
          <table:table-cell office:value-type="float" office:value="1.1503427183609272" table:style-name="ce32">
            <text:p>1.2</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office:value-type="float" office:value="1997" table:style-name="ce91">
            <text:p>1997</text:p>
          </table:table-cell>
          <table:table-cell office:value-type="string" table:style-name="ce33">
            <text:p>January *</text:p>
          </table:table-cell>
          <table:table-cell office:value-type="float" office:value="10.491008589833585" table:style-name="ce32">
            <text:p>10.5</text:p>
          </table:table-cell>
          <table:table-cell table:style-name="ce32"/>
          <table:table-cell office:value-type="float" office:value="13.301440389833584" table:style-name="ce32">
            <text:p>13.3</text:p>
          </table:table-cell>
          <table:table-cell office:value-type="float" office:value="0.70020960728154769" table:style-name="ce32">
            <text:p>0.7</text:p>
          </table:table-cell>
          <table:table-cell table:style-name="ce32"/>
          <table:table-cell office:value-type="float" office:value="0.78014345343539382" table:style-name="ce32">
            <text:p>0.8</text:p>
          </table:table-cell>
          <table:table-cell office:value-type="float" office:value="0.65357642213697864" table:style-name="ce32">
            <text:p>0.7</text:p>
          </table:table-cell>
          <table:table-cell table:style-name="ce32"/>
          <table:table-cell office:value-type="float" office:value="0.67476582213697867"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February</text:p>
          </table:table-cell>
          <table:table-cell office:value-type="float" office:value="11.406431186040789" table:style-name="ce32">
            <text:p>11.4</text:p>
          </table:table-cell>
          <table:table-cell table:style-name="ce32"/>
          <table:table-cell office:value-type="float" office:value="14.223114186040787" table:style-name="ce32">
            <text:p>14.2</text:p>
          </table:table-cell>
          <table:table-cell office:value-type="float" office:value="0.94055723777669553" table:style-name="ce32">
            <text:p>0.9</text:p>
          </table:table-cell>
          <table:table-cell table:style-name="ce32"/>
          <table:table-cell office:value-type="float" office:value="1.0261295839305418" table:style-name="ce32">
            <text:p>1.0</text:p>
          </table:table-cell>
          <table:table-cell office:value-type="float" office:value="0.62739389014667823" table:style-name="ce32">
            <text:p>0.6</text:p>
          </table:table-cell>
          <table:table-cell table:style-name="ce32"/>
          <table:table-cell office:value-type="float" office:value="0.65335664014667816"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rch</text:p>
          </table:table-cell>
          <table:table-cell office:value-type="float" office:value="11.260485288699646" table:style-name="ce32">
            <text:p>11.3</text:p>
          </table:table-cell>
          <table:table-cell table:style-name="ce32"/>
          <table:table-cell office:value-type="float" office:value="14.162006788699648" table:style-name="ce32">
            <text:p>14.2</text:p>
          </table:table-cell>
          <table:table-cell office:value-type="float" office:value="0.78784941135785536" table:style-name="ce32">
            <text:p>0.8</text:p>
          </table:table-cell>
          <table:table-cell table:style-name="ce32"/>
          <table:table-cell office:value-type="float" office:value="0.87062500751170147" table:style-name="ce32">
            <text:p>0.9</text:p>
          </table:table-cell>
          <table:table-cell office:value-type="float" office:value="0.63550455778749493" table:style-name="ce32">
            <text:p>0.6</text:p>
          </table:table-cell>
          <table:table-cell table:style-name="ce32"/>
          <table:table-cell office:value-type="float" office:value="0.66725855778749499"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April *</text:p>
          </table:table-cell>
          <table:table-cell office:value-type="float" office:value="11.580003592019644" table:style-name="ce32">
            <text:p>11.6</text:p>
          </table:table-cell>
          <table:table-cell table:style-name="ce32"/>
          <table:table-cell office:value-type="float" office:value="14.285376392019646" table:style-name="ce32">
            <text:p>14.3</text:p>
          </table:table-cell>
          <table:table-cell office:value-type="float" office:value="0.48674988003316361" table:style-name="ce32">
            <text:p>0.5</text:p>
          </table:table-cell>
          <table:table-cell table:style-name="ce32"/>
          <table:table-cell office:value-type="float" office:value="0.57989369541777891" table:style-name="ce32">
            <text:p>0.6</text:p>
          </table:table-cell>
          <table:table-cell office:value-type="float" office:value="0.64506799462389219" table:style-name="ce32">
            <text:p>0.6</text:p>
          </table:table-cell>
          <table:table-cell table:style-name="ce32"/>
          <table:table-cell office:value-type="float" office:value="0.66414839462389219"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y</text:p>
          </table:table-cell>
          <table:table-cell office:value-type="float" office:value="12.001875716732989" table:style-name="ce32">
            <text:p>12.0</text:p>
          </table:table-cell>
          <table:table-cell table:style-name="ce32"/>
          <table:table-cell office:value-type="float" office:value="14.70281046673299" table:style-name="ce32">
            <text:p>14.7</text:p>
          </table:table-cell>
          <table:table-cell office:value-type="float" office:value="0.77145904837577317" table:style-name="ce32">
            <text:p>0.8</text:p>
          </table:table-cell>
          <table:table-cell table:style-name="ce32"/>
          <table:table-cell office:value-type="float" office:value="0.87498941376038852" table:style-name="ce32">
            <text:p>0.9</text:p>
          </table:table-cell>
          <table:table-cell office:value-type="float" office:value="0.62794161426504336" table:style-name="ce32">
            <text:p>0.6</text:p>
          </table:table-cell>
          <table:table-cell table:style-name="ce32"/>
          <table:table-cell office:value-type="float" office:value="0.65625986426504335"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June</text:p>
          </table:table-cell>
          <table:table-cell office:value-type="float" office:value="12.04366117337592" table:style-name="ce32">
            <text:p>12.0</text:p>
          </table:table-cell>
          <table:table-cell table:style-name="ce32"/>
          <table:table-cell office:value-type="float" office:value="14.94874167337592" table:style-name="ce32">
            <text:p>14.9</text:p>
          </table:table-cell>
          <table:table-cell office:value-type="float" office:value="0.68823199119535827" table:style-name="ce32">
            <text:p>0.7</text:p>
          </table:table-cell>
          <table:table-cell table:style-name="ce32"/>
          <table:table-cell office:value-type="float" office:value="0.78905910657997369" table:style-name="ce32">
            <text:p>0.8</text:p>
          </table:table-cell>
          <table:table-cell office:value-type="float" office:value="0.63924394773507842" table:style-name="ce32">
            <text:p>0.6</text:p>
          </table:table-cell>
          <table:table-cell table:style-name="ce32"/>
          <table:table-cell office:value-type="float" office:value="0.66307319773507845"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July *</text:p>
          </table:table-cell>
          <table:table-cell office:value-type="float" office:value="12.31783289447951" table:style-name="ce32">
            <text:p>12.3</text:p>
          </table:table-cell>
          <table:table-cell table:style-name="ce32"/>
          <table:table-cell office:value-type="float" office:value="15.196974494479509" table:style-name="ce32">
            <text:p>15.2</text:p>
          </table:table-cell>
          <table:table-cell office:value-type="float" office:value="0.51714465504909557" table:style-name="ce32">
            <text:p>0.5</text:p>
          </table:table-cell>
          <table:table-cell table:style-name="ce32"/>
          <table:table-cell office:value-type="float" office:value="0.62325817812601858" table:style-name="ce32">
            <text:p>0.6</text:p>
          </table:table-cell>
          <table:table-cell office:value-type="float" office:value="0.6411656175951207" table:style-name="ce32">
            <text:p>0.6</text:p>
          </table:table-cell>
          <table:table-cell table:style-name="ce32"/>
          <table:table-cell office:value-type="float" office:value="0.66591221759512076"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August</text:p>
          </table:table-cell>
          <table:table-cell office:value-type="float" office:value="12.193494643715912" table:style-name="ce32">
            <text:p>12.2</text:p>
          </table:table-cell>
          <table:table-cell table:style-name="ce32"/>
          <table:table-cell office:value-type="float" office:value="14.949506143715913" table:style-name="ce32">
            <text:p>14.9</text:p>
          </table:table-cell>
          <table:table-cell office:value-type="float" office:value="0.72732363858506677" table:style-name="ce32">
            <text:p>0.7</text:p>
          </table:table-cell>
          <table:table-cell table:style-name="ce32"/>
          <table:table-cell office:value-type="float" office:value="0.84165356166198979" table:style-name="ce32">
            <text:p>0.8</text:p>
          </table:table-cell>
          <table:table-cell office:value-type="float" office:value="0.68537595023094022" table:style-name="ce32">
            <text:p>0.7</text:p>
          </table:table-cell>
          <table:table-cell table:style-name="ce32"/>
          <table:table-cell office:value-type="float" office:value="0.71205770023094017"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September</text:p>
          </table:table-cell>
          <table:table-cell office:value-type="float" office:value="12.119847700150908" table:style-name="ce32">
            <text:p>12.1</text:p>
          </table:table-cell>
          <table:table-cell table:style-name="ce32"/>
          <table:table-cell office:value-type="float" office:value="14.928432450150908" table:style-name="ce32">
            <text:p>14.9</text:p>
          </table:table-cell>
          <table:table-cell office:value-type="float" office:value="0.66326057489711354" table:style-name="ce32">
            <text:p>0.7</text:p>
          </table:table-cell>
          <table:table-cell table:style-name="ce32"/>
          <table:table-cell office:value-type="float" office:value="0.77224299797403662" table:style-name="ce32">
            <text:p>0.8</text:p>
          </table:table-cell>
          <table:table-cell office:value-type="float" office:value="0.61128056663231856" table:style-name="ce32">
            <text:p>0.6</text:p>
          </table:table-cell>
          <table:table-cell table:style-name="ce32"/>
          <table:table-cell office:value-type="float" office:value="0.64209706663231858"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October *</text:p>
          </table:table-cell>
          <table:table-cell office:value-type="float" office:value="12.022548931129508" table:style-name="ce32">
            <text:p>12.0</text:p>
          </table:table-cell>
          <table:table-cell table:style-name="ce32"/>
          <table:table-cell office:value-type="float" office:value="14.918957331129509" table:style-name="ce32">
            <text:p>14.9</text:p>
          </table:table-cell>
          <table:table-cell office:value-type="float" office:value="0.49134351685946526" table:style-name="ce32">
            <text:p>0.5</text:p>
          </table:table-cell>
          <table:table-cell table:style-name="ce32"/>
          <table:table-cell office:value-type="float" office:value="0.59255157839792683" table:style-name="ce32">
            <text:p>0.6</text:p>
          </table:table-cell>
          <table:table-cell office:value-type="float" office:value="0.62286127701326532" table:style-name="ce32">
            <text:p>0.6</text:p>
          </table:table-cell>
          <table:table-cell table:style-name="ce32"/>
          <table:table-cell office:value-type="float" office:value="0.65237767701326521"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November</text:p>
          </table:table-cell>
          <table:table-cell office:value-type="float" office:value="12.370991085175882" table:style-name="ce32">
            <text:p>12.4</text:p>
          </table:table-cell>
          <table:table-cell table:style-name="ce32"/>
          <table:table-cell office:value-type="float" office:value="15.112156585175883" table:style-name="ce32">
            <text:p>15.1</text:p>
          </table:table-cell>
          <table:table-cell office:value-type="float" office:value="0.87501972747781565" table:style-name="ce32">
            <text:p>0.9</text:p>
          </table:table-cell>
          <table:table-cell table:style-name="ce32"/>
          <table:table-cell office:value-type="float" office:value="0.96281443901627717" table:style-name="ce32">
            <text:p>1.0</text:p>
          </table:table-cell>
          <table:table-cell office:value-type="float" office:value="0.7038454021960926" table:style-name="ce32">
            <text:p>0.7</text:p>
          </table:table-cell>
          <table:table-cell table:style-name="ce32"/>
          <table:table-cell office:value-type="float" office:value="0.72766740219609261"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December</text:p>
          </table:table-cell>
          <table:table-cell office:value-type="float" office:value="11.418853008523088" table:style-name="ce32">
            <text:p>11.4</text:p>
          </table:table-cell>
          <table:table-cell table:style-name="ce32"/>
          <table:table-cell office:value-type="float" office:value="13.90293550852309" table:style-name="ce32">
            <text:p>13.9</text:p>
          </table:table-cell>
          <table:table-cell office:value-type="float" office:value="0.56676667287987759" table:style-name="ce32">
            <text:p>0.6</text:p>
          </table:table-cell>
          <table:table-cell table:style-name="ce32"/>
          <table:table-cell office:value-type="float" office:value="0.64910338441833915" table:style-name="ce32">
            <text:p>0.6</text:p>
          </table:table-cell>
          <table:table-cell office:value-type="float" office:value="0.9197551831729408" table:style-name="ce32">
            <text:p>0.9</text:p>
          </table:table-cell>
          <table:table-cell table:style-name="ce32"/>
          <table:table-cell office:value-type="float" office:value="1.0384924331729408" table:style-name="ce32">
            <text:p>1.0</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office:value-type="float" office:value="1998" table:style-name="ce91">
            <text:p>1998</text:p>
          </table:table-cell>
          <table:table-cell office:value-type="string" table:style-name="ce31">
            <text:p>January *</text:p>
          </table:table-cell>
          <table:table-cell office:value-type="float" office:value="11.345753992530675" table:style-name="ce32">
            <text:p>11.3</text:p>
          </table:table-cell>
          <table:table-cell table:style-name="ce32"/>
          <table:table-cell office:value-type="float" office:value="13.934369792530674" table:style-name="ce32">
            <text:p>13.9</text:p>
          </table:table-cell>
          <table:table-cell office:value-type="float" office:value="0.5753613192599728" table:style-name="ce32">
            <text:p>0.6</text:p>
          </table:table-cell>
          <table:table-cell table:style-name="ce32"/>
          <table:table-cell office:value-type="float" office:value="0.64416131925997278" table:style-name="ce32">
            <text:p>0.6</text:p>
          </table:table-cell>
          <table:table-cell office:value-type="float" office:value="0.69623901710391678" table:style-name="ce32">
            <text:p>0.7</text:p>
          </table:table-cell>
          <table:table-cell table:style-name="ce32"/>
          <table:table-cell office:value-type="float" office:value="0.7183932171039169"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February</text:p>
          </table:table-cell>
          <table:table-cell office:value-type="float" office:value="11.837231999100734" table:style-name="ce32">
            <text:p>11.8</text:p>
          </table:table-cell>
          <table:table-cell table:style-name="ce32"/>
          <table:table-cell office:value-type="float" office:value="14.571731999100733" table:style-name="ce32">
            <text:p>14.6</text:p>
          </table:table-cell>
          <table:table-cell office:value-type="float" office:value="0.8448232882966672" table:style-name="ce32">
            <text:p>0.8</text:p>
          </table:table-cell>
          <table:table-cell table:style-name="ce32"/>
          <table:table-cell office:value-type="float" office:value="0.91338478829666725" table:style-name="ce32">
            <text:p>0.9</text:p>
          </table:table-cell>
          <table:table-cell office:value-type="float" office:value="0.62984565028841866" table:style-name="ce32">
            <text:p>0.6</text:p>
          </table:table-cell>
          <table:table-cell table:style-name="ce32"/>
          <table:table-cell office:value-type="float" office:value="0.6563946502884187"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rch</text:p>
          </table:table-cell>
          <table:table-cell office:value-type="float" office:value="11.938867243732437" table:style-name="ce32">
            <text:p>11.9</text:p>
          </table:table-cell>
          <table:table-cell table:style-name="ce32"/>
          <table:table-cell office:value-type="float" office:value="14.676473243732437" table:style-name="ce32">
            <text:p>14.7</text:p>
          </table:table-cell>
          <table:table-cell office:value-type="float" office:value="0.78387275590838479" table:style-name="ce32">
            <text:p>0.8</text:p>
          </table:table-cell>
          <table:table-cell table:style-name="ce32"/>
          <table:table-cell office:value-type="float" office:value="0.8532512559083848" table:style-name="ce32">
            <text:p>0.9</text:p>
          </table:table-cell>
          <table:table-cell office:value-type="float" office:value="0.59272309954809332" table:style-name="ce32">
            <text:p>0.6</text:p>
          </table:table-cell>
          <table:table-cell table:style-name="ce32"/>
          <table:table-cell office:value-type="float" office:value="0.62374909954809332"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April *</text:p>
          </table:table-cell>
          <table:table-cell office:value-type="float" office:value="12.167536445584512" table:style-name="ce32">
            <text:p>12.2</text:p>
          </table:table-cell>
          <table:table-cell table:style-name="ce32"/>
          <table:table-cell office:value-type="float" office:value="14.833151645584513" table:style-name="ce32">
            <text:p>14.8</text:p>
          </table:table-cell>
          <table:table-cell office:value-type="float" office:value="0.54977115123470144" table:style-name="ce32">
            <text:p>0.5</text:p>
          </table:table-cell>
          <table:table-cell table:style-name="ce32"/>
          <table:table-cell office:value-type="float" office:value="0.62801935123470143" table:style-name="ce32">
            <text:p>0.6</text:p>
          </table:table-cell>
          <table:table-cell office:value-type="float" office:value="0.55518848246047214" table:style-name="ce32">
            <text:p>0.6</text:p>
          </table:table-cell>
          <table:table-cell table:style-name="ce32"/>
          <table:table-cell office:value-type="float" office:value="0.58521808246047213"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y</text:p>
          </table:table-cell>
          <table:table-cell office:value-type="float" office:value="12.229334432110267" table:style-name="ce32">
            <text:p>12.2</text:p>
          </table:table-cell>
          <table:table-cell table:style-name="ce32"/>
          <table:table-cell office:value-type="float" office:value="14.974621182110265" table:style-name="ce32">
            <text:p>15.0</text:p>
          </table:table-cell>
          <table:table-cell office:value-type="float" office:value="0.76788235597421206" table:style-name="ce32">
            <text:p>0.8</text:p>
          </table:table-cell>
          <table:table-cell table:style-name="ce32"/>
          <table:table-cell office:value-type="float" office:value="0.85169660597421204" table:style-name="ce32">
            <text:p>0.9</text:p>
          </table:table-cell>
          <table:table-cell office:value-type="float" office:value="0.62441065221405867" table:style-name="ce32">
            <text:p>0.6</text:p>
          </table:table-cell>
          <table:table-cell table:style-name="ce32"/>
          <table:table-cell office:value-type="float" office:value="0.65089390221405863"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June</text:p>
          </table:table-cell>
          <table:table-cell office:value-type="float" office:value="12.352343498593987" table:style-name="ce32">
            <text:p>12.4</text:p>
          </table:table-cell>
          <table:table-cell table:style-name="ce32"/>
          <table:table-cell office:value-type="float" office:value="15.039902248593988" table:style-name="ce32">
            <text:p>15.0</text:p>
          </table:table-cell>
          <table:table-cell office:value-type="float" office:value="0.80738563862733526" table:style-name="ce32">
            <text:p>0.8</text:p>
          </table:table-cell>
          <table:table-cell table:style-name="ce32"/>
          <table:table-cell office:value-type="float" office:value="0.87748313862733518" table:style-name="ce32">
            <text:p>0.9</text:p>
          </table:table-cell>
          <table:table-cell office:value-type="float" office:value="0.64546685872635579" table:style-name="ce32">
            <text:p>0.6</text:p>
          </table:table-cell>
          <table:table-cell table:style-name="ce32"/>
          <table:table-cell office:value-type="float" office:value="0.67478110872635577"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July *</text:p>
          </table:table-cell>
          <table:table-cell office:value-type="float" office:value="12.250747207942073" table:style-name="ce32">
            <text:p>12.3</text:p>
          </table:table-cell>
          <table:table-cell table:style-name="ce32"/>
          <table:table-cell office:value-type="float" office:value="14.994875607942074" table:style-name="ce32">
            <text:p>15.0</text:p>
          </table:table-cell>
          <table:table-cell office:value-type="float" office:value="0.53764225940697352" table:style-name="ce32">
            <text:p>0.5</text:p>
          </table:table-cell>
          <table:table-cell table:style-name="ce32"/>
          <table:table-cell office:value-type="float" office:value="0.6428083824838966" table:style-name="ce32">
            <text:p>0.6</text:p>
          </table:table-cell>
          <table:table-cell office:value-type="float" office:value="0.62046175067063269" table:style-name="ce32">
            <text:p>0.6</text:p>
          </table:table-cell>
          <table:table-cell table:style-name="ce32"/>
          <table:table-cell office:value-type="float" office:value="0.64694235067063277"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August</text:p>
          </table:table-cell>
          <table:table-cell office:value-type="float" office:value="12.054078019803731" table:style-name="ce32">
            <text:p>12.1</text:p>
          </table:table-cell>
          <table:table-cell table:style-name="ce32"/>
          <table:table-cell office:value-type="float" office:value="14.83528751980373" table:style-name="ce32">
            <text:p>14.8</text:p>
          </table:table-cell>
          <table:table-cell office:value-type="float" office:value="0.89899455977846632" table:style-name="ce32">
            <text:p>0.9</text:p>
          </table:table-cell>
          <table:table-cell table:style-name="ce32"/>
          <table:table-cell office:value-type="float" office:value="1.0003142328553893" table:style-name="ce32">
            <text:p>1.0</text:p>
          </table:table-cell>
          <table:table-cell office:value-type="float" office:value="0.60544500091018916" table:style-name="ce32">
            <text:p>0.6</text:p>
          </table:table-cell>
          <table:table-cell table:style-name="ce32"/>
          <table:table-cell office:value-type="float" office:value="0.62993475091018913"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September</text:p>
          </table:table-cell>
          <table:table-cell office:value-type="float" office:value="12.192842759409826" table:style-name="ce32">
            <text:p>12.2</text:p>
          </table:table-cell>
          <table:table-cell table:style-name="ce32"/>
          <table:table-cell office:value-type="float" office:value="14.867428509409827" table:style-name="ce32">
            <text:p>14.9</text:p>
          </table:table-cell>
          <table:table-cell office:value-type="float" office:value="0.66014352570237123" table:style-name="ce32">
            <text:p>0.7</text:p>
          </table:table-cell>
          <table:table-cell table:style-name="ce32"/>
          <table:table-cell office:value-type="float" office:value="0.78085244877929427" table:style-name="ce32">
            <text:p>0.8</text:p>
          </table:table-cell>
          <table:table-cell office:value-type="float" office:value="0.51345235481257478" table:style-name="ce32">
            <text:p>0.5</text:p>
          </table:table-cell>
          <table:table-cell table:style-name="ce32"/>
          <table:table-cell office:value-type="float" office:value="0.53808885481257474" table:style-name="ce32">
            <text:p>0.5</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October *</text:p>
          </table:table-cell>
          <table:table-cell office:value-type="float" office:value="12.131420821890945" table:style-name="ce32">
            <text:p>12.1</text:p>
          </table:table-cell>
          <table:table-cell table:style-name="ce32"/>
          <table:table-cell office:value-type="float" office:value="14.829857021890945" table:style-name="ce32">
            <text:p>14.8</text:p>
          </table:table-cell>
          <table:table-cell office:value-type="float" office:value="0.49987627016207981" table:style-name="ce32">
            <text:p>0.5</text:p>
          </table:table-cell>
          <table:table-cell table:style-name="ce32"/>
          <table:table-cell office:value-type="float" office:value="0.62259425477746444" table:style-name="ce32">
            <text:p>0.6</text:p>
          </table:table-cell>
          <table:table-cell office:value-type="float" office:value="0.51861452211093018" table:style-name="ce32">
            <text:p>0.5</text:p>
          </table:table-cell>
          <table:table-cell table:style-name="ce32"/>
          <table:table-cell office:value-type="float" office:value="0.54508372211093015" table:style-name="ce32">
            <text:p>0.5</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November</text:p>
          </table:table-cell>
          <table:table-cell office:value-type="float" office:value="12.107468617637959" table:style-name="ce32">
            <text:p>12.1</text:p>
          </table:table-cell>
          <table:table-cell table:style-name="ce32"/>
          <table:table-cell office:value-type="float" office:value="14.823301117637961" table:style-name="ce32">
            <text:p>14.8</text:p>
          </table:table-cell>
          <table:table-cell office:value-type="float" office:value="0.91343613703916893" table:style-name="ce32">
            <text:p>0.9</text:p>
          </table:table-cell>
          <table:table-cell table:style-name="ce32"/>
          <table:table-cell office:value-type="float" office:value="1.0283975216545536" table:style-name="ce32">
            <text:p>1.0</text:p>
          </table:table-cell>
          <table:table-cell office:value-type="float" office:value="0.60120079932953707" table:style-name="ce32">
            <text:p>0.6</text:p>
          </table:table-cell>
          <table:table-cell table:style-name="ce32"/>
          <table:table-cell office:value-type="float" office:value="0.62953004932953704"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December</text:p>
          </table:table-cell>
          <table:table-cell office:value-type="float" office:value="11.004661639573522" table:style-name="ce32">
            <text:p>11.0</text:p>
          </table:table-cell>
          <table:table-cell table:style-name="ce32"/>
          <table:table-cell office:value-type="float" office:value="13.857383639573522" table:style-name="ce32">
            <text:p>13.9</text:p>
          </table:table-cell>
          <table:table-cell office:value-type="float" office:value="0.72116869671799644" table:style-name="ce32">
            <text:p>0.7</text:p>
          </table:table-cell>
          <table:table-cell table:style-name="ce32"/>
          <table:table-cell office:value-type="float" office:value="0.8169065044103041" table:style-name="ce32">
            <text:p>0.8</text:p>
          </table:table-cell>
          <table:table-cell office:value-type="float" office:value="0.73590124231886445" table:style-name="ce32">
            <text:p>0.7</text:p>
          </table:table-cell>
          <table:table-cell table:style-name="ce32"/>
          <table:table-cell office:value-type="float" office:value="0.87809999231886449" table:style-name="ce32">
            <text:p>0.9</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office:value-type="float" office:value="1999" table:style-name="ce91">
            <text:p>1999</text:p>
          </table:table-cell>
          <table:table-cell office:value-type="string" table:style-name="ce31">
            <text:p>January *</text:p>
          </table:table-cell>
          <table:table-cell office:value-type="float" office:value="13.751724616368255" table:style-name="ce32">
            <text:p>13.8</text:p>
          </table:table-cell>
          <table:table-cell table:style-name="ce32"/>
          <table:table-cell office:value-type="float" office:value="16.151148616368253" table:style-name="ce32">
            <text:p>16.2</text:p>
          </table:table-cell>
          <table:table-cell office:value-type="float" office:value="0.62513973848446058" table:style-name="ce32">
            <text:p>0.6</text:p>
          </table:table-cell>
          <table:table-cell table:style-name="ce32"/>
          <table:table-cell office:value-type="float" office:value="0.69458775386907601" table:style-name="ce32">
            <text:p>0.7</text:p>
          </table:table-cell>
          <table:table-cell office:value-type="float" office:value="0.62063366770560913" table:style-name="ce32">
            <text:p>0.6</text:p>
          </table:table-cell>
          <table:table-cell table:style-name="ce32"/>
          <table:table-cell office:value-type="float" office:value="0.64181646770560907"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February</text:p>
          </table:table-cell>
          <table:table-cell office:value-type="float" office:value="13.28221594111773" table:style-name="ce32">
            <text:p>13.3</text:p>
          </table:table-cell>
          <table:table-cell table:style-name="ce32"/>
          <table:table-cell office:value-type="float" office:value="15.836571191117731" table:style-name="ce32">
            <text:p>15.8</text:p>
          </table:table-cell>
          <table:table-cell office:value-type="float" office:value="0.83716030571095768" table:style-name="ce32">
            <text:p>0.8</text:p>
          </table:table-cell>
          <table:table-cell table:style-name="ce32"/>
          <table:table-cell office:value-type="float" office:value="0.89797492109557309" table:style-name="ce32">
            <text:p>0.9</text:p>
          </table:table-cell>
          <table:table-cell office:value-type="float" office:value="0.54552765110347379" table:style-name="ce32">
            <text:p>0.5</text:p>
          </table:table-cell>
          <table:table-cell table:style-name="ce32"/>
          <table:table-cell office:value-type="float" office:value="0.56991290110347381" table:style-name="ce32">
            <text:p>0.6</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rch</text:p>
          </table:table-cell>
          <table:table-cell office:value-type="float" office:value="12.168840458015735" table:style-name="ce32">
            <text:p>12.2</text:p>
          </table:table-cell>
          <table:table-cell table:style-name="ce32"/>
          <table:table-cell office:value-type="float" office:value="14.782321708015735" table:style-name="ce32">
            <text:p>14.8</text:p>
          </table:table-cell>
          <table:table-cell office:value-type="float" office:value="0.76934745174558439" table:style-name="ce32">
            <text:p>0.8</text:p>
          </table:table-cell>
          <table:table-cell table:style-name="ce32"/>
          <table:table-cell office:value-type="float" office:value="0.82466006713019979" table:style-name="ce32">
            <text:p>0.8</text:p>
          </table:table-cell>
          <table:table-cell office:value-type="float" office:value="0.51006733763353118" table:style-name="ce32">
            <text:p>0.5</text:p>
          </table:table-cell>
          <table:table-cell table:style-name="ce32"/>
          <table:table-cell office:value-type="float" office:value="0.54064983763353125" table:style-name="ce32">
            <text:p>0.5</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3">
            <text:p>April *</text:p>
          </table:table-cell>
          <table:table-cell office:value-type="float" office:value="12.318167655815335" table:style-name="ce32">
            <text:p>12.3</text:p>
          </table:table-cell>
          <table:table-cell table:style-name="ce32"/>
          <table:table-cell office:value-type="float" office:value="14.723118855815338" table:style-name="ce32">
            <text:p>14.7</text:p>
          </table:table-cell>
          <table:table-cell office:value-type="float" office:value="0.541486305286631" table:style-name="ce32">
            <text:p>0.5</text:p>
          </table:table-cell>
          <table:table-cell table:style-name="ce32"/>
          <table:table-cell office:value-type="float" office:value="0.5860207360558618" table:style-name="ce32">
            <text:p>0.6</text:p>
          </table:table-cell>
          <table:table-cell office:value-type="float" office:value="0.50110242862916576" table:style-name="ce32">
            <text:p>0.5</text:p>
          </table:table-cell>
          <table:table-cell table:style-name="ce32"/>
          <table:table-cell office:value-type="float" office:value="0.52067182862916572" table:style-name="ce32">
            <text:p>0.5</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May</text:p>
          </table:table-cell>
          <table:table-cell office:value-type="float" office:value="12.265601977295315" table:style-name="ce32">
            <text:p>12.3</text:p>
          </table:table-cell>
          <table:table-cell table:style-name="ce32"/>
          <table:table-cell office:value-type="float" office:value="14.935508227295315" table:style-name="ce32">
            <text:p>14.9</text:p>
          </table:table-cell>
          <table:table-cell office:value-type="float" office:value="0.89461760547206115" table:style-name="ce32">
            <text:p>0.9</text:p>
          </table:table-cell>
          <table:table-cell table:style-name="ce32"/>
          <table:table-cell office:value-type="float" office:value="0.94526533624129194" table:style-name="ce32">
            <text:p>0.9</text:p>
          </table:table-cell>
          <table:table-cell office:value-type="float" office:value="0.52560622224436671" table:style-name="ce32">
            <text:p>0.5</text:p>
          </table:table-cell>
          <table:table-cell table:style-name="ce32"/>
          <table:table-cell office:value-type="float" office:value="0.54597122224436667" table:style-name="ce32">
            <text:p>0.5</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June</text:p>
          </table:table-cell>
          <table:table-cell office:value-type="float" office:value="12.275747356125802" table:style-name="ce32">
            <text:p>12.3</text:p>
          </table:table-cell>
          <table:table-cell table:style-name="ce32"/>
          <table:table-cell office:value-type="float" office:value="14.958877356125802" table:style-name="ce32">
            <text:p>15.0</text:p>
          </table:table-cell>
          <table:table-cell office:value-type="float" office:value="0.7437165085149674" table:style-name="ce32">
            <text:p>0.7</text:p>
          </table:table-cell>
          <table:table-cell table:style-name="ce32"/>
          <table:table-cell office:value-type="float" office:value="0.79226948928419816" table:style-name="ce32">
            <text:p>0.8</text:p>
          </table:table-cell>
          <table:table-cell office:value-type="float" office:value="0.52497460026191745" table:style-name="ce32">
            <text:p>0.5</text:p>
          </table:table-cell>
          <table:table-cell table:style-name="ce32"/>
          <table:table-cell office:value-type="float" office:value="0.54709760026191745" table:style-name="ce32">
            <text:p>0.5</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July *</text:p>
          </table:table-cell>
          <table:table-cell office:value-type="float" office:value="12.278921545887448" table:style-name="ce32">
            <text:p>12.3</text:p>
          </table:table-cell>
          <table:table-cell table:style-name="ce32"/>
          <table:table-cell office:value-type="float" office:value="14.869043745887447" table:style-name="ce32">
            <text:p>14.9</text:p>
          </table:table-cell>
          <table:table-cell office:value-type="float" office:value="0.50547430698732498" table:style-name="ce32">
            <text:p>0.5</text:p>
          </table:table-cell>
          <table:table-cell table:style-name="ce32"/>
          <table:table-cell office:value-type="float" office:value="0.57382401467963262" table:style-name="ce32">
            <text:p>0.6</text:p>
          </table:table-cell>
          <table:table-cell office:value-type="float" office:value="0.49536844478426251" table:style-name="ce32">
            <text:p>0.5</text:p>
          </table:table-cell>
          <table:table-cell table:style-name="ce32"/>
          <table:table-cell office:value-type="float" office:value="0.5139912447842625" table:style-name="ce32">
            <text:p>0.5</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August</text:p>
          </table:table-cell>
          <table:table-cell office:value-type="float" office:value="11.842997237891961" table:style-name="ce32">
            <text:p>11.8</text:p>
          </table:table-cell>
          <table:table-cell table:style-name="ce32"/>
          <table:table-cell office:value-type="float" office:value="14.512337237891961" table:style-name="ce32">
            <text:p>14.5</text:p>
          </table:table-cell>
          <table:table-cell office:value-type="float" office:value="0.77638435959370122" table:style-name="ce32">
            <text:p>0.8</text:p>
          </table:table-cell>
          <table:table-cell table:style-name="ce32"/>
          <table:table-cell office:value-type="float" office:value="0.84447416728600899" table:style-name="ce32">
            <text:p>0.8</text:p>
          </table:table-cell>
          <table:table-cell office:value-type="float" office:value="0.49362676708567699" table:style-name="ce32">
            <text:p>0.5</text:p>
          </table:table-cell>
          <table:table-cell table:style-name="ce32"/>
          <table:table-cell office:value-type="float" office:value="0.51446251708567703" table:style-name="ce32">
            <text:p>0.5</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September</text:p>
          </table:table-cell>
          <table:table-cell office:value-type="float" office:value="12.032333903350002" table:style-name="ce32">
            <text:p>12.0</text:p>
          </table:table-cell>
          <table:table-cell table:style-name="ce32"/>
          <table:table-cell office:value-type="float" office:value="14.741114653350001" table:style-name="ce32">
            <text:p>14.7</text:p>
          </table:table-cell>
          <table:table-cell office:value-type="float" office:value="0.74018630794483331" table:style-name="ce32">
            <text:p>0.7</text:p>
          </table:table-cell>
          <table:table-cell table:style-name="ce32"/>
          <table:table-cell office:value-type="float" office:value="0.80599611563714102" table:style-name="ce32">
            <text:p>0.8</text:p>
          </table:table-cell>
          <table:table-cell office:value-type="float" office:value="0.43259285072556802" table:style-name="ce32">
            <text:p>0.4</text:p>
          </table:table-cell>
          <table:table-cell table:style-name="ce32"/>
          <table:table-cell office:value-type="float" office:value="0.45463335072556804" table:style-name="ce32">
            <text:p>0.5</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October *</text:p>
          </table:table-cell>
          <table:table-cell office:value-type="float" office:value="12.240969060850002" table:style-name="ce32">
            <text:p>12.2</text:p>
          </table:table-cell>
          <table:table-cell table:style-name="ce32"/>
          <table:table-cell office:value-type="float" office:value="15.016187660850003" table:style-name="ce32">
            <text:p>15.0</text:p>
          </table:table-cell>
          <table:table-cell office:value-type="float" office:value="0.51625458633072774" table:style-name="ce32">
            <text:p>0.5</text:p>
          </table:table-cell>
          <table:table-cell table:style-name="ce32"/>
          <table:table-cell office:value-type="float" office:value="0.61221124786918935" table:style-name="ce32">
            <text:p>0.6</text:p>
          </table:table-cell>
          <table:table-cell office:value-type="float" office:value="0.45863498644290407" table:style-name="ce32">
            <text:p>0.5</text:p>
          </table:table-cell>
          <table:table-cell table:style-name="ce32"/>
          <table:table-cell office:value-type="float" office:value="0.48136638644290403" table:style-name="ce32">
            <text:p>0.5</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November</text:p>
          </table:table-cell>
          <table:table-cell office:value-type="float" office:value="12.16618753025625" table:style-name="ce32">
            <text:p>12.2</text:p>
          </table:table-cell>
          <table:table-cell table:style-name="ce32"/>
          <table:table-cell office:value-type="float" office:value="14.89063953025625" table:style-name="ce32">
            <text:p>14.9</text:p>
          </table:table-cell>
          <table:table-cell office:value-type="float" office:value="0.8141183070551925" table:style-name="ce32">
            <text:p>0.8</text:p>
          </table:table-cell>
          <table:table-cell table:style-name="ce32"/>
          <table:table-cell office:value-type="float" office:value="0.90885326859365401" table:style-name="ce32">
            <text:p>0.9</text:p>
          </table:table-cell>
          <table:table-cell office:value-type="float" office:value="0.51870448598065089" table:style-name="ce32">
            <text:p>0.5</text:p>
          </table:table-cell>
          <table:table-cell table:style-name="ce32"/>
          <table:table-cell office:value-type="float" office:value="0.5448712359806509" table:style-name="ce32">
            <text:p>0.5</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5">
          <table:table-cell table:style-name="ce91"/>
          <table:table-cell office:value-type="string" table:style-name="ce31">
            <text:p>December</text:p>
          </table:table-cell>
          <table:table-cell office:value-type="float" office:value="11.186191261912498" table:style-name="ce32">
            <text:p>11.2</text:p>
          </table:table-cell>
          <table:table-cell table:style-name="ce32"/>
          <table:table-cell office:value-type="float" office:value="13.505618511912498" table:style-name="ce32">
            <text:p>13.5</text:p>
          </table:table-cell>
          <table:table-cell office:value-type="float" office:value="0.62277008177765514" table:style-name="ce32">
            <text:p>0.6</text:p>
          </table:table-cell>
          <table:table-cell table:style-name="ce32"/>
          <table:table-cell office:value-type="float" office:value="0.70443354331611663" table:style-name="ce32">
            <text:p>0.7</text:p>
          </table:table-cell>
          <table:table-cell office:value-type="float" office:value="0.6088960801543436" table:style-name="ce32">
            <text:p>0.6</text:p>
          </table:table-cell>
          <table:table-cell table:style-name="ce32"/>
          <table:table-cell office:value-type="float" office:value="0.7467895801543436" table:style-name="ce32">
            <text:p>0.7</text:p>
          </table:table-cell>
          <table:table-cell table:number-columns-repeated="2" table:style-name="ce28"/>
          <table:table-cell table:number-columns-repeated="2" table:style-name="ce27"/>
          <table:table-cell table:style-name="ce29"/>
          <table:table-cell table:style-name="ce27"/>
          <table:table-cell table:style-name="ce30"/>
          <table:table-cell table:number-columns-repeated="16366"/>
        </table:table-row>
        <table:table-row table:style-name="ro1">
          <table:table-cell office:value-type="float" office:value="2000" table:style-name="ce91">
            <text:p>2000</text:p>
          </table:table-cell>
          <table:table-cell office:value-type="string" table:style-name="ce31">
            <text:p>January *</text:p>
          </table:table-cell>
          <table:table-cell office:value-type="float" office:value="11.034572795724999" table:style-name="ce32">
            <text:p>11.0</text:p>
          </table:table-cell>
          <table:table-cell table:style-name="ce32"/>
          <table:table-cell office:value-type="float" office:value="13.477877995724999" table:style-name="ce32">
            <text:p>13.5</text:p>
          </table:table-cell>
          <table:table-cell office:value-type="float" office:value="0.49735570654207606" table:style-name="ce32">
            <text:p>0.5</text:p>
          </table:table-cell>
          <table:table-cell table:style-name="ce32"/>
          <table:table-cell office:value-type="float" office:value="0.56942538346515292" table:style-name="ce32">
            <text:p>0.6</text:p>
          </table:table-cell>
          <table:table-cell office:value-type="float" office:value="0.5144468323138226" table:style-name="ce32">
            <text:p>0.5</text:p>
          </table:table-cell>
          <table:table-cell table:style-name="ce32"/>
          <table:table-cell office:value-type="float" office:value="0.53093555539074566"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February</text:p>
          </table:table-cell>
          <table:table-cell office:value-type="float" office:value="11.654791662814997" table:style-name="ce32">
            <text:p>11.7</text:p>
          </table:table-cell>
          <table:table-cell table:style-name="ce32"/>
          <table:table-cell office:value-type="float" office:value="14.626324912814999" table:style-name="ce32">
            <text:p>14.6</text:p>
          </table:table-cell>
          <table:table-cell office:value-type="float" office:value="0.86833628502580351" table:style-name="ce32">
            <text:p>0.9</text:p>
          </table:table-cell>
          <table:table-cell table:style-name="ce32"/>
          <table:table-cell office:value-type="float" office:value="0.93388761194888037" table:style-name="ce32">
            <text:p>0.9</text:p>
          </table:table-cell>
          <table:table-cell office:value-type="float" office:value="0.48873452024570718" table:style-name="ce32">
            <text:p>0.5</text:p>
          </table:table-cell>
          <table:table-cell table:style-name="ce32"/>
          <table:table-cell office:value-type="float" office:value="0.50738769332263034"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rch</text:p>
          </table:table-cell>
          <table:table-cell office:value-type="float" office:value="11.91779713481" table:style-name="ce32">
            <text:p>11.9</text:p>
          </table:table-cell>
          <table:table-cell table:style-name="ce32"/>
          <table:table-cell office:value-type="float" office:value="14.619252134809999" table:style-name="ce32">
            <text:p>14.6</text:p>
          </table:table-cell>
          <table:table-cell office:value-type="float" office:value="0.67519921846231923" table:style-name="ce32">
            <text:p>0.7</text:p>
          </table:table-cell>
          <table:table-cell table:style-name="ce32"/>
          <table:table-cell office:value-type="float" office:value="0.74539504538539614" table:style-name="ce32">
            <text:p>0.7</text:p>
          </table:table-cell>
          <table:table-cell office:value-type="float" office:value="0.46057557056118231" table:style-name="ce32">
            <text:p>0.5</text:p>
          </table:table-cell>
          <table:table-cell table:style-name="ce32"/>
          <table:table-cell office:value-type="float" office:value="0.48172574363810544"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3">
            <text:p>April *</text:p>
          </table:table-cell>
          <table:table-cell office:value-type="float" office:value="11.807586473400001" table:style-name="ce32">
            <text:p>11.8</text:p>
          </table:table-cell>
          <table:table-cell table:style-name="ce32"/>
          <table:table-cell office:value-type="float" office:value="14.453173673399998" table:style-name="ce32">
            <text:p>14.5</text:p>
          </table:table-cell>
          <table:table-cell office:value-type="float" office:value="0.5206379561270138" table:style-name="ce32">
            <text:p>0.5</text:p>
          </table:table-cell>
          <table:table-cell table:style-name="ce32"/>
          <table:table-cell office:value-type="float" office:value="0.57246341766547537" table:style-name="ce32">
            <text:p>0.6</text:p>
          </table:table-cell>
          <table:table-cell office:value-type="float" office:value="0.42262082441302529" table:style-name="ce32">
            <text:p>0.4</text:p>
          </table:table-cell>
          <table:table-cell table:style-name="ce32"/>
          <table:table-cell office:value-type="float" office:value="0.44332774748994835"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y</text:p>
          </table:table-cell>
          <table:table-cell office:value-type="float" office:value="12.046412725" table:style-name="ce32">
            <text:p>12.0</text:p>
          </table:table-cell>
          <table:table-cell table:style-name="ce32"/>
          <table:table-cell office:value-type="float" office:value="14.773174975" table:style-name="ce32">
            <text:p>14.8</text:p>
          </table:table-cell>
          <table:table-cell office:value-type="float" office:value="0.94302173184953864" table:style-name="ce32">
            <text:p>0.9</text:p>
          </table:table-cell>
          <table:table-cell table:style-name="ce32"/>
          <table:table-cell office:value-type="float" office:value="1.002133193388" table:style-name="ce32">
            <text:p>1.0</text:p>
          </table:table-cell>
          <table:table-cell office:value-type="float" office:value="0.45961801879212633" table:style-name="ce32">
            <text:p>0.5</text:p>
          </table:table-cell>
          <table:table-cell table:style-name="ce32"/>
          <table:table-cell office:value-type="float" office:value="0.48025544186904945"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ne</text:p>
          </table:table-cell>
          <table:table-cell office:value-type="float" office:value="12.182955493749999" table:style-name="ce32">
            <text:p>12.2</text:p>
          </table:table-cell>
          <table:table-cell table:style-name="ce32"/>
          <table:table-cell office:value-type="float" office:value="14.86734099375" table:style-name="ce32">
            <text:p>14.9</text:p>
          </table:table-cell>
          <table:table-cell office:value-type="float" office:value="0.78426813249153837" table:style-name="ce32">
            <text:p>0.8</text:p>
          </table:table-cell>
          <table:table-cell table:style-name="ce32"/>
          <table:table-cell office:value-type="float" office:value="0.83812834402999992" table:style-name="ce32">
            <text:p>0.8</text:p>
          </table:table-cell>
          <table:table-cell office:value-type="float" office:value="0.47159541654062082" table:style-name="ce32">
            <text:p>0.5</text:p>
          </table:table-cell>
          <table:table-cell table:style-name="ce32"/>
          <table:table-cell office:value-type="float" office:value="0.49797808961754392"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ly *</text:p>
          </table:table-cell>
          <table:table-cell office:value-type="float" office:value="12.361811249999999" table:style-name="ce32">
            <text:p>12.4</text:p>
          </table:table-cell>
          <table:table-cell table:style-name="ce32"/>
          <table:table-cell office:value-type="float" office:value="14.974146049999998" table:style-name="ce32">
            <text:p>15.0</text:p>
          </table:table-cell>
          <table:table-cell office:value-type="float" office:value="0.53055091345230765" table:style-name="ce32">
            <text:p>0.5</text:p>
          </table:table-cell>
          <table:table-cell table:style-name="ce32"/>
          <table:table-cell office:value-type="float" office:value="0.58369520576" table:style-name="ce32">
            <text:p>0.6</text:p>
          </table:table-cell>
          <table:table-cell office:value-type="float" office:value="0.47899203272976854" table:style-name="ce32">
            <text:p>0.5</text:p>
          </table:table-cell>
          <table:table-cell table:style-name="ce32"/>
          <table:table-cell office:value-type="float" office:value="0.49943615580669165"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August</text:p>
          </table:table-cell>
          <table:table-cell office:value-type="float" office:value="12.284708857024999" table:style-name="ce32">
            <text:p>12.3</text:p>
          </table:table-cell>
          <table:table-cell table:style-name="ce32"/>
          <table:table-cell office:value-type="float" office:value="14.909817107024999" table:style-name="ce32">
            <text:p>14.9</text:p>
          </table:table-cell>
          <table:table-cell office:value-type="float" office:value="0.78535468772230776" table:style-name="ce32">
            <text:p>0.8</text:p>
          </table:table-cell>
          <table:table-cell table:style-name="ce32"/>
          <table:table-cell office:value-type="float" office:value="0.84044563003000006" table:style-name="ce32">
            <text:p>0.8</text:p>
          </table:table-cell>
          <table:table-cell office:value-type="float" office:value="0.49131126645907214" table:style-name="ce32">
            <text:p>0.5</text:p>
          </table:table-cell>
          <table:table-cell table:style-name="ce32"/>
          <table:table-cell office:value-type="float" office:value="0.50829518953599528"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September</text:p>
          </table:table-cell>
          <table:table-cell office:value-type="float" office:value="12.332828155350002" table:style-name="ce32">
            <text:p>12.3</text:p>
          </table:table-cell>
          <table:table-cell table:style-name="ce32"/>
          <table:table-cell office:value-type="float" office:value="14.966632405350001" table:style-name="ce32">
            <text:p>15.0</text:p>
          </table:table-cell>
          <table:table-cell office:value-type="float" office:value="0.63357433079230763" table:style-name="ce32">
            <text:p>0.6</text:p>
          </table:table-cell>
          <table:table-cell table:style-name="ce32"/>
          <table:table-cell office:value-type="float" office:value="0.69505952309999985" table:style-name="ce32">
            <text:p>0.7</text:p>
          </table:table-cell>
          <table:table-cell office:value-type="float" office:value="0.44692962321520435" table:style-name="ce32">
            <text:p>0.4</text:p>
          </table:table-cell>
          <table:table-cell table:style-name="ce32"/>
          <table:table-cell office:value-type="float" office:value="0.46839479629212749"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October *</text:p>
          </table:table-cell>
          <table:table-cell office:value-type="float" office:value="12.447070344049999" table:style-name="ce32">
            <text:p>12.4</text:p>
          </table:table-cell>
          <table:table-cell table:style-name="ce32"/>
          <table:table-cell office:value-type="float" office:value="15.099935944049999" table:style-name="ce32">
            <text:p>15.1</text:p>
          </table:table-cell>
          <table:table-cell office:value-type="float" office:value="0.59865451722953833" table:style-name="ce32">
            <text:p>0.6</text:p>
          </table:table-cell>
          <table:table-cell table:style-name="ce32"/>
          <table:table-cell office:value-type="float" office:value="0.65427157876799991" table:style-name="ce32">
            <text:p>0.7</text:p>
          </table:table-cell>
          <table:table-cell office:value-type="float" office:value="0.46374089159331133" table:style-name="ce32">
            <text:p>0.5</text:p>
          </table:table-cell>
          <table:table-cell table:style-name="ce32"/>
          <table:table-cell office:value-type="float" office:value="0.48754521467023448"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November</text:p>
          </table:table-cell>
          <table:table-cell office:value-type="float" office:value="12.287458073306249" table:style-name="ce32">
            <text:p>12.3</text:p>
          </table:table-cell>
          <table:table-cell table:style-name="ce32"/>
          <table:table-cell office:value-type="float" office:value="14.915645073306248" table:style-name="ce32">
            <text:p>14.9</text:p>
          </table:table-cell>
          <table:table-cell office:value-type="float" office:value="0.78625555614153841" table:style-name="ce32">
            <text:p>0.8</text:p>
          </table:table-cell>
          <table:table-cell table:style-name="ce32"/>
          <table:table-cell office:value-type="float" office:value="0.84572901767999997" table:style-name="ce32">
            <text:p>0.8</text:p>
          </table:table-cell>
          <table:table-cell office:value-type="float" office:value="0.54509950932499585" table:style-name="ce32">
            <text:p>0.5</text:p>
          </table:table-cell>
          <table:table-cell table:style-name="ce32"/>
          <table:table-cell office:value-type="float" office:value="0.57960943240191898" table:style-name="ce32">
            <text:p>0.6</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December</text:p>
          </table:table-cell>
          <table:table-cell office:value-type="float" office:value="11.509221350650002" table:style-name="ce32">
            <text:p>11.5</text:p>
          </table:table-cell>
          <table:table-cell table:style-name="ce32"/>
          <table:table-cell office:value-type="float" office:value="13.901473100650001" table:style-name="ce32">
            <text:p>13.9</text:p>
          </table:table-cell>
          <table:table-cell office:value-type="float" office:value="0.63506861372153844" table:style-name="ce32">
            <text:p>0.6</text:p>
          </table:table-cell>
          <table:table-cell table:style-name="ce32"/>
          <table:table-cell office:value-type="float" office:value="0.68941307526000006" table:style-name="ce32">
            <text:p>0.7</text:p>
          </table:table-cell>
          <table:table-cell office:value-type="float" office:value="0.69262957707184336" table:style-name="ce32">
            <text:p>0.7</text:p>
          </table:table-cell>
          <table:table-cell table:style-name="ce32"/>
          <table:table-cell office:value-type="float" office:value="0.76415150014876643" table:style-name="ce32">
            <text:p>0.8</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office:value-type="float" office:value="2001" table:style-name="ce91">
            <text:p>2001</text:p>
          </table:table-cell>
          <table:table-cell office:value-type="string" table:style-name="ce31">
            <text:p>January *</text:p>
          </table:table-cell>
          <table:table-cell office:value-type="float" office:value="11.765176251374999" table:style-name="ce32">
            <text:p>11.8</text:p>
          </table:table-cell>
          <table:table-cell table:style-name="ce32"/>
          <table:table-cell office:value-type="float" office:value="14.191517451374997" table:style-name="ce32">
            <text:p>14.2</text:p>
          </table:table-cell>
          <table:table-cell office:value-type="float" office:value="0.45699753238953844" table:style-name="ce32">
            <text:p>0.5</text:p>
          </table:table-cell>
          <table:table-cell table:style-name="ce32"/>
          <table:table-cell office:value-type="float" office:value="0.5353935939279999" table:style-name="ce32">
            <text:p>0.5</text:p>
          </table:table-cell>
          <table:table-cell office:value-type="float" office:value="0.54570838740225502" table:style-name="ce32">
            <text:p>0.5</text:p>
          </table:table-cell>
          <table:table-cell table:style-name="ce32"/>
          <table:table-cell office:value-type="float" office:value="0.56230817201763961" table:style-name="ce32">
            <text:p>0.6</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February</text:p>
          </table:table-cell>
          <table:table-cell office:value-type="float" office:value="12.661680702535" table:style-name="ce32">
            <text:p>12.7</text:p>
          </table:table-cell>
          <table:table-cell table:style-name="ce32"/>
          <table:table-cell office:value-type="float" office:value="15.136733952535" table:style-name="ce32">
            <text:p>15.1</text:p>
          </table:table-cell>
          <table:table-cell office:value-type="float" office:value="0.72508924506153849" table:style-name="ce32">
            <text:p>0.7</text:p>
          </table:table-cell>
          <table:table-cell table:style-name="ce32"/>
          <table:table-cell office:value-type="float" office:value="0.79717095659999992" table:style-name="ce32">
            <text:p>0.8</text:p>
          </table:table-cell>
          <table:table-cell office:value-type="float" office:value="0.44107607602808085" table:style-name="ce32">
            <text:p>0.4</text:p>
          </table:table-cell>
          <table:table-cell table:style-name="ce32"/>
          <table:table-cell office:value-type="float" office:value="0.46050071064346554"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rch</text:p>
          </table:table-cell>
          <table:table-cell office:value-type="float" office:value="12.638364081589998" table:style-name="ce32">
            <text:p>12.6</text:p>
          </table:table-cell>
          <table:table-cell table:style-name="ce32"/>
          <table:table-cell office:value-type="float" office:value="15.153254831589999" table:style-name="ce32">
            <text:p>15.2</text:p>
          </table:table-cell>
          <table:table-cell office:value-type="float" office:value="0.70153161669153852" table:style-name="ce32">
            <text:p>0.7</text:p>
          </table:table-cell>
          <table:table-cell table:style-name="ce32"/>
          <table:table-cell office:value-type="float" office:value="0.77558207823000003" table:style-name="ce32">
            <text:p>0.8</text:p>
          </table:table-cell>
          <table:table-cell office:value-type="float" office:value="0.40477189510165751" table:style-name="ce32">
            <text:p>0.4</text:p>
          </table:table-cell>
          <table:table-cell table:style-name="ce32"/>
          <table:table-cell office:value-type="float" office:value="0.42948427971704212"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3">
            <text:p>April *</text:p>
          </table:table-cell>
          <table:table-cell office:value-type="float" office:value="12.686039602539999" table:style-name="ce32">
            <text:p>12.7</text:p>
          </table:table-cell>
          <table:table-cell table:style-name="ce32"/>
          <table:table-cell office:value-type="float" office:value="15.205353402540002" table:style-name="ce32">
            <text:p>15.2</text:p>
          </table:table-cell>
          <table:table-cell office:value-type="float" office:value="0.37689091674584618" table:style-name="ce32">
            <text:p>0.4</text:p>
          </table:table-cell>
          <table:table-cell table:style-name="ce32"/>
          <table:table-cell office:value-type="float" office:value="0.450882870592" table:style-name="ce32">
            <text:p>0.5</text:p>
          </table:table-cell>
          <table:table-cell office:value-type="float" office:value="0.40342554672906211" table:style-name="ce32">
            <text:p>0.4</text:p>
          </table:table-cell>
          <table:table-cell table:style-name="ce32"/>
          <table:table-cell office:value-type="float" office:value="0.42308453134444673"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y</text:p>
          </table:table-cell>
          <table:table-cell office:value-type="float" office:value="12.716480383124999" table:style-name="ce32">
            <text:p>12.7</text:p>
          </table:table-cell>
          <table:table-cell table:style-name="ce32"/>
          <table:table-cell office:value-type="float" office:value="15.302532633125001" table:style-name="ce32">
            <text:p>15.3</text:p>
          </table:table-cell>
          <table:table-cell office:value-type="float" office:value="0.77414538587384618" table:style-name="ce32">
            <text:p>0.8</text:p>
          </table:table-cell>
          <table:table-cell table:style-name="ce32"/>
          <table:table-cell office:value-type="float" office:value="0.85038003971999998" table:style-name="ce32">
            <text:p>0.9</text:p>
          </table:table-cell>
          <table:table-cell office:value-type="float" office:value="0.44226737655364406" table:style-name="ce32">
            <text:p>0.4</text:p>
          </table:table-cell>
          <table:table-cell table:style-name="ce32"/>
          <table:table-cell office:value-type="float" office:value="0.46338101116902869"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ne</text:p>
          </table:table-cell>
          <table:table-cell office:value-type="float" office:value="12.67779857625" table:style-name="ce32">
            <text:p>12.7</text:p>
          </table:table-cell>
          <table:table-cell table:style-name="ce32"/>
          <table:table-cell office:value-type="float" office:value="15.28291407625" table:style-name="ce32">
            <text:p>15.3</text:p>
          </table:table-cell>
          <table:table-cell office:value-type="float" office:value="0.69821313090384607" table:style-name="ce32">
            <text:p>0.7</text:p>
          </table:table-cell>
          <table:table-cell table:style-name="ce32"/>
          <table:table-cell office:value-type="float" office:value="0.76990153474999989" table:style-name="ce32">
            <text:p>0.8</text:p>
          </table:table-cell>
          <table:table-cell office:value-type="float" office:value="0.45491482923543142" table:style-name="ce32">
            <text:p>0.5</text:p>
          </table:table-cell>
          <table:table-cell table:style-name="ce32"/>
          <table:table-cell office:value-type="float" office:value="0.47780671385081602"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ly *</text:p>
          </table:table-cell>
          <table:table-cell office:value-type="float" office:value="12.618633620000001" table:style-name="ce32">
            <text:p>12.6</text:p>
          </table:table-cell>
          <table:table-cell table:style-name="ce32"/>
          <table:table-cell office:value-type="float" office:value="15.152906220000002" table:style-name="ce32">
            <text:p>15.2</text:p>
          </table:table-cell>
          <table:table-cell office:value-type="float" office:value="0.51745472929230785" table:style-name="ce32">
            <text:p>0.5</text:p>
          </table:table-cell>
          <table:table-cell table:style-name="ce32"/>
          <table:table-cell office:value-type="float" office:value="0.58274522159999997" table:style-name="ce32">
            <text:p>0.6</text:p>
          </table:table-cell>
          <table:table-cell office:value-type="float" office:value="0.45434074477113751" table:style-name="ce32">
            <text:p>0.5</text:p>
          </table:table-cell>
          <table:table-cell table:style-name="ce32"/>
          <table:table-cell office:value-type="float" office:value="0.47135212938652205"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August</text:p>
          </table:table-cell>
          <table:table-cell office:value-type="float" office:value="12.533373172975002" table:style-name="ce32">
            <text:p>12.5</text:p>
          </table:table-cell>
          <table:table-cell table:style-name="ce32"/>
          <table:table-cell office:value-type="float" office:value="15.108623172975001" table:style-name="ce32">
            <text:p>15.1</text:p>
          </table:table-cell>
          <table:table-cell office:value-type="float" office:value="0.84780771169230773" table:style-name="ce32">
            <text:p>0.8</text:p>
          </table:table-cell>
          <table:table-cell table:style-name="ce32"/>
          <table:table-cell office:value-type="float" office:value="0.91283340400000001" table:style-name="ce32">
            <text:p>0.9</text:p>
          </table:table-cell>
          <table:table-cell office:value-type="float" office:value="0.4791918551349118" table:style-name="ce32">
            <text:p>0.5</text:p>
          </table:table-cell>
          <table:table-cell table:style-name="ce32"/>
          <table:table-cell office:value-type="float" office:value="0.49999523975029642"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September</text:p>
          </table:table-cell>
          <table:table-cell office:value-type="float" office:value="12.669569758650002" table:style-name="ce32">
            <text:p>12.7</text:p>
          </table:table-cell>
          <table:table-cell table:style-name="ce32"/>
          <table:table-cell office:value-type="float" office:value="15.158390008650004" table:style-name="ce32">
            <text:p>15.2</text:p>
          </table:table-cell>
          <table:table-cell office:value-type="float" office:value="0.67380136394230772" table:style-name="ce32">
            <text:p>0.7</text:p>
          </table:table-cell>
          <table:table-cell table:style-name="ce32"/>
          <table:table-cell office:value-type="float" office:value="0.74472855625000001" table:style-name="ce32">
            <text:p>0.7</text:p>
          </table:table-cell>
          <table:table-cell office:value-type="float" office:value="0.43616534579074262" table:style-name="ce32">
            <text:p>0.4</text:p>
          </table:table-cell>
          <table:table-cell table:style-name="ce32"/>
          <table:table-cell office:value-type="float" office:value="0.45665573040612722"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October *</text:p>
          </table:table-cell>
          <table:table-cell office:value-type="float" office:value="12.737966367500004" table:style-name="ce32">
            <text:p>12.7</text:p>
          </table:table-cell>
          <table:table-cell table:style-name="ce32"/>
          <table:table-cell office:value-type="float" office:value="15.313571167500005" table:style-name="ce32">
            <text:p>15.3</text:p>
          </table:table-cell>
          <table:table-cell office:value-type="float" office:value="0.53819355277538472" table:style-name="ce32">
            <text:p>0.5</text:p>
          </table:table-cell>
          <table:table-cell table:style-name="ce32"/>
          <table:table-cell office:value-type="float" office:value="0.59827436816000001" table:style-name="ce32">
            <text:p>0.6</text:p>
          </table:table-cell>
          <table:table-cell office:value-type="float" office:value="0.45670052474915063" table:style-name="ce32">
            <text:p>0.5</text:p>
          </table:table-cell>
          <table:table-cell table:style-name="ce32"/>
          <table:table-cell office:value-type="float" office:value="0.4788979093645353"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November</text:p>
          </table:table-cell>
          <table:table-cell office:value-type="float" office:value="12.742401782937501" table:style-name="ce32">
            <text:p>12.7</text:p>
          </table:table-cell>
          <table:table-cell table:style-name="ce32"/>
          <table:table-cell office:value-type="float" office:value="15.4083065329375" table:style-name="ce32">
            <text:p>15.4</text:p>
          </table:table-cell>
          <table:table-cell office:value-type="float" office:value="0.91700816511538463" table:style-name="ce32">
            <text:p>0.9</text:p>
          </table:table-cell>
          <table:table-cell table:style-name="ce32"/>
          <table:table-cell office:value-type="float" office:value="0.97508553050000002" table:style-name="ce32">
            <text:p>1.0</text:p>
          </table:table-cell>
          <table:table-cell office:value-type="float" office:value="0.54966161551915216" table:style-name="ce32">
            <text:p>0.5</text:p>
          </table:table-cell>
          <table:table-cell table:style-name="ce32"/>
          <table:table-cell office:value-type="float" office:value="0.58063375013453677" table:style-name="ce32">
            <text:p>0.6</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December</text:p>
          </table:table-cell>
          <table:table-cell office:value-type="float" office:value="11.740969812500001" table:style-name="ce32">
            <text:p>11.7</text:p>
          </table:table-cell>
          <table:table-cell table:style-name="ce32"/>
          <table:table-cell office:value-type="float" office:value="14.175763312500001" table:style-name="ce32">
            <text:p>14.2</text:p>
          </table:table-cell>
          <table:table-cell office:value-type="float" office:value="0.69357112611538474" table:style-name="ce32">
            <text:p>0.7</text:p>
          </table:table-cell>
          <table:table-cell table:style-name="ce32"/>
          <table:table-cell office:value-type="float" office:value="0.74939374150000004" table:style-name="ce32">
            <text:p>0.7</text:p>
          </table:table-cell>
          <table:table-cell office:value-type="float" office:value="0.67092864298749011" table:style-name="ce32">
            <text:p>0.7</text:p>
          </table:table-cell>
          <table:table-cell table:style-name="ce32"/>
          <table:table-cell office:value-type="float" office:value="0.74889302760287468" table:style-name="ce32">
            <text:p>0.7</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office:value-type="float" office:value="2002" table:style-name="ce91">
            <text:p>2002</text:p>
          </table:table-cell>
          <table:table-cell office:value-type="string" table:style-name="ce31">
            <text:p>January *</text:p>
          </table:table-cell>
          <table:table-cell office:value-type="float" office:value="11.917443710674998" table:style-name="ce32">
            <text:p>11.9</text:p>
          </table:table-cell>
          <table:table-cell table:style-name="ce32"/>
          <table:table-cell office:value-type="float" office:value="14.427950310674998" table:style-name="ce32">
            <text:p>14.4</text:p>
          </table:table-cell>
          <table:table-cell office:value-type="float" office:value="0.5065952210000001" table:style-name="ce32">
            <text:p>0.5</text:p>
          </table:table-cell>
          <table:table-cell table:style-name="ce32"/>
          <table:table-cell office:value-type="float" office:value="0.58252202100000006" table:style-name="ce32">
            <text:p>0.6</text:p>
          </table:table-cell>
          <table:table-cell office:value-type="float" office:value="0.56407791466834489" table:style-name="ce32">
            <text:p>0.6</text:p>
          </table:table-cell>
          <table:table-cell table:style-name="ce32"/>
          <table:table-cell office:value-type="float" office:value="0.58278351466834477" table:style-name="ce32">
            <text:p>0.6</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February</text:p>
          </table:table-cell>
          <table:table-cell office:value-type="float" office:value="12.636110429614996" table:style-name="ce32">
            <text:p>12.6</text:p>
          </table:table-cell>
          <table:table-cell table:style-name="ce32"/>
          <table:table-cell office:value-type="float" office:value="15.280340929614999" table:style-name="ce32">
            <text:p>15.3</text:p>
          </table:table-cell>
          <table:table-cell office:value-type="float" office:value="0.85784711049999984" table:style-name="ce32">
            <text:p>0.9</text:p>
          </table:table-cell>
          <table:table-cell table:style-name="ce32"/>
          <table:table-cell office:value-type="float" office:value="0.94010211050000003" table:style-name="ce32">
            <text:p>0.9</text:p>
          </table:table-cell>
          <table:table-cell office:value-type="float" office:value="0.47102198156995584" table:style-name="ce32">
            <text:p>0.5</text:p>
          </table:table-cell>
          <table:table-cell table:style-name="ce32"/>
          <table:table-cell office:value-type="float" office:value="0.49236473156995586"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rch</text:p>
          </table:table-cell>
          <table:table-cell office:value-type="float" office:value="12.39883982636" table:style-name="ce32">
            <text:p>12.4</text:p>
          </table:table-cell>
          <table:table-cell table:style-name="ce32"/>
          <table:table-cell office:value-type="float" office:value="15.15185307636" table:style-name="ce32">
            <text:p>15.2</text:p>
          </table:table-cell>
          <table:table-cell office:value-type="float" office:value="0.63137729025" table:style-name="ce32">
            <text:p>0.6</text:p>
          </table:table-cell>
          <table:table-cell table:style-name="ce32"/>
          <table:table-cell office:value-type="float" office:value="0.70667229025000011" table:style-name="ce32">
            <text:p>0.7</text:p>
          </table:table-cell>
          <table:table-cell office:value-type="float" office:value="0.42052305096654985" table:style-name="ce32">
            <text:p>0.4</text:p>
          </table:table-cell>
          <table:table-cell table:style-name="ce32"/>
          <table:table-cell office:value-type="float" office:value="0.44927955096654987"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3">
            <text:p>April *</text:p>
          </table:table-cell>
          <table:table-cell office:value-type="float" office:value="12.71164754998" table:style-name="ce32">
            <text:p>12.7</text:p>
          </table:table-cell>
          <table:table-cell table:style-name="ce32"/>
          <table:table-cell office:value-type="float" office:value="15.385395949979999" table:style-name="ce32">
            <text:p>15.4</text:p>
          </table:table-cell>
          <table:table-cell office:value-type="float" office:value="0.53750545543076922" table:style-name="ce32">
            <text:p>0.5</text:p>
          </table:table-cell>
          <table:table-cell table:style-name="ce32"/>
          <table:table-cell office:value-type="float" office:value="0.61674568619999992" table:style-name="ce32">
            <text:p>0.6</text:p>
          </table:table-cell>
          <table:table-cell office:value-type="float" office:value="0.42330497083955726" table:style-name="ce32">
            <text:p>0.4</text:p>
          </table:table-cell>
          <table:table-cell table:style-name="ce32"/>
          <table:table-cell office:value-type="float" office:value="0.44250397083955723"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y</text:p>
          </table:table-cell>
          <table:table-cell office:value-type="float" office:value="12.589903056875" table:style-name="ce32">
            <text:p>12.6</text:p>
          </table:table-cell>
          <table:table-cell table:style-name="ce32"/>
          <table:table-cell office:value-type="float" office:value="15.316646806874999" table:style-name="ce32">
            <text:p>15.3</text:p>
          </table:table-cell>
          <table:table-cell office:value-type="float" office:value="0.7973942454807692" table:style-name="ce32">
            <text:p>0.8</text:p>
          </table:table-cell>
          <table:table-cell table:style-name="ce32"/>
          <table:table-cell office:value-type="float" office:value="0.87369447624999996" table:style-name="ce32">
            <text:p>0.9</text:p>
          </table:table-cell>
          <table:table-cell office:value-type="float" office:value="0.39966967544334592" table:style-name="ce32">
            <text:p>0.4</text:p>
          </table:table-cell>
          <table:table-cell table:style-name="ce32"/>
          <table:table-cell office:value-type="float" office:value="0.41882742544334595"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ne</text:p>
          </table:table-cell>
          <table:table-cell office:value-type="float" office:value="12.664910233750001" table:style-name="ce32">
            <text:p>12.7</text:p>
          </table:table-cell>
          <table:table-cell table:style-name="ce32"/>
          <table:table-cell office:value-type="float" office:value="15.34783598375" table:style-name="ce32">
            <text:p>15.3</text:p>
          </table:table-cell>
          <table:table-cell office:value-type="float" office:value="0.65974190448076919" table:style-name="ce32">
            <text:p>0.7</text:p>
          </table:table-cell>
          <table:table-cell table:style-name="ce32"/>
          <table:table-cell office:value-type="float" office:value="0.73569913524999997" table:style-name="ce32">
            <text:p>0.7</text:p>
          </table:table-cell>
          <table:table-cell office:value-type="float" office:value="0.36018107343610567" table:style-name="ce32">
            <text:p>0.4</text:p>
          </table:table-cell>
          <table:table-cell table:style-name="ce32"/>
          <table:table-cell office:value-type="float" office:value="0.38025507343610571"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ly *</text:p>
          </table:table-cell>
          <table:table-cell office:value-type="float" office:value="12.7215803525" table:style-name="ce32">
            <text:p>12.7</text:p>
          </table:table-cell>
          <table:table-cell table:style-name="ce32"/>
          <table:table-cell office:value-type="float" office:value="15.4244545525" table:style-name="ce32">
            <text:p>15.4</text:p>
          </table:table-cell>
          <table:table-cell office:value-type="float" office:value="0.53246216160000004" table:style-name="ce32">
            <text:p>0.5</text:p>
          </table:table-cell>
          <table:table-cell table:style-name="ce32"/>
          <table:table-cell office:value-type="float" office:value="0.57898616160000005" table:style-name="ce32">
            <text:p>0.6</text:p>
          </table:table-cell>
          <table:table-cell office:value-type="float" office:value="0.33763673499635505" table:style-name="ce32">
            <text:p>0.3</text:p>
          </table:table-cell>
          <table:table-cell table:style-name="ce32"/>
          <table:table-cell office:value-type="float" office:value="0.355408534996355"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August</text:p>
          </table:table-cell>
          <table:table-cell office:value-type="float" office:value="12.225282224162498" table:style-name="ce32">
            <text:p>12.2</text:p>
          </table:table-cell>
          <table:table-cell table:style-name="ce32"/>
          <table:table-cell office:value-type="float" office:value="14.927684974162499" table:style-name="ce32">
            <text:p>14.9</text:p>
          </table:table-cell>
          <table:table-cell office:value-type="float" office:value="0.81041235807142853" table:style-name="ce32">
            <text:p>0.8</text:p>
          </table:table-cell>
          <table:table-cell table:style-name="ce32"/>
          <table:table-cell office:value-type="float" office:value="0.86393260807142858" table:style-name="ce32">
            <text:p>0.9</text:p>
          </table:table-cell>
          <table:table-cell office:value-type="float" office:value="0.34391464050666792" table:style-name="ce32">
            <text:p>0.3</text:p>
          </table:table-cell>
          <table:table-cell table:style-name="ce32"/>
          <table:table-cell office:value-type="float" office:value="0.36314639050666797"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September</text:p>
          </table:table-cell>
          <table:table-cell office:value-type="float" office:value="12.275448080275" table:style-name="ce32">
            <text:p>12.3</text:p>
          </table:table-cell>
          <table:table-cell table:style-name="ce32"/>
          <table:table-cell office:value-type="float" office:value="14.999465080275" table:style-name="ce32">
            <text:p>15.0</text:p>
          </table:table-cell>
          <table:table-cell office:value-type="float" office:value="0.63927209774999993" table:style-name="ce32">
            <text:p>0.6</text:p>
          </table:table-cell>
          <table:table-cell table:style-name="ce32"/>
          <table:table-cell office:value-type="float" office:value="0.68712409775000005" table:style-name="ce32">
            <text:p>0.7</text:p>
          </table:table-cell>
          <table:table-cell office:value-type="float" office:value="0.34430665928924392" table:style-name="ce32">
            <text:p>0.3</text:p>
          </table:table-cell>
          <table:table-cell table:style-name="ce32"/>
          <table:table-cell office:value-type="float" office:value="0.36429940928924387"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October *</text:p>
          </table:table-cell>
          <table:table-cell office:value-type="float" office:value="12.381284798800001" table:style-name="ce32">
            <text:p>12.4</text:p>
          </table:table-cell>
          <table:table-cell table:style-name="ce32"/>
          <table:table-cell office:value-type="float" office:value="15.115692598800001" table:style-name="ce32">
            <text:p>15.1</text:p>
          </table:table-cell>
          <table:table-cell office:value-type="float" office:value="0.57493701952307696" table:style-name="ce32">
            <text:p>0.6</text:p>
          </table:table-cell>
          <table:table-cell table:style-name="ce32"/>
          <table:table-cell office:value-type="float" office:value="0.61715214259999995" table:style-name="ce32">
            <text:p>0.6</text:p>
          </table:table-cell>
          <table:table-cell office:value-type="float" office:value="0.3916574173491244" table:style-name="ce32">
            <text:p>0.4</text:p>
          </table:table-cell>
          <table:table-cell table:style-name="ce32"/>
          <table:table-cell office:value-type="float" office:value="0.41251001734912435"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November</text:p>
          </table:table-cell>
          <table:table-cell office:value-type="float" office:value="12.253745741287499" table:style-name="ce32">
            <text:p>12.3</text:p>
          </table:table-cell>
          <table:table-cell table:style-name="ce32"/>
          <table:table-cell office:value-type="float" office:value="15.058983491287499" table:style-name="ce32">
            <text:p>15.1</text:p>
          </table:table-cell>
          <table:table-cell office:value-type="float" office:value="0.88741071667307703" table:style-name="ce32">
            <text:p>0.9</text:p>
          </table:table-cell>
          <table:table-cell table:style-name="ce32"/>
          <table:table-cell office:value-type="float" office:value="0.92726163975000009" table:style-name="ce32">
            <text:p>0.9</text:p>
          </table:table-cell>
          <table:table-cell office:value-type="float" office:value="0.45624131991364619" table:style-name="ce32">
            <text:p>0.5</text:p>
          </table:table-cell>
          <table:table-cell table:style-name="ce32"/>
          <table:table-cell office:value-type="float" office:value="0.48157806991364621"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December</text:p>
          </table:table-cell>
          <table:table-cell office:value-type="float" office:value="11.52076345085" table:style-name="ce32">
            <text:p>11.5</text:p>
          </table:table-cell>
          <table:table-cell table:style-name="ce32"/>
          <table:table-cell office:value-type="float" office:value="13.906374950849999" table:style-name="ce32">
            <text:p>13.9</text:p>
          </table:table-cell>
          <table:table-cell office:value-type="float" office:value="0.69310553717307688" table:style-name="ce32">
            <text:p>0.7</text:p>
          </table:table-cell>
          <table:table-cell table:style-name="ce32"/>
          <table:table-cell office:value-type="float" office:value="0.73130646025000001" table:style-name="ce32">
            <text:p>0.7</text:p>
          </table:table-cell>
          <table:table-cell office:value-type="float" office:value="0.5787805393267641" table:style-name="ce32">
            <text:p>0.6</text:p>
          </table:table-cell>
          <table:table-cell table:style-name="ce32"/>
          <table:table-cell office:value-type="float" office:value="0.65676353932676423" table:style-name="ce32">
            <text:p>0.7</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office:value-type="float" office:value="2003" table:style-name="ce91">
            <text:p>2003</text:p>
          </table:table-cell>
          <table:table-cell office:value-type="string" table:style-name="ce31">
            <text:p>January *</text:p>
          </table:table-cell>
          <table:table-cell office:value-type="float" office:value="11.415944066625" table:style-name="ce32">
            <text:p>11.4</text:p>
          </table:table-cell>
          <table:table-cell table:style-name="ce32"/>
          <table:table-cell office:value-type="float" office:value="13.996166666625001" table:style-name="ce32">
            <text:p>14.0</text:p>
          </table:table-cell>
          <table:table-cell office:value-type="float" office:value="0.46608612509230768" table:style-name="ce32">
            <text:p>0.5</text:p>
          </table:table-cell>
          <table:table-cell table:style-name="ce32"/>
          <table:table-cell office:value-type="float" office:value="0.55227381739999992" table:style-name="ce32">
            <text:p>0.6</text:p>
          </table:table-cell>
          <table:table-cell office:value-type="float" office:value="0.48041021497665304" table:style-name="ce32">
            <text:p>0.5</text:p>
          </table:table-cell>
          <table:table-cell table:style-name="ce32"/>
          <table:table-cell office:value-type="float" office:value="0.49723558420742231"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February</text:p>
          </table:table-cell>
          <table:table-cell office:value-type="float" office:value="12.306889108264997" table:style-name="ce32">
            <text:p>12.3</text:p>
          </table:table-cell>
          <table:table-cell table:style-name="ce32"/>
          <table:table-cell office:value-type="float" office:value="15.117491358264999" table:style-name="ce32">
            <text:p>15.1</text:p>
          </table:table-cell>
          <table:table-cell office:value-type="float" office:value="0.77883104769230782" table:style-name="ce32">
            <text:p>0.8</text:p>
          </table:table-cell>
          <table:table-cell table:style-name="ce32"/>
          <table:table-cell office:value-type="float" office:value="0.86502074000000018" table:style-name="ce32">
            <text:p>0.9</text:p>
          </table:table-cell>
          <table:table-cell office:value-type="float" office:value="0.36622564330491586" table:style-name="ce32">
            <text:p>0.4</text:p>
          </table:table-cell>
          <table:table-cell table:style-name="ce32"/>
          <table:table-cell office:value-type="float" office:value="0.38839866253568511"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rch</text:p>
          </table:table-cell>
          <table:table-cell office:value-type="float" office:value="12.457220500710001" table:style-name="ce32">
            <text:p>12.5</text:p>
          </table:table-cell>
          <table:table-cell table:style-name="ce32"/>
          <table:table-cell office:value-type="float" office:value="15.237269500710001" table:style-name="ce32">
            <text:p>15.2</text:p>
          </table:table-cell>
          <table:table-cell office:value-type="float" office:value="0.67635256194230786" table:style-name="ce32">
            <text:p>0.7</text:p>
          </table:table-cell>
          <table:table-cell table:style-name="ce32"/>
          <table:table-cell office:value-type="float" office:value="0.76983025425000007" table:style-name="ce32">
            <text:p>0.8</text:p>
          </table:table-cell>
          <table:table-cell office:value-type="float" office:value="0.35161159677008402" table:style-name="ce32">
            <text:p>0.4</text:p>
          </table:table-cell>
          <table:table-cell table:style-name="ce32"/>
          <table:table-cell office:value-type="float" office:value="0.37114361600085322"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3">
            <text:p>April *</text:p>
          </table:table-cell>
          <table:table-cell office:value-type="float" office:value="12.625877727840001" table:style-name="ce32">
            <text:p>12.6</text:p>
          </table:table-cell>
          <table:table-cell table:style-name="ce32"/>
          <table:table-cell office:value-type="float" office:value="15.41810732784" table:style-name="ce32">
            <text:p>15.4</text:p>
          </table:table-cell>
          <table:table-cell office:value-type="float" office:value="0.43540440027692312" table:style-name="ce32">
            <text:p>0.4</text:p>
          </table:table-cell>
          <table:table-cell table:style-name="ce32"/>
          <table:table-cell office:value-type="float" office:value="0.49881587720000004" table:style-name="ce32">
            <text:p>0.5</text:p>
          </table:table-cell>
          <table:table-cell office:value-type="float" office:value="0.3513108710259748" table:style-name="ce32">
            <text:p>0.4</text:p>
          </table:table-cell>
          <table:table-cell table:style-name="ce32"/>
          <table:table-cell office:value-type="float" office:value="0.37684144025674404"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y</text:p>
          </table:table-cell>
          <table:table-cell office:value-type="float" office:value="12.801667731250001" table:style-name="ce32">
            <text:p>12.8</text:p>
          </table:table-cell>
          <table:table-cell table:style-name="ce32"/>
          <table:table-cell office:value-type="float" office:value="15.57241223125" table:style-name="ce32">
            <text:p>15.6</text:p>
          </table:table-cell>
          <table:table-cell office:value-type="float" office:value="0.89301077307692311" table:style-name="ce32">
            <text:p>0.9</text:p>
          </table:table-cell>
          <table:table-cell table:style-name="ce32"/>
          <table:table-cell office:value-type="float" office:value="0.95767835000000001" table:style-name="ce32">
            <text:p>1.0</text:p>
          </table:table-cell>
          <table:table-cell office:value-type="float" office:value="0.35730409946094621" table:style-name="ce32">
            <text:p>0.4</text:p>
          </table:table-cell>
          <table:table-cell table:style-name="ce32"/>
          <table:table-cell office:value-type="float" office:value="0.37587211869171538"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ne</text:p>
          </table:table-cell>
          <table:table-cell office:value-type="float" office:value="12.751992043750001" table:style-name="ce32">
            <text:p>12.8</text:p>
          </table:table-cell>
          <table:table-cell table:style-name="ce32"/>
          <table:table-cell office:value-type="float" office:value="15.620010793750001" table:style-name="ce32">
            <text:p>15.6</text:p>
          </table:table-cell>
          <table:table-cell office:value-type="float" office:value="0.67304713507692304" table:style-name="ce32">
            <text:p>0.7</text:p>
          </table:table-cell>
          <table:table-cell table:style-name="ce32"/>
          <table:table-cell office:value-type="float" office:value="0.73800996200000002" table:style-name="ce32">
            <text:p>0.7</text:p>
          </table:table-cell>
          <table:table-cell office:value-type="float" office:value="0.33787189876416868" table:style-name="ce32">
            <text:p>0.3</text:p>
          </table:table-cell>
          <table:table-cell table:style-name="ce32"/>
          <table:table-cell office:value-type="float" office:value="0.35941816799493792"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ly *</text:p>
          </table:table-cell>
          <table:table-cell office:value-type="float" office:value="13.099767089999997" table:style-name="ce32">
            <text:p>13.1</text:p>
          </table:table-cell>
          <table:table-cell table:style-name="ce32"/>
          <table:table-cell office:value-type="float" office:value="15.819098089999997" table:style-name="ce32">
            <text:p>15.8</text:p>
          </table:table-cell>
          <table:table-cell office:value-type="float" office:value="0.58799477590382099" table:style-name="ce32">
            <text:p>0.6</text:p>
          </table:table-cell>
          <table:table-cell table:style-name="ce32"/>
          <table:table-cell office:value-type="float" office:value="0.65881034513459014" table:style-name="ce32">
            <text:p>0.7</text:p>
          </table:table-cell>
          <table:table-cell office:value-type="float" office:value="0.33645478206955565" table:style-name="ce32">
            <text:p>0.3</text:p>
          </table:table-cell>
          <table:table-cell table:style-name="ce32"/>
          <table:table-cell office:value-type="float" office:value="0.35475175130032482"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August</text:p>
          </table:table-cell>
          <table:table-cell office:value-type="float" office:value="12.953169565925" table:style-name="ce32">
            <text:p>13.0</text:p>
          </table:table-cell>
          <table:table-cell table:style-name="ce32"/>
          <table:table-cell office:value-type="float" office:value="15.853545065924999" table:style-name="ce32">
            <text:p>15.9</text:p>
          </table:table-cell>
          <table:table-cell office:value-type="float" office:value="0.70128409851923079" table:style-name="ce32">
            <text:p>0.7</text:p>
          </table:table-cell>
          <table:table-cell table:style-name="ce32"/>
          <table:table-cell office:value-type="float" office:value="0.77197011775000013" table:style-name="ce32">
            <text:p>0.8</text:p>
          </table:table-cell>
          <table:table-cell office:value-type="float" office:value="0.36371093279422095" table:style-name="ce32">
            <text:p>0.4</text:p>
          </table:table-cell>
          <table:table-cell table:style-name="ce32"/>
          <table:table-cell office:value-type="float" office:value="0.38262345202499015"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September</text:p>
          </table:table-cell>
          <table:table-cell office:value-type="float" office:value="12.937050537825002" table:style-name="ce32">
            <text:p>12.9</text:p>
          </table:table-cell>
          <table:table-cell table:style-name="ce32"/>
          <table:table-cell office:value-type="float" office:value="15.819038787825003" table:style-name="ce32">
            <text:p>15.8</text:p>
          </table:table-cell>
          <table:table-cell office:value-type="float" office:value="0.57412470401923088" table:style-name="ce32">
            <text:p>0.6</text:p>
          </table:table-cell>
          <table:table-cell table:style-name="ce32"/>
          <table:table-cell office:value-type="float" office:value="0.64357947325000009" table:style-name="ce32">
            <text:p>0.6</text:p>
          </table:table-cell>
          <table:table-cell office:value-type="float" office:value="0.35311835024133553" table:style-name="ce32">
            <text:p>0.4</text:p>
          </table:table-cell>
          <table:table-cell table:style-name="ce32"/>
          <table:table-cell office:value-type="float" office:value="0.37166836947210474"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October *</text:p>
          </table:table-cell>
          <table:table-cell office:value-type="float" office:value="13.032564463100005" table:style-name="ce32">
            <text:p>13.0</text:p>
          </table:table-cell>
          <table:table-cell table:style-name="ce32"/>
          <table:table-cell office:value-type="float" office:value="15.962495663100004" table:style-name="ce32">
            <text:p>16.0</text:p>
          </table:table-cell>
          <table:table-cell office:value-type="float" office:value="0.60667114932307686" table:style-name="ce32">
            <text:p>0.6</text:p>
          </table:table-cell>
          <table:table-cell table:style-name="ce32"/>
          <table:table-cell office:value-type="float" office:value="0.66346887239999996" table:style-name="ce32">
            <text:p>0.7</text:p>
          </table:table-cell>
          <table:table-cell office:value-type="float" office:value="0.39051034786448685" table:style-name="ce32">
            <text:p>0.4</text:p>
          </table:table-cell>
          <table:table-cell table:style-name="ce32"/>
          <table:table-cell office:value-type="float" office:value="0.41044211709525608"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November</text:p>
          </table:table-cell>
          <table:table-cell office:value-type="float" office:value="13.1344504988" table:style-name="ce32">
            <text:p>13.1</text:p>
          </table:table-cell>
          <table:table-cell table:style-name="ce32"/>
          <table:table-cell office:value-type="float" office:value="16.096809748799998" table:style-name="ce32">
            <text:p>16.1</text:p>
          </table:table-cell>
          <table:table-cell office:value-type="float" office:value="0.91139823792307706" table:style-name="ce32">
            <text:p>0.9</text:p>
          </table:table-cell>
          <table:table-cell table:style-name="ce32"/>
          <table:table-cell office:value-type="float" office:value="0.96489091100000013" table:style-name="ce32">
            <text:p>1.0</text:p>
          </table:table-cell>
          <table:table-cell office:value-type="float" office:value="0.46480543165190313" table:style-name="ce32">
            <text:p>0.5</text:p>
          </table:table-cell>
          <table:table-cell table:style-name="ce32"/>
          <table:table-cell office:value-type="float" office:value="0.4877757008826723"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December</text:p>
          </table:table-cell>
          <table:table-cell office:value-type="float" office:value="12.458278390362496" table:style-name="ce32">
            <text:p>12.5</text:p>
          </table:table-cell>
          <table:table-cell table:style-name="ce32"/>
          <table:table-cell office:value-type="float" office:value="15.092740390362499" table:style-name="ce32">
            <text:p>15.1</text:p>
          </table:table-cell>
          <table:table-cell office:value-type="float" office:value="0.66134800292307705" table:style-name="ce32">
            <text:p>0.7</text:p>
          </table:table-cell>
          <table:table-cell table:style-name="ce32"/>
          <table:table-cell office:value-type="float" office:value="0.70899842600000007" table:style-name="ce32">
            <text:p>0.7</text:p>
          </table:table-cell>
          <table:table-cell office:value-type="float" office:value="0.55335583685793677" table:style-name="ce32">
            <text:p>0.6</text:p>
          </table:table-cell>
          <table:table-cell table:style-name="ce32"/>
          <table:table-cell office:value-type="float" office:value="0.63683985608870608" table:style-name="ce32">
            <text:p>0.6</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office:value-type="float" office:value="2004" table:style-name="ce91">
            <text:p>2004</text:p>
          </table:table-cell>
          <table:table-cell office:value-type="string" table:style-name="ce31">
            <text:p>January *</text:p>
          </table:table-cell>
          <table:table-cell office:value-type="float" office:value="11.864336114099997" table:style-name="ce32">
            <text:p>11.9</text:p>
          </table:table-cell>
          <table:table-cell table:style-name="ce32"/>
          <table:table-cell office:value-type="float" office:value="14.818228514099996" table:style-name="ce32">
            <text:p>14.8</text:p>
          </table:table-cell>
          <table:table-cell office:value-type="float" office:value="0.49147880886153839" table:style-name="ce32">
            <text:p>0.5</text:p>
          </table:table-cell>
          <table:table-cell table:style-name="ce32"/>
          <table:table-cell office:value-type="float" office:value="0.57835047039999998" table:style-name="ce32">
            <text:p>0.6</text:p>
          </table:table-cell>
          <table:table-cell office:value-type="float" office:value="0.44496956809256777" table:style-name="ce32">
            <text:p>0.4</text:p>
          </table:table-cell>
          <table:table-cell table:style-name="ce32"/>
          <table:table-cell office:value-type="float" office:value="0.45956879886179858"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February</text:p>
          </table:table-cell>
          <table:table-cell office:value-type="float" office:value="12.777805384290001" table:style-name="ce32">
            <text:p>12.8</text:p>
          </table:table-cell>
          <table:table-cell table:style-name="ce32"/>
          <table:table-cell office:value-type="float" office:value="15.682928134290002" table:style-name="ce32">
            <text:p>15.7</text:p>
          </table:table-cell>
          <table:table-cell office:value-type="float" office:value="0.78300094796153852" table:style-name="ce32">
            <text:p>0.8</text:p>
          </table:table-cell>
          <table:table-cell table:style-name="ce32"/>
          <table:table-cell office:value-type="float" office:value="0.87247740949999997" table:style-name="ce32">
            <text:p>0.9</text:p>
          </table:table-cell>
          <table:table-cell office:value-type="float" office:value="0.36924177723131896" table:style-name="ce32">
            <text:p>0.4</text:p>
          </table:table-cell>
          <table:table-cell table:style-name="ce32"/>
          <table:table-cell office:value-type="float" office:value="0.38962050800054976"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rch</text:p>
          </table:table-cell>
          <table:table-cell office:value-type="float" office:value="12.608883404259997" table:style-name="ce32">
            <text:p>12.6</text:p>
          </table:table-cell>
          <table:table-cell table:style-name="ce32"/>
          <table:table-cell office:value-type="float" office:value="15.675407154259998" table:style-name="ce32">
            <text:p>15.7</text:p>
          </table:table-cell>
          <table:table-cell office:value-type="float" office:value="0.68361698571153851" table:style-name="ce32">
            <text:p>0.7</text:p>
          </table:table-cell>
          <table:table-cell table:style-name="ce32"/>
          <table:table-cell office:value-type="float" office:value="0.77201719725000006" table:style-name="ce32">
            <text:p>0.8</text:p>
          </table:table-cell>
          <table:table-cell office:value-type="float" office:value="0.35559033829462761" table:style-name="ce32">
            <text:p>0.4</text:p>
          </table:table-cell>
          <table:table-cell table:style-name="ce32"/>
          <table:table-cell office:value-type="float" office:value="0.3823875690638584"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3">
            <text:p>April *</text:p>
          </table:table-cell>
          <table:table-cell office:value-type="float" office:value="12.703542347920001" table:style-name="ce32">
            <text:p>12.7</text:p>
          </table:table-cell>
          <table:table-cell table:style-name="ce32"/>
          <table:table-cell office:value-type="float" office:value="15.688285147920002" table:style-name="ce32">
            <text:p>15.7</text:p>
          </table:table-cell>
          <table:table-cell office:value-type="float" office:value="0.51998619999999995" table:style-name="ce32">
            <text:p>0.5</text:p>
          </table:table-cell>
          <table:table-cell table:style-name="ce32"/>
          <table:table-cell office:value-type="float" office:value="0.5953833999999999" table:style-name="ce32">
            <text:p>0.6</text:p>
          </table:table-cell>
          <table:table-cell office:value-type="float" office:value="0.36804723510781123" table:style-name="ce32">
            <text:p>0.4</text:p>
          </table:table-cell>
          <table:table-cell table:style-name="ce32"/>
          <table:table-cell office:value-type="float" office:value="0.39138146587704198"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y</text:p>
          </table:table-cell>
          <table:table-cell office:value-type="float" office:value="12.842890105" table:style-name="ce32">
            <text:p>12.8</text:p>
          </table:table-cell>
          <table:table-cell table:style-name="ce32"/>
          <table:table-cell office:value-type="float" office:value="15.820612105" table:style-name="ce32">
            <text:p>15.8</text:p>
          </table:table-cell>
          <table:table-cell office:value-type="float" office:value="0.65141784874999997" table:style-name="ce32">
            <text:p>0.7</text:p>
          </table:table-cell>
          <table:table-cell table:style-name="ce32"/>
          <table:table-cell office:value-type="float" office:value="0.72641109874999998" table:style-name="ce32">
            <text:p>0.7</text:p>
          </table:table-cell>
          <table:table-cell office:value-type="float" office:value="0.374661817721821" table:style-name="ce32">
            <text:p>0.4</text:p>
          </table:table-cell>
          <table:table-cell table:style-name="ce32"/>
          <table:table-cell office:value-type="float" office:value="0.39623854849105178"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ne</text:p>
          </table:table-cell>
          <table:table-cell office:value-type="float" office:value="12.720384494999998" table:style-name="ce32">
            <text:p>12.7</text:p>
          </table:table-cell>
          <table:table-cell table:style-name="ce32"/>
          <table:table-cell office:value-type="float" office:value="15.828227494999998" table:style-name="ce32">
            <text:p>15.8</text:p>
          </table:table-cell>
          <table:table-cell office:value-type="float" office:value="0.58859524575" table:style-name="ce32">
            <text:p>0.6</text:p>
          </table:table-cell>
          <table:table-cell table:style-name="ce32"/>
          <table:table-cell office:value-type="float" office:value="0.66663074574999992" table:style-name="ce32">
            <text:p>0.7</text:p>
          </table:table-cell>
          <table:table-cell office:value-type="float" office:value="0.36529668344059041" table:style-name="ce32">
            <text:p>0.4</text:p>
          </table:table-cell>
          <table:table-cell table:style-name="ce32"/>
          <table:table-cell office:value-type="float" office:value="0.38577991420982116"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ly *</text:p>
          </table:table-cell>
          <table:table-cell office:value-type="float" office:value="12.792500315000002" table:style-name="ce32">
            <text:p>12.8</text:p>
          </table:table-cell>
          <table:table-cell table:style-name="ce32"/>
          <table:table-cell office:value-type="float" office:value="15.739816315000002" table:style-name="ce32">
            <text:p>15.7</text:p>
          </table:table-cell>
          <table:table-cell office:value-type="float" office:value="0.42756024896923073" table:style-name="ce32">
            <text:p>0.4</text:p>
          </table:table-cell>
          <table:table-cell table:style-name="ce32"/>
          <table:table-cell office:value-type="float" office:value="0.51548741819999999" table:style-name="ce32">
            <text:p>0.5</text:p>
          </table:table-cell>
          <table:table-cell office:value-type="float" office:value="0.36717812994996712" table:style-name="ce32">
            <text:p>0.4</text:p>
          </table:table-cell>
          <table:table-cell table:style-name="ce32"/>
          <table:table-cell office:value-type="float" office:value="0.38452956071919797"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August</text:p>
          </table:table-cell>
          <table:table-cell office:value-type="float" office:value="12.416348851524999" table:style-name="ce32">
            <text:p>12.4</text:p>
          </table:table-cell>
          <table:table-cell table:style-name="ce32"/>
          <table:table-cell office:value-type="float" office:value="15.433286601524999" table:style-name="ce32">
            <text:p>15.4</text:p>
          </table:table-cell>
          <table:table-cell office:value-type="float" office:value="0.7279270815192308" table:style-name="ce32">
            <text:p>0.7</text:p>
          </table:table-cell>
          <table:table-cell table:style-name="ce32"/>
          <table:table-cell office:value-type="float" office:value="0.81653635074999997" table:style-name="ce32">
            <text:p>0.8</text:p>
          </table:table-cell>
          <table:table-cell office:value-type="float" office:value="0.36480536253906992" table:style-name="ce32">
            <text:p>0.4</text:p>
          </table:table-cell>
          <table:table-cell table:style-name="ce32"/>
          <table:table-cell office:value-type="float" office:value="0.3810230933083007"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September</text:p>
          </table:table-cell>
          <table:table-cell office:value-type="float" office:value="12.318216844350003" table:style-name="ce32">
            <text:p>12.3</text:p>
          </table:table-cell>
          <table:table-cell table:style-name="ce32"/>
          <table:table-cell office:value-type="float" office:value="15.394347844350003" table:style-name="ce32">
            <text:p>15.4</text:p>
          </table:table-cell>
          <table:table-cell office:value-type="float" office:value="0.6155275035192308" table:style-name="ce32">
            <text:p>0.6</text:p>
          </table:table-cell>
          <table:table-cell table:style-name="ce32"/>
          <table:table-cell office:value-type="float" office:value="0.69651577274999998" table:style-name="ce32">
            <text:p>0.7</text:p>
          </table:table-cell>
          <table:table-cell office:value-type="float" office:value="0.32860824389872728" table:style-name="ce32">
            <text:p>0.3</text:p>
          </table:table-cell>
          <table:table-cell table:style-name="ce32"/>
          <table:table-cell office:value-type="float" office:value="0.34984072466795807"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October *</text:p>
          </table:table-cell>
          <table:table-cell office:value-type="float" office:value="12.319266904799999" table:style-name="ce32">
            <text:p>12.3</text:p>
          </table:table-cell>
          <table:table-cell table:style-name="ce32"/>
          <table:table-cell office:value-type="float" office:value="15.350117704800002" table:style-name="ce32">
            <text:p>15.4</text:p>
          </table:table-cell>
          <table:table-cell office:value-type="float" office:value="0.55973781761538477" table:style-name="ce32">
            <text:p>0.6</text:p>
          </table:table-cell>
          <table:table-cell table:style-name="ce32"/>
          <table:table-cell office:value-type="float" office:value="0.63769563300000009" table:style-name="ce32">
            <text:p>0.6</text:p>
          </table:table-cell>
          <table:table-cell office:value-type="float" office:value="0.36505194964275056" table:style-name="ce32">
            <text:p>0.4</text:p>
          </table:table-cell>
          <table:table-cell table:style-name="ce32"/>
          <table:table-cell office:value-type="float" office:value="0.38842258041198136"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November</text:p>
          </table:table-cell>
          <table:table-cell office:value-type="float" office:value="12.696952718725003" table:style-name="ce32">
            <text:p>12.7</text:p>
          </table:table-cell>
          <table:table-cell table:style-name="ce32"/>
          <table:table-cell office:value-type="float" office:value="15.776537968725002" table:style-name="ce32">
            <text:p>15.8</text:p>
          </table:table-cell>
          <table:table-cell office:value-type="float" office:value="0.88430571236538458" table:style-name="ce32">
            <text:p>0.9</text:p>
          </table:table-cell>
          <table:table-cell table:style-name="ce32"/>
          <table:table-cell office:value-type="float" office:value="0.96035082775000002" table:style-name="ce32">
            <text:p>1.0</text:p>
          </table:table-cell>
          <table:table-cell office:value-type="float" office:value="0.43718512134774073" table:style-name="ce32">
            <text:p>0.4</text:p>
          </table:table-cell>
          <table:table-cell table:style-name="ce32"/>
          <table:table-cell office:value-type="float" office:value="0.45832635211697154"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December</text:p>
          </table:table-cell>
          <table:table-cell office:value-type="float" office:value="11.389791653100003" table:style-name="ce32">
            <text:p>11.4</text:p>
          </table:table-cell>
          <table:table-cell table:style-name="ce32"/>
          <table:table-cell office:value-type="float" office:value="14.844641403100002" table:style-name="ce32">
            <text:p>14.8</text:p>
          </table:table-cell>
          <table:table-cell office:value-type="float" office:value="0.68043132811538476" table:style-name="ce32">
            <text:p>0.7</text:p>
          </table:table-cell>
          <table:table-cell table:style-name="ce32"/>
          <table:table-cell office:value-type="float" office:value="0.75078894350000014" table:style-name="ce32">
            <text:p>0.8</text:p>
          </table:table-cell>
          <table:table-cell office:value-type="float" office:value="0.49528355948327485" table:style-name="ce32">
            <text:p>0.5</text:p>
          </table:table-cell>
          <table:table-cell table:style-name="ce32"/>
          <table:table-cell office:value-type="float" office:value="0.58680179025250556" table:style-name="ce32">
            <text:p>0.6</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office:value-type="float" office:value="2005" table:style-name="ce91">
            <text:p>2005</text:p>
          </table:table-cell>
          <table:table-cell office:value-type="string" table:style-name="ce31">
            <text:p>January *</text:p>
          </table:table-cell>
          <table:table-cell office:value-type="float" office:value="13.89177517155" table:style-name="ce32">
            <text:p>13.9</text:p>
          </table:table-cell>
          <table:table-cell table:style-name="ce32"/>
          <table:table-cell office:value-type="float" office:value="16.851084371549998" table:style-name="ce32">
            <text:p>16.9</text:p>
          </table:table-cell>
          <table:table-cell office:value-type="float" office:value="0.49656645483076928" table:style-name="ce32">
            <text:p>0.5</text:p>
          </table:table-cell>
          <table:table-cell table:style-name="ce32"/>
          <table:table-cell office:value-type="float" office:value="0.57730028560000002" table:style-name="ce32">
            <text:p>0.6</text:p>
          </table:table-cell>
          <table:table-cell office:value-type="float" office:value="0.42215130965903669" table:style-name="ce32">
            <text:p>0.4</text:p>
          </table:table-cell>
          <table:table-cell table:style-name="ce32"/>
          <table:table-cell office:value-type="float" office:value="0.43202172504365211" table:style-name="ce32">
            <text:p>0.4</text:p>
          </table:table-cell>
          <table:table-cell table:number-columns-repeated="2" table:style-name="ce28"/>
          <table:table-cell table:number-columns-repeated="4" table:style-name="ce35"/>
          <table:table-cell table:style-name="ce34"/>
          <table:table-cell table:number-columns-repeated="16366" table:style-name="ce35"/>
        </table:table-row>
        <table:table-row table:style-name="ro1">
          <table:table-cell table:style-name="ce91"/>
          <table:table-cell office:value-type="string" table:style-name="ce31">
            <text:p>February</text:p>
          </table:table-cell>
          <table:table-cell office:value-type="float" office:value="13.328282628869996" table:style-name="ce32">
            <text:p>13.3</text:p>
          </table:table-cell>
          <table:table-cell table:style-name="ce32"/>
          <table:table-cell office:value-type="float" office:value="16.282529128869996" table:style-name="ce32">
            <text:p>16.3</text:p>
          </table:table-cell>
          <table:table-cell office:value-type="float" office:value="0.85551422073076921" table:style-name="ce32">
            <text:p>0.9</text:p>
          </table:table-cell>
          <table:table-cell table:style-name="ce32"/>
          <table:table-cell office:value-type="float" office:value="0.93847820149999994" table:style-name="ce32">
            <text:p>0.9</text:p>
          </table:table-cell>
          <table:table-cell office:value-type="float" office:value="0.35473963141533221" table:style-name="ce32">
            <text:p>0.4</text:p>
          </table:table-cell>
          <table:table-cell table:style-name="ce32"/>
          <table:table-cell office:value-type="float" office:value="0.36999724679994761" table:style-name="ce32">
            <text:p>0.4</text:p>
          </table:table-cell>
          <table:table-cell table:number-columns-repeated="2" table:style-name="ce28"/>
          <table:table-cell table:number-columns-repeated="4" table:style-name="ce35"/>
          <table:table-cell table:style-name="ce34"/>
          <table:table-cell table:number-columns-repeated="16366" table:style-name="ce35"/>
        </table:table-row>
        <table:table-row table:style-name="ro1">
          <table:table-cell table:style-name="ce91"/>
          <table:table-cell office:value-type="string" table:style-name="ce31">
            <text:p>March</text:p>
          </table:table-cell>
          <table:table-cell office:value-type="float" office:value="12.58532288808" table:style-name="ce32">
            <text:p>12.6</text:p>
          </table:table-cell>
          <table:table-cell table:style-name="ce32"/>
          <table:table-cell office:value-type="float" office:value="15.52672988808" table:style-name="ce32">
            <text:p>15.5</text:p>
          </table:table-cell>
          <table:table-cell office:value-type="float" office:value="0.7028257554807692" table:style-name="ce32">
            <text:p>0.7</text:p>
          </table:table-cell>
          <table:table-cell table:style-name="ce32"/>
          <table:table-cell office:value-type="float" office:value="0.77995548624999989" table:style-name="ce32">
            <text:p>0.8</text:p>
          </table:table-cell>
          <table:table-cell office:value-type="float" office:value="0.3255904740236511" table:style-name="ce32">
            <text:p>0.3</text:p>
          </table:table-cell>
          <table:table-cell table:style-name="ce32"/>
          <table:table-cell office:value-type="float" office:value="0.34452733940826652" table:style-name="ce32">
            <text:p>0.3</text:p>
          </table:table-cell>
          <table:table-cell table:number-columns-repeated="2" table:style-name="ce28"/>
          <table:table-cell table:number-columns-repeated="4" table:style-name="ce35"/>
          <table:table-cell table:style-name="ce34"/>
          <table:table-cell table:number-columns-repeated="16366" table:style-name="ce35"/>
        </table:table-row>
        <table:table-row table:style-name="ro1">
          <table:table-cell table:style-name="ce91"/>
          <table:table-cell office:value-type="string" table:style-name="ce33">
            <text:p>April *</text:p>
          </table:table-cell>
          <table:table-cell office:value-type="float" office:value="12.371646266700001" table:style-name="ce32">
            <text:p>12.4</text:p>
          </table:table-cell>
          <table:table-cell table:style-name="ce32"/>
          <table:table-cell office:value-type="float" office:value="15.510516266700003" table:style-name="ce32">
            <text:p>15.5</text:p>
          </table:table-cell>
          <table:table-cell office:value-type="float" office:value="0.46043379032307685" table:style-name="ce32">
            <text:p>0.5</text:p>
          </table:table-cell>
          <table:table-cell table:style-name="ce32"/>
          <table:table-cell office:value-type="float" office:value="0.52987091340000003" table:style-name="ce32">
            <text:p>0.5</text:p>
          </table:table-cell>
          <table:table-cell office:value-type="float" office:value="0.34851517645539021" table:style-name="ce32">
            <text:p>0.3</text:p>
          </table:table-cell>
          <table:table-cell table:style-name="ce32"/>
          <table:table-cell office:value-type="float" office:value="0.36624399184000561" table:style-name="ce32">
            <text:p>0.4</text:p>
          </table:table-cell>
          <table:table-cell table:number-columns-repeated="2" table:style-name="ce28"/>
          <table:table-cell table:number-columns-repeated="4" table:style-name="ce35"/>
          <table:table-cell table:style-name="ce34"/>
          <table:table-cell table:number-columns-repeated="16366" table:style-name="ce35"/>
        </table:table-row>
        <table:table-row table:style-name="ro1">
          <table:table-cell table:style-name="ce91"/>
          <table:table-cell office:value-type="string" table:style-name="ce31">
            <text:p>May</text:p>
          </table:table-cell>
          <table:table-cell office:value-type="float" office:value="12.323440354375002" table:style-name="ce32">
            <text:p>12.3</text:p>
          </table:table-cell>
          <table:table-cell table:style-name="ce32"/>
          <table:table-cell office:value-type="float" office:value="15.467559104375001" table:style-name="ce32">
            <text:p>15.5</text:p>
          </table:table-cell>
          <table:table-cell office:value-type="float" office:value="0.79781332192307697" table:style-name="ce32">
            <text:p>0.8</text:p>
          </table:table-cell>
          <table:table-cell table:style-name="ce32"/>
          <table:table-cell office:value-type="float" office:value="0.86707074500000003" table:style-name="ce32">
            <text:p>0.9</text:p>
          </table:table-cell>
          <table:table-cell office:value-type="float" office:value="0.33507424788693019" table:style-name="ce32">
            <text:p>0.3</text:p>
          </table:table-cell>
          <table:table-cell table:style-name="ce32"/>
          <table:table-cell office:value-type="float" office:value="0.35237036327154564" table:style-name="ce32">
            <text:p>0.4</text:p>
          </table:table-cell>
          <table:table-cell table:number-columns-repeated="2" table:style-name="ce28"/>
          <table:table-cell table:number-columns-repeated="4" table:style-name="ce35"/>
          <table:table-cell table:style-name="ce34"/>
          <table:table-cell table:number-columns-repeated="16366" table:style-name="ce35"/>
        </table:table-row>
        <table:table-row table:style-name="ro1">
          <table:table-cell table:style-name="ce91"/>
          <table:table-cell office:value-type="string" table:style-name="ce31">
            <text:p>June</text:p>
          </table:table-cell>
          <table:table-cell office:value-type="float" office:value="12.490754454999999" table:style-name="ce32">
            <text:p>12.5</text:p>
          </table:table-cell>
          <table:table-cell table:style-name="ce32"/>
          <table:table-cell office:value-type="float" office:value="15.650308455000001" table:style-name="ce32">
            <text:p>15.7</text:p>
          </table:table-cell>
          <table:table-cell office:value-type="float" office:value="0.75519211117307705" table:style-name="ce32">
            <text:p>0.8</text:p>
          </table:table-cell>
          <table:table-cell table:style-name="ce32"/>
          <table:table-cell office:value-type="float" office:value="0.83336253425000006" table:style-name="ce32">
            <text:p>0.8</text:p>
          </table:table-cell>
          <table:table-cell office:value-type="float" office:value="0.30767671603517766" table:style-name="ce32">
            <text:p>0.3</text:p>
          </table:table-cell>
          <table:table-cell table:style-name="ce32"/>
          <table:table-cell office:value-type="float" office:value="0.32331983141979304" table:style-name="ce32">
            <text:p>0.3</text:p>
          </table:table-cell>
          <table:table-cell table:number-columns-repeated="2" table:style-name="ce28"/>
          <table:table-cell table:number-columns-repeated="4" table:style-name="ce35"/>
          <table:table-cell table:style-name="ce34"/>
          <table:table-cell table:number-columns-repeated="16366" table:style-name="ce35"/>
        </table:table-row>
        <table:table-row table:style-name="ro1">
          <table:table-cell table:style-name="ce91"/>
          <table:table-cell office:value-type="string" table:style-name="ce31">
            <text:p>July *</text:p>
          </table:table-cell>
          <table:table-cell office:value-type="float" office:value="13.213951589999999" table:style-name="ce32">
            <text:p>13.2</text:p>
          </table:table-cell>
          <table:table-cell table:style-name="ce32"/>
          <table:table-cell office:value-type="float" office:value="16.29004539" table:style-name="ce32">
            <text:p>16.3</text:p>
          </table:table-cell>
          <table:table-cell office:value-type="float" office:value="0.57293001410769218" table:style-name="ce32">
            <text:p>0.6</text:p>
          </table:table-cell>
          <table:table-cell table:style-name="ce32"/>
          <table:table-cell office:value-type="float" office:value="0.64175192179999996" table:style-name="ce32">
            <text:p>0.6</text:p>
          </table:table-cell>
          <table:table-cell office:value-type="float" office:value="0.29487983632898263" table:style-name="ce32">
            <text:p>0.3</text:p>
          </table:table-cell>
          <table:table-cell table:style-name="ce32"/>
          <table:table-cell office:value-type="float" office:value="0.31150265171359803" table:style-name="ce32">
            <text:p>0.3</text:p>
          </table:table-cell>
          <table:table-cell table:number-columns-repeated="2" table:style-name="ce28"/>
          <table:table-cell table:number-columns-repeated="4" table:style-name="ce35"/>
          <table:table-cell table:style-name="ce34"/>
          <table:table-cell table:number-columns-repeated="16366" table:style-name="ce35"/>
        </table:table-row>
        <table:table-row table:style-name="ro1">
          <table:table-cell table:style-name="ce91"/>
          <table:table-cell office:value-type="string" table:style-name="ce31">
            <text:p>August</text:p>
          </table:table-cell>
          <table:table-cell office:value-type="float" office:value="12.817112198250001" table:style-name="ce32">
            <text:p>12.8</text:p>
          </table:table-cell>
          <table:table-cell table:style-name="ce32"/>
          <table:table-cell office:value-type="float" office:value="15.935061698249999" table:style-name="ce32">
            <text:p>15.9</text:p>
          </table:table-cell>
          <table:table-cell office:value-type="float" office:value="0.7394425765576923" table:style-name="ce32">
            <text:p>0.7</text:p>
          </table:table-cell>
          <table:table-cell table:style-name="ce32"/>
          <table:table-cell office:value-type="float" office:value="0.80441113424999988" table:style-name="ce32">
            <text:p>0.8</text:p>
          </table:table-cell>
          <table:table-cell office:value-type="float" office:value="0.31525864925216918" table:style-name="ce32">
            <text:p>0.3</text:p>
          </table:table-cell>
          <table:table-cell table:style-name="ce32"/>
          <table:table-cell office:value-type="float" office:value="0.32907051463678461" table:style-name="ce32">
            <text:p>0.3</text:p>
          </table:table-cell>
          <table:table-cell table:number-columns-repeated="2" table:style-name="ce28"/>
          <table:table-cell table:number-columns-repeated="4" table:style-name="ce35"/>
          <table:table-cell table:style-name="ce34"/>
          <table:table-cell table:number-columns-repeated="16366" table:style-name="ce35"/>
        </table:table-row>
        <table:table-row table:style-name="ro1">
          <table:table-cell table:style-name="ce91"/>
          <table:table-cell office:value-type="string" table:style-name="ce31">
            <text:p>September</text:p>
          </table:table-cell>
          <table:table-cell office:value-type="float" office:value="12.690255945875004" table:style-name="ce32">
            <text:p>12.7</text:p>
          </table:table-cell>
          <table:table-cell table:style-name="ce32"/>
          <table:table-cell office:value-type="float" office:value="15.897299695875004" table:style-name="ce32">
            <text:p>15.9</text:p>
          </table:table-cell>
          <table:table-cell office:value-type="float" office:value="0.61159821830769234" table:style-name="ce32">
            <text:p>0.6</text:p>
          </table:table-cell>
          <table:table-cell table:style-name="ce32"/>
          <table:table-cell office:value-type="float" office:value="0.68362127600000011" table:style-name="ce32">
            <text:p>0.7</text:p>
          </table:table-cell>
          <table:table-cell office:value-type="float" office:value="0.29854976489382246" table:style-name="ce32">
            <text:p>0.3</text:p>
          </table:table-cell>
          <table:table-cell table:style-name="ce32"/>
          <table:table-cell office:value-type="float" office:value="0.31693938027843788" table:style-name="ce32">
            <text:p>0.3</text:p>
          </table:table-cell>
          <table:table-cell table:number-columns-repeated="2" table:style-name="ce28"/>
          <table:table-cell table:number-columns-repeated="4" table:style-name="ce35"/>
          <table:table-cell table:style-name="ce34"/>
          <table:table-cell table:number-columns-repeated="16366" table:style-name="ce35"/>
        </table:table-row>
        <table:table-row table:style-name="ro1">
          <table:table-cell table:style-name="ce91"/>
          <table:table-cell office:value-type="string" table:style-name="ce31">
            <text:p>October *</text:p>
          </table:table-cell>
          <table:table-cell office:value-type="float" office:value="12.888417814399997" table:style-name="ce32">
            <text:p>12.9</text:p>
          </table:table-cell>
          <table:table-cell table:style-name="ce32"/>
          <table:table-cell office:value-type="float" office:value="16.030992614399999" table:style-name="ce32">
            <text:p>16.0</text:p>
          </table:table-cell>
          <table:table-cell office:value-type="float" office:value="0.55875787727692316" table:style-name="ce32">
            <text:p>0.6</text:p>
          </table:table-cell>
          <table:table-cell table:style-name="ce32"/>
          <table:table-cell office:value-type="float" office:value="0.62397895420000005" table:style-name="ce32">
            <text:p>0.6</text:p>
          </table:table-cell>
          <table:table-cell office:value-type="float" office:value="0.33853963001844711" table:style-name="ce32">
            <text:p>0.3</text:p>
          </table:table-cell>
          <table:table-cell table:style-name="ce32"/>
          <table:table-cell office:value-type="float" office:value="0.36568864540306251" table:style-name="ce32">
            <text:p>0.4</text:p>
          </table:table-cell>
          <table:table-cell table:number-columns-repeated="2" table:style-name="ce28"/>
          <table:table-cell table:number-columns-repeated="4" table:style-name="ce35"/>
          <table:table-cell table:style-name="ce34"/>
          <table:table-cell table:number-columns-repeated="16366" table:style-name="ce35"/>
        </table:table-row>
        <table:table-row table:style-name="ro1">
          <table:table-cell table:style-name="ce91"/>
          <table:table-cell office:value-type="string" table:style-name="ce31">
            <text:p>November</text:p>
          </table:table-cell>
          <table:table-cell office:value-type="float" office:value="12.820640429937496" table:style-name="ce32">
            <text:p>12.8</text:p>
          </table:table-cell>
          <table:table-cell table:style-name="ce32"/>
          <table:table-cell office:value-type="float" office:value="16.076205929937498" table:style-name="ce32">
            <text:p>16.1</text:p>
          </table:table-cell>
          <table:table-cell office:value-type="float" office:value="0.86438002007692305" table:style-name="ce32">
            <text:p>0.9</text:p>
          </table:table-cell>
          <table:table-cell table:style-name="ce32"/>
          <table:table-cell office:value-type="float" office:value="0.93399084700000001" table:style-name="ce32">
            <text:p>0.9</text:p>
          </table:table-cell>
          <table:table-cell office:value-type="float" office:value="0.37595747318762379" table:style-name="ce32">
            <text:p>0.4</text:p>
          </table:table-cell>
          <table:table-cell table:style-name="ce32"/>
          <table:table-cell office:value-type="float" office:value="0.4069533385722392" table:style-name="ce32">
            <text:p>0.4</text:p>
          </table:table-cell>
          <table:table-cell table:number-columns-repeated="2" table:style-name="ce28"/>
          <table:table-cell table:number-columns-repeated="4" table:style-name="ce35"/>
          <table:table-cell table:style-name="ce34"/>
          <table:table-cell table:number-columns-repeated="16366" table:style-name="ce35"/>
        </table:table-row>
        <table:table-row table:style-name="ro1">
          <table:table-cell table:style-name="ce91"/>
          <table:table-cell office:value-type="string" table:style-name="ce31">
            <text:p>December</text:p>
          </table:table-cell>
          <table:table-cell office:value-type="float" office:value="12.203241080499998" table:style-name="ce32">
            <text:p>12.2</text:p>
          </table:table-cell>
          <table:table-cell table:style-name="ce32"/>
          <table:table-cell office:value-type="float" office:value="15.1085898305" table:style-name="ce32">
            <text:p>15.1</text:p>
          </table:table-cell>
          <table:table-cell office:value-type="float" office:value="0.52710522157692297" table:style-name="ce32">
            <text:p>0.5</text:p>
          </table:table-cell>
          <table:table-cell table:style-name="ce32"/>
          <table:table-cell office:value-type="float" office:value="0.58978829850000003" table:style-name="ce32">
            <text:p>0.6</text:p>
          </table:table-cell>
          <table:table-cell office:value-type="float" office:value="0.44886192851067785" table:style-name="ce32">
            <text:p>0.4</text:p>
          </table:table-cell>
          <table:table-cell table:style-name="ce32"/>
          <table:table-cell office:value-type="float" office:value="0.51643229389529322"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office:value-type="float" office:value="2006" table:style-name="ce91">
            <text:p>2006</text:p>
          </table:table-cell>
          <table:table-cell office:value-type="string" table:style-name="ce31">
            <text:p>January *</text:p>
          </table:table-cell>
          <table:table-cell office:value-type="float" office:value="11.918533631499997" table:style-name="ce32">
            <text:p>11.9</text:p>
          </table:table-cell>
          <table:table-cell table:style-name="ce32"/>
          <table:table-cell office:value-type="float" office:value="14.978200231500001" table:style-name="ce32">
            <text:p>15.0</text:p>
          </table:table-cell>
          <table:table-cell office:value-type="float" office:value="0.35547334576923084" table:style-name="ce32">
            <text:p>0.4</text:p>
          </table:table-cell>
          <table:table-cell table:style-name="ce32"/>
          <table:table-cell office:value-type="float" office:value="0.452077915" table:style-name="ce32">
            <text:p>0.5</text:p>
          </table:table-cell>
          <table:table-cell office:value-type="float" office:value="0.32413714554459272" table:style-name="ce32">
            <text:p>0.3</text:p>
          </table:table-cell>
          <table:table-cell table:style-name="ce32"/>
          <table:table-cell office:value-type="float" office:value="0.33678016092920809"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February</text:p>
          </table:table-cell>
          <table:table-cell office:value-type="float" office:value="12.409116275375" table:style-name="ce32">
            <text:p>12.4</text:p>
          </table:table-cell>
          <table:table-cell table:style-name="ce32"/>
          <table:table-cell office:value-type="float" office:value="15.656255025375" table:style-name="ce32">
            <text:p>15.7</text:p>
          </table:table-cell>
          <table:table-cell office:value-type="float" office:value="0.57761416826923084" table:style-name="ce32">
            <text:p>0.6</text:p>
          </table:table-cell>
          <table:table-cell table:style-name="ce32"/>
          <table:table-cell office:value-type="float" office:value="0.67620343750000012" table:style-name="ce32">
            <text:p>0.7</text:p>
          </table:table-cell>
          <table:table-cell office:value-type="float" office:value="0.31822293277858882" table:style-name="ce32">
            <text:p>0.3</text:p>
          </table:table-cell>
          <table:table-cell table:style-name="ce32"/>
          <table:table-cell office:value-type="float" office:value="0.33732229816320419"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rch</text:p>
          </table:table-cell>
          <table:table-cell office:value-type="float" office:value="12.611900532125002" table:style-name="ce32">
            <text:p>12.6</text:p>
          </table:table-cell>
          <table:table-cell table:style-name="ce32"/>
          <table:table-cell office:value-type="float" office:value="15.785182282125003" table:style-name="ce32">
            <text:p>15.8</text:p>
          </table:table-cell>
          <table:table-cell office:value-type="float" office:value="0.67385598701923077" table:style-name="ce32">
            <text:p>0.7</text:p>
          </table:table-cell>
          <table:table-cell table:style-name="ce32"/>
          <table:table-cell office:value-type="float" office:value="0.77162850625000001" table:style-name="ce32">
            <text:p>0.8</text:p>
          </table:table-cell>
          <table:table-cell office:value-type="float" office:value="0.29633396847378374" table:style-name="ce32">
            <text:p>0.3</text:p>
          </table:table-cell>
          <table:table-cell table:style-name="ce32"/>
          <table:table-cell office:value-type="float" office:value="0.31622483385839911"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3">
            <text:p>April *</text:p>
          </table:table-cell>
          <table:table-cell office:value-type="float" office:value="12.750722800125001" table:style-name="ce32">
            <text:p>12.8</text:p>
          </table:table-cell>
          <table:table-cell table:style-name="ce32"/>
          <table:table-cell office:value-type="float" office:value="15.901493200125" table:style-name="ce32">
            <text:p>15.9</text:p>
          </table:table-cell>
          <table:table-cell office:value-type="float" office:value="0.64551363576923071" table:style-name="ce32">
            <text:p>0.6</text:p>
          </table:table-cell>
          <table:table-cell table:style-name="ce32"/>
          <table:table-cell office:value-type="float" office:value="0.73907120500000001" table:style-name="ce32">
            <text:p>0.7</text:p>
          </table:table-cell>
          <table:table-cell office:value-type="float" office:value="0.30912163761066874" table:style-name="ce32">
            <text:p>0.3</text:p>
          </table:table-cell>
          <table:table-cell table:style-name="ce32"/>
          <table:table-cell office:value-type="float" office:value="0.32546165299528412"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y</text:p>
          </table:table-cell>
          <table:table-cell office:value-type="float" office:value="12.767633683218747" table:style-name="ce32">
            <text:p>12.8</text:p>
          </table:table-cell>
          <table:table-cell table:style-name="ce32"/>
          <table:table-cell office:value-type="float" office:value="15.850208683218748" table:style-name="ce32">
            <text:p>15.9</text:p>
          </table:table-cell>
          <table:table-cell office:value-type="float" office:value="0.52123290701923075" table:style-name="ce32">
            <text:p>0.5</text:p>
          </table:table-cell>
          <table:table-cell table:style-name="ce32"/>
          <table:table-cell office:value-type="float" office:value="0.60479092624999997" table:style-name="ce32">
            <text:p>0.6</text:p>
          </table:table-cell>
          <table:table-cell office:value-type="float" office:value="0.30544389698085161" table:style-name="ce32">
            <text:p>0.3</text:p>
          </table:table-cell>
          <table:table-cell table:style-name="ce32"/>
          <table:table-cell office:value-type="float" office:value="0.31927251236546705"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ne</text:p>
          </table:table-cell>
          <table:table-cell office:value-type="float" office:value="12.890930286937499" table:style-name="ce32">
            <text:p>12.9</text:p>
          </table:table-cell>
          <table:table-cell table:style-name="ce32"/>
          <table:table-cell office:value-type="float" office:value="15.687018036937499" table:style-name="ce32">
            <text:p>15.7</text:p>
          </table:table-cell>
          <table:table-cell office:value-type="float" office:value="0.63625611701923068" table:style-name="ce32">
            <text:p>0.6</text:p>
          </table:table-cell>
          <table:table-cell table:style-name="ce32"/>
          <table:table-cell office:value-type="float" office:value="0.72576238625" table:style-name="ce32">
            <text:p>0.7</text:p>
          </table:table-cell>
          <table:table-cell office:value-type="float" office:value="0.26393808546538455" table:style-name="ce32">
            <text:p>0.3</text:p>
          </table:table-cell>
          <table:table-cell table:style-name="ce32"/>
          <table:table-cell office:value-type="float" office:value="0.27772820085"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ly *</text:p>
          </table:table-cell>
          <table:table-cell office:value-type="float" office:value="12.909927007125001" table:style-name="ce32">
            <text:p>12.9</text:p>
          </table:table-cell>
          <table:table-cell table:style-name="ce32"/>
          <table:table-cell office:value-type="float" office:value="15.650165407124998" table:style-name="ce32">
            <text:p>15.7</text:p>
          </table:table-cell>
          <table:table-cell office:value-type="float" office:value="0.53213418538461554" table:style-name="ce32">
            <text:p>0.5</text:p>
          </table:table-cell>
          <table:table-cell table:style-name="ce32"/>
          <table:table-cell office:value-type="float" office:value="0.62493577000000011" table:style-name="ce32">
            <text:p>0.6</text:p>
          </table:table-cell>
          <table:table-cell office:value-type="float" office:value="0.24264023919538458" table:style-name="ce32">
            <text:p>0.2</text:p>
          </table:table-cell>
          <table:table-cell table:style-name="ce32"/>
          <table:table-cell office:value-type="float" office:value="0.25774205457999994"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August</text:p>
          </table:table-cell>
          <table:table-cell office:value-type="float" office:value="12.969869094031248" table:style-name="ce32">
            <text:p>13.0</text:p>
          </table:table-cell>
          <table:table-cell table:style-name="ce32"/>
          <table:table-cell office:value-type="float" office:value="15.770532844031248" table:style-name="ce32">
            <text:p>15.8</text:p>
          </table:table-cell>
          <table:table-cell office:value-type="float" office:value="0.61598431913461538" table:style-name="ce32">
            <text:p>0.6</text:p>
          </table:table-cell>
          <table:table-cell table:style-name="ce32"/>
          <table:table-cell office:value-type="float" office:value="0.70701220375000007" table:style-name="ce32">
            <text:p>0.7</text:p>
          </table:table-cell>
          <table:table-cell office:value-type="float" office:value="0.24540390814038457" table:style-name="ce32">
            <text:p>0.2</text:p>
          </table:table-cell>
          <table:table-cell table:style-name="ce32"/>
          <table:table-cell office:value-type="float" office:value="0.26610227352499999"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September</text:p>
          </table:table-cell>
          <table:table-cell office:value-type="float" office:value="13.168966051124999" table:style-name="ce32">
            <text:p>13.2</text:p>
          </table:table-cell>
          <table:table-cell table:style-name="ce32"/>
          <table:table-cell office:value-type="float" office:value="15.955069801124999" table:style-name="ce32">
            <text:p>16.0</text:p>
          </table:table-cell>
          <table:table-cell office:value-type="float" office:value="0.65324584288461529" table:style-name="ce32">
            <text:p>0.7</text:p>
          </table:table-cell>
          <table:table-cell table:style-name="ce32"/>
          <table:table-cell office:value-type="float" office:value="0.74712547750000002" table:style-name="ce32">
            <text:p>0.7</text:p>
          </table:table-cell>
          <table:table-cell office:value-type="float" office:value="0.31233525855288458" table:style-name="ce32">
            <text:p>0.3</text:p>
          </table:table-cell>
          <table:table-cell table:style-name="ce32"/>
          <table:table-cell office:value-type="float" office:value="0.33380362393750002"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October *</text:p>
          </table:table-cell>
          <table:table-cell office:value-type="float" office:value="13.107601173249998" table:style-name="ce32">
            <text:p>13.1</text:p>
          </table:table-cell>
          <table:table-cell table:style-name="ce32"/>
          <table:table-cell office:value-type="float" office:value="15.916060973249998" table:style-name="ce32">
            <text:p>15.9</text:p>
          </table:table-cell>
          <table:table-cell office:value-type="float" office:value="0.65440827038461524" table:style-name="ce32">
            <text:p>0.7</text:p>
          </table:table-cell>
          <table:table-cell table:style-name="ce32"/>
          <table:table-cell office:value-type="float" office:value="0.70290685499999994" table:style-name="ce32">
            <text:p>0.7</text:p>
          </table:table-cell>
          <table:table-cell office:value-type="float" office:value="0.45134386478538452" table:style-name="ce32">
            <text:p>0.5</text:p>
          </table:table-cell>
          <table:table-cell table:style-name="ce32"/>
          <table:table-cell office:value-type="float" office:value="0.47129868016999998" table:style-name="ce32">
            <text:p>0.5</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November</text:p>
          </table:table-cell>
          <table:table-cell office:value-type="float" office:value="12.937906516562499" table:style-name="ce32">
            <text:p>12.9</text:p>
          </table:table-cell>
          <table:table-cell table:style-name="ce32"/>
          <table:table-cell office:value-type="float" office:value="15.818395266562501" table:style-name="ce32">
            <text:p>15.8</text:p>
          </table:table-cell>
          <table:table-cell office:value-type="float" office:value="0.7246305016346154" table:style-name="ce32">
            <text:p>0.7</text:p>
          </table:table-cell>
          <table:table-cell table:style-name="ce32"/>
          <table:table-cell office:value-type="float" office:value="0.77506388625" table:style-name="ce32">
            <text:p>0.8</text:p>
          </table:table-cell>
          <table:table-cell office:value-type="float" office:value="0.42205654149038463" table:style-name="ce32">
            <text:p>0.4</text:p>
          </table:table-cell>
          <table:table-cell table:style-name="ce32"/>
          <table:table-cell office:value-type="float" office:value="0.447670906875"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December</text:p>
          </table:table-cell>
          <table:table-cell office:value-type="float" office:value="12.160332548124998" table:style-name="ce32">
            <text:p>12.2</text:p>
          </table:table-cell>
          <table:table-cell table:style-name="ce32"/>
          <table:table-cell office:value-type="float" office:value="14.699936548124999" table:style-name="ce32">
            <text:p>14.7</text:p>
          </table:table-cell>
          <table:table-cell office:value-type="float" office:value="0.78502349163461538" table:style-name="ce32">
            <text:p>0.8</text:p>
          </table:table-cell>
          <table:table-cell table:style-name="ce32"/>
          <table:table-cell office:value-type="float" office:value="0.82469137625000011" table:style-name="ce32">
            <text:p>0.8</text:p>
          </table:table-cell>
          <table:table-cell office:value-type="float" office:value="0.33926089171538454" table:style-name="ce32">
            <text:p>0.3</text:p>
          </table:table-cell>
          <table:table-cell table:style-name="ce32"/>
          <table:table-cell office:value-type="float" office:value="0.43010775709999993"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office:value-type="float" office:value="2007" table:style-name="ce91">
            <text:p>2007</text:p>
          </table:table-cell>
          <table:table-cell office:value-type="string" table:style-name="ce31">
            <text:p>January *</text:p>
          </table:table-cell>
          <table:table-cell office:value-type="float" office:value="11.839125720375" table:style-name="ce32">
            <text:p>11.8</text:p>
          </table:table-cell>
          <table:table-cell table:style-name="ce32"/>
          <table:table-cell office:value-type="float" office:value="14.810966520375" table:style-name="ce32">
            <text:p>14.8</text:p>
          </table:table-cell>
          <table:table-cell office:value-type="float" office:value="0.55110257230769233" table:style-name="ce32">
            <text:p>0.6</text:p>
          </table:table-cell>
          <table:table-cell table:style-name="ce32"/>
          <table:table-cell office:value-type="float" office:value="0.61833388" table:style-name="ce32">
            <text:p>0.6</text:p>
          </table:table-cell>
          <table:table-cell office:value-type="float" office:value="0.3073585258153847" table:style-name="ce32">
            <text:p>0.3</text:p>
          </table:table-cell>
          <table:table-cell table:style-name="ce32"/>
          <table:table-cell office:value-type="float" office:value="0.32464114120000004"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February</text:p>
          </table:table-cell>
          <table:table-cell office:value-type="float" office:value="12.596109126156248" table:style-name="ce32">
            <text:p>12.6</text:p>
          </table:table-cell>
          <table:table-cell table:style-name="ce32"/>
          <table:table-cell office:value-type="float" office:value="15.49332662615625" table:style-name="ce32">
            <text:p>15.5</text:p>
          </table:table-cell>
          <table:table-cell office:value-type="float" office:value="0.61412040355769215" table:style-name="ce32">
            <text:p>0.6</text:p>
          </table:table-cell>
          <table:table-cell table:style-name="ce32"/>
          <table:table-cell office:value-type="float" office:value="0.68750546124999989" table:style-name="ce32">
            <text:p>0.7</text:p>
          </table:table-cell>
          <table:table-cell office:value-type="float" office:value="0.27541839337788465" table:style-name="ce32">
            <text:p>0.3</text:p>
          </table:table-cell>
          <table:table-cell table:style-name="ce32"/>
          <table:table-cell office:value-type="float" office:value="0.28880875876250001"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rch</text:p>
          </table:table-cell>
          <table:table-cell office:value-type="float" office:value="12.625889473687501" table:style-name="ce32">
            <text:p>12.6</text:p>
          </table:table-cell>
          <table:table-cell table:style-name="ce32"/>
          <table:table-cell office:value-type="float" office:value="15.602406223687499" table:style-name="ce32">
            <text:p>15.6</text:p>
          </table:table-cell>
          <table:table-cell office:value-type="float" office:value="0.71821343730769227" table:style-name="ce32">
            <text:p>0.7</text:p>
          </table:table-cell>
          <table:table-cell table:style-name="ce32"/>
          <table:table-cell office:value-type="float" office:value="0.78364899499999996" table:style-name="ce32">
            <text:p>0.8</text:p>
          </table:table-cell>
          <table:table-cell office:value-type="float" office:value="0.22094012716538455" table:style-name="ce32">
            <text:p>0.2</text:p>
          </table:table-cell>
          <table:table-cell table:style-name="ce32"/>
          <table:table-cell office:value-type="float" office:value="0.23780849254999992"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3">
            <text:p>April*</text:p>
          </table:table-cell>
          <table:table-cell office:value-type="float" office:value="12.785980537625001" table:style-name="ce32">
            <text:p>12.8</text:p>
          </table:table-cell>
          <table:table-cell table:style-name="ce32"/>
          <table:table-cell office:value-type="float" office:value="15.774272537624999" table:style-name="ce32">
            <text:p>15.8</text:p>
          </table:table-cell>
          <table:table-cell office:value-type="float" office:value="0.6397307665384615" table:style-name="ce32">
            <text:p>0.6</text:p>
          </table:table-cell>
          <table:table-cell table:style-name="ce32"/>
          <table:table-cell office:value-type="float" office:value="0.72982870499999997" table:style-name="ce32">
            <text:p>0.7</text:p>
          </table:table-cell>
          <table:table-cell office:value-type="float" office:value="0.22013317544538463" table:style-name="ce32">
            <text:p>0.2</text:p>
          </table:table-cell>
          <table:table-cell table:style-name="ce32"/>
          <table:table-cell office:value-type="float" office:value="0.23474239083000001"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y</text:p>
          </table:table-cell>
          <table:table-cell office:value-type="float" office:value="12.75992491740625" table:style-name="ce32">
            <text:p>12.8</text:p>
          </table:table-cell>
          <table:table-cell table:style-name="ce32"/>
          <table:table-cell office:value-type="float" office:value="15.722256667406249" table:style-name="ce32">
            <text:p>15.7</text:p>
          </table:table-cell>
          <table:table-cell office:value-type="float" office:value="0.51528165966346173" table:style-name="ce32">
            <text:p>0.5</text:p>
          </table:table-cell>
          <table:table-cell table:style-name="ce32"/>
          <table:table-cell office:value-type="float" office:value="0.60385069812500014" table:style-name="ce32">
            <text:p>0.6</text:p>
          </table:table-cell>
          <table:table-cell office:value-type="float" office:value="0.2138009976778846" table:style-name="ce32">
            <text:p>0.2</text:p>
          </table:table-cell>
          <table:table-cell table:style-name="ce32"/>
          <table:table-cell office:value-type="float" office:value="0.22865711306249997"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ne</text:p>
          </table:table-cell>
          <table:table-cell office:value-type="float" office:value="12.790607763687499" table:style-name="ce32">
            <text:p>12.8</text:p>
          </table:table-cell>
          <table:table-cell table:style-name="ce32"/>
          <table:table-cell office:value-type="float" office:value="15.701500513687499" table:style-name="ce32">
            <text:p>15.7</text:p>
          </table:table-cell>
          <table:table-cell office:value-type="float" office:value="0.67042045403846162" table:style-name="ce32">
            <text:p>0.7</text:p>
          </table:table-cell>
          <table:table-cell table:style-name="ce32"/>
          <table:table-cell office:value-type="float" office:value="0.75970599249999993" table:style-name="ce32">
            <text:p>0.8</text:p>
          </table:table-cell>
          <table:table-cell office:value-type="float" office:value="0.20757858432788465" table:style-name="ce32">
            <text:p>0.2</text:p>
          </table:table-cell>
          <table:table-cell table:style-name="ce32"/>
          <table:table-cell office:value-type="float" office:value="0.22378994971249999"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ly*</text:p>
          </table:table-cell>
          <table:table-cell office:value-type="float" office:value="13.019422406124999" table:style-name="ce32">
            <text:p>13.0</text:p>
          </table:table-cell>
          <table:table-cell table:style-name="ce32"/>
          <table:table-cell office:value-type="float" office:value="15.910761406124999" table:style-name="ce32">
            <text:p>15.9</text:p>
          </table:table-cell>
          <table:table-cell office:value-type="float" office:value="0.56586905192307702" table:style-name="ce32">
            <text:p>0.6</text:p>
          </table:table-cell>
          <table:table-cell table:style-name="ce32"/>
          <table:table-cell office:value-type="float" office:value="0.6970923750000001" table:style-name="ce32">
            <text:p>0.7</text:p>
          </table:table-cell>
          <table:table-cell office:value-type="float" office:value="0.22758238529538458" table:style-name="ce32">
            <text:p>0.2</text:p>
          </table:table-cell>
          <table:table-cell table:style-name="ce32"/>
          <table:table-cell office:value-type="float" office:value="0.23974500067999999"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August</text:p>
          </table:table-cell>
          <table:table-cell office:value-type="float" office:value="12.475400779308666" table:style-name="ce32">
            <text:p>12.5</text:p>
          </table:table-cell>
          <table:table-cell table:style-name="ce32"/>
          <table:table-cell office:value-type="float" office:value="15.409925029308667" table:style-name="ce32">
            <text:p>15.4</text:p>
          </table:table-cell>
          <table:table-cell office:value-type="float" office:value="0.60446201067307714" table:style-name="ce32">
            <text:p>0.6</text:p>
          </table:table-cell>
          <table:table-cell table:style-name="ce32"/>
          <table:table-cell office:value-type="float" office:value="0.73711668375000006" table:style-name="ce32">
            <text:p>0.7</text:p>
          </table:table-cell>
          <table:table-cell office:value-type="float" office:value="0.23674610892788461" table:style-name="ce32">
            <text:p>0.2</text:p>
          </table:table-cell>
          <table:table-cell table:style-name="ce32"/>
          <table:table-cell office:value-type="float" office:value="0.25337947431250002"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September</text:p>
          </table:table-cell>
          <table:table-cell office:value-type="float" office:value="12.404350910997444" table:style-name="ce32">
            <text:p>12.4</text:p>
          </table:table-cell>
          <table:table-cell table:style-name="ce32"/>
          <table:table-cell office:value-type="float" office:value="15.332412410997444" table:style-name="ce32">
            <text:p>15.3</text:p>
          </table:table-cell>
          <table:table-cell office:value-type="float" office:value="0.58930346817307699" table:style-name="ce32">
            <text:p>0.6</text:p>
          </table:table-cell>
          <table:table-cell table:style-name="ce32"/>
          <table:table-cell office:value-type="float" office:value="0.71983514125000014" table:style-name="ce32">
            <text:p>0.7</text:p>
          </table:table-cell>
          <table:table-cell office:value-type="float" office:value="0.28391513907788463" table:style-name="ce32">
            <text:p>0.3</text:p>
          </table:table-cell>
          <table:table-cell table:style-name="ce32"/>
          <table:table-cell office:value-type="float" office:value="0.30588325446250009"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October*</text:p>
          </table:table-cell>
          <table:table-cell office:value-type="float" office:value="12.714734615801948" table:style-name="ce32">
            <text:p>12.7</text:p>
          </table:table-cell>
          <table:table-cell table:style-name="ce32"/>
          <table:table-cell office:value-type="float" office:value="15.628455815801948" table:style-name="ce32">
            <text:p>15.6</text:p>
          </table:table-cell>
          <table:table-cell office:value-type="float" office:value="0.59283315692307714" table:style-name="ce32">
            <text:p>0.6</text:p>
          </table:table-cell>
          <table:table-cell table:style-name="ce32"/>
          <table:table-cell office:value-type="float" office:value="0.67361168000000005" table:style-name="ce32">
            <text:p>0.7</text:p>
          </table:table-cell>
          <table:table-cell office:value-type="float" office:value="0.4138338751153845" table:style-name="ce32">
            <text:p>0.4</text:p>
          </table:table-cell>
          <table:table-cell table:style-name="ce32"/>
          <table:table-cell office:value-type="float" office:value="0.43110769049999992"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November</text:p>
          </table:table-cell>
          <table:table-cell office:value-type="float" office:value="12.767381298104977" table:style-name="ce32">
            <text:p>12.8</text:p>
          </table:table-cell>
          <table:table-cell table:style-name="ce32"/>
          <table:table-cell office:value-type="float" office:value="15.603515548104976" table:style-name="ce32">
            <text:p>15.6</text:p>
          </table:table-cell>
          <table:table-cell office:value-type="float" office:value="0.65367441067307686" table:style-name="ce32">
            <text:p>0.7</text:p>
          </table:table-cell>
          <table:table-cell table:style-name="ce32"/>
          <table:table-cell office:value-type="float" office:value="0.73448433375" table:style-name="ce32">
            <text:p>0.7</text:p>
          </table:table-cell>
          <table:table-cell office:value-type="float" office:value="0.38314974825288467" table:style-name="ce32">
            <text:p>0.4</text:p>
          </table:table-cell>
          <table:table-cell table:style-name="ce32"/>
          <table:table-cell office:value-type="float" office:value="0.41752061363750004"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December</text:p>
          </table:table-cell>
          <table:table-cell office:value-type="float" office:value="12.228894467125" table:style-name="ce32">
            <text:p>12.2</text:p>
          </table:table-cell>
          <table:table-cell table:style-name="ce32"/>
          <table:table-cell office:value-type="float" office:value="14.735292967125" table:style-name="ce32">
            <text:p>14.7</text:p>
          </table:table-cell>
          <table:table-cell office:value-type="float" office:value="0.73919813379807686" table:style-name="ce32">
            <text:p>0.7</text:p>
          </table:table-cell>
          <table:table-cell table:style-name="ce32"/>
          <table:table-cell office:value-type="float" office:value="0.81200880687499988" table:style-name="ce32">
            <text:p>0.8</text:p>
          </table:table-cell>
          <table:table-cell office:value-type="float" office:value="0.30463360566538467" table:style-name="ce32">
            <text:p>0.3</text:p>
          </table:table-cell>
          <table:table-cell table:style-name="ce32"/>
          <table:table-cell office:value-type="float" office:value="0.39575947105000003"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office:value-type="float" office:value="2008" table:style-name="ce91">
            <text:p>2008</text:p>
          </table:table-cell>
          <table:table-cell office:value-type="string" table:style-name="ce31">
            <text:p>January *</text:p>
          </table:table-cell>
          <table:table-cell office:value-type="float" office:value="11.96816064625" table:style-name="ce32">
            <text:p>12.0</text:p>
          </table:table-cell>
          <table:table-cell table:style-name="ce32"/>
          <table:table-cell office:value-type="float" office:value="14.730820646250001" table:style-name="ce32">
            <text:p>14.7</text:p>
          </table:table-cell>
          <table:table-cell office:value-type="float" office:value="0.78778643442307683" table:style-name="ce32">
            <text:p>0.8</text:p>
          </table:table-cell>
          <table:table-cell table:style-name="ce32"/>
          <table:table-cell office:value-type="float" office:value="0.81666415749999999" table:style-name="ce32">
            <text:p>0.8</text:p>
          </table:table-cell>
          <table:table-cell office:value-type="float" office:value="0.30174673784538464" table:style-name="ce32">
            <text:p>0.3</text:p>
          </table:table-cell>
          <table:table-cell table:style-name="ce32"/>
          <table:table-cell office:value-type="float" office:value="0.31393455323000002"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February</text:p>
          </table:table-cell>
          <table:table-cell office:value-type="float" office:value="12.331254720687502" table:style-name="ce32">
            <text:p>12.3</text:p>
          </table:table-cell>
          <table:table-cell table:style-name="ce32"/>
          <table:table-cell office:value-type="float" office:value="15.157278970687502" table:style-name="ce32">
            <text:p>15.2</text:p>
          </table:table-cell>
          <table:table-cell office:value-type="float" office:value="0.69241381067307695" table:style-name="ce32">
            <text:p>0.7</text:p>
          </table:table-cell>
          <table:table-cell table:style-name="ce32"/>
          <table:table-cell office:value-type="float" office:value="0.72278948375000007" table:style-name="ce32">
            <text:p>0.7</text:p>
          </table:table-cell>
          <table:table-cell office:value-type="float" office:value="0.25724318182788458" table:style-name="ce32">
            <text:p>0.3</text:p>
          </table:table-cell>
          <table:table-cell table:style-name="ce32"/>
          <table:table-cell office:value-type="float" office:value="0.26789879721250004"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rch</text:p>
          </table:table-cell>
          <table:table-cell office:value-type="float" office:value="12.415930936500001" table:style-name="ce32">
            <text:p>12.4</text:p>
          </table:table-cell>
          <table:table-cell table:style-name="ce32"/>
          <table:table-cell office:value-type="float" office:value="15.0878539365" table:style-name="ce32">
            <text:p>15.1</text:p>
          </table:table-cell>
          <table:table-cell office:value-type="float" office:value="0.76286966504807685" table:style-name="ce32">
            <text:p>0.8</text:p>
          </table:table-cell>
          <table:table-cell table:style-name="ce32"/>
          <table:table-cell office:value-type="float" office:value="0.78455933812500001" table:style-name="ce32">
            <text:p>0.8</text:p>
          </table:table-cell>
          <table:table-cell office:value-type="float" office:value="0.19660862205288465" table:style-name="ce32">
            <text:p>0.2</text:p>
          </table:table-cell>
          <table:table-cell table:style-name="ce32"/>
          <table:table-cell office:value-type="float" office:value="0.21865848743750002"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3">
            <text:p>April*</text:p>
          </table:table-cell>
          <table:table-cell office:value-type="float" office:value="12.257638273625002" table:style-name="ce32">
            <text:p>12.3</text:p>
          </table:table-cell>
          <table:table-cell table:style-name="ce32"/>
          <table:table-cell office:value-type="float" office:value="15.058318673625001" table:style-name="ce32">
            <text:p>15.1</text:p>
          </table:table-cell>
          <table:table-cell office:value-type="float" office:value="0.65072805019230762" table:style-name="ce32">
            <text:p>0.7</text:p>
          </table:table-cell>
          <table:table-cell table:style-name="ce32"/>
          <table:table-cell office:value-type="float" office:value="0.72399334249999991" table:style-name="ce32">
            <text:p>0.7</text:p>
          </table:table-cell>
          <table:table-cell office:value-type="float" office:value="0.22527481583538461" table:style-name="ce32">
            <text:p>0.2</text:p>
          </table:table-cell>
          <table:table-cell table:style-name="ce32"/>
          <table:table-cell office:value-type="float" office:value="0.24453643121999996"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y</text:p>
          </table:table-cell>
          <table:table-cell office:value-type="float" office:value="12.56762677121875" table:style-name="ce32">
            <text:p>12.6</text:p>
          </table:table-cell>
          <table:table-cell table:style-name="ce32"/>
          <table:table-cell office:value-type="float" office:value="15.197307271218749" table:style-name="ce32">
            <text:p>15.2</text:p>
          </table:table-cell>
          <table:table-cell office:value-type="float" office:value="0.55569513831730777" table:style-name="ce32">
            <text:p>0.6</text:p>
          </table:table-cell>
          <table:table-cell table:style-name="ce32"/>
          <table:table-cell office:value-type="float" office:value="0.63272233062500005" table:style-name="ce32">
            <text:p>0.6</text:p>
          </table:table-cell>
          <table:table-cell office:value-type="float" office:value="0.23072249406538464" table:style-name="ce32">
            <text:p>0.2</text:p>
          </table:table-cell>
          <table:table-cell table:style-name="ce32"/>
          <table:table-cell office:value-type="float" office:value="0.24791560945000002"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ne</text:p>
          </table:table-cell>
          <table:table-cell office:value-type="float" office:value="13.236104723625001" table:style-name="ce32">
            <text:p>13.2</text:p>
          </table:table-cell>
          <table:table-cell table:style-name="ce32"/>
          <table:table-cell office:value-type="float" office:value="15.574211723625002" table:style-name="ce32">
            <text:p>15.6</text:p>
          </table:table-cell>
          <table:table-cell office:value-type="float" office:value="0.73718640519230771" table:style-name="ce32">
            <text:p>0.7</text:p>
          </table:table-cell>
          <table:table-cell table:style-name="ce32"/>
          <table:table-cell office:value-type="float" office:value="0.81546834750000008" table:style-name="ce32">
            <text:p>0.8</text:p>
          </table:table-cell>
          <table:table-cell office:value-type="float" office:value="0.21959583620288464" table:style-name="ce32">
            <text:p>0.2</text:p>
          </table:table-cell>
          <table:table-cell table:style-name="ce32"/>
          <table:table-cell office:value-type="float" office:value="0.23376395158749999"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ly*</text:p>
          </table:table-cell>
          <table:table-cell office:value-type="float" office:value="12.915999990999998" table:style-name="ce32">
            <text:p>12.9</text:p>
          </table:table-cell>
          <table:table-cell table:style-name="ce32"/>
          <table:table-cell office:value-type="float" office:value="15.619175390999999" table:style-name="ce32">
            <text:p>15.6</text:p>
          </table:table-cell>
          <table:table-cell office:value-type="float" office:value="0.55351912923076929" table:style-name="ce32">
            <text:p>0.6</text:p>
          </table:table-cell>
          <table:table-cell table:style-name="ce32"/>
          <table:table-cell office:value-type="float" office:value="0.69368676000000007" table:style-name="ce32">
            <text:p>0.7</text:p>
          </table:table-cell>
          <table:table-cell office:value-type="float" office:value="0.22475970774538462" table:style-name="ce32">
            <text:p>0.2</text:p>
          </table:table-cell>
          <table:table-cell table:style-name="ce32"/>
          <table:table-cell office:value-type="float" office:value="0.24917872313000006"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August</text:p>
          </table:table-cell>
          <table:table-cell office:value-type="float" office:value="12.867238836874998" table:style-name="ce32">
            <text:p>12.9</text:p>
          </table:table-cell>
          <table:table-cell table:style-name="ce32"/>
          <table:table-cell office:value-type="float" office:value="15.464818336874998" table:style-name="ce32">
            <text:p>15.5</text:p>
          </table:table-cell>
          <table:table-cell office:value-type="float" office:value="0.56517085423076918" table:style-name="ce32">
            <text:p>0.6</text:p>
          </table:table-cell>
          <table:table-cell table:style-name="ce32"/>
          <table:table-cell office:value-type="float" office:value="0.71554533500000006" table:style-name="ce32">
            <text:p>0.7</text:p>
          </table:table-cell>
          <table:table-cell office:value-type="float" office:value="0.2394515829028846" table:style-name="ce32">
            <text:p>0.2</text:p>
          </table:table-cell>
          <table:table-cell table:style-name="ce32"/>
          <table:table-cell office:value-type="float" office:value="0.27348944828749999"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September</text:p>
          </table:table-cell>
          <table:table-cell office:value-type="float" office:value="12.716356142812499" table:style-name="ce32">
            <text:p>12.7</text:p>
          </table:table-cell>
          <table:table-cell table:style-name="ce32"/>
          <table:table-cell office:value-type="float" office:value="15.402019892812501" table:style-name="ce32">
            <text:p>15.4</text:p>
          </table:table-cell>
          <table:table-cell office:value-type="float" office:value="0.65777344360576939" table:style-name="ce32">
            <text:p>0.7</text:p>
          </table:table-cell>
          <table:table-cell table:style-name="ce32"/>
          <table:table-cell office:value-type="float" office:value="0.79257767437500015" table:style-name="ce32">
            <text:p>0.8</text:p>
          </table:table-cell>
          <table:table-cell office:value-type="float" office:value="0.29269555566538458" table:style-name="ce32">
            <text:p>0.3</text:p>
          </table:table-cell>
          <table:table-cell table:style-name="ce32"/>
          <table:table-cell office:value-type="float" office:value="0.32021842104999998"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October*</text:p>
          </table:table-cell>
          <table:table-cell office:value-type="float" office:value="12.661502707875" table:style-name="ce32">
            <text:p>12.7</text:p>
          </table:table-cell>
          <table:table-cell table:style-name="ce32"/>
          <table:table-cell office:value-type="float" office:value="15.415589707875" table:style-name="ce32">
            <text:p>15.4</text:p>
          </table:table-cell>
          <table:table-cell office:value-type="float" office:value="0.63888358288461533" table:style-name="ce32">
            <text:p>0.6</text:p>
          </table:table-cell>
          <table:table-cell table:style-name="ce32"/>
          <table:table-cell office:value-type="float" office:value="0.74040736750000002" table:style-name="ce32">
            <text:p>0.7</text:p>
          </table:table-cell>
          <table:table-cell office:value-type="float" office:value="0.39934514564538459" table:style-name="ce32">
            <text:p>0.4</text:p>
          </table:table-cell>
          <table:table-cell table:style-name="ce32"/>
          <table:table-cell office:value-type="float" office:value="0.42483156102999997"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November</text:p>
          </table:table-cell>
          <table:table-cell office:value-type="float" office:value="12.475818832593751" table:style-name="ce32">
            <text:p>12.5</text:p>
          </table:table-cell>
          <table:table-cell table:style-name="ce32"/>
          <table:table-cell office:value-type="float" office:value="15.468213082593749" table:style-name="ce32">
            <text:p>15.5</text:p>
          </table:table-cell>
          <table:table-cell office:value-type="float" office:value="0.68867999663461532" table:style-name="ce32">
            <text:p>0.7</text:p>
          </table:table-cell>
          <table:table-cell table:style-name="ce32"/>
          <table:table-cell office:value-type="float" office:value="0.79514463125000001" table:style-name="ce32">
            <text:p>0.8</text:p>
          </table:table-cell>
          <table:table-cell office:value-type="float" office:value="0.39604745246538459" table:style-name="ce32">
            <text:p>0.4</text:p>
          </table:table-cell>
          <table:table-cell table:style-name="ce32"/>
          <table:table-cell office:value-type="float" office:value="0.43033081784999999"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December</text:p>
          </table:table-cell>
          <table:table-cell office:value-type="float" office:value="12.099658508812499" table:style-name="ce32">
            <text:p>12.1</text:p>
          </table:table-cell>
          <table:table-cell table:style-name="ce32"/>
          <table:table-cell office:value-type="float" office:value="14.5189327588125" table:style-name="ce32">
            <text:p>14.5</text:p>
          </table:table-cell>
          <table:table-cell office:value-type="float" office:value="0.71321158413461527" table:style-name="ce32">
            <text:p>0.7</text:p>
          </table:table-cell>
          <table:table-cell table:style-name="ce32"/>
          <table:table-cell office:value-type="float" office:value="0.81247896874999992" table:style-name="ce32">
            <text:p>0.8</text:p>
          </table:table-cell>
          <table:table-cell office:value-type="float" office:value="0.32821659335288467" table:style-name="ce32">
            <text:p>0.3</text:p>
          </table:table-cell>
          <table:table-cell table:style-name="ce32"/>
          <table:table-cell office:value-type="float" office:value="0.43967420873750007"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office:value-type="float" office:value="2009" table:style-name="ce91">
            <text:p>2009</text:p>
          </table:table-cell>
          <table:table-cell office:value-type="string" table:style-name="ce31">
            <text:p>January *</text:p>
          </table:table-cell>
          <table:table-cell office:value-type="float" office:value="11.808252703874999" table:style-name="ce32">
            <text:p>11.8</text:p>
          </table:table-cell>
          <table:table-cell table:style-name="ce32"/>
          <table:table-cell office:value-type="float" office:value="14.497881103874999" table:style-name="ce32">
            <text:p>14.5</text:p>
          </table:table-cell>
          <table:table-cell office:value-type="float" office:value="0.68179660923076935" table:style-name="ce32">
            <text:p>0.7</text:p>
          </table:table-cell>
          <table:table-cell table:style-name="ce32"/>
          <table:table-cell office:value-type="float" office:value="0.71162303999999998" table:style-name="ce32">
            <text:p>0.7</text:p>
          </table:table-cell>
          <table:table-cell office:value-type="float" office:value="0.3247690113253846" table:style-name="ce32">
            <text:p>0.3</text:p>
          </table:table-cell>
          <table:table-cell table:style-name="ce32"/>
          <table:table-cell office:value-type="float" office:value="0.34063682671000001"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February</text:p>
          </table:table-cell>
          <table:table-cell office:value-type="float" office:value="12.234167329593751" table:style-name="ce32">
            <text:p>12.2</text:p>
          </table:table-cell>
          <table:table-cell table:style-name="ce32"/>
          <table:table-cell office:value-type="float" office:value="14.89078357959375" table:style-name="ce32">
            <text:p>14.9</text:p>
          </table:table-cell>
          <table:table-cell office:value-type="float" office:value="0.81137170298076922" table:style-name="ce32">
            <text:p>0.8</text:p>
          </table:table-cell>
          <table:table-cell table:style-name="ce32"/>
          <table:table-cell office:value-type="float" office:value="0.83109768375000004" table:style-name="ce32">
            <text:p>0.8</text:p>
          </table:table-cell>
          <table:table-cell office:value-type="float" office:value="0.27880474421538459" table:style-name="ce32">
            <text:p>0.3</text:p>
          </table:table-cell>
          <table:table-cell table:style-name="ce32"/>
          <table:table-cell office:value-type="float" office:value="0.29730835959999996"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rch</text:p>
          </table:table-cell>
          <table:table-cell office:value-type="float" office:value="12.112042732124999" table:style-name="ce32">
            <text:p>12.1</text:p>
          </table:table-cell>
          <table:table-cell table:style-name="ce32"/>
          <table:table-cell office:value-type="float" office:value="14.930675482125" table:style-name="ce32">
            <text:p>14.9</text:p>
          </table:table-cell>
          <table:table-cell office:value-type="float" office:value="0.83945790110576912" table:style-name="ce32">
            <text:p>0.8</text:p>
          </table:table-cell>
          <table:table-cell table:style-name="ce32"/>
          <table:table-cell office:value-type="float" office:value="0.85557063187499993" table:style-name="ce32">
            <text:p>0.9</text:p>
          </table:table-cell>
          <table:table-cell office:value-type="float" office:value="0.23190037712788464" table:style-name="ce32">
            <text:p>0.2</text:p>
          </table:table-cell>
          <table:table-cell table:style-name="ce32"/>
          <table:table-cell office:value-type="float" office:value="0.24885349251250002"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3">
            <text:p>April*</text:p>
          </table:table-cell>
          <table:table-cell office:value-type="float" office:value="12.215211971375002" table:style-name="ce32">
            <text:p>12.2</text:p>
          </table:table-cell>
          <table:table-cell table:style-name="ce32"/>
          <table:table-cell office:value-type="float" office:value="15.122651571375002" table:style-name="ce32">
            <text:p>15.1</text:p>
          </table:table-cell>
          <table:table-cell office:value-type="float" office:value="0.68237909519230766" table:style-name="ce32">
            <text:p>0.7</text:p>
          </table:table-cell>
          <table:table-cell table:style-name="ce32"/>
          <table:table-cell office:value-type="float" office:value="0.71642098749999994" table:style-name="ce32">
            <text:p>0.7</text:p>
          </table:table-cell>
          <table:table-cell office:value-type="float" office:value="0.24712303672538466" table:style-name="ce32">
            <text:p>0.2</text:p>
          </table:table-cell>
          <table:table-cell table:style-name="ce32"/>
          <table:table-cell office:value-type="float" office:value="0.27197925211000007"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May</text:p>
          </table:table-cell>
          <table:table-cell office:value-type="float" office:value="12.421637575656248" table:style-name="ce32">
            <text:p>12.4</text:p>
          </table:table-cell>
          <table:table-cell table:style-name="ce32"/>
          <table:table-cell office:value-type="float" office:value="15.224317575656249" table:style-name="ce32">
            <text:p>15.2</text:p>
          </table:table-cell>
          <table:table-cell office:value-type="float" office:value="0.51753776206730762" table:style-name="ce32">
            <text:p>0.5</text:p>
          </table:table-cell>
          <table:table-cell table:style-name="ce32"/>
          <table:table-cell office:value-type="float" office:value="0.55529670437500001" table:style-name="ce32">
            <text:p>0.6</text:p>
          </table:table-cell>
          <table:table-cell office:value-type="float" office:value="0.22538014069038464" table:style-name="ce32">
            <text:p>0.2</text:p>
          </table:table-cell>
          <table:table-cell table:style-name="ce32"/>
          <table:table-cell office:value-type="float" office:value="0.24460175607500004"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ne</text:p>
          </table:table-cell>
          <table:table-cell office:value-type="float" office:value="12.30913175825" table:style-name="ce32">
            <text:p>12.3</text:p>
          </table:table-cell>
          <table:table-cell table:style-name="ce32"/>
          <table:table-cell office:value-type="float" office:value="15.202823258249998" table:style-name="ce32">
            <text:p>15.2</text:p>
          </table:table-cell>
          <table:table-cell office:value-type="float" office:value="0.70978242206730757" table:style-name="ce32">
            <text:p>0.7</text:p>
          </table:table-cell>
          <table:table-cell table:style-name="ce32"/>
          <table:table-cell office:value-type="float" office:value="0.74844536437499998" table:style-name="ce32">
            <text:p>0.7</text:p>
          </table:table-cell>
          <table:table-cell office:value-type="float" office:value="0.20732919152788462" table:style-name="ce32">
            <text:p>0.2</text:p>
          </table:table-cell>
          <table:table-cell table:style-name="ce32"/>
          <table:table-cell office:value-type="float" office:value="0.22402880691250002"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July*</text:p>
          </table:table-cell>
          <table:table-cell office:value-type="float" office:value="12.497800072624999" table:style-name="ce32">
            <text:p>12.5</text:p>
          </table:table-cell>
          <table:table-cell table:style-name="ce32"/>
          <table:table-cell office:value-type="float" office:value="15.368749472624998" table:style-name="ce32">
            <text:p>15.4</text:p>
          </table:table-cell>
          <table:table-cell office:value-type="float" office:value="0.68182729096153849" table:style-name="ce32">
            <text:p>0.7</text:p>
          </table:table-cell>
          <table:table-cell table:style-name="ce32"/>
          <table:table-cell office:value-type="float" office:value="0.81158915250000008" table:style-name="ce32">
            <text:p>0.8</text:p>
          </table:table-cell>
          <table:table-cell office:value-type="float" office:value="0.21135707718538463" table:style-name="ce32">
            <text:p>0.2</text:p>
          </table:table-cell>
          <table:table-cell table:style-name="ce32"/>
          <table:table-cell office:value-type="float" office:value="0.23193629257000001"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August</text:p>
          </table:table-cell>
          <table:table-cell office:value-type="float" office:value="12.821521479343746" table:style-name="ce32">
            <text:p>12.8</text:p>
          </table:table-cell>
          <table:table-cell table:style-name="ce32"/>
          <table:table-cell office:value-type="float" office:value="15.671317229343748" table:style-name="ce32">
            <text:p>15.7</text:p>
          </table:table-cell>
          <table:table-cell office:value-type="float" office:value="0.6604514084615386" table:style-name="ce32">
            <text:p>0.7</text:p>
          </table:table-cell>
          <table:table-cell table:style-name="ce32"/>
          <table:table-cell office:value-type="float" office:value="0.78844412000000008" table:style-name="ce32">
            <text:p>0.8</text:p>
          </table:table-cell>
          <table:table-cell office:value-type="float" office:value="0.20840134422788464" table:style-name="ce32">
            <text:p>0.2</text:p>
          </table:table-cell>
          <table:table-cell table:style-name="ce32"/>
          <table:table-cell office:value-type="float" office:value="0.23381945961250003" table:style-name="ce32">
            <text:p>0.2</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September</text:p>
          </table:table-cell>
          <table:table-cell office:value-type="float" office:value="13.100382202687502" table:style-name="ce32">
            <text:p>13.1</text:p>
          </table:table-cell>
          <table:table-cell table:style-name="ce32"/>
          <table:table-cell office:value-type="float" office:value="16.003240702687503" table:style-name="ce32">
            <text:p>16.0</text:p>
          </table:table-cell>
          <table:table-cell office:value-type="float" office:value="0.6847236184615384" table:style-name="ce32">
            <text:p>0.7</text:p>
          </table:table-cell>
          <table:table-cell table:style-name="ce32"/>
          <table:table-cell office:value-type="float" office:value="0.81908033000000002" table:style-name="ce32">
            <text:p>0.8</text:p>
          </table:table-cell>
          <table:table-cell office:value-type="float" office:value="0.2549761554153846" table:style-name="ce32">
            <text:p>0.3</text:p>
          </table:table-cell>
          <table:table-cell table:style-name="ce32"/>
          <table:table-cell office:value-type="float" office:value="0.27516377079999998"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October*</text:p>
          </table:table-cell>
          <table:table-cell office:value-type="float" office:value="13.222752732874998" table:style-name="ce32">
            <text:p>13.2</text:p>
          </table:table-cell>
          <table:table-cell table:style-name="ce32"/>
          <table:table-cell office:value-type="float" office:value="16.139003932874999" table:style-name="ce32">
            <text:p>16.1</text:p>
          </table:table-cell>
          <table:table-cell office:value-type="float" office:value="0.5865680446153847" table:style-name="ce32">
            <text:p>0.6</text:p>
          </table:table-cell>
          <table:table-cell table:style-name="ce32"/>
          <table:table-cell office:value-type="float" office:value="0.70370306000000016" table:style-name="ce32">
            <text:p>0.7</text:p>
          </table:table-cell>
          <table:table-cell office:value-type="float" office:value="0.37010858666538465" table:style-name="ce32">
            <text:p>0.4</text:p>
          </table:table-cell>
          <table:table-cell table:style-name="ce32"/>
          <table:table-cell office:value-type="float" office:value="0.38614120205000002"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November</text:p>
          </table:table-cell>
          <table:table-cell office:value-type="float" office:value="13.17836641446875" table:style-name="ce32">
            <text:p>13.2</text:p>
          </table:table-cell>
          <table:table-cell table:style-name="ce32"/>
          <table:table-cell office:value-type="float" office:value="16.101994914468751" table:style-name="ce32">
            <text:p>16.1</text:p>
          </table:table-cell>
          <table:table-cell office:value-type="float" office:value="0.71901132961538472" table:style-name="ce32">
            <text:p>0.7</text:p>
          </table:table-cell>
          <table:table-cell table:style-name="ce32"/>
          <table:table-cell office:value-type="float" office:value="0.83630594500000011" table:style-name="ce32">
            <text:p>0.8</text:p>
          </table:table-cell>
          <table:table-cell office:value-type="float" office:value="0.37369222757788456" table:style-name="ce32">
            <text:p>0.4</text:p>
          </table:table-cell>
          <table:table-cell table:style-name="ce32"/>
          <table:table-cell office:value-type="float" office:value="0.39698559296249997"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December</text:p>
          </table:table-cell>
          <table:table-cell office:value-type="float" office:value="12.433954414125001" table:style-name="ce32">
            <text:p>12.4</text:p>
          </table:table-cell>
          <table:table-cell table:style-name="ce32"/>
          <table:table-cell office:value-type="float" office:value="15.319703914125" table:style-name="ce32">
            <text:p>15.3</text:p>
          </table:table-cell>
          <table:table-cell office:value-type="float" office:value="0.73794840836538456" table:style-name="ce32">
            <text:p>0.7</text:p>
          </table:table-cell>
          <table:table-cell table:style-name="ce32"/>
          <table:table-cell office:value-type="float" office:value="0.85204477374999987" table:style-name="ce32">
            <text:p>0.9</text:p>
          </table:table-cell>
          <table:table-cell office:value-type="float" office:value="0.27076201727788463" table:style-name="ce32">
            <text:p>0.3</text:p>
          </table:table-cell>
          <table:table-cell table:style-name="ce32"/>
          <table:table-cell office:value-type="float" office:value="0.41147063266250006" table:style-name="ce32">
            <text:p>0.4</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office:value-type="float" office:value="2010" table:style-name="ce91">
            <text:p>2010</text:p>
          </table:table-cell>
          <table:table-cell office:value-type="string" table:style-name="ce31">
            <text:p>January *</text:p>
          </table:table-cell>
          <table:table-cell office:value-type="float" office:value="12.743511405000001" table:style-name="ce32">
            <text:p>12.7</text:p>
          </table:table-cell>
          <table:table-cell table:style-name="ce32"/>
          <table:table-cell office:value-type="float" office:value="15.556117605000001" table:style-name="ce32">
            <text:p>15.6</text:p>
          </table:table-cell>
          <table:table-cell office:value-type="float" office:value="0.67658472846153861" table:style-name="ce32">
            <text:p>0.7</text:p>
          </table:table-cell>
          <table:table-cell table:style-name="ce32"/>
          <table:table-cell office:value-type="float" office:value="0.69031719000000014" table:style-name="ce32">
            <text:p>0.7</text:p>
          </table:table-cell>
          <table:table-cell office:value-type="float" office:value="0.32350738653538469" table:style-name="ce32">
            <text:p>0.3</text:p>
          </table:table-cell>
          <table:table-cell table:style-name="ce32"/>
          <table:table-cell office:value-type="float" office:value="0.33122680192000004" table:style-name="ce32">
            <text:p>0.3</text:p>
          </table:table-cell>
          <table:table-cell table:number-columns-repeated="2" table:style-name="ce28"/>
          <table:table-cell table:number-columns-repeated="2" table:style-name="ce27"/>
          <table:table-cell table:style-name="ce29"/>
          <table:table-cell table:style-name="ce27"/>
          <table:table-cell table:style-name="ce34"/>
          <table:table-cell table:number-columns-repeated="16366"/>
        </table:table-row>
        <table:table-row table:style-name="ro1">
          <table:table-cell table:style-name="ce91"/>
          <table:table-cell office:value-type="string" table:style-name="ce31">
            <text:p>February</text:p>
          </table:table-cell>
          <table:table-cell office:value-type="float" office:value="13.156745073749997" table:style-name="ce32">
            <text:p>13.2</text:p>
          </table:table-cell>
          <table:table-cell table:style-name="ce32"/>
          <table:table-cell office:value-type="float" office:value="16.064502573749998" table:style-name="ce32">
            <text:p>16.1</text:p>
          </table:table-cell>
          <table:table-cell office:value-type="float" office:value="0.70132961221153856" table:style-name="ce32">
            <text:p>0.7</text:p>
          </table:table-cell>
          <table:table-cell table:style-name="ce32"/>
          <table:table-cell office:value-type="float" office:value="0.71748607375000006" table:style-name="ce32">
            <text:p>0.7</text:p>
          </table:table-cell>
          <table:table-cell office:value-type="float" office:value="0.28399318097788462" table:style-name="ce32">
            <text:p>0.3</text:p>
          </table:table-cell>
          <table:table-cell table:style-name="ce32"/>
          <table:table-cell office:value-type="float" office:value="0.29167554636250004"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March</text:p>
          </table:table-cell>
          <table:table-cell office:value-type="float" office:value="13.173981175625002" table:style-name="ce32">
            <text:p>13.2</text:p>
          </table:table-cell>
          <table:table-cell table:style-name="ce32"/>
          <table:table-cell office:value-type="float" office:value="16.117895675625" table:style-name="ce32">
            <text:p>16.1</text:p>
          </table:table-cell>
          <table:table-cell office:value-type="float" office:value="0.77800180533653851" table:style-name="ce32">
            <text:p>0.8</text:p>
          </table:table-cell>
          <table:table-cell table:style-name="ce32"/>
          <table:table-cell office:value-type="float" office:value="0.78551351687500004" table:style-name="ce32">
            <text:p>0.8</text:p>
          </table:table-cell>
          <table:table-cell office:value-type="float" office:value="0.21498995754038461" table:style-name="ce32">
            <text:p>0.2</text:p>
          </table:table-cell>
          <table:table-cell table:style-name="ce32"/>
          <table:table-cell office:value-type="float" office:value="0.23064907292499998"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April*</text:p>
          </table:table-cell>
          <table:table-cell office:value-type="float" office:value="13.366734666124994" table:style-name="ce32">
            <text:p>13.4</text:p>
          </table:table-cell>
          <table:table-cell table:style-name="ce32"/>
          <table:table-cell office:value-type="float" office:value="16.237910866124999" table:style-name="ce32">
            <text:p>16.2</text:p>
          </table:table-cell>
          <table:table-cell office:value-type="float" office:value="0.68790803326923067" table:style-name="ce32">
            <text:p>0.7</text:p>
          </table:table-cell>
          <table:table-cell table:style-name="ce32"/>
          <table:table-cell office:value-type="float" office:value="0.72076720250000004" table:style-name="ce32">
            <text:p>0.7</text:p>
          </table:table-cell>
          <table:table-cell office:value-type="float" office:value="0.20768614620538467" table:style-name="ce32">
            <text:p>0.2</text:p>
          </table:table-cell>
          <table:table-cell table:style-name="ce32"/>
          <table:table-cell office:value-type="float" office:value="0.21627336159000005"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May</text:p>
          </table:table-cell>
          <table:table-cell office:value-type="float" office:value="13.48573084309375" table:style-name="ce32">
            <text:p>13.5</text:p>
          </table:table-cell>
          <table:table-cell table:style-name="ce32"/>
          <table:table-cell office:value-type="float" office:value="16.436037093093748" table:style-name="ce32">
            <text:p>16.4</text:p>
          </table:table-cell>
          <table:table-cell office:value-type="float" office:value="0.57888266951923084" table:style-name="ce32">
            <text:p>0.6</text:p>
          </table:table-cell>
          <table:table-cell table:style-name="ce32"/>
          <table:table-cell office:value-type="float" office:value="0.59724493875000007" table:style-name="ce32">
            <text:p>0.6</text:p>
          </table:table-cell>
          <table:table-cell office:value-type="float" office:value="0.21187562387788461" table:style-name="ce32">
            <text:p>0.2</text:p>
          </table:table-cell>
          <table:table-cell table:style-name="ce32"/>
          <table:table-cell office:value-type="float" office:value="0.22296723926249998"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June</text:p>
          </table:table-cell>
          <table:table-cell office:value-type="float" office:value="13.536800031749998" table:style-name="ce32">
            <text:p>13.5</text:p>
          </table:table-cell>
          <table:table-cell table:style-name="ce32"/>
          <table:table-cell office:value-type="float" office:value="16.480028031749995" table:style-name="ce32">
            <text:p>16.5</text:p>
          </table:table-cell>
          <table:table-cell office:value-type="float" office:value="0.8048900076442308" table:style-name="ce32">
            <text:p>0.8</text:p>
          </table:table-cell>
          <table:table-cell table:style-name="ce32"/>
          <table:table-cell office:value-type="float" office:value="0.83084352687499996" table:style-name="ce32">
            <text:p>0.8</text:p>
          </table:table-cell>
          <table:table-cell office:value-type="float" office:value="0.2106745560528846" table:style-name="ce32">
            <text:p>0.2</text:p>
          </table:table-cell>
          <table:table-cell table:style-name="ce32"/>
          <table:table-cell office:value-type="float" office:value="0.22223617143749999"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July*</text:p>
          </table:table-cell>
          <table:table-cell office:value-type="float" office:value="13.527897925125" table:style-name="ce32">
            <text:p>13.5</text:p>
          </table:table-cell>
          <table:table-cell table:style-name="ce32"/>
          <table:table-cell office:value-type="float" office:value="16.471478725125003" table:style-name="ce32">
            <text:p>16.5</text:p>
          </table:table-cell>
          <table:table-cell office:value-type="float" office:value="0.66683051211538458" table:style-name="ce32">
            <text:p>0.7</text:p>
          </table:table-cell>
          <table:table-cell table:style-name="ce32"/>
          <table:table-cell office:value-type="float" office:value="0.77525852749999991" table:style-name="ce32">
            <text:p>0.8</text:p>
          </table:table-cell>
          <table:table-cell office:value-type="float" office:value="0.2047285903953846" table:style-name="ce32">
            <text:p>0.2</text:p>
          </table:table-cell>
          <table:table-cell table:style-name="ce32"/>
          <table:table-cell office:value-type="float" office:value="0.21749320577999995"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August</text:p>
          </table:table-cell>
          <table:table-cell office:value-type="float" office:value="13.54329778246875" table:style-name="ce32">
            <text:p>13.5</text:p>
          </table:table-cell>
          <table:table-cell table:style-name="ce32"/>
          <table:table-cell office:value-type="float" office:value="16.514800032468749" table:style-name="ce32">
            <text:p>16.5</text:p>
          </table:table-cell>
          <table:table-cell office:value-type="float" office:value="0.74057398432564969" table:style-name="ce32">
            <text:p>0.7</text:p>
          </table:table-cell>
          <table:table-cell table:style-name="ce32"/>
          <table:table-cell office:value-type="float" office:value="0.85270234971026504" table:style-name="ce32">
            <text:p>0.9</text:p>
          </table:table-cell>
          <table:table-cell office:value-type="float" office:value="0.21303105940288458" table:style-name="ce32">
            <text:p>0.2</text:p>
          </table:table-cell>
          <table:table-cell table:style-name="ce32"/>
          <table:table-cell office:value-type="float" office:value="0.22769092478749997"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September</text:p>
          </table:table-cell>
          <table:table-cell office:value-type="float" office:value="13.535234635187502" table:style-name="ce32">
            <text:p>13.5</text:p>
          </table:table-cell>
          <table:table-cell table:style-name="ce32"/>
          <table:table-cell office:value-type="float" office:value="16.552483635187503" table:style-name="ce32">
            <text:p>16.6</text:p>
          </table:table-cell>
          <table:table-cell office:value-type="float" office:value="0.72691554279005355" table:style-name="ce32">
            <text:p>0.7</text:p>
          </table:table-cell>
          <table:table-cell table:style-name="ce32"/>
          <table:table-cell office:value-type="float" office:value="0.8385769081746689" table:style-name="ce32">
            <text:p>0.8</text:p>
          </table:table-cell>
          <table:table-cell office:value-type="float" office:value="0.25556133660288466" table:style-name="ce32">
            <text:p>0.3</text:p>
          </table:table-cell>
          <table:table-cell table:style-name="ce32"/>
          <table:table-cell office:value-type="float" office:value="0.26954420198750006"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October*</text:p>
          </table:table-cell>
          <table:table-cell office:value-type="float" office:value="13.701712172375002" table:style-name="ce32">
            <text:p>13.7</text:p>
          </table:table-cell>
          <table:table-cell table:style-name="ce32"/>
          <table:table-cell office:value-type="float" office:value="16.510871172375001" table:style-name="ce32">
            <text:p>16.5</text:p>
          </table:table-cell>
          <table:table-cell office:value-type="float" office:value="0.68451003950412181" table:style-name="ce32">
            <text:p>0.7</text:p>
          </table:table-cell>
          <table:table-cell table:style-name="ce32"/>
          <table:table-cell office:value-type="float" office:value="0.84454702411950644" table:style-name="ce32">
            <text:p>0.8</text:p>
          </table:table-cell>
          <table:table-cell office:value-type="float" office:value="0.35959562507538462" table:style-name="ce32">
            <text:p>0.4</text:p>
          </table:table-cell>
          <table:table-cell table:style-name="ce32"/>
          <table:table-cell office:value-type="float" office:value="0.37825344046000003" table:style-name="ce32">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November</text:p>
          </table:table-cell>
          <table:table-cell office:value-type="float" office:value="13.77251598034375" table:style-name="ce32">
            <text:p>13.8</text:p>
          </table:table-cell>
          <table:table-cell table:style-name="ce32"/>
          <table:table-cell office:value-type="float" office:value="16.558674230343751" table:style-name="ce32">
            <text:p>16.6</text:p>
          </table:table-cell>
          <table:table-cell office:value-type="float" office:value="0.74811041390734245" table:style-name="ce32">
            <text:p>0.7</text:p>
          </table:table-cell>
          <table:table-cell table:style-name="ce32"/>
          <table:table-cell office:value-type="float" office:value="0.90368029852272713" table:style-name="ce32">
            <text:p>0.9</text:p>
          </table:table-cell>
          <table:table-cell office:value-type="float" office:value="0.35344220942788468" table:style-name="ce32">
            <text:p>0.4</text:p>
          </table:table-cell>
          <table:table-cell table:style-name="ce32"/>
          <table:table-cell office:value-type="float" office:value="0.41813857481250005" table:style-name="ce32">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December**</text:p>
          </table:table-cell>
          <table:table-cell office:value-type="float" office:value="13.289104734599999" table:style-name="ce32">
            <text:p>13.3</text:p>
          </table:table-cell>
          <table:table-cell table:style-name="ce32"/>
          <table:table-cell office:value-type="float" office:value="15.954232734600001" table:style-name="ce32">
            <text:p>16.0</text:p>
          </table:table-cell>
          <table:table-cell office:value-type="float" office:value="0.65305936030769218" table:style-name="ce32">
            <text:p>0.7</text:p>
          </table:table-cell>
          <table:table-cell table:style-name="ce32"/>
          <table:table-cell office:value-type="float" office:value="0.77775126800000005" table:style-name="ce32">
            <text:p>0.8</text:p>
          </table:table-cell>
          <table:table-cell office:value-type="float" office:value="0.30919929928230772" table:style-name="ce32">
            <text:p>0.3</text:p>
          </table:table-cell>
          <table:table-cell table:style-name="ce32"/>
          <table:table-cell office:value-type="float" office:value="0.46542939158999996" table:style-name="ce32">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office:value-type="float" office:value="2011" table:style-name="ce91">
            <text:p>2011</text:p>
          </table:table-cell>
          <table:table-cell office:value-type="string" table:style-name="ce31">
            <text:p>January *</text:p>
          </table:table-cell>
          <table:table-cell office:value-type="float" office:value="12.206937412500002" table:style-name="ce32">
            <text:p>12.2</text:p>
          </table:table-cell>
          <table:table-cell table:style-name="ce32"/>
          <table:table-cell office:value-type="float" office:value="15.166871812500002" table:style-name="ce32">
            <text:p>15.2</text:p>
          </table:table-cell>
          <table:table-cell office:value-type="float" office:value="0.6652202965384616" table:style-name="ce32">
            <text:p>0.7</text:p>
          </table:table-cell>
          <table:table-cell table:style-name="ce32"/>
          <table:table-cell office:value-type="float" office:value="0.71550183500000009" table:style-name="ce32">
            <text:p>0.7</text:p>
          </table:table-cell>
          <table:table-cell office:value-type="float" office:value="0.30510651579538461" table:style-name="ce32">
            <text:p>0.3</text:p>
          </table:table-cell>
          <table:table-cell table:style-name="ce32"/>
          <table:table-cell office:value-type="float" office:value="0.32225393118000001"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February</text:p>
          </table:table-cell>
          <table:table-cell office:value-type="float" office:value="14.105227240250002" table:style-name="ce32">
            <text:p>14.1</text:p>
          </table:table-cell>
          <table:table-cell table:style-name="ce32"/>
          <table:table-cell office:value-type="float" office:value="16.96604249025" table:style-name="ce32">
            <text:p>17.0</text:p>
          </table:table-cell>
          <table:table-cell office:value-type="float" office:value="0.86212021665209804" table:style-name="ce32">
            <text:p>0.9</text:p>
          </table:table-cell>
          <table:table-cell table:style-name="ce32"/>
          <table:table-cell office:value-type="float" office:value="0.91957400511363652" table:style-name="ce32">
            <text:p>0.9</text:p>
          </table:table-cell>
          <table:table-cell office:value-type="float" office:value="0.30181144527788467" table:style-name="ce32">
            <text:p>0.3</text:p>
          </table:table-cell>
          <table:table-cell table:style-name="ce32"/>
          <table:table-cell office:value-type="float" office:value="0.31431456066250008"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March</text:p>
          </table:table-cell>
          <table:table-cell office:value-type="float" office:value="13.305298947874999" table:style-name="ce32">
            <text:p>13.3</text:p>
          </table:table-cell>
          <table:table-cell table:style-name="ce32"/>
          <table:table-cell office:value-type="float" office:value="16.194749947875" table:style-name="ce32">
            <text:p>16.2</text:p>
          </table:table-cell>
          <table:table-cell office:value-type="float" office:value="0.78502474420891599" table:style-name="ce32">
            <text:p>0.8</text:p>
          </table:table-cell>
          <table:table-cell table:style-name="ce32"/>
          <table:table-cell office:value-type="float" office:value="0.83962803267045449" table:style-name="ce32">
            <text:p>0.8</text:p>
          </table:table-cell>
          <table:table-cell office:value-type="float" office:value="0.22219511735656108" table:style-name="ce32">
            <text:p>0.2</text:p>
          </table:table-cell>
          <table:table-cell table:style-name="ce32"/>
          <table:table-cell office:value-type="float" office:value="0.23440073274117645"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April*</text:p>
          </table:table-cell>
          <table:table-cell office:value-type="float" office:value="13.531133683375" table:style-name="ce32">
            <text:p>13.5</text:p>
          </table:table-cell>
          <table:table-cell table:style-name="ce32"/>
          <table:table-cell office:value-type="float" office:value="16.377037683375001" table:style-name="ce32">
            <text:p>16.4</text:p>
          </table:table-cell>
          <table:table-cell office:value-type="float" office:value="0.73801035711538465" table:style-name="ce32">
            <text:p>0.7</text:p>
          </table:table-cell>
          <table:table-cell table:style-name="ce32"/>
          <table:table-cell office:value-type="float" office:value="0.79763157250000005" table:style-name="ce32">
            <text:p>0.8</text:p>
          </table:table-cell>
          <table:table-cell office:value-type="float" office:value="0.22954714254656111" table:style-name="ce32">
            <text:p>0.2</text:p>
          </table:table-cell>
          <table:table-cell table:style-name="ce32"/>
          <table:table-cell office:value-type="float" office:value="0.25244955793117652"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May</text:p>
          </table:table-cell>
          <table:table-cell office:value-type="float" office:value="13.462810769906254" table:style-name="ce32">
            <text:p>13.5</text:p>
          </table:table-cell>
          <table:table-cell table:style-name="ce32"/>
          <table:table-cell office:value-type="float" office:value="16.582803269906254" table:style-name="ce32">
            <text:p>16.6</text:p>
          </table:table-cell>
          <table:table-cell office:value-type="float" office:value="0.53398419774038475" table:style-name="ce32">
            <text:p>0.5</text:p>
          </table:table-cell>
          <table:table-cell table:style-name="ce32"/>
          <table:table-cell office:value-type="float" office:value="0.59157956312500004" table:style-name="ce32">
            <text:p>0.6</text:p>
          </table:table-cell>
          <table:table-cell office:value-type="float" office:value="0.24351150686887008" table:style-name="ce32">
            <text:p>0.2</text:p>
          </table:table-cell>
          <table:table-cell table:style-name="ce32"/>
          <table:table-cell office:value-type="float" office:value="0.26242612225348544"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June</text:p>
          </table:table-cell>
          <table:table-cell office:value-type="float" office:value="13.596740821187497" table:style-name="ce32">
            <text:p>13.6</text:p>
          </table:table-cell>
          <table:table-cell table:style-name="ce32"/>
          <table:table-cell office:value-type="float" office:value="16.682083071187499" table:style-name="ce32">
            <text:p>16.7</text:p>
          </table:table-cell>
          <table:table-cell office:value-type="float" office:value="0.76399589024038472" table:style-name="ce32">
            <text:p>0.8</text:p>
          </table:table-cell>
          <table:table-cell table:style-name="ce32"/>
          <table:table-cell office:value-type="float" office:value="0.82146175562500001" table:style-name="ce32">
            <text:p>0.8</text:p>
          </table:table-cell>
          <table:table-cell office:value-type="float" office:value="0.23873745819976405" table:style-name="ce32">
            <text:p>0.2</text:p>
          </table:table-cell>
          <table:table-cell table:style-name="ce32"/>
          <table:table-cell office:value-type="float" office:value="0.25942407358437947"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July*</text:p>
          </table:table-cell>
          <table:table-cell office:value-type="float" office:value="13.702038425999998" table:style-name="ce32">
            <text:p>13.7</text:p>
          </table:table-cell>
          <table:table-cell table:style-name="ce32"/>
          <table:table-cell office:value-type="float" office:value="16.729156026000002" table:style-name="ce32">
            <text:p>16.7</text:p>
          </table:table-cell>
          <table:table-cell office:value-type="float" office:value="0.80657316557692305" table:style-name="ce32">
            <text:p>0.8</text:p>
          </table:table-cell>
          <table:table-cell table:style-name="ce32"/>
          <table:table-cell office:value-type="float" office:value="0.88447044249999995" table:style-name="ce32">
            <text:p>0.9</text:p>
          </table:table-cell>
          <table:table-cell office:value-type="float" office:value="0.23318043839397684" table:style-name="ce32">
            <text:p>0.2</text:p>
          </table:table-cell>
          <table:table-cell table:style-name="ce32"/>
          <table:table-cell office:value-type="float" office:value="0.25530745377859221"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August</text:p>
          </table:table-cell>
          <table:table-cell office:value-type="float" office:value="13.668579314312495" table:style-name="ce32">
            <text:p>13.7</text:p>
          </table:table-cell>
          <table:table-cell table:style-name="ce32"/>
          <table:table-cell office:value-type="float" office:value="16.653548314312495" table:style-name="ce32">
            <text:p>16.7</text:p>
          </table:table-cell>
          <table:table-cell office:value-type="float" office:value="0.91575364432692308" table:style-name="ce32">
            <text:p>0.9</text:p>
          </table:table-cell>
          <table:table-cell table:style-name="ce32"/>
          <table:table-cell office:value-type="float" office:value="0.98721297124999996" table:style-name="ce32">
            <text:p>1.0</text:p>
          </table:table-cell>
          <table:table-cell office:value-type="float" office:value="0.23690010569038467" table:style-name="ce32">
            <text:p>0.2</text:p>
          </table:table-cell>
          <table:table-cell table:style-name="ce32"/>
          <table:table-cell office:value-type="float" office:value="0.25667422107500004"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September</text:p>
          </table:table-cell>
          <table:table-cell office:value-type="float" office:value="13.6247068950625" table:style-name="ce32">
            <text:p>13.6</text:p>
          </table:table-cell>
          <table:table-cell table:style-name="ce32"/>
          <table:table-cell office:value-type="float" office:value="16.5840903950625" table:style-name="ce32">
            <text:p>16.6</text:p>
          </table:table-cell>
          <table:table-cell office:value-type="float" office:value="0.9465412362019231" table:style-name="ce32">
            <text:p>0.9</text:p>
          </table:table-cell>
          <table:table-cell table:style-name="ce32"/>
          <table:table-cell office:value-type="float" office:value="1.006977563125" table:style-name="ce32">
            <text:p>1.0</text:p>
          </table:table-cell>
          <table:table-cell office:value-type="float" office:value="0.29414612822788466" table:style-name="ce32">
            <text:p>0.3</text:p>
          </table:table-cell>
          <table:table-cell table:style-name="ce32"/>
          <table:table-cell office:value-type="float" office:value="0.3129782436125001"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October*</text:p>
          </table:table-cell>
          <table:table-cell office:value-type="float" office:value="13.912377091249999" table:style-name="ce32">
            <text:p>13.9</text:p>
          </table:table-cell>
          <table:table-cell table:style-name="ce32"/>
          <table:table-cell office:value-type="float" office:value="16.790485691249998" table:style-name="ce32">
            <text:p>16.8</text:p>
          </table:table-cell>
          <table:table-cell office:value-type="float" office:value="0.69804603788461528" table:style-name="ce32">
            <text:p>0.7</text:p>
          </table:table-cell>
          <table:table-cell table:style-name="ce32"/>
          <table:table-cell office:value-type="float" office:value="0.86883262249999993" table:style-name="ce32">
            <text:p>0.9</text:p>
          </table:table-cell>
          <table:table-cell office:value-type="float" office:value="0.40695745094538455" table:style-name="ce32">
            <text:p>0.4</text:p>
          </table:table-cell>
          <table:table-cell table:style-name="ce32"/>
          <table:table-cell office:value-type="float" office:value="0.43403506633" table:style-name="ce32">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November</text:p>
          </table:table-cell>
          <table:table-cell office:value-type="float" office:value="13.820403312874998" table:style-name="ce32">
            <text:p>13.8</text:p>
          </table:table-cell>
          <table:table-cell table:style-name="ce32"/>
          <table:table-cell office:value-type="float" office:value="16.775742562874999" table:style-name="ce32">
            <text:p>16.8</text:p>
          </table:table-cell>
          <table:table-cell office:value-type="float" office:value="0.7057585741346154" table:style-name="ce32">
            <text:p>0.7</text:p>
          </table:table-cell>
          <table:table-cell table:style-name="ce32"/>
          <table:table-cell office:value-type="float" office:value="0.85154595874999994" table:style-name="ce32">
            <text:p>0.9</text:p>
          </table:table-cell>
          <table:table-cell office:value-type="float" office:value="0.34943354787788455" table:style-name="ce32">
            <text:p>0.3</text:p>
          </table:table-cell>
          <table:table-cell table:style-name="ce32"/>
          <table:table-cell office:value-type="float" office:value="0.4777916632625" table:style-name="ce32">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December</text:p>
          </table:table-cell>
          <table:table-cell office:value-type="float" office:value="13.01024014525" table:style-name="ce32">
            <text:p>13.0</text:p>
          </table:table-cell>
          <table:table-cell table:style-name="ce32"/>
          <table:table-cell office:value-type="float" office:value="15.94753614525" table:style-name="ce32">
            <text:p>15.9</text:p>
          </table:table-cell>
          <table:table-cell office:value-type="float" office:value="0.76030020038461532" table:style-name="ce32">
            <text:p>0.8</text:p>
          </table:table-cell>
          <table:table-cell table:style-name="ce32"/>
          <table:table-cell office:value-type="float" office:value="0.89860458499999996" table:style-name="ce32">
            <text:p>0.9</text:p>
          </table:table-cell>
          <table:table-cell office:value-type="float" office:value="0.37278735100288451" table:style-name="ce32">
            <text:p>0.4</text:p>
          </table:table-cell>
          <table:table-cell table:style-name="ce32"/>
          <table:table-cell office:value-type="float" office:value="0.5254534663874999" table:style-name="ce32">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office:value-type="float" office:value="2012" table:style-name="ce91">
            <text:p>2012</text:p>
          </table:table-cell>
          <table:table-cell office:value-type="string" table:style-name="ce31">
            <text:p>January *</text:p>
          </table:table-cell>
          <table:table-cell office:value-type="float" office:value="13.0918435295" table:style-name="ce32">
            <text:p>13.1</text:p>
          </table:table-cell>
          <table:table-cell table:style-name="ce32"/>
          <table:table-cell office:value-type="float" office:value="16.020638329499999" table:style-name="ce32">
            <text:p>16.0</text:p>
          </table:table-cell>
          <table:table-cell office:value-type="float" office:value="0.69802663615384597" table:style-name="ce32">
            <text:p>0.7</text:p>
          </table:table-cell>
          <table:table-cell table:style-name="ce32"/>
          <table:table-cell office:value-type="float" office:value="0.83746619" table:style-name="ce32">
            <text:p>0.8</text:p>
          </table:table-cell>
          <table:table-cell office:value-type="float" office:value="0.39578018893538458" table:style-name="ce32">
            <text:p>0.4</text:p>
          </table:table-cell>
          <table:table-cell table:style-name="ce32"/>
          <table:table-cell office:value-type="float" office:value="0.40359280431999994" table:style-name="ce32">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February</text:p>
          </table:table-cell>
          <table:table-cell office:value-type="float" office:value="13.681968587999998" table:style-name="ce32">
            <text:p>13.7</text:p>
          </table:table-cell>
          <table:table-cell table:style-name="ce32"/>
          <table:table-cell office:value-type="float" office:value="16.569060587999996" table:style-name="ce32">
            <text:p>16.6</text:p>
          </table:table-cell>
          <table:table-cell office:value-type="float" office:value="0.76568204865384626" table:style-name="ce32">
            <text:p>0.8</text:p>
          </table:table-cell>
          <table:table-cell table:style-name="ce32"/>
          <table:table-cell office:value-type="float" office:value="0.90792570250000004" table:style-name="ce32">
            <text:p>0.9</text:p>
          </table:table-cell>
          <table:table-cell office:value-type="float" office:value="0.32152089739038459" table:style-name="ce32">
            <text:p>0.3</text:p>
          </table:table-cell>
          <table:table-cell table:style-name="ce32"/>
          <table:table-cell office:value-type="float" office:value="0.33728051277499999"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March</text:p>
          </table:table-cell>
          <table:table-cell office:value-type="float" office:value="13.714748858562499" table:style-name="ce32">
            <text:p>13.7</text:p>
          </table:table-cell>
          <table:table-cell table:style-name="ce32"/>
          <table:table-cell office:value-type="float" office:value="16.636376358562497" table:style-name="ce32">
            <text:p>16.6</text:p>
          </table:table-cell>
          <table:table-cell office:value-type="float" office:value="0.76084939990384604" table:style-name="ce32">
            <text:p>0.8</text:p>
          </table:table-cell>
          <table:table-cell table:style-name="ce32"/>
          <table:table-cell office:value-type="float" office:value="0.88408755374999992" table:style-name="ce32">
            <text:p>0.9</text:p>
          </table:table-cell>
          <table:table-cell office:value-type="float" office:value="0.21788301050288458" table:style-name="ce32">
            <text:p>0.2</text:p>
          </table:table-cell>
          <table:table-cell table:style-name="ce32"/>
          <table:table-cell office:value-type="float" office:value="0.24139287588749997"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April*</text:p>
          </table:table-cell>
          <table:table-cell office:value-type="float" office:value="13.837309707500001" table:style-name="ce32">
            <text:p>13.8</text:p>
          </table:table-cell>
          <table:table-cell table:style-name="ce32"/>
          <table:table-cell office:value-type="float" office:value="16.7784237075" table:style-name="ce32">
            <text:p>16.8</text:p>
          </table:table-cell>
          <table:table-cell office:value-type="float" office:value="0.86207410653846139" table:style-name="ce32">
            <text:p>0.9</text:p>
          </table:table-cell>
          <table:table-cell table:style-name="ce32"/>
          <table:table-cell office:value-type="float" office:value="0.91070064499999981" table:style-name="ce32">
            <text:p>0.9</text:p>
          </table:table-cell>
          <table:table-cell office:value-type="float" office:value="0.23102638920538462" table:style-name="ce32">
            <text:p>0.2</text:p>
          </table:table-cell>
          <table:table-cell table:style-name="ce32"/>
          <table:table-cell office:value-type="float" office:value="0.24631020459"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May</text:p>
          </table:table-cell>
          <table:table-cell office:value-type="float" office:value="13.7340088653125" table:style-name="ce32">
            <text:p>13.7</text:p>
          </table:table-cell>
          <table:table-cell table:style-name="ce32"/>
          <table:table-cell office:value-type="float" office:value="16.6626241153125" table:style-name="ce32">
            <text:p>16.7</text:p>
          </table:table-cell>
          <table:table-cell office:value-type="float" office:value="0.63937581778846175" table:style-name="ce32">
            <text:p>0.6</text:p>
          </table:table-cell>
          <table:table-cell table:style-name="ce32"/>
          <table:table-cell office:value-type="float" office:value="0.68836985625000013" table:style-name="ce32">
            <text:p>0.7</text:p>
          </table:table-cell>
          <table:table-cell office:value-type="float" office:value="0.25909708679038457" table:style-name="ce32">
            <text:p>0.3</text:p>
          </table:table-cell>
          <table:table-cell table:style-name="ce32"/>
          <table:table-cell office:value-type="float" office:value="0.27639320217500002"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June</text:p>
          </table:table-cell>
          <table:table-cell office:value-type="float" office:value="13.898038390312502" table:style-name="ce32">
            <text:p>13.9</text:p>
          </table:table-cell>
          <table:table-cell table:style-name="ce32"/>
          <table:table-cell office:value-type="float" office:value="16.871707390312501" table:style-name="ce32">
            <text:p>16.9</text:p>
          </table:table-cell>
          <table:table-cell office:value-type="float" office:value="0.85989760841346163" table:style-name="ce32">
            <text:p>0.9</text:p>
          </table:table-cell>
          <table:table-cell table:style-name="ce32"/>
          <table:table-cell office:value-type="float" office:value="0.90864914687500009" table:style-name="ce32">
            <text:p>0.9</text:p>
          </table:table-cell>
          <table:table-cell office:value-type="float" office:value="0.26619980276538463" table:style-name="ce32">
            <text:p>0.3</text:p>
          </table:table-cell>
          <table:table-cell table:style-name="ce32"/>
          <table:table-cell office:value-type="float" office:value="0.28479141815000003"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July*</text:p>
          </table:table-cell>
          <table:table-cell office:value-type="float" office:value="14.323233184035711" table:style-name="ce32">
            <text:p>14.3</text:p>
          </table:table-cell>
          <table:table-cell table:style-name="ce32"/>
          <table:table-cell office:value-type="float" office:value="17.179151384035713" table:style-name="ce32">
            <text:p>17.2</text:p>
          </table:table-cell>
          <table:table-cell office:value-type="float" office:value="0.80094927519230752" table:style-name="ce32">
            <text:p>0.8</text:p>
          </table:table-cell>
          <table:table-cell table:style-name="ce32"/>
          <table:table-cell office:value-type="float" office:value="0.84008896749999984" table:style-name="ce32">
            <text:p>0.8</text:p>
          </table:table-cell>
          <table:table-cell office:value-type="float" office:value="0.26769212928205122" table:style-name="ce32">
            <text:p>0.3</text:p>
          </table:table-cell>
          <table:table-cell table:style-name="ce32"/>
          <table:table-cell office:value-type="float" office:value="0.28513854466666666"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August</text:p>
          </table:table-cell>
          <table:table-cell office:value-type="float" office:value="14.166958240035711" table:style-name="ce32">
            <text:p>14.2</text:p>
          </table:table-cell>
          <table:table-cell table:style-name="ce32"/>
          <table:table-cell office:value-type="float" office:value="17.111038490035714" table:style-name="ce32">
            <text:p>17.1</text:p>
          </table:table-cell>
          <table:table-cell office:value-type="float" office:value="0.82745319894230795" table:style-name="ce32">
            <text:p>0.8</text:p>
          </table:table-cell>
          <table:table-cell table:style-name="ce32"/>
          <table:table-cell office:value-type="float" office:value="0.86735789125000018" table:style-name="ce32">
            <text:p>0.9</text:p>
          </table:table-cell>
          <table:table-cell office:value-type="float" office:value="0.30348406066121786" table:style-name="ce32">
            <text:p>0.3</text:p>
          </table:table-cell>
          <table:table-cell table:style-name="ce32"/>
          <table:table-cell office:value-type="float" office:value="0.32463617604583328"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September</text:p>
          </table:table-cell>
          <table:table-cell office:value-type="float" office:value="14.168416966602937" table:style-name="ce32">
            <text:p>14.2</text:p>
          </table:table-cell>
          <table:table-cell table:style-name="ce32"/>
          <table:table-cell office:value-type="float" office:value="17.090048084249997" table:style-name="ce32">
            <text:p>17.1</text:p>
          </table:table-cell>
          <table:table-cell office:value-type="float" office:value="0.8787192851923078" table:style-name="ce32">
            <text:p>0.9</text:p>
          </table:table-cell>
          <table:table-cell table:style-name="ce32"/>
          <table:table-cell office:value-type="float" office:value="0.91813797750000004" table:style-name="ce32">
            <text:p>0.9</text:p>
          </table:table-cell>
          <table:table-cell office:value-type="float" office:value="0.34663823134038452" table:style-name="ce32">
            <text:p>0.3</text:p>
          </table:table-cell>
          <table:table-cell table:style-name="ce32"/>
          <table:table-cell office:value-type="float" office:value="0.36908809672499993" table:style-name="ce32">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October*</text:p>
          </table:table-cell>
          <table:table-cell office:value-type="float" office:value="14.383387957251287" table:style-name="ce32">
            <text:p>14.4</text:p>
          </table:table-cell>
          <table:table-cell table:style-name="ce32"/>
          <table:table-cell office:value-type="float" office:value="17.188419474898346" table:style-name="ce32">
            <text:p>17.2</text:p>
          </table:table-cell>
          <table:table-cell office:value-type="float" office:value="0.77307941346153841" table:style-name="ce32">
            <text:p>0.8</text:p>
          </table:table-cell>
          <table:table-cell table:style-name="ce32"/>
          <table:table-cell office:value-type="float" office:value="0.89773727499999989" table:style-name="ce32">
            <text:p>0.9</text:p>
          </table:table-cell>
          <table:table-cell office:value-type="float" office:value="0.45205733894538447" table:style-name="ce32">
            <text:p>0.5</text:p>
          </table:table-cell>
          <table:table-cell table:style-name="ce32"/>
          <table:table-cell office:value-type="float" office:value="0.4693449543299999" table:style-name="ce32">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November</text:p>
          </table:table-cell>
          <table:table-cell office:value-type="float" office:value="13.952537025852257" table:style-name="ce32">
            <text:p>14.0</text:p>
          </table:table-cell>
          <table:table-cell table:style-name="ce32"/>
          <table:table-cell office:value-type="float" office:value="17.164116893499315" table:style-name="ce32">
            <text:p>17.2</text:p>
          </table:table-cell>
          <table:table-cell office:value-type="float" office:value="0.77479714971153857" table:style-name="ce32">
            <text:p>0.8</text:p>
          </table:table-cell>
          <table:table-cell table:style-name="ce32"/>
          <table:table-cell office:value-type="float" office:value="0.89131961125000014" table:style-name="ce32">
            <text:p>0.9</text:p>
          </table:table-cell>
          <table:table-cell office:value-type="float" office:value="0.39538385907788459" table:style-name="ce32">
            <text:p>0.4</text:p>
          </table:table-cell>
          <table:table-cell table:style-name="ce32"/>
          <table:table-cell office:value-type="float" office:value="0.50417797446250001" table:style-name="ce32">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December</text:p>
          </table:table-cell>
          <table:table-cell office:value-type="float" office:value="13.160622451378677" table:style-name="ce32">
            <text:p>13.2</text:p>
          </table:table-cell>
          <table:table-cell table:style-name="ce32"/>
          <table:table-cell office:value-type="float" office:value="16.383882848437501" table:style-name="ce32">
            <text:p>16.4</text:p>
          </table:table-cell>
          <table:table-cell office:value-type="float" office:value="0.84908346158653847" table:style-name="ce32">
            <text:p>0.8</text:p>
          </table:table-cell>
          <table:table-cell table:style-name="ce32"/>
          <table:table-cell office:value-type="float" office:value="0.96172292312499996" table:style-name="ce32">
            <text:p>1.0</text:p>
          </table:table-cell>
          <table:table-cell office:value-type="float" office:value="0.38816501161538458" table:style-name="ce32">
            <text:p>0.4</text:p>
          </table:table-cell>
          <table:table-cell table:style-name="ce32"/>
          <table:table-cell office:value-type="float" office:value="0.51183637699999995" table:style-name="ce32">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office:value-type="float" office:value="2013" table:style-name="ce91">
            <text:p>2013</text:p>
          </table:table-cell>
          <table:table-cell office:value-type="string" table:style-name="ce31">
            <text:p>January *</text:p>
          </table:table-cell>
          <table:table-cell office:value-type="float" office:value="13.8819666595" table:style-name="ce32">
            <text:p>13.9</text:p>
          </table:table-cell>
          <table:table-cell table:style-name="ce32"/>
          <table:table-cell office:value-type="float" office:value="16.567041859500002" table:style-name="ce32">
            <text:p>16.6</text:p>
          </table:table-cell>
          <table:table-cell office:value-type="float" office:value="0.57791121134615386" table:style-name="ce32">
            <text:p>0.6</text:p>
          </table:table-cell>
          <table:table-cell table:style-name="ce32"/>
          <table:table-cell office:value-type="float" office:value="0.68618205750000005" table:style-name="ce32">
            <text:p>0.7</text:p>
          </table:table-cell>
          <table:table-cell office:value-type="float" office:value="0.41570570340538449" table:style-name="ce32">
            <text:p>0.4</text:p>
          </table:table-cell>
          <table:table-cell table:style-name="ce32"/>
          <table:table-cell office:value-type="float" office:value="0.42773531878999993" table:style-name="ce32">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February</text:p>
          </table:table-cell>
          <table:table-cell office:value-type="float" office:value="14.554859509062503" table:style-name="ce32">
            <text:p>14.6</text:p>
          </table:table-cell>
          <table:table-cell table:style-name="ce32"/>
          <table:table-cell office:value-type="float" office:value="17.2914717590625" table:style-name="ce32">
            <text:p>17.3</text:p>
          </table:table-cell>
          <table:table-cell office:value-type="float" office:value="0.81084859884615401" table:style-name="ce32">
            <text:p>0.8</text:p>
          </table:table-cell>
          <table:table-cell table:style-name="ce32"/>
          <table:table-cell office:value-type="float" office:value="0.91219244500000018" table:style-name="ce32">
            <text:p>0.9</text:p>
          </table:table-cell>
          <table:table-cell office:value-type="float" office:value="0.32479622222788457" table:style-name="ce32">
            <text:p>0.3</text:p>
          </table:table-cell>
          <table:table-cell table:style-name="ce32"/>
          <table:table-cell office:value-type="float" office:value="0.3382530876125"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March</text:p>
          </table:table-cell>
          <table:table-cell office:value-type="float" office:value="14.598888685624996" table:style-name="ce32">
            <text:p>14.6</text:p>
          </table:table-cell>
          <table:table-cell table:style-name="ce32"/>
          <table:table-cell office:value-type="float" office:value="17.379942935624996" table:style-name="ce32">
            <text:p>17.4</text:p>
          </table:table-cell>
          <table:table-cell office:value-type="float" office:value="0.74703778384615394" table:style-name="ce32">
            <text:p>0.7</text:p>
          </table:table-cell>
          <table:table-cell table:style-name="ce32"/>
          <table:table-cell office:value-type="float" office:value="0.84838163000000011" table:style-name="ce32">
            <text:p>0.8</text:p>
          </table:table-cell>
          <table:table-cell office:value-type="float" office:value="0.21654531276538458" table:style-name="ce32">
            <text:p>0.2</text:p>
          </table:table-cell>
          <table:table-cell table:style-name="ce32"/>
          <table:table-cell office:value-type="float" office:value="0.23724242814999996"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April*</text:p>
          </table:table-cell>
          <table:table-cell office:value-type="float" office:value="14.620054650211538" table:style-name="ce32">
            <text:p>14.6</text:p>
          </table:table-cell>
          <table:table-cell table:style-name="ce32"/>
          <table:table-cell office:value-type="float" office:value="17.502047050211537" table:style-name="ce32">
            <text:p>17.5</text:p>
          </table:table-cell>
          <table:table-cell office:value-type="float" office:value="0.84466966384615372" table:style-name="ce32">
            <text:p>0.8</text:p>
          </table:table-cell>
          <table:table-cell table:style-name="ce32"/>
          <table:table-cell office:value-type="float" office:value="0.89012050999999981" table:style-name="ce32">
            <text:p>0.9</text:p>
          </table:table-cell>
          <table:table-cell office:value-type="float" office:value="0.23352255140538461" table:style-name="ce32">
            <text:p>0.2</text:p>
          </table:table-cell>
          <table:table-cell table:style-name="ce32"/>
          <table:table-cell office:value-type="float" office:value="0.24899516678999997"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May</text:p>
          </table:table-cell>
          <table:table-cell office:value-type="float" office:value="14.599305962754807" table:style-name="ce32">
            <text:p>14.6</text:p>
          </table:table-cell>
          <table:table-cell table:style-name="ce32"/>
          <table:table-cell office:value-type="float" office:value="17.350771712754806" table:style-name="ce32">
            <text:p>17.4</text:p>
          </table:table-cell>
          <table:table-cell office:value-type="float" office:value="0.52658912509615385" table:style-name="ce32">
            <text:p>0.5</text:p>
          </table:table-cell>
          <table:table-cell table:style-name="ce32"/>
          <table:table-cell office:value-type="float" office:value="0.57203997125000006" table:style-name="ce32">
            <text:p>0.6</text:p>
          </table:table-cell>
          <table:table-cell office:value-type="float" office:value="0.24114173387788457" table:style-name="ce32">
            <text:p>0.2</text:p>
          </table:table-cell>
          <table:table-cell table:style-name="ce32"/>
          <table:table-cell office:value-type="float" office:value="0.26002934926249999"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June</text:p>
          </table:table-cell>
          <table:table-cell office:value-type="float" office:value="14.877416083687503" table:style-name="ce32">
            <text:p>14.9</text:p>
          </table:table-cell>
          <table:table-cell table:style-name="ce32"/>
          <table:table-cell office:value-type="float" office:value="17.496094333687502" table:style-name="ce32">
            <text:p>17.5</text:p>
          </table:table-cell>
          <table:table-cell office:value-type="float" office:value="0.74652965759615375" table:style-name="ce32">
            <text:p>0.7</text:p>
          </table:table-cell>
          <table:table-cell table:style-name="ce32"/>
          <table:table-cell office:value-type="float" office:value="0.79204300374999981" table:style-name="ce32">
            <text:p>0.8</text:p>
          </table:table-cell>
          <table:table-cell office:value-type="float" office:value="0.23320356849038457" table:style-name="ce32">
            <text:p>0.2</text:p>
          </table:table-cell>
          <table:table-cell table:style-name="ce32"/>
          <table:table-cell office:value-type="float" office:value="0.25354068387499995"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July*</text:p>
          </table:table-cell>
          <table:table-cell office:value-type="float" office:value="14.957558671598898" table:style-name="ce32">
            <text:p>15.0</text:p>
          </table:table-cell>
          <table:table-cell table:style-name="ce32"/>
          <table:table-cell office:value-type="float" office:value="17.664593671598901" table:style-name="ce32">
            <text:p>17.7</text:p>
          </table:table-cell>
          <table:table-cell office:value-type="float" office:value="0.7574150588461539" table:style-name="ce32">
            <text:p>0.8</text:p>
          </table:table-cell>
          <table:table-cell table:style-name="ce32"/>
          <table:table-cell office:value-type="float" office:value="0.818996905" table:style-name="ce32">
            <text:p>0.8</text:p>
          </table:table-cell>
          <table:table-cell office:value-type="float" office:value="0.22864675930538456" table:style-name="ce32">
            <text:p>0.2</text:p>
          </table:table-cell>
          <table:table-cell table:style-name="ce32"/>
          <table:table-cell office:value-type="float" office:value="0.24365357468999999"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August</text:p>
          </table:table-cell>
          <table:table-cell office:value-type="float" office:value="14.807938703353706" table:style-name="ce32">
            <text:p>14.8</text:p>
          </table:table-cell>
          <table:table-cell table:style-name="ce32"/>
          <table:table-cell office:value-type="float" office:value="17.692228453353707" table:style-name="ce32">
            <text:p>17.7</text:p>
          </table:table-cell>
          <table:table-cell office:value-type="float" office:value="0.82096352293706287" table:style-name="ce32">
            <text:p>0.8</text:p>
          </table:table-cell>
          <table:table-cell table:style-name="ce32"/>
          <table:table-cell office:value-type="float" office:value="0.88238736909090898" table:style-name="ce32">
            <text:p>0.9</text:p>
          </table:table-cell>
          <table:table-cell office:value-type="float" office:value="0.22569179289038466" table:style-name="ce32">
            <text:p>0.2</text:p>
          </table:table-cell>
          <table:table-cell table:style-name="ce32"/>
          <table:table-cell office:value-type="float" office:value="0.24663065827500003"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September</text:p>
          </table:table-cell>
          <table:table-cell office:value-type="float" office:value="14.776080590578298" table:style-name="ce32">
            <text:p>14.8</text:p>
          </table:table-cell>
          <table:table-cell table:style-name="ce32"/>
          <table:table-cell office:value-type="float" office:value="17.5205418405783" table:style-name="ce32">
            <text:p>17.5</text:p>
          </table:table-cell>
          <table:table-cell office:value-type="float" office:value="0.83514229697115383" table:style-name="ce32">
            <text:p>0.8</text:p>
          </table:table-cell>
          <table:table-cell table:style-name="ce32"/>
          <table:table-cell office:value-type="float" office:value="0.89691064312500002" table:style-name="ce32">
            <text:p>0.9</text:p>
          </table:table-cell>
          <table:table-cell office:value-type="float" office:value="0.28310461897788464" table:style-name="ce32">
            <text:p>0.3</text:p>
          </table:table-cell>
          <table:table-cell table:style-name="ce32"/>
          <table:table-cell office:value-type="float" office:value="0.30668123436250005"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October*</text:p>
          </table:table-cell>
          <table:table-cell office:value-type="float" office:value="14.851905132862635" table:style-name="ce32">
            <text:p>14.9</text:p>
          </table:table-cell>
          <table:table-cell table:style-name="ce32"/>
          <table:table-cell office:value-type="float" office:value="17.489198332862635" table:style-name="ce32">
            <text:p>17.5</text:p>
          </table:table-cell>
          <table:table-cell office:value-type="float" office:value="0.70152943134615398" table:style-name="ce32">
            <text:p>0.7</text:p>
          </table:table-cell>
          <table:table-cell table:style-name="ce32"/>
          <table:table-cell office:value-type="float" office:value="0.79313927750000002" table:style-name="ce32">
            <text:p>0.8</text:p>
          </table:table-cell>
          <table:table-cell office:value-type="float" office:value="0.4579779814453846" table:style-name="ce32">
            <text:p>0.5</text:p>
          </table:table-cell>
          <table:table-cell table:style-name="ce32"/>
          <table:table-cell office:value-type="float" office:value="0.47558079682999993" table:style-name="ce32">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November</text:p>
          </table:table-cell>
          <table:table-cell office:value-type="float" office:value="14.829168346875001" table:style-name="ce32">
            <text:p>14.8</text:p>
          </table:table-cell>
          <table:table-cell table:style-name="ce32"/>
          <table:table-cell office:value-type="float" office:value="17.407522096874999" table:style-name="ce32">
            <text:p>17.4</text:p>
          </table:table-cell>
          <table:table-cell office:value-type="float" office:value="0.73948335452797187" table:style-name="ce32">
            <text:p>0.7</text:p>
          </table:table-cell>
          <table:table-cell table:style-name="ce32"/>
          <table:table-cell office:value-type="float" office:value="0.83109320068181802" table:style-name="ce32">
            <text:p>0.8</text:p>
          </table:table-cell>
          <table:table-cell office:value-type="float" office:value="0.42001030906538461" table:style-name="ce32">
            <text:p>0.4</text:p>
          </table:table-cell>
          <table:table-cell table:style-name="ce32"/>
          <table:table-cell office:value-type="float" office:value="0.51280517444999996" table:style-name="ce32">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December</text:p>
          </table:table-cell>
          <table:table-cell office:value-type="float" office:value="14.548488365937501" table:style-name="ce32">
            <text:p>14.5</text:p>
          </table:table-cell>
          <table:table-cell table:style-name="ce32"/>
          <table:table-cell office:value-type="float" office:value="16.8947533659375" table:style-name="ce32">
            <text:p>16.9</text:p>
          </table:table-cell>
          <table:table-cell office:value-type="float" office:value="0.77837984947115402" table:style-name="ce32">
            <text:p>0.8</text:p>
          </table:table-cell>
          <table:table-cell table:style-name="ce32"/>
          <table:table-cell office:value-type="float" office:value="0.87000719562500017" table:style-name="ce32">
            <text:p>0.9</text:p>
          </table:table-cell>
          <table:table-cell office:value-type="float" office:value="0.32849865237788456" table:style-name="ce32">
            <text:p>0.3</text:p>
          </table:table-cell>
          <table:table-cell table:style-name="ce32"/>
          <table:table-cell office:value-type="float" office:value="0.47949801776250001" table:style-name="ce32">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office:value-type="float" office:value="2014" table:style-name="ce91">
            <text:p>2014</text:p>
          </table:table-cell>
          <table:table-cell office:value-type="string" table:style-name="ce31">
            <text:p>January*</text:p>
          </table:table-cell>
          <table:table-cell office:value-type="float" office:value="14.728196331760993" table:style-name="ce32">
            <text:p>14.7</text:p>
          </table:table-cell>
          <table:table-cell table:style-name="ce32"/>
          <table:table-cell office:value-type="float" office:value="16.985884331760992" table:style-name="ce32">
            <text:p>17.0</text:p>
          </table:table-cell>
          <table:table-cell office:value-type="float" office:value="0.62164345103795182" table:style-name="ce32">
            <text:p>0.6</text:p>
          </table:table-cell>
          <table:table-cell table:style-name="ce32"/>
          <table:table-cell office:value-type="float" office:value="0.71287511159090899" table:style-name="ce32">
            <text:p>0.7</text:p>
          </table:table-cell>
          <table:table-cell office:value-type="float" office:value="0.37296419844538464" table:style-name="ce32">
            <text:p>0.4</text:p>
          </table:table-cell>
          <table:table-cell table:style-name="ce32"/>
          <table:table-cell office:value-type="float" office:value="0.38448301383000005" table:style-name="ce32">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February</text:p>
          </table:table-cell>
          <table:table-cell office:value-type="float" office:value="14.94098418958791" table:style-name="ce32">
            <text:p>14.9</text:p>
          </table:table-cell>
          <table:table-cell table:style-name="ce32"/>
          <table:table-cell office:value-type="float" office:value="17.29472693958791" table:style-name="ce32">
            <text:p>17.3</text:p>
          </table:table-cell>
          <table:table-cell office:value-type="float" office:value="0.94663192819704267" table:style-name="ce32">
            <text:p>0.9</text:p>
          </table:table-cell>
          <table:table-cell table:style-name="ce32"/>
          <table:table-cell office:value-type="float" office:value="1.0382655887500001" table:style-name="ce32">
            <text:p>1.0</text:p>
          </table:table-cell>
          <table:table-cell office:value-type="float" office:value="0.28714049316538459" table:style-name="ce32">
            <text:p>0.3</text:p>
          </table:table-cell>
          <table:table-cell table:style-name="ce32"/>
          <table:table-cell office:value-type="float" office:value="0.30167635855000002"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March</text:p>
          </table:table-cell>
          <table:table-cell office:value-type="float" office:value="15.097736589062499" table:style-name="ce32">
            <text:p>15.1</text:p>
          </table:table-cell>
          <table:table-cell table:style-name="ce32"/>
          <table:table-cell office:value-type="float" office:value="17.3388795890625" table:style-name="ce32">
            <text:p>17.3</text:p>
          </table:table-cell>
          <table:table-cell office:value-type="float" office:value="0.78923662569704278" table:style-name="ce32">
            <text:p>0.8</text:p>
          </table:table-cell>
          <table:table-cell table:style-name="ce32"/>
          <table:table-cell office:value-type="float" office:value="0.88046828624999995" table:style-name="ce32">
            <text:p>0.9</text:p>
          </table:table-cell>
          <table:table-cell office:value-type="float" office:value="0.18048809971538463" table:style-name="ce32">
            <text:p>0.2</text:p>
          </table:table-cell>
          <table:table-cell table:style-name="ce32"/>
          <table:table-cell office:value-type="float" office:value="0.19524821510000001"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April*</text:p>
          </table:table-cell>
          <table:table-cell office:value-type="float" office:value="14.970351729506868" table:style-name="ce32">
            <text:p>15.0</text:p>
          </table:table-cell>
          <table:table-cell table:style-name="ce32"/>
          <table:table-cell office:value-type="float" office:value="17.430825729506871" table:style-name="ce32">
            <text:p>17.4</text:p>
          </table:table-cell>
          <table:table-cell office:value-type="float" office:value="0.69300566944704278" table:style-name="ce32">
            <text:p>0.7</text:p>
          </table:table-cell>
          <table:table-cell table:style-name="ce32"/>
          <table:table-cell office:value-type="float" office:value="0.78432732999999999" table:style-name="ce32">
            <text:p>0.8</text:p>
          </table:table-cell>
          <table:table-cell office:value-type="float" office:value="0.16769898591538462" table:style-name="ce32">
            <text:p>0.2</text:p>
          </table:table-cell>
          <table:table-cell table:style-name="ce32"/>
          <table:table-cell office:value-type="float" office:value="0.18541420130000003"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May</text:p>
          </table:table-cell>
          <table:table-cell office:value-type="float" office:value="14.9849373487737" table:style-name="ce32">
            <text:p>15.0</text:p>
          </table:table-cell>
          <table:table-cell table:style-name="ce32"/>
          <table:table-cell office:value-type="float" office:value="17.531470098773699" table:style-name="ce32">
            <text:p>17.5</text:p>
          </table:table-cell>
          <table:table-cell office:value-type="float" office:value="0.50461808144442044" table:style-name="ce32">
            <text:p>0.5</text:p>
          </table:table-cell>
          <table:table-cell table:style-name="ce32"/>
          <table:table-cell office:value-type="float" office:value="0.59584974199737772" table:style-name="ce32">
            <text:p>0.6</text:p>
          </table:table-cell>
          <table:table-cell office:value-type="float" office:value="0.19641354547788467" table:style-name="ce32">
            <text:p>0.2</text:p>
          </table:table-cell>
          <table:table-cell table:style-name="ce32"/>
          <table:table-cell office:value-type="float" office:value="0.20662466086250003"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1"/>
          <table:table-cell office:value-type="string" table:style-name="ce31">
            <text:p>June</text:p>
          </table:table-cell>
          <table:table-cell office:value-type="float" office:value="14.843919023" table:style-name="ce32">
            <text:p>14.8</text:p>
          </table:table-cell>
          <table:table-cell table:style-name="ce32"/>
          <table:table-cell office:value-type="float" office:value="17.525517273000002" table:style-name="ce32">
            <text:p>17.5</text:p>
          </table:table-cell>
          <table:table-cell office:value-type="float" office:value="0.67517398360569669" table:style-name="ce32">
            <text:p>0.7</text:p>
          </table:table-cell>
          <table:table-cell table:style-name="ce32"/>
          <table:table-cell office:value-type="float" office:value="0.76664564415865388" table:style-name="ce32">
            <text:p>0.8</text:p>
          </table:table-cell>
          <table:table-cell office:value-type="float" office:value="0.22029443476243327" table:style-name="ce32">
            <text:p>0.2</text:p>
          </table:table-cell>
          <table:table-cell table:style-name="ce32"/>
          <table:table-cell office:value-type="float" office:value="0.23035605014704866"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3"/>
          <table:table-cell office:value-type="string" table:style-name="ce31">
            <text:p>July*</text:p>
          </table:table-cell>
          <table:table-cell office:value-type="float" office:value="15.230463075067306" table:style-name="ce32">
            <text:p>15.2</text:p>
          </table:table-cell>
          <table:table-cell table:style-name="ce32"/>
          <table:table-cell office:value-type="float" office:value="17.793382675067306" table:style-name="ce32">
            <text:p>17.8</text:p>
          </table:table-cell>
          <table:table-cell office:value-type="float" office:value="0.62891138935088886" table:style-name="ce32">
            <text:p>0.6</text:p>
          </table:table-cell>
          <table:table-cell table:style-name="ce32"/>
          <table:table-cell office:value-type="float" office:value="0.72014304990384603" table:style-name="ce32">
            <text:p>0.7</text:p>
          </table:table-cell>
          <table:table-cell office:value-type="float" office:value="0.2293163048619124" table:style-name="ce32">
            <text:p>0.2</text:p>
          </table:table-cell>
          <table:table-cell table:style-name="ce32"/>
          <table:table-cell office:value-type="float" office:value="0.24104632024652783"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3"/>
          <table:table-cell office:value-type="string" table:style-name="ce31">
            <text:p>August</text:p>
          </table:table-cell>
          <table:table-cell office:value-type="float" office:value="15.15907214569471" table:style-name="ce32">
            <text:p>15.2</text:p>
          </table:table-cell>
          <table:table-cell table:style-name="ce32"/>
          <table:table-cell office:value-type="float" office:value="17.596287895694708" table:style-name="ce32">
            <text:p>17.6</text:p>
          </table:table-cell>
          <table:table-cell office:value-type="float" office:value="0.75437355285613361" table:style-name="ce32">
            <text:p>0.8</text:p>
          </table:table-cell>
          <table:table-cell table:style-name="ce32"/>
          <table:table-cell office:value-type="float" office:value="0.84560521340909089" table:style-name="ce32">
            <text:p>0.8</text:p>
          </table:table-cell>
          <table:table-cell office:value-type="float" office:value="0.21790336762666937" table:style-name="ce32">
            <text:p>0.2</text:p>
          </table:table-cell>
          <table:table-cell table:style-name="ce32"/>
          <table:table-cell office:value-type="float" office:value="0.23225723301128473" table:style-name="ce32">
            <text:p>0.2</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153"/>
          <table:table-cell office:value-type="string" table:style-name="ce31">
            <text:p>September</text:p>
          </table:table-cell>
          <table:table-cell office:value-type="float" office:value="15.056231714162779" table:style-name="ce32">
            <text:p>15.1</text:p>
          </table:table-cell>
          <table:table-cell table:style-name="ce32"/>
          <table:table-cell office:value-type="float" office:value="17.363915964162778" table:style-name="ce32">
            <text:p>17.4</text:p>
          </table:table-cell>
          <table:table-cell office:value-type="float" office:value="0.7758873731970426" table:style-name="ce32">
            <text:p>0.8</text:p>
          </table:table-cell>
          <table:table-cell table:style-name="ce32"/>
          <table:table-cell office:value-type="float" office:value="0.86711928374999991" table:style-name="ce32">
            <text:p>0.9</text:p>
          </table:table-cell>
          <table:table-cell office:value-type="float" office:value="0.26185846402684293" table:style-name="ce32">
            <text:p>0.3</text:p>
          </table:table-cell>
          <table:table-cell table:style-name="ce32"/>
          <table:table-cell office:value-type="float" office:value="0.27505582941145834" table:style-name="ce32">
            <text:p>0.3</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153"/>
          <table:table-cell office:value-type="string" table:style-name="ce31">
            <text:p>October*</text:p>
          </table:table-cell>
          <table:table-cell office:value-type="float" office:value="14.729320679905223" table:style-name="ce32">
            <text:p>14.7</text:p>
          </table:table-cell>
          <table:table-cell table:style-name="ce32"/>
          <table:table-cell office:value-type="float" office:value="17.156104679905219" table:style-name="ce32">
            <text:p>17.2</text:p>
          </table:table-cell>
          <table:table-cell office:value-type="float" office:value="0.68796938310557931" table:style-name="ce32">
            <text:p>0.7</text:p>
          </table:table-cell>
          <table:table-cell table:style-name="ce32"/>
          <table:table-cell office:value-type="float" office:value="0.7792010436585366" table:style-name="ce32">
            <text:p>0.8</text:p>
          </table:table-cell>
          <table:table-cell office:value-type="float" office:value="0.39737974431413459" table:style-name="ce32">
            <text:p>0.4</text:p>
          </table:table-cell>
          <table:table-cell table:style-name="ce32"/>
          <table:table-cell office:value-type="float" office:value="0.40927455969874993" table:style-name="ce32">
            <text:p>0.4</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153"/>
          <table:table-cell office:value-type="string" table:style-name="ce31">
            <text:p>November</text:p>
          </table:table-cell>
          <table:table-cell office:value-type="float" office:value="14.852074204156249" table:style-name="ce32">
            <text:p>14.9</text:p>
          </table:table-cell>
          <table:table-cell table:style-name="ce32"/>
          <table:table-cell office:value-type="float" office:value="17.211498704156249" table:style-name="ce32">
            <text:p>17.2</text:p>
          </table:table-cell>
          <table:table-cell office:value-type="float" office:value="0.73762304223550434" table:style-name="ce32">
            <text:p>0.7</text:p>
          </table:table-cell>
          <table:table-cell table:style-name="ce32"/>
          <table:table-cell office:value-type="float" office:value="0.82885495278846166" table:style-name="ce32">
            <text:p>0.8</text:p>
          </table:table-cell>
          <table:table-cell office:value-type="float" office:value="0.36412980688864843" table:style-name="ce32">
            <text:p>0.4</text:p>
          </table:table-cell>
          <table:table-cell table:style-name="ce32"/>
          <table:table-cell office:value-type="float" office:value="0.44715342227326388" table:style-name="ce32">
            <text:p>0.4</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153"/>
          <table:table-cell office:value-type="string" table:style-name="ce31">
            <text:p>December</text:p>
          </table:table-cell>
          <table:table-cell office:value-type="float" office:value="14.534341062243135" table:style-name="ce32">
            <text:p>14.5</text:p>
          </table:table-cell>
          <table:table-cell table:style-name="ce32"/>
          <table:table-cell office:value-type="float" office:value="16.525466562243135" table:style-name="ce32">
            <text:p>16.5</text:p>
          </table:table-cell>
          <table:table-cell office:value-type="float" office:value="0.71861243425473509" table:style-name="ce32">
            <text:p>0.7</text:p>
          </table:table-cell>
          <table:table-cell table:style-name="ce32"/>
          <table:table-cell office:value-type="float" office:value="0.80984409480769226" table:style-name="ce32">
            <text:p>0.8</text:p>
          </table:table-cell>
          <table:table-cell office:value-type="float" office:value="0.28054566086451654" table:style-name="ce32">
            <text:p>0.3</text:p>
          </table:table-cell>
          <table:table-cell table:style-name="ce32"/>
          <table:table-cell office:value-type="float" office:value="0.43930352624913194" table:style-name="ce32">
            <text:p>0.4</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office:value-type="float" office:value="2015" table:style-name="ce91">
            <text:p>2015</text:p>
          </table:table-cell>
          <table:table-cell office:value-type="string" table:style-name="ce31">
            <text:p>January*</text:p>
          </table:table-cell>
          <table:table-cell office:value-type="float" office:value="14.171108312369503" table:style-name="ce32">
            <text:p>14.2</text:p>
          </table:table-cell>
          <table:table-cell table:style-name="ce32"/>
          <table:table-cell office:value-type="float" office:value="16.790234312369506" table:style-name="ce32">
            <text:p>16.8</text:p>
          </table:table-cell>
          <table:table-cell office:value-type="float" office:value="0.62262790444704286" table:style-name="ce32">
            <text:p>0.6</text:p>
          </table:table-cell>
          <table:table-cell table:style-name="ce32"/>
          <table:table-cell office:value-type="float" office:value="0.71386716500000003" table:style-name="ce32">
            <text:p>0.7</text:p>
          </table:table-cell>
          <table:table-cell office:value-type="float" office:value="0.37223926767402776" table:style-name="ce32">
            <text:p>0.4</text:p>
          </table:table-cell>
          <table:table-cell table:style-name="ce32"/>
          <table:table-cell office:value-type="float" office:value="0.37992886767402778" table:style-name="ce32">
            <text:p>0.4</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91"/>
          <table:table-cell office:value-type="string" table:style-name="ce31">
            <text:p>February</text:p>
          </table:table-cell>
          <table:table-cell office:value-type="float" office:value="15.327762439531249" table:style-name="ce32">
            <text:p>15.3</text:p>
          </table:table-cell>
          <table:table-cell table:style-name="ce32"/>
          <table:table-cell office:value-type="float" office:value="18.028436189531245" table:style-name="ce32">
            <text:p>18.0</text:p>
          </table:table-cell>
          <table:table-cell office:value-type="float" office:value="0.73253548228795196" table:style-name="ce32">
            <text:p>0.7</text:p>
          </table:table-cell>
          <table:table-cell table:style-name="ce32"/>
          <table:table-cell office:value-type="float" office:value="0.82379214284090918" table:style-name="ce32">
            <text:p>0.8</text:p>
          </table:table-cell>
          <table:table-cell office:value-type="float" office:value="0.30286603730538197" table:style-name="ce32">
            <text:p>0.3</text:p>
          </table:table-cell>
          <table:table-cell table:style-name="ce32"/>
          <table:table-cell office:value-type="float" office:value="0.308309787305382" table:style-name="ce32">
            <text:p>0.3</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91"/>
          <table:table-cell office:value-type="string" table:style-name="ce31">
            <text:p>March</text:p>
          </table:table-cell>
          <table:table-cell office:value-type="float" office:value="15.709948155264424" table:style-name="ce32">
            <text:p>15.7</text:p>
          </table:table-cell>
          <table:table-cell table:style-name="ce32"/>
          <table:table-cell office:value-type="float" office:value="18.330331655264423" table:style-name="ce32">
            <text:p>18.3</text:p>
          </table:table-cell>
          <table:table-cell office:value-type="float" office:value="0.82772868382204279" table:style-name="ce32">
            <text:p>0.8</text:p>
          </table:table-cell>
          <table:table-cell table:style-name="ce32"/>
          <table:table-cell office:value-type="float" office:value="0.91896809437499993" table:style-name="ce32">
            <text:p>0.9</text:p>
          </table:table-cell>
          <table:table-cell office:value-type="float" office:value="0.19906133692326389" table:style-name="ce32">
            <text:p>0.2</text:p>
          </table:table-cell>
          <table:table-cell table:style-name="ce32"/>
          <table:table-cell office:value-type="float" office:value="0.2144038369232639" table:style-name="ce32">
            <text:p>0.2</text:p>
          </table:table-cell>
          <table:table-cell table:number-columns-repeated="4" table:style-name="ce41"/>
          <table:table-cell table:style-name="ce42"/>
          <table:table-cell table:number-columns-repeated="4" table:style-name="ce43"/>
          <table:table-cell table:number-columns-repeated="16364"/>
        </table:table-row>
        <table:table-row table:style-name="ro1">
          <table:table-cell table:style-name="ce91"/>
          <table:table-cell office:value-type="string" table:style-name="ce31">
            <text:p>April*</text:p>
          </table:table-cell>
          <table:table-cell office:value-type="float" office:value="15.737493527586537" table:style-name="ce32">
            <text:p>15.7</text:p>
          </table:table-cell>
          <table:table-cell table:style-name="ce32"/>
          <table:table-cell office:value-type="float" office:value="18.494637727586539" table:style-name="ce32">
            <text:p>18.5</text:p>
          </table:table-cell>
          <table:table-cell office:value-type="float" office:value="0.69663772694704273" table:style-name="ce32">
            <text:p>0.7</text:p>
          </table:table-cell>
          <table:table-cell table:style-name="ce32"/>
          <table:table-cell office:value-type="float" office:value="0.78809338749999991" table:style-name="ce32">
            <text:p>0.8</text:p>
          </table:table-cell>
          <table:table-cell office:value-type="float" office:value="0.22837625494079719" table:style-name="ce32">
            <text:p>0.2</text:p>
          </table:table-cell>
          <table:table-cell table:style-name="ce32"/>
          <table:table-cell office:value-type="float" office:value="0.23294665494079719" table:style-name="ce32">
            <text:p>0.2</text:p>
          </table:table-cell>
          <table:table-cell table:number-columns-repeated="5" table:style-name="ce27"/>
          <table:table-cell table:number-columns-repeated="2" table:style-name="ce43"/>
          <table:table-cell table:number-columns-repeated="16366" table:style-name="ce27"/>
        </table:table-row>
        <table:table-row table:style-name="ro1">
          <table:table-cell table:style-name="ce91"/>
          <table:table-cell office:value-type="string" table:style-name="ce31">
            <text:p>May</text:p>
          </table:table-cell>
          <table:table-cell office:value-type="float" office:value="15.651318958531251" table:style-name="ce32">
            <text:p>15.7</text:p>
          </table:table-cell>
          <table:table-cell table:style-name="ce32"/>
          <table:table-cell office:value-type="float" office:value="18.40434945853125" table:style-name="ce32">
            <text:p>18.4</text:p>
          </table:table-cell>
          <table:table-cell office:value-type="float" office:value="0.67106984859476992" table:style-name="ce32">
            <text:p>0.7</text:p>
          </table:table-cell>
          <table:table-cell table:style-name="ce32"/>
          <table:table-cell office:value-type="float" office:value="0.76258350914772721" table:style-name="ce32">
            <text:p>0.8</text:p>
          </table:table-cell>
          <table:table-cell office:value-type="float" office:value="0.26502622489573696" table:style-name="ce32">
            <text:p>0.3</text:p>
          </table:table-cell>
          <table:table-cell table:style-name="ce32"/>
          <table:table-cell office:value-type="float" office:value="0.27270097489573697" table:style-name="ce32">
            <text:p>0.3</text:p>
          </table:table-cell>
          <table:table-cell table:number-columns-repeated="5" table:style-name="ce27"/>
          <table:table-cell table:number-columns-repeated="2" table:style-name="ce43"/>
          <table:table-cell table:number-columns-repeated="16366" table:style-name="ce27"/>
        </table:table-row>
        <table:table-row table:style-name="ro1">
          <table:table-cell table:style-name="ce91"/>
          <table:table-cell office:value-type="string" table:style-name="ce31">
            <text:p>June</text:p>
          </table:table-cell>
          <table:table-cell office:value-type="float" office:value="15.770536247875" table:style-name="ce32">
            <text:p>15.8</text:p>
          </table:table-cell>
          <table:table-cell table:style-name="ce32"/>
          <table:table-cell office:value-type="float" office:value="18.537252247874999" table:style-name="ce32">
            <text:p>18.5</text:p>
          </table:table-cell>
          <table:table-cell office:value-type="float" office:value="0.82278709211415513" table:style-name="ce32">
            <text:p>0.8</text:p>
          </table:table-cell>
          <table:table-cell table:style-name="ce32"/>
          <table:table-cell office:value-type="float" office:value="0.91419175266711239" table:style-name="ce32">
            <text:p>0.9</text:p>
          </table:table-cell>
          <table:table-cell office:value-type="float" office:value="0.25644913327161506" table:style-name="ce32">
            <text:p>0.3</text:p>
          </table:table-cell>
          <table:table-cell table:style-name="ce32"/>
          <table:table-cell office:value-type="float" office:value="0.26101688327161504" table:style-name="ce32">
            <text:p>0.3</text:p>
          </table:table-cell>
          <table:table-cell table:number-columns-repeated="5" table:style-name="ce27"/>
          <table:table-cell table:number-columns-repeated="2" table:style-name="ce43"/>
          <table:table-cell table:number-columns-repeated="16366" table:style-name="ce27"/>
        </table:table-row>
        <table:table-row table:style-name="ro1">
          <table:table-cell table:style-name="ce153"/>
          <table:table-cell office:value-type="string" table:style-name="ce31">
            <text:p>July*</text:p>
          </table:table-cell>
          <table:table-cell office:value-type="float" office:value="15.9735276135" table:style-name="ce32">
            <text:p>16.0</text:p>
          </table:table-cell>
          <table:table-cell table:style-name="ce32"/>
          <table:table-cell office:value-type="float" office:value="19.015360813500003" table:style-name="ce32">
            <text:p>19.0</text:p>
          </table:table-cell>
          <table:table-cell office:value-type="float" office:value="0.80358478944704292" table:style-name="ce32">
            <text:p>0.8</text:p>
          </table:table-cell>
          <table:table-cell table:style-name="ce32"/>
          <table:table-cell office:value-type="float" office:value="0.89493185000000008" table:style-name="ce32">
            <text:p>0.9</text:p>
          </table:table-cell>
          <table:table-cell office:value-type="float" office:value="0.23713142904652779" table:style-name="ce32">
            <text:p>0.2</text:p>
          </table:table-cell>
          <table:table-cell table:style-name="ce32"/>
          <table:table-cell office:value-type="float" office:value="0.2432168290465278" table:style-name="ce32">
            <text:p>0.2</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153"/>
          <table:table-cell office:value-type="string" table:style-name="ce31">
            <text:p>August</text:p>
          </table:table-cell>
          <table:table-cell office:value-type="float" office:value="15.722041265929946" table:style-name="ce32">
            <text:p>15.7</text:p>
          </table:table-cell>
          <table:table-cell table:style-name="ce32"/>
          <table:table-cell office:value-type="float" office:value="18.744578015929946" table:style-name="ce32">
            <text:p>18.7</text:p>
          </table:table-cell>
          <table:table-cell office:value-type="float" office:value="0.91874519706067903" table:style-name="ce32">
            <text:p>0.9</text:p>
          </table:table-cell>
          <table:table-cell table:style-name="ce32"/>
          <table:table-cell office:value-type="float" office:value="1.0100923576136362" table:style-name="ce32">
            <text:p>1.0</text:p>
          </table:table-cell>
          <table:table-cell office:value-type="float" office:value="0.24052487626128477" table:style-name="ce32">
            <text:p>0.2</text:p>
          </table:table-cell>
          <table:table-cell table:style-name="ce32"/>
          <table:table-cell office:value-type="float" office:value="0.24828087626128476" table:style-name="ce32">
            <text:p>0.2</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153"/>
          <table:table-cell office:value-type="string" table:style-name="ce31">
            <text:p>September</text:p>
          </table:table-cell>
          <table:table-cell office:value-type="float" office:value="15.501817041607833" table:style-name="ce32">
            <text:p>15.5</text:p>
          </table:table-cell>
          <table:table-cell table:style-name="ce32"/>
          <table:table-cell office:value-type="float" office:value="18.51371429160783" table:style-name="ce32">
            <text:p>18.5</text:p>
          </table:table-cell>
          <table:table-cell office:value-type="float" office:value="0.77676476819704288" table:style-name="ce32">
            <text:p>0.8</text:p>
          </table:table-cell>
          <table:table-cell table:style-name="ce32"/>
          <table:table-cell office:value-type="float" office:value="0.86811192875000009" table:style-name="ce32">
            <text:p>0.9</text:p>
          </table:table-cell>
          <table:table-cell office:value-type="float" office:value="0.27153525378645826" table:style-name="ce32">
            <text:p>0.3</text:p>
          </table:table-cell>
          <table:table-cell table:style-name="ce32"/>
          <table:table-cell office:value-type="float" office:value="0.28752000378645831" table:style-name="ce32">
            <text:p>0.3</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153"/>
          <table:table-cell office:value-type="string" table:style-name="ce31">
            <text:p>October*</text:p>
          </table:table-cell>
          <table:table-cell office:value-type="float" office:value="15.624852451373624" table:style-name="ce32">
            <text:p>15.6</text:p>
          </table:table-cell>
          <table:table-cell table:style-name="ce32"/>
          <table:table-cell office:value-type="float" office:value="18.533631851373624" table:style-name="ce32">
            <text:p>18.5</text:p>
          </table:table-cell>
          <table:table-cell office:value-type="float" office:value="0.82151592853795175" table:style-name="ce32">
            <text:p>0.8</text:p>
          </table:table-cell>
          <table:table-cell table:style-name="ce32"/>
          <table:table-cell office:value-type="float" office:value="0.91281358909090904" table:style-name="ce32">
            <text:p>0.9</text:p>
          </table:table-cell>
          <table:table-cell office:value-type="float" office:value="0.40295287467874996" table:style-name="ce32">
            <text:p>0.4</text:p>
          </table:table-cell>
          <table:table-cell table:style-name="ce32"/>
          <table:table-cell office:value-type="float" office:value="0.41341107467874993" table:style-name="ce32">
            <text:p>0.4</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153"/>
          <table:table-cell office:value-type="string" table:style-name="ce31">
            <text:p>November</text:p>
          </table:table-cell>
          <table:table-cell office:value-type="float" office:value="15.877796921687498" table:style-name="ce32">
            <text:p>15.9</text:p>
          </table:table-cell>
          <table:table-cell table:style-name="ce32"/>
          <table:table-cell office:value-type="float" office:value="18.736858171687498" table:style-name="ce32">
            <text:p>18.7</text:p>
          </table:table-cell>
          <table:table-cell office:value-type="float" office:value="0.8225558862852782" table:style-name="ce32">
            <text:p>0.8</text:p>
          </table:table-cell>
          <table:table-cell table:style-name="ce32"/>
          <table:table-cell office:value-type="float" office:value="0.91390304683823542" table:style-name="ce32">
            <text:p>0.9</text:p>
          </table:table-cell>
          <table:table-cell office:value-type="float" office:value="0.38737508951076394" table:style-name="ce32">
            <text:p>0.4</text:p>
          </table:table-cell>
          <table:table-cell table:style-name="ce32"/>
          <table:table-cell office:value-type="float" office:value="0.46307458951076391" table:style-name="ce32">
            <text:p>0.5</text:p>
          </table:table-cell>
          <table:table-cell table:number-columns-repeated="4" table:style-name="ce27"/>
          <table:table-cell table:style-name="ce29"/>
          <table:table-cell table:style-name="ce27"/>
          <table:table-cell table:style-name="ce30"/>
          <table:table-cell table:number-columns-repeated="16366" table:style-name="ce27"/>
        </table:table-row>
        <table:table-row table:style-name="ro1">
          <table:table-cell table:style-name="ce153"/>
          <table:table-cell office:value-type="string" table:style-name="ce31">
            <text:p>December</text:p>
          </table:table-cell>
          <table:table-cell office:value-type="float" office:value="15.324226051214287" table:style-name="ce32">
            <text:p>15.3</text:p>
          </table:table-cell>
          <table:table-cell table:style-name="ce32"/>
          <table:table-cell office:value-type="float" office:value="17.939958051214287" table:style-name="ce32">
            <text:p>17.9</text:p>
          </table:table-cell>
          <table:table-cell office:value-type="float" office:value="0.8437862501121498" table:style-name="ce32">
            <text:p>0.8</text:p>
          </table:table-cell>
          <table:table-cell table:style-name="ce32"/>
          <table:table-cell office:value-type="float" office:value="0.93513341066510702" table:style-name="ce32">
            <text:p>0.9</text:p>
          </table:table-cell>
          <table:table-cell office:value-type="float" office:value="0.43729092318841761" table:style-name="ce32">
            <text:p>0.4</text:p>
          </table:table-cell>
          <table:table-cell table:style-name="ce32"/>
          <table:table-cell office:value-type="float" office:value="0.59582917318841755" table:style-name="ce32">
            <text:p>0.6</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office:value-type="float" office:value="2016" table:style-name="ce150">
            <text:p>2016</text:p>
          </table:table-cell>
          <table:table-cell office:value-type="string" table:style-name="ce31">
            <text:p>January*</text:p>
          </table:table-cell>
          <table:table-cell office:value-type="float" office:value="14.948433881352676" table:style-name="ce32">
            <text:p>14.9</text:p>
          </table:table-cell>
          <table:table-cell table:style-name="ce32"/>
          <table:table-cell office:value-type="float" office:value="18.000497881352675" table:style-name="ce32">
            <text:p>18.0</text:p>
          </table:table-cell>
          <table:table-cell office:value-type="float" office:value="0.75136750567390442" table:style-name="ce32">
            <text:p>0.8</text:p>
          </table:table-cell>
          <table:table-cell table:style-name="ce32"/>
          <table:table-cell office:value-type="float" office:value="0.84271455084224611" table:style-name="ce32">
            <text:p>0.8</text:p>
          </table:table-cell>
          <table:table-cell office:value-type="float" office:value="0.37567962438402774" table:style-name="ce32">
            <text:p>0.4</text:p>
          </table:table-cell>
          <table:table-cell table:style-name="ce32"/>
          <table:table-cell office:value-type="float" office:value="0.38190582438402776" table:style-name="ce32">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February</text:p>
          </table:table-cell>
          <table:table-cell office:value-type="float" office:value="15.356818808312239" table:style-name="ce32">
            <text:p>15.4</text:p>
          </table:table-cell>
          <table:table-cell table:style-name="ce32"/>
          <table:table-cell office:value-type="float" office:value="18.413985558312241" table:style-name="ce32">
            <text:p>18.4</text:p>
          </table:table-cell>
          <table:table-cell office:value-type="float" office:value="1.0515786224278121" table:style-name="ce32">
            <text:p>1.1</text:p>
          </table:table-cell>
          <table:table-cell table:style-name="ce32"/>
          <table:table-cell office:value-type="float" office:value="1.1429545137499999" table:style-name="ce32">
            <text:p>1.1</text:p>
          </table:table-cell>
          <table:table-cell office:value-type="float" office:value="0.28723069720538197" table:style-name="ce32">
            <text:p>0.3</text:p>
          </table:table-cell>
          <table:table-cell table:style-name="ce32"/>
          <table:table-cell office:value-type="float" office:value="0.29192169720538191"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March</text:p>
          </table:table-cell>
          <table:table-cell office:value-type="float" office:value="15.415897590359206" table:style-name="ce32">
            <text:p>15.4</text:p>
          </table:table-cell>
          <table:table-cell table:style-name="ce32"/>
          <table:table-cell office:value-type="float" office:value="18.518648090359207" table:style-name="ce32">
            <text:p>18.5</text:p>
          </table:table-cell>
          <table:table-cell office:value-type="float" office:value="0.88534422321728556" table:style-name="ce32">
            <text:p>0.9</text:p>
          </table:table-cell>
          <table:table-cell table:style-name="ce32"/>
          <table:table-cell office:value-type="float" office:value="0.97672011453947361" table:style-name="ce32">
            <text:p>1.0</text:p>
          </table:table-cell>
          <table:table-cell office:value-type="float" office:value="0.17351310857326388" table:style-name="ce32">
            <text:p>0.2</text:p>
          </table:table-cell>
          <table:table-cell table:style-name="ce32"/>
          <table:table-cell office:value-type="float" office:value="0.18673710857326387"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April*</text:p>
          </table:table-cell>
          <table:table-cell office:value-type="float" office:value="15.459689754853025" table:style-name="ce32">
            <text:p>15.5</text:p>
          </table:table-cell>
          <table:table-cell table:style-name="ce32"/>
          <table:table-cell office:value-type="float" office:value="18.662918754853028" table:style-name="ce32">
            <text:p>18.7</text:p>
          </table:table-cell>
          <table:table-cell office:value-type="float" office:value="0.93114035415996133" table:style-name="ce32">
            <text:p>0.9</text:p>
          </table:table-cell>
          <table:table-cell table:style-name="ce32"/>
          <table:table-cell office:value-type="float" office:value="1.0225960147129185" table:style-name="ce32">
            <text:p>1.0</text:p>
          </table:table-cell>
          <table:table-cell office:value-type="float" office:value="0.18365077310079722" table:style-name="ce32">
            <text:p>0.2</text:p>
          </table:table-cell>
          <table:table-cell table:style-name="ce32"/>
          <table:table-cell office:value-type="float" office:value="0.19203477310079722"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May</text:p>
          </table:table-cell>
          <table:table-cell office:value-type="float" office:value="15.317723980049795" table:style-name="ce32">
            <text:p>15.3</text:p>
          </table:table-cell>
          <table:table-cell table:style-name="ce32"/>
          <table:table-cell office:value-type="float" office:value="18.522773980049795" table:style-name="ce32">
            <text:p>18.5</text:p>
          </table:table-cell>
          <table:table-cell office:value-type="float" office:value="0.92640537775675946" table:style-name="ce32">
            <text:p>0.9</text:p>
          </table:table-cell>
          <table:table-cell table:style-name="ce32"/>
          <table:table-cell office:value-type="float" office:value="1.0177812690789474" table:style-name="ce32">
            <text:p>1.0</text:p>
          </table:table-cell>
          <table:table-cell office:value-type="float" office:value="0.23816320809573699" table:style-name="ce32">
            <text:p>0.2</text:p>
          </table:table-cell>
          <table:table-cell table:style-name="ce32"/>
          <table:table-cell office:value-type="float" office:value="0.24971995809573699"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June</text:p>
          </table:table-cell>
          <table:table-cell office:value-type="float" office:value="15.628428721208792" table:style-name="ce32">
            <text:p>15.6</text:p>
          </table:table-cell>
          <table:table-cell table:style-name="ce32"/>
          <table:table-cell office:value-type="float" office:value="18.64523347120879" table:style-name="ce32">
            <text:p>18.6</text:p>
          </table:table-cell>
          <table:table-cell office:value-type="float" office:value="1.0160808223075184" table:style-name="ce32">
            <text:p>1.0</text:p>
          </table:table-cell>
          <table:table-cell table:style-name="ce32"/>
          <table:table-cell office:value-type="float" office:value="1.1074854828604757" table:style-name="ce32">
            <text:p>1.1</text:p>
          </table:table-cell>
          <table:table-cell office:value-type="float" office:value="0.24251829224661506" table:style-name="ce32">
            <text:p>0.2</text:p>
          </table:table-cell>
          <table:table-cell table:style-name="ce32"/>
          <table:table-cell office:value-type="float" office:value="0.25242829224661506"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July*</text:p>
          </table:table-cell>
          <table:table-cell office:value-type="float" office:value="15.811441404046699" table:style-name="ce32">
            <text:p>15.8</text:p>
          </table:table-cell>
          <table:table-cell table:style-name="ce32"/>
          <table:table-cell office:value-type="float" office:value="18.822262204046702" table:style-name="ce32">
            <text:p>18.8</text:p>
          </table:table-cell>
          <table:table-cell office:value-type="float" office:value="0.95142094969974378" table:style-name="ce32">
            <text:p>1.0</text:p>
          </table:table-cell>
          <table:table-cell table:style-name="ce32"/>
          <table:table-cell office:value-type="float" office:value="1.0427680102527013" table:style-name="ce32">
            <text:p>1.0</text:p>
          </table:table-cell>
          <table:table-cell office:value-type="float" office:value="0.21725255958652778" table:style-name="ce32">
            <text:p>0.2</text:p>
          </table:table-cell>
          <table:table-cell table:style-name="ce32"/>
          <table:table-cell office:value-type="float" office:value="0.22452255958652775"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August</text:p>
          </table:table-cell>
          <table:table-cell office:value-type="float" office:value="15.573617750872938" table:style-name="ce32">
            <text:p>15.6</text:p>
          </table:table-cell>
          <table:table-cell table:style-name="ce32"/>
          <table:table-cell office:value-type="float" office:value="18.66100075087294" table:style-name="ce32">
            <text:p>18.7</text:p>
          </table:table-cell>
          <table:table-cell office:value-type="float" office:value="1.0065494008944111" table:style-name="ce32">
            <text:p>1.0</text:p>
          </table:table-cell>
          <table:table-cell table:style-name="ce32"/>
          <table:table-cell office:value-type="float" office:value="1.0980630614473685" table:style-name="ce32">
            <text:p>1.1</text:p>
          </table:table-cell>
          <table:table-cell office:value-type="float" office:value="0.22220956420414192" table:style-name="ce32">
            <text:p>0.2</text:p>
          </table:table-cell>
          <table:table-cell table:style-name="ce32"/>
          <table:table-cell office:value-type="float" office:value="0.23045556420414193" table:style-name="ce32">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September</text:p>
          </table:table-cell>
          <table:table-cell office:value-type="float" office:value="15.886704548498626" table:style-name="ce32">
            <text:p>15.9</text:p>
          </table:table-cell>
          <table:table-cell table:style-name="ce32"/>
          <table:table-cell office:value-type="float" office:value="19.048701798498627" table:style-name="ce32">
            <text:p>19.0</text:p>
          </table:table-cell>
          <table:table-cell office:value-type="float" office:value="1.1293173519679756" table:style-name="ce32">
            <text:p>1.1</text:p>
          </table:table-cell>
          <table:table-cell table:style-name="ce32"/>
          <table:table-cell office:value-type="float" office:value="1.220664512520933" table:style-name="ce32">
            <text:p>1.2</text:p>
          </table:table-cell>
          <table:table-cell office:value-type="float" office:value="0.2550218933114583" table:style-name="ce32">
            <text:p>0.3</text:p>
          </table:table-cell>
          <table:table-cell table:style-name="ce32"/>
          <table:table-cell office:value-type="float" office:value="0.26797589331145832" table:style-name="ce32">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October*</text:p>
          </table:table-cell>
          <table:table-cell office:value-type="float" office:value="16.291125858250002" table:style-name="ce32">
            <text:p>16.3</text:p>
          </table:table-cell>
          <table:table-cell table:style-name="ce32"/>
          <table:table-cell office:value-type="float" office:value="19.468804058250001" table:style-name="ce32">
            <text:p>19.5</text:p>
          </table:table-cell>
          <table:table-cell office:value-type="float" office:value="0.89361954634895646" table:style-name="ce32">
            <text:p>0.9</text:p>
          </table:table-cell>
          <table:table-cell table:style-name="ce32"/>
          <table:table-cell office:value-type="float" office:value="0.98517920690191385" table:style-name="ce32">
            <text:p>1.0</text:p>
          </table:table-cell>
          <table:table-cell office:value-type="float" office:value="0.35997783569874997" table:style-name="ce32">
            <text:p>0.4</text:p>
          </table:table-cell>
          <table:table-cell table:style-name="ce32"/>
          <table:table-cell office:value-type="float" office:value="0.37203723569874997" table:style-name="ce32">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November</text:p>
          </table:table-cell>
          <table:table-cell office:value-type="float" office:value="16.087475143469096" table:style-name="ce98">
            <text:p>16.1</text:p>
          </table:table-cell>
          <table:table-cell table:style-name="ce98"/>
          <table:table-cell office:value-type="float" office:value="19.261476643469095" table:style-name="ce98">
            <text:p>19.3</text:p>
          </table:table-cell>
          <table:table-cell office:value-type="float" office:value="1.0926655126049374" table:style-name="ce98">
            <text:p>1.1</text:p>
          </table:table-cell>
          <table:table-cell table:style-name="ce98"/>
          <table:table-cell office:value-type="float" office:value="1.1840126731578948" table:style-name="ce98">
            <text:p>1.2</text:p>
          </table:table-cell>
          <table:table-cell office:value-type="float" office:value="0.34713412883576394" table:style-name="ce98">
            <text:p>0.3</text:p>
          </table:table-cell>
          <table:table-cell table:style-name="ce98"/>
          <table:table-cell office:value-type="float" office:value="0.41097637883576393" table:style-name="ce98">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December**</text:p>
          </table:table-cell>
          <table:table-cell office:value-type="float" office:value="15.859289960933515" table:style-name="ce98">
            <text:p>15.9</text:p>
          </table:table-cell>
          <table:table-cell table:style-name="ce98"/>
          <table:table-cell office:value-type="float" office:value="18.715889560933515" table:style-name="ce98">
            <text:p>18.7</text:p>
          </table:table-cell>
          <table:table-cell office:value-type="float" office:value="1.1905163664470426" table:style-name="ce98">
            <text:p>1.2</text:p>
          </table:table-cell>
          <table:table-cell table:style-name="ce98"/>
          <table:table-cell office:value-type="float" office:value="1.2819480269999999" table:style-name="ce98">
            <text:p>1.3</text:p>
          </table:table-cell>
          <table:table-cell office:value-type="float" office:value="0.29595873060277772" table:style-name="ce98">
            <text:p>0.3</text:p>
          </table:table-cell>
          <table:table-cell table:style-name="ce98"/>
          <table:table-cell office:value-type="float" office:value="0.43101553060277775" table:style-name="ce98">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office:value-type="float" office:value="2017" table:style-name="ce150">
            <text:p>2017</text:p>
          </table:table-cell>
          <table:table-cell office:value-type="string" table:style-name="ce31">
            <text:p>January*</text:p>
          </table:table-cell>
          <table:table-cell office:value-type="float" office:value="16.453284653064284" table:style-name="ce98">
            <text:p>16.5</text:p>
          </table:table-cell>
          <table:table-cell table:style-name="ce98"/>
          <table:table-cell office:value-type="float" office:value="19.336947453064287" table:style-name="ce98">
            <text:p>19.3</text:p>
          </table:table-cell>
          <table:table-cell office:value-type="float" office:value="0.69493848990158835" table:style-name="ce98">
            <text:p>0.7</text:p>
          </table:table-cell>
          <table:table-cell table:style-name="ce98"/>
          <table:table-cell office:value-type="float" office:value="0.78617015045454552" table:style-name="ce98">
            <text:p>0.8</text:p>
          </table:table-cell>
          <table:table-cell office:value-type="float" office:value="0.35525361229236108" table:style-name="ce98">
            <text:p>0.4</text:p>
          </table:table-cell>
          <table:table-cell table:style-name="ce98"/>
          <table:table-cell office:value-type="float" office:value="0.36150541229236111" table:style-name="ce98">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February</text:p>
          </table:table-cell>
          <table:table-cell office:value-type="float" office:value="15.550532407160716" table:style-name="ce98">
            <text:p>15.6</text:p>
          </table:table-cell>
          <table:table-cell table:style-name="ce98"/>
          <table:table-cell office:value-type="float" office:value="18.895455657160714" table:style-name="ce98">
            <text:p>18.9</text:p>
          </table:table-cell>
          <table:table-cell office:value-type="float" office:value="1.0907113031312532" table:style-name="ce98">
            <text:p>1.1</text:p>
          </table:table-cell>
          <table:table-cell table:style-name="ce98"/>
          <table:table-cell office:value-type="float" office:value="1.1824289636842105" table:style-name="ce98">
            <text:p>1.2</text:p>
          </table:table-cell>
          <table:table-cell office:value-type="float" office:value="0.23570807280954864" table:style-name="ce98">
            <text:p>0.2</text:p>
          </table:table-cell>
          <table:table-cell table:style-name="ce98"/>
          <table:table-cell office:value-type="float" office:value="0.24361057280954865"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March</text:p>
          </table:table-cell>
          <table:table-cell office:value-type="float" office:value="14.925018772497939" table:style-name="ce98">
            <text:p>14.9</text:p>
          </table:table-cell>
          <table:table-cell table:style-name="ce98"/>
          <table:table-cell office:value-type="float" office:value="19.078273522497941" table:style-name="ce98">
            <text:p>19.1</text:p>
          </table:table-cell>
          <table:table-cell office:value-type="float" office:value="0.84399547056455171" table:style-name="ce98">
            <text:p>0.8</text:p>
          </table:table-cell>
          <table:table-cell table:style-name="ce98"/>
          <table:table-cell office:value-type="float" office:value="0.93588063111750897" table:style-name="ce98">
            <text:p>0.9</text:p>
          </table:table-cell>
          <table:table-cell office:value-type="float" office:value="0.19405239965833332" table:style-name="ce98">
            <text:p>0.2</text:p>
          </table:table-cell>
          <table:table-cell table:style-name="ce98"/>
          <table:table-cell office:value-type="float" office:value="0.20465414965833331"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April*</text:p>
          </table:table-cell>
          <table:table-cell office:value-type="float" office:value="17.349522738773352" table:style-name="ce98">
            <text:p>17.3</text:p>
          </table:table-cell>
          <table:table-cell table:style-name="ce98"/>
          <table:table-cell office:value-type="float" office:value="20.088950138773352" table:style-name="ce98">
            <text:p>20.1</text:p>
          </table:table-cell>
          <table:table-cell office:value-type="float" office:value="1.0147042969270428" table:style-name="ce98">
            <text:p>1.0</text:p>
          </table:table-cell>
          <table:table-cell table:style-name="ce98"/>
          <table:table-cell office:value-type="float" office:value="1.1059359575000001" table:style-name="ce98">
            <text:p>1.1</text:p>
          </table:table-cell>
          <table:table-cell office:value-type="float" office:value="0.19824310488638897" table:style-name="ce98">
            <text:p>0.2</text:p>
          </table:table-cell>
          <table:table-cell table:style-name="ce98"/>
          <table:table-cell office:value-type="float" office:value="0.20366850488638896"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May</text:p>
          </table:table-cell>
          <table:table-cell office:value-type="float" office:value="15.376771060906249" table:style-name="ce98">
            <text:p>15.4</text:p>
          </table:table-cell>
          <table:table-cell table:style-name="ce98"/>
          <table:table-cell office:value-type="float" office:value="19.750860560906247" table:style-name="ce98">
            <text:p>19.8</text:p>
          </table:table-cell>
          <table:table-cell office:value-type="float" office:value="1.035149688133939" table:style-name="ce98">
            <text:p>1.0</text:p>
          </table:table-cell>
          <table:table-cell table:style-name="ce98"/>
          <table:table-cell office:value-type="float" office:value="1.1263813486868963" table:style-name="ce98">
            <text:p>1.1</text:p>
          </table:table-cell>
          <table:table-cell office:value-type="float" office:value="0.20893957829230769" table:style-name="ce98">
            <text:p>0.2</text:p>
          </table:table-cell>
          <table:table-cell table:style-name="ce98"/>
          <table:table-cell office:value-type="float" office:value="0.21102627060000001"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June</text:p>
          </table:table-cell>
          <table:table-cell office:value-type="float" office:value="16.666196983312503" table:style-name="ce98">
            <text:p>16.7</text:p>
          </table:table-cell>
          <table:table-cell table:style-name="ce98"/>
          <table:table-cell office:value-type="float" office:value="20.1661964833125" table:style-name="ce98">
            <text:p>20.2</text:p>
          </table:table-cell>
          <table:table-cell office:value-type="float" office:value="0.8701581202575982" table:style-name="ce98">
            <text:p>0.9</text:p>
          </table:table-cell>
          <table:table-cell table:style-name="ce98"/>
          <table:table-cell office:value-type="float" office:value="0.96138978081055537" table:style-name="ce98">
            <text:p>1.0</text:p>
          </table:table-cell>
          <table:table-cell office:value-type="float" office:value="0.20443722574647433" table:style-name="ce98">
            <text:p>0.2</text:p>
          </table:table-cell>
          <table:table-cell table:style-name="ce98"/>
          <table:table-cell office:value-type="float" office:value="0.20652391805416664"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July*</text:p>
          </table:table-cell>
          <table:table-cell office:value-type="float" office:value="18.375522840875004" table:style-name="ce98">
            <text:p>18.4</text:p>
          </table:table-cell>
          <table:table-cell table:style-name="ce98"/>
          <table:table-cell office:value-type="float" office:value="21.366045040875004" table:style-name="ce98">
            <text:p>21.4</text:p>
          </table:table-cell>
          <table:table-cell office:value-type="float" office:value="0.93798415279790215" table:style-name="ce98">
            <text:p>0.9</text:p>
          </table:table-cell>
          <table:table-cell table:style-name="ce98"/>
          <table:table-cell office:value-type="float" office:value="1.0292158133508593" table:style-name="ce98">
            <text:p>1.0</text:p>
          </table:table-cell>
          <table:table-cell office:value-type="float" office:value="0.20035933440717946" table:style-name="ce98">
            <text:p>0.2</text:p>
          </table:table-cell>
          <table:table-cell table:style-name="ce98"/>
          <table:table-cell office:value-type="float" office:value="0.20084548825333332"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August</text:p>
          </table:table-cell>
          <table:table-cell office:value-type="float" office:value="16.187220782968751" table:style-name="ce98">
            <text:p>16.2</text:p>
          </table:table-cell>
          <table:table-cell table:style-name="ce98"/>
          <table:table-cell office:value-type="float" office:value="20.330138032968748" table:style-name="ce98">
            <text:p>20.3</text:p>
          </table:table-cell>
          <table:table-cell office:value-type="float" office:value="0.96663735623401448" table:style-name="ce98">
            <text:p>1.0</text:p>
          </table:table-cell>
          <table:table-cell table:style-name="ce98"/>
          <table:table-cell office:value-type="float" office:value="1.0579190167869716" table:style-name="ce98">
            <text:p>1.1</text:p>
          </table:table-cell>
          <table:table-cell office:value-type="float" office:value="0.20935310598593754" table:style-name="ce98">
            <text:p>0.2</text:p>
          </table:table-cell>
          <table:table-cell table:style-name="ce98"/>
          <table:table-cell office:value-type="float" office:value="0.21027185598593753"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September</text:p>
          </table:table-cell>
          <table:table-cell office:value-type="float" office:value="17.108594352252748" table:style-name="ce98">
            <text:p>17.1</text:p>
          </table:table-cell>
          <table:table-cell table:style-name="ce98"/>
          <table:table-cell office:value-type="float" office:value="20.541709852252747" table:style-name="ce98">
            <text:p>20.5</text:p>
          </table:table-cell>
          <table:table-cell office:value-type="float" office:value="0.91625807696223016" table:style-name="ce98">
            <text:p>0.9</text:p>
          </table:table-cell>
          <table:table-cell table:style-name="ce98"/>
          <table:table-cell office:value-type="float" office:value="1.0076797375151874" table:style-name="ce98">
            <text:p>1.0</text:p>
          </table:table-cell>
          <table:table-cell office:value-type="float" office:value="0.24155521117395834" table:style-name="ce98">
            <text:p>0.2</text:p>
          </table:table-cell>
          <table:table-cell table:style-name="ce98"/>
          <table:table-cell office:value-type="float" office:value="0.24221646117395831"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October*</text:p>
          </table:table-cell>
          <table:table-cell office:value-type="float" office:value="17.734396146677199" table:style-name="ce98">
            <text:p>17.7</text:p>
          </table:table-cell>
          <table:table-cell table:style-name="ce98"/>
          <table:table-cell office:value-type="float" office:value="20.572689946677198" table:style-name="ce98">
            <text:p>20.6</text:p>
          </table:table-cell>
          <table:table-cell office:value-type="float" office:value="1.0758195375806454" table:style-name="ce98">
            <text:p>1.1</text:p>
          </table:table-cell>
          <table:table-cell table:style-name="ce98"/>
          <table:table-cell office:value-type="float" office:value="1.167051198133803" table:style-name="ce98">
            <text:p>1.2</text:p>
          </table:table-cell>
          <table:table-cell office:value-type="float" office:value="0.28329013397490382" table:style-name="ce98">
            <text:p>0.3</text:p>
          </table:table-cell>
          <table:table-cell table:style-name="ce98"/>
          <table:table-cell office:value-type="float" office:value="0.32883998012874999" table:style-name="ce98">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November</text:p>
          </table:table-cell>
          <table:table-cell office:value-type="float" office:value="15.655712999336197" table:style-name="ce98">
            <text:p>15.7</text:p>
          </table:table-cell>
          <table:table-cell table:style-name="ce98"/>
          <table:table-cell office:value-type="float" office:value="19.609505749336197" table:style-name="ce98">
            <text:p>19.6</text:p>
          </table:table-cell>
          <table:table-cell office:value-type="float" office:value="0.79956358007204265" table:style-name="ce98">
            <text:p>0.8</text:p>
          </table:table-cell>
          <table:table-cell table:style-name="ce98"/>
          <table:table-cell office:value-type="float" office:value="0.89079524062499993" table:style-name="ce98">
            <text:p>0.9</text:p>
          </table:table-cell>
          <table:table-cell office:value-type="float" office:value="0.39861878326076383" table:style-name="ce98">
            <text:p>0.4</text:p>
          </table:table-cell>
          <table:table-cell table:style-name="ce98"/>
          <table:table-cell office:value-type="float" office:value="0.42769353326076387" table:style-name="ce98">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December</text:p>
          </table:table-cell>
          <table:table-cell office:value-type="float" office:value="16.187951673515798" table:style-name="ce98">
            <text:p>16.2</text:p>
          </table:table-cell>
          <table:table-cell table:style-name="ce98"/>
          <table:table-cell office:value-type="float" office:value="19.091973173515797" table:style-name="ce98">
            <text:p>19.1</text:p>
          </table:table-cell>
          <table:table-cell office:value-type="float" office:value="0.95424199801746912" table:style-name="ce98">
            <text:p>1.0</text:p>
          </table:table-cell>
          <table:table-cell table:style-name="ce98"/>
          <table:table-cell office:value-type="float" office:value="1.0454736585704263" table:style-name="ce98">
            <text:p>1.0</text:p>
          </table:table-cell>
          <table:table-cell office:value-type="float" office:value="0.34858018462413193" table:style-name="ce98">
            <text:p>0.3</text:p>
          </table:table-cell>
          <table:table-cell table:style-name="ce98"/>
          <table:table-cell office:value-type="float" office:value="0.46754243462413186" table:style-name="ce98">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office:value-type="float" office:value="2018" table:style-name="ce150">
            <text:p>2018</text:p>
          </table:table-cell>
          <table:table-cell office:value-type="string" table:style-name="ce31">
            <text:p>January*</text:p>
          </table:table-cell>
          <table:table-cell office:value-type="float" office:value="17.188519016781591" table:style-name="ce98">
            <text:p>17.2</text:p>
          </table:table-cell>
          <table:table-cell table:style-name="ce98"/>
          <table:table-cell office:value-type="float" office:value="20.12982881678159" table:style-name="ce98">
            <text:p>20.1</text:p>
          </table:table-cell>
          <table:table-cell office:value-type="float" office:value="0.84645655490478922" table:style-name="ce98">
            <text:p>0.8</text:p>
          </table:table-cell>
          <table:table-cell table:style-name="ce98"/>
          <table:table-cell office:value-type="float" office:value="0.93768821545774639" table:style-name="ce98">
            <text:p>0.9</text:p>
          </table:table-cell>
          <table:table-cell office:value-type="float" office:value="0.37938797125787393" table:style-name="ce98">
            <text:p>0.4</text:p>
          </table:table-cell>
          <table:table-cell table:style-name="ce98"/>
          <table:table-cell office:value-type="float" office:value="0.37950512510402779" table:style-name="ce98">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February</text:p>
          </table:table-cell>
          <table:table-cell office:value-type="float" office:value="17.321955256101305" table:style-name="ce98">
            <text:p>17.3</text:p>
          </table:table-cell>
          <table:table-cell table:style-name="ce98"/>
          <table:table-cell office:value-type="float" office:value="20.757392506101304" table:style-name="ce98">
            <text:p>20.8</text:p>
          </table:table-cell>
          <table:table-cell office:value-type="float" office:value="1.1090708822374074" table:style-name="ce98">
            <text:p>1.1</text:p>
          </table:table-cell>
          <table:table-cell table:style-name="ce98"/>
          <table:table-cell office:value-type="float" office:value="1.2003650427903647" table:style-name="ce98">
            <text:p>1.2</text:p>
          </table:table-cell>
          <table:table-cell office:value-type="float" office:value="0.29213831327224898" table:style-name="ce98">
            <text:p>0.3</text:p>
          </table:table-cell>
          <table:table-cell table:style-name="ce98"/>
          <table:table-cell office:value-type="float" office:value="0.29225546711840278" table:style-name="ce98">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March</text:p>
          </table:table-cell>
          <table:table-cell office:value-type="float" office:value="16.55524215730529" table:style-name="ce98">
            <text:p>16.6</text:p>
          </table:table-cell>
          <table:table-cell table:style-name="ce98"/>
          <table:table-cell office:value-type="float" office:value="20.739752907305288" table:style-name="ce98">
            <text:p>20.7</text:p>
          </table:table-cell>
          <table:table-cell office:value-type="float" office:value="1.0133094186547891" table:style-name="ce98">
            <text:p>1.0</text:p>
          </table:table-cell>
          <table:table-cell table:style-name="ce98"/>
          <table:table-cell office:value-type="float" office:value="1.1045410792077464" table:style-name="ce98">
            <text:p>1.1</text:p>
          </table:table-cell>
          <table:table-cell office:value-type="float" office:value="0.1713080364440972" table:style-name="ce98">
            <text:p>0.2</text:p>
          </table:table-cell>
          <table:table-cell table:style-name="ce98"/>
          <table:table-cell office:value-type="float" office:value="0.17168878644409721"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April*</text:p>
          </table:table-cell>
          <table:table-cell office:value-type="float" office:value="18.13984749941827" table:style-name="ce98">
            <text:p>18.1</text:p>
          </table:table-cell>
          <table:table-cell table:style-name="ce98"/>
          <table:table-cell office:value-type="float" office:value="21.043135299418271" table:style-name="ce98">
            <text:p>21.0</text:p>
          </table:table-cell>
          <table:table-cell office:value-type="float" office:value="0.75240312571863499" table:style-name="ce98">
            <text:p>0.8</text:p>
          </table:table-cell>
          <table:table-cell table:style-name="ce98"/>
          <table:table-cell office:value-type="float" office:value="0.84363478627159194" table:style-name="ce98">
            <text:p>0.8</text:p>
          </table:table-cell>
          <table:table-cell office:value-type="float" office:value="0.18674009481958337" table:style-name="ce98">
            <text:p>0.2</text:p>
          </table:table-cell>
          <table:table-cell table:style-name="ce98"/>
          <table:table-cell office:value-type="float" office:value="0.18685009481958334"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May</text:p>
          </table:table-cell>
          <table:table-cell office:value-type="float" office:value="16.424265932143026" table:style-name="ce98">
            <text:p>16.4</text:p>
          </table:table-cell>
          <table:table-cell table:style-name="ce98"/>
          <table:table-cell office:value-type="float" office:value="20.815620432143028" table:style-name="ce98">
            <text:p>20.8</text:p>
          </table:table-cell>
          <table:table-cell office:value-type="float" office:value="0.82335252888366273" table:style-name="ce98">
            <text:p>0.8</text:p>
          </table:table-cell>
          <table:table-cell table:style-name="ce98"/>
          <table:table-cell office:value-type="float" office:value="0.91467968943661959" table:style-name="ce98">
            <text:p>0.9</text:p>
          </table:table-cell>
          <table:table-cell office:value-type="float" office:value="0.2140247982326923" table:style-name="ce98">
            <text:p>0.2</text:p>
          </table:table-cell>
          <table:table-cell table:style-name="ce98"/>
          <table:table-cell office:value-type="float" office:value="0.214067105925"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June</text:p>
          </table:table-cell>
          <table:table-cell office:value-type="float" office:value="17.331495430333799" table:style-name="ce98">
            <text:p>17.3</text:p>
          </table:table-cell>
          <table:table-cell table:style-name="ce98"/>
          <table:table-cell office:value-type="float" office:value="20.797556430333795" table:style-name="ce98">
            <text:p>20.8</text:p>
          </table:table-cell>
          <table:table-cell office:value-type="float" office:value="0.97017027649270415" table:style-name="ce98">
            <text:p>1.0</text:p>
          </table:table-cell>
          <table:table-cell table:style-name="ce98"/>
          <table:table-cell office:value-type="float" office:value="1.0614019370456611" table:style-name="ce98">
            <text:p>1.1</text:p>
          </table:table-cell>
          <table:table-cell office:value-type="float" office:value="0.22692746094935892" table:style-name="ce98">
            <text:p>0.2</text:p>
          </table:table-cell>
          <table:table-cell table:style-name="ce98"/>
          <table:table-cell office:value-type="float" office:value="0.22696976864166662"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July*</text:p>
          </table:table-cell>
          <table:table-cell office:value-type="float" office:value="18.270023781745881" table:style-name="ce98">
            <text:p>18.3</text:p>
          </table:table-cell>
          <table:table-cell table:style-name="ce98"/>
          <table:table-cell office:value-type="float" office:value="21.295571781745885" table:style-name="ce98">
            <text:p>21.3</text:p>
          </table:table-cell>
          <table:table-cell office:value-type="float" office:value="0.98292298977057635" table:style-name="ce98">
            <text:p>1.0</text:p>
          </table:table-cell>
          <table:table-cell table:style-name="ce98"/>
          <table:table-cell office:value-type="float" office:value="1.0741548503235334" table:style-name="ce98">
            <text:p>1.1</text:p>
          </table:table-cell>
          <table:table-cell office:value-type="float" office:value="0.22401518281256413" table:style-name="ce98">
            <text:p>0.2</text:p>
          </table:table-cell>
          <table:table-cell table:style-name="ce98"/>
          <table:table-cell office:value-type="float" office:value="0.22505195204333334"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August</text:p>
          </table:table-cell>
          <table:table-cell office:value-type="float" office:value="15.897855035949517" table:style-name="ce98">
            <text:p>15.9</text:p>
          </table:table-cell>
          <table:table-cell table:style-name="ce98"/>
          <table:table-cell office:value-type="float" office:value="20.254262285949515" table:style-name="ce98">
            <text:p>20.3</text:p>
          </table:table-cell>
          <table:table-cell office:value-type="float" office:value="0.97358052815085816" table:style-name="ce98">
            <text:p>1.0</text:p>
          </table:table-cell>
          <table:table-cell table:style-name="ce98"/>
          <table:table-cell office:value-type="float" office:value="1.0648121887038151" table:style-name="ce98">
            <text:p>1.1</text:p>
          </table:table-cell>
          <table:table-cell office:value-type="float" office:value="0.23234638064266822" table:style-name="ce98">
            <text:p>0.2</text:p>
          </table:table-cell>
          <table:table-cell table:style-name="ce98"/>
          <table:table-cell office:value-type="float" office:value="0.23338314987343745"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September</text:p>
          </table:table-cell>
          <table:table-cell office:value-type="float" office:value="17.814099663636679" table:style-name="ce98">
            <text:p>17.8</text:p>
          </table:table-cell>
          <table:table-cell table:style-name="ce98"/>
          <table:table-cell office:value-type="float" office:value="21.388551663636676" table:style-name="ce98">
            <text:p>21.4</text:p>
          </table:table-cell>
          <table:table-cell office:value-type="float" office:value="1.038936358109015" table:style-name="ce98">
            <text:p>1.0</text:p>
          </table:table-cell>
          <table:table-cell table:style-name="ce98"/>
          <table:table-cell office:value-type="float" office:value="1.130168018661972" table:style-name="ce98">
            <text:p>1.1</text:p>
          </table:table-cell>
          <table:table-cell office:value-type="float" office:value="0.25367084361145831" table:style-name="ce98">
            <text:p>0.3</text:p>
          </table:table-cell>
          <table:table-cell table:style-name="ce98"/>
          <table:table-cell office:value-type="float" office:value="0.25704034361145828" table:style-name="ce98">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October*</text:p>
          </table:table-cell>
          <table:table-cell office:value-type="float" office:value="18.862651447170329" table:style-name="ce98">
            <text:p>18.9</text:p>
          </table:table-cell>
          <table:table-cell table:style-name="ce98"/>
          <table:table-cell office:value-type="float" office:value="21.808589647170329" table:style-name="ce98">
            <text:p>21.8</text:p>
          </table:table-cell>
          <table:table-cell office:value-type="float" office:value="1.1123240607801614" table:style-name="ce98">
            <text:p>1.1</text:p>
          </table:table-cell>
          <table:table-cell table:style-name="ce98"/>
          <table:table-cell office:value-type="float" office:value="1.2035557213331183" table:style-name="ce98">
            <text:p>1.2</text:p>
          </table:table-cell>
          <table:table-cell office:value-type="float" office:value="0.32858567682875006" table:style-name="ce98">
            <text:p>0.3</text:p>
          </table:table-cell>
          <table:table-cell table:style-name="ce98"/>
          <table:table-cell office:value-type="float" office:value="0.33022947682875003" table:style-name="ce98">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November</text:p>
          </table:table-cell>
          <table:table-cell office:value-type="float" office:value="16.617612325337223" table:style-name="ce98">
            <text:p>16.6</text:p>
          </table:table-cell>
          <table:table-cell table:style-name="ce98"/>
          <table:table-cell office:value-type="float" office:value="20.687727325337224" table:style-name="ce98">
            <text:p>20.7</text:p>
          </table:table-cell>
          <table:table-cell office:value-type="float" office:value="0.71944877001042351" table:style-name="ce98">
            <text:p>0.7</text:p>
          </table:table-cell>
          <table:table-cell table:style-name="ce98"/>
          <table:table-cell office:value-type="float" office:value="0.8107554305633804" table:style-name="ce98">
            <text:p>0.8</text:p>
          </table:table-cell>
          <table:table-cell office:value-type="float" office:value="0.38474393044826388" table:style-name="ce98">
            <text:p>0.4</text:p>
          </table:table-cell>
          <table:table-cell table:style-name="ce98"/>
          <table:table-cell office:value-type="float" office:value="0.42181593044826388" table:style-name="ce98">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December</text:p>
          </table:table-cell>
          <table:table-cell office:value-type="float" office:value="17.019272697791205" table:style-name="ce98">
            <text:p>17.0</text:p>
          </table:table-cell>
          <table:table-cell table:style-name="ce98"/>
          <table:table-cell office:value-type="float" office:value="19.986280197791206" table:style-name="ce98">
            <text:p>20.0</text:p>
          </table:table-cell>
          <table:table-cell office:value-type="float" office:value="0.95618419953290956" table:style-name="ce98">
            <text:p>1.0</text:p>
          </table:table-cell>
          <table:table-cell table:style-name="ce98"/>
          <table:table-cell office:value-type="float" office:value="1.0475033600858665" table:style-name="ce98">
            <text:p>1.0</text:p>
          </table:table-cell>
          <table:table-cell office:value-type="float" office:value="0.35743484564513883" table:style-name="ce98">
            <text:p>0.4</text:p>
          </table:table-cell>
          <table:table-cell table:style-name="ce98"/>
          <table:table-cell office:value-type="float" office:value="0.48884234564513884" table:style-name="ce98">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office:value-type="float" office:value="2019" table:style-name="ce118">
            <text:p>2019</text:p>
          </table:table-cell>
          <table:table-cell office:value-type="string" table:style-name="ce31">
            <text:p>January*</text:p>
          </table:table-cell>
          <table:table-cell office:value-type="float" office:value="15.970051867249998" table:style-name="ce98">
            <text:p>16.0</text:p>
          </table:table-cell>
          <table:table-cell office:value-type="float" office:value="18.213559" table:style-name="ce184">
            <text:p>18.2</text:p>
          </table:table-cell>
          <table:table-cell office:value-type="float" office:value="19.532655467250002" table:style-name="ce98">
            <text:p>19.5</text:p>
          </table:table-cell>
          <table:table-cell office:value-type="float" office:value="0.82902721724394457" table:style-name="ce98">
            <text:p>0.8</text:p>
          </table:table-cell>
          <table:table-cell table:style-name="ce98"/>
          <table:table-cell office:value-type="float" office:value="0.92025887781690141" table:style-name="ce98">
            <text:p>0.9</text:p>
          </table:table-cell>
          <table:table-cell office:value-type="float" office:value="0.4173019466597222" table:style-name="ce98">
            <text:p>0.4</text:p>
          </table:table-cell>
          <table:table-cell office:value-type="float" office:value="0.122983" table:style-name="ce184">
            <text:p>0.1</text:p>
          </table:table-cell>
          <table:table-cell office:value-type="float" office:value="0.4173019466597222" table:style-name="ce98">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19"/>
          <table:table-cell office:value-type="string" table:style-name="ce31">
            <text:p>February</text:p>
          </table:table-cell>
          <table:table-cell office:value-type="float" office:value="16.891869711062501" table:style-name="ce98">
            <text:p>16.9</text:p>
          </table:table-cell>
          <table:table-cell office:value-type="float" office:value="17.926635999999998" table:style-name="ce184">
            <text:p>17.9</text:p>
          </table:table-cell>
          <table:table-cell office:value-type="float" office:value="20.248504961062498" table:style-name="ce98">
            <text:p>20.2</text:p>
          </table:table-cell>
          <table:table-cell office:value-type="float" office:value="1.1135695724991748" table:style-name="ce98">
            <text:p>1.1</text:p>
          </table:table-cell>
          <table:table-cell table:style-name="ce98"/>
          <table:table-cell office:value-type="float" office:value="1.2049062330521316" table:style-name="ce98">
            <text:p>1.2</text:p>
          </table:table-cell>
          <table:table-cell office:value-type="float" office:value="0.24629875006197915" table:style-name="ce98">
            <text:p>0.2</text:p>
          </table:table-cell>
          <table:table-cell office:value-type="float" office:value="0.15604399999999999" table:style-name="ce184">
            <text:p>0.2</text:p>
          </table:table-cell>
          <table:table-cell office:value-type="float" office:value="0.24629875006197915"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20"/>
          <table:table-cell office:value-type="string" table:style-name="ce31">
            <text:p>March</text:p>
          </table:table-cell>
          <table:table-cell office:value-type="float" office:value="17.126350403625" table:style-name="ce98">
            <text:p>17.1</text:p>
          </table:table-cell>
          <table:table-cell office:value-type="float" office:value="17.321605000000002" table:style-name="ce184">
            <text:p>17.3</text:p>
          </table:table-cell>
          <table:table-cell office:value-type="float" office:value="20.447879903625001" table:style-name="ce98">
            <text:p>20.4</text:p>
          </table:table-cell>
          <table:table-cell office:value-type="float" office:value="1.1620910514906431" table:style-name="ce98">
            <text:p>1.2</text:p>
          </table:table-cell>
          <table:table-cell table:style-name="ce98"/>
          <table:table-cell office:value-type="float" office:value="1.2533227120436001" table:style-name="ce98">
            <text:p>1.3</text:p>
          </table:table-cell>
          <table:table-cell office:value-type="float" office:value="0.19581168144409725" table:style-name="ce98">
            <text:p>0.2</text:p>
          </table:table-cell>
          <table:table-cell office:value-type="float" office:value="0.20221600000000001" table:style-name="ce184">
            <text:p>0.2</text:p>
          </table:table-cell>
          <table:table-cell office:value-type="float" office:value="0.19581168144409725"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21"/>
          <table:table-cell office:value-type="string" table:style-name="ce31">
            <text:p>April*</text:p>
          </table:table-cell>
          <table:table-cell office:value-type="float" office:value="17.937324975188186" table:style-name="ce98">
            <text:p>17.9</text:p>
          </table:table-cell>
          <table:table-cell office:value-type="float" office:value="18.410475999999999" table:style-name="ce184">
            <text:p>18.4</text:p>
          </table:table-cell>
          <table:table-cell office:value-type="float" office:value="20.594637575188187" table:style-name="ce98">
            <text:p>20.6</text:p>
          </table:table-cell>
          <table:table-cell office:value-type="float" office:value="0.9601881590045076" table:style-name="ce98">
            <text:p>1.0</text:p>
          </table:table-cell>
          <table:table-cell table:style-name="ce98"/>
          <table:table-cell office:value-type="float" office:value="1.0514198195774647" table:style-name="ce98">
            <text:p>1.1</text:p>
          </table:table-cell>
          <table:table-cell office:value-type="float" office:value="0.19502197876958333" table:style-name="ce98">
            <text:p>0.2</text:p>
          </table:table-cell>
          <table:table-cell office:value-type="float" office:value="0.16831499999999999" table:style-name="ce184">
            <text:p>0.2</text:p>
          </table:table-cell>
          <table:table-cell office:value-type="float" office:value="0.19502197876958333"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22"/>
          <table:table-cell office:value-type="string" table:style-name="ce31">
            <text:p>May</text:p>
          </table:table-cell>
          <table:table-cell office:value-type="float" office:value="16.478645421716688" table:style-name="ce98">
            <text:p>16.5</text:p>
          </table:table-cell>
          <table:table-cell office:value-type="float" office:value="18.599706999999999" table:style-name="ce184">
            <text:p>18.6</text:p>
          </table:table-cell>
          <table:table-cell office:value-type="float" office:value="20.261805671716687" table:style-name="ce98">
            <text:p>20.3</text:p>
          </table:table-cell>
          <table:table-cell office:value-type="float" office:value="1.0384430645605209" table:style-name="ce98">
            <text:p>1.0</text:p>
          </table:table-cell>
          <table:table-cell table:style-name="ce98"/>
          <table:table-cell office:value-type="float" office:value="1.129674725113478" table:style-name="ce98">
            <text:p>1.1</text:p>
          </table:table-cell>
          <table:table-cell office:value-type="float" office:value="0.18572339573749996" table:style-name="ce98">
            <text:p>0.2</text:p>
          </table:table-cell>
          <table:table-cell office:value-type="float" office:value="0.170184" table:style-name="ce184">
            <text:p>0.2</text:p>
          </table:table-cell>
          <table:table-cell office:value-type="float" office:value="0.18572339573749996"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23"/>
          <table:table-cell office:value-type="string" table:style-name="ce31">
            <text:p>June</text:p>
          </table:table-cell>
          <table:table-cell office:value-type="float" office:value="16.908714614078296" table:style-name="ce98">
            <text:p>16.9</text:p>
          </table:table-cell>
          <table:table-cell office:value-type="float" office:value="17.223934" table:style-name="ce184">
            <text:p>17.2</text:p>
          </table:table-cell>
          <table:table-cell office:value-type="float" office:value="19.985514114078295" table:style-name="ce98">
            <text:p>20.0</text:p>
          </table:table-cell>
          <table:table-cell office:value-type="float" office:value="1.0169767959218718" table:style-name="ce98">
            <text:p>1.0</text:p>
          </table:table-cell>
          <table:table-cell table:style-name="ce98"/>
          <table:table-cell office:value-type="float" office:value="1.1082084564748289" table:style-name="ce98">
            <text:p>1.1</text:p>
          </table:table-cell>
          <table:table-cell office:value-type="float" office:value="0.19528890151666667" table:style-name="ce98">
            <text:p>0.2</text:p>
          </table:table-cell>
          <table:table-cell office:value-type="float" office:value="0.20827799999999999" table:style-name="ce184">
            <text:p>0.2</text:p>
          </table:table-cell>
          <table:table-cell office:value-type="float" office:value="0.19528890151666667"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24"/>
          <table:table-cell office:value-type="string" table:style-name="ce31">
            <text:p>July*</text:p>
          </table:table-cell>
          <table:table-cell office:value-type="float" office:value="17.298701934815934" table:style-name="ce98">
            <text:p>17.3</text:p>
          </table:table-cell>
          <table:table-cell office:value-type="float" office:value="18.502099000000001" table:style-name="ce184">
            <text:p>18.5</text:p>
          </table:table-cell>
          <table:table-cell office:value-type="float" office:value="19.99163033481593" table:style-name="ce98">
            <text:p>20.0</text:p>
          </table:table-cell>
          <table:table-cell office:value-type="float" office:value="1.0200942673180786" table:style-name="ce98">
            <text:p>1.0</text:p>
          </table:table-cell>
          <table:table-cell office:value-type="float" office:value="0.97594977680995432" table:style-name="ce184">
            <text:p>1.0</text:p>
          </table:table-cell>
          <table:table-cell office:value-type="float" office:value="1.1113259278910355" table:style-name="ce98">
            <text:p>1.1</text:p>
          </table:table-cell>
          <table:table-cell office:value-type="float" office:value="0.20699342273333329" table:style-name="ce98">
            <text:p>0.2</text:p>
          </table:table-cell>
          <table:table-cell office:value-type="float" office:value="0.168126" table:style-name="ce184">
            <text:p>0.2</text:p>
          </table:table-cell>
          <table:table-cell office:value-type="float" office:value="0.20699342273333329"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26"/>
          <table:table-cell office:value-type="string" table:style-name="ce31">
            <text:p>August</text:p>
          </table:table-cell>
          <table:table-cell office:value-type="float" office:value="16.382670053214976" table:style-name="ce98">
            <text:p>16.4</text:p>
          </table:table-cell>
          <table:table-cell office:value-type="float" office:value="17.444783999999999" table:style-name="ce184">
            <text:p>17.4</text:p>
          </table:table-cell>
          <table:table-cell office:value-type="float" office:value="19.999979303214975" table:style-name="ce98">
            <text:p>20.0</text:p>
          </table:table-cell>
          <table:table-cell office:value-type="float" office:value="0.95838048424489408" table:style-name="ce98">
            <text:p>1.0</text:p>
          </table:table-cell>
          <table:table-cell office:value-type="float" office:value="1.0293320257437968" table:style-name="ce184">
            <text:p>1.0</text:p>
          </table:table-cell>
          <table:table-cell office:value-type="float" office:value="1.049612144797851" table:style-name="ce98">
            <text:p>1.0</text:p>
          </table:table-cell>
          <table:table-cell office:value-type="float" office:value="0.21017932759843749" table:style-name="ce98">
            <text:p>0.2</text:p>
          </table:table-cell>
          <table:table-cell office:value-type="float" office:value="0.17598" table:style-name="ce184">
            <text:p>0.2</text:p>
          </table:table-cell>
          <table:table-cell office:value-type="float" office:value="0.21017932759843749"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28"/>
          <table:table-cell office:value-type="string" table:style-name="ce31">
            <text:p>September</text:p>
          </table:table-cell>
          <table:table-cell office:value-type="float" office:value="16.966208367437503" table:style-name="ce98">
            <text:p>17.0</text:p>
          </table:table-cell>
          <table:table-cell office:value-type="float" office:value="18.072417999999999" table:style-name="ce184">
            <text:p>18.1</text:p>
          </table:table-cell>
          <table:table-cell office:value-type="float" office:value="20.122597367437503" table:style-name="ce98">
            <text:p>20.1</text:p>
          </table:table-cell>
          <table:table-cell office:value-type="float" office:value="1.068250924834367" table:style-name="ce98">
            <text:p>1.1</text:p>
          </table:table-cell>
          <table:table-cell office:value-type="float" office:value="1.185895497887324" table:style-name="ce184">
            <text:p>1.2</text:p>
          </table:table-cell>
          <table:table-cell office:value-type="float" office:value="1.1594825853873241" table:style-name="ce98">
            <text:p>1.2</text:p>
          </table:table-cell>
          <table:table-cell office:value-type="float" office:value="0.22852806914895832" table:style-name="ce98">
            <text:p>0.2</text:p>
          </table:table-cell>
          <table:table-cell office:value-type="float" office:value="0.22197" table:style-name="ce184">
            <text:p>0.2</text:p>
          </table:table-cell>
          <table:table-cell office:value-type="float" office:value="0.22852806914895832"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30"/>
          <table:table-cell office:value-type="string" table:style-name="ce31">
            <text:p>October*</text:p>
          </table:table-cell>
          <table:table-cell office:value-type="float" office:value="17.811757763875001" table:style-name="ce98">
            <text:p>17.8</text:p>
          </table:table-cell>
          <table:table-cell office:value-type="float" office:value="18.766390999999999" table:style-name="ce184">
            <text:p>18.8</text:p>
          </table:table-cell>
          <table:table-cell office:value-type="float" office:value="20.535458563875" table:style-name="ce98">
            <text:p>20.5</text:p>
          </table:table-cell>
          <table:table-cell office:value-type="float" office:value="1.1845434548143303" table:style-name="ce98">
            <text:p>1.2</text:p>
          </table:table-cell>
          <table:table-cell office:value-type="float" office:value="1.1509154253872873" table:style-name="ce184">
            <text:p>1.2</text:p>
          </table:table-cell>
          <table:table-cell office:value-type="float" office:value="1.2757751153872874" table:style-name="ce98">
            <text:p>1.3</text:p>
          </table:table-cell>
          <table:table-cell office:value-type="float" office:value="0.33263341589875001" table:style-name="ce98">
            <text:p>0.3</text:p>
          </table:table-cell>
          <table:table-cell office:value-type="float" office:value="0.16226699999999999" table:style-name="ce184">
            <text:p>0.2</text:p>
          </table:table-cell>
          <table:table-cell office:value-type="float" office:value="0.33263341589875001" table:style-name="ce98">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32"/>
          <table:table-cell office:value-type="string" table:style-name="ce31">
            <text:p>November</text:p>
          </table:table-cell>
          <table:table-cell office:value-type="float" office:value="16.832832292968749" table:style-name="ce98">
            <text:p>16.8</text:p>
          </table:table-cell>
          <table:table-cell office:value-type="float" office:value="17.786552" table:style-name="ce184">
            <text:p>17.8</text:p>
          </table:table-cell>
          <table:table-cell office:value-type="float" office:value="20.571010042968748" table:style-name="ce98">
            <text:p>20.6</text:p>
          </table:table-cell>
          <table:table-cell office:value-type="float" office:value="1.0408030513291786" table:style-name="ce98">
            <text:p>1.0</text:p>
          </table:table-cell>
          <table:table-cell office:value-type="float" office:value="1.1137736568821355" table:style-name="ce184">
            <text:p>1.1</text:p>
          </table:table-cell>
          <table:table-cell office:value-type="float" office:value="1.1320347118821354" table:style-name="ce98">
            <text:p>1.1</text:p>
          </table:table-cell>
          <table:table-cell office:value-type="float" office:value="0.42813855843576387" table:style-name="ce98">
            <text:p>0.4</text:p>
          </table:table-cell>
          <table:table-cell office:value-type="float" office:value="0.499191" table:style-name="ce184">
            <text:p>0.5</text:p>
          </table:table-cell>
          <table:table-cell office:value-type="float" office:value="0.42813855843576387" table:style-name="ce98">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32"/>
          <table:table-cell office:value-type="string" table:style-name="ce31">
            <text:p>December</text:p>
          </table:table-cell>
          <table:table-cell office:value-type="float" office:value="17.006697778798078" table:style-name="ce98">
            <text:p>17.0</text:p>
          </table:table-cell>
          <table:table-cell office:value-type="float" office:value="15.551529" table:style-name="ce184">
            <text:p>15.6</text:p>
          </table:table-cell>
          <table:table-cell office:value-type="float" office:value="19.984977278798077" table:style-name="ce98">
            <text:p>20.0</text:p>
          </table:table-cell>
          <table:table-cell office:value-type="float" office:value="1.0994244401643214" table:style-name="ce98">
            <text:p>1.1</text:p>
          </table:table-cell>
          <table:table-cell office:value-type="float" office:value="1.2397677413422785" table:style-name="ce184">
            <text:p>1.2</text:p>
          </table:table-cell>
          <table:table-cell office:value-type="float" office:value="1.1906561007172785" table:style-name="ce98">
            <text:p>1.2</text:p>
          </table:table-cell>
          <table:table-cell office:value-type="float" office:value="0.47444859813263884" table:style-name="ce98">
            <text:p>0.5</text:p>
          </table:table-cell>
          <table:table-cell office:value-type="float" office:value="0.69843900000000003" table:style-name="ce184">
            <text:p>0.7</text:p>
          </table:table-cell>
          <table:table-cell office:value-type="float" office:value="0.47444859813263884" table:style-name="ce98">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office:value-type="float" office:value="2020" table:style-name="ce134">
            <text:p>2020</text:p>
          </table:table-cell>
          <table:table-cell office:value-type="string" table:style-name="ce31">
            <text:p>January*</text:p>
          </table:table-cell>
          <table:table-cell office:value-type="float" office:value="16.958813593896977" table:style-name="ce98">
            <text:p>17.0</text:p>
          </table:table-cell>
          <table:table-cell office:value-type="float" office:value="18.398869999999999" table:style-name="ce184">
            <text:p>18.4</text:p>
          </table:table-cell>
          <table:table-cell office:value-type="float" office:value="20.264736593896977" table:style-name="ce98">
            <text:p>20.3</text:p>
          </table:table-cell>
          <table:table-cell office:value-type="float" office:value="0.98526462726394437" table:style-name="ce98">
            <text:p>1.0</text:p>
          </table:table-cell>
          <table:table-cell office:value-type="float" office:value="1.1983011428169015" table:style-name="ce184">
            <text:p>1.2</text:p>
          </table:table-cell>
          <table:table-cell office:value-type="float" office:value="1.0766642878169015" table:style-name="ce98">
            <text:p>1.1</text:p>
          </table:table-cell>
          <table:table-cell office:value-type="float" office:value="0.41655117423972232" table:style-name="ce98">
            <text:p>0.4</text:p>
          </table:table-cell>
          <table:table-cell office:value-type="float" office:value="0.15007299999999998" table:style-name="ce184">
            <text:p>0.2</text:p>
          </table:table-cell>
          <table:table-cell office:value-type="float" office:value="0.41655117423972232" table:style-name="ce98">
            <text:p>0.4</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36"/>
          <table:table-cell office:value-type="string" table:style-name="ce31">
            <text:p>February</text:p>
          </table:table-cell>
          <table:table-cell office:value-type="float" office:value="17.599288696649381" table:style-name="ce98">
            <text:p>17.6</text:p>
          </table:table-cell>
          <table:table-cell office:value-type="float" office:value="17.607464" table:style-name="ce184">
            <text:p>17.6</text:p>
          </table:table-cell>
          <table:table-cell office:value-type="float" office:value="20.91785269664938" table:style-name="ce98">
            <text:p>20.9</text:p>
          </table:table-cell>
          <table:table-cell office:value-type="float" office:value="0.98207246324986008" table:style-name="ce98">
            <text:p>1.0</text:p>
          </table:table-cell>
          <table:table-cell office:value-type="float" office:value="1.0273229838028168" table:style-name="ce184">
            <text:p>1.0</text:p>
          </table:table-cell>
          <table:table-cell office:value-type="float" office:value="1.0733041238028169" table:style-name="ce98">
            <text:p>1.1</text:p>
          </table:table-cell>
          <table:table-cell office:value-type="float" office:value="0.27426100664947917" table:style-name="ce98">
            <text:p>0.3</text:p>
          </table:table-cell>
          <table:table-cell office:value-type="float" office:value="0.18578" table:style-name="ce184">
            <text:p>0.2</text:p>
          </table:table-cell>
          <table:table-cell office:value-type="float" office:value="0.27426100664947917" table:style-name="ce98">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38"/>
          <table:table-cell office:value-type="string" table:style-name="ce31">
            <text:p>March</text:p>
          </table:table-cell>
          <table:table-cell office:value-type="float" office:value="18.638585421000002" table:style-name="ce98">
            <text:p>18.6</text:p>
          </table:table-cell>
          <table:table-cell office:value-type="float" office:value="18.512256000000001" table:style-name="ce184">
            <text:p>18.5</text:p>
          </table:table-cell>
          <table:table-cell office:value-type="float" office:value="22.033455171" table:style-name="ce98">
            <text:p>22.0</text:p>
          </table:table-cell>
          <table:table-cell office:value-type="float" office:value="1.1949878811537544" table:style-name="ce98">
            <text:p>1.2</text:p>
          </table:table-cell>
          <table:table-cell office:value-type="float" office:value="1.2665892573317115" table:style-name="ce184">
            <text:p>1.3</text:p>
          </table:table-cell>
          <table:table-cell office:value-type="float" office:value="1.2862195417067115" table:style-name="ce98">
            <text:p>1.3</text:p>
          </table:table-cell>
          <table:table-cell office:value-type="float" office:value="0.2198544727565972" table:style-name="ce98">
            <text:p>0.2</text:p>
          </table:table-cell>
          <table:table-cell office:value-type="float" office:value="0.221578" table:style-name="ce184">
            <text:p>0.2</text:p>
          </table:table-cell>
          <table:table-cell office:value-type="float" office:value="0.2198544727565972"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40"/>
          <table:table-cell office:value-type="string" table:style-name="ce31">
            <text:p>April*</text:p>
          </table:table-cell>
          <table:table-cell office:value-type="float" office:value="19.522941569249994" table:style-name="ce98">
            <text:p>19.5</text:p>
          </table:table-cell>
          <table:table-cell office:value-type="float" office:value="18.300260999999999" table:style-name="ce184">
            <text:p>18.3</text:p>
          </table:table-cell>
          <table:table-cell office:value-type="float" office:value="22.636411769249996" table:style-name="ce98">
            <text:p>22.6</text:p>
          </table:table-cell>
          <table:table-cell office:value-type="float" office:value="0.95761729037869903" table:style-name="ce98">
            <text:p>1.0</text:p>
          </table:table-cell>
          <table:table-cell office:value-type="float" office:value="0.98812577014084513" table:style-name="ce184">
            <text:p>1.0</text:p>
          </table:table-cell>
          <table:table-cell office:value-type="float" office:value="1.0488489509516561" table:style-name="ce98">
            <text:p>1.0</text:p>
          </table:table-cell>
          <table:table-cell office:value-type="float" office:value="0.20597990776958336" table:style-name="ce98">
            <text:p>0.2</text:p>
          </table:table-cell>
          <table:table-cell office:value-type="float" office:value="0.185584" table:style-name="ce184">
            <text:p>0.2</text:p>
          </table:table-cell>
          <table:table-cell office:value-type="float" office:value="0.20597990776958336"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42"/>
          <table:table-cell office:value-type="string" table:style-name="ce31">
            <text:p>May</text:p>
          </table:table-cell>
          <table:table-cell office:value-type="float" office:value="18.197237464312501" table:style-name="ce98">
            <text:p>18.2</text:p>
          </table:table-cell>
          <table:table-cell office:value-type="float" office:value="17.200785" table:style-name="ce184">
            <text:p>17.2</text:p>
          </table:table-cell>
          <table:table-cell office:value-type="float" office:value="21.591936964312499" table:style-name="ce98">
            <text:p>21.6</text:p>
          </table:table-cell>
          <table:table-cell office:value-type="float" office:value="1.0274337517779562" table:style-name="ce98">
            <text:p>1.0</text:p>
          </table:table-cell>
          <table:table-cell office:value-type="float" office:value="1.0463866888173998" table:style-name="ce184">
            <text:p>1.0</text:p>
          </table:table-cell>
          <table:table-cell office:value-type="float" office:value="1.1186654123309132" table:style-name="ce98">
            <text:p>1.1</text:p>
          </table:table-cell>
          <table:table-cell office:value-type="float" office:value="0.21166980827500001" table:style-name="ce98">
            <text:p>0.2</text:p>
          </table:table-cell>
          <table:table-cell office:value-type="float" office:value="0.22626099999999999" table:style-name="ce184">
            <text:p>0.2</text:p>
          </table:table-cell>
          <table:table-cell office:value-type="float" office:value="0.21166980827500001"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42"/>
          <table:table-cell office:value-type="string" table:style-name="ce31">
            <text:p>June</text:p>
          </table:table-cell>
          <table:table-cell office:value-type="float" office:value="17.983943006624997" table:style-name="ce98">
            <text:p>18.0</text:p>
          </table:table-cell>
          <table:table-cell office:value-type="float" office:value="17.772762" table:style-name="ce184">
            <text:p>17.8</text:p>
          </table:table-cell>
          <table:table-cell office:value-type="float" office:value="21.420158756625003" table:style-name="ce98">
            <text:p>21.4</text:p>
          </table:table-cell>
          <table:table-cell office:value-type="float" office:value="1.1902588002168106" table:style-name="ce98">
            <text:p>1.2</text:p>
          </table:table-cell>
          <table:table-cell office:value-type="float" office:value="1.2645964042663891" table:style-name="ce184">
            <text:p>1.3</text:p>
          </table:table-cell>
          <table:table-cell office:value-type="float" office:value="1.2814904607697677" table:style-name="ce98">
            <text:p>1.3</text:p>
          </table:table-cell>
          <table:table-cell office:value-type="float" office:value="0.22450623672916664" table:style-name="ce98">
            <text:p>0.2</text:p>
          </table:table-cell>
          <table:table-cell office:value-type="float" office:value="0.178647" table:style-name="ce184">
            <text:p>0.2</text:p>
          </table:table-cell>
          <table:table-cell office:value-type="float" office:value="0.22450623672916664" table:style-name="ce98">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42"/>
          <table:table-cell office:value-type="string" table:style-name="ce31">
            <text:p>July</text:p>
          </table:table-cell>
          <table:table-cell office:value-type="float" office:value="16.646742" table:style-name="ce98">
            <text:p>16.6</text:p>
          </table:table-cell>
          <table:table-cell office:value-type="float" office:value="17.795847999999999" table:style-name="ce184">
            <text:p>17.8</text:p>
          </table:table-cell>
          <table:table-cell office:value-type="float" office:value="20.022493600000001" table:style-name="ce98">
            <text:p>20.0</text:p>
          </table:table-cell>
          <table:table-cell office:value-type="float" office:value="0.914774111830986" table:style-name="ce98">
            <text:p>0.9</text:p>
          </table:table-cell>
          <table:table-cell office:value-type="float" office:value="0.90224411183098607" table:style-name="ce184">
            <text:p>0.9</text:p>
          </table:table-cell>
          <table:table-cell office:value-type="float" office:value="1.0060057723839431" table:style-name="ce98">
            <text:p>1.0</text:p>
          </table:table-cell>
          <table:table-cell office:value-type="float" office:value="0.26924800000000004" table:style-name="ce98">
            <text:p>0.3</text:p>
          </table:table-cell>
          <table:table-cell office:value-type="float" office:value="0.175399" table:style-name="ce184">
            <text:p>0.2</text:p>
          </table:table-cell>
          <table:table-cell office:value-type="float" office:value="0.26924800000000004" table:style-name="ce98">
            <text:p>0.3</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August</text:p>
          </table:table-cell>
          <table:table-cell table:style-name="ce98"/>
          <table:table-cell office:value-type="float" office:value="16.823211999999998" table:style-name="ce98">
            <text:p>16.8</text:p>
          </table:table-cell>
          <table:table-cell office:value-type="float" office:value="19.727544999999999" table:style-name="ce98">
            <text:p>19.7</text:p>
          </table:table-cell>
          <table:table-cell table:style-name="ce98"/>
          <table:table-cell office:value-type="float" office:value="0.97593528007833674" table:style-name="ce98">
            <text:p>1.0</text:p>
          </table:table-cell>
          <table:table-cell office:value-type="float" office:value="1.0671919406312935" table:style-name="ce98">
            <text:p>1.1</text:p>
          </table:table-cell>
          <table:table-cell table:style-name="ce98"/>
          <table:table-cell office:value-type="float" office:value="0.223692" table:style-name="ce180">
            <text:p>0.2</text:p>
          </table:table-cell>
          <table:table-cell office:value-type="float" office:value="0.223692" table:style-name="ce180">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September</text:p>
          </table:table-cell>
          <table:table-cell table:style-name="ce98"/>
          <table:table-cell office:value-type="float" office:value="19.107109000000001" table:style-name="ce98">
            <text:p>19.1</text:p>
          </table:table-cell>
          <table:table-cell office:value-type="float" office:value="22.179580544097224" table:style-name="ce98">
            <text:p>22.2</text:p>
          </table:table-cell>
          <table:table-cell table:style-name="ce98"/>
          <table:table-cell office:value-type="float" office:value="1.0918908919014083" table:style-name="ce98">
            <text:p>1.1</text:p>
          </table:table-cell>
          <table:table-cell office:value-type="float" office:value="1.1831225524543654" table:style-name="ce98">
            <text:p>1.2</text:p>
          </table:table-cell>
          <table:table-cell table:style-name="ce98"/>
          <table:table-cell office:value-type="float" office:value="0.16032099999999999" table:style-name="ce180">
            <text:p>0.2</text:p>
          </table:table-cell>
          <table:table-cell office:value-type="float" office:value="0.16032099999999999" table:style-name="ce180">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October</text:p>
          </table:table-cell>
          <table:table-cell table:style-name="ce98"/>
          <table:table-cell office:value-type="float" office:value="18.066622000000002" table:style-name="ce98">
            <text:p>18.1</text:p>
          </table:table-cell>
          <table:table-cell office:value-type="float" office:value="21.284071399999998" table:style-name="ce98">
            <text:p>21.3</text:p>
          </table:table-cell>
          <table:table-cell table:style-name="ce98"/>
          <table:table-cell office:value-type="float" office:value="1.13834876" table:style-name="ce98">
            <text:p>1.1</text:p>
          </table:table-cell>
          <table:table-cell office:value-type="float" office:value="1.2295804205729568" table:style-name="ce98">
            <text:p>1.2</text:p>
          </table:table-cell>
          <table:table-cell table:style-name="ce98"/>
          <table:table-cell office:value-type="float" office:value="0.12002899999999998" table:style-name="ce180">
            <text:p>0.1</text:p>
          </table:table-cell>
          <table:table-cell office:value-type="float" office:value="0.12559169230769229" table:style-name="ce180">
            <text:p>0.1</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November</text:p>
          </table:table-cell>
          <table:table-cell table:style-name="ce98"/>
          <table:table-cell office:value-type="float" office:value="17.936121" table:style-name="ce98">
            <text:p>17.9</text:p>
          </table:table-cell>
          <table:table-cell office:value-type="float" office:value="21.215152249999999" table:style-name="ce98">
            <text:p>21.2</text:p>
          </table:table-cell>
          <table:table-cell table:style-name="ce98"/>
          <table:table-cell office:value-type="float" office:value="0.96856917605633797" table:style-name="ce98">
            <text:p>1.0</text:p>
          </table:table-cell>
          <table:table-cell office:value-type="float" office:value="1.059800836609295" table:style-name="ce98">
            <text:p>1.1</text:p>
          </table:table-cell>
          <table:table-cell table:style-name="ce98"/>
          <table:table-cell office:value-type="float" office:value="0.63234500000000005" table:style-name="ce180">
            <text:p>0.6</text:p>
          </table:table-cell>
          <table:table-cell office:value-type="float" office:value="0.63893775000000008" table:style-name="ce180">
            <text:p>0.6</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December</text:p>
          </table:table-cell>
          <table:table-cell table:style-name="ce98"/>
          <table:table-cell office:value-type="float" office:value="17.004659" table:style-name="ce98">
            <text:p>17.0</text:p>
          </table:table-cell>
          <table:table-cell office:value-type="float" office:value="19.829397999999998" table:style-name="ce98">
            <text:p>19.8</text:p>
          </table:table-cell>
          <table:table-cell table:style-name="ce98"/>
          <table:table-cell office:value-type="float" office:value="0.9752307697183098" table:style-name="ce98">
            <text:p>1.0</text:p>
          </table:table-cell>
          <table:table-cell office:value-type="float" office:value="1.0664624302712669" table:style-name="ce98">
            <text:p>1.1</text:p>
          </table:table-cell>
          <table:table-cell table:style-name="ce98"/>
          <table:table-cell office:value-type="float" office:value="0.49436099999999999" table:style-name="ce180">
            <text:p>0.5</text:p>
          </table:table-cell>
          <table:table-cell office:value-type="float" office:value="0.50584699999999994" table:style-name="ce180">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office:value-type="float" office:value="2021" table:style-name="ce150">
            <text:p>2021</text:p>
          </table:table-cell>
          <table:table-cell office:value-type="string" table:style-name="ce31">
            <text:p>January*</text:p>
          </table:table-cell>
          <table:table-cell table:style-name="ce98"/>
          <table:table-cell office:value-type="float" office:value="17.595976999999998" table:style-name="ce98">
            <text:p>17.6</text:p>
          </table:table-cell>
          <table:table-cell office:value-type="float" office:value="20.416691199999995" table:style-name="ce98">
            <text:p>20.4</text:p>
          </table:table-cell>
          <table:table-cell table:style-name="ce98"/>
          <table:table-cell office:value-type="float" office:value="0.78818406028169019" table:style-name="ce98">
            <text:p>0.8</text:p>
          </table:table-cell>
          <table:table-cell office:value-type="float" office:value="0.87941572083464714" table:style-name="ce98">
            <text:p>0.9</text:p>
          </table:table-cell>
          <table:table-cell table:style-name="ce98"/>
          <table:table-cell office:value-type="float" office:value="0.17826199999999998" table:style-name="ce180">
            <text:p>0.2</text:p>
          </table:table-cell>
          <table:table-cell office:value-type="float" office:value="0.17826199999999998" table:style-name="ce180">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February</text:p>
          </table:table-cell>
          <table:table-cell table:style-name="ce98"/>
          <table:table-cell office:value-type="float" office:value="18.392016999999999" table:style-name="ce98">
            <text:p>18.4</text:p>
          </table:table-cell>
          <table:table-cell office:value-type="float" office:value="21.723689" table:style-name="ce98">
            <text:p>21.7</text:p>
          </table:table-cell>
          <table:table-cell table:style-name="ce98"/>
          <table:table-cell office:value-type="float" office:value="0.99184345035211274" table:style-name="ce98">
            <text:p>1.0</text:p>
          </table:table-cell>
          <table:table-cell office:value-type="float" office:value="1.0830751109050698" table:style-name="ce98">
            <text:p>1.1</text:p>
          </table:table-cell>
          <table:table-cell table:style-name="ce98"/>
          <table:table-cell office:value-type="float" office:value="0.18553500000000001" table:style-name="ce180">
            <text:p>0.2</text:p>
          </table:table-cell>
          <table:table-cell office:value-type="float" office:value="0.18553500000000001" table:style-name="ce180">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March</text:p>
          </table:table-cell>
          <table:table-cell table:style-name="ce98"/>
          <table:table-cell office:value-type="float" office:value="19.414577000000001" table:style-name="ce98">
            <text:p>19.4</text:p>
          </table:table-cell>
          <table:table-cell office:value-type="float" office:value="23.278169000000002" table:style-name="ce98">
            <text:p>23.3</text:p>
          </table:table-cell>
          <table:table-cell table:style-name="ce98"/>
          <table:table-cell office:value-type="float" office:value="0.89644707500000009" table:style-name="ce98">
            <text:p>0.9</text:p>
          </table:table-cell>
          <table:table-cell office:value-type="float" office:value="0.98767873555295693" table:style-name="ce98">
            <text:p>1.0</text:p>
          </table:table-cell>
          <table:table-cell table:style-name="ce98"/>
          <table:table-cell office:value-type="float" office:value="0.16753100000000001" table:style-name="ce180">
            <text:p>0.2</text:p>
          </table:table-cell>
          <table:table-cell office:value-type="float" office:value="0.16753100000000001" table:style-name="ce180">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April*</text:p>
          </table:table-cell>
          <table:table-cell table:style-name="ce98"/>
          <table:table-cell office:value-type="float" office:value="19.119723" table:style-name="ce98">
            <text:p>19.1</text:p>
          </table:table-cell>
          <table:table-cell office:value-type="float" office:value="21.855005400000003" table:style-name="ce98">
            <text:p>21.9</text:p>
          </table:table-cell>
          <table:table-cell table:style-name="ce98"/>
          <table:table-cell office:value-type="float" office:value="0.79005796056338029" table:style-name="ce98">
            <text:p>0.8</text:p>
          </table:table-cell>
          <table:table-cell office:value-type="float" office:value="0.88144562111633706" table:style-name="ce98">
            <text:p>0.9</text:p>
          </table:table-cell>
          <table:table-cell table:style-name="ce98"/>
          <table:table-cell office:value-type="float" office:value="0.16972899999999999" table:style-name="ce180">
            <text:p>0.2</text:p>
          </table:table-cell>
          <table:table-cell office:value-type="float" office:value="0.16972899999999999" table:style-name="ce180">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May</text:p>
          </table:table-cell>
          <table:table-cell table:style-name="ce98"/>
          <table:table-cell office:value-type="float" office:value="18.294682000000002" table:style-name="ce98">
            <text:p>18.3</text:p>
          </table:table-cell>
          <table:table-cell office:value-type="float" office:value="21.849238499999998" table:style-name="ce98">
            <text:p>21.8</text:p>
          </table:table-cell>
          <table:table-cell table:style-name="ce98"/>
          <table:table-cell office:value-type="float" office:value="0.79863684542253521" table:style-name="ce98">
            <text:p>0.8</text:p>
          </table:table-cell>
          <table:table-cell office:value-type="float" office:value="0.88986850597549205" table:style-name="ce98">
            <text:p>0.9</text:p>
          </table:table-cell>
          <table:table-cell table:style-name="ce98"/>
          <table:table-cell office:value-type="float" office:value="0.206647" table:style-name="ce180">
            <text:p>0.2</text:p>
          </table:table-cell>
          <table:table-cell office:value-type="float" office:value="0.206647" table:style-name="ce180">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June</text:p>
          </table:table-cell>
          <table:table-cell table:style-name="ce98"/>
          <table:table-cell office:value-type="float" office:value="19.399051" table:style-name="ce98">
            <text:p>19.4</text:p>
          </table:table-cell>
          <table:table-cell office:value-type="float" office:value="23.651637000000001" table:style-name="ce98">
            <text:p>23.7</text:p>
          </table:table-cell>
          <table:table-cell table:style-name="ce98"/>
          <table:table-cell office:value-type="float" office:value="1.0380961823943662" table:style-name="ce98">
            <text:p>1.0</text:p>
          </table:table-cell>
          <table:table-cell office:value-type="float" office:value="1.1293428429473231" table:style-name="ce98">
            <text:p>1.1</text:p>
          </table:table-cell>
          <table:table-cell table:style-name="ce98"/>
          <table:table-cell office:value-type="float" office:value="0.164605" table:style-name="ce180">
            <text:p>0.2</text:p>
          </table:table-cell>
          <table:table-cell office:value-type="float" office:value="0.164605" table:style-name="ce180">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July*</text:p>
          </table:table-cell>
          <table:table-cell table:style-name="ce98"/>
          <table:table-cell office:value-type="float" office:value="18.238129000000001" table:style-name="ce98">
            <text:p>18.2</text:p>
          </table:table-cell>
          <table:table-cell office:value-type="float" office:value="21.267831399999999" table:style-name="ce98">
            <text:p>21.3</text:p>
          </table:table-cell>
          <table:table-cell table:style-name="ce98"/>
          <table:table-cell office:value-type="float" office:value="0.61917800000000001" table:style-name="ce98">
            <text:p>0.6</text:p>
          </table:table-cell>
          <table:table-cell office:value-type="float" office:value="0.71043966055295693" table:style-name="ce98">
            <text:p>0.7</text:p>
          </table:table-cell>
          <table:table-cell table:style-name="ce98"/>
          <table:table-cell office:value-type="float" office:value="0.16015299999999999" table:style-name="ce180">
            <text:p>0.2</text:p>
          </table:table-cell>
          <table:table-cell office:value-type="float" office:value="0.16015299999999999" table:style-name="ce180">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August</text:p>
          </table:table-cell>
          <table:table-cell table:style-name="ce98"/>
          <table:table-cell office:value-type="float" office:value="17.961573000000001" table:style-name="ce98">
            <text:p>18.0</text:p>
          </table:table-cell>
          <table:table-cell office:value-type="float" office:value="21.445964" table:style-name="ce98">
            <text:p>21.4</text:p>
          </table:table-cell>
          <table:table-cell table:style-name="ce98"/>
          <table:table-cell office:value-type="float" office:value="0.56490700000000005" table:style-name="ce98">
            <text:p>0.6</text:p>
          </table:table-cell>
          <table:table-cell office:value-type="float" office:value="0.65613866055295689" table:style-name="ce98">
            <text:p>0.7</text:p>
          </table:table-cell>
          <table:table-cell table:style-name="ce98"/>
          <table:table-cell office:value-type="float" office:value="0.20472200000000002" table:style-name="ce180">
            <text:p>0.2</text:p>
          </table:table-cell>
          <table:table-cell office:value-type="float" office:value="0.20472200000000002" table:style-name="ce180">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September</text:p>
          </table:table-cell>
          <table:table-cell table:style-name="ce98"/>
          <table:table-cell office:value-type="float" office:value="18.100355" table:style-name="ce98">
            <text:p>18.1</text:p>
          </table:table-cell>
          <table:table-cell office:value-type="float" office:value="22.258978499999998" table:style-name="ce98">
            <text:p>22.3</text:p>
          </table:table-cell>
          <table:table-cell table:style-name="ce98"/>
          <table:table-cell office:value-type="float" office:value="0.60702599999999995" table:style-name="ce98">
            <text:p>0.6</text:p>
          </table:table-cell>
          <table:table-cell office:value-type="float" office:value="0.69827766055295681" table:style-name="ce98">
            <text:p>0.7</text:p>
          </table:table-cell>
          <table:table-cell table:style-name="ce98"/>
          <table:table-cell office:value-type="float" office:value="0.132489" table:style-name="ce180">
            <text:p>0.1</text:p>
          </table:table-cell>
          <table:table-cell office:value-type="float" office:value="0.132489" table:style-name="ce180">
            <text:p>0.1</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October*</text:p>
          </table:table-cell>
          <table:table-cell table:style-name="ce98"/>
          <table:table-cell office:value-type="float" office:value="16.931515999999998" table:style-name="ce98">
            <text:p>16.9</text:p>
          </table:table-cell>
          <table:table-cell office:value-type="float" office:value="19.926179600000001" table:style-name="ce98">
            <text:p>19.9</text:p>
          </table:table-cell>
          <table:table-cell table:style-name="ce98"/>
          <table:table-cell office:value-type="float" office:value="0.48562079999999996" table:style-name="ce98">
            <text:p>0.5</text:p>
          </table:table-cell>
          <table:table-cell office:value-type="float" office:value="0.5768524605529568" table:style-name="ce98">
            <text:p>0.6</text:p>
          </table:table-cell>
          <table:table-cell table:style-name="ce98"/>
          <table:table-cell office:value-type="float" office:value="0.20868400000000001" table:style-name="ce180">
            <text:p>0.2</text:p>
          </table:table-cell>
          <table:table-cell office:value-type="float" office:value="0.20868400000000001" table:style-name="ce180">
            <text:p>0.2</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November</text:p>
          </table:table-cell>
          <table:table-cell table:style-name="ce98"/>
          <table:table-cell office:value-type="float" office:value="17.654007" table:style-name="ce98">
            <text:p>17.7</text:p>
          </table:table-cell>
          <table:table-cell office:value-type="float" office:value="20.972354750000001" table:style-name="ce98">
            <text:p>21.0</text:p>
          </table:table-cell>
          <table:table-cell table:style-name="ce98"/>
          <table:table-cell office:value-type="float" office:value="0.60702599999999995" table:style-name="ce98">
            <text:p>0.6</text:p>
          </table:table-cell>
          <table:table-cell office:value-type="float" office:value="0.6982576605529569" table:style-name="ce98">
            <text:p>0.7</text:p>
          </table:table-cell>
          <table:table-cell table:style-name="ce98"/>
          <table:table-cell office:value-type="float" office:value="0.47073599999999999" table:style-name="ce180">
            <text:p>0.5</text:p>
          </table:table-cell>
          <table:table-cell office:value-type="float" office:value="0.47732875000000002" table:style-name="ce180">
            <text:p>0.5</text:p>
          </table:table-cell>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50"/>
          <table:table-cell office:value-type="string" table:style-name="ce31">
            <text:p>December</text:p>
          </table:table-cell>
          <table:table-cell table:style-name="ce98"/>
          <table:table-cell office:value-type="float" office:value="16.589895000000002" table:style-name="ce98">
            <text:p>16.6</text:p>
          </table:table-cell>
          <table:table-cell office:value-type="float" office:value="19.489811750000001" table:style-name="ce98">
            <text:p>19.5</text:p>
          </table:table-cell>
          <table:table-cell table:style-name="ce98"/>
          <table:table-cell office:value-type="float" office:value="0.60702599999999995" table:style-name="ce98">
            <text:p>0.6</text:p>
          </table:table-cell>
          <table:table-cell office:value-type="float" office:value="0.6982576605529569" table:style-name="ce98">
            <text:p>0.7</text:p>
          </table:table-cell>
          <table:table-cell table:style-name="ce98"/>
          <table:table-cell office:value-type="float" office:value="0.37286900000000001" table:style-name="ce180">
            <text:p>0.4</text:p>
          </table:table-cell>
          <table:table-cell office:value-type="float" office:value="0.384355" table:style-name="ce180">
            <text:p>0.4</text:p>
          </table:table-cell>
          <table:table-cell table:number-columns-repeated="4" table:style-name="ce27"/>
          <table:table-cell table:style-name="ce29"/>
          <table:table-cell table:style-name="ce27"/>
          <table:table-cell table:style-name="ce30"/>
          <table:table-cell table:number-columns-repeated="16366"/>
        </table:table-row>
        <table:table-row table:number-rows-repeated="2" table:style-name="ro1">
          <table:table-cell table:style-name="ce150"/>
          <table:table-cell table:style-name="ce31"/>
          <table:table-cell table:number-columns-repeated="7" table:style-name="ce98"/>
          <table:table-cell table:number-columns-repeated="2" table:style-name="ce180"/>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92"/>
          <table:table-cell table:style-name="ce31"/>
          <table:table-cell table:number-columns-repeated="9" table:style-name="ce32"/>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27"/>
          <table:table-cell office:value-type="string" table:style-name="ce38">
            <text:p>Footnotes:</text:p>
          </table:table-cell>
          <table:table-cell table:number-columns-repeated="2" table:style-name="ce39"/>
          <table:table-cell table:number-columns-repeated="6" table:style-name="ce11"/>
          <table:table-cell table:style-name="ce40"/>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27"/>
          <table:table-cell table:style-name="ce44"/>
          <table:table-cell office:value-type="string" table:style-name="ce17">
            <text:p>* Five week month</text:p>
          </table:table-cell>
          <table:table-cell table:style-name="ce17"/>
          <table:table-cell table:style-name="ce11"/>
          <table:table-cell table:number-columns-repeated="6" table:style-name="ce16"/>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27"/>
          <table:table-cell table:style-name="ce44"/>
          <table:table-cell office:value-type="string" table:style-name="ce17">
            <text:p>** Denotes a 5 week month in a 53 week statistical year</text:p>
          </table:table-cell>
          <table:table-cell table:style-name="ce17"/>
          <table:table-cell table:style-name="ce11"/>
          <table:table-cell table:number-columns-repeated="6" table:style-name="ce16"/>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27"/>
          <table:table-cell table:style-name="ce16"/>
          <table:table-cell office:value-type="string" table:style-name="ce17">
            <text:p>(a) Boiling fowl includes spent hens and spent breeders</text:p>
          </table:table-cell>
          <table:table-cell table:style-name="ce17"/>
          <table:table-cell table:number-columns-repeated="7" table:style-name="ce16"/>
          <table:table-cell table:number-columns-repeated="4" table:style-name="ce27"/>
          <table:table-cell table:style-name="ce29"/>
          <table:table-cell table:style-name="ce27"/>
          <table:table-cell table:style-name="ce30"/>
          <table:table-cell table:number-columns-repeated="16366"/>
        </table:table-row>
        <table:table-row table:style-name="ro1">
          <table:table-cell table:number-columns-repeated="2" table:style-name="ce44"/>
          <table:table-cell table:number-columns-repeated="2" table:style-name="ce17"/>
          <table:table-cell table:number-columns-repeated="6" table:style-name="ce44"/>
          <table:table-cell table:style-name="ce11"/>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44"/>
          <table:table-cell table:style-name="ce178"/>
          <table:table-cell office:value-type="string" table:style-name="ce1">
            <text:p>An issue with the response rate of turkey slaughtering numbers has been detected for the highlighted month’s figures.<text:s/></text:p>
          </table:table-cell>
          <table:table-cell table:style-name="ce1"/>
          <table:table-cell table:number-columns-repeated="6" table:style-name="ce44"/>
          <table:table-cell table:style-name="ce11"/>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44"/>
          <table:table-cell table:style-name="ce27"/>
          <table:table-cell office:value-type="string" table:style-name="ce27">
            <text:p>For August 2020 data onwards, we have moved the data source to the FSA throughput database, and have reported the Turkey slaughtering numbers from there while we investigate the issue with the previous data source.</text:p>
          </table:table-cell>
          <table:table-cell table:style-name="ce27"/>
          <table:table-cell table:number-columns-repeated="6" table:style-name="ce44"/>
          <table:table-cell table:style-name="ce11"/>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44"/>
          <table:table-cell table:style-name="ce183"/>
          <table:table-cell office:value-type="string" table:style-name="ce17">
            <text:p>Backdated FSA data for previous year compairson</text:p>
          </table:table-cell>
          <table:table-cell table:style-name="ce17"/>
          <table:table-cell table:number-columns-repeated="6" table:style-name="ce44"/>
          <table:table-cell table:style-name="ce11"/>
          <table:table-cell table:number-columns-repeated="4" table:style-name="ce27"/>
          <table:table-cell table:style-name="ce29"/>
          <table:table-cell table:style-name="ce27"/>
          <table:table-cell table:style-name="ce30"/>
          <table:table-cell table:number-columns-repeated="16366"/>
        </table:table-row>
        <table:table-row table:number-rows-repeated="3" table:style-name="ro1">
          <table:table-cell table:number-columns-repeated="2" table:style-name="ce44"/>
          <table:table-cell table:number-columns-repeated="2" table:style-name="ce17"/>
          <table:table-cell table:number-columns-repeated="6" table:style-name="ce44"/>
          <table:table-cell table:style-name="ce11"/>
          <table:table-cell table:number-columns-repeated="4" table:style-name="ce27"/>
          <table:table-cell table:style-name="ce29"/>
          <table:table-cell table:style-name="ce27"/>
          <table:table-cell table:style-name="ce30"/>
          <table:table-cell table:number-columns-repeated="16366"/>
        </table:table-row>
        <table:table-row table:style-name="ro1">
          <table:table-cell table:style-name="ce17"/>
          <table:table-cell table:style-name="ce44"/>
          <table:table-cell table:number-columns-repeated="2" table:style-name="ce17"/>
          <table:table-cell table:number-columns-repeated="6" table:style-name="ce44"/>
          <table:table-cell table:style-name="ce11"/>
          <table:table-cell table:number-columns-repeated="4" table:style-name="ce27"/>
          <table:table-cell table:style-name="ce29"/>
          <table:table-cell table:number-columns-repeated="16368" table:style-name="ce27"/>
        </table:table-row>
        <table:table-row table:style-name="ro1">
          <table:table-cell table:number-columns-repeated="10" table:style-name="ce44"/>
          <table:table-cell table:style-name="ce11"/>
          <table:table-cell table:number-columns-repeated="4" table:style-name="ce27"/>
          <table:table-cell table:style-name="ce29"/>
          <table:table-cell table:number-columns-repeated="16368" table:style-name="ce27"/>
        </table:table-row>
        <table:table-row table:style-name="ro1">
          <table:table-cell table:number-columns-repeated="2" table:style-name="ce44"/>
          <table:table-cell table:number-columns-repeated="2" table:style-name="ce45"/>
          <table:table-cell table:number-columns-repeated="6" table:style-name="ce44"/>
          <table:table-cell table:style-name="ce11"/>
          <table:table-cell table:number-columns-repeated="4" table:style-name="ce27"/>
          <table:table-cell table:style-name="ce29"/>
          <table:table-cell table:number-columns-repeated="16368" table:style-name="ce27"/>
        </table:table-row>
        <table:table-row table:style-name="ro1">
          <table:table-cell table:number-columns-repeated="2" table:style-name="ce44"/>
          <table:table-cell table:number-columns-repeated="2" table:style-name="ce46"/>
          <table:table-cell table:number-columns-repeated="6" table:style-name="ce44"/>
          <table:table-cell table:style-name="ce11"/>
          <table:table-cell table:number-columns-repeated="4" table:style-name="ce27"/>
          <table:table-cell table:style-name="ce29"/>
          <table:table-cell table:number-columns-repeated="16368" table:style-name="ce27"/>
        </table:table-row>
        <table:table-row table:number-rows-repeated="1048213" table:style-name="ro1">
          <table:table-cell table:number-columns-repeated="16384"/>
        </table:table-row>
        <table:named-expressions>
          <table:named-range table:name="Print_Area" table:cell-range-address="Slaughterings_Weekly_Averages.$A$1:Slaughterings_Weekly_Averages.$K$350" table:base-cell-address="Slaughterings_Weekly_Averages.$A$1"/>
          <table:named-range table:name="Print_Titles" table:cell-range-address="Slaughterings_Weekly_Averages.$A$8:Slaughterings_Weekly_Averages.$IV$9" table:base-cell-address="Slaughterings_Weekly_Averages.$A$1"/>
        </table:named-expressions>
      </table:table>
      <table:table table:name="Slaughterings_Annual_" table:style-name="ta1">
        <table:table-column table:style-name="co1" table:default-cell-style-name="ce27"/>
        <table:table-column table:style-name="co17" table:default-cell-style-name="ce27"/>
        <table:table-column table:style-name="co4" table:default-cell-style-name="ce27"/>
        <table:table-column table:style-name="co18" table:default-cell-style-name="ce27"/>
        <table:table-column table:style-name="co19" table:default-cell-style-name="ce27"/>
        <table:table-column table:style-name="co20" table:default-cell-style-name="ce27"/>
        <table:table-column table:style-name="co10" table:default-cell-style-name="ce27"/>
        <table:table-column table:style-name="co11" table:number-columns-repeated="5" table:default-cell-style-name="ce27"/>
        <table:table-column table:style-name="co12" table:default-cell-style-name="ce29"/>
        <table:table-column table:style-name="co13" table:default-cell-style-name="ce27"/>
        <table:table-column table:style-name="co12" table:default-cell-style-name="ce27"/>
        <table:table-column table:style-name="co14" table:default-cell-style-name="ce27"/>
        <table:table-column table:style-name="co11" table:number-columns-repeated="16368" table:default-cell-style-name="ce27"/>
        <table:table-row table:style-name="ro1">
          <table:table-cell office:value-type="string" table:style-name="ce2">
            <text:p>Updated on:</text:p>
          </table:table-cell>
          <table:table-cell office:value-type="date" office:date-value="2022-01-20T00:00:00" table:style-name="ce3">
            <text:p>20-Jan-22</text:p>
          </table:table-cell>
          <table:table-cell table:style-name="ce27"/>
          <table:table-cell office:value-type="string" table:style-name="ce5">
            <text:p>Contact:</text:p>
          </table:table-cell>
          <table:table-cell office:value-type="string" table:style-name="ce3">
            <text:p>Julie Rumsey, Defra, (Tel +44 (0) 2080 266306, Email julie.rumsey@defra.gov.uk)</text:p>
          </table:table-cell>
          <table:table-cell table:number-columns-repeated="16379" table:style-name="ce4"/>
        </table:table-row>
        <table:table-row table:style-name="ro1">
          <table:table-cell office:value-type="string" table:style-name="ce2">
            <text:p>Next update:</text:p>
          </table:table-cell>
          <table:table-cell office:value-type="date" office:date-value="2022-02-17T00:00:00" table:style-name="ce3">
            <text:p>17-Feb-22</text:p>
          </table:table-cell>
          <table:table-cell table:style-name="ce27"/>
          <table:table-cell office:value-type="string" table:style-name="ce5">
            <text:p>Source:</text:p>
          </table:table-cell>
          <table:table-cell office:value-type="string" table:style-name="ce48">
            <text:p>FSA, E&amp;W Poultry Slaughterhouse Survey, DAERA and RESAS</text:p>
          </table:table-cell>
          <table:table-cell table:number-columns-repeated="16379" table:style-name="ce4"/>
        </table:table-row>
        <table:table-row table:style-name="ro1">
          <table:table-cell table:style-name="ce2"/>
          <table:table-cell table:style-name="ce9"/>
          <table:table-cell table:style-name="ce27"/>
          <table:table-cell table:number-columns-repeated="2" table:style-name="ce4"/>
          <table:table-cell table:style-name="ce49"/>
          <table:table-cell table:number-columns-repeated="16378" table:style-name="ce4"/>
        </table:table-row>
        <table:table-row table:style-name="ro2">
          <table:table-cell office:value-type="string" table:style-name="ce14">
            <text:p>Number of poultry slaughtered per year in the UK</text:p>
          </table:table-cell>
          <table:table-cell table:number-columns-repeated="16383" table:style-name="ce15"/>
        </table:table-row>
        <table:table-row table:style-name="ro2">
          <table:table-cell table:style-name="ce18"/>
          <table:table-cell table:number-columns-repeated="2" table:style-name="ce19"/>
          <table:table-cell table:number-columns-repeated="2" table:style-name="ce15"/>
          <table:table-cell office:value-type="string" table:style-name="ce2">
            <text:p>Units:</text:p>
          </table:table-cell>
          <table:table-cell office:value-type="string" table:style-name="ce6">
            <text:p>Million Birds</text:p>
          </table:table-cell>
          <table:table-cell table:style-name="ce20"/>
          <table:table-cell table:number-columns-repeated="16376" table:style-name="ce15"/>
        </table:table-row>
        <table:table-row table:style-name="ro1">
          <table:table-cell table:number-columns-repeated="5" table:style-name="ce4"/>
          <table:table-cell office:value-type="string" table:style-name="ce5">
            <text:p>Classification:</text:p>
          </table:table-cell>
          <table:table-cell office:value-type="string" table:style-name="ce21">
            <text:p>Public Domain</text:p>
          </table:table-cell>
          <table:table-cell table:number-columns-repeated="16377" table:style-name="ce4"/>
        </table:table-row>
        <table:table-row table:style-name="ro1">
          <table:table-cell table:style-name="ce22"/>
          <table:table-cell table:number-columns-repeated="7" table:style-name="ce23"/>
          <table:table-cell table:number-columns-repeated="16376" table:style-name="ce25"/>
        </table:table-row>
        <table:table-row table:style-name="ro7">
          <table:table-cell table:style-name="ce162"/>
          <table:table-cell table:number-columns-repeated="6" table:style-name="ce157"/>
          <table:table-cell table:number-columns-repeated="16377" table:style-name="ce26"/>
        </table:table-row>
        <table:table-row table:style-name="ro8">
          <table:table-cell office:value-type="string" table:style-name="ce160">
            <text:p>Year</text:p>
          </table:table-cell>
          <table:table-cell office:value-type="string" table:style-name="ce161">
            <text:p>Broilers E+W</text:p>
          </table:table-cell>
          <table:table-cell office:value-type="string" table:style-name="ce161">
            <text:p>Broilers UK</text:p>
          </table:table-cell>
          <table:table-cell office:value-type="string" table:style-name="ce161">
            <text:p>Boiling Fowl <text:s/>E &amp; W<text:span text:style-name="T1"><text:s/>(a)</text:span></text:p>
          </table:table-cell>
          <table:table-cell office:value-type="string" table:style-name="ce161">
            <text:p>Boiling Fowl UK<text:span text:style-name="T1"><text:s/>(a)</text:span></text:p>
          </table:table-cell>
          <table:table-cell office:value-type="string" table:style-name="ce161">
            <text:p>Turkeys E &amp; W</text:p>
          </table:table-cell>
          <table:table-cell office:value-type="string" table:style-name="ce161">
            <text:p>Turkeys UK</text:p>
          </table:table-cell>
          <table:table-cell table:number-columns-repeated="16377" table:style-name="ce26"/>
        </table:table-row>
        <table:table-row table:style-name="ro1">
          <table:table-cell office:value-type="float" office:value="1994" table:style-name="ce95">
            <text:p>1994</text:p>
          </table:table-cell>
          <table:table-cell office:value-type="float" office:value="542.78596403674055" table:style-name="ce93">
            <text:p>542.8</text:p>
          </table:table-cell>
          <table:table-cell office:value-type="float" office:value="674.52248903674058" table:style-name="ce50">
            <text:p>674.5</text:p>
          </table:table-cell>
          <table:table-cell office:value-type="float" office:value="33.159523200566667" table:style-name="ce50">
            <text:p>33.2</text:p>
          </table:table-cell>
          <table:table-cell office:value-type="float" office:value="37.062201200566669" table:style-name="ce50">
            <text:p>37.1</text:p>
          </table:table-cell>
          <table:table-cell office:value-type="float" office:value="35.353593632735269" table:style-name="ce50">
            <text:p>35.4</text:p>
          </table:table-cell>
          <table:table-cell office:value-type="float" office:value="36.454953632735268" table:style-name="ce50">
            <text:p>36.5</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1995" table:style-name="ce95">
            <text:p>1995</text:p>
          </table:table-cell>
          <table:table-cell office:value-type="float" office:value="557.54602892739183" table:style-name="ce93">
            <text:p>557.5</text:p>
          </table:table-cell>
          <table:table-cell office:value-type="float" office:value="692.68378192739192" table:style-name="ce50">
            <text:p>692.7</text:p>
          </table:table-cell>
          <table:table-cell office:value-type="float" office:value="32.781668764036091" table:style-name="ce50">
            <text:p>32.8</text:p>
          </table:table-cell>
          <table:table-cell office:value-type="float" office:value="37.079262764036102" table:style-name="ce50">
            <text:p>37.1</text:p>
          </table:table-cell>
          <table:table-cell office:value-type="float" office:value="38.53253236752974" table:style-name="ce50">
            <text:p>38.5</text:p>
          </table:table-cell>
          <table:table-cell office:value-type="float" office:value="39.590542367529736" table:style-name="ce50">
            <text:p>39.6</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1996" table:style-name="ce95">
            <text:p>1996</text:p>
          </table:table-cell>
          <table:table-cell office:value-type="float" office:value="582.54820767842739" table:style-name="ce93">
            <text:p>582.5</text:p>
          </table:table-cell>
          <table:table-cell office:value-type="float" office:value="728.71229767842749" table:style-name="ce50">
            <text:p>728.7</text:p>
          </table:table-cell>
          <table:table-cell office:value-type="float" office:value="35.191901618504474" table:style-name="ce50">
            <text:p>35.2</text:p>
          </table:table-cell>
          <table:table-cell office:value-type="float" office:value="39.656189618504477" table:style-name="ce50">
            <text:p>39.7</text:p>
          </table:table-cell>
          <table:table-cell office:value-type="float" office:value="37.298513751874751" table:style-name="ce50">
            <text:p>37.3</text:p>
          </table:table-cell>
          <table:table-cell office:value-type="float" office:value="38.679468751874751" table:style-name="ce50">
            <text:p>38.7</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1997" table:style-name="ce95">
            <text:p>1997</text:p>
          </table:table-cell>
          <table:table-cell office:value-type="float" office:value="611.3195292469718" table:style-name="ce93">
            <text:p>611.3</text:p>
          </table:table-cell>
          <table:table-cell office:value-type="float" office:value="756.23255824697173" table:style-name="ce50">
            <text:p>756.2</text:p>
          </table:table-cell>
          <table:table-cell office:value-type="float" office:value="35.059111506298585" table:style-name="ce50">
            <text:p>35.1</text:p>
          </table:table-cell>
          <table:table-cell office:value-type="float" office:value="40.025704506298581" table:style-name="ce50">
            <text:p>40.0</text:p>
          </table:table-cell>
          <table:table-cell office:value-type="float" office:value="34.614721005512635" table:style-name="ce50">
            <text:p>34.6</text:p>
          </table:table-cell>
          <table:table-cell office:value-type="float" office:value="36.327072005512633" table:style-name="ce50">
            <text:p>36.3</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1998" table:style-name="ce95">
            <text:p>1998</text:p>
          </table:table-cell>
          <table:table-cell office:value-type="float" office:value="622.34460517959076" table:style-name="ce93">
            <text:p>622.3</text:p>
          </table:table-cell>
          <table:table-cell office:value-type="float" office:value="763.54578817959089" table:style-name="ce50">
            <text:p>763.5</text:p>
          </table:table-cell>
          <table:table-cell office:value-type="float" office:value="36.404082832497046" table:style-name="ce50">
            <text:p>36.4</text:p>
          </table:table-cell>
          <table:table-cell office:value-type="float" office:value="41.177062524804739" table:style-name="ce50">
            <text:p>41.2</text:p>
          </table:table-cell>
          <table:table-cell office:value-type="float" office:value="31.746301494322125" table:style-name="ce50">
            <text:p>31.7</text:p>
          </table:table-cell>
          <table:table-cell office:value-type="float" office:value="33.604076494322129" table:style-name="ce50">
            <text:p>33.6</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1999" table:style-name="ce95">
            <text:p>1999</text:p>
          </table:table-cell>
          <table:table-cell office:value-type="float" office:value="641.82937705846643" table:style-name="ce93">
            <text:p>641.8</text:p>
          </table:table-cell>
          <table:table-cell office:value-type="float" office:value="776.44944805846637" table:style-name="ce50">
            <text:p>776.4</text:p>
          </table:table-cell>
          <table:table-cell office:value-type="float" office:value="35.734978396705529" table:style-name="ce50">
            <text:p>35.7</text:p>
          </table:table-cell>
          <table:table-cell office:value-type="float" office:value="39.228926396705539" table:style-name="ce50">
            <text:p>39.2</text:p>
          </table:table-cell>
          <table:table-cell office:value-type="float" office:value="27.018681618567818" table:style-name="ce50">
            <text:p>27.0</text:p>
          </table:table-cell>
          <table:table-cell office:value-type="float" office:value="28.646782618567823" table:style-name="ce50">
            <text:p>28.6</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00" table:style-name="ce95">
            <text:p>2000</text:p>
          </table:table-cell>
          <table:table-cell office:value-type="float" office:value="623.11989812669992" table:style-name="ce93">
            <text:p>623.1</text:p>
          </table:table-cell>
          <table:table-cell office:value-type="float" office:value="760.34431112670006" table:style-name="ce50">
            <text:p>760.3</text:p>
          </table:table-cell>
          <table:table-cell office:value-type="float" office:value="35.180309691582245" table:style-name="ce56">
            <text:p>35.2</text:p>
          </table:table-cell>
          <table:table-cell office:value-type="float" office:value="38.26004369158224" table:style-name="ce50">
            <text:p>38.3</text:p>
          </table:table-cell>
          <table:table-cell office:value-type="float" office:value="25.624976914092649" table:style-name="ce56">
            <text:p>25.6</text:p>
          </table:table-cell>
          <table:table-cell office:value-type="float" office:value="26.957414914092652" table:style-name="ce50">
            <text:p>27.0</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01" table:style-name="ce95">
            <text:p>2001</text:p>
          </table:table-cell>
          <table:table-cell office:value-type="float" office:value="650.56163228932496" table:style-name="ce93">
            <text:p>650.6</text:p>
          </table:table-cell>
          <table:table-cell office:value-type="float" office:value="782.22281528932501" table:style-name="ce50">
            <text:p>782.2</text:p>
          </table:table-cell>
          <table:table-cell office:value-type="float" office:value="33.5723546376" table:style-name="ce56">
            <text:p>33.6</text:p>
          </table:table-cell>
          <table:table-cell office:value-type="float" office:value="37.136783637599997" table:style-name="ce50">
            <text:p>37.1</text:p>
          </table:table-cell>
          <table:table-cell office:value-type="float" office:value="24.816786563662472" table:style-name="ce56">
            <text:p>24.8</text:p>
          </table:table-cell>
          <table:table-cell office:value-type="float" office:value="26.147615563662466" table:style-name="ce50">
            <text:p>26.1</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02" table:style-name="ce95">
            <text:p>2002</text:p>
          </table:table-cell>
          <table:table-cell office:value-type="float" office:value="642.91979423247506" table:style-name="ce93">
            <text:p>642.9</text:p>
          </table:table-cell>
          <table:table-cell office:value-type="float" office:value="781.72420823247501" table:style-name="ce50">
            <text:p>781.7</text:p>
          </table:table-cell>
          <table:table-cell office:value-type="float" office:value="34.66374432928572" table:style-name="ce56">
            <text:p>34.7</text:p>
          </table:table-cell>
          <table:table-cell office:value-type="float" office:value="37.840201329285712" table:style-name="ce50">
            <text:p>37.8</text:p>
          </table:table-cell>
          <table:table-cell office:value-type="float" office:value="22.081940951076025" table:style-name="ce56">
            <text:p>22.1</text:p>
          </table:table-cell>
          <table:table-cell office:value-type="float" office:value="23.392086951076028" table:style-name="ce50">
            <text:p>23.4</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03" table:style-name="ce95">
            <text:p>2003</text:p>
          </table:table-cell>
          <table:table-cell office:value-type="float" office:value="658.07364024537503" table:style-name="ce93">
            <text:p>658.1</text:p>
          </table:table-cell>
          <table:table-cell office:value-type="float" office:value="803.61661024537511" table:style-name="ce50">
            <text:p>803.6</text:p>
          </table:table-cell>
          <table:table-cell office:value-type="float" office:value="33.95836849767295" table:style-name="ce56">
            <text:p>34.0</text:p>
          </table:table-cell>
          <table:table-cell office:value-type="float" office:value="37.546757497672957" table:style-name="ce50">
            <text:p>37.5</text:p>
          </table:table-cell>
          <table:table-cell office:value-type="float" office:value="20.385446239065395" table:style-name="ce56">
            <text:p>20.4</text:p>
          </table:table-cell>
          <table:table-cell office:value-type="float" office:value="21.691314239065392" table:style-name="ce50">
            <text:p>21.7</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04" table:style-name="ce95">
            <text:p>2004</text:p>
          </table:table-cell>
          <table:table-cell office:value-type="float" office:value="647.4833222341" table:style-name="ce93">
            <text:p>647.5</text:p>
          </table:table-cell>
          <table:table-cell office:value-type="float" office:value="805.80619323409996" table:style-name="ce50">
            <text:p>805.8</text:p>
          </table:table-cell>
          <table:table-cell office:value-type="float" office:value="32.453105991999998" table:style-name="ce56">
            <text:p>32.5</text:p>
          </table:table-cell>
          <table:table-cell office:value-type="float" office:value="36.681497991999997" table:style-name="ce50">
            <text:p>36.7</text:p>
          </table:table-cell>
          <table:table-cell office:value-type="float" office:value="20.088926029794166" table:style-name="ce56">
            <text:p>20.1</text:p>
          </table:table-cell>
          <table:table-cell office:value-type="float" office:value="21.439586029794167" table:style-name="ce50">
            <text:p>21.4</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05" table:style-name="ce95">
            <text:p>2005</text:p>
          </table:table-cell>
          <table:table-cell office:value-type="float" office:value="666.86515413680002" table:style-name="ce93">
            <text:p>666.9</text:p>
          </table:table-cell>
          <table:table-cell office:value-type="float" office:value="827.19032813679996" table:style-name="ce50">
            <text:p>827.2</text:p>
          </table:table-cell>
          <table:table-cell office:value-type="float" office:value="33.858926466" table:style-name="ce56">
            <text:p>33.9</text:p>
          </table:table-cell>
          <table:table-cell office:value-type="float" office:value="37.587224466000002" table:style-name="ce50">
            <text:p>37.6</text:p>
          </table:table-cell>
          <table:table-cell office:value-type="float" office:value="18.067265303130821" table:style-name="ce56">
            <text:p>18.1</text:p>
          </table:table-cell>
          <table:table-cell office:value-type="float" office:value="19.215726303130822" table:style-name="ce50">
            <text:p>19.2</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06" table:style-name="ce95">
            <text:p>2006</text:p>
          </table:table-cell>
          <table:table-cell office:value-type="float" office:value="661.10054300999991" table:style-name="ce93">
            <text:p>661.1</text:p>
          </table:table-cell>
          <table:table-cell office:value-type="float" office:value="813.11999301000014" table:style-name="ce50">
            <text:p>813.1</text:p>
          </table:table-cell>
          <table:table-cell office:value-type="float" office:value="31.689020525" table:style-name="ce56">
            <text:p>31.7</text:p>
          </table:table-cell>
          <table:table-cell office:value-type="float" office:value="35.924071525000002" table:style-name="ce50">
            <text:p>35.9</text:p>
          </table:table-cell>
          <table:table-cell office:value-type="float" office:value="16.648196370070742" table:style-name="ce56">
            <text:p>16.6</text:p>
          </table:table-cell>
          <table:table-cell office:value-type="float" office:value="17.86934237007074" table:style-name="ce50">
            <text:p>17.9</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07" table:style-name="ce95">
            <text:p>2007</text:p>
          </table:table-cell>
          <table:table-cell office:value-type="float" office:value="654.39055134552905" table:style-name="ce93">
            <text:p>654.4</text:p>
          </table:table-cell>
          <table:table-cell office:value-type="float" office:value="805.02482534552905" table:style-name="ce50">
            <text:p>805.0</text:p>
          </table:table-cell>
          <table:table-cell office:value-type="float" office:value="32.166373650000004" table:style-name="ce56">
            <text:p>32.2</text:p>
          </table:table-cell>
          <table:table-cell office:value-type="float" office:value="36.946957649999995" table:style-name="ce50">
            <text:p>36.9</text:p>
          </table:table-cell>
          <table:table-cell office:value-type="float" office:value="14.34927062625" table:style-name="ce56">
            <text:p>14.3</text:p>
          </table:table-cell>
          <table:table-cell office:value-type="float" office:value="15.557609626250001" table:style-name="ce50">
            <text:p>15.6</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08" table:style-name="ce95">
            <text:p>2008</text:p>
          </table:table-cell>
          <table:table-cell office:value-type="float" office:value="651.85646598624999" table:style-name="ce93">
            <text:p>651.9</text:p>
          </table:table-cell>
          <table:table-cell office:value-type="float" office:value="791.60206598624984" table:style-name="ce50">
            <text:p>791.6</text:p>
          </table:table-cell>
          <table:table-cell office:value-type="float" office:value="34.646589575" table:style-name="ce56">
            <text:p>34.6</text:p>
          </table:table-cell>
          <table:table-cell office:value-type="float" office:value="39.158902575000006" table:style-name="ce50">
            <text:p>39.2</text:p>
          </table:table-cell>
          <table:table-cell office:value-type="float" office:value="14.397957309500001" table:style-name="ce56">
            <text:p>14.4</text:p>
          </table:table-cell>
          <table:table-cell office:value-type="float" office:value="15.890205309500001" table:style-name="ce50">
            <text:p>15.9</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09" table:style-name="ce95">
            <text:p>2009</text:p>
          </table:table-cell>
          <table:table-cell office:value-type="float" office:value="651.1649030287499" table:style-name="ce93">
            <text:p>651.2</text:p>
          </table:table-cell>
          <table:table-cell office:value-type="float" office:value="799.0208570287499" table:style-name="ce50">
            <text:p>799.0</text:p>
          </table:table-cell>
          <table:table-cell office:value-type="float" office:value="35.883993412500004" table:style-name="ce56">
            <text:p>35.9</text:p>
          </table:table-cell>
          <table:table-cell office:value-type="float" office:value="39.861823412500001" table:style-name="ce50">
            <text:p>39.9</text:p>
          </table:table-cell>
          <table:table-cell office:value-type="float" office:value="13.971773351749999" table:style-name="ce56">
            <text:p>14.0</text:p>
          </table:table-cell>
          <table:table-cell office:value-type="float" office:value="15.48239535175" table:style-name="ce50">
            <text:p>15.5</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string" table:style-name="ce95">
            <text:p><text:s text:c="3"/>2010 **</text:p>
          </table:table-cell>
          <table:table-cell office:value-type="float" office:value="709.96202660500001" table:style-name="ce93">
            <text:p>710.0</text:p>
          </table:table-cell>
          <table:table-cell office:value-type="float" office:value="862.55074060499999" table:style-name="ce93">
            <text:p>862.6</text:p>
          </table:table-cell>
          <table:table-cell office:value-type="float" office:value="37.159279511228178" table:style-name="ce56">
            <text:p>37.2</text:p>
          </table:table-cell>
          <table:table-cell office:value-type="float" office:value="41.14739651122818" table:style-name="ce50">
            <text:p>41.1</text:p>
          </table:table-cell>
          <table:table-cell office:value-type="float" office:value="13.997856933000001" table:style-name="ce56">
            <text:p>14.0</text:p>
          </table:table-cell>
          <table:table-cell office:value-type="float" office:value="15.574987933000001" table:style-name="ce50">
            <text:p>15.6</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11" table:style-name="ce95">
            <text:p>2011</text:p>
          </table:table-cell>
          <table:table-cell office:value-type="float" office:value="701.13846285249997" table:style-name="ce93">
            <text:p>701.1</text:p>
          </table:table-cell>
          <table:table-cell office:value-type="float" office:value="854.86414085249999" table:style-name="ce50">
            <text:p>854.9</text:p>
          </table:table-cell>
          <table:table-cell office:value-type="float" office:value="39.633164101136359" table:style-name="ce56">
            <text:p>39.6</text:p>
          </table:table-cell>
          <table:table-cell office:value-type="float" office:value="43.998520101136364" table:style-name="ce50">
            <text:p>44.0</text:p>
          </table:table-cell>
          <table:table-cell office:value-type="float" office:value="14.912048380415008" table:style-name="ce56">
            <text:p>14.9</text:p>
          </table:table-cell>
          <table:table-cell office:value-type="float" office:value="16.894082380415007" table:style-name="ce50">
            <text:p>16.9</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12" table:style-name="ce95">
            <text:p>2012</text:p>
          </table:table-cell>
          <table:table-cell office:value-type="float" office:value="720.08806943566333" table:style-name="ce93">
            <text:p>720.1</text:p>
          </table:table-cell>
          <table:table-cell office:value-type="float" office:value="873.78858355331033" table:style-name="ce50">
            <text:p>873.8</text:p>
          </table:table-cell>
          <table:table-cell office:value-type="float" office:value="41.094079037500002" table:style-name="ce56">
            <text:p>41.1</text:p>
          </table:table-cell>
          <table:table-cell office:value-type="float" office:value="45.5402480375" table:style-name="ce50">
            <text:p>45.5</text:p>
          </table:table-cell>
          <table:table-cell office:value-type="float" office:value="16.726268072416666" table:style-name="ce56">
            <text:p>16.7</text:p>
          </table:table-cell>
          <table:table-cell office:value-type="float" office:value="18.420319072416664" table:style-name="ce50">
            <text:p>18.4</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13" table:style-name="ce95">
            <text:p>2013</text:p>
          </table:table-cell>
          <table:table-cell office:value-type="float" office:value="761.92601056236253" table:style-name="ce93">
            <text:p>761.9</text:p>
          </table:table-cell>
          <table:table-cell office:value-type="float" office:value="902.24771056236261" table:style-name="ce50">
            <text:p>902.2</text:p>
          </table:table-cell>
          <table:table-cell office:value-type="float" office:value="38.427523584090913" table:style-name="ce56">
            <text:p>38.4</text:p>
          </table:table-cell>
          <table:table-cell office:value-type="float" office:value="42.362415584090918" table:style-name="ce50">
            <text:p>42.4</text:p>
          </table:table-cell>
          <table:table-cell office:value-type="float" office:value="15.771233820500001" table:style-name="ce56">
            <text:p>15.8</text:p>
          </table:table-cell>
          <table:table-cell office:value-type="float" office:value="17.518546820499996" table:style-name="ce50">
            <text:p>17.5</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14" table:style-name="ce95">
            <text:p>2014</text:p>
          </table:table-cell>
          <table:table-cell office:value-type="float" office:value="776.16884418792586" table:style-name="ce93">
            <text:p>776.2</text:p>
          </table:table-cell>
          <table:table-cell office:value-type="float" office:value="900.3820391879259" table:style-name="ce50">
            <text:p>900.4</text:p>
          </table:table-cell>
          <table:table-cell office:value-type="float" office:value="36.76627755065779" table:style-name="ce56">
            <text:p>36.8</text:p>
          </table:table-cell>
          <table:table-cell office:value-type="float" office:value="41.513343899411566" table:style-name="ce50">
            <text:p>41.5</text:p>
          </table:table-cell>
          <table:table-cell office:value-type="float" office:value="13.871891657795139" table:style-name="ce56">
            <text:p>13.9</text:p>
          </table:table-cell>
          <table:table-cell office:value-type="float" office:value="15.41179165779514" table:style-name="ce50">
            <text:p>15.4</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15" table:style-name="ce95">
            <text:p>2015</text:p>
          </table:table-cell>
          <table:table-cell office:value-type="float" office:value="807.07669785071425" table:style-name="ce93">
            <text:p>807.1</text:p>
          </table:table-cell>
          <table:table-cell office:value-type="float" office:value="953.11123585071437" table:style-name="ce50">
            <text:p>953.1</text:p>
          </table:table-cell>
          <table:table-cell office:value-type="float" office:value="40.385724580791674" table:style-name="ce56">
            <text:p>40.4</text:p>
          </table:table-cell>
          <table:table-cell office:value-type="float" office:value="45.135634929545461" table:style-name="ce50">
            <text:p>45.1</text:p>
          </table:table-cell>
          <table:table-cell office:value-type="float" office:value="15.644014632272201" table:style-name="ce56">
            <text:p>15.6</text:p>
          </table:table-cell>
          <table:table-cell office:value-type="float" office:value="16.952061632272205" table:style-name="ce50">
            <text:p>17.0</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string" table:style-name="ce95">
            <text:p>2016**</text:p>
          </table:table-cell>
          <table:table-cell office:value-type="float" office:value="828.91657046826231" table:style-name="ce93">
            <text:p>828.9</text:p>
          </table:table-cell>
          <table:table-cell office:value-type="float" office:value="992.63914346826232" table:style-name="ce50">
            <text:p>992.6</text:p>
          </table:table-cell>
          <table:table-cell office:value-type="float" office:value="52.022088856354841" table:style-name="ce56">
            <text:p>52.0</text:p>
          </table:table-cell>
          <table:table-cell office:value-type="float" office:value="56.86675555796927" table:style-name="ce50">
            <text:p>56.9</text:p>
          </table:table-cell>
          <table:table-cell office:value-type="float" office:value="14.22576118675385" table:style-name="ce56">
            <text:p>14.2</text:p>
          </table:table-cell>
          <table:table-cell office:value-type="float" office:value="15.568439186753851" table:style-name="ce50">
            <text:p>15.6</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17" table:style-name="ce95">
            <text:p>2017</text:p>
          </table:table-cell>
          <table:table-cell office:value-type="float" office:value="860.19562802475275" table:style-name="ce93">
            <text:p>860.2</text:p>
          </table:table-cell>
          <table:table-cell office:value-type="float" office:value="1036.6796150247528" table:style-name="ce93">
            <text:p>1,036.7</text:p>
          </table:table-cell>
          <table:table-cell office:value-type="float" office:value="48.524094759528289" table:style-name="ce93">
            <text:p>48.5</text:p>
          </table:table-cell>
          <table:table-cell office:value-type="float" office:value="53.273659108383065" table:style-name="ce93">
            <text:p>53.3</text:p>
          </table:table-cell>
          <table:table-cell office:value-type="float" office:value="13.350709174009991" table:style-name="ce93">
            <text:p>13.4</text:p>
          </table:table-cell>
          <table:table-cell office:value-type="float" office:value="14.328453712471527" table:style-name="ce93">
            <text:p>14.3</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18" table:style-name="ce95">
            <text:p>2018</text:p>
          </table:table-cell>
          <table:table-cell office:value-type="float" office:value="902.23240271997258" table:style-name="ce93">
            <text:p>902.2</text:p>
          </table:table-cell>
          <table:table-cell office:value-type="float" office:value="1083.0942027199726" table:style-name="ce93">
            <text:p>1,083.1</text:p>
          </table:table-cell>
          <table:table-cell office:value-type="float" office:value="48.886745504157886" table:style-name="ce93">
            <text:p>48.9</text:p>
          </table:table-cell>
          <table:table-cell office:value-type="float" office:value="53.632074852911657" table:style-name="ce93">
            <text:p>53.6</text:p>
          </table:table-cell>
          <table:table-cell office:value-type="float" office:value="14.124023065577568" table:style-name="ce93">
            <text:p>14.1</text:p>
          </table:table-cell>
          <table:table-cell office:value-type="float" office:value="14.832434834808332" table:style-name="ce93">
            <text:p>14.8</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19" table:style-name="ce95">
            <text:p>2019</text:p>
          </table:table-cell>
          <table:table-cell office:value-type="float" office:value="883.46513727725278" table:style-name="ce93">
            <text:p>883.5</text:p>
          </table:table-cell>
          <table:table-cell office:value-type="float" office:value="1049.7609842772526" table:style-name="ce93">
            <text:p>1,049.8</text:p>
          </table:table-cell>
          <table:table-cell office:value-type="float" office:value="53.961023032084192" table:style-name="ce93">
            <text:p>54.0</text:p>
          </table:table-cell>
          <table:table-cell office:value-type="float" office:value="58.70548938123796" table:style-name="ce93">
            <text:p>58.7</text:p>
          </table:table-cell>
          <table:table-cell office:value-type="float" office:value="14.417422948611112" table:style-name="ce93">
            <text:p>14.4</text:p>
          </table:table-cell>
          <table:table-cell office:value-type="float" office:value="14.417422948611112" table:style-name="ce93">
            <text:p>14.4</text:p>
          </table:table-cell>
          <table:table-cell table:number-columns-repeated="5" table:style-name="ce27"/>
          <table:table-cell table:style-name="ce29"/>
          <table:table-cell table:style-name="ce27"/>
          <table:table-cell table:style-name="ce30"/>
          <table:table-cell table:number-columns-repeated="16369"/>
        </table:table-row>
        <table:table-row table:style-name="ro1">
          <table:table-cell office:value-type="float" office:value="2020" table:style-name="ce95">
            <text:p>2020</text:p>
          </table:table-cell>
          <table:table-cell office:value-type="float" office:value="929.13621817008243" table:style-name="ce93">
            <text:p>929.1</text:p>
          </table:table-cell>
          <table:table-cell office:value-type="float" office:value="1096.6988843464715" table:style-name="ce93">
            <text:p>1,096.7</text:p>
          </table:table-cell>
          <table:table-cell office:value-type="float" office:value="53.605540003979243" table:style-name="ce93">
            <text:p>53.6</text:p>
          </table:table-cell>
          <table:table-cell office:value-type="float" office:value="58.350526352933009" table:style-name="ce93">
            <text:p>58.4</text:p>
          </table:table-cell>
          <table:table-cell office:value-type="float" office:value="14.8230825076875" table:style-name="ce93">
            <text:p>14.8</text:p>
          </table:table-cell>
          <table:table-cell office:value-type="float" office:value="14.923210969225963" table:style-name="ce93">
            <text:p>14.9</text:p>
          </table:table-cell>
          <table:table-cell table:style-name="ce93"/>
          <table:table-cell table:number-columns-repeated="4" table:style-name="ce27"/>
          <table:table-cell table:style-name="ce29"/>
          <table:table-cell table:style-name="ce27"/>
          <table:table-cell table:style-name="ce30"/>
          <table:table-cell table:number-columns-repeated="16369"/>
        </table:table-row>
        <table:table-row table:style-name="ro1">
          <table:table-cell office:value-type="float" office:value="2021" table:style-name="ce95">
            <text:p>2021</text:p>
          </table:table-cell>
          <table:table-cell office:value-type="float" office:value="942.65135300000009" table:style-name="ce93">
            <text:p>942.7</text:p>
          </table:table-cell>
          <table:table-cell office:value-type="float" office:value="1116.007908" table:style-name="ce93">
            <text:p>1,116.0</text:p>
          </table:table-cell>
          <table:table-cell office:value-type="float" office:value="37.859238316901404" table:style-name="ce93">
            <text:p>37.9</text:p>
          </table:table-cell>
          <table:table-cell office:value-type="float" office:value="42.604354665655158" table:style-name="ce93">
            <text:p>42.6</text:p>
          </table:table-cell>
          <table:table-cell office:value-type="float" office:value="11.204676000000001" table:style-name="ce93">
            <text:p>11.2</text:p>
          </table:table-cell>
          <table:table-cell office:value-type="float" office:value="11.276990999999999" table:style-name="ce93">
            <text:p>11.3</text:p>
          </table:table-cell>
          <table:table-cell table:style-name="ce93"/>
          <table:table-cell table:number-columns-repeated="4" table:style-name="ce27"/>
          <table:table-cell table:style-name="ce29"/>
          <table:table-cell table:style-name="ce27"/>
          <table:table-cell table:style-name="ce30"/>
          <table:table-cell table:number-columns-repeated="16369"/>
        </table:table-row>
        <table:table-row table:style-name="ro1">
          <table:table-cell table:style-name="ce95"/>
          <table:table-cell table:number-columns-repeated="6" table:style-name="ce93"/>
          <table:table-cell table:number-columns-repeated="5" table:style-name="ce27"/>
          <table:table-cell table:style-name="ce29"/>
          <table:table-cell table:style-name="ce27"/>
          <table:table-cell table:style-name="ce30"/>
          <table:table-cell table:number-columns-repeated="16369"/>
        </table:table-row>
        <table:table-row table:style-name="ro1">
          <table:table-cell table:style-name="ce36"/>
          <table:table-cell office:value-type="string" table:style-name="ce52">
            <text:p>Footnotes:</text:p>
          </table:table-cell>
          <table:table-cell table:number-columns-repeated="5" table:style-name="ce51"/>
          <table:table-cell table:number-columns-repeated="5" table:style-name="ce27"/>
          <table:table-cell table:style-name="ce29"/>
          <table:table-cell table:style-name="ce27"/>
          <table:table-cell table:style-name="ce30"/>
          <table:table-cell table:number-columns-repeated="16369"/>
        </table:table-row>
        <table:table-row table:style-name="ro1">
          <table:table-cell table:style-name="ce36"/>
          <table:table-cell office:value-type="string" table:style-name="ce17">
            <text:p>(a) Boiling fowl includes spent hens and spent breeders</text:p>
          </table:table-cell>
          <table:table-cell table:number-columns-repeated="5" table:style-name="ce51"/>
          <table:table-cell table:number-columns-repeated="5" table:style-name="ce27"/>
          <table:table-cell table:style-name="ce29"/>
          <table:table-cell table:style-name="ce27"/>
          <table:table-cell table:style-name="ce30"/>
          <table:table-cell table:number-columns-repeated="16369"/>
        </table:table-row>
        <table:table-row table:style-name="ro1">
          <table:table-cell table:style-name="ce36"/>
          <table:table-cell office:value-type="string" table:style-name="ce17">
            <text:p>**Denotes a 53 week statistical year</text:p>
          </table:table-cell>
          <table:table-cell table:number-columns-repeated="5" table:style-name="ce51"/>
          <table:table-cell table:number-columns-repeated="5" table:style-name="ce27"/>
          <table:table-cell table:style-name="ce29"/>
          <table:table-cell table:style-name="ce27"/>
          <table:table-cell table:style-name="ce30"/>
          <table:table-cell table:number-columns-repeated="16369"/>
        </table:table-row>
        <table:table-row table:number-rows-repeated="4" table:style-name="ro1">
          <table:table-cell table:style-name="ce36"/>
          <table:table-cell table:style-name="ce17"/>
          <table:table-cell table:number-columns-repeated="5" table:style-name="ce51"/>
          <table:table-cell table:number-columns-repeated="5" table:style-name="ce27"/>
          <table:table-cell table:style-name="ce29"/>
          <table:table-cell table:style-name="ce27"/>
          <table:table-cell table:style-name="ce30"/>
          <table:table-cell table:number-columns-repeated="16369"/>
        </table:table-row>
        <table:table-row table:number-rows-repeated="2" table:style-name="ro1">
          <table:table-cell table:style-name="ce36"/>
          <table:table-cell table:style-name="ce57"/>
          <table:table-cell table:number-columns-repeated="5" table:style-name="ce51"/>
          <table:table-cell table:number-columns-repeated="5" table:style-name="ce27"/>
          <table:table-cell table:style-name="ce29"/>
          <table:table-cell table:style-name="ce27"/>
          <table:table-cell table:style-name="ce30"/>
          <table:table-cell table:number-columns-repeated="16369"/>
        </table:table-row>
        <table:table-row table:style-name="ro1">
          <table:table-cell table:style-name="ce36"/>
          <table:table-cell table:style-name="ce54"/>
          <table:table-cell table:number-columns-repeated="5" table:style-name="ce51"/>
          <table:table-cell table:number-columns-repeated="5" table:style-name="ce27"/>
          <table:table-cell table:style-name="ce29"/>
          <table:table-cell table:style-name="ce27"/>
          <table:table-cell table:style-name="ce30"/>
          <table:table-cell table:number-columns-repeated="16369"/>
        </table:table-row>
        <table:table-row table:style-name="ro1">
          <table:table-cell table:style-name="ce36"/>
          <table:table-cell table:style-name="ce55"/>
          <table:table-cell table:number-columns-repeated="5" table:style-name="ce51"/>
          <table:table-cell table:number-columns-repeated="5" table:style-name="ce27"/>
          <table:table-cell table:style-name="ce29"/>
          <table:table-cell table:style-name="ce27"/>
          <table:table-cell table:style-name="ce30"/>
          <table:table-cell table:number-columns-repeated="16369"/>
        </table:table-row>
        <table:table-row table:number-rows-repeated="159" table:style-name="ro1">
          <table:table-cell table:style-name="ce36"/>
          <table:table-cell table:number-columns-repeated="6" table:style-name="ce51"/>
          <table:table-cell table:number-columns-repeated="5" table:style-name="ce27"/>
          <table:table-cell table:style-name="ce29"/>
          <table:table-cell table:style-name="ce27"/>
          <table:table-cell table:style-name="ce30"/>
          <table:table-cell table:number-columns-repeated="16369"/>
        </table:table-row>
        <table:table-row table:number-rows-repeated="8" table:style-name="ro1">
          <table:table-cell table:style-name="ce36"/>
          <table:table-cell table:number-columns-repeated="6" table:style-name="ce51"/>
          <table:table-cell table:number-columns-repeated="5" table:style-name="ce27"/>
          <table:table-cell table:style-name="ce29"/>
          <table:table-cell table:style-name="ce27"/>
          <table:table-cell table:style-name="ce30"/>
          <table:table-cell table:number-columns-repeated="16369" table:style-name="ce27"/>
        </table:table-row>
        <table:table-row table:style-name="ro1">
          <table:table-cell table:style-name="ce27"/>
          <table:table-cell table:style-name="ce53"/>
          <table:table-cell table:number-columns-repeated="4" table:style-name="ce27"/>
          <table:table-cell table:style-name="ce40"/>
          <table:table-cell table:number-columns-repeated="5" table:style-name="ce41"/>
          <table:table-cell table:style-name="ce42"/>
          <table:table-cell table:number-columns-repeated="4" table:style-name="ce43"/>
          <table:table-cell table:number-columns-repeated="16367"/>
        </table:table-row>
        <table:table-row table:style-name="ro1">
          <table:table-cell table:style-name="ce27"/>
          <table:table-cell office:value-type="string" table:style-name="ce17">
            <text:p>* Five week month</text:p>
          </table:table-cell>
          <table:table-cell table:style-name="ce27"/>
          <table:table-cell table:number-columns-repeated="4" table:style-name="ce15"/>
          <table:table-cell table:number-columns-repeated="6" table:style-name="ce27"/>
          <table:table-cell table:number-columns-repeated="2" table:style-name="ce43"/>
          <table:table-cell table:number-columns-repeated="16369" table:style-name="ce27"/>
        </table:table-row>
        <table:table-row table:style-name="ro1">
          <table:table-cell table:style-name="ce27"/>
          <table:table-cell table:style-name="ce16"/>
          <table:table-cell table:number-columns-repeated="5" table:style-name="ce15"/>
          <table:table-cell table:number-columns-repeated="6" table:style-name="ce27"/>
          <table:table-cell table:number-columns-repeated="2" table:style-name="ce43"/>
          <table:table-cell table:number-columns-repeated="16369" table:style-name="ce27"/>
        </table:table-row>
        <table:table-row table:style-name="ro1">
          <table:table-cell table:style-name="ce27"/>
          <table:table-cell office:value-type="string" table:style-name="ce17">
            <text:p>Slaughterings by registered slaughterhouses only.</text:p>
          </table:table-cell>
          <table:table-cell table:style-name="ce27"/>
          <table:table-cell table:style-name="ce17"/>
          <table:table-cell table:number-columns-repeated="8" table:style-name="ce27"/>
          <table:table-cell table:style-name="ce29"/>
          <table:table-cell table:style-name="ce27"/>
          <table:table-cell table:style-name="ce30"/>
          <table:table-cell table:number-columns-repeated="16369" table:style-name="ce27"/>
        </table:table-row>
        <table:table-row table:style-name="ro1">
          <table:table-cell table:style-name="ce27"/>
          <table:table-cell office:value-type="string" table:style-name="ce17">
            <text:p>Boiling Fowls includes spent egg layers and spent chicken breeders.</text:p>
          </table:table-cell>
          <table:table-cell table:style-name="ce27"/>
          <table:table-cell table:style-name="ce17"/>
          <table:table-cell table:number-columns-repeated="8" table:style-name="ce27"/>
          <table:table-cell table:style-name="ce29"/>
          <table:table-cell table:style-name="ce27"/>
          <table:table-cell table:style-name="ce30"/>
          <table:table-cell table:number-columns-repeated="16369" table:style-name="ce27"/>
        </table:table-row>
        <table:table-row table:style-name="ro1">
          <table:table-cell table:style-name="ce27"/>
          <table:table-cell office:value-type="string" table:style-name="ce15">
            <text:p>Excludes 'Dead on Arrivals' and slaughterhouse rejects.</text:p>
          </table:table-cell>
          <table:table-cell table:style-name="ce27"/>
          <table:table-cell table:style-name="ce15"/>
          <table:table-cell table:number-columns-repeated="8" table:style-name="ce27"/>
          <table:table-cell table:style-name="ce29"/>
          <table:table-cell table:style-name="ce27"/>
          <table:table-cell table:style-name="ce30"/>
          <table:table-cell table:number-columns-repeated="16369" table:style-name="ce27"/>
        </table:table-row>
        <table:table-row table:style-name="ro1">
          <table:table-cell table:style-name="ce27"/>
          <table:table-cell office:value-type="string" table:style-name="ce17">
            <text:p>Spent Layers represent Spent commercial layer hens &amp; spent layer breeders.</text:p>
          </table:table-cell>
          <table:table-cell table:style-name="ce27"/>
          <table:table-cell table:style-name="ce15"/>
          <table:table-cell table:number-columns-repeated="8" table:style-name="ce27"/>
          <table:table-cell table:style-name="ce29"/>
          <table:table-cell table:style-name="ce27"/>
          <table:table-cell table:style-name="ce30"/>
          <table:table-cell table:number-columns-repeated="16369" table:style-name="ce27"/>
        </table:table-row>
        <table:table-row table:style-name="ro1">
          <table:table-cell table:style-name="ce27"/>
          <table:table-cell office:value-type="string" table:style-name="ce17">
            <text:p>Spent Broiler Breeders represent Spent Broiler Breeder Hens</text:p>
          </table:table-cell>
          <table:table-cell table:style-name="ce27"/>
          <table:table-cell table:style-name="ce15"/>
          <table:table-cell table:number-columns-repeated="8" table:style-name="ce27"/>
          <table:table-cell table:style-name="ce29"/>
          <table:table-cell table:style-name="ce27"/>
          <table:table-cell table:style-name="ce30"/>
          <table:table-cell table:number-columns-repeated="16369" table:style-name="ce27"/>
        </table:table-row>
        <table:table-row table:style-name="ro1">
          <table:table-cell table:style-name="ce27"/>
          <table:table-cell office:value-type="string" table:style-name="ce17">
            <text:p>Turkeys are split between light &amp; heavy birds as follows: Light &lt; 8kg &amp; Heavy &gt; 8kg liveweight.</text:p>
          </table:table-cell>
          <table:table-cell table:style-name="ce27"/>
          <table:table-cell table:style-name="ce15"/>
          <table:table-cell table:number-columns-repeated="8" table:style-name="ce27"/>
          <table:table-cell table:style-name="ce29"/>
          <table:table-cell table:style-name="ce27"/>
          <table:table-cell table:style-name="ce30"/>
          <table:table-cell table:number-columns-repeated="16369"/>
        </table:table-row>
        <table:table-row table:style-name="ro1">
          <table:table-cell table:style-name="ce27"/>
          <table:table-cell office:value-type="string" table:style-name="ce17">
            <text:p>All UK Slaughtering figures contain UK hatched and imported birds.<text:s/></text:p>
          </table:table-cell>
          <table:table-cell table:style-name="ce27"/>
          <table:table-cell table:style-name="ce15"/>
          <table:table-cell table:number-columns-repeated="8" table:style-name="ce27"/>
          <table:table-cell table:style-name="ce29"/>
          <table:table-cell table:style-name="ce27"/>
          <table:table-cell table:style-name="ce30"/>
          <table:table-cell table:number-columns-repeated="16369"/>
        </table:table-row>
        <table:table-row table:style-name="ro1">
          <table:table-cell table:style-name="ce15"/>
          <table:table-cell table:number-columns-repeated="11" table:style-name="ce27"/>
          <table:table-cell table:style-name="ce29"/>
          <table:table-cell table:style-name="ce27"/>
          <table:table-cell table:style-name="ce30"/>
          <table:table-cell table:number-columns-repeated="16369"/>
        </table:table-row>
        <table:table-row table:style-name="ro1">
          <table:table-cell table:style-name="ce27"/>
          <table:table-cell office:value-type="string" table:style-name="ce54">
            <text:p>This material is Crown copyright but may be reproduced without formal permission or charge for personal<text:s/></text:p>
          </table:table-cell>
          <table:table-cell table:style-name="ce27"/>
          <table:table-cell table:style-name="ce58"/>
          <table:table-cell table:number-columns-repeated="8" table:style-name="ce27"/>
          <table:table-cell table:style-name="ce29"/>
          <table:table-cell table:style-name="ce27"/>
          <table:table-cell table:style-name="ce30"/>
          <table:table-cell table:number-columns-repeated="16369"/>
        </table:table-row>
        <table:table-row table:style-name="ro1">
          <table:table-cell table:style-name="ce27"/>
          <table:table-cell office:value-type="string" table:style-name="ce55">
            <text:p>or in-house use.</text:p>
          </table:table-cell>
          <table:table-cell table:number-columns-repeated="10" table:style-name="ce27"/>
          <table:table-cell table:style-name="ce29"/>
          <table:table-cell table:style-name="ce27"/>
          <table:table-cell table:style-name="ce30"/>
          <table:table-cell table:number-columns-repeated="16369"/>
        </table:table-row>
        <table:table-row table:number-rows-repeated="9" table:style-name="ro1">
          <table:table-cell table:number-columns-repeated="12" table:style-name="ce27"/>
          <table:table-cell table:style-name="ce29"/>
          <table:table-cell table:style-name="ce27"/>
          <table:table-cell table:style-name="ce30"/>
          <table:table-cell table:number-columns-repeated="16369"/>
        </table:table-row>
        <table:table-row table:number-rows-repeated="1048338" table:style-name="ro1">
          <table:table-cell table:number-columns-repeated="16384"/>
        </table:table-row>
        <table:named-expressions>
          <table:named-range table:name="Print_Area" table:cell-range-address="Slaughterings_Annual_.$A$1:Slaughterings_Annual_.$H$229" table:base-cell-address="Slaughterings_Annual_.$A$1"/>
          <table:named-range table:name="Print_Titles" table:cell-range-address="Slaughterings_Annual_.$A$8:Slaughterings_Annual_.$IV$9" table:base-cell-address="Slaughterings_Annual_.$A$1"/>
        </table:named-expressions>
      </table:table>
      <table:table table:name="Liveweights_Monthly" table:style-name="ta2">
        <table:table-column table:style-name="co1" table:default-cell-style-name="ce27"/>
        <table:table-column table:style-name="co10" table:default-cell-style-name="ce27"/>
        <table:table-column table:style-name="co21" table:default-cell-style-name="ce27"/>
        <table:table-column table:style-name="co22" table:default-cell-style-name="ce27"/>
        <table:table-column table:style-name="co10" table:default-cell-style-name="ce27"/>
        <table:table-column table:style-name="co11" table:number-columns-repeated="2" table:default-cell-style-name="ce27"/>
        <table:table-column table:style-name="co11" table:default-cell-style-name="ce60"/>
        <table:table-column table:style-name="co12" table:default-cell-style-name="ce60"/>
        <table:table-column table:style-name="co12" table:default-cell-style-name="ce29"/>
        <table:table-column table:style-name="co12" table:default-cell-style-name="ce60"/>
        <table:table-column table:style-name="co11" table:default-cell-style-name="ce27"/>
        <table:table-column table:style-name="co13" table:default-cell-style-name="ce27"/>
        <table:table-column table:style-name="co12" table:default-cell-style-name="ce27"/>
        <table:table-column table:style-name="co14" table:default-cell-style-name="ce27"/>
        <table:table-column table:style-name="co11" table:number-columns-repeated="16369" table:default-cell-style-name="ce27"/>
        <table:table-row table:style-name="ro1">
          <table:table-cell office:value-type="string" table:style-name="ce2">
            <text:p>Updated on:</text:p>
          </table:table-cell>
          <table:table-cell office:value-type="date" office:date-value="2022-01-20T00:00:00" table:style-name="ce3">
            <text:p>20-Jan-22</text:p>
          </table:table-cell>
          <table:table-cell table:style-name="ce27"/>
          <table:table-cell office:value-type="string" table:style-name="ce5">
            <text:p>Contact:</text:p>
          </table:table-cell>
          <table:table-cell office:value-type="string" table:style-name="ce47">
            <text:p>Julie Rumsey, Defra, (Tel +44 (0) 2080 266306, Email julie.rumsey@defra.gov.uk)</text:p>
          </table:table-cell>
          <table:table-cell table:number-columns-repeated="16379" table:style-name="ce4"/>
        </table:table-row>
        <table:table-row table:style-name="ro1">
          <table:table-cell office:value-type="string" table:style-name="ce2">
            <text:p>Next update:</text:p>
          </table:table-cell>
          <table:table-cell office:value-type="date" office:date-value="2022-02-17T00:00:00" table:style-name="ce3">
            <text:p>17-Feb-22</text:p>
          </table:table-cell>
          <table:table-cell table:style-name="ce27"/>
          <table:table-cell office:value-type="string" table:style-name="ce5">
            <text:p>Source:</text:p>
          </table:table-cell>
          <table:table-cell office:value-type="string" table:style-name="ce48">
            <text:p>FSA, E&amp;W Poultry Slaughterhouse Survey, DAERA and RESAS</text:p>
          </table:table-cell>
          <table:table-cell table:style-name="ce20"/>
          <table:table-cell table:number-columns-repeated="16378" table:style-name="ce4"/>
        </table:table-row>
        <table:table-row table:style-name="ro1">
          <table:table-cell table:style-name="ce2"/>
          <table:table-cell table:style-name="ce9"/>
          <table:table-cell table:style-name="ce27"/>
          <table:table-cell table:style-name="ce49"/>
          <table:table-cell table:number-columns-repeated="16380" table:style-name="ce4"/>
        </table:table-row>
        <table:table-row table:style-name="ro2">
          <table:table-cell office:value-type="string" table:style-name="ce59">
            <text:p>Average Liveweights per bird at point of slaughter in England &amp; Wales</text:p>
          </table:table-cell>
          <table:table-cell table:style-name="ce15"/>
          <table:table-cell table:number-columns-repeated="3" table:style-name="ce59"/>
          <table:table-cell table:number-columns-repeated="16379" table:style-name="ce15"/>
        </table:table-row>
        <table:table-row table:style-name="ro2">
          <table:table-cell table:style-name="ce18"/>
          <table:table-cell table:number-columns-repeated="2" table:style-name="ce19"/>
          <table:table-cell office:value-type="string" table:style-name="ce2">
            <text:p>Units:</text:p>
          </table:table-cell>
          <table:table-cell office:value-type="string" table:style-name="ce6">
            <text:p>Kilograms</text:p>
          </table:table-cell>
          <table:table-cell table:style-name="ce20"/>
          <table:table-cell table:number-columns-repeated="16378" table:style-name="ce15"/>
        </table:table-row>
        <table:table-row table:style-name="ro1">
          <table:table-cell table:number-columns-repeated="3" table:style-name="ce4"/>
          <table:table-cell office:value-type="string" table:style-name="ce5">
            <text:p>Classification:</text:p>
          </table:table-cell>
          <table:table-cell office:value-type="string" table:style-name="ce21">
            <text:p>Public Domain</text:p>
          </table:table-cell>
          <table:table-cell table:number-columns-repeated="16379" table:style-name="ce4"/>
        </table:table-row>
        <table:table-row table:style-name="ro1">
          <table:table-cell table:number-columns-repeated="3" table:style-name="ce4"/>
          <table:table-cell table:style-name="ce21"/>
          <table:table-cell table:number-columns-repeated="2" table:style-name="ce4"/>
          <table:table-cell table:style-name="ce27"/>
          <table:table-cell table:number-columns-repeated="16377" table:style-name="ce4"/>
        </table:table-row>
        <table:table-row table:style-name="ro1">
          <table:table-cell table:style-name="ce22"/>
          <table:table-cell table:number-columns-repeated="2" table:style-name="ce23"/>
          <table:table-cell table:style-name="ce25"/>
          <table:table-cell table:number-columns-repeated="2" table:style-name="ce23"/>
          <table:table-cell table:number-columns-repeated="16378" table:style-name="ce25"/>
        </table:table-row>
        <table:table-row table:style-name="ro9">
          <table:table-cell office:value-type="string" table:style-name="ce99">
            <text:p>Year</text:p>
          </table:table-cell>
          <table:table-cell office:value-type="string" table:style-name="ce100">
            <text:p>Month</text:p>
          </table:table-cell>
          <table:table-cell office:value-type="string" table:style-name="ce101">
            <text:p>Broilers</text:p>
          </table:table-cell>
          <table:table-cell office:value-type="string" table:style-name="ce101">
            <text:p>Boiling Fowl</text:p>
          </table:table-cell>
          <table:table-cell office:value-type="string" table:style-name="ce101">
            <text:p>Turkeys</text:p>
          </table:table-cell>
          <table:table-cell table:number-columns-repeated="16379" table:style-name="ce26"/>
        </table:table-row>
        <table:table-row table:style-name="ro1">
          <table:table-cell office:value-type="float" office:value="1996" table:style-name="ce91">
            <text:p>1996</text:p>
          </table:table-cell>
          <table:table-cell office:value-type="string" table:style-name="ce33">
            <text:p>January *</text:p>
          </table:table-cell>
          <table:table-cell office:value-type="string" table:style-name="ce69">
            <text:p>N/A</text:p>
          </table:table-cell>
          <table:table-cell office:value-type="string" table:style-name="ce69">
            <text:p>N/A</text:p>
          </table:table-cell>
          <table:table-cell office:value-type="string" table:style-name="ce69">
            <text:p>N/A</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string" table:style-name="ce69">
            <text:p>N/A</text:p>
          </table:table-cell>
          <table:table-cell office:value-type="string" table:style-name="ce69">
            <text:p>N/A</text:p>
          </table:table-cell>
          <table:table-cell office:value-type="string" table:style-name="ce69">
            <text:p>N/A</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string" table:style-name="ce69">
            <text:p>N/A</text:p>
          </table:table-cell>
          <table:table-cell office:value-type="string" table:style-name="ce69">
            <text:p>N/A</text:p>
          </table:table-cell>
          <table:table-cell office:value-type="string" table:style-name="ce69">
            <text:p>N/A</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April *</text:p>
          </table:table-cell>
          <table:table-cell office:value-type="float" office:value="2.163101442287668" table:style-name="ce69">
            <text:p>2.2</text:p>
          </table:table-cell>
          <table:table-cell office:value-type="float" office:value="2.1200602209513284" table:style-name="ce69">
            <text:p>2.1</text:p>
          </table:table-cell>
          <table:table-cell office:value-type="float" office:value="9.0756237146235943" table:style-name="ce69">
            <text:p>9.1</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179678584427136" table:style-name="ce69">
            <text:p>2.2</text:p>
          </table:table-cell>
          <table:table-cell office:value-type="float" office:value="2.1600266212401489" table:style-name="ce69">
            <text:p>2.2</text:p>
          </table:table-cell>
          <table:table-cell office:value-type="float" office:value="9.0315865385718475" table:style-name="ce69">
            <text:p>9.0</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1477869146100113" table:style-name="ce69">
            <text:p>2.1</text:p>
          </table:table-cell>
          <table:table-cell office:value-type="float" office:value="2.2140413623746058" table:style-name="ce69">
            <text:p>2.2</text:p>
          </table:table-cell>
          <table:table-cell office:value-type="float" office:value="9.2163337647903898" table:style-name="ce69">
            <text:p>9.2</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July *</text:p>
          </table:table-cell>
          <table:table-cell office:value-type="float" office:value="2.1353363197181139" table:style-name="ce69">
            <text:p>2.1</text:p>
          </table:table-cell>
          <table:table-cell office:value-type="float" office:value="2.1974402151527634" table:style-name="ce69">
            <text:p>2.2</text:p>
          </table:table-cell>
          <table:table-cell office:value-type="float" office:value="9.0273679297961529" table:style-name="ce69">
            <text:p>9.0</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1289446760345849" table:style-name="ce69">
            <text:p>2.1</text:p>
          </table:table-cell>
          <table:table-cell office:value-type="float" office:value="2.1938844830553994" table:style-name="ce69">
            <text:p>2.2</text:p>
          </table:table-cell>
          <table:table-cell office:value-type="float" office:value="9.0873182599567919" table:style-name="ce69">
            <text:p>9.1</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1643673021670842" table:style-name="ce69">
            <text:p>2.2</text:p>
          </table:table-cell>
          <table:table-cell office:value-type="float" office:value="2.2336917162260139" table:style-name="ce69">
            <text:p>2.2</text:p>
          </table:table-cell>
          <table:table-cell office:value-type="float" office:value="9.2893508960738274" table:style-name="ce69">
            <text:p>9.3</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October *</text:p>
          </table:table-cell>
          <table:table-cell office:value-type="float" office:value="2.1629573268751066" table:style-name="ce69">
            <text:p>2.2</text:p>
          </table:table-cell>
          <table:table-cell office:value-type="float" office:value="2.2044512982538746" table:style-name="ce69">
            <text:p>2.2</text:p>
          </table:table-cell>
          <table:table-cell office:value-type="float" office:value="9.4757994458313082" table:style-name="ce69">
            <text:p>9.5</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1648635246459933" table:style-name="ce69">
            <text:p>2.2</text:p>
          </table:table-cell>
          <table:table-cell office:value-type="float" office:value="2.2226059147333466" table:style-name="ce69">
            <text:p>2.2</text:p>
          </table:table-cell>
          <table:table-cell office:value-type="float" office:value="9.8878950159567651" table:style-name="ce69">
            <text:p>9.9</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1984265686582489" table:style-name="ce69">
            <text:p>2.2</text:p>
          </table:table-cell>
          <table:table-cell office:value-type="float" office:value="2.1766325370864323" table:style-name="ce69">
            <text:p>2.2</text:p>
          </table:table-cell>
          <table:table-cell office:value-type="float" office:value="9.3496735044962289" table:style-name="ce69">
            <text:p>9.3</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1997" table:style-name="ce91">
            <text:p>1997</text:p>
          </table:table-cell>
          <table:table-cell office:value-type="string" table:style-name="ce33">
            <text:p>January *</text:p>
          </table:table-cell>
          <table:table-cell office:value-type="float" office:value="2.1850834082221224" table:style-name="ce69">
            <text:p>2.2</text:p>
          </table:table-cell>
          <table:table-cell office:value-type="float" office:value="2.1360692196692761" table:style-name="ce69">
            <text:p>2.1</text:p>
          </table:table-cell>
          <table:table-cell office:value-type="float" office:value="9.5816234647968876" table:style-name="ce69">
            <text:p>9.6</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1580583811458784" table:style-name="ce69">
            <text:p>2.2</text:p>
          </table:table-cell>
          <table:table-cell office:value-type="float" office:value="2.1533378214322898" table:style-name="ce69">
            <text:p>2.2</text:p>
          </table:table-cell>
          <table:table-cell office:value-type="float" office:value="9.3702018199667716" table:style-name="ce69">
            <text:p>9.4</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1620514984423078" table:style-name="ce69">
            <text:p>2.2</text:p>
          </table:table-cell>
          <table:table-cell office:value-type="float" office:value="2.1627489306015448" table:style-name="ce69">
            <text:p>2.2</text:p>
          </table:table-cell>
          <table:table-cell office:value-type="float" office:value="9.5068551019813938" table:style-name="ce69">
            <text:p>9.5</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April *</text:p>
          </table:table-cell>
          <table:table-cell office:value-type="float" office:value="2.1764142160726281" table:style-name="ce69">
            <text:p>2.2</text:p>
          </table:table-cell>
          <table:table-cell office:value-type="float" office:value="2.1281784829735946" table:style-name="ce69">
            <text:p>2.1</text:p>
          </table:table-cell>
          <table:table-cell office:value-type="float" office:value="9.9098697938984692" table:style-name="ce69">
            <text:p>9.9</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1544340187356332" table:style-name="ce69">
            <text:p>2.2</text:p>
          </table:table-cell>
          <table:table-cell office:value-type="float" office:value="2.1203457922948896" table:style-name="ce69">
            <text:p>2.1</text:p>
          </table:table-cell>
          <table:table-cell office:value-type="float" office:value="10.214118820099856" table:style-name="ce69">
            <text:p>10.2</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1685746992873667" table:style-name="ce69">
            <text:p>2.2</text:p>
          </table:table-cell>
          <table:table-cell office:value-type="float" office:value="2.2281373513413731" table:style-name="ce69">
            <text:p>2.2</text:p>
          </table:table-cell>
          <table:table-cell office:value-type="float" office:value="9.9663479194784852" table:style-name="ce69">
            <text:p>10.0</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 *</text:p>
          </table:table-cell>
          <table:table-cell office:value-type="float" office:value="2.1447743207362655" table:style-name="ce69">
            <text:p>2.1</text:p>
          </table:table-cell>
          <table:table-cell office:value-type="float" office:value="2.1879785920828621" table:style-name="ce69">
            <text:p>2.2</text:p>
          </table:table-cell>
          <table:table-cell office:value-type="float" office:value="10.255740990527576" table:style-name="ce69">
            <text:p>10.3</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1065228053162506" table:style-name="ce69">
            <text:p>2.1</text:p>
          </table:table-cell>
          <table:table-cell office:value-type="float" office:value="2.297097030809006" table:style-name="ce69">
            <text:p>2.3</text:p>
          </table:table-cell>
          <table:table-cell office:value-type="float" office:value="10.064411474842181" table:style-name="ce69">
            <text:p>10.1</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1556342448702956" table:style-name="ce69">
            <text:p>2.2</text:p>
          </table:table-cell>
          <table:table-cell office:value-type="float" office:value="2.1836027040485635" table:style-name="ce69">
            <text:p>2.2</text:p>
          </table:table-cell>
          <table:table-cell office:value-type="float" office:value="10.18200089867125" table:style-name="ce69">
            <text:p>10.2</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 *</text:p>
          </table:table-cell>
          <table:table-cell office:value-type="float" office:value="2.1772820280523901" table:style-name="ce69">
            <text:p>2.2</text:p>
          </table:table-cell>
          <table:table-cell office:value-type="float" office:value="2.1639475532308534" table:style-name="ce69">
            <text:p>2.2</text:p>
          </table:table-cell>
          <table:table-cell office:value-type="float" office:value="10.376227835394497" table:style-name="ce69">
            <text:p>10.4</text:p>
          </table:table-cell>
          <table:table-cell table:style-name="ce31"/>
          <table:table-cell table:number-columns-repeated="3"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148901514239161" table:style-name="ce69">
            <text:p>2.1</text:p>
          </table:table-cell>
          <table:table-cell office:value-type="float" office:value="2.187777023493465" table:style-name="ce69">
            <text:p>2.2</text:p>
          </table:table-cell>
          <table:table-cell office:value-type="float" office:value="10.865132443437306" table:style-name="ce69">
            <text:p>10.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1893823713564515" table:style-name="ce69">
            <text:p>2.2</text:p>
          </table:table-cell>
          <table:table-cell office:value-type="float" office:value="2.0565236803456806" table:style-name="ce69">
            <text:p>2.1</text:p>
          </table:table-cell>
          <table:table-cell office:value-type="float" office:value="8.963203724235731" table:style-name="ce69">
            <text:p>9.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1998" table:style-name="ce91">
            <text:p>1998</text:p>
          </table:table-cell>
          <table:table-cell office:value-type="string" table:style-name="ce31">
            <text:p>January *</text:p>
          </table:table-cell>
          <table:table-cell office:value-type="float" office:value="2.1688671313604857" table:style-name="ce69">
            <text:p>2.2</text:p>
          </table:table-cell>
          <table:table-cell office:value-type="float" office:value="2.1693287631321452" table:style-name="ce69">
            <text:p>2.2</text:p>
          </table:table-cell>
          <table:table-cell office:value-type="float" office:value="10.814508190958307" table:style-name="ce69">
            <text:p>10.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1609820737416738" table:style-name="ce69">
            <text:p>2.2</text:p>
          </table:table-cell>
          <table:table-cell office:value-type="float" office:value="2.1115588132808831" table:style-name="ce69">
            <text:p>2.1</text:p>
          </table:table-cell>
          <table:table-cell office:value-type="float" office:value="10.18607562413389" table:style-name="ce69">
            <text:p>10.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1789746921794335" table:style-name="ce69">
            <text:p>2.2</text:p>
          </table:table-cell>
          <table:table-cell office:value-type="float" office:value="2.0971721925441287" table:style-name="ce69">
            <text:p>2.1</text:p>
          </table:table-cell>
          <table:table-cell office:value-type="float" office:value="9.9876210159374672" table:style-name="ce69">
            <text:p>10.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April *</text:p>
          </table:table-cell>
          <table:table-cell office:value-type="float" office:value="2.204329951729723" table:style-name="ce69">
            <text:p>2.2</text:p>
          </table:table-cell>
          <table:table-cell office:value-type="float" office:value="2.1240973277971364" table:style-name="ce69">
            <text:p>2.1</text:p>
          </table:table-cell>
          <table:table-cell office:value-type="float" office:value="10.696902400083754" table:style-name="ce69">
            <text:p>10.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202358656242521" table:style-name="ce69">
            <text:p>2.2</text:p>
          </table:table-cell>
          <table:table-cell office:value-type="float" office:value="2.1017682649906972" table:style-name="ce69">
            <text:p>2.1</text:p>
          </table:table-cell>
          <table:table-cell office:value-type="float" office:value="10.981862242375286" table:style-name="ce69">
            <text:p>11.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2091949311461101" table:style-name="ce69">
            <text:p>2.2</text:p>
          </table:table-cell>
          <table:table-cell office:value-type="float" office:value="2.1391615860962125" table:style-name="ce69">
            <text:p>2.1</text:p>
          </table:table-cell>
          <table:table-cell office:value-type="float" office:value="11.502319169890649" table:style-name="ce69">
            <text:p>11.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 *</text:p>
          </table:table-cell>
          <table:table-cell office:value-type="float" office:value="2.1939511786615058" table:style-name="ce69">
            <text:p>2.2</text:p>
          </table:table-cell>
          <table:table-cell office:value-type="float" office:value="2.1349754698083423" table:style-name="ce69">
            <text:p>2.1</text:p>
          </table:table-cell>
          <table:table-cell office:value-type="float" office:value="11.184277364284114" table:style-name="ce69">
            <text:p>11.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1767647869087416" table:style-name="ce69">
            <text:p>2.2</text:p>
          </table:table-cell>
          <table:table-cell office:value-type="float" office:value="2.1258222962784505" table:style-name="ce69">
            <text:p>2.1</text:p>
          </table:table-cell>
          <table:table-cell office:value-type="float" office:value="10.990222568831189" table:style-name="ce69">
            <text:p>11.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208415799191946" table:style-name="ce69">
            <text:p>2.2</text:p>
          </table:table-cell>
          <table:table-cell office:value-type="float" office:value="2.1154429518714584" table:style-name="ce69">
            <text:p>2.1</text:p>
          </table:table-cell>
          <table:table-cell office:value-type="float" office:value="11.069538441148682" table:style-name="ce69">
            <text:p>11.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 *</text:p>
          </table:table-cell>
          <table:table-cell office:value-type="float" office:value="2.2180069723634528" table:style-name="ce69">
            <text:p>2.2</text:p>
          </table:table-cell>
          <table:table-cell office:value-type="float" office:value="2.1748764452614671" table:style-name="ce69">
            <text:p>2.2</text:p>
          </table:table-cell>
          <table:table-cell office:value-type="float" office:value="10.939766262827732" table:style-name="ce69">
            <text:p>10.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2022409124971056" table:style-name="ce69">
            <text:p>2.2</text:p>
          </table:table-cell>
          <table:table-cell office:value-type="float" office:value="2.0927205943547098" table:style-name="ce69">
            <text:p>2.1</text:p>
          </table:table-cell>
          <table:table-cell office:value-type="float" office:value="11.62064766525369" table:style-name="ce69">
            <text:p>11.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2089497860929841" table:style-name="ce69">
            <text:p>2.2</text:p>
          </table:table-cell>
          <table:table-cell office:value-type="float" office:value="2.1709683747022437" table:style-name="ce69">
            <text:p>2.2</text:p>
          </table:table-cell>
          <table:table-cell office:value-type="float" office:value="9.6299170535444425" table:style-name="ce69">
            <text:p>9.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1999" table:style-name="ce91">
            <text:p>1999</text:p>
          </table:table-cell>
          <table:table-cell office:value-type="string" table:style-name="ce31">
            <text:p>January *</text:p>
          </table:table-cell>
          <table:table-cell office:value-type="float" office:value="2.1957438268626097" table:style-name="ce69">
            <text:p>2.2</text:p>
          </table:table-cell>
          <table:table-cell office:value-type="float" office:value="2.0980052084423213" table:style-name="ce69">
            <text:p>2.1</text:p>
          </table:table-cell>
          <table:table-cell office:value-type="float" office:value="11.191937501357923" table:style-name="ce69">
            <text:p>11.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2013396008473811" table:style-name="ce69">
            <text:p>2.2</text:p>
          </table:table-cell>
          <table:table-cell office:value-type="float" office:value="2.1434284702191184" table:style-name="ce69">
            <text:p>2.1</text:p>
          </table:table-cell>
          <table:table-cell office:value-type="float" office:value="11.029565990081265" table:style-name="ce69">
            <text:p>11.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2025537234525401" table:style-name="ce69">
            <text:p>2.2</text:p>
          </table:table-cell>
          <table:table-cell office:value-type="float" office:value="2.1830786220550231" table:style-name="ce69">
            <text:p>2.2</text:p>
          </table:table-cell>
          <table:table-cell office:value-type="float" office:value="10.597918494307946" table:style-name="ce69">
            <text:p>10.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April *</text:p>
          </table:table-cell>
          <table:table-cell office:value-type="float" office:value="2.2206175400100863" table:style-name="ce69">
            <text:p>2.2</text:p>
          </table:table-cell>
          <table:table-cell office:value-type="float" office:value="2.1436055562593808" table:style-name="ce69">
            <text:p>2.1</text:p>
          </table:table-cell>
          <table:table-cell office:value-type="float" office:value="11.462232086225484" table:style-name="ce69">
            <text:p>11.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2068642470186903" table:style-name="ce69">
            <text:p>2.2</text:p>
          </table:table-cell>
          <table:table-cell office:value-type="float" office:value="2.092425797998223" table:style-name="ce69">
            <text:p>2.1</text:p>
          </table:table-cell>
          <table:table-cell office:value-type="float" office:value="11.735489302838666" table:style-name="ce69">
            <text:p>11.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2028290266738146" table:style-name="ce69">
            <text:p>2.2</text:p>
          </table:table-cell>
          <table:table-cell office:value-type="float" office:value="2.1425362308845912" table:style-name="ce69">
            <text:p>2.1</text:p>
          </table:table-cell>
          <table:table-cell office:value-type="float" office:value="12.785250849425234" table:style-name="ce69">
            <text:p>12.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 *</text:p>
          </table:table-cell>
          <table:table-cell office:value-type="float" office:value="2.1770007477093998" table:style-name="ce69">
            <text:p>2.2</text:p>
          </table:table-cell>
          <table:table-cell office:value-type="float" office:value="2.150323969043606" table:style-name="ce69">
            <text:p>2.2</text:p>
          </table:table-cell>
          <table:table-cell office:value-type="float" office:value="12.124297107114934"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1947817711334685" table:style-name="ce69">
            <text:p>2.2</text:p>
          </table:table-cell>
          <table:table-cell office:value-type="float" office:value="2.207717459764416" table:style-name="ce69">
            <text:p>2.2</text:p>
          </table:table-cell>
          <table:table-cell office:value-type="float" office:value="11.659518171924834" table:style-name="ce69">
            <text:p>11.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1984733349680909" table:style-name="ce69">
            <text:p>2.2</text:p>
          </table:table-cell>
          <table:table-cell office:value-type="float" office:value="2.2392913059118817" table:style-name="ce69">
            <text:p>2.2</text:p>
          </table:table-cell>
          <table:table-cell office:value-type="float" office:value="11.865922483556345" table:style-name="ce69">
            <text:p>11.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 *</text:p>
          </table:table-cell>
          <table:table-cell office:value-type="float" office:value="2.2236493099321417" table:style-name="ce69">
            <text:p>2.2</text:p>
          </table:table-cell>
          <table:table-cell office:value-type="float" office:value="2.2255464026014695" table:style-name="ce69">
            <text:p>2.2</text:p>
          </table:table-cell>
          <table:table-cell office:value-type="float" office:value="12.579816219927032"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2209548476088536" table:style-name="ce69">
            <text:p>2.2</text:p>
          </table:table-cell>
          <table:table-cell office:value-type="float" office:value="2.0038220102827458" table:style-name="ce69">
            <text:p>2.0</text:p>
          </table:table-cell>
          <table:table-cell office:value-type="float" office:value="11.555495346747946" table:style-name="ce69">
            <text:p>11.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2395053617496479" table:style-name="ce69">
            <text:p>2.2</text:p>
          </table:table-cell>
          <table:table-cell office:value-type="float" office:value="2.0675445663478298" table:style-name="ce69">
            <text:p>2.1</text:p>
          </table:table-cell>
          <table:table-cell office:value-type="float" office:value="9.6713959794737026" table:style-name="ce69">
            <text:p>9.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00" table:style-name="ce91">
            <text:p>2000</text:p>
          </table:table-cell>
          <table:table-cell office:value-type="string" table:style-name="ce31">
            <text:p>January *</text:p>
          </table:table-cell>
          <table:table-cell office:value-type="float" office:value="2.2282017511554382" table:style-name="ce69">
            <text:p>2.2</text:p>
          </table:table-cell>
          <table:table-cell office:value-type="float" office:value="2.1423573994213099" table:style-name="ce69">
            <text:p>2.1</text:p>
          </table:table-cell>
          <table:table-cell office:value-type="float" office:value="12.408945960496769" table:style-name="ce69">
            <text:p>12.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2099796777622029" table:style-name="ce69">
            <text:p>2.2</text:p>
          </table:table-cell>
          <table:table-cell office:value-type="float" office:value="2.1970561348737405" table:style-name="ce69">
            <text:p>2.2</text:p>
          </table:table-cell>
          <table:table-cell office:value-type="float" office:value="11.402785846294616" table:style-name="ce69">
            <text:p>11.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2221901897515535" table:style-name="ce69">
            <text:p>2.2</text:p>
          </table:table-cell>
          <table:table-cell office:value-type="float" office:value="2.152026005487214" table:style-name="ce69">
            <text:p>2.2</text:p>
          </table:table-cell>
          <table:table-cell office:value-type="float" office:value="11.294744800015833" table:style-name="ce69">
            <text:p>11.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April *</text:p>
          </table:table-cell>
          <table:table-cell office:value-type="float" office:value="2.1864000026315948" table:style-name="ce69">
            <text:p>2.2</text:p>
          </table:table-cell>
          <table:table-cell office:value-type="float" office:value="2.1740990529150164" table:style-name="ce69">
            <text:p>2.2</text:p>
          </table:table-cell>
          <table:table-cell office:value-type="float" office:value="11.26695126834791" table:style-name="ce69">
            <text:p>11.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1813518857504768" table:style-name="ce69">
            <text:p>2.2</text:p>
          </table:table-cell>
          <table:table-cell office:value-type="float" office:value="2.1605981751523005" table:style-name="ce69">
            <text:p>2.2</text:p>
          </table:table-cell>
          <table:table-cell office:value-type="float" office:value="12.346286106757086" table:style-name="ce69">
            <text:p>12.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1800464171714151" table:style-name="ce69">
            <text:p>2.2</text:p>
          </table:table-cell>
          <table:table-cell office:value-type="float" office:value="2.1046586844440283" table:style-name="ce69">
            <text:p>2.1</text:p>
          </table:table-cell>
          <table:table-cell office:value-type="float" office:value="11.559294104831242" table:style-name="ce69">
            <text:p>11.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 *</text:p>
          </table:table-cell>
          <table:table-cell office:value-type="float" office:value="2.2120960323086134" table:style-name="ce69">
            <text:p>2.2</text:p>
          </table:table-cell>
          <table:table-cell office:value-type="float" office:value="2.1931075574600518" table:style-name="ce69">
            <text:p>2.2</text:p>
          </table:table-cell>
          <table:table-cell office:value-type="float" office:value="12.027392212547234" table:style-name="ce69">
            <text:p>12.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2033349780193938" table:style-name="ce69">
            <text:p>2.2</text:p>
          </table:table-cell>
          <table:table-cell office:value-type="float" office:value="2.1999784990425191" table:style-name="ce69">
            <text:p>2.2</text:p>
          </table:table-cell>
          <table:table-cell office:value-type="float" office:value="12.067812747911386"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2197723500674984" table:style-name="ce69">
            <text:p>2.2</text:p>
          </table:table-cell>
          <table:table-cell office:value-type="float" office:value="2.1388331580480728" table:style-name="ce69">
            <text:p>2.1</text:p>
          </table:table-cell>
          <table:table-cell office:value-type="float" office:value="11.902954205671296" table:style-name="ce69">
            <text:p>11.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 *</text:p>
          </table:table-cell>
          <table:table-cell office:value-type="float" office:value="2.230790145044828" table:style-name="ce69">
            <text:p>2.2</text:p>
          </table:table-cell>
          <table:table-cell office:value-type="float" office:value="2.2045551410485951" table:style-name="ce69">
            <text:p>2.2</text:p>
          </table:table-cell>
          <table:table-cell office:value-type="float" office:value="12.780898269922179" table:style-name="ce69">
            <text:p>12.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2202489978228783" table:style-name="ce69">
            <text:p>2.2</text:p>
          </table:table-cell>
          <table:table-cell office:value-type="float" office:value="2.1665746028165214" table:style-name="ce69">
            <text:p>2.2</text:p>
          </table:table-cell>
          <table:table-cell office:value-type="float" office:value="11.635402573236414" table:style-name="ce69">
            <text:p>11.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2124118723689374" table:style-name="ce69">
            <text:p>2.2</text:p>
          </table:table-cell>
          <table:table-cell office:value-type="float" office:value="2.0835817438147135" table:style-name="ce69">
            <text:p>2.1</text:p>
          </table:table-cell>
          <table:table-cell office:value-type="float" office:value="9.6124678553374174" table:style-name="ce69">
            <text:p>9.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01" table:style-name="ce91">
            <text:p>2001</text:p>
          </table:table-cell>
          <table:table-cell office:value-type="string" table:style-name="ce31">
            <text:p>January *</text:p>
          </table:table-cell>
          <table:table-cell office:value-type="float" office:value="2.2017346871535839" table:style-name="ce69">
            <text:p>2.2</text:p>
          </table:table-cell>
          <table:table-cell office:value-type="float" office:value="2.1701470576965813" table:style-name="ce69">
            <text:p>2.2</text:p>
          </table:table-cell>
          <table:table-cell office:value-type="float" office:value="12.496789261643839" table:style-name="ce69">
            <text:p>12.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1533031937165372" table:style-name="ce69">
            <text:p>2.2</text:p>
          </table:table-cell>
          <table:table-cell office:value-type="float" office:value="2.069611091851963" table:style-name="ce69">
            <text:p>2.1</text:p>
          </table:table-cell>
          <table:table-cell office:value-type="float" office:value="12.471644438292623" table:style-name="ce69">
            <text:p>12.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1982454142393673" table:style-name="ce69">
            <text:p>2.2</text:p>
          </table:table-cell>
          <table:table-cell office:value-type="float" office:value="2.1726861111659646" table:style-name="ce69">
            <text:p>2.2</text:p>
          </table:table-cell>
          <table:table-cell office:value-type="float" office:value="11.723394005110778" table:style-name="ce69">
            <text:p>11.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April *</text:p>
          </table:table-cell>
          <table:table-cell office:value-type="float" office:value="2.2371515734748848" table:style-name="ce69">
            <text:p>2.2</text:p>
          </table:table-cell>
          <table:table-cell office:value-type="float" office:value="2.127526367733489" table:style-name="ce69">
            <text:p>2.1</text:p>
          </table:table-cell>
          <table:table-cell office:value-type="float" office:value="12.422438616646783" table:style-name="ce69">
            <text:p>12.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2406268009479589" table:style-name="ce69">
            <text:p>2.2</text:p>
          </table:table-cell>
          <table:table-cell office:value-type="float" office:value="2.0889578230116084" table:style-name="ce69">
            <text:p>2.1</text:p>
          </table:table-cell>
          <table:table-cell office:value-type="float" office:value="12.986116250745852" table:style-name="ce69">
            <text:p>13.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2336920732311212" table:style-name="ce69">
            <text:p>2.2</text:p>
          </table:table-cell>
          <table:table-cell office:value-type="float" office:value="2.1566305909872323" table:style-name="ce69">
            <text:p>2.2</text:p>
          </table:table-cell>
          <table:table-cell office:value-type="float" office:value="11.749365934208255" table:style-name="ce69">
            <text:p>11.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 *</text:p>
          </table:table-cell>
          <table:table-cell office:value-type="float" office:value="2.1837325426469869" table:style-name="ce69">
            <text:p>2.2</text:p>
          </table:table-cell>
          <table:table-cell office:value-type="float" office:value="2.1494271479046794" table:style-name="ce69">
            <text:p>2.1</text:p>
          </table:table-cell>
          <table:table-cell office:value-type="float" office:value="11.879335110301504" table:style-name="ce69">
            <text:p>11.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1857670158840081" table:style-name="ce69">
            <text:p>2.2</text:p>
          </table:table-cell>
          <table:table-cell office:value-type="float" office:value="2.1562121655521751" table:style-name="ce69">
            <text:p>2.2</text:p>
          </table:table-cell>
          <table:table-cell office:value-type="float" office:value="11.926476750072894" table:style-name="ce69">
            <text:p>11.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2247152032979916" table:style-name="ce69">
            <text:p>2.2</text:p>
          </table:table-cell>
          <table:table-cell office:value-type="float" office:value="2.2274886388885511" table:style-name="ce69">
            <text:p>2.2</text:p>
          </table:table-cell>
          <table:table-cell office:value-type="float" office:value="11.909131410704006" table:style-name="ce69">
            <text:p>11.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 *</text:p>
          </table:table-cell>
          <table:table-cell office:value-type="float" office:value="2.2261813296660682" table:style-name="ce69">
            <text:p>2.2</text:p>
          </table:table-cell>
          <table:table-cell office:value-type="float" office:value="2.0502704688191535" table:style-name="ce69">
            <text:p>2.1</text:p>
          </table:table-cell>
          <table:table-cell office:value-type="float" office:value="12.704336642480447" table:style-name="ce69">
            <text:p>12.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2509963748829351" table:style-name="ce69">
            <text:p>2.3</text:p>
          </table:table-cell>
          <table:table-cell office:value-type="float" office:value="2.0588923605357765" table:style-name="ce69">
            <text:p>2.1</text:p>
          </table:table-cell>
          <table:table-cell office:value-type="float" office:value="11.702727815977859" table:style-name="ce69">
            <text:p>11.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2782080592704359" table:style-name="ce69">
            <text:p>2.3</text:p>
          </table:table-cell>
          <table:table-cell office:value-type="float" office:value="2.1362247421372418" table:style-name="ce69">
            <text:p>2.1</text:p>
          </table:table-cell>
          <table:table-cell office:value-type="float" office:value="9.1057383029196242" table:style-name="ce69">
            <text:p>9.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02" table:style-name="ce91">
            <text:p>2002</text:p>
          </table:table-cell>
          <table:table-cell office:value-type="string" table:style-name="ce31">
            <text:p>January *</text:p>
          </table:table-cell>
          <table:table-cell office:value-type="float" office:value="2.2423607393988974" table:style-name="ce69">
            <text:p>2.2</text:p>
          </table:table-cell>
          <table:table-cell office:value-type="float" office:value="2.1157211787279993" table:style-name="ce69">
            <text:p>2.1</text:p>
          </table:table-cell>
          <table:table-cell office:value-type="float" office:value="11.617331937365275" table:style-name="ce69">
            <text:p>11.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2221927339949219" table:style-name="ce69">
            <text:p>2.2</text:p>
          </table:table-cell>
          <table:table-cell office:value-type="float" office:value="2.128873493618924" table:style-name="ce69">
            <text:p>2.1</text:p>
          </table:table-cell>
          <table:table-cell office:value-type="float" office:value="11.457560939749914" table:style-name="ce69">
            <text:p>11.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2012460043933331" table:style-name="ce69">
            <text:p>2.2</text:p>
          </table:table-cell>
          <table:table-cell office:value-type="float" office:value="2.1177976583406091" table:style-name="ce69">
            <text:p>2.1</text:p>
          </table:table-cell>
          <table:table-cell office:value-type="float" office:value="10.549563506222249" table:style-name="ce69">
            <text:p>10.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April *</text:p>
          </table:table-cell>
          <table:table-cell office:value-type="float" office:value="2.1689680447459279" table:style-name="ce69">
            <text:p>2.2</text:p>
          </table:table-cell>
          <table:table-cell office:value-type="float" office:value="2.1313945143165807" table:style-name="ce69">
            <text:p>2.1</text:p>
          </table:table-cell>
          <table:table-cell office:value-type="float" office:value="11.6949622843144" table:style-name="ce69">
            <text:p>11.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2364151745744234" table:style-name="ce69">
            <text:p>2.2</text:p>
          </table:table-cell>
          <table:table-cell office:value-type="float" office:value="2.0992553994419123" table:style-name="ce69">
            <text:p>2.1</text:p>
          </table:table-cell>
          <table:table-cell office:value-type="float" office:value="13.66520538541943" table:style-name="ce69">
            <text:p>13.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2479092324530474" table:style-name="ce69">
            <text:p>2.2</text:p>
          </table:table-cell>
          <table:table-cell office:value-type="float" office:value="2.2239972509350197" table:style-name="ce69">
            <text:p>2.2</text:p>
          </table:table-cell>
          <table:table-cell office:value-type="float" office:value="13.760258972060731" table:style-name="ce69">
            <text:p>13.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 *</text:p>
          </table:table-cell>
          <table:table-cell office:value-type="float" office:value="2.2430573302761894" table:style-name="ce69">
            <text:p>2.2</text:p>
          </table:table-cell>
          <table:table-cell office:value-type="float" office:value="2.2129293280740718" table:style-name="ce69">
            <text:p>2.2</text:p>
          </table:table-cell>
          <table:table-cell office:value-type="float" office:value="13.161733067085244"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2366936779143889" table:style-name="ce69">
            <text:p>2.2</text:p>
          </table:table-cell>
          <table:table-cell office:value-type="float" office:value="2.0415534094806391" table:style-name="ce69">
            <text:p>2.0</text:p>
          </table:table-cell>
          <table:table-cell office:value-type="float" office:value="13.164777692811885"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2574681760740627" table:style-name="ce69">
            <text:p>2.3</text:p>
          </table:table-cell>
          <table:table-cell office:value-type="float" office:value="2.1542264047616908" table:style-name="ce69">
            <text:p>2.2</text:p>
          </table:table-cell>
          <table:table-cell office:value-type="float" office:value="13.325255636744888" table:style-name="ce69">
            <text:p>13.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 *</text:p>
          </table:table-cell>
          <table:table-cell office:value-type="float" office:value="2.2795514459601685" table:style-name="ce69">
            <text:p>2.3</text:p>
          </table:table-cell>
          <table:table-cell office:value-type="float" office:value="2.2106835758351049" table:style-name="ce69">
            <text:p>2.2</text:p>
          </table:table-cell>
          <table:table-cell office:value-type="float" office:value="13.327596880360794" table:style-name="ce69">
            <text:p>13.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2791805435131041" table:style-name="ce69">
            <text:p>2.3</text:p>
          </table:table-cell>
          <table:table-cell office:value-type="float" office:value="2.1142186147197166" table:style-name="ce69">
            <text:p>2.1</text:p>
          </table:table-cell>
          <table:table-cell office:value-type="float" office:value="11.909741553922837" table:style-name="ce69">
            <text:p>11.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2495184340379342" table:style-name="ce69">
            <text:p>2.2</text:p>
          </table:table-cell>
          <table:table-cell office:value-type="float" office:value="2.1760092894476313" table:style-name="ce69">
            <text:p>2.2</text:p>
          </table:table-cell>
          <table:table-cell office:value-type="float" office:value="10.201993908579309" table:style-name="ce69">
            <text:p>10.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03" table:style-name="ce91">
            <text:p>2003</text:p>
          </table:table-cell>
          <table:table-cell office:value-type="string" table:style-name="ce31">
            <text:p>January *</text:p>
          </table:table-cell>
          <table:table-cell office:value-type="float" office:value="2.2400256596999344" table:style-name="ce69">
            <text:p>2.2</text:p>
          </table:table-cell>
          <table:table-cell office:value-type="float" office:value="2.1289114366178126" table:style-name="ce69">
            <text:p>2.1</text:p>
          </table:table-cell>
          <table:table-cell office:value-type="float" office:value="12.814847300537588" table:style-name="ce69">
            <text:p>12.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2303632632376993" table:style-name="ce69">
            <text:p>2.2</text:p>
          </table:table-cell>
          <table:table-cell office:value-type="float" office:value="2.1988414913170589" table:style-name="ce69">
            <text:p>2.2</text:p>
          </table:table-cell>
          <table:table-cell office:value-type="float" office:value="12.058140342703952"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2384417147640576" table:style-name="ce69">
            <text:p>2.2</text:p>
          </table:table-cell>
          <table:table-cell office:value-type="float" office:value="2.1199213499750189" table:style-name="ce69">
            <text:p>2.1</text:p>
          </table:table-cell>
          <table:table-cell office:value-type="float" office:value="12.092133956204652"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April *</text:p>
          </table:table-cell>
          <table:table-cell office:value-type="float" office:value="2.2339066720931622" table:style-name="ce69">
            <text:p>2.2</text:p>
          </table:table-cell>
          <table:table-cell office:value-type="float" office:value="2.1322516293809914" table:style-name="ce69">
            <text:p>2.1</text:p>
          </table:table-cell>
          <table:table-cell office:value-type="float" office:value="12.049121665797793" table:style-name="ce69">
            <text:p>12.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2477358256152828" table:style-name="ce69">
            <text:p>2.2</text:p>
          </table:table-cell>
          <table:table-cell office:value-type="float" office:value="2.2033521604385164" table:style-name="ce69">
            <text:p>2.2</text:p>
          </table:table-cell>
          <table:table-cell office:value-type="float" office:value="12.752613145423794" table:style-name="ce69">
            <text:p>12.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2353692861217613" table:style-name="ce69">
            <text:p>2.2</text:p>
          </table:table-cell>
          <table:table-cell office:value-type="float" office:value="2.2371499744610941" table:style-name="ce69">
            <text:p>2.2</text:p>
          </table:table-cell>
          <table:table-cell office:value-type="float" office:value="12.292620942517551" table:style-name="ce69">
            <text:p>12.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 *</text:p>
          </table:table-cell>
          <table:table-cell office:value-type="float" office:value="2.2098056233617944" table:style-name="ce69">
            <text:p>2.2</text:p>
          </table:table-cell>
          <table:table-cell office:value-type="float" office:value="2.0523639116139343" table:style-name="ce69">
            <text:p>2.1</text:p>
          </table:table-cell>
          <table:table-cell office:value-type="float" office:value="12.088245538340317"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1823723816721388" table:style-name="ce69">
            <text:p>2.2</text:p>
          </table:table-cell>
          <table:table-cell office:value-type="float" office:value="2.1797645596931625" table:style-name="ce69">
            <text:p>2.2</text:p>
          </table:table-cell>
          <table:table-cell office:value-type="float" office:value="11.780963448184831" table:style-name="ce69">
            <text:p>11.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2520081341611338" table:style-name="ce69">
            <text:p>2.3</text:p>
          </table:table-cell>
          <table:table-cell office:value-type="float" office:value="2.176601980376307" table:style-name="ce69">
            <text:p>2.2</text:p>
          </table:table-cell>
          <table:table-cell office:value-type="float" office:value="12.568117636547971"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 *</text:p>
          </table:table-cell>
          <table:table-cell office:value-type="float" office:value="2.2636214181413687" table:style-name="ce69">
            <text:p>2.3</text:p>
          </table:table-cell>
          <table:table-cell office:value-type="float" office:value="2.1660236672637749" table:style-name="ce69">
            <text:p>2.2</text:p>
          </table:table-cell>
          <table:table-cell office:value-type="float" office:value="11.674087442666597" table:style-name="ce69">
            <text:p>11.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2617493420137356" table:style-name="ce69">
            <text:p>2.3</text:p>
          </table:table-cell>
          <table:table-cell office:value-type="float" office:value="2.1371394269880977" table:style-name="ce69">
            <text:p>2.1</text:p>
          </table:table-cell>
          <table:table-cell office:value-type="float" office:value="11.968305053870878" table:style-name="ce69">
            <text:p>12.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2539314775073214" table:style-name="ce69">
            <text:p>2.3</text:p>
          </table:table-cell>
          <table:table-cell office:value-type="float" office:value="2.1605216509548471" table:style-name="ce69">
            <text:p>2.2</text:p>
          </table:table-cell>
          <table:table-cell office:value-type="float" office:value="9.3707931507728297" table:style-name="ce69">
            <text:p>9.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04" table:style-name="ce91">
            <text:p>2004</text:p>
          </table:table-cell>
          <table:table-cell office:value-type="string" table:style-name="ce31">
            <text:p>January *</text:p>
          </table:table-cell>
          <table:table-cell office:value-type="float" office:value="2.2973341469529203" table:style-name="ce69">
            <text:p>2.3</text:p>
          </table:table-cell>
          <table:table-cell office:value-type="float" office:value="2.1769151124064638" table:style-name="ce69">
            <text:p>2.2</text:p>
          </table:table-cell>
          <table:table-cell office:value-type="float" office:value="12.276370839872669" table:style-name="ce69">
            <text:p>12.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2511400414943767" table:style-name="ce69">
            <text:p>2.3</text:p>
          </table:table-cell>
          <table:table-cell office:value-type="float" office:value="2.2237676959131574" table:style-name="ce69">
            <text:p>2.2</text:p>
          </table:table-cell>
          <table:table-cell office:value-type="float" office:value="11.515776165730827" table:style-name="ce69">
            <text:p>11.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2410138749120869" table:style-name="ce69">
            <text:p>2.2</text:p>
          </table:table-cell>
          <table:table-cell office:value-type="float" office:value="2.0870652242916554" table:style-name="ce69">
            <text:p>2.1</text:p>
          </table:table-cell>
          <table:table-cell office:value-type="float" office:value="11.027556772401677" table:style-name="ce69">
            <text:p>11.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April *</text:p>
          </table:table-cell>
          <table:table-cell office:value-type="float" office:value="2.2231710580440671" table:style-name="ce69">
            <text:p>2.2</text:p>
          </table:table-cell>
          <table:table-cell office:value-type="float" office:value="2.1100622676437739" table:style-name="ce69">
            <text:p>2.1</text:p>
          </table:table-cell>
          <table:table-cell office:value-type="float" office:value="11.208501151950726" table:style-name="ce69">
            <text:p>11.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2423879268404447" table:style-name="ce69">
            <text:p>2.2</text:p>
          </table:table-cell>
          <table:table-cell office:value-type="float" office:value="2.1186887009953663" table:style-name="ce69">
            <text:p>2.1</text:p>
          </table:table-cell>
          <table:table-cell office:value-type="float" office:value="11.514733800202498" table:style-name="ce69">
            <text:p>11.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2243311078522758" table:style-name="ce69">
            <text:p>2.2</text:p>
          </table:table-cell>
          <table:table-cell office:value-type="float" office:value="2.1014170920152315" table:style-name="ce69">
            <text:p>2.1</text:p>
          </table:table-cell>
          <table:table-cell office:value-type="float" office:value="12.081628293686801"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 *</text:p>
          </table:table-cell>
          <table:table-cell office:value-type="float" office:value="2.2185758037155927" table:style-name="ce69">
            <text:p>2.2</text:p>
          </table:table-cell>
          <table:table-cell office:value-type="float" office:value="2.1557939968286988" table:style-name="ce69">
            <text:p>2.2</text:p>
          </table:table-cell>
          <table:table-cell office:value-type="float" office:value="11.186031681312302" table:style-name="ce69">
            <text:p>11.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0">
          <table:table-cell table:style-name="ce91"/>
          <table:table-cell office:value-type="string" table:style-name="ce31">
            <text:p>August</text:p>
          </table:table-cell>
          <table:table-cell office:value-type="float" office:value="2.19181874394229" table:style-name="ce69">
            <text:p>2.2</text:p>
          </table:table-cell>
          <table:table-cell office:value-type="float" office:value="2.1933394728649995" table:style-name="ce69">
            <text:p>2.2</text:p>
          </table:table-cell>
          <table:table-cell office:value-type="float" office:value="11.177046811868056" table:style-name="ce69">
            <text:p>11.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2066832389064781" table:style-name="ce69">
            <text:p>2.2</text:p>
          </table:table-cell>
          <table:table-cell office:value-type="float" office:value="2.1470116288582961" table:style-name="ce69">
            <text:p>2.1</text:p>
          </table:table-cell>
          <table:table-cell office:value-type="float" office:value="12.112712643026846"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 *</text:p>
          </table:table-cell>
          <table:table-cell office:value-type="float" office:value="2.2323917076274702" table:style-name="ce69">
            <text:p>2.2</text:p>
          </table:table-cell>
          <table:table-cell office:value-type="float" office:value="2.1665616716582328" table:style-name="ce69">
            <text:p>2.2</text:p>
          </table:table-cell>
          <table:table-cell office:value-type="float" office:value="12.324247311167777" table:style-name="ce69">
            <text:p>12.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246929854506055" table:style-name="ce69">
            <text:p>2.2</text:p>
          </table:table-cell>
          <table:table-cell office:value-type="float" office:value="2.1139907561330724" table:style-name="ce69">
            <text:p>2.1</text:p>
          </table:table-cell>
          <table:table-cell office:value-type="float" office:value="12.402947137989743" table:style-name="ce69">
            <text:p>12.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256318548291925" table:style-name="ce69">
            <text:p>2.3</text:p>
          </table:table-cell>
          <table:table-cell office:value-type="float" office:value="2.2214980107247881" table:style-name="ce69">
            <text:p>2.2</text:p>
          </table:table-cell>
          <table:table-cell office:value-type="float" office:value="9.6483564524193337" table:style-name="ce69">
            <text:p>9.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0">
          <table:table-cell office:value-type="float" office:value="2005" table:style-name="ce91">
            <text:p>2005</text:p>
          </table:table-cell>
          <table:table-cell office:value-type="string" table:style-name="ce102">
            <text:p>January *</text:p>
          </table:table-cell>
          <table:table-cell office:value-type="float" office:value="2.2303917602715244" table:style-name="ce69">
            <text:p>2.2</text:p>
          </table:table-cell>
          <table:table-cell office:value-type="float" office:value="2.0310096371591846" table:style-name="ce69">
            <text:p>2.0</text:p>
          </table:table-cell>
          <table:table-cell office:value-type="float" office:value="12.181152361820651" table:style-name="ce69">
            <text:p>12.2</text:p>
          </table:table-cell>
          <table:table-cell table:style-name="ce31"/>
          <table:table-cell table:style-name="ce61"/>
          <table:table-cell table:style-name="ce35"/>
          <table:table-cell table:number-columns-repeated="4" table:style-name="ce62"/>
          <table:table-cell table:number-columns-repeated="16372" table:style-name="ce35"/>
        </table:table-row>
        <table:table-row table:style-name="ro10">
          <table:table-cell table:style-name="ce91"/>
          <table:table-cell office:value-type="string" table:style-name="ce31">
            <text:p>February</text:p>
          </table:table-cell>
          <table:table-cell office:value-type="float" office:value="2.2305962337488974" table:style-name="ce69">
            <text:p>2.2</text:p>
          </table:table-cell>
          <table:table-cell office:value-type="float" office:value="2.2163106546997464" table:style-name="ce69">
            <text:p>2.2</text:p>
          </table:table-cell>
          <table:table-cell office:value-type="float" office:value="12.271025850253627" table:style-name="ce69">
            <text:p>12.3</text:p>
          </table:table-cell>
          <table:table-cell table:style-name="ce63"/>
          <table:table-cell table:style-name="ce61"/>
          <table:table-cell table:style-name="ce35"/>
          <table:table-cell table:number-columns-repeated="4" table:style-name="ce62"/>
          <table:table-cell table:number-columns-repeated="16372" table:style-name="ce35"/>
        </table:table-row>
        <table:table-row table:style-name="ro10">
          <table:table-cell table:style-name="ce91"/>
          <table:table-cell office:value-type="string" table:style-name="ce31">
            <text:p>March</text:p>
          </table:table-cell>
          <table:table-cell office:value-type="float" office:value="2.2121701789815522" table:style-name="ce69">
            <text:p>2.2</text:p>
          </table:table-cell>
          <table:table-cell office:value-type="float" office:value="2.1838572108726351" table:style-name="ce69">
            <text:p>2.2</text:p>
          </table:table-cell>
          <table:table-cell office:value-type="float" office:value="12.027543446094818" table:style-name="ce69">
            <text:p>12.0</text:p>
          </table:table-cell>
          <table:table-cell table:style-name="ce63"/>
          <table:table-cell table:style-name="ce61"/>
          <table:table-cell table:style-name="ce35"/>
          <table:table-cell table:number-columns-repeated="4" table:style-name="ce62"/>
          <table:table-cell table:number-columns-repeated="16372" table:style-name="ce35"/>
        </table:table-row>
        <table:table-row table:style-name="ro10">
          <table:table-cell table:style-name="ce91"/>
          <table:table-cell office:value-type="string" table:style-name="ce33">
            <text:p>April *</text:p>
          </table:table-cell>
          <table:table-cell office:value-type="float" office:value="2.223103673993664" table:style-name="ce69">
            <text:p>2.2</text:p>
          </table:table-cell>
          <table:table-cell office:value-type="float" office:value="2.1044917887313734" table:style-name="ce69">
            <text:p>2.1</text:p>
          </table:table-cell>
          <table:table-cell office:value-type="float" office:value="11.772972511624786" table:style-name="ce69">
            <text:p>11.8</text:p>
          </table:table-cell>
          <table:table-cell table:style-name="ce63"/>
          <table:table-cell table:style-name="ce61"/>
          <table:table-cell table:style-name="ce35"/>
          <table:table-cell table:number-columns-repeated="4" table:style-name="ce62"/>
          <table:table-cell table:number-columns-repeated="16372" table:style-name="ce35"/>
        </table:table-row>
        <table:table-row table:style-name="ro10">
          <table:table-cell table:style-name="ce91"/>
          <table:table-cell office:value-type="string" table:style-name="ce31">
            <text:p>May</text:p>
          </table:table-cell>
          <table:table-cell office:value-type="float" office:value="2.2359406245578639" table:style-name="ce69">
            <text:p>2.2</text:p>
          </table:table-cell>
          <table:table-cell office:value-type="float" office:value="2.0372992690384368" table:style-name="ce69">
            <text:p>2.0</text:p>
          </table:table-cell>
          <table:table-cell office:value-type="float" office:value="13.296914513222397" table:style-name="ce69">
            <text:p>13.3</text:p>
          </table:table-cell>
          <table:table-cell table:style-name="ce63"/>
          <table:table-cell table:style-name="ce61"/>
          <table:table-cell table:style-name="ce35"/>
          <table:table-cell table:number-columns-repeated="4" table:style-name="ce62"/>
          <table:table-cell table:number-columns-repeated="16372" table:style-name="ce35"/>
        </table:table-row>
        <table:table-row table:style-name="ro10">
          <table:table-cell table:style-name="ce91"/>
          <table:table-cell office:value-type="string" table:style-name="ce31">
            <text:p>June</text:p>
          </table:table-cell>
          <table:table-cell office:value-type="float" office:value="2.2177868738931403" table:style-name="ce69">
            <text:p>2.2</text:p>
          </table:table-cell>
          <table:table-cell office:value-type="float" office:value="2.2296580680782219" table:style-name="ce69">
            <text:p>2.2</text:p>
          </table:table-cell>
          <table:table-cell office:value-type="float" office:value="12.333349279766745" table:style-name="ce69">
            <text:p>12.3</text:p>
          </table:table-cell>
          <table:table-cell table:style-name="ce63"/>
          <table:table-cell table:style-name="ce61"/>
          <table:table-cell table:style-name="ce35"/>
          <table:table-cell table:number-columns-repeated="4" table:style-name="ce62"/>
          <table:table-cell table:number-columns-repeated="16372" table:style-name="ce35"/>
        </table:table-row>
        <table:table-row table:style-name="ro10">
          <table:table-cell table:style-name="ce91"/>
          <table:table-cell office:value-type="string" table:style-name="ce31">
            <text:p>July *</text:p>
          </table:table-cell>
          <table:table-cell office:value-type="float" office:value="2.2193757414293382" table:style-name="ce69">
            <text:p>2.2</text:p>
          </table:table-cell>
          <table:table-cell office:value-type="float" office:value="2.0676289828217795" table:style-name="ce69">
            <text:p>2.1</text:p>
          </table:table-cell>
          <table:table-cell office:value-type="float" office:value="12.594721193802661" table:style-name="ce69">
            <text:p>12.6</text:p>
          </table:table-cell>
          <table:table-cell table:style-name="ce63"/>
          <table:table-cell table:style-name="ce61"/>
          <table:table-cell table:style-name="ce35"/>
          <table:table-cell table:number-columns-repeated="4" table:style-name="ce62"/>
          <table:table-cell table:number-columns-repeated="16372" table:style-name="ce35"/>
        </table:table-row>
        <table:table-row table:style-name="ro10">
          <table:table-cell table:style-name="ce91"/>
          <table:table-cell office:value-type="string" table:style-name="ce31">
            <text:p>August</text:p>
          </table:table-cell>
          <table:table-cell office:value-type="float" office:value="2.2360132173608482" table:style-name="ce69">
            <text:p>2.2</text:p>
          </table:table-cell>
          <table:table-cell office:value-type="float" office:value="2.2305601260147068" table:style-name="ce69">
            <text:p>2.2</text:p>
          </table:table-cell>
          <table:table-cell office:value-type="float" office:value="12.392753509735607" table:style-name="ce69">
            <text:p>12.4</text:p>
          </table:table-cell>
          <table:table-cell table:style-name="ce63"/>
          <table:table-cell table:style-name="ce61"/>
          <table:table-cell table:style-name="ce35"/>
          <table:table-cell table:number-columns-repeated="4" table:style-name="ce62"/>
          <table:table-cell table:number-columns-repeated="16372" table:style-name="ce35"/>
        </table:table-row>
        <table:table-row table:style-name="ro10">
          <table:table-cell table:style-name="ce91"/>
          <table:table-cell office:value-type="string" table:style-name="ce31">
            <text:p>September</text:p>
          </table:table-cell>
          <table:table-cell office:value-type="float" office:value="2.2515168867099375" table:style-name="ce69">
            <text:p>2.3</text:p>
          </table:table-cell>
          <table:table-cell office:value-type="float" office:value="2.1815735678172601" table:style-name="ce69">
            <text:p>2.2</text:p>
          </table:table-cell>
          <table:table-cell office:value-type="float" office:value="12.4611139523233" table:style-name="ce69">
            <text:p>12.5</text:p>
          </table:table-cell>
          <table:table-cell table:style-name="ce63"/>
          <table:table-cell table:style-name="ce61"/>
          <table:table-cell table:style-name="ce35"/>
          <table:table-cell table:number-columns-repeated="4" table:style-name="ce62"/>
          <table:table-cell table:number-columns-repeated="16372" table:style-name="ce35"/>
        </table:table-row>
        <table:table-row table:style-name="ro10">
          <table:table-cell table:style-name="ce91"/>
          <table:table-cell office:value-type="string" table:style-name="ce31">
            <text:p>October *</text:p>
          </table:table-cell>
          <table:table-cell office:value-type="float" office:value="2.2522845930955846" table:style-name="ce69">
            <text:p>2.3</text:p>
          </table:table-cell>
          <table:table-cell office:value-type="float" office:value="2.1598960242252394" table:style-name="ce69">
            <text:p>2.2</text:p>
          </table:table-cell>
          <table:table-cell office:value-type="float" office:value="12.287998708047736" table:style-name="ce69">
            <text:p>12.3</text:p>
          </table:table-cell>
          <table:table-cell table:style-name="ce63"/>
          <table:table-cell table:style-name="ce61"/>
          <table:table-cell table:style-name="ce35"/>
          <table:table-cell table:number-columns-repeated="4" table:style-name="ce62"/>
          <table:table-cell table:number-columns-repeated="16372" table:style-name="ce35"/>
        </table:table-row>
        <table:table-row table:style-name="ro10">
          <table:table-cell table:style-name="ce91"/>
          <table:table-cell office:value-type="string" table:style-name="ce31">
            <text:p>November</text:p>
          </table:table-cell>
          <table:table-cell office:value-type="float" office:value="2.268334360214451" table:style-name="ce69">
            <text:p>2.3</text:p>
          </table:table-cell>
          <table:table-cell office:value-type="float" office:value="2.2883797798342465" table:style-name="ce69">
            <text:p>2.3</text:p>
          </table:table-cell>
          <table:table-cell office:value-type="float" office:value="11.351047236858987" table:style-name="ce69">
            <text:p>11.4</text:p>
          </table:table-cell>
          <table:table-cell table:style-name="ce63"/>
          <table:table-cell table:style-name="ce61"/>
          <table:table-cell table:style-name="ce35"/>
          <table:table-cell table:number-columns-repeated="4" table:style-name="ce62"/>
          <table:table-cell table:number-columns-repeated="16372" table:style-name="ce35"/>
        </table:table-row>
        <table:table-row table:style-name="ro1">
          <table:table-cell table:style-name="ce91"/>
          <table:table-cell office:value-type="string" table:style-name="ce31">
            <text:p>December</text:p>
          </table:table-cell>
          <table:table-cell office:value-type="float" office:value="2.2671978602505583" table:style-name="ce69">
            <text:p>2.3</text:p>
          </table:table-cell>
          <table:table-cell office:value-type="float" office:value="2.3010578286708832" table:style-name="ce69">
            <text:p>2.3</text:p>
          </table:table-cell>
          <table:table-cell office:value-type="float" office:value="9.6906207126380064" table:style-name="ce69">
            <text:p>9.7</text:p>
          </table:table-cell>
          <table:table-cell table:style-name="ce64"/>
          <table:table-cell table:number-columns-repeated="2"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69"/>
        </table:table-row>
        <table:table-row table:style-name="ro1">
          <table:table-cell office:value-type="float" office:value="2006" table:style-name="ce91">
            <text:p>2006</text:p>
          </table:table-cell>
          <table:table-cell office:value-type="string" table:style-name="ce102">
            <text:p>January *</text:p>
          </table:table-cell>
          <table:table-cell office:value-type="float" office:value="2.2437343197467952" table:style-name="ce69">
            <text:p>2.2</text:p>
          </table:table-cell>
          <table:table-cell office:value-type="float" office:value="2.2224253202071647" table:style-name="ce69">
            <text:p>2.2</text:p>
          </table:table-cell>
          <table:table-cell office:value-type="float" office:value="11.821189992237336" table:style-name="ce69">
            <text:p>11.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February</text:p>
          </table:table-cell>
          <table:table-cell office:value-type="float" office:value="2.1860971517629886" table:style-name="ce69">
            <text:p>2.2</text:p>
          </table:table-cell>
          <table:table-cell office:value-type="float" office:value="2.3120093599673317" table:style-name="ce69">
            <text:p>2.3</text:p>
          </table:table-cell>
          <table:table-cell office:value-type="float" office:value="11.560277240072246" table:style-name="ce69">
            <text:p>11.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March</text:p>
          </table:table-cell>
          <table:table-cell office:value-type="float" office:value="2.2146036359011605" table:style-name="ce69">
            <text:p>2.2</text:p>
          </table:table-cell>
          <table:table-cell office:value-type="float" office:value="2.2243491483439" table:style-name="ce69">
            <text:p>2.2</text:p>
          </table:table-cell>
          <table:table-cell office:value-type="float" office:value="11.783060607093967" table:style-name="ce69">
            <text:p>11.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3">
            <text:p>April *</text:p>
          </table:table-cell>
          <table:table-cell office:value-type="float" office:value="2.2328016751770048" table:style-name="ce69">
            <text:p>2.2</text:p>
          </table:table-cell>
          <table:table-cell office:value-type="float" office:value="2.1370599864385955" table:style-name="ce69">
            <text:p>2.1</text:p>
          </table:table-cell>
          <table:table-cell office:value-type="float" office:value="12.167054111549881" table:style-name="ce69">
            <text:p>12.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May</text:p>
          </table:table-cell>
          <table:table-cell office:value-type="float" office:value="2.240997901726443" table:style-name="ce69">
            <text:p>2.2</text:p>
          </table:table-cell>
          <table:table-cell office:value-type="float" office:value="2.1779493426817207" table:style-name="ce69">
            <text:p>2.2</text:p>
          </table:table-cell>
          <table:table-cell office:value-type="float" office:value="12.181798245614035" table:style-name="ce69">
            <text:p>12.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June</text:p>
          </table:table-cell>
          <table:table-cell office:value-type="float" office:value="2.2047323676325417" table:style-name="ce69">
            <text:p>2.2</text:p>
          </table:table-cell>
          <table:table-cell office:value-type="float" office:value="2.2098084887285387" table:style-name="ce69">
            <text:p>2.2</text:p>
          </table:table-cell>
          <table:table-cell office:value-type="float" office:value="12.569469059284312"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July *</text:p>
          </table:table-cell>
          <table:table-cell office:value-type="float" office:value="2.1261882432300307" table:style-name="ce69">
            <text:p>2.1</text:p>
          </table:table-cell>
          <table:table-cell office:value-type="float" office:value="2.2191370526485836" table:style-name="ce69">
            <text:p>2.2</text:p>
          </table:table-cell>
          <table:table-cell office:value-type="float" office:value="12.882855934145352" table:style-name="ce69">
            <text:p>12.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August</text:p>
          </table:table-cell>
          <table:table-cell office:value-type="float" office:value="2.14298692166378" table:style-name="ce69">
            <text:p>2.1</text:p>
          </table:table-cell>
          <table:table-cell office:value-type="float" office:value="2.1858133577323615" table:style-name="ce69">
            <text:p>2.2</text:p>
          </table:table-cell>
          <table:table-cell office:value-type="float" office:value="12.041946195950231" table:style-name="ce69">
            <text:p>12.0</text:p>
          </table:table-cell>
          <table:table-cell table:style-name="ce31"/>
          <table:table-cell table:style-name="ce27"/>
          <table:table-cell table:style-name="ce65"/>
          <table:table-cell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September</text:p>
          </table:table-cell>
          <table:table-cell office:value-type="float" office:value="2.1844494974912001" table:style-name="ce69">
            <text:p>2.2</text:p>
          </table:table-cell>
          <table:table-cell office:value-type="float" office:value="2.1004676209136326" table:style-name="ce69">
            <text:p>2.1</text:p>
          </table:table-cell>
          <table:table-cell office:value-type="float" office:value="12.167844446190902" table:style-name="ce69">
            <text:p>12.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October *</text:p>
          </table:table-cell>
          <table:table-cell office:value-type="float" office:value="2.1668202301723967" table:style-name="ce69">
            <text:p>2.2</text:p>
          </table:table-cell>
          <table:table-cell office:value-type="float" office:value="2.1475576328516874" table:style-name="ce69">
            <text:p>2.1</text:p>
          </table:table-cell>
          <table:table-cell office:value-type="float" office:value="13.114405911118485"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November</text:p>
          </table:table-cell>
          <table:table-cell office:value-type="float" office:value="2.1602695052101186" table:style-name="ce69">
            <text:p>2.2</text:p>
          </table:table-cell>
          <table:table-cell office:value-type="float" office:value="2.3503147746600352" table:style-name="ce69">
            <text:p>2.4</text:p>
          </table:table-cell>
          <table:table-cell office:value-type="float" office:value="12.132806333470148"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December</text:p>
          </table:table-cell>
          <table:table-cell office:value-type="float" office:value="2.1861907013324049" table:style-name="ce69">
            <text:p>2.2</text:p>
          </table:table-cell>
          <table:table-cell office:value-type="float" office:value="2.3553504843620487" table:style-name="ce69">
            <text:p>2.4</text:p>
          </table:table-cell>
          <table:table-cell office:value-type="float" office:value="9.4694119585626133" table:style-name="ce69">
            <text:p>9.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office:value-type="float" office:value="2007" table:style-name="ce91">
            <text:p>2007</text:p>
          </table:table-cell>
          <table:table-cell office:value-type="string" table:style-name="ce102">
            <text:p>January *</text:p>
          </table:table-cell>
          <table:table-cell office:value-type="float" office:value="2.1786803495732858" table:style-name="ce69">
            <text:p>2.2</text:p>
          </table:table-cell>
          <table:table-cell office:value-type="float" office:value="2.097266323060671" table:style-name="ce69">
            <text:p>2.1</text:p>
          </table:table-cell>
          <table:table-cell office:value-type="float" office:value="13.665549945205198" table:style-name="ce69">
            <text:p>13.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February</text:p>
          </table:table-cell>
          <table:table-cell office:value-type="float" office:value="2.1667388226768889" table:style-name="ce69">
            <text:p>2.2</text:p>
          </table:table-cell>
          <table:table-cell office:value-type="float" office:value="2.1305928383177477" table:style-name="ce69">
            <text:p>2.1</text:p>
          </table:table-cell>
          <table:table-cell office:value-type="float" office:value="13.697610414911134" table:style-name="ce69">
            <text:p>13.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1">
            <text:p>March</text:p>
          </table:table-cell>
          <table:table-cell office:value-type="float" office:value="2.1387165225890277" table:style-name="ce69">
            <text:p>2.1</text:p>
          </table:table-cell>
          <table:table-cell office:value-type="float" office:value="2.0522452861395966" table:style-name="ce69">
            <text:p>2.1</text:p>
          </table:table-cell>
          <table:table-cell office:value-type="float" office:value="13.324184217350293" table:style-name="ce69">
            <text:p>13.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91"/>
          <table:table-cell office:value-type="string" table:style-name="ce33">
            <text:p>April*</text:p>
          </table:table-cell>
          <table:table-cell office:value-type="float" office:value="2.1559923648916279" table:style-name="ce69">
            <text:p>2.2</text:p>
          </table:table-cell>
          <table:table-cell office:value-type="float" office:value="2.0661041616771985" table:style-name="ce69">
            <text:p>2.1</text:p>
          </table:table-cell>
          <table:table-cell office:value-type="float" office:value="13.703008132140956" table:style-name="ce69">
            <text:p>13.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1744856224007671" table:style-name="ce69">
            <text:p>2.2</text:p>
          </table:table-cell>
          <table:table-cell office:value-type="float" office:value="2.1772537247490984" table:style-name="ce69">
            <text:p>2.2</text:p>
          </table:table-cell>
          <table:table-cell office:value-type="float" office:value="13.682810109319911" table:style-name="ce69">
            <text:p>13.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1799457725201319" table:style-name="ce69">
            <text:p>2.2</text:p>
          </table:table-cell>
          <table:table-cell office:value-type="float" office:value="2.1466965916467933" table:style-name="ce69">
            <text:p>2.1</text:p>
          </table:table-cell>
          <table:table-cell office:value-type="float" office:value="13.02928378219452" table:style-name="ce69">
            <text:p>13.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text:p>
          </table:table-cell>
          <table:table-cell office:value-type="float" office:value="2.1631425996997526" table:style-name="ce69">
            <text:p>2.2</text:p>
          </table:table-cell>
          <table:table-cell office:value-type="float" office:value="2.1929711829377854" table:style-name="ce69">
            <text:p>2.2</text:p>
          </table:table-cell>
          <table:table-cell office:value-type="float" office:value="12.474611317924237" table:style-name="ce69">
            <text:p>12.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151309866470553" table:style-name="ce69">
            <text:p>2.2</text:p>
          </table:table-cell>
          <table:table-cell office:value-type="float" office:value="2.0365183428651137" table:style-name="ce69">
            <text:p>2.0</text:p>
          </table:table-cell>
          <table:table-cell office:value-type="float" office:value="13.073347729037268"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1433593101069928" table:style-name="ce69">
            <text:p>2.1</text:p>
          </table:table-cell>
          <table:table-cell office:value-type="float" office:value="2.0940817674283632" table:style-name="ce69">
            <text:p>2.1</text:p>
          </table:table-cell>
          <table:table-cell office:value-type="float" office:value="11.938038680167438" table:style-name="ce69">
            <text:p>11.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text:p>
          </table:table-cell>
          <table:table-cell office:value-type="float" office:value="2.1476096884273583" table:style-name="ce69">
            <text:p>2.1</text:p>
          </table:table-cell>
          <table:table-cell office:value-type="float" office:value="2.0853462205152207" table:style-name="ce69">
            <text:p>2.1</text:p>
          </table:table-cell>
          <table:table-cell office:value-type="float" office:value="13.636385310183122" table:style-name="ce69">
            <text:p>13.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187158634307115" table:style-name="ce69">
            <text:p>2.2</text:p>
          </table:table-cell>
          <table:table-cell office:value-type="float" office:value="2.1783576254319112" table:style-name="ce69">
            <text:p>2.2</text:p>
          </table:table-cell>
          <table:table-cell office:value-type="float" office:value="13.180435194056461"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1898019455115176" table:style-name="ce69">
            <text:p>2.2</text:p>
          </table:table-cell>
          <table:table-cell office:value-type="float" office:value="2.3034972551438848" table:style-name="ce69">
            <text:p>2.3</text:p>
          </table:table-cell>
          <table:table-cell office:value-type="float" office:value="8.7691009925157495" table:style-name="ce69">
            <text:p>8.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08" table:style-name="ce91">
            <text:p>2008</text:p>
          </table:table-cell>
          <table:table-cell office:value-type="string" table:style-name="ce102">
            <text:p>January *</text:p>
          </table:table-cell>
          <table:table-cell office:value-type="float" office:value="2.2387564500981294" table:style-name="ce69">
            <text:p>2.2</text:p>
          </table:table-cell>
          <table:table-cell office:value-type="float" office:value="2.0555996523119551" table:style-name="ce69">
            <text:p>2.1</text:p>
          </table:table-cell>
          <table:table-cell office:value-type="float" office:value="12.824891210161971" table:style-name="ce69">
            <text:p>12.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2213736138951932" table:style-name="ce69">
            <text:p>2.2</text:p>
          </table:table-cell>
          <table:table-cell office:value-type="float" office:value="2.1377724621885075" table:style-name="ce69">
            <text:p>2.1</text:p>
          </table:table-cell>
          <table:table-cell office:value-type="float" office:value="12.499025192782137" table:style-name="ce69">
            <text:p>12.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2111849666284917" table:style-name="ce69">
            <text:p>2.2</text:p>
          </table:table-cell>
          <table:table-cell office:value-type="float" office:value="2.0992918174963471" table:style-name="ce69">
            <text:p>2.1</text:p>
          </table:table-cell>
          <table:table-cell office:value-type="float" office:value="11.882352264182792" table:style-name="ce69">
            <text:p>11.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April*</text:p>
          </table:table-cell>
          <table:table-cell office:value-type="float" office:value="2.2237570616492794" table:style-name="ce69">
            <text:p>2.2</text:p>
          </table:table-cell>
          <table:table-cell office:value-type="float" office:value="2.2692982697484871" table:style-name="ce69">
            <text:p>2.3</text:p>
          </table:table-cell>
          <table:table-cell office:value-type="float" office:value="13.085379803931497"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1685870816768689" table:style-name="ce69">
            <text:p>2.2</text:p>
          </table:table-cell>
          <table:table-cell office:value-type="float" office:value="2.0840098009875803" table:style-name="ce69">
            <text:p>2.1</text:p>
          </table:table-cell>
          <table:table-cell office:value-type="float" office:value="13.09164500476037"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2141830797409079" table:style-name="ce69">
            <text:p>2.2</text:p>
          </table:table-cell>
          <table:table-cell office:value-type="float" office:value="2.1156463187541932" table:style-name="ce69">
            <text:p>2.1</text:p>
          </table:table-cell>
          <table:table-cell office:value-type="float" office:value="12.620057977687777"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text:p>
          </table:table-cell>
          <table:table-cell office:value-type="float" office:value="2.2266877263158324" table:style-name="ce69">
            <text:p>2.2</text:p>
          </table:table-cell>
          <table:table-cell office:value-type="float" office:value="2.1709282120546809" table:style-name="ce69">
            <text:p>2.2</text:p>
          </table:table-cell>
          <table:table-cell office:value-type="float" office:value="12.098389898545239"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2223346493141634" table:style-name="ce69">
            <text:p>2.2</text:p>
          </table:table-cell>
          <table:table-cell office:value-type="float" office:value="2.1167893581299237" table:style-name="ce69">
            <text:p>2.1</text:p>
          </table:table-cell>
          <table:table-cell office:value-type="float" office:value="12.2322739066173" table:style-name="ce69">
            <text:p>12.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1972673835116439" table:style-name="ce69">
            <text:p>2.2</text:p>
          </table:table-cell>
          <table:table-cell office:value-type="float" office:value="2.0017511911269534" table:style-name="ce69">
            <text:p>2.0</text:p>
          </table:table-cell>
          <table:table-cell office:value-type="float" office:value="12.272458271831471" table:style-name="ce69">
            <text:p>12.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text:p>
          </table:table-cell>
          <table:table-cell office:value-type="float" office:value="2.1846357451942651" table:style-name="ce69">
            <text:p>2.2</text:p>
          </table:table-cell>
          <table:table-cell office:value-type="float" office:value="2.0828494053269306" table:style-name="ce69">
            <text:p>2.1</text:p>
          </table:table-cell>
          <table:table-cell office:value-type="float" office:value="13.229494186395918"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2063288676974411" table:style-name="ce69">
            <text:p>2.2</text:p>
          </table:table-cell>
          <table:table-cell office:value-type="float" office:value="2.1751950411292404" table:style-name="ce69">
            <text:p>2.2</text:p>
          </table:table-cell>
          <table:table-cell office:value-type="float" office:value="12.745548202843421" table:style-name="ce69">
            <text:p>12.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2187763718069498" table:style-name="ce69">
            <text:p>2.2</text:p>
          </table:table-cell>
          <table:table-cell office:value-type="float" office:value="2.141387048579277" table:style-name="ce69">
            <text:p>2.1</text:p>
          </table:table-cell>
          <table:table-cell office:value-type="float" office:value="8.5586242882601784" table:style-name="ce69">
            <text:p>8.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09" table:style-name="ce91">
            <text:p>2009</text:p>
          </table:table-cell>
          <table:table-cell office:value-type="string" table:style-name="ce102">
            <text:p>January *</text:p>
          </table:table-cell>
          <table:table-cell office:value-type="float" office:value="2.2243162493403243" table:style-name="ce69">
            <text:p>2.2</text:p>
          </table:table-cell>
          <table:table-cell office:value-type="float" office:value="2.0501057883520919" table:style-name="ce69">
            <text:p>2.1</text:p>
          </table:table-cell>
          <table:table-cell office:value-type="float" office:value="13.337765081000155" table:style-name="ce69">
            <text:p>13.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2096604031866298" table:style-name="ce69">
            <text:p>2.2</text:p>
          </table:table-cell>
          <table:table-cell office:value-type="float" office:value="1.9622643976239038" table:style-name="ce69">
            <text:p>2.0</text:p>
          </table:table-cell>
          <table:table-cell office:value-type="float" office:value="11.67172154739823" table:style-name="ce69">
            <text:p>11.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1863572421613142" table:style-name="ce69">
            <text:p>2.2</text:p>
          </table:table-cell>
          <table:table-cell office:value-type="float" office:value="2.1472386062999798" table:style-name="ce69">
            <text:p>2.1</text:p>
          </table:table-cell>
          <table:table-cell office:value-type="float" office:value="12.195640582122746" table:style-name="ce69">
            <text:p>12.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3">
            <text:p>April*</text:p>
          </table:table-cell>
          <table:table-cell office:value-type="float" office:value="2.2000791283932832" table:style-name="ce69">
            <text:p>2.2</text:p>
          </table:table-cell>
          <table:table-cell office:value-type="float" office:value="2.1422351082574442" table:style-name="ce69">
            <text:p>2.1</text:p>
          </table:table-cell>
          <table:table-cell office:value-type="float" office:value="12.523348939770973" table:style-name="ce69">
            <text:p>12.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2168290797413399" table:style-name="ce69">
            <text:p>2.2</text:p>
          </table:table-cell>
          <table:table-cell office:value-type="float" office:value="2.0955025675506711" table:style-name="ce69">
            <text:p>2.1</text:p>
          </table:table-cell>
          <table:table-cell office:value-type="float" office:value="12.601956026268745"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2244587635143578" table:style-name="ce69">
            <text:p>2.2</text:p>
          </table:table-cell>
          <table:table-cell office:value-type="float" office:value="2.1734605408477861" table:style-name="ce69">
            <text:p>2.2</text:p>
          </table:table-cell>
          <table:table-cell office:value-type="float" office:value="12.904470149819044" table:style-name="ce69">
            <text:p>12.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text:p>
          </table:table-cell>
          <table:table-cell office:value-type="float" office:value="2.1686981421020484" table:style-name="ce69">
            <text:p>2.2</text:p>
          </table:table-cell>
          <table:table-cell office:value-type="float" office:value="1.9664412798660302" table:style-name="ce69">
            <text:p>2.0</text:p>
          </table:table-cell>
          <table:table-cell office:value-type="float" office:value="12.12311960662365"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1875173537808696" table:style-name="ce69">
            <text:p>2.2</text:p>
          </table:table-cell>
          <table:table-cell office:value-type="float" office:value="2.0754823412165186" table:style-name="ce69">
            <text:p>2.1</text:p>
          </table:table-cell>
          <table:table-cell office:value-type="float" office:value="11.645583045089289" table:style-name="ce69">
            <text:p>11.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1917677814036307" table:style-name="ce69">
            <text:p>2.2</text:p>
          </table:table-cell>
          <table:table-cell office:value-type="float" office:value="2.1276938408890946" table:style-name="ce69">
            <text:p>2.1</text:p>
          </table:table-cell>
          <table:table-cell office:value-type="float" office:value="11.774164003203541" table:style-name="ce69">
            <text:p>11.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text:p>
          </table:table-cell>
          <table:table-cell office:value-type="float" office:value="2.213723015577854" table:style-name="ce69">
            <text:p>2.2</text:p>
          </table:table-cell>
          <table:table-cell office:value-type="float" office:value="2.1354664260591711" table:style-name="ce69">
            <text:p>2.1</text:p>
          </table:table-cell>
          <table:table-cell office:value-type="float" office:value="14.303259548047761" table:style-name="ce69">
            <text:p>14.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1930912605691715" table:style-name="ce69">
            <text:p>2.2</text:p>
          </table:table-cell>
          <table:table-cell office:value-type="float" office:value="2.1106624901271931" table:style-name="ce69">
            <text:p>2.1</text:p>
          </table:table-cell>
          <table:table-cell office:value-type="float" office:value="13.06611468232882"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1906132031459058" table:style-name="ce69">
            <text:p>2.2</text:p>
          </table:table-cell>
          <table:table-cell office:value-type="float" office:value="2.0242140814242591" table:style-name="ce69">
            <text:p>2.0</text:p>
          </table:table-cell>
          <table:table-cell office:value-type="float" office:value="8.7278355370277154" table:style-name="ce69">
            <text:p>8.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10" table:style-name="ce91">
            <text:p>2010</text:p>
          </table:table-cell>
          <table:table-cell office:value-type="string" table:style-name="ce102">
            <text:p>January *</text:p>
          </table:table-cell>
          <table:table-cell office:value-type="float" office:value="2.1983789344286042" table:style-name="ce69">
            <text:p>2.2</text:p>
          </table:table-cell>
          <table:table-cell office:value-type="float" office:value="1.982660490423904" table:style-name="ce69">
            <text:p>2.0</text:p>
          </table:table-cell>
          <table:table-cell office:value-type="float" office:value="12.701932498839616" table:style-name="ce69">
            <text:p>12.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1889036942279101" table:style-name="ce69">
            <text:p>2.2</text:p>
          </table:table-cell>
          <table:table-cell office:value-type="float" office:value="2.2069072797208626" table:style-name="ce69">
            <text:p>2.2</text:p>
          </table:table-cell>
          <table:table-cell office:value-type="float" office:value="13.146884639936365"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1961976192534207" table:style-name="ce69">
            <text:p>2.2</text:p>
          </table:table-cell>
          <table:table-cell office:value-type="float" office:value="2.1373429999614215" table:style-name="ce69">
            <text:p>2.1</text:p>
          </table:table-cell>
          <table:table-cell office:value-type="float" office:value="12.703821276082337" table:style-name="ce69">
            <text:p>12.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pril*</text:p>
          </table:table-cell>
          <table:table-cell office:value-type="float" office:value="2.2053469665873418" table:style-name="ce69">
            <text:p>2.2</text:p>
          </table:table-cell>
          <table:table-cell office:value-type="float" office:value="2.0339322690163333" table:style-name="ce69">
            <text:p>2.0</text:p>
          </table:table-cell>
          <table:table-cell office:value-type="float" office:value="13.027372213329855" table:style-name="ce69">
            <text:p>13.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1951728234988495" table:style-name="ce69">
            <text:p>2.2</text:p>
          </table:table-cell>
          <table:table-cell office:value-type="float" office:value="2.163541420161057" table:style-name="ce69">
            <text:p>2.2</text:p>
          </table:table-cell>
          <table:table-cell office:value-type="float" office:value="13.156407571690558"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2118072798990198" table:style-name="ce69">
            <text:p>2.2</text:p>
          </table:table-cell>
          <table:table-cell office:value-type="float" office:value="2.0482462590366746" table:style-name="ce69">
            <text:p>2.0</text:p>
          </table:table-cell>
          <table:table-cell office:value-type="float" office:value="13.487131726072809" table:style-name="ce69">
            <text:p>13.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text:p>
          </table:table-cell>
          <table:table-cell office:value-type="float" office:value="2.1999071737452445" table:style-name="ce69">
            <text:p>2.2</text:p>
          </table:table-cell>
          <table:table-cell office:value-type="float" office:value="2.1280224348175958" table:style-name="ce69">
            <text:p>2.1</text:p>
          </table:table-cell>
          <table:table-cell office:value-type="float" office:value="13.626741938013659" table:style-name="ce69">
            <text:p>13.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2077898444575981" table:style-name="ce69">
            <text:p>2.2</text:p>
          </table:table-cell>
          <table:table-cell office:value-type="float" office:value="2.0517097655861298" table:style-name="ce69">
            <text:p>2.1</text:p>
          </table:table-cell>
          <table:table-cell office:value-type="float" office:value="13.073505816415462"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2207663822534216" table:style-name="ce69">
            <text:p>2.2</text:p>
          </table:table-cell>
          <table:table-cell office:value-type="float" office:value="2.0117873306152609" table:style-name="ce69">
            <text:p>2.0</text:p>
          </table:table-cell>
          <table:table-cell office:value-type="float" office:value="13.302927943260656" table:style-name="ce69">
            <text:p>13.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text:p>
          </table:table-cell>
          <table:table-cell office:value-type="float" office:value="2.206704079165076" table:style-name="ce69">
            <text:p>2.2</text:p>
          </table:table-cell>
          <table:table-cell office:value-type="float" office:value="2.1565805161987073" table:style-name="ce69">
            <text:p>2.2</text:p>
          </table:table-cell>
          <table:table-cell office:value-type="float" office:value="14.467709641218235" table:style-name="ce69">
            <text:p>14.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2332781018044745" table:style-name="ce69">
            <text:p>2.2</text:p>
          </table:table-cell>
          <table:table-cell office:value-type="float" office:value="2.0303967100895663" table:style-name="ce69">
            <text:p>2.0</text:p>
          </table:table-cell>
          <table:table-cell office:value-type="float" office:value="11.457897790990135" table:style-name="ce69">
            <text:p>11.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2399614665068248" table:style-name="ce69">
            <text:p>2.2</text:p>
          </table:table-cell>
          <table:table-cell office:value-type="float" office:value="2.0972803042293884" table:style-name="ce69">
            <text:p>2.1</text:p>
          </table:table-cell>
          <table:table-cell office:value-type="float" office:value="8.5374897797871867" table:style-name="ce69">
            <text:p>8.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11" table:style-name="ce91">
            <text:p>2011</text:p>
          </table:table-cell>
          <table:table-cell office:value-type="string" table:style-name="ce102">
            <text:p>January *</text:p>
          </table:table-cell>
          <table:table-cell office:value-type="float" office:value="2.2461725261465957" table:style-name="ce69">
            <text:p>2.2</text:p>
          </table:table-cell>
          <table:table-cell office:value-type="float" office:value="2.0361941426891526" table:style-name="ce69">
            <text:p>2.0</text:p>
          </table:table-cell>
          <table:table-cell office:value-type="float" office:value="12.07398387165785"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1833014755343521" table:style-name="ce69">
            <text:p>2.2</text:p>
          </table:table-cell>
          <table:table-cell office:value-type="float" office:value="2.0571812502598941" table:style-name="ce69">
            <text:p>2.1</text:p>
          </table:table-cell>
          <table:table-cell office:value-type="float" office:value="11.579133438254459" table:style-name="ce69">
            <text:p>11.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1847681139386923" table:style-name="ce69">
            <text:p>2.2</text:p>
          </table:table-cell>
          <table:table-cell office:value-type="float" office:value="2.1001531565006957" table:style-name="ce69">
            <text:p>2.1</text:p>
          </table:table-cell>
          <table:table-cell office:value-type="float" office:value="12.086563879119156"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pril*</text:p>
          </table:table-cell>
          <table:table-cell office:value-type="float" office:value="2.1592513148896728" table:style-name="ce69">
            <text:p>2.2</text:p>
          </table:table-cell>
          <table:table-cell office:value-type="float" office:value="2.0252410144387696" table:style-name="ce69">
            <text:p>2.0</text:p>
          </table:table-cell>
          <table:table-cell office:value-type="float" office:value="12.676307135148202" table:style-name="ce69">
            <text:p>12.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1576904681459768" table:style-name="ce69">
            <text:p>2.2</text:p>
          </table:table-cell>
          <table:table-cell office:value-type="float" office:value="2.0613925516678657" table:style-name="ce69">
            <text:p>2.1</text:p>
          </table:table-cell>
          <table:table-cell office:value-type="float" office:value="13.299222705817446" table:style-name="ce69">
            <text:p>13.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1435038893916576" table:style-name="ce69">
            <text:p>2.1</text:p>
          </table:table-cell>
          <table:table-cell office:value-type="float" office:value="2.1729772407401051" table:style-name="ce69">
            <text:p>2.2</text:p>
          </table:table-cell>
          <table:table-cell office:value-type="float" office:value="13.191892451858473"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text:p>
          </table:table-cell>
          <table:table-cell office:value-type="float" office:value="2.1611314483685282" table:style-name="ce69">
            <text:p>2.2</text:p>
          </table:table-cell>
          <table:table-cell office:value-type="float" office:value="2.1031587033429471" table:style-name="ce69">
            <text:p>2.1</text:p>
          </table:table-cell>
          <table:table-cell office:value-type="float" office:value="12.88536763780885" table:style-name="ce69">
            <text:p>12.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161140288447013" table:style-name="ce69">
            <text:p>2.2</text:p>
          </table:table-cell>
          <table:table-cell office:value-type="float" office:value="2.0535838968437101" table:style-name="ce69">
            <text:p>2.1</text:p>
          </table:table-cell>
          <table:table-cell office:value-type="float" office:value="12.901003492717926" table:style-name="ce69">
            <text:p>12.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188251401519584" table:style-name="ce69">
            <text:p>2.2</text:p>
          </table:table-cell>
          <table:table-cell office:value-type="float" office:value="2.0831804542372554" table:style-name="ce69">
            <text:p>2.1</text:p>
          </table:table-cell>
          <table:table-cell office:value-type="float" office:value="14.056201667320321" table:style-name="ce69">
            <text:p>14.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text:p>
          </table:table-cell>
          <table:table-cell office:value-type="float" office:value="2.189312682199037" table:style-name="ce69">
            <text:p>2.2</text:p>
          </table:table-cell>
          <table:table-cell office:value-type="float" office:value="2.1214949537150396" table:style-name="ce69">
            <text:p>2.1</text:p>
          </table:table-cell>
          <table:table-cell office:value-type="float" office:value="14.991865166503949" table:style-name="ce69">
            <text:p>15.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1912394306740426" table:style-name="ce69">
            <text:p>2.2</text:p>
          </table:table-cell>
          <table:table-cell office:value-type="float" office:value="1.9735686254515572" table:style-name="ce69">
            <text:p>2.0</text:p>
          </table:table-cell>
          <table:table-cell office:value-type="float" office:value="9.8125515636314731" table:style-name="ce69">
            <text:p>9.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219681461486914" table:style-name="ce69">
            <text:p>2.2</text:p>
          </table:table-cell>
          <table:table-cell office:value-type="float" office:value="2.0196603634905146" table:style-name="ce69">
            <text:p>2.0</text:p>
          </table:table-cell>
          <table:table-cell office:value-type="float" office:value="9.2938793267848485" table:style-name="ce69">
            <text:p>9.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12" table:style-name="ce91">
            <text:p>2012</text:p>
          </table:table-cell>
          <table:table-cell office:value-type="string" table:style-name="ce31">
            <text:p>January*</text:p>
          </table:table-cell>
          <table:table-cell office:value-type="float" office:value="2.2039587648469854" table:style-name="ce69">
            <text:p>2.2</text:p>
          </table:table-cell>
          <table:table-cell office:value-type="float" office:value="2.006495518222597" table:style-name="ce69">
            <text:p>2.0</text:p>
          </table:table-cell>
          <table:table-cell office:value-type="float" office:value="15.584378354845253" table:style-name="ce69">
            <text:p>15.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1795143687724532" table:style-name="ce69">
            <text:p>2.2</text:p>
          </table:table-cell>
          <table:table-cell office:value-type="float" office:value="2.100311425955665" table:style-name="ce69">
            <text:p>2.1</text:p>
          </table:table-cell>
          <table:table-cell office:value-type="float" office:value="14.322314921007765" table:style-name="ce69">
            <text:p>14.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2234888194862426" table:style-name="ce69">
            <text:p>2.2</text:p>
          </table:table-cell>
          <table:table-cell office:value-type="float" office:value="2.2115327345966365" table:style-name="ce69">
            <text:p>2.2</text:p>
          </table:table-cell>
          <table:table-cell office:value-type="float" office:value="12.585014771512981"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pril*</text:p>
          </table:table-cell>
          <table:table-cell office:value-type="float" office:value="2.214133301654674" table:style-name="ce69">
            <text:p>2.2</text:p>
          </table:table-cell>
          <table:table-cell office:value-type="float" office:value="2.2069227655994612" table:style-name="ce69">
            <text:p>2.2</text:p>
          </table:table-cell>
          <table:table-cell office:value-type="float" office:value="12.410472410120082" table:style-name="ce69">
            <text:p>12.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1960535253943236" table:style-name="ce69">
            <text:p>2.2</text:p>
          </table:table-cell>
          <table:table-cell office:value-type="float" office:value="2.1328488578410001" table:style-name="ce69">
            <text:p>2.1</text:p>
          </table:table-cell>
          <table:table-cell office:value-type="float" office:value="12.447088743490628" table:style-name="ce69">
            <text:p>12.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1521541991535935" table:style-name="ce69">
            <text:p>2.2</text:p>
          </table:table-cell>
          <table:table-cell office:value-type="float" office:value="2.0450982480688089" table:style-name="ce69">
            <text:p>2.0</text:p>
          </table:table-cell>
          <table:table-cell office:value-type="float" office:value="12.974908844132093" table:style-name="ce69">
            <text:p>13.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text:p>
          </table:table-cell>
          <table:table-cell office:value-type="float" office:value="2.1806957998806449" table:style-name="ce69">
            <text:p>2.2</text:p>
          </table:table-cell>
          <table:table-cell office:value-type="float" office:value="2.039382953010592" table:style-name="ce69">
            <text:p>2.0</text:p>
          </table:table-cell>
          <table:table-cell office:value-type="float" office:value="12.639749167702574"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1666866214257388" table:style-name="ce69">
            <text:p>2.2</text:p>
          </table:table-cell>
          <table:table-cell office:value-type="float" office:value="2.2008638759468324" table:style-name="ce69">
            <text:p>2.2</text:p>
          </table:table-cell>
          <table:table-cell office:value-type="float" office:value="13.081076107757987"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1963372209662952" table:style-name="ce69">
            <text:p>2.2</text:p>
          </table:table-cell>
          <table:table-cell office:value-type="float" office:value="2.1493503175587301" table:style-name="ce69">
            <text:p>2.1</text:p>
          </table:table-cell>
          <table:table-cell office:value-type="float" office:value="13.084054615647302"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text:p>
          </table:table-cell>
          <table:table-cell office:value-type="float" office:value="2.1916305249805039" table:style-name="ce69">
            <text:p>2.2</text:p>
          </table:table-cell>
          <table:table-cell office:value-type="float" office:value="2.1044630819175327" table:style-name="ce69">
            <text:p>2.1</text:p>
          </table:table-cell>
          <table:table-cell office:value-type="float" office:value="14.549951398422703" table:style-name="ce69">
            <text:p>14.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1773598007637802" table:style-name="ce69">
            <text:p>2.2</text:p>
          </table:table-cell>
          <table:table-cell office:value-type="float" office:value="2.0581223801606443" table:style-name="ce69">
            <text:p>2.1</text:p>
          </table:table-cell>
          <table:table-cell office:value-type="float" office:value="10.552774876852409" table:style-name="ce69">
            <text:p>10.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1941661008270787" table:style-name="ce69">
            <text:p>2.2</text:p>
          </table:table-cell>
          <table:table-cell office:value-type="float" office:value="2.0893353511922261" table:style-name="ce69">
            <text:p>2.1</text:p>
          </table:table-cell>
          <table:table-cell office:value-type="float" office:value="9.1864374839253991" table:style-name="ce69">
            <text:p>9.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13" table:style-name="ce91">
            <text:p>2013</text:p>
          </table:table-cell>
          <table:table-cell office:value-type="string" table:style-name="ce31">
            <text:p>January*</text:p>
          </table:table-cell>
          <table:table-cell office:value-type="float" office:value="2.2186476486609941" table:style-name="ce69">
            <text:p>2.2</text:p>
          </table:table-cell>
          <table:table-cell office:value-type="float" office:value="2.2116353615367763" table:style-name="ce69">
            <text:p>2.2</text:p>
          </table:table-cell>
          <table:table-cell office:value-type="float" office:value="15.091188198095336" table:style-name="ce69">
            <text:p>15.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2135801476571841" table:style-name="ce69">
            <text:p>2.2</text:p>
          </table:table-cell>
          <table:table-cell office:value-type="float" office:value="2.0699762269160709" table:style-name="ce69">
            <text:p>2.1</text:p>
          </table:table-cell>
          <table:table-cell office:value-type="float" office:value="14.168439542791182" table:style-name="ce69">
            <text:p>14.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2051663984733758" table:style-name="ce69">
            <text:p>2.2</text:p>
          </table:table-cell>
          <table:table-cell office:value-type="float" office:value="2.115783036534431" table:style-name="ce69">
            <text:p>2.1</text:p>
          </table:table-cell>
          <table:table-cell office:value-type="float" office:value="13.122006436962263"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pril*</text:p>
          </table:table-cell>
          <table:table-cell office:value-type="float" office:value="2.2426916212315806" table:style-name="ce69">
            <text:p>2.2</text:p>
          </table:table-cell>
          <table:table-cell office:value-type="float" office:value="2.2063846117167212" table:style-name="ce69">
            <text:p>2.2</text:p>
          </table:table-cell>
          <table:table-cell office:value-type="float" office:value="12.914765804985709" table:style-name="ce69">
            <text:p>12.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252191357776089" table:style-name="ce69">
            <text:p>2.3</text:p>
          </table:table-cell>
          <table:table-cell office:value-type="float" office:value="2.1609342722451323" table:style-name="ce69">
            <text:p>2.2</text:p>
          </table:table-cell>
          <table:table-cell office:value-type="float" office:value="13.225418772950906"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2665831343870448" table:style-name="ce69">
            <text:p>2.3</text:p>
          </table:table-cell>
          <table:table-cell office:value-type="float" office:value="2.173704907414904" table:style-name="ce69">
            <text:p>2.2</text:p>
          </table:table-cell>
          <table:table-cell office:value-type="float" office:value="13.419851166532583" table:style-name="ce69">
            <text:p>13.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ly*</text:p>
          </table:table-cell>
          <table:table-cell office:value-type="float" office:value="2.245524323035891" table:style-name="ce69">
            <text:p>2.2</text:p>
          </table:table-cell>
          <table:table-cell office:value-type="float" office:value="2.0557146950708547" table:style-name="ce69">
            <text:p>2.1</text:p>
          </table:table-cell>
          <table:table-cell office:value-type="float" office:value="13.65653604205006" table:style-name="ce69">
            <text:p>13.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ugust</text:p>
          </table:table-cell>
          <table:table-cell office:value-type="float" office:value="2.2506563353017421" table:style-name="ce69">
            <text:p>2.3</text:p>
          </table:table-cell>
          <table:table-cell office:value-type="float" office:value="2.3385072363230774" table:style-name="ce69">
            <text:p>2.3</text:p>
          </table:table-cell>
          <table:table-cell office:value-type="float" office:value="13.113997801938375"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September</text:p>
          </table:table-cell>
          <table:table-cell office:value-type="float" office:value="2.2559237477983229" table:style-name="ce69">
            <text:p>2.3</text:p>
          </table:table-cell>
          <table:table-cell office:value-type="float" office:value="2.1767257699316653" table:style-name="ce69">
            <text:p>2.2</text:p>
          </table:table-cell>
          <table:table-cell office:value-type="float" office:value="12.694898716069442" table:style-name="ce69">
            <text:p>12.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October*</text:p>
          </table:table-cell>
          <table:table-cell office:value-type="float" office:value="2.2355271812479569" table:style-name="ce69">
            <text:p>2.2</text:p>
          </table:table-cell>
          <table:table-cell office:value-type="float" office:value="2.2346961948277273" table:style-name="ce69">
            <text:p>2.2</text:p>
          </table:table-cell>
          <table:table-cell office:value-type="float" office:value="14.276516456938912" table:style-name="ce69">
            <text:p>14.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November</text:p>
          </table:table-cell>
          <table:table-cell office:value-type="float" office:value="2.2308532159234189" table:style-name="ce69">
            <text:p>2.2</text:p>
          </table:table-cell>
          <table:table-cell office:value-type="float" office:value="2.2651493141713064" table:style-name="ce69">
            <text:p>2.3</text:p>
          </table:table-cell>
          <table:table-cell office:value-type="float" office:value="10.919666603458921" table:style-name="ce69">
            <text:p>10.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December</text:p>
          </table:table-cell>
          <table:table-cell office:value-type="float" office:value="2.2167532900683069" table:style-name="ce69">
            <text:p>2.2</text:p>
          </table:table-cell>
          <table:table-cell office:value-type="float" office:value="2.2072883394764564" table:style-name="ce69">
            <text:p>2.2</text:p>
          </table:table-cell>
          <table:table-cell office:value-type="float" office:value="9.2170959030982011" table:style-name="ce69">
            <text:p>9.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14" table:style-name="ce91">
            <text:p>2014</text:p>
          </table:table-cell>
          <table:table-cell office:value-type="string" table:style-name="ce31">
            <text:p>January*</text:p>
          </table:table-cell>
          <table:table-cell office:value-type="float" office:value="2.2370839781881591" table:style-name="ce69">
            <text:p>2.2</text:p>
          </table:table-cell>
          <table:table-cell office:value-type="float" office:value="2.2157250923332796" table:style-name="ce69">
            <text:p>2.2</text:p>
          </table:table-cell>
          <table:table-cell office:value-type="float" office:value="15.435569957240801" table:style-name="ce69">
            <text:p>15.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1894384023543574" table:style-name="ce69">
            <text:p>2.2</text:p>
          </table:table-cell>
          <table:table-cell office:value-type="float" office:value="2.1278098310552678" table:style-name="ce69">
            <text:p>2.1</text:p>
          </table:table-cell>
          <table:table-cell office:value-type="float" office:value="15.230812069996517" table:style-name="ce69">
            <text:p>15.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181091681983379" table:style-name="ce69">
            <text:p>2.2</text:p>
          </table:table-cell>
          <table:table-cell office:value-type="float" office:value="2.0945487892236585" table:style-name="ce69">
            <text:p>2.1</text:p>
          </table:table-cell>
          <table:table-cell office:value-type="float" office:value="14.644628086201754" table:style-name="ce69">
            <text:p>14.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pril*</text:p>
          </table:table-cell>
          <table:table-cell office:value-type="float" office:value="2.2190808109192068" table:style-name="ce69">
            <text:p>2.2</text:p>
          </table:table-cell>
          <table:table-cell office:value-type="float" office:value="2.2025672481521759" table:style-name="ce69">
            <text:p>2.2</text:p>
          </table:table-cell>
          <table:table-cell office:value-type="float" office:value="13.213297131939262"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y</text:p>
          </table:table-cell>
          <table:table-cell office:value-type="float" office:value="2.2448506861340594" table:style-name="ce69">
            <text:p>2.2</text:p>
          </table:table-cell>
          <table:table-cell office:value-type="float" office:value="2.231392044638516" table:style-name="ce69">
            <text:p>2.2</text:p>
          </table:table-cell>
          <table:table-cell office:value-type="float" office:value="12.620669745227366"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June</text:p>
          </table:table-cell>
          <table:table-cell office:value-type="float" office:value="2.2544047424828726" table:style-name="ce69">
            <text:p>2.3</text:p>
          </table:table-cell>
          <table:table-cell office:value-type="float" office:value="2.0724777837543602" table:style-name="ce69">
            <text:p>2.1</text:p>
          </table:table-cell>
          <table:table-cell office:value-type="float" office:value="13.426873217742173" table:style-name="ce69">
            <text:p>13.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3"/>
          <table:table-cell office:value-type="string" table:style-name="ce31">
            <text:p>July*</text:p>
          </table:table-cell>
          <table:table-cell office:value-type="float" office:value="2.2301164009181513" table:style-name="ce69">
            <text:p>2.2</text:p>
          </table:table-cell>
          <table:table-cell office:value-type="float" office:value="2.1543192657554378" table:style-name="ce69">
            <text:p>2.2</text:p>
          </table:table-cell>
          <table:table-cell office:value-type="float" office:value="13.669507117465264" table:style-name="ce69">
            <text:p>13.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3"/>
          <table:table-cell office:value-type="string" table:style-name="ce31">
            <text:p>August</text:p>
          </table:table-cell>
          <table:table-cell office:value-type="float" office:value="2.2853586811332089" table:style-name="ce69">
            <text:p>2.3</text:p>
          </table:table-cell>
          <table:table-cell office:value-type="float" office:value="2.2247522294284554" table:style-name="ce69">
            <text:p>2.2</text:p>
          </table:table-cell>
          <table:table-cell office:value-type="float" office:value="13.300776312277469" table:style-name="ce69">
            <text:p>13.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3"/>
          <table:table-cell office:value-type="string" table:style-name="ce31">
            <text:p>September</text:p>
          </table:table-cell>
          <table:table-cell office:value-type="float" office:value="2.2618585046854403" table:style-name="ce69">
            <text:p>2.3</text:p>
          </table:table-cell>
          <table:table-cell office:value-type="float" office:value="2.1081320139311184" table:style-name="ce69">
            <text:p>2.1</text:p>
          </table:table-cell>
          <table:table-cell office:value-type="float" office:value="13.797129473486978" table:style-name="ce69">
            <text:p>13.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3"/>
          <table:table-cell office:value-type="string" table:style-name="ce31">
            <text:p>October*</text:p>
          </table:table-cell>
          <table:table-cell office:value-type="float" office:value="2.2232898550491793" table:style-name="ce69">
            <text:p>2.2</text:p>
          </table:table-cell>
          <table:table-cell office:value-type="float" office:value="2.1839994103731333" table:style-name="ce69">
            <text:p>2.2</text:p>
          </table:table-cell>
          <table:table-cell office:value-type="float" office:value="15.763223385438506" table:style-name="ce69">
            <text:p>15.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3"/>
          <table:table-cell office:value-type="string" table:style-name="ce31">
            <text:p>November</text:p>
          </table:table-cell>
          <table:table-cell office:value-type="float" office:value="2.2077531926130751" table:style-name="ce69">
            <text:p>2.2</text:p>
          </table:table-cell>
          <table:table-cell office:value-type="float" office:value="1.9403135502827589" table:style-name="ce69">
            <text:p>1.9</text:p>
          </table:table-cell>
          <table:table-cell office:value-type="float" office:value="11.246897081204038" table:style-name="ce69">
            <text:p>11.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3"/>
          <table:table-cell office:value-type="string" table:style-name="ce31">
            <text:p>December</text:p>
          </table:table-cell>
          <table:table-cell office:value-type="float" office:value="2.2332380271546741" table:style-name="ce69">
            <text:p>2.2</text:p>
          </table:table-cell>
          <table:table-cell office:value-type="float" office:value="2.0497822928345069" table:style-name="ce69">
            <text:p>2.0</text:p>
          </table:table-cell>
          <table:table-cell office:value-type="float" office:value="9.2812726430818859" table:style-name="ce69">
            <text:p>9.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15" table:style-name="ce91">
            <text:p>2015</text:p>
          </table:table-cell>
          <table:table-cell office:value-type="string" table:style-name="ce31">
            <text:p>January*</text:p>
          </table:table-cell>
          <table:table-cell office:value-type="float" office:value="2.2501559364387962" table:style-name="ce69">
            <text:p>2.3</text:p>
          </table:table-cell>
          <table:table-cell office:value-type="float" office:value="2.0580743571500455" table:style-name="ce69">
            <text:p>2.1</text:p>
          </table:table-cell>
          <table:table-cell office:value-type="float" office:value="13.910339214303573" table:style-name="ce69">
            <text:p>13.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February</text:p>
          </table:table-cell>
          <table:table-cell office:value-type="float" office:value="2.2173481765053" table:style-name="ce69">
            <text:p>2.2</text:p>
          </table:table-cell>
          <table:table-cell office:value-type="float" office:value="2.138646562207176" table:style-name="ce69">
            <text:p>2.1</text:p>
          </table:table-cell>
          <table:table-cell office:value-type="float" office:value="13.361088131667241" table:style-name="ce69">
            <text:p>13.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March</text:p>
          </table:table-cell>
          <table:table-cell office:value-type="float" office:value="2.2552630824165774" table:style-name="ce69">
            <text:p>2.3</text:p>
          </table:table-cell>
          <table:table-cell office:value-type="float" office:value="2.2328356930639428" table:style-name="ce69">
            <text:p>2.2</text:p>
          </table:table-cell>
          <table:table-cell office:value-type="float" office:value="12.336755798669342" table:style-name="ce69">
            <text:p>12.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91"/>
          <table:table-cell office:value-type="string" table:style-name="ce31">
            <text:p>April*</text:p>
          </table:table-cell>
          <table:table-cell office:value-type="float" office:value="2.1809704697996604" table:style-name="ce69">
            <text:p>2.2</text:p>
          </table:table-cell>
          <table:table-cell office:value-type="float" office:value="2.1544145547949052" table:style-name="ce69">
            <text:p>2.2</text:p>
          </table:table-cell>
          <table:table-cell office:value-type="float" office:value="13.595113204970913" table:style-name="ce69">
            <text:p>13.6</text:p>
          </table:table-cell>
          <table:table-cell table:style-name="ce66"/>
          <table:table-cell table:number-columns-repeated="3" table:style-name="ce41"/>
          <table:table-cell table:style-name="ce42"/>
          <table:table-cell table:style-name="ce67"/>
          <table:table-cell table:style-name="ce68"/>
          <table:table-cell table:number-columns-repeated="4" table:style-name="ce43"/>
          <table:table-cell table:number-columns-repeated="16368"/>
        </table:table-row>
        <table:table-row table:style-name="ro1">
          <table:table-cell table:style-name="ce91"/>
          <table:table-cell office:value-type="string" table:style-name="ce31">
            <text:p>May</text:p>
          </table:table-cell>
          <table:table-cell office:value-type="float" office:value="2.2254401986534602" table:style-name="ce69">
            <text:p>2.2</text:p>
          </table:table-cell>
          <table:table-cell office:value-type="float" office:value="2.1058476778302984" table:style-name="ce69">
            <text:p>2.1</text:p>
          </table:table-cell>
          <table:table-cell office:value-type="float" office:value="14.020480265695587" table:style-name="ce69">
            <text:p>14.0</text:p>
          </table:table-cell>
          <table:table-cell table:style-name="ce31"/>
          <table:table-cell table:number-columns-repeated="4" table:style-name="ce27"/>
          <table:table-cell table:style-name="ce67"/>
          <table:table-cell table:style-name="ce68"/>
          <table:table-cell table:number-columns-repeated="2" table:style-name="ce43"/>
          <table:table-cell table:number-columns-repeated="16370" table:style-name="ce27"/>
        </table:table-row>
        <table:table-row table:style-name="ro1">
          <table:table-cell table:style-name="ce91"/>
          <table:table-cell office:value-type="string" table:style-name="ce31">
            <text:p>June</text:p>
          </table:table-cell>
          <table:table-cell office:value-type="float" office:value="2.2323222688656372" table:style-name="ce69">
            <text:p>2.2</text:p>
          </table:table-cell>
          <table:table-cell office:value-type="float" office:value="2.1373779159199788" table:style-name="ce69">
            <text:p>2.1</text:p>
          </table:table-cell>
          <table:table-cell office:value-type="float" office:value="11.898221916786273" table:style-name="ce69">
            <text:p>11.9</text:p>
          </table:table-cell>
          <table:table-cell table:style-name="ce31"/>
          <table:table-cell table:number-columns-repeated="4" table:style-name="ce27"/>
          <table:table-cell table:style-name="ce67"/>
          <table:table-cell table:style-name="ce68"/>
          <table:table-cell table:number-columns-repeated="2" table:style-name="ce43"/>
          <table:table-cell table:number-columns-repeated="16370" table:style-name="ce27"/>
        </table:table-row>
        <table:table-row table:style-name="ro1">
          <table:table-cell table:style-name="ce153"/>
          <table:table-cell office:value-type="string" table:style-name="ce31">
            <text:p>July*</text:p>
          </table:table-cell>
          <table:table-cell office:value-type="float" office:value="2.2277116395357894" table:style-name="ce69">
            <text:p>2.2</text:p>
          </table:table-cell>
          <table:table-cell office:value-type="float" office:value="2.1459800828118958" table:style-name="ce69">
            <text:p>2.1</text:p>
          </table:table-cell>
          <table:table-cell office:value-type="float" office:value="13.979993035737714" table:style-name="ce69">
            <text:p>14.0</text:p>
          </table:table-cell>
          <table:table-cell table:style-name="ce31"/>
          <table:table-cell table:number-columns-repeated="4" table:style-name="ce27"/>
          <table:table-cell table:style-name="ce67"/>
          <table:table-cell table:style-name="ce68"/>
          <table:table-cell table:number-columns-repeated="2" table:style-name="ce43"/>
          <table:table-cell table:number-columns-repeated="16370" table:style-name="ce27"/>
        </table:table-row>
        <table:table-row table:style-name="ro1">
          <table:table-cell table:style-name="ce153"/>
          <table:table-cell office:value-type="string" table:style-name="ce31">
            <text:p>August</text:p>
          </table:table-cell>
          <table:table-cell office:value-type="float" office:value="2.2316156709707125" table:style-name="ce69">
            <text:p>2.2</text:p>
          </table:table-cell>
          <table:table-cell office:value-type="float" office:value="2.3136596661084683" table:style-name="ce69">
            <text:p>2.3</text:p>
          </table:table-cell>
          <table:table-cell office:value-type="float" office:value="13.471572601600664" table:style-name="ce69">
            <text:p>13.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153"/>
          <table:table-cell office:value-type="string" table:style-name="ce31">
            <text:p>September</text:p>
          </table:table-cell>
          <table:table-cell office:value-type="float" office:value="2.1979194534066662" table:style-name="ce69">
            <text:p>2.2</text:p>
          </table:table-cell>
          <table:table-cell office:value-type="float" office:value="2.3998363828771372" table:style-name="ce69">
            <text:p>2.4</text:p>
          </table:table-cell>
          <table:table-cell office:value-type="float" office:value="13.879176416812777" table:style-name="ce69">
            <text:p>13.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153"/>
          <table:table-cell office:value-type="string" table:style-name="ce31">
            <text:p>October*</text:p>
          </table:table-cell>
          <table:table-cell office:value-type="float" office:value="2.1797756645663409" table:style-name="ce69">
            <text:p>2.2</text:p>
          </table:table-cell>
          <table:table-cell office:value-type="float" office:value="2.1535510151182078" table:style-name="ce69">
            <text:p>2.2</text:p>
          </table:table-cell>
          <table:table-cell office:value-type="float" office:value="15.074758185584249" table:style-name="ce69">
            <text:p>15.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153"/>
          <table:table-cell office:value-type="string" table:style-name="ce31">
            <text:p>November</text:p>
          </table:table-cell>
          <table:table-cell office:value-type="float" office:value="2.1910847291087387" table:style-name="ce69">
            <text:p>2.2</text:p>
          </table:table-cell>
          <table:table-cell office:value-type="float" office:value="2.3152661876062433" table:style-name="ce69">
            <text:p>2.3</text:p>
          </table:table-cell>
          <table:table-cell office:value-type="float" office:value="10.88259695101965" table:style-name="ce69">
            <text:p>10.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153"/>
          <table:table-cell office:value-type="string" table:style-name="ce31">
            <text:p>December</text:p>
          </table:table-cell>
          <table:table-cell office:value-type="float" office:value="2.2403204924714437" table:style-name="ce69">
            <text:p>2.2</text:p>
          </table:table-cell>
          <table:table-cell office:value-type="float" office:value="2.1209449552438189" table:style-name="ce69">
            <text:p>2.1</text:p>
          </table:table-cell>
          <table:table-cell office:value-type="float" office:value="9.4086468959055019" table:style-name="ce69">
            <text:p>9.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office:value-type="float" office:value="2016" table:style-name="ce150">
            <text:p>2016</text:p>
          </table:table-cell>
          <table:table-cell office:value-type="string" table:style-name="ce31">
            <text:p>January*</text:p>
          </table:table-cell>
          <table:table-cell office:value-type="float" office:value="2.2517743683846669" table:style-name="ce69">
            <text:p>2.3</text:p>
          </table:table-cell>
          <table:table-cell office:value-type="float" office:value="2.1843144009747277" table:style-name="ce69">
            <text:p>2.2</text:p>
          </table:table-cell>
          <table:table-cell office:value-type="float" office:value="14.277470925131482" table:style-name="ce69">
            <text:p>14.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150"/>
          <table:table-cell office:value-type="string" table:style-name="ce31">
            <text:p>February</text:p>
          </table:table-cell>
          <table:table-cell office:value-type="float" office:value="2.2264468381726865" table:style-name="ce69">
            <text:p>2.2</text:p>
          </table:table-cell>
          <table:table-cell office:value-type="float" office:value="2.2353800283834819" table:style-name="ce69">
            <text:p>2.2</text:p>
          </table:table-cell>
          <table:table-cell office:value-type="float" office:value="15.140268813914396" table:style-name="ce69">
            <text:p>15.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150"/>
          <table:table-cell office:value-type="string" table:style-name="ce31">
            <text:p>March</text:p>
          </table:table-cell>
          <table:table-cell office:value-type="float" office:value="2.1744194345170467" table:style-name="ce69">
            <text:p>2.2</text:p>
          </table:table-cell>
          <table:table-cell office:value-type="float" office:value="2.2967339576679087" table:style-name="ce69">
            <text:p>2.3</text:p>
          </table:table-cell>
          <table:table-cell office:value-type="float" office:value="13.183010586780394"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150"/>
          <table:table-cell office:value-type="string" table:style-name="ce31">
            <text:p>April*</text:p>
          </table:table-cell>
          <table:table-cell office:value-type="float" office:value="2.2249664655268848" table:style-name="ce69">
            <text:p>2.2</text:p>
          </table:table-cell>
          <table:table-cell office:value-type="float" office:value="2.2396890443190514" table:style-name="ce69">
            <text:p>2.2</text:p>
          </table:table-cell>
          <table:table-cell office:value-type="float" office:value="12.848482282031583" table:style-name="ce69">
            <text:p>12.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150"/>
          <table:table-cell office:value-type="string" table:style-name="ce31">
            <text:p>May</text:p>
          </table:table-cell>
          <table:table-cell office:value-type="float" office:value="2.2034925306832815" table:style-name="ce69">
            <text:p>2.2</text:p>
          </table:table-cell>
          <table:table-cell office:value-type="float" office:value="2.2054777526114497" table:style-name="ce69">
            <text:p>2.2</text:p>
          </table:table-cell>
          <table:table-cell office:value-type="float" office:value="13.223882001855939"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150"/>
          <table:table-cell office:value-type="string" table:style-name="ce31">
            <text:p>June</text:p>
          </table:table-cell>
          <table:table-cell office:value-type="float" office:value="2.2256525593800163" table:style-name="ce69">
            <text:p>2.2</text:p>
          </table:table-cell>
          <table:table-cell office:value-type="float" office:value="2.2917823871955725" table:style-name="ce69">
            <text:p>2.3</text:p>
          </table:table-cell>
          <table:table-cell office:value-type="float" office:value="12.654047190773463" table:style-name="ce69">
            <text:p>12.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150"/>
          <table:table-cell office:value-type="string" table:style-name="ce31">
            <text:p>July</text:p>
          </table:table-cell>
          <table:table-cell office:value-type="float" office:value="2.2077590032318475" table:style-name="ce69">
            <text:p>2.2</text:p>
          </table:table-cell>
          <table:table-cell office:value-type="float" office:value="2.1266870412126599" table:style-name="ce69">
            <text:p>2.1</text:p>
          </table:table-cell>
          <table:table-cell office:value-type="float" office:value="12.663134055914302" table:style-name="ce69">
            <text:p>12.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style-name="ce27"/>
        </table:table-row>
        <table:table-row table:style-name="ro1">
          <table:table-cell table:style-name="ce150"/>
          <table:table-cell office:value-type="string" table:style-name="ce31">
            <text:p>August</text:p>
          </table:table-cell>
          <table:table-cell office:value-type="float" office:value="2.2012232474573064" table:style-name="ce69">
            <text:p>2.2</text:p>
          </table:table-cell>
          <table:table-cell office:value-type="float" office:value="2.3928405256919274" table:style-name="ce69">
            <text:p>2.4</text:p>
          </table:table-cell>
          <table:table-cell office:value-type="float" office:value="13.164569739902008"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September</text:p>
          </table:table-cell>
          <table:table-cell office:value-type="float" office:value="2.2131408672393516" table:style-name="ce69">
            <text:p>2.2</text:p>
          </table:table-cell>
          <table:table-cell office:value-type="float" office:value="2.3089870773016394" table:style-name="ce69">
            <text:p>2.3</text:p>
          </table:table-cell>
          <table:table-cell office:value-type="float" office:value="13.240992928167861"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October*</text:p>
          </table:table-cell>
          <table:table-cell office:value-type="float" office:value="2.2113195334316824" table:style-name="ce69">
            <text:p>2.2</text:p>
          </table:table-cell>
          <table:table-cell office:value-type="float" office:value="2.1329471486660747" table:style-name="ce69">
            <text:p>2.1</text:p>
          </table:table-cell>
          <table:table-cell office:value-type="float" office:value="15.479619934914398" table:style-name="ce69">
            <text:p>15.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November</text:p>
          </table:table-cell>
          <table:table-cell office:value-type="float" office:value="2.1988035827993362" table:style-name="ce69">
            <text:p>2.2</text:p>
          </table:table-cell>
          <table:table-cell office:value-type="float" office:value="2.2070570463128605" table:style-name="ce69">
            <text:p>2.2</text:p>
          </table:table-cell>
          <table:table-cell office:value-type="float" office:value="10.735357782858358" table:style-name="ce69">
            <text:p>10.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December**</text:p>
          </table:table-cell>
          <table:table-cell office:value-type="float" office:value="2.2372760582258664" table:style-name="ce69">
            <text:p>2.2</text:p>
          </table:table-cell>
          <table:table-cell office:value-type="float" office:value="2.1497241366519426" table:style-name="ce69">
            <text:p>2.1</text:p>
          </table:table-cell>
          <table:table-cell office:value-type="float" office:value="9.1787228774896015" table:style-name="ce69">
            <text:p>9.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17" table:style-name="ce150">
            <text:p>2017</text:p>
          </table:table-cell>
          <table:table-cell office:value-type="string" table:style-name="ce31">
            <text:p>January*</text:p>
          </table:table-cell>
          <table:table-cell office:value-type="float" office:value="2.2655728877115573" table:style-name="ce69">
            <text:p>2.3</text:p>
          </table:table-cell>
          <table:table-cell office:value-type="float" office:value="2.2384357767133776" table:style-name="ce69">
            <text:p>2.2</text:p>
          </table:table-cell>
          <table:table-cell office:value-type="float" office:value="13.599344311173997" table:style-name="ce69">
            <text:p>13.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February</text:p>
          </table:table-cell>
          <table:table-cell office:value-type="float" office:value="2.2023313049456261" table:style-name="ce69">
            <text:p>2.2</text:p>
          </table:table-cell>
          <table:table-cell office:value-type="float" office:value="2.2693194107652102" table:style-name="ce69">
            <text:p>2.3</text:p>
          </table:table-cell>
          <table:table-cell office:value-type="float" office:value="12.635198625599662"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March</text:p>
          </table:table-cell>
          <table:table-cell office:value-type="float" office:value="2.183211984857929" table:style-name="ce69">
            <text:p>2.2</text:p>
          </table:table-cell>
          <table:table-cell office:value-type="float" office:value="2.1004168851010783" table:style-name="ce69">
            <text:p>2.1</text:p>
          </table:table-cell>
          <table:table-cell office:value-type="float" office:value="12.104339052030399" table:style-name="ce69">
            <text:p>12.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April*</text:p>
          </table:table-cell>
          <table:table-cell office:value-type="float" office:value="2.1892241638008012" table:style-name="ce69">
            <text:p>2.2</text:p>
          </table:table-cell>
          <table:table-cell office:value-type="float" office:value="2.2575439068842682" table:style-name="ce69">
            <text:p>2.3</text:p>
          </table:table-cell>
          <table:table-cell office:value-type="float" office:value="13.234423849741413" table:style-name="ce69">
            <text:p>13.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May</text:p>
          </table:table-cell>
          <table:table-cell office:value-type="float" office:value="2.2356296712052113" table:style-name="ce69">
            <text:p>2.2</text:p>
          </table:table-cell>
          <table:table-cell office:value-type="float" office:value="2.2656014208496984" table:style-name="ce69">
            <text:p>2.3</text:p>
          </table:table-cell>
          <table:table-cell office:value-type="float" office:value="13.093955968033828"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June</text:p>
          </table:table-cell>
          <table:table-cell office:value-type="float" office:value="2.2334719859337588" table:style-name="ce69">
            <text:p>2.2</text:p>
          </table:table-cell>
          <table:table-cell office:value-type="float" office:value="2.1565980051397684" table:style-name="ce69">
            <text:p>2.2</text:p>
          </table:table-cell>
          <table:table-cell office:value-type="float" office:value="13.06044444320632"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July*</text:p>
          </table:table-cell>
          <table:table-cell office:value-type="float" office:value="2.2617623031697853" table:style-name="ce69">
            <text:p>2.3</text:p>
          </table:table-cell>
          <table:table-cell office:value-type="float" office:value="2.3127197988242614" table:style-name="ce69">
            <text:p>2.3</text:p>
          </table:table-cell>
          <table:table-cell office:value-type="float" office:value="13.053365290043379"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August</text:p>
          </table:table-cell>
          <table:table-cell office:value-type="float" office:value="2.2589293095604797" table:style-name="ce69">
            <text:p>2.3</text:p>
          </table:table-cell>
          <table:table-cell office:value-type="float" office:value="2.1404569147934369" table:style-name="ce69">
            <text:p>2.1</text:p>
          </table:table-cell>
          <table:table-cell office:value-type="float" office:value="12.764435355704835" table:style-name="ce69">
            <text:p>12.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September</text:p>
          </table:table-cell>
          <table:table-cell office:value-type="float" office:value="2.234655834319053" table:style-name="ce69">
            <text:p>2.2</text:p>
          </table:table-cell>
          <table:table-cell office:value-type="float" office:value="2.1619770950719768" table:style-name="ce69">
            <text:p>2.2</text:p>
          </table:table-cell>
          <table:table-cell office:value-type="float" office:value="12.797976124284546" table:style-name="ce69">
            <text:p>12.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October*</text:p>
          </table:table-cell>
          <table:table-cell office:value-type="float" office:value="2.2204210002561369" table:style-name="ce69">
            <text:p>2.2</text:p>
          </table:table-cell>
          <table:table-cell office:value-type="float" office:value="2.4637512363275329" table:style-name="ce69">
            <text:p>2.5</text:p>
          </table:table-cell>
          <table:table-cell office:value-type="float" office:value="15.819216547649953" table:style-name="ce69">
            <text:p>15.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November</text:p>
          </table:table-cell>
          <table:table-cell office:value-type="float" office:value="2.2108695165843777" table:style-name="ce69">
            <text:p>2.2</text:p>
          </table:table-cell>
          <table:table-cell office:value-type="float" office:value="2.0178865660939111" table:style-name="ce69">
            <text:p>2.0</text:p>
          </table:table-cell>
          <table:table-cell office:value-type="float" office:value="10.139762808319706" table:style-name="ce69">
            <text:p>10.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December</text:p>
          </table:table-cell>
          <table:table-cell office:value-type="float" office:value="2.2445046330857421" table:style-name="ce69">
            <text:p>2.2</text:p>
          </table:table-cell>
          <table:table-cell office:value-type="float" office:value="2.0839189215301079" table:style-name="ce69">
            <text:p>2.1</text:p>
          </table:table-cell>
          <table:table-cell office:value-type="float" office:value="10.268422015095233" table:style-name="ce69">
            <text:p>10.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18" table:style-name="ce150">
            <text:p>2018</text:p>
          </table:table-cell>
          <table:table-cell office:value-type="string" table:style-name="ce31">
            <text:p>January*</text:p>
          </table:table-cell>
          <table:table-cell office:value-type="float" office:value="2.2159876659475186" table:style-name="ce69">
            <text:p>2.2</text:p>
          </table:table-cell>
          <table:table-cell office:value-type="float" office:value="2.1449036877967975" table:style-name="ce69">
            <text:p>2.1</text:p>
          </table:table-cell>
          <table:table-cell office:value-type="float" office:value="15.170625186785074" table:style-name="ce69">
            <text:p>15.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February</text:p>
          </table:table-cell>
          <table:table-cell office:value-type="float" office:value="2.2121805223942212" table:style-name="ce69">
            <text:p>2.2</text:p>
          </table:table-cell>
          <table:table-cell office:value-type="float" office:value="2.026039471974229" table:style-name="ce69">
            <text:p>2.0</text:p>
          </table:table-cell>
          <table:table-cell office:value-type="float" office:value="14.869444968256962" table:style-name="ce69">
            <text:p>14.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March</text:p>
          </table:table-cell>
          <table:table-cell office:value-type="float" office:value="2.2785615721768631" table:style-name="ce69">
            <text:p>2.3</text:p>
          </table:table-cell>
          <table:table-cell office:value-type="float" office:value="2.2218128191496667" table:style-name="ce69">
            <text:p>2.2</text:p>
          </table:table-cell>
          <table:table-cell office:value-type="float" office:value="12.928314623906276" table:style-name="ce69">
            <text:p>12.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April*</text:p>
          </table:table-cell>
          <table:table-cell office:value-type="float" office:value="2.2582533801764026" table:style-name="ce69">
            <text:p>2.3</text:p>
          </table:table-cell>
          <table:table-cell office:value-type="float" office:value="2.1172574868691161" table:style-name="ce69">
            <text:p>2.1</text:p>
          </table:table-cell>
          <table:table-cell office:value-type="float" office:value="12.858716460616794" table:style-name="ce69">
            <text:p>12.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May</text:p>
          </table:table-cell>
          <table:table-cell office:value-type="float" office:value="2.2350755297796185" table:style-name="ce69">
            <text:p>2.2</text:p>
          </table:table-cell>
          <table:table-cell office:value-type="float" office:value="2.0887291278467335" table:style-name="ce69">
            <text:p>2.1</text:p>
          </table:table-cell>
          <table:table-cell office:value-type="float" office:value="12.682772139076201" table:style-name="ce69">
            <text:p>12.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June</text:p>
          </table:table-cell>
          <table:table-cell office:value-type="float" office:value="2.2337303178546608" table:style-name="ce69">
            <text:p>2.2</text:p>
          </table:table-cell>
          <table:table-cell office:value-type="float" office:value="2.2054148088308705" table:style-name="ce69">
            <text:p>2.2</text:p>
          </table:table-cell>
          <table:table-cell office:value-type="float" office:value="11.995354412794583" table:style-name="ce69">
            <text:p>12.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July*</text:p>
          </table:table-cell>
          <table:table-cell office:value-type="float" office:value="2.2169259847359819" table:style-name="ce69">
            <text:p>2.2</text:p>
          </table:table-cell>
          <table:table-cell office:value-type="float" office:value="2.2612133844023319" table:style-name="ce69">
            <text:p>2.3</text:p>
          </table:table-cell>
          <table:table-cell office:value-type="float" office:value="12.002785595286714" table:style-name="ce69">
            <text:p>12.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August</text:p>
          </table:table-cell>
          <table:table-cell office:value-type="float" office:value="2.232430163287054" table:style-name="ce69">
            <text:p>2.2</text:p>
          </table:table-cell>
          <table:table-cell office:value-type="float" office:value="2.2426946426543188" table:style-name="ce69">
            <text:p>2.2</text:p>
          </table:table-cell>
          <table:table-cell office:value-type="float" office:value="12.354495133595984" table:style-name="ce69">
            <text:p>12.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September</text:p>
          </table:table-cell>
          <table:table-cell office:value-type="float" office:value="2.2109843345203775" table:style-name="ce69">
            <text:p>2.2</text:p>
          </table:table-cell>
          <table:table-cell office:value-type="float" office:value="2.2146023720685255" table:style-name="ce69">
            <text:p>2.2</text:p>
          </table:table-cell>
          <table:table-cell office:value-type="float" office:value="12.702399601344185" table:style-name="ce69">
            <text:p>12.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October*</text:p>
          </table:table-cell>
          <table:table-cell office:value-type="float" office:value="2.2408258792001203" table:style-name="ce69">
            <text:p>2.2</text:p>
          </table:table-cell>
          <table:table-cell office:value-type="float" office:value="2.3026950210627821" table:style-name="ce69">
            <text:p>2.3</text:p>
          </table:table-cell>
          <table:table-cell office:value-type="float" office:value="13.797894322210343" table:style-name="ce69">
            <text:p>13.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November</text:p>
          </table:table-cell>
          <table:table-cell office:value-type="float" office:value="2.2278259880756242" table:style-name="ce69">
            <text:p>2.2</text:p>
          </table:table-cell>
          <table:table-cell office:value-type="float" office:value="2.1830169558038612" table:style-name="ce69">
            <text:p>2.2</text:p>
          </table:table-cell>
          <table:table-cell office:value-type="float" office:value="10.354364560525406" table:style-name="ce69">
            <text:p>10.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December</text:p>
          </table:table-cell>
          <table:table-cell office:value-type="float" office:value="2.2429286787190694" table:style-name="ce69">
            <text:p>2.2</text:p>
          </table:table-cell>
          <table:table-cell office:value-type="float" office:value="2.1016329165780427" table:style-name="ce69">
            <text:p>2.1</text:p>
          </table:table-cell>
          <table:table-cell office:value-type="float" office:value="10.093386684508815" table:style-name="ce69">
            <text:p>10.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19" table:style-name="ce118">
            <text:p>2019</text:p>
          </table:table-cell>
          <table:table-cell office:value-type="string" table:style-name="ce31">
            <text:p>January*</text:p>
          </table:table-cell>
          <table:table-cell office:value-type="float" office:value="2.2628557000193248" table:style-name="ce69">
            <text:p>2.3</text:p>
          </table:table-cell>
          <table:table-cell office:value-type="float" office:value="2.1643432922045664" table:style-name="ce69">
            <text:p>2.2</text:p>
          </table:table-cell>
          <table:table-cell office:value-type="float" office:value="15.384983386154031" table:style-name="ce69">
            <text:p>15.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19"/>
          <table:table-cell office:value-type="string" table:style-name="ce31">
            <text:p>February</text:p>
          </table:table-cell>
          <table:table-cell office:value-type="float" office:value="2.2459220154984476" table:style-name="ce69">
            <text:p>2.2</text:p>
          </table:table-cell>
          <table:table-cell office:value-type="float" office:value="2.2074326602014045" table:style-name="ce69">
            <text:p>2.2</text:p>
          </table:table-cell>
          <table:table-cell office:value-type="float" office:value="15.652514451892046" table:style-name="ce69">
            <text:p>15.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20"/>
          <table:table-cell office:value-type="string" table:style-name="ce31">
            <text:p>March</text:p>
          </table:table-cell>
          <table:table-cell office:value-type="float" office:value="2.2273618112537017" table:style-name="ce69">
            <text:p>2.2</text:p>
          </table:table-cell>
          <table:table-cell office:value-type="float" office:value="2.2178896338929293" table:style-name="ce69">
            <text:p>2.2</text:p>
          </table:table-cell>
          <table:table-cell office:value-type="float" office:value="13.087000186728169"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21"/>
          <table:table-cell office:value-type="string" table:style-name="ce31">
            <text:p>April*</text:p>
          </table:table-cell>
          <table:table-cell office:value-type="float" office:value="2.2183654762375453" table:style-name="ce69">
            <text:p>2.2</text:p>
          </table:table-cell>
          <table:table-cell office:value-type="float" office:value="2.2129638051433571" table:style-name="ce69">
            <text:p>2.2</text:p>
          </table:table-cell>
          <table:table-cell office:value-type="float" office:value="12.631706645333054"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22"/>
          <table:table-cell office:value-type="string" table:style-name="ce31">
            <text:p>May</text:p>
          </table:table-cell>
          <table:table-cell office:value-type="float" office:value="2.2355374671215418" table:style-name="ce69">
            <text:p>2.2</text:p>
          </table:table-cell>
          <table:table-cell office:value-type="float" office:value="2.200025507044935" table:style-name="ce69">
            <text:p>2.2</text:p>
          </table:table-cell>
          <table:table-cell office:value-type="float" office:value="12.824749058576089" table:style-name="ce69">
            <text:p>12.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23"/>
          <table:table-cell office:value-type="string" table:style-name="ce31">
            <text:p>June</text:p>
          </table:table-cell>
          <table:table-cell office:value-type="float" office:value="2.2679116334544811" table:style-name="ce69">
            <text:p>2.3</text:p>
          </table:table-cell>
          <table:table-cell office:value-type="float" office:value="2.2353007407407408" table:style-name="ce69">
            <text:p>2.2</text:p>
          </table:table-cell>
          <table:table-cell office:value-type="float" office:value="12.219891429268955" table:style-name="ce69">
            <text:p>12.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24"/>
          <table:table-cell office:value-type="string" table:style-name="ce31">
            <text:p>July*</text:p>
          </table:table-cell>
          <table:table-cell office:value-type="float" office:value="2.2268532171009268" table:style-name="ce69">
            <text:p>2.2</text:p>
          </table:table-cell>
          <table:table-cell office:value-type="float" office:value="2.1760197971608704" table:style-name="ce69">
            <text:p>2.2</text:p>
          </table:table-cell>
          <table:table-cell office:value-type="float" office:value="12.81631986844099" table:style-name="ce69">
            <text:p>12.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26"/>
          <table:table-cell office:value-type="string" table:style-name="ce31">
            <text:p>August</text:p>
          </table:table-cell>
          <table:table-cell office:value-type="float" office:value="2.2657944368592688" table:style-name="ce69">
            <text:p>2.3</text:p>
          </table:table-cell>
          <table:table-cell office:value-type="float" office:value="2.3952080570703078" table:style-name="ce69">
            <text:p>2.4</text:p>
          </table:table-cell>
          <table:table-cell office:value-type="float" office:value="12.630937119172696"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28"/>
          <table:table-cell office:value-type="string" table:style-name="ce31">
            <text:p>September</text:p>
          </table:table-cell>
          <table:table-cell office:value-type="float" office:value="2.2553053360643962" table:style-name="ce69">
            <text:p>2.3</text:p>
          </table:table-cell>
          <table:table-cell office:value-type="float" office:value="2.2329808884293585" table:style-name="ce69">
            <text:p>2.2</text:p>
          </table:table-cell>
          <table:table-cell office:value-type="float" office:value="13.043300373075114" table:style-name="ce69">
            <text:p>13.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30"/>
          <table:table-cell office:value-type="string" table:style-name="ce31">
            <text:p>October*</text:p>
          </table:table-cell>
          <table:table-cell office:value-type="float" office:value="2.1778501098859269" table:style-name="ce69">
            <text:p>2.2</text:p>
          </table:table-cell>
          <table:table-cell office:value-type="float" office:value="2.4069821106595772" table:style-name="ce69">
            <text:p>2.4</text:p>
          </table:table-cell>
          <table:table-cell office:value-type="float" office:value="12.60927659956441" table:style-name="ce69">
            <text:p>12.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32"/>
          <table:table-cell office:value-type="string" table:style-name="ce31">
            <text:p>November</text:p>
          </table:table-cell>
          <table:table-cell office:value-type="float" office:value="2.2272479713356335" table:style-name="ce69">
            <text:p>2.2</text:p>
          </table:table-cell>
          <table:table-cell office:value-type="float" office:value="2.1904454476734747" table:style-name="ce69">
            <text:p>2.2</text:p>
          </table:table-cell>
          <table:table-cell office:value-type="float" office:value="9.40198914634062" table:style-name="ce69">
            <text:p>9.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32"/>
          <table:table-cell office:value-type="string" table:style-name="ce31">
            <text:p>December</text:p>
          </table:table-cell>
          <table:table-cell office:value-type="float" office:value="2.2122829755251416" table:style-name="ce69">
            <text:p>2.2</text:p>
          </table:table-cell>
          <table:table-cell office:value-type="float" office:value="2.1055221542513212" table:style-name="ce69">
            <text:p>2.1</text:p>
          </table:table-cell>
          <table:table-cell office:value-type="float" office:value="8.9045637451047064" table:style-name="ce69">
            <text:p>8.9</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20" table:style-name="ce134">
            <text:p>2020</text:p>
          </table:table-cell>
          <table:table-cell office:value-type="string" table:style-name="ce31">
            <text:p>January*</text:p>
          </table:table-cell>
          <table:table-cell office:value-type="float" office:value="2.2301619164031083" table:style-name="ce69">
            <text:p>2.2</text:p>
          </table:table-cell>
          <table:table-cell office:value-type="float" office:value="2.1645113454498146" table:style-name="ce69">
            <text:p>2.2</text:p>
          </table:table-cell>
          <table:table-cell office:value-type="float" office:value="14.505358892303494" table:style-name="ce69">
            <text:p>14.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36"/>
          <table:table-cell office:value-type="string" table:style-name="ce31">
            <text:p>February</text:p>
          </table:table-cell>
          <table:table-cell office:value-type="float" office:value="2.2173469055074806" table:style-name="ce69">
            <text:p>2.2</text:p>
          </table:table-cell>
          <table:table-cell office:value-type="float" office:value="2.2488586687945551" table:style-name="ce69">
            <text:p>2.2</text:p>
          </table:table-cell>
          <table:table-cell office:value-type="float" office:value="13.840230326295586" table:style-name="ce69">
            <text:p>13.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38"/>
          <table:table-cell office:value-type="string" table:style-name="ce31">
            <text:p>March</text:p>
          </table:table-cell>
          <table:table-cell office:value-type="float" office:value="2.2381844968483873" table:style-name="ce69">
            <text:p>2.2</text:p>
          </table:table-cell>
          <table:table-cell office:value-type="float" office:value="2.2708233546543193" table:style-name="ce69">
            <text:p>2.3</text:p>
          </table:table-cell>
          <table:table-cell office:value-type="float" office:value="13.121515251079758"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40"/>
          <table:table-cell office:value-type="string" table:style-name="ce31">
            <text:p>April*</text:p>
          </table:table-cell>
          <table:table-cell office:value-type="float" office:value="2.2308605811267475" table:style-name="ce69">
            <text:p>2.2</text:p>
          </table:table-cell>
          <table:table-cell office:value-type="float" office:value="2.4003850064661343" table:style-name="ce69">
            <text:p>2.4</text:p>
          </table:table-cell>
          <table:table-cell office:value-type="float" office:value="13.053973783727916" table:style-name="ce69">
            <text:p>13.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42"/>
          <table:table-cell office:value-type="string" table:style-name="ce31">
            <text:p>May</text:p>
          </table:table-cell>
          <table:table-cell office:value-type="float" office:value="2.2609524648980313" table:style-name="ce69">
            <text:p>2.3</text:p>
          </table:table-cell>
          <table:table-cell office:value-type="float" office:value="2.3049975922532777" table:style-name="ce69">
            <text:p>2.3</text:p>
          </table:table-cell>
          <table:table-cell office:value-type="float" office:value="13.613750554352647" table:style-name="ce69">
            <text:p>13.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42"/>
          <table:table-cell office:value-type="string" table:style-name="ce31">
            <text:p>June</text:p>
          </table:table-cell>
          <table:table-cell office:value-type="float" office:value="2.2272494467564221" table:style-name="ce69">
            <text:p>2.2</text:p>
          </table:table-cell>
          <table:table-cell office:value-type="float" office:value="2.1702533680699561" table:style-name="ce69">
            <text:p>2.2</text:p>
          </table:table-cell>
          <table:table-cell office:value-type="float" office:value="13.673913014365473" table:style-name="ce69">
            <text:p>13.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42"/>
          <table:table-cell office:value-type="string" table:style-name="ce31">
            <text:p>July</text:p>
          </table:table-cell>
          <table:table-cell office:value-type="float" office:value="2.2297113414788212" table:style-name="ce69">
            <text:p>2.2</text:p>
          </table:table-cell>
          <table:table-cell office:value-type="float" office:value="2.0836411882980994" table:style-name="ce69">
            <text:p>2.1</text:p>
          </table:table-cell>
          <table:table-cell office:value-type="float" office:value="13.467064070353105" table:style-name="ce69">
            <text:p>13.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August</text:p>
          </table:table-cell>
          <table:table-cell office:value-type="float" office:value="2.2310396413379476" table:style-name="ce69">
            <text:p>2.2</text:p>
          </table:table-cell>
          <table:table-cell office:value-type="float" office:value="2.3200366166835136" table:style-name="ce69">
            <text:p>2.3</text:p>
          </table:table-cell>
          <table:table-cell office:value-type="float" office:value="13.288963216838223" table:style-name="ce69">
            <text:p>13.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September</text:p>
          </table:table-cell>
          <table:table-cell office:value-type="float" office:value="2.2485069353760241" table:style-name="ce69">
            <text:p>2.2</text:p>
          </table:table-cell>
          <table:table-cell office:value-type="float" office:value="2.328712231015059" table:style-name="ce69">
            <text:p>2.3</text:p>
          </table:table-cell>
          <table:table-cell office:value-type="float" office:value="13.821610876403748" table:style-name="ce69">
            <text:p>13.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October</text:p>
          </table:table-cell>
          <table:table-cell office:value-type="float" office:value="2.2239945663601937" table:style-name="ce69">
            <text:p>2.2</text:p>
          </table:table-cell>
          <table:table-cell office:value-type="float" office:value="2.2018862794680074" table:style-name="ce69">
            <text:p>2.2</text:p>
          </table:table-cell>
          <table:table-cell office:value-type="float" office:value="13.557027733334454" table:style-name="ce69">
            <text:p>13.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November</text:p>
          </table:table-cell>
          <table:table-cell office:value-type="float" office:value="2.2244002063116017" table:style-name="ce69">
            <text:p>2.2</text:p>
          </table:table-cell>
          <table:table-cell office:value-type="float" office:value="2.0722283896566829" table:style-name="ce69">
            <text:p>2.1</text:p>
          </table:table-cell>
          <table:table-cell office:value-type="float" office:value="9.274114258171883" table:style-name="ce69">
            <text:p>9.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50"/>
          <table:table-cell office:value-type="string" table:style-name="ce31">
            <text:p>December</text:p>
          </table:table-cell>
          <table:table-cell office:value-type="float" office:value="2.2139832043983079" table:style-name="ce69">
            <text:p>2.2</text:p>
          </table:table-cell>
          <table:table-cell office:value-type="float" office:value="2.1173301858116775" table:style-name="ce69">
            <text:p>2.1</text:p>
          </table:table-cell>
          <table:table-cell office:value-type="float" office:value="8.7692612664417169" table:style-name="ce69">
            <text:p>8.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office:value-type="float" office:value="2021" table:style-name="ce103">
            <text:p>2021</text:p>
          </table:table-cell>
          <table:table-cell office:value-type="string" table:style-name="ce31">
            <text:p>January*</text:p>
          </table:table-cell>
          <table:table-cell office:value-type="float" office:value="2.0993906422241655" table:style-name="ce69">
            <text:p>2.1</text:p>
          </table:table-cell>
          <table:table-cell office:value-type="float" office:value="2.1539740470269808" table:style-name="ce69">
            <text:p>2.2</text:p>
          </table:table-cell>
          <table:table-cell office:value-type="float" office:value="10.57042123640923" table:style-name="ce69">
            <text:p>10.6</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03"/>
          <table:table-cell office:value-type="string" table:style-name="ce31">
            <text:p>February</text:p>
          </table:table-cell>
          <table:table-cell office:value-type="float" office:value="2.1199120974094172" table:style-name="ce69">
            <text:p>2.1</text:p>
          </table:table-cell>
          <table:table-cell office:value-type="float" office:value="2.0721820339886188" table:style-name="ce69">
            <text:p>2.1</text:p>
          </table:table-cell>
          <table:table-cell office:value-type="float" office:value="10.161134357999071" table:style-name="ce69">
            <text:p>10.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03"/>
          <table:table-cell office:value-type="string" table:style-name="ce31">
            <text:p>March</text:p>
          </table:table-cell>
          <table:table-cell office:value-type="float" office:value="2.1097358250166325" table:style-name="ce69">
            <text:p>2.1</text:p>
          </table:table-cell>
          <table:table-cell office:value-type="float" office:value="2.1849138650636211" table:style-name="ce69">
            <text:p>2.2</text:p>
          </table:table-cell>
          <table:table-cell office:value-type="float" office:value="10.051125048346364" table:style-name="ce69">
            <text:p>10.1</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03"/>
          <table:table-cell office:value-type="string" table:style-name="ce31">
            <text:p>April*</text:p>
          </table:table-cell>
          <table:table-cell office:value-type="float" office:value="2.2842652709087687" table:style-name="ce69">
            <text:p>2.3</text:p>
          </table:table-cell>
          <table:table-cell office:value-type="float" office:value="2.1955641641511985" table:style-name="ce69">
            <text:p>2.2</text:p>
          </table:table-cell>
          <table:table-cell office:value-type="float" office:value="10.46406906572577" table:style-name="ce69">
            <text:p>10.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03"/>
          <table:table-cell office:value-type="string" table:style-name="ce31">
            <text:p>May</text:p>
          </table:table-cell>
          <table:table-cell office:value-type="float" office:value="2.3421788823770888" table:style-name="ce69">
            <text:p>2.3</text:p>
          </table:table-cell>
          <table:table-cell office:value-type="float" office:value="2.3041558559444475" table:style-name="ce69">
            <text:p>2.3</text:p>
          </table:table-cell>
          <table:table-cell office:value-type="float" office:value="14.395142991275772" table:style-name="ce69">
            <text:p>14.4</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03"/>
          <table:table-cell office:value-type="string" table:style-name="ce31">
            <text:p>June</text:p>
          </table:table-cell>
          <table:table-cell office:value-type="float" office:value="2.310780339336731" table:style-name="ce69">
            <text:p>2.3</text:p>
          </table:table-cell>
          <table:table-cell office:value-type="float" office:value="2.2129004539107533" table:style-name="ce69">
            <text:p>2.2</text:p>
          </table:table-cell>
          <table:table-cell office:value-type="float" office:value="14.345100668851117" table:style-name="ce69">
            <text:p>14.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03"/>
          <table:table-cell office:value-type="string" table:style-name="ce31">
            <text:p>July*</text:p>
          </table:table-cell>
          <table:table-cell office:value-type="float" office:value="2.3224398407945905" table:style-name="ce69">
            <text:p>2.3</text:p>
          </table:table-cell>
          <table:table-cell office:value-type="float" office:value="2.3215010379446537" table:style-name="ce69">
            <text:p>2.3</text:p>
          </table:table-cell>
          <table:table-cell office:value-type="float" office:value="14.3458708630262" table:style-name="ce69">
            <text:p>14.3</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03"/>
          <table:table-cell office:value-type="string" table:style-name="ce31">
            <text:p>August</text:p>
          </table:table-cell>
          <table:table-cell office:value-type="float" office:value="2.3770443654922704" table:style-name="ce69">
            <text:p>2.4</text:p>
          </table:table-cell>
          <table:table-cell office:value-type="float" office:value="2.4964463989644194" table:style-name="ce69">
            <text:p>2.5</text:p>
          </table:table-cell>
          <table:table-cell office:value-type="float" office:value="13.972903663117462" table:style-name="ce69">
            <text:p>14.0</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03"/>
          <table:table-cell office:value-type="string" table:style-name="ce31">
            <text:p>September</text:p>
          </table:table-cell>
          <table:table-cell office:value-type="float" office:value="2.3603507418862404" table:style-name="ce69">
            <text:p>2.4</text:p>
          </table:table-cell>
          <table:table-cell office:value-type="float" office:value="2.320817418210106" table:style-name="ce69">
            <text:p>2.3</text:p>
          </table:table-cell>
          <table:table-cell office:value-type="float" office:value="15.152528338520401" table:style-name="ce69">
            <text:p>15.2</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03"/>
          <table:table-cell office:value-type="string" table:style-name="ce31">
            <text:p>October*</text:p>
          </table:table-cell>
          <table:table-cell office:value-type="float" office:value="2.302097919436398" table:style-name="ce69">
            <text:p>2.3</text:p>
          </table:table-cell>
          <table:table-cell office:value-type="float" office:value="2.2171887088938065" table:style-name="ce69">
            <text:p>2.2</text:p>
          </table:table-cell>
          <table:table-cell office:value-type="float" office:value="14.4574373925568" table:style-name="ce69">
            <text:p>14.5</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03"/>
          <table:table-cell office:value-type="string" table:style-name="ce31">
            <text:p>November</text:p>
          </table:table-cell>
          <table:table-cell office:value-type="float" office:value="2.3320798536667571" table:style-name="ce69">
            <text:p>2.3</text:p>
          </table:table-cell>
          <table:table-cell office:value-type="float" office:value="2.148092671363091" table:style-name="ce69">
            <text:p>2.1</text:p>
          </table:table-cell>
          <table:table-cell office:value-type="float" office:value="11.653514212103156" table:style-name="ce69">
            <text:p>11.7</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103"/>
          <table:table-cell office:value-type="string" table:style-name="ce31">
            <text:p>December</text:p>
          </table:table-cell>
          <table:table-cell office:value-type="float" office:value="2.3993354058643348" table:style-name="ce69">
            <text:p>2.4</text:p>
          </table:table-cell>
          <table:table-cell office:value-type="float" office:value="2.1361692027187469" table:style-name="ce69">
            <text:p>2.1</text:p>
          </table:table-cell>
          <table:table-cell office:value-type="float" office:value="10.834996543132574" table:style-name="ce69">
            <text:p>10.8</text:p>
          </table:table-cell>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number-rows-repeated="2" table:style-name="ro1">
          <table:table-cell table:style-name="ce103"/>
          <table:table-cell table:style-name="ce31"/>
          <table:table-cell table:number-columns-repeated="3" table:style-name="ce69"/>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27"/>
          <table:table-cell office:value-type="string" table:style-name="ce52">
            <text:p>Footnotes:</text:p>
          </table:table-cell>
          <table:table-cell table:number-columns-repeated="2" table:style-name="ce27"/>
          <table:table-cell table:style-name="ce40"/>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number-columns-repeated="2" table:style-name="ce27"/>
          <table:table-cell office:value-type="string" table:style-name="ce17">
            <text:p>* Five week month</text:p>
          </table:table-cell>
          <table:table-cell table:number-columns-repeated="2" table:style-name="ce15"/>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number-columns-repeated="2" table:style-name="ce27"/>
          <table:table-cell office:value-type="string" table:style-name="ce17">
            <text:p>** Denotes a 5 week month in a 53 week statistical year</text:p>
          </table:table-cell>
          <table:table-cell table:number-columns-repeated="2" table:style-name="ce15"/>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style-name="ce27"/>
          <table:table-cell table:style-name="ce16"/>
          <table:table-cell table:number-columns-repeated="3" table:style-name="ce15"/>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number-columns-repeated="2" table:style-name="ce27"/>
          <table:table-cell table:style-name="ce54"/>
          <table:table-cell table:number-columns-repeated="2" table:style-name="ce27"/>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0"/>
        </table:table-row>
        <table:table-row table:style-name="ro1">
          <table:table-cell table:number-columns-repeated="2" table:style-name="ce27"/>
          <table:table-cell table:style-name="ce55"/>
          <table:table-cell table:number-columns-repeated="2" table:style-name="ce27"/>
          <table:table-cell table:style-name="ce31"/>
          <table:table-cell table:style-name="ce27"/>
          <table:table-cell table:number-columns-repeated="2" table:style-name="ce60"/>
          <table:table-cell table:style-name="ce29"/>
          <table:table-cell table:style-name="ce60"/>
          <table:table-cell table:number-columns-repeated="16373" table:style-name="ce27"/>
        </table:table-row>
        <table:table-row table:style-name="ro1">
          <table:table-cell table:number-columns-repeated="5" table:style-name="ce27"/>
          <table:table-cell table:style-name="ce31"/>
          <table:table-cell table:style-name="ce27"/>
          <table:table-cell table:number-columns-repeated="2" table:style-name="ce60"/>
          <table:table-cell table:style-name="ce29"/>
          <table:table-cell table:style-name="ce60"/>
          <table:table-cell table:number-columns-repeated="16373" table:style-name="ce27"/>
        </table:table-row>
        <table:table-row table:style-name="ro1">
          <table:table-cell table:number-columns-repeated="2" table:style-name="ce27"/>
          <table:table-cell table:style-name="ce53"/>
          <table:table-cell table:number-columns-repeated="2" table:style-name="ce27"/>
          <table:table-cell table:style-name="ce31"/>
          <table:table-cell table:style-name="ce27"/>
          <table:table-cell table:number-columns-repeated="2" table:style-name="ce60"/>
          <table:table-cell table:style-name="ce29"/>
          <table:table-cell table:style-name="ce60"/>
          <table:table-cell table:number-columns-repeated="16373" table:style-name="ce27"/>
        </table:table-row>
        <table:table-row table:number-rows-repeated="5" table:style-name="ro1">
          <table:table-cell table:number-columns-repeated="5" table:style-name="ce27"/>
          <table:table-cell table:style-name="ce31"/>
          <table:table-cell table:style-name="ce27"/>
          <table:table-cell table:number-columns-repeated="2" table:style-name="ce60"/>
          <table:table-cell table:style-name="ce29"/>
          <table:table-cell table:style-name="ce60"/>
          <table:table-cell table:number-columns-repeated="16373" table:style-name="ce27"/>
        </table:table-row>
        <table:table-row table:number-rows-repeated="235" table:style-name="ro1">
          <table:table-cell table:number-columns-repeated="5"/>
          <table:table-cell table:style-name="ce31"/>
          <table:table-cell table:number-columns-repeated="16378"/>
        </table:table-row>
        <table:table-row table:number-rows-repeated="1048005" table:style-name="ro1">
          <table:table-cell table:number-columns-repeated="16384"/>
        </table:table-row>
        <table:named-expressions>
          <table:named-range table:name="Print_Area" table:cell-range-address="Liveweights_Monthly.$A$1:Liveweights_Monthly.$I$246" table:base-cell-address="Liveweights_Monthly.$A$1"/>
          <table:named-range table:name="Print_Titles" table:cell-range-address="Liveweights_Monthly.$A$9:Liveweights_Monthly.$IV$9" table:base-cell-address="Liveweights_Monthly.$A$1"/>
        </table:named-expressions>
      </table:table>
      <table:table table:name="Liveweights_Annual" table:style-name="ta2">
        <table:table-column table:style-name="co1" table:default-cell-style-name="ce27"/>
        <table:table-column table:style-name="co23" table:default-cell-style-name="ce27"/>
        <table:table-column table:style-name="co22" table:default-cell-style-name="ce27"/>
        <table:table-column table:style-name="co10" table:default-cell-style-name="ce27"/>
        <table:table-column table:style-name="co11" table:number-columns-repeated="2" table:default-cell-style-name="ce27"/>
        <table:table-column table:style-name="co11" table:default-cell-style-name="ce60"/>
        <table:table-column table:style-name="co12" table:default-cell-style-name="ce60"/>
        <table:table-column table:style-name="co12" table:default-cell-style-name="ce29"/>
        <table:table-column table:style-name="co12" table:default-cell-style-name="ce60"/>
        <table:table-column table:style-name="co11" table:default-cell-style-name="ce27"/>
        <table:table-column table:style-name="co13" table:default-cell-style-name="ce27"/>
        <table:table-column table:style-name="co12" table:default-cell-style-name="ce27"/>
        <table:table-column table:style-name="co14" table:default-cell-style-name="ce27"/>
        <table:table-column table:style-name="co11" table:number-columns-repeated="16370" table:default-cell-style-name="ce27"/>
        <table:table-row table:style-name="ro1">
          <table:table-cell office:value-type="string" table:style-name="ce2">
            <text:p>Updated on:</text:p>
          </table:table-cell>
          <table:table-cell office:value-type="date" office:date-value="2022-01-20T00:00:00" table:style-name="ce3">
            <text:p>20-Jan-22</text:p>
          </table:table-cell>
          <table:table-cell table:style-name="ce4"/>
          <table:table-cell office:value-type="string" table:style-name="ce5">
            <text:p>Contact:</text:p>
          </table:table-cell>
          <table:table-cell office:value-type="string" table:style-name="ce47">
            <text:p>Julie Rumsey, Defra, (Tel +44 (0) 2080 266306, Email julie.rumsey@defra.gov.uk)</text:p>
          </table:table-cell>
          <table:table-cell table:number-columns-repeated="16379" table:style-name="ce4"/>
        </table:table-row>
        <table:table-row table:style-name="ro1">
          <table:table-cell office:value-type="string" table:style-name="ce2">
            <text:p>Next update:</text:p>
          </table:table-cell>
          <table:table-cell office:value-type="date" office:date-value="2022-02-17T00:00:00" table:style-name="ce3">
            <text:p>17-Feb-22</text:p>
          </table:table-cell>
          <table:table-cell table:style-name="ce4"/>
          <table:table-cell office:value-type="string" table:style-name="ce5">
            <text:p>Source:<text:s/></text:p>
          </table:table-cell>
          <table:table-cell office:value-type="string" table:style-name="ce48">
            <text:p>FSA, E&amp;W Poultry Slaughterhouse Survey, DAERA and RESAS</text:p>
          </table:table-cell>
          <table:table-cell table:number-columns-repeated="16379" table:style-name="ce4"/>
        </table:table-row>
        <table:table-row table:style-name="ro1">
          <table:table-cell table:style-name="ce2"/>
          <table:table-cell table:style-name="ce27"/>
          <table:table-cell table:number-columns-repeated="2" table:style-name="ce4"/>
          <table:table-cell table:style-name="ce49"/>
          <table:table-cell table:number-columns-repeated="16379" table:style-name="ce4"/>
        </table:table-row>
        <table:table-row table:style-name="ro2">
          <table:table-cell office:value-type="string" table:style-name="ce59">
            <text:p>Average Liveweights per bird at point of slaughter in England &amp; Wales</text:p>
          </table:table-cell>
          <table:table-cell table:style-name="ce59"/>
          <table:table-cell table:number-columns-repeated="2" table:style-name="ce15"/>
          <table:table-cell table:number-columns-repeated="2" table:style-name="ce59"/>
          <table:table-cell table:number-columns-repeated="16378" table:style-name="ce15"/>
        </table:table-row>
        <table:table-row table:style-name="ro2">
          <table:table-cell table:style-name="ce18"/>
          <table:table-cell table:style-name="ce19"/>
          <table:table-cell table:number-columns-repeated="2" table:style-name="ce15"/>
          <table:table-cell office:value-type="string" table:style-name="ce2">
            <text:p>Units:</text:p>
          </table:table-cell>
          <table:table-cell office:value-type="string" table:style-name="ce6">
            <text:p>Kilograms</text:p>
          </table:table-cell>
          <table:table-cell table:number-columns-repeated="16378" table:style-name="ce15"/>
        </table:table-row>
        <table:table-row table:style-name="ro1">
          <table:table-cell table:number-columns-repeated="4" table:style-name="ce4"/>
          <table:table-cell office:value-type="string" table:style-name="ce5">
            <text:p>Classification:</text:p>
          </table:table-cell>
          <table:table-cell office:value-type="string" table:style-name="ce21">
            <text:p>Public Domain</text:p>
          </table:table-cell>
          <table:table-cell table:number-columns-repeated="16378" table:style-name="ce4"/>
        </table:table-row>
        <table:table-row table:style-name="ro1">
          <table:table-cell table:style-name="ce22"/>
          <table:table-cell table:style-name="ce23"/>
          <table:table-cell table:style-name="ce25"/>
          <table:table-cell table:number-columns-repeated="2" table:style-name="ce23"/>
          <table:table-cell table:number-columns-repeated="16379" table:style-name="ce25"/>
        </table:table-row>
        <table:table-row table:style-name="ro1">
          <table:table-cell office:value-type="string" table:style-name="ce104">
            <text:p>Year</text:p>
          </table:table-cell>
          <table:table-cell office:value-type="string" table:style-name="ce101">
            <text:p>Broilers</text:p>
          </table:table-cell>
          <table:table-cell office:value-type="string" table:style-name="ce101">
            <text:p>Boiling Fowl</text:p>
          </table:table-cell>
          <table:table-cell office:value-type="string" table:style-name="ce101">
            <text:p>All Turkeys</text:p>
          </table:table-cell>
          <table:table-cell table:number-columns-repeated="16380" table:style-name="ce26"/>
        </table:table-row>
        <table:table-row table:style-name="ro1">
          <table:table-cell office:value-type="float" office:value="1996" table:style-name="ce95">
            <text:p>1996</text:p>
          </table:table-cell>
          <table:table-cell office:value-type="float" office:value="2.1606069621582167" table:style-name="ce69">
            <text:p>2.2</text:p>
          </table:table-cell>
          <table:table-cell office:value-type="float" office:value="2.1914260410082127" table:style-name="ce69">
            <text:p>2.2</text:p>
          </table:table-cell>
          <table:table-cell office:value-type="float" office:value="9.271216563344101" table:style-name="ce69">
            <text:p>9.3</text:p>
          </table:table-cell>
          <table:table-cell table:number-columns-repeated="16380" table:style-name="ce27"/>
        </table:table-row>
        <table:table-row table:style-name="ro1">
          <table:table-cell office:value-type="float" office:value="1997" table:style-name="ce95">
            <text:p>1997</text:p>
          </table:table-cell>
          <table:table-cell office:value-type="float" office:value="2.1605927922063959" table:style-name="ce69">
            <text:p>2.2</text:p>
          </table:table-cell>
          <table:table-cell office:value-type="float" office:value="2.1671453485269496" table:style-name="ce69">
            <text:p>2.2</text:p>
          </table:table-cell>
          <table:table-cell office:value-type="float" office:value="9.9379778572775326" table:style-name="ce69">
            <text:p>9.9</text:p>
          </table:table-cell>
          <table:table-cell table:number-columns-repeated="16380" table:style-name="ce27"/>
        </table:table-row>
        <table:table-row table:style-name="ro1">
          <table:table-cell office:value-type="float" office:value="1998" table:style-name="ce95">
            <text:p>1998</text:p>
          </table:table-cell>
          <table:table-cell office:value-type="float" office:value="2.1944197393429739" table:style-name="ce69">
            <text:p>2.2</text:p>
          </table:table-cell>
          <table:table-cell office:value-type="float" office:value="2.1298244233431567" table:style-name="ce69">
            <text:p>2.1</text:p>
          </table:table-cell>
          <table:table-cell office:value-type="float" office:value="10.800304833272433" table:style-name="ce69">
            <text:p>10.8</text:p>
          </table:table-cell>
          <table:table-cell table:number-columns-repeated="16380" table:style-name="ce27"/>
        </table:table-row>
        <table:table-row table:style-name="ro1">
          <table:table-cell office:value-type="float" office:value="1999" table:style-name="ce95">
            <text:p>1999</text:p>
          </table:table-cell>
          <table:table-cell office:value-type="float" office:value="2.2070261114972269" table:style-name="ce69">
            <text:p>2.2</text:p>
          </table:table-cell>
          <table:table-cell office:value-type="float" office:value="2.1414437999842173" table:style-name="ce69">
            <text:p>2.1</text:p>
          </table:table-cell>
          <table:table-cell office:value-type="float" office:value="11.521569961081779" table:style-name="ce69">
            <text:p>11.5</text:p>
          </table:table-cell>
          <table:table-cell table:number-columns-repeated="16380" table:style-name="ce27"/>
        </table:table-row>
        <table:table-row table:style-name="ro1">
          <table:table-cell office:value-type="float" office:value="2000" table:style-name="ce95">
            <text:p>2000</text:p>
          </table:table-cell>
          <table:table-cell office:value-type="float" office:value="2.2089020249879021" table:style-name="ce69">
            <text:p>2.2</text:p>
          </table:table-cell>
          <table:table-cell office:value-type="float" office:value="2.1597855128770065" table:style-name="ce69">
            <text:p>2.2</text:p>
          </table:table-cell>
          <table:table-cell office:value-type="float" office:value="11.692161329280781" table:style-name="ce69">
            <text:p>11.7</text:p>
          </table:table-cell>
          <table:table-cell table:number-columns-repeated="16380" table:style-name="ce27"/>
        </table:table-row>
        <table:table-row table:style-name="ro1">
          <table:table-cell office:value-type="float" office:value="2001" table:style-name="ce95">
            <text:p>2001</text:p>
          </table:table-cell>
          <table:table-cell office:value-type="float" office:value="2.2178628557009898" table:style-name="ce69">
            <text:p>2.2</text:p>
          </table:table-cell>
          <table:table-cell office:value-type="float" office:value="2.1303395471903679" table:style-name="ce69">
            <text:p>2.1</text:p>
          </table:table-cell>
          <table:table-cell office:value-type="float" office:value="11.923124544925372" table:style-name="ce69">
            <text:p>11.9</text:p>
          </table:table-cell>
          <table:table-cell table:number-columns-repeated="16380" table:style-name="ce27"/>
        </table:table-row>
        <table:table-row table:style-name="ro1">
          <table:table-cell office:value-type="float" office:value="2002" table:style-name="ce95">
            <text:p>2002</text:p>
          </table:table-cell>
          <table:table-cell office:value-type="float" office:value="2.2387134614447" table:style-name="ce69">
            <text:p>2.2</text:p>
          </table:table-cell>
          <table:table-cell office:value-type="float" office:value="2.1438883431416582" table:style-name="ce69">
            <text:p>2.1</text:p>
          </table:table-cell>
          <table:table-cell office:value-type="float" office:value="12.319665147053078" table:style-name="ce69">
            <text:p>12.3</text:p>
          </table:table-cell>
          <table:table-cell table:number-columns-repeated="16380" table:style-name="ce27"/>
        </table:table-row>
        <table:table-row table:style-name="ro1">
          <table:table-cell office:value-type="float" office:value="2003" table:style-name="ce95">
            <text:p>2003</text:p>
          </table:table-cell>
          <table:table-cell office:value-type="float" office:value="2.237444233199116" table:style-name="ce69">
            <text:p>2.2</text:p>
          </table:table-cell>
          <table:table-cell office:value-type="float" office:value="2.1577369365900516" table:style-name="ce69">
            <text:p>2.2</text:p>
          </table:table-cell>
          <table:table-cell office:value-type="float" office:value="11.959165801964062" table:style-name="ce69">
            <text:p>12.0</text:p>
          </table:table-cell>
          <table:table-cell table:number-columns-repeated="16380" table:style-name="ce27"/>
        </table:table-row>
        <table:table-row table:style-name="ro1">
          <table:table-cell office:value-type="float" office:value="2004" table:style-name="ce95">
            <text:p>2004</text:p>
          </table:table-cell>
          <table:table-cell office:value-type="float" office:value="2.2360080044238324" table:style-name="ce69">
            <text:p>2.2</text:p>
          </table:table-cell>
          <table:table-cell office:value-type="float" office:value="2.1513426358611447" table:style-name="ce69">
            <text:p>2.2</text:p>
          </table:table-cell>
          <table:table-cell office:value-type="float" office:value="11.539659088469106" table:style-name="ce69">
            <text:p>11.5</text:p>
          </table:table-cell>
          <table:table-cell table:number-columns-repeated="16380" table:style-name="ce27"/>
        </table:table-row>
        <table:table-row table:style-name="ro1">
          <table:table-cell office:value-type="float" office:value="2005" table:style-name="ce95">
            <text:p>2005</text:p>
          </table:table-cell>
          <table:table-cell office:value-type="float" office:value="2.2370593337089466" table:style-name="ce69">
            <text:p>2.2</text:p>
          </table:table-cell>
          <table:table-cell office:value-type="float" office:value="2.1693102448303097" table:style-name="ce69">
            <text:p>2.2</text:p>
          </table:table-cell>
          <table:table-cell office:value-type="float" office:value="12.055101106349111" table:style-name="ce69">
            <text:p>12.1</text:p>
          </table:table-cell>
          <table:table-cell table:number-columns-repeated="16380" table:style-name="ce27"/>
        </table:table-row>
        <table:table-row table:style-name="ro1">
          <table:table-cell office:value-type="float" office:value="2006" table:style-name="ce95">
            <text:p>2006</text:p>
          </table:table-cell>
          <table:table-cell office:value-type="float" office:value="2.1908226792539058" table:style-name="ce69">
            <text:p>2.2</text:p>
          </table:table-cell>
          <table:table-cell office:value-type="float" office:value="2.2201868807946332" table:style-name="ce69">
            <text:p>2.2</text:p>
          </table:table-cell>
          <table:table-cell office:value-type="float" office:value="11.99101000294079" table:style-name="ce69">
            <text:p>12.0</text:p>
          </table:table-cell>
          <table:table-cell table:number-columns-repeated="16380" table:style-name="ce27"/>
        </table:table-row>
        <table:table-row table:style-name="ro1">
          <table:table-cell office:value-type="float" office:value="2007" table:style-name="ce95">
            <text:p>2007</text:p>
          </table:table-cell>
          <table:table-cell office:value-type="float" office:value="2.1647451249312515" table:style-name="ce69">
            <text:p>2.2</text:p>
          </table:table-cell>
          <table:table-cell office:value-type="float" office:value="2.1300776099927821" table:style-name="ce69">
            <text:p>2.1</text:p>
          </table:table-cell>
          <table:table-cell office:value-type="float" office:value="12.847863818750525" table:style-name="ce69">
            <text:p>12.8</text:p>
          </table:table-cell>
          <table:table-cell table:number-columns-repeated="16380" table:style-name="ce27"/>
        </table:table-row>
        <table:table-row table:style-name="ro1">
          <table:table-cell office:value-type="float" office:value="2008" table:style-name="ce95">
            <text:p>2008</text:p>
          </table:table-cell>
          <table:table-cell office:value-type="float" office:value="2.2111560831274302" table:style-name="ce69">
            <text:p>2.2</text:p>
          </table:table-cell>
          <table:table-cell office:value-type="float" office:value="2.1208765481528391" table:style-name="ce69">
            <text:p>2.1</text:p>
          </table:table-cell>
          <table:table-cell office:value-type="float" office:value="12.261678350666671" table:style-name="ce69">
            <text:p>12.3</text:p>
          </table:table-cell>
          <table:table-cell table:number-columns-repeated="16380" table:style-name="ce27"/>
        </table:table-row>
        <table:table-row table:style-name="ro1">
          <table:table-cell office:value-type="float" office:value="2009" table:style-name="ce95">
            <text:p>2009</text:p>
          </table:table-cell>
          <table:table-cell office:value-type="float" office:value="2.2005926352430607" table:style-name="ce69">
            <text:p>2.2</text:p>
          </table:table-cell>
          <table:table-cell office:value-type="float" office:value="2.0842306223761784" table:style-name="ce69">
            <text:p>2.1</text:p>
          </table:table-cell>
          <table:table-cell office:value-type="float" office:value="12.239581562391722" table:style-name="ce69">
            <text:p>12.2</text:p>
          </table:table-cell>
          <table:table-cell table:number-columns-repeated="16380" table:style-name="ce27"/>
        </table:table-row>
        <table:table-row table:style-name="ro1">
          <table:table-cell office:value-type="string" table:style-name="ce95">
            <text:p><text:s text:c="3"/>2010 **</text:p>
          </table:table-cell>
          <table:table-cell office:value-type="float" office:value="2.2086845304856486" table:style-name="ce69">
            <text:p>2.2</text:p>
          </table:table-cell>
          <table:table-cell office:value-type="float" office:value="2.0873673149880747" table:style-name="ce69">
            <text:p>2.1</text:p>
          </table:table-cell>
          <table:table-cell office:value-type="float" office:value="12.724151902969739" table:style-name="ce69">
            <text:p>12.7</text:p>
          </table:table-cell>
          <table:table-cell table:number-columns-repeated="16380" table:style-name="ce27"/>
        </table:table-row>
        <table:table-row table:style-name="ro1">
          <table:table-cell office:value-type="float" office:value="2011" table:style-name="ce95">
            <text:p>2011</text:p>
          </table:table-cell>
          <table:table-cell office:value-type="float" office:value="2.1821203750618383" table:style-name="ce69">
            <text:p>2.2</text:p>
          </table:table-cell>
          <table:table-cell office:value-type="float" office:value="2.0673155294481251" table:style-name="ce69">
            <text:p>2.1</text:p>
          </table:table-cell>
          <table:table-cell office:value-type="float" office:value="12.403997694718582" table:style-name="ce69">
            <text:p>12.4</text:p>
          </table:table-cell>
          <table:table-cell table:number-columns-repeated="16380" table:style-name="ce27"/>
        </table:table-row>
        <table:table-row table:style-name="ro1">
          <table:table-cell office:value-type="float" office:value="2012" table:style-name="ce95">
            <text:p>2012</text:p>
          </table:table-cell>
          <table:table-cell office:value-type="float" office:value="2.1896815873460262" table:style-name="ce69">
            <text:p>2.2</text:p>
          </table:table-cell>
          <table:table-cell office:value-type="float" office:value="2.1120606258392276" table:style-name="ce69">
            <text:p>2.1</text:p>
          </table:table-cell>
          <table:table-cell office:value-type="float" office:value="12.784851807951428" table:style-name="ce69">
            <text:p>12.8</text:p>
          </table:table-cell>
          <table:table-cell table:number-columns-repeated="16380" table:style-name="ce27"/>
        </table:table-row>
        <table:table-row table:style-name="ro1">
          <table:table-cell office:value-type="float" office:value="2013" table:style-name="ce95">
            <text:p>2013</text:p>
          </table:table-cell>
          <table:table-cell office:value-type="float" office:value="2.2361748667968255" table:style-name="ce69">
            <text:p>2.2</text:p>
          </table:table-cell>
          <table:table-cell office:value-type="float" office:value="2.1847083305137605" table:style-name="ce69">
            <text:p>2.2</text:p>
          </table:table-cell>
          <table:table-cell office:value-type="float" office:value="12.985031787155989" table:style-name="ce69">
            <text:p>13.0</text:p>
          </table:table-cell>
          <table:table-cell table:number-columns-repeated="16380" table:style-name="ce27"/>
        </table:table-row>
        <table:table-row table:style-name="ro1">
          <table:table-cell office:value-type="float" office:value="2014" table:style-name="ce95">
            <text:p>2014</text:p>
          </table:table-cell>
          <table:table-cell office:value-type="float" office:value="2.2306304136346471" table:style-name="ce69">
            <text:p>2.2</text:p>
          </table:table-cell>
          <table:table-cell office:value-type="float" office:value="2.1338182959802228" table:style-name="ce69">
            <text:p>2.1</text:p>
          </table:table-cell>
          <table:table-cell office:value-type="float" office:value="13.469221351775163" table:style-name="ce69">
            <text:p>13.5</text:p>
          </table:table-cell>
          <table:table-cell table:number-columns-repeated="16380" table:style-name="ce27"/>
        </table:table-row>
        <table:table-row table:style-name="ro1">
          <table:table-cell office:value-type="float" office:value="2015" table:style-name="ce95">
            <text:p>2015</text:p>
          </table:table-cell>
          <table:table-cell office:value-type="float" office:value="2.2191606485615933" table:style-name="ce69">
            <text:p>2.2</text:p>
          </table:table-cell>
          <table:table-cell office:value-type="float" office:value="2.189702920894343" table:style-name="ce69">
            <text:p>2.2</text:p>
          </table:table-cell>
          <table:table-cell office:value-type="float" office:value="12.984895218229459" table:style-name="ce69">
            <text:p>13.0</text:p>
          </table:table-cell>
          <table:table-cell table:number-columns-repeated="16380" table:style-name="ce27"/>
        </table:table-row>
        <table:table-row table:style-name="ro1">
          <table:table-cell office:value-type="string" table:style-name="ce95">
            <text:p>2016**</text:p>
          </table:table-cell>
          <table:table-cell office:value-type="float" office:value="2.2146895407541645" table:style-name="ce69">
            <text:p>2.2</text:p>
          </table:table-cell>
          <table:table-cell office:value-type="float" office:value="2.230968378915775" table:style-name="ce69">
            <text:p>2.2</text:p>
          </table:table-cell>
          <table:table-cell office:value-type="float" office:value="12.982463259977814" table:style-name="ce69">
            <text:p>13.0</text:p>
          </table:table-cell>
          <table:table-cell table:number-columns-repeated="16380" table:style-name="ce27"/>
        </table:table-row>
        <table:table-row table:style-name="ro1">
          <table:table-cell office:value-type="float" office:value="2017" table:style-name="ce95">
            <text:p>2017</text:p>
          </table:table-cell>
          <table:table-cell office:value-type="float" office:value="2.2283820496192051" table:style-name="ce69">
            <text:p>2.2</text:p>
          </table:table-cell>
          <table:table-cell office:value-type="float" office:value="2.2057188281745521" table:style-name="ce69">
            <text:p>2.2</text:p>
          </table:table-cell>
          <table:table-cell office:value-type="float" office:value="12.714240365906939" table:style-name="ce69">
            <text:p>12.7</text:p>
          </table:table-cell>
          <table:table-cell table:number-columns-repeated="16380" table:style-name="ce27"/>
        </table:table-row>
        <table:table-row table:style-name="ro1">
          <table:table-cell office:value-type="float" office:value="2018" table:style-name="ce95">
            <text:p>2018</text:p>
          </table:table-cell>
          <table:table-cell office:value-type="float" office:value="2.2338091680722929" table:style-name="ce69">
            <text:p>2.2</text:p>
          </table:table-cell>
          <table:table-cell office:value-type="float" office:value="2.1758343912531064" table:style-name="ce69">
            <text:p>2.2</text:p>
          </table:table-cell>
          <table:table-cell office:value-type="float" office:value="12.650879474075614" table:style-name="ce69">
            <text:p>12.7</text:p>
          </table:table-cell>
          <table:table-cell table:number-columns-repeated="16380" table:style-name="ce27"/>
        </table:table-row>
        <table:table-row table:style-name="ro1">
          <table:table-cell office:value-type="float" office:value="2019" table:style-name="ce95">
            <text:p>2019</text:p>
          </table:table-cell>
          <table:table-cell office:value-type="float" office:value="2.2352740125296946" table:style-name="ce69">
            <text:p>2.2</text:p>
          </table:table-cell>
          <table:table-cell office:value-type="float" office:value="2.2287595078727369" table:style-name="ce69">
            <text:p>2.2</text:p>
          </table:table-cell>
          <table:table-cell office:value-type="float" office:value="12.600602667470907" table:style-name="ce69">
            <text:p>12.6</text:p>
          </table:table-cell>
          <table:table-cell table:number-columns-repeated="16380" table:style-name="ce27"/>
        </table:table-row>
        <table:table-row table:style-name="ro1">
          <table:table-cell office:value-type="float" office:value="2020" table:style-name="ce95">
            <text:p>2020</text:p>
          </table:table-cell>
          <table:table-cell office:value-type="float" office:value="2.2313659755669226" table:style-name="ce69">
            <text:p>2.2</text:p>
          </table:table-cell>
          <table:table-cell office:value-type="float" office:value="2.2236386855517583" table:style-name="ce69">
            <text:p>2.2</text:p>
          </table:table-cell>
          <table:table-cell office:value-type="float" office:value="12.832231936972335" table:style-name="ce69">
            <text:p>12.8</text:p>
          </table:table-cell>
          <table:table-cell table:number-columns-repeated="16380" table:style-name="ce27"/>
        </table:table-row>
        <table:table-row table:style-name="ro1">
          <table:table-cell office:value-type="float" office:value="2021" table:style-name="ce95">
            <text:p>2021</text:p>
          </table:table-cell>
          <table:table-cell office:value-type="float" office:value="2.2799675987011163" table:style-name="ce69">
            <text:p>2.3</text:p>
          </table:table-cell>
          <table:table-cell office:value-type="float" office:value="2.2303254881817036" table:style-name="ce69">
            <text:p>2.2</text:p>
          </table:table-cell>
          <table:table-cell office:value-type="float" office:value="12.533687031755326" table:style-name="ce69">
            <text:p>12.5</text:p>
          </table:table-cell>
          <table:table-cell table:number-columns-repeated="16380" table:style-name="ce27"/>
        </table:table-row>
        <table:table-row table:style-name="ro1">
          <table:table-cell table:number-columns-repeated="16384" table:style-name="ce27"/>
        </table:table-row>
        <table:table-row table:style-name="ro1">
          <table:table-cell table:style-name="ce27"/>
          <table:table-cell office:value-type="string" table:style-name="ce17">
            <text:p>**Denotes a 53 week statistical year</text:p>
          </table:table-cell>
          <table:table-cell table:number-columns-repeated="16382" table:style-name="ce27"/>
        </table:table-row>
        <table:table-row table:style-name="ro1">
          <table:table-cell table:style-name="ce27"/>
          <table:table-cell table:style-name="ce57"/>
          <table:table-cell table:number-columns-repeated="16382" table:style-name="ce27"/>
        </table:table-row>
        <table:table-row table:style-name="ro1">
          <table:table-cell table:style-name="ce27"/>
          <table:table-cell table:style-name="ce54"/>
          <table:table-cell table:number-columns-repeated="16382" table:style-name="ce27"/>
        </table:table-row>
        <table:table-row table:style-name="ro1">
          <table:table-cell table:style-name="ce27"/>
          <table:table-cell table:style-name="ce55"/>
          <table:table-cell table:style-name="ce38"/>
          <table:table-cell table:number-columns-repeated="16381" table:style-name="ce27"/>
        </table:table-row>
        <table:table-row table:number-rows-repeated="9" table:style-name="ro1">
          <table:table-cell table:number-columns-repeated="16384" table:style-name="ce27"/>
        </table:table-row>
        <table:table-row table:number-rows-repeated="104" table:style-name="ro1">
          <table:table-cell table:number-columns-repeated="6"/>
          <table:table-cell table:number-columns-repeated="16378" table:style-name="ce27"/>
        </table:table-row>
        <table:table-row table:style-name="ro10">
          <table:table-cell table:number-columns-repeated="6"/>
          <table:table-cell table:number-columns-repeated="16378" table:style-name="ce27"/>
        </table:table-row>
        <table:table-row table:number-rows-repeated="4" table:style-name="ro1">
          <table:table-cell table:number-columns-repeated="6"/>
          <table:table-cell table:number-columns-repeated="16378" table:style-name="ce27"/>
        </table:table-row>
        <table:table-row table:number-rows-repeated="11" table:style-name="ro10">
          <table:table-cell table:number-columns-repeated="6"/>
          <table:table-cell table:number-columns-repeated="16378" table:style-name="ce27"/>
        </table:table-row>
        <table:table-row table:number-rows-repeated="40" table:style-name="ro1">
          <table:table-cell table:number-columns-repeated="6"/>
          <table:table-cell table:number-columns-repeated="16378" table:style-name="ce27"/>
        </table:table-row>
        <table:table-row table:number-rows-repeated="8" table:style-name="ro1">
          <table:table-cell/>
          <table:table-cell table:number-columns-repeated="16383" table:style-name="ce27"/>
        </table:table-row>
        <table:table-row table:style-name="ro1">
          <table:table-cell/>
          <table:table-cell table:number-columns-repeated="2" table:style-name="ce27"/>
          <table:table-cell table:style-name="ce40"/>
          <table:table-cell table:style-name="ce66"/>
          <table:table-cell table:number-columns-repeated="3" table:style-name="ce41"/>
          <table:table-cell table:style-name="ce42"/>
          <table:table-cell table:style-name="ce67"/>
          <table:table-cell table:style-name="ce68"/>
          <table:table-cell table:number-columns-repeated="4" table:style-name="ce43"/>
          <table:table-cell table:number-columns-repeated="16369"/>
        </table:table-row>
        <table:table-row table:style-name="ro1">
          <table:table-cell/>
          <table:table-cell office:value-type="string" table:style-name="ce17">
            <text:p>* Five week month</text:p>
          </table:table-cell>
          <table:table-cell table:number-columns-repeated="2" table:style-name="ce15"/>
          <table:table-cell table:style-name="ce31"/>
          <table:table-cell table:number-columns-repeated="4" table:style-name="ce27"/>
          <table:table-cell table:style-name="ce67"/>
          <table:table-cell table:style-name="ce68"/>
          <table:table-cell table:number-columns-repeated="2" table:style-name="ce43"/>
          <table:table-cell table:number-columns-repeated="16371" table:style-name="ce27"/>
        </table:table-row>
        <table:table-row table:style-name="ro1">
          <table:table-cell/>
          <table:table-cell table:number-columns-repeated="3" table:style-name="ce15"/>
          <table:table-cell table:style-name="ce31"/>
          <table:table-cell table:number-columns-repeated="4" table:style-name="ce27"/>
          <table:table-cell table:style-name="ce67"/>
          <table:table-cell table:style-name="ce68"/>
          <table:table-cell table:number-columns-repeated="2" table:style-name="ce43"/>
          <table:table-cell table:number-columns-repeated="16371" table:style-name="ce27"/>
        </table:table-row>
        <table:table-row table:style-name="ro1">
          <table:table-cell/>
          <table:table-cell office:value-type="string" table:style-name="ce54">
            <text:p>This material is Crown copyright but may be reproduced without formal permission or charge for personal<text:s/></text:p>
          </table:table-cell>
          <table:table-cell table:number-columns-repeated="2" table:style-name="ce27"/>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1" table:style-name="ce27"/>
        </table:table-row>
        <table:table-row table:style-name="ro1">
          <table:table-cell/>
          <table:table-cell office:value-type="string" table:style-name="ce55">
            <text:p>or in-house use.</text:p>
          </table:table-cell>
          <table:table-cell table:number-columns-repeated="2" table:style-name="ce27"/>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1" table:style-name="ce27"/>
        </table:table-row>
        <table:table-row table:style-name="ro1">
          <table:table-cell/>
          <table:table-cell table:number-columns-repeated="3" table:style-name="ce27"/>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1" table:style-name="ce27"/>
        </table:table-row>
        <table:table-row table:style-name="ro1">
          <table:table-cell/>
          <table:table-cell table:style-name="ce53"/>
          <table:table-cell table:number-columns-repeated="2" table:style-name="ce27"/>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1" table:style-name="ce27"/>
        </table:table-row>
        <table:table-row table:style-name="ro1">
          <table:table-cell/>
          <table:table-cell table:number-columns-repeated="3" table:style-name="ce27"/>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1" table:style-name="ce27"/>
        </table:table-row>
        <table:table-row table:number-rows-repeated="8" table:style-name="ro1">
          <table:table-cell table:number-columns-repeated="4"/>
          <table:table-cell table:style-name="ce31"/>
          <table:table-cell table:style-name="ce27"/>
          <table:table-cell table:number-columns-repeated="2" table:style-name="ce60"/>
          <table:table-cell table:style-name="ce29"/>
          <table:table-cell table:style-name="ce60"/>
          <table:table-cell table:number-columns-repeated="2" table:style-name="ce27"/>
          <table:table-cell table:style-name="ce30"/>
          <table:table-cell table:number-columns-repeated="16371"/>
        </table:table-row>
        <table:table-row table:number-rows-repeated="8" table:style-name="ro1">
          <table:table-cell table:number-columns-repeated="4"/>
          <table:table-cell table:style-name="ce31"/>
          <table:table-cell table:style-name="ce27"/>
          <table:table-cell table:number-columns-repeated="2" table:style-name="ce60"/>
          <table:table-cell table:style-name="ce29"/>
          <table:table-cell table:style-name="ce60"/>
          <table:table-cell table:number-columns-repeated="16374" table:style-name="ce27"/>
        </table:table-row>
        <table:table-row table:number-rows-repeated="235" table:style-name="ro1">
          <table:table-cell table:number-columns-repeated="4"/>
          <table:table-cell table:style-name="ce31"/>
          <table:table-cell table:number-columns-repeated="16379"/>
        </table:table-row>
        <table:table-row table:number-rows-repeated="1048101" table:style-name="ro1">
          <table:table-cell table:number-columns-repeated="16384"/>
        </table:table-row>
        <table:named-expressions>
          <table:named-range table:name="Print_Area" table:cell-range-address="Liveweights_Annual.$A$1:Liveweights_Annual.$H$221" table:base-cell-address="Liveweights_Annual.$A$1"/>
          <table:named-range table:name="Print_Titles" table:cell-range-address="Liveweights_Annual.$A$8:Liveweights_Annual.$IV$8" table:base-cell-address="Liveweights_Annual.$A$1"/>
        </table:named-expressions>
      </table:table>
      <table:table table:name="Production_Monthly" table:style-name="ta3">
        <table:table-column table:style-name="co1" table:default-cell-style-name="ce31"/>
        <table:table-column table:style-name="co24" table:default-cell-style-name="ce31"/>
        <table:table-column table:style-name="co25" table:number-columns-repeated="4" table:default-cell-style-name="ce31"/>
        <table:table-column table:style-name="co26" table:default-cell-style-name="ce31"/>
        <table:table-column table:style-name="co26" table:default-cell-style-name="ce27"/>
        <table:table-column table:style-name="co27" table:default-cell-style-name="ce27"/>
        <table:table-column table:style-name="co26" table:default-cell-style-name="ce27"/>
        <table:table-column table:style-name="co11" table:number-columns-repeated="16374" table:default-cell-style-name="ce27"/>
        <table:table-row table:style-name="ro1">
          <table:table-cell office:value-type="string" table:style-name="ce2">
            <text:p>Updated on:</text:p>
          </table:table-cell>
          <table:table-cell office:value-type="date" office:date-value="2022-01-20T00:00:00" table:style-name="ce3">
            <text:p>20-Jan-22</text:p>
          </table:table-cell>
          <table:table-cell table:style-name="ce27"/>
          <table:table-cell office:value-type="string" table:style-name="ce70">
            <text:p>Contact:</text:p>
          </table:table-cell>
          <table:table-cell office:value-type="string" table:style-name="ce3">
            <text:p>Julie Rumsey, Defra, (Tel +44 (0) 2080 266306, Email julie.rumsey@defra.gov.uk)</text:p>
          </table:table-cell>
          <table:table-cell table:number-columns-repeated="16379" table:style-name="ce4"/>
        </table:table-row>
        <table:table-row table:style-name="ro1">
          <table:table-cell office:value-type="string" table:style-name="ce2">
            <text:p>Next update:</text:p>
          </table:table-cell>
          <table:table-cell office:value-type="date" office:date-value="2022-02-17T00:00:00" table:style-name="ce3">
            <text:p>17-Feb-22</text:p>
          </table:table-cell>
          <table:table-cell table:style-name="ce27"/>
          <table:table-cell office:value-type="string" table:style-name="ce70">
            <text:p>Source:</text:p>
          </table:table-cell>
          <table:table-cell office:value-type="string" table:style-name="ce48">
            <text:p>FSA, E&amp;W Poultry Slaughterhouse Survey, DAERA and RESAS</text:p>
          </table:table-cell>
          <table:table-cell table:number-columns-repeated="4" table:style-name="ce4"/>
          <table:table-cell office:value-type="string" table:style-name="ce48">
            <text:p>www.defra.gov.uk</text:p>
          </table:table-cell>
          <table:table-cell table:number-columns-repeated="16374" table:style-name="ce4"/>
        </table:table-row>
        <table:table-row table:style-name="ro1">
          <table:table-cell table:style-name="ce2"/>
          <table:table-cell table:style-name="ce9"/>
          <table:table-cell table:style-name="ce27"/>
          <table:table-cell table:style-name="ce70"/>
          <table:table-cell table:number-columns-repeated="2" table:style-name="ce4"/>
          <table:table-cell table:style-name="ce71"/>
          <table:table-cell table:number-columns-repeated="16377" table:style-name="ce4"/>
        </table:table-row>
        <table:table-row table:style-name="ro2">
          <table:table-cell office:value-type="string" table:style-name="ce72">
            <text:p>UK Poultrymeat Production</text:p>
          </table:table-cell>
          <table:table-cell table:style-name="ce72"/>
          <table:table-cell table:number-columns-repeated="2" table:style-name="ce73"/>
          <table:table-cell table:number-columns-repeated="16380" table:style-name="ce15"/>
        </table:table-row>
        <table:table-row table:style-name="ro2">
          <table:table-cell table:style-name="ce74"/>
          <table:table-cell table:number-columns-repeated="2" table:style-name="ce19"/>
          <table:table-cell office:value-type="string" table:style-name="ce2">
            <text:p>Units:</text:p>
          </table:table-cell>
          <table:table-cell office:value-type="string" table:style-name="ce6">
            <text:p>Thousand Tonnes carcase weight</text:p>
          </table:table-cell>
          <table:table-cell table:number-columns-repeated="16379" table:style-name="ce15"/>
        </table:table-row>
        <table:table-row table:style-name="ro1">
          <table:table-cell table:number-columns-repeated="3" table:style-name="ce4"/>
          <table:table-cell office:value-type="string" table:style-name="ce70">
            <text:p>Classification:</text:p>
          </table:table-cell>
          <table:table-cell office:value-type="string" table:style-name="ce21">
            <text:p>Public Domain</text:p>
          </table:table-cell>
          <table:table-cell table:number-columns-repeated="16379" table:style-name="ce4"/>
        </table:table-row>
        <table:table-row table:style-name="ro1">
          <table:table-cell table:number-columns-repeated="3" table:style-name="ce4"/>
          <table:table-cell table:style-name="ce70"/>
          <table:table-cell table:style-name="ce21"/>
          <table:table-cell table:number-columns-repeated="16379" table:style-name="ce4"/>
        </table:table-row>
        <table:table-row table:style-name="ro11">
          <table:table-cell table:style-name="ce105"/>
          <table:table-cell table:style-name="ce106"/>
          <table:table-cell office:value-type="string" table:style-name="ce163">
            <text:p>Production (a)</text:p>
          </table:table-cell>
          <table:table-cell table:number-columns-repeated="4" table:style-name="ce163"/>
          <table:table-cell table:number-columns-repeated="16377" table:style-name="ce75"/>
        </table:table-row>
        <table:table-row table:style-name="ro12">
          <table:table-cell office:value-type="string" table:style-name="ce158">
            <text:p>Year</text:p>
          </table:table-cell>
          <table:table-cell office:value-type="string" table:style-name="ce158">
            <text:p>Month</text:p>
          </table:table-cell>
          <table:table-cell office:value-type="string" table:style-name="ce158">
            <text:p>Broilers</text:p>
          </table:table-cell>
          <table:table-cell office:value-type="string" table:style-name="ce158">
            <text:p>Boiling Fowl</text:p>
          </table:table-cell>
          <table:table-cell office:value-type="string" table:style-name="ce158">
            <text:p>Turkeys</text:p>
          </table:table-cell>
          <table:table-cell office:value-type="string" table:style-name="ce158">
            <text:p>Ducks</text:p>
          </table:table-cell>
          <table:table-cell office:value-type="string" table:style-name="ce159">
            <text:p>Total (b)</text:p>
          </table:table-cell>
          <table:table-cell table:number-columns-repeated="3" table:style-name="ce76"/>
          <table:table-cell table:number-columns-repeated="16374" table:style-name="ce27"/>
        </table:table-row>
        <table:table-row table:style-name="ro1">
          <table:table-cell table:number-columns-repeated="6" table:style-name="ce158"/>
          <table:table-cell table:style-name="ce159"/>
          <table:table-cell table:number-columns-repeated="3" table:style-name="ce76"/>
          <table:table-cell table:number-columns-repeated="5" table:style-name="ce15"/>
          <table:table-cell table:number-columns-repeated="16369"/>
        </table:table-row>
        <table:table-row table:style-name="ro1">
          <table:table-cell office:value-type="float" office:value="1994" table:style-name="ce95">
            <text:p>1994</text:p>
          </table:table-cell>
          <table:table-cell office:value-type="string" table:style-name="ce31">
            <text:p>January*</text:p>
          </table:table-cell>
          <table:table-cell office:value-type="float" office:value="86.181321510028269" table:style-name="ce69">
            <text:p>86.2</text:p>
          </table:table-cell>
          <table:table-cell office:value-type="float" office:value="4.2516163603090762" table:style-name="ce69">
            <text:p>4.3</text:p>
          </table:table-cell>
          <table:table-cell office:value-type="float" office:value="22.543449500233915" table:style-name="ce69">
            <text:p>22.5</text:p>
          </table:table-cell>
          <table:table-cell office:value-type="float" office:value="2.6780545391803399" table:style-name="ce69">
            <text:p>2.7</text:p>
          </table:table-cell>
          <table:table-cell office:value-type="float" office:value="115.6544419097516" table:style-name="ce69">
            <text:p>115.7</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February</text:p>
          </table:table-cell>
          <table:table-cell office:value-type="float" office:value="81.218319856035507" table:style-name="ce69">
            <text:p>81.2</text:p>
          </table:table-cell>
          <table:table-cell office:value-type="float" office:value="4.1895880683728288" table:style-name="ce69">
            <text:p>4.2</text:p>
          </table:table-cell>
          <table:table-cell office:value-type="float" office:value="16.531893982354376" table:style-name="ce69">
            <text:p>16.5</text:p>
          </table:table-cell>
          <table:table-cell office:value-type="float" office:value="2.3628435621261752" table:style-name="ce69">
            <text:p>2.4</text:p>
          </table:table-cell>
          <table:table-cell office:value-type="float" office:value="104.30264546888888" table:style-name="ce69">
            <text:p>104.3</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rch</text:p>
          </table:table-cell>
          <table:table-cell office:value-type="float" office:value="75.299024292834318" table:style-name="ce69">
            <text:p>75.3</text:p>
          </table:table-cell>
          <table:table-cell office:value-type="float" office:value="4.1533353789892296" table:style-name="ce69">
            <text:p>4.2</text:p>
          </table:table-cell>
          <table:table-cell office:value-type="float" office:value="17.433145481661217" table:style-name="ce69">
            <text:p>17.4</text:p>
          </table:table-cell>
          <table:table-cell office:value-type="float" office:value="2.2440575886291518" table:style-name="ce69">
            <text:p>2.2</text:p>
          </table:table-cell>
          <table:table-cell office:value-type="float" office:value="99.129562742113905" table:style-name="ce69">
            <text:p>99.1</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93.899041046527572" table:style-name="ce69">
            <text:p>93.9</text:p>
          </table:table-cell>
          <table:table-cell office:value-type="float" office:value="4.2600979662269198" table:style-name="ce69">
            <text:p>4.3</text:p>
          </table:table-cell>
          <table:table-cell office:value-type="float" office:value="23.009068488007234" table:style-name="ce69">
            <text:p>23.0</text:p>
          </table:table-cell>
          <table:table-cell office:value-type="float" office:value="2.4755655026517696" table:style-name="ce69">
            <text:p>2.5</text:p>
          </table:table-cell>
          <table:table-cell office:value-type="float" office:value="123.6437730034135" table:style-name="ce69">
            <text:p>123.6</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78.032061200132631" table:style-name="ce69">
            <text:p>78.0</text:p>
          </table:table-cell>
          <table:table-cell office:value-type="float" office:value="4.211988266535708" table:style-name="ce69">
            <text:p>4.2</text:p>
          </table:table-cell>
          <table:table-cell office:value-type="float" office:value="19.660754185330291" table:style-name="ce69">
            <text:p>19.7</text:p>
          </table:table-cell>
          <table:table-cell office:value-type="float" office:value="2.2930996046158754" table:style-name="ce69">
            <text:p>2.3</text:p>
          </table:table-cell>
          <table:table-cell office:value-type="float" office:value="104.19790325661451" table:style-name="ce69">
            <text:p>104.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80.015156559566677" table:style-name="ce69">
            <text:p>80.0</text:p>
          </table:table-cell>
          <table:table-cell office:value-type="float" office:value="4.9492550119003296" table:style-name="ce69">
            <text:p>4.9</text:p>
          </table:table-cell>
          <table:table-cell office:value-type="float" office:value="20.394623427179877" table:style-name="ce69">
            <text:p>20.4</text:p>
          </table:table-cell>
          <table:table-cell office:value-type="float" office:value="2.3913301583065416" table:style-name="ce69">
            <text:p>2.4</text:p>
          </table:table-cell>
          <table:table-cell office:value-type="float" office:value="107.75036515695344" table:style-name="ce69">
            <text:p>107.8</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01.13380159860368" table:style-name="ce69">
            <text:p>101.1</text:p>
          </table:table-cell>
          <table:table-cell office:value-type="float" office:value="4.0882419614702021" table:style-name="ce69">
            <text:p>4.1</text:p>
          </table:table-cell>
          <table:table-cell office:value-type="float" office:value="25.867991945261721" table:style-name="ce69">
            <text:p>25.9</text:p>
          </table:table-cell>
          <table:table-cell office:value-type="float" office:value="3.0039986489465322" table:style-name="ce69">
            <text:p>3.0</text:p>
          </table:table-cell>
          <table:table-cell office:value-type="float" office:value="134.09403415428213" table:style-name="ce69">
            <text:p>134.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79.559935128193032" table:style-name="ce69">
            <text:p>79.6</text:p>
          </table:table-cell>
          <table:table-cell office:value-type="float" office:value="3.9949508698534242" table:style-name="ce69">
            <text:p>4.0</text:p>
          </table:table-cell>
          <table:table-cell office:value-type="float" office:value="21.205094898174096" table:style-name="ce69">
            <text:p>21.2</text:p>
          </table:table-cell>
          <table:table-cell office:value-type="float" office:value="2.4342064919541939" table:style-name="ce69">
            <text:p>2.4</text:p>
          </table:table-cell>
          <table:table-cell office:value-type="float" office:value="107.19418738817475" table:style-name="ce69">
            <text:p>107.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81.207727777387035" table:style-name="ce69">
            <text:p>81.2</text:p>
          </table:table-cell>
          <table:table-cell office:value-type="float" office:value="5.0348198869802694" table:style-name="ce69">
            <text:p>5.0</text:p>
          </table:table-cell>
          <table:table-cell office:value-type="float" office:value="20.817756389507295" table:style-name="ce69">
            <text:p>20.8</text:p>
          </table:table-cell>
          <table:table-cell office:value-type="float" office:value="2.4551411963742793" table:style-name="ce69">
            <text:p>2.5</text:p>
          </table:table-cell>
          <table:table-cell office:value-type="float" office:value="109.51544525024889" table:style-name="ce69">
            <text:p>109.5</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03.58768534001999" table:style-name="ce69">
            <text:p>103.6</text:p>
          </table:table-cell>
          <table:table-cell office:value-type="float" office:value="4.764848069773775" table:style-name="ce69">
            <text:p>4.8</text:p>
          </table:table-cell>
          <table:table-cell office:value-type="float" office:value="29.079466539695453" table:style-name="ce69">
            <text:p>29.1</text:p>
          </table:table-cell>
          <table:table-cell office:value-type="float" office:value="3.2393085962344994" table:style-name="ce69">
            <text:p>3.2</text:p>
          </table:table-cell>
          <table:table-cell office:value-type="float" office:value="140.67130854572372" table:style-name="ce69">
            <text:p>140.7</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81.142668212304585" table:style-name="ce69">
            <text:p>81.1</text:p>
          </table:table-cell>
          <table:table-cell office:value-type="float" office:value="4.1371676944609925" table:style-name="ce69">
            <text:p>4.1</text:p>
          </table:table-cell>
          <table:table-cell office:value-type="float" office:value="20.831494274220113" table:style-name="ce69">
            <text:p>20.8</text:p>
          </table:table-cell>
          <table:table-cell office:value-type="float" office:value="2.6227402840552925" table:style-name="ce69">
            <text:p>2.6</text:p>
          </table:table-cell>
          <table:table-cell office:value-type="float" office:value="108.734070465041" table:style-name="ce69">
            <text:p>108.7</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76.09233763909198" table:style-name="ce69">
            <text:p>76.1</text:p>
          </table:table-cell>
          <table:table-cell office:value-type="float" office:value="5.1436042935612676" table:style-name="ce69">
            <text:p>5.1</text:p>
          </table:table-cell>
          <table:table-cell office:value-type="float" office:value="31.003838960685108" table:style-name="ce69">
            <text:p>31.0</text:p>
          </table:table-cell>
          <table:table-cell office:value-type="float" office:value="2.6527978453375685" table:style-name="ce69">
            <text:p>2.7</text:p>
          </table:table-cell>
          <table:table-cell office:value-type="float" office:value="114.89257873867592" table:style-name="ce69">
            <text:p>114.9</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1995" table:style-name="ce95">
            <text:p>1995</text:p>
          </table:table-cell>
          <table:table-cell office:value-type="string" table:style-name="ce31">
            <text:p>January*</text:p>
          </table:table-cell>
          <table:table-cell office:value-type="float" office:value="96.579881015813925" table:style-name="ce69">
            <text:p>96.6</text:p>
          </table:table-cell>
          <table:table-cell office:value-type="float" office:value="4.0741990609476604" table:style-name="ce69">
            <text:p>4.1</text:p>
          </table:table-cell>
          <table:table-cell office:value-type="float" office:value="26.408332864093875" table:style-name="ce69">
            <text:p>26.4</text:p>
          </table:table-cell>
          <table:table-cell office:value-type="float" office:value="2.7683428247947468" table:style-name="ce69">
            <text:p>2.8</text:p>
          </table:table-cell>
          <table:table-cell office:value-type="float" office:value="129.83075576565022" table:style-name="ce69">
            <text:p>129.8</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February</text:p>
          </table:table-cell>
          <table:table-cell office:value-type="float" office:value="81.871212476511658" table:style-name="ce69">
            <text:p>81.9</text:p>
          </table:table-cell>
          <table:table-cell office:value-type="float" office:value="4.3088248018252528" table:style-name="ce69">
            <text:p>4.3</text:p>
          </table:table-cell>
          <table:table-cell office:value-type="float" office:value="20.683227103950724" table:style-name="ce69">
            <text:p>20.7</text:p>
          </table:table-cell>
          <table:table-cell office:value-type="float" office:value="2.4721064849820671" table:style-name="ce69">
            <text:p>2.5</text:p>
          </table:table-cell>
          <table:table-cell office:value-type="float" office:value="109.3353708672697" table:style-name="ce69">
            <text:p>109.3</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rch</text:p>
          </table:table-cell>
          <table:table-cell office:value-type="float" office:value="79.863849543718999" table:style-name="ce69">
            <text:p>79.9</text:p>
          </table:table-cell>
          <table:table-cell office:value-type="float" office:value="4.8061245351061155" table:style-name="ce69">
            <text:p>4.8</text:p>
          </table:table-cell>
          <table:table-cell office:value-type="float" office:value="20.502986795766773" table:style-name="ce69">
            <text:p>20.5</text:p>
          </table:table-cell>
          <table:table-cell office:value-type="float" office:value="2.4283261174868627" table:style-name="ce69">
            <text:p>2.4</text:p>
          </table:table-cell>
          <table:table-cell office:value-type="float" office:value="107.60128699207876" table:style-name="ce69">
            <text:p>107.6</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99.177384494144988" table:style-name="ce69">
            <text:p>99.2</text:p>
          </table:table-cell>
          <table:table-cell office:value-type="float" office:value="4.3181303937320763" table:style-name="ce69">
            <text:p>4.3</text:p>
          </table:table-cell>
          <table:table-cell office:value-type="float" office:value="26.056126503677778" table:style-name="ce69">
            <text:p>26.1</text:p>
          </table:table-cell>
          <table:table-cell office:value-type="float" office:value="2.7580948135606858" table:style-name="ce69">
            <text:p>2.8</text:p>
          </table:table-cell>
          <table:table-cell office:value-type="float" office:value="132.30973620511554" table:style-name="ce69">
            <text:p>132.3</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81.747538033284982" table:style-name="ce69">
            <text:p>81.7</text:p>
          </table:table-cell>
          <table:table-cell office:value-type="float" office:value="3.7668829776988479" table:style-name="ce69">
            <text:p>3.8</text:p>
          </table:table-cell>
          <table:table-cell office:value-type="float" office:value="21.879136062190526" table:style-name="ce69">
            <text:p>21.9</text:p>
          </table:table-cell>
          <table:table-cell office:value-type="float" office:value="2.3682046320304511" table:style-name="ce69">
            <text:p>2.4</text:p>
          </table:table-cell>
          <table:table-cell office:value-type="float" office:value="109.7617617052048" table:style-name="ce69">
            <text:p>109.8</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82.036514128825928" table:style-name="ce69">
            <text:p>82.0</text:p>
          </table:table-cell>
          <table:table-cell office:value-type="float" office:value="4.6665058701559516" table:style-name="ce69">
            <text:p>4.7</text:p>
          </table:table-cell>
          <table:table-cell office:value-type="float" office:value="21.52070721849076" table:style-name="ce69">
            <text:p>21.5</text:p>
          </table:table-cell>
          <table:table-cell office:value-type="float" office:value="2.603826825441661" table:style-name="ce69">
            <text:p>2.6</text:p>
          </table:table-cell>
          <table:table-cell office:value-type="float" office:value="110.8275540429143" table:style-name="ce69">
            <text:p>110.8</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01.76972885018617" table:style-name="ce69">
            <text:p>101.8</text:p>
          </table:table-cell>
          <table:table-cell office:value-type="float" office:value="4.0685651754948617" table:style-name="ce69">
            <text:p>4.1</text:p>
          </table:table-cell>
          <table:table-cell office:value-type="float" office:value="28.288056317652192" table:style-name="ce69">
            <text:p>28.3</text:p>
          </table:table-cell>
          <table:table-cell office:value-type="float" office:value="3.3504806233908297" table:style-name="ce69">
            <text:p>3.4</text:p>
          </table:table-cell>
          <table:table-cell office:value-type="float" office:value="137.47683096672407" table:style-name="ce69">
            <text:p>137.5</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80.252823376129271" table:style-name="ce69">
            <text:p>80.3</text:p>
          </table:table-cell>
          <table:table-cell office:value-type="float" office:value="3.7865707938669138" table:style-name="ce69">
            <text:p>3.8</text:p>
          </table:table-cell>
          <table:table-cell office:value-type="float" office:value="23.136120223198031" table:style-name="ce69">
            <text:p>23.1</text:p>
          </table:table-cell>
          <table:table-cell office:value-type="float" office:value="2.4807118201447307" table:style-name="ce69">
            <text:p>2.5</text:p>
          </table:table-cell>
          <table:table-cell office:value-type="float" office:value="109.65622621333895" table:style-name="ce69">
            <text:p>109.7</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80.645539384540513" table:style-name="ce69">
            <text:p>80.6</text:p>
          </table:table-cell>
          <table:table-cell office:value-type="float" office:value="4.790189711845195" table:style-name="ce69">
            <text:p>4.8</text:p>
          </table:table-cell>
          <table:table-cell office:value-type="float" office:value="22.800597224531796" table:style-name="ce69">
            <text:p>22.8</text:p>
          </table:table-cell>
          <table:table-cell office:value-type="float" office:value="2.4291675409109228" table:style-name="ce69">
            <text:p>2.4</text:p>
          </table:table-cell>
          <table:table-cell office:value-type="float" office:value="110.66549386182844" table:style-name="ce69">
            <text:p>110.7</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02.89153800354769" table:style-name="ce69">
            <text:p>102.9</text:p>
          </table:table-cell>
          <table:table-cell office:value-type="float" office:value="3.9784171088785056" table:style-name="ce69">
            <text:p>4.0</text:p>
          </table:table-cell>
          <table:table-cell office:value-type="float" office:value="31.085314892755513" table:style-name="ce69">
            <text:p>31.1</text:p>
          </table:table-cell>
          <table:table-cell office:value-type="float" office:value="3.6040576656112608" table:style-name="ce69">
            <text:p>3.6</text:p>
          </table:table-cell>
          <table:table-cell office:value-type="float" office:value="141.55932767079298" table:style-name="ce69">
            <text:p>141.6</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83.008946677329163" table:style-name="ce69">
            <text:p>83.0</text:p>
          </table:table-cell>
          <table:table-cell office:value-type="float" office:value="3.9332525241030596" table:style-name="ce69">
            <text:p>3.9</text:p>
          </table:table-cell>
          <table:table-cell office:value-type="float" office:value="22.273847932318983" table:style-name="ce69">
            <text:p>22.3</text:p>
          </table:table-cell>
          <table:table-cell office:value-type="float" office:value="2.884199845526783" table:style-name="ce69">
            <text:p>2.9</text:p>
          </table:table-cell>
          <table:table-cell office:value-type="float" office:value="112.10024697927798" table:style-name="ce69">
            <text:p>112.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76.556684963899684" table:style-name="ce69">
            <text:p>76.6</text:p>
          </table:table-cell>
          <table:table-cell office:value-type="float" office:value="5.083313583597894" table:style-name="ce69">
            <text:p>5.1</text:p>
          </table:table-cell>
          <table:table-cell office:value-type="float" office:value="31.338172050253014" table:style-name="ce69">
            <text:p>31.3</text:p>
          </table:table-cell>
          <table:table-cell office:value-type="float" office:value="2.8093392439550304" table:style-name="ce69">
            <text:p>2.8</text:p>
          </table:table-cell>
          <table:table-cell office:value-type="float" office:value="115.78750984170563" table:style-name="ce69">
            <text:p>115.8</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1996" table:style-name="ce95">
            <text:p>1996</text:p>
          </table:table-cell>
          <table:table-cell office:value-type="string" table:style-name="ce31">
            <text:p>January*</text:p>
          </table:table-cell>
          <table:table-cell office:value-type="float" office:value="98.736622852093603" table:style-name="ce69">
            <text:p>98.7</text:p>
          </table:table-cell>
          <table:table-cell office:value-type="float" office:value="3.9651579122729368" table:style-name="ce69">
            <text:p>4.0</text:p>
          </table:table-cell>
          <table:table-cell office:value-type="float" office:value="26.813763167655512" table:style-name="ce107">
            <text:p>26.8</text:p>
          </table:table-cell>
          <table:table-cell office:value-type="float" office:value="3.033696126513846" table:style-name="ce50">
            <text:p>3.0</text:p>
          </table:table-cell>
          <table:table-cell office:value-type="float" office:value="132.54924005853593" table:style-name="ce69">
            <text:p>132.5</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February</text:p>
          </table:table-cell>
          <table:table-cell office:value-type="float" office:value="83.898251150353801" table:style-name="ce69">
            <text:p>83.9</text:p>
          </table:table-cell>
          <table:table-cell office:value-type="float" office:value="4.4013888649158712" table:style-name="ce69">
            <text:p>4.4</text:p>
          </table:table-cell>
          <table:table-cell office:value-type="float" office:value="20.960878401740704" table:style-name="ce69">
            <text:p>21.0</text:p>
          </table:table-cell>
          <table:table-cell office:value-type="float" office:value="2.6328561920131559" table:style-name="ce69">
            <text:p>2.6</text:p>
          </table:table-cell>
          <table:table-cell office:value-type="float" office:value="111.89337460902352" table:style-name="ce69">
            <text:p>111.9</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rch</text:p>
          </table:table-cell>
          <table:table-cell office:value-type="float" office:value="83.467871611672948" table:style-name="ce69">
            <text:p>83.5</text:p>
          </table:table-cell>
          <table:table-cell office:value-type="float" office:value="5.1753540646452061" table:style-name="ce69">
            <text:p>5.2</text:p>
          </table:table-cell>
          <table:table-cell office:value-type="float" office:value="21.685412009669804" table:style-name="ce69">
            <text:p>21.7</text:p>
          </table:table-cell>
          <table:table-cell office:value-type="float" office:value="2.6561563120796352" table:style-name="ce69">
            <text:p>2.7</text:p>
          </table:table-cell>
          <table:table-cell office:value-type="float" office:value="112.98479399806759" table:style-name="ce69">
            <text:p>113.0</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106.11130492528714" table:style-name="ce69">
            <text:p>106.1</text:p>
          </table:table-cell>
          <table:table-cell office:value-type="float" office:value="4.5135029163342031" table:style-name="ce69">
            <text:p>4.5</text:p>
          </table:table-cell>
          <table:table-cell office:value-type="float" office:value="26.762054834516199" table:style-name="ce69">
            <text:p>26.8</text:p>
          </table:table-cell>
          <table:table-cell office:value-type="float" office:value="3.2718667335787162" table:style-name="ce69">
            <text:p>3.3</text:p>
          </table:table-cell>
          <table:table-cell office:value-type="float" office:value="140.65872940971627" table:style-name="ce69">
            <text:p>140.7</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85.593717528152084" table:style-name="ce69">
            <text:p>85.6</text:p>
          </table:table-cell>
          <table:table-cell office:value-type="float" office:value="3.7707810282805703" table:style-name="ce69">
            <text:p>3.8</text:p>
          </table:table-cell>
          <table:table-cell office:value-type="float" office:value="20.826345163137788" table:style-name="ce69">
            <text:p>20.8</text:p>
          </table:table-cell>
          <table:table-cell office:value-type="float" office:value="2.8321180813793418" table:style-name="ce69">
            <text:p>2.8</text:p>
          </table:table-cell>
          <table:table-cell office:value-type="float" office:value="113.02296180094979" table:style-name="ce69">
            <text:p>113.0</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85.740277577999407" table:style-name="ce69">
            <text:p>85.7</text:p>
          </table:table-cell>
          <table:table-cell office:value-type="float" office:value="5.4402472012466738" table:style-name="ce69">
            <text:p>5.4</text:p>
          </table:table-cell>
          <table:table-cell office:value-type="float" office:value="21.219141588848633" table:style-name="ce69">
            <text:p>21.2</text:p>
          </table:table-cell>
          <table:table-cell office:value-type="float" office:value="3.0999843215523999" table:style-name="ce69">
            <text:p>3.1</text:p>
          </table:table-cell>
          <table:table-cell office:value-type="float" office:value="115.49965068964711" table:style-name="ce69">
            <text:p>115.5</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06.73860895398958" table:style-name="ce69">
            <text:p>106.7</text:p>
          </table:table-cell>
          <table:table-cell office:value-type="float" office:value="4.0692770835826337" table:style-name="ce69">
            <text:p>4.1</text:p>
          </table:table-cell>
          <table:table-cell office:value-type="float" office:value="25.350850483305667" table:style-name="ce69">
            <text:p>25.4</text:p>
          </table:table-cell>
          <table:table-cell office:value-type="float" office:value="4.0600129733920785" table:style-name="ce69">
            <text:p>4.1</text:p>
          </table:table-cell>
          <table:table-cell office:value-type="float" office:value="140.21874949426996" table:style-name="ce69">
            <text:p>140.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84.213551037081203" table:style-name="ce69">
            <text:p>84.2</text:p>
          </table:table-cell>
          <table:table-cell office:value-type="float" office:value="4.0211148593752881" table:style-name="ce69">
            <text:p>4.0</text:p>
          </table:table-cell>
          <table:table-cell office:value-type="float" office:value="21.347080209735783" table:style-name="ce69">
            <text:p>21.3</text:p>
          </table:table-cell>
          <table:table-cell office:value-type="float" office:value="3.0200623838828489" table:style-name="ce69">
            <text:p>3.0</text:p>
          </table:table-cell>
          <table:table-cell office:value-type="float" office:value="112.60180849007511" table:style-name="ce69">
            <text:p>112.6</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84.877636462585059" table:style-name="ce69">
            <text:p>84.9</text:p>
          </table:table-cell>
          <table:table-cell office:value-type="float" office:value="4.8193587570679268" table:style-name="ce69">
            <text:p>4.8</text:p>
          </table:table-cell>
          <table:table-cell office:value-type="float" office:value="21.125818302653666" table:style-name="ce69">
            <text:p>21.1</text:p>
          </table:table-cell>
          <table:table-cell office:value-type="float" office:value="2.9266649251106722" table:style-name="ce69">
            <text:p>2.9</text:p>
          </table:table-cell>
          <table:table-cell office:value-type="float" office:value="113.74947844741733" table:style-name="ce69">
            <text:p>113.7</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08.60697619575491" table:style-name="ce69">
            <text:p>108.6</text:p>
          </table:table-cell>
          <table:table-cell office:value-type="float" office:value="4.4535087709939152" table:style-name="ce69">
            <text:p>4.5</text:p>
          </table:table-cell>
          <table:table-cell office:value-type="float" office:value="29.963326361527439" table:style-name="ce69">
            <text:p>30.0</text:p>
          </table:table-cell>
          <table:table-cell office:value-type="float" office:value="4.0630453647163964" table:style-name="ce69">
            <text:p>4.1</text:p>
          </table:table-cell>
          <table:table-cell office:value-type="float" office:value="147.08685669299268" table:style-name="ce69">
            <text:p>147.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85.800176329008607" table:style-name="ce69">
            <text:p>85.8</text:p>
          </table:table-cell>
          <table:table-cell office:value-type="float" office:value="4.1430985890709042" table:style-name="ce69">
            <text:p>4.1</text:p>
          </table:table-cell>
          <table:table-cell office:value-type="float" office:value="24.373339718002061" table:style-name="ce69">
            <text:p>24.4</text:p>
          </table:table-cell>
          <table:table-cell office:value-type="float" office:value="3.2119497200203964" table:style-name="ce69">
            <text:p>3.2</text:p>
          </table:table-cell>
          <table:table-cell office:value-type="float" office:value="117.52856435610197" table:style-name="ce69">
            <text:p>117.5</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80.551756132986043" table:style-name="ce69">
            <text:p>80.6</text:p>
          </table:table-cell>
          <table:table-cell office:value-type="float" office:value="6.2404749047977388" table:style-name="ce69">
            <text:p>6.2</text:p>
          </table:table-cell>
          <table:table-cell office:value-type="float" office:value="33.586530143710831" table:style-name="ce69">
            <text:p>33.6</text:p>
          </table:table-cell>
          <table:table-cell office:value-type="float" office:value="3.1083249595723963" table:style-name="ce69">
            <text:p>3.1</text:p>
          </table:table-cell>
          <table:table-cell office:value-type="float" office:value="123.48708614106701" table:style-name="ce69">
            <text:p>123.5</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1997" table:style-name="ce95">
            <text:p>1997</text:p>
          </table:table-cell>
          <table:table-cell office:value-type="string" table:style-name="ce31">
            <text:p>January*</text:p>
          </table:table-cell>
          <table:table-cell office:value-type="float" office:value="100.26454095974606" table:style-name="ce107">
            <text:p>100.3</text:p>
          </table:table-cell>
          <table:table-cell office:value-type="float" office:value="5.3515688254167024" table:style-name="ce107">
            <text:p>5.4</text:p>
          </table:table-cell>
          <table:table-cell office:value-type="float" office:value="26.358825444315983" table:style-name="ce107">
            <text:p>26.4</text:p>
          </table:table-cell>
          <table:table-cell office:value-type="float" office:value="3.4055633879540181" table:style-name="ce69">
            <text:p>3.4</text:p>
          </table:table-cell>
          <table:table-cell office:value-type="float" office:value="135.38049861743275" table:style-name="ce69">
            <text:p>135.4</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February</text:p>
          </table:table-cell>
          <table:table-cell office:value-type="float" office:value="84.964816988031359" table:style-name="ce69">
            <text:p>85.0</text:p>
          </table:table-cell>
          <table:table-cell office:value-type="float" office:value="5.5614697694627671" table:style-name="ce69">
            <text:p>5.6</text:p>
          </table:table-cell>
          <table:table-cell office:value-type="float" office:value="19.756335493528983" table:style-name="ce69">
            <text:p>19.8</text:p>
          </table:table-cell>
          <table:table-cell office:value-type="float" office:value="2.9462832168020183" table:style-name="ce69">
            <text:p>2.9</text:p>
          </table:table-cell>
          <table:table-cell office:value-type="float" office:value="113.22890546782511" table:style-name="ce69">
            <text:p>113.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rch</text:p>
          </table:table-cell>
          <table:table-cell office:value-type="float" office:value="84.186695854726565" table:style-name="ce69">
            <text:p>84.2</text:p>
          </table:table-cell>
          <table:table-cell office:value-type="float" office:value="4.8403306138294031" table:style-name="ce69">
            <text:p>4.8</text:p>
          </table:table-cell>
          <table:table-cell office:value-type="float" office:value="20.223365134874076" table:style-name="ce69">
            <text:p>20.2</text:p>
          </table:table-cell>
          <table:table-cell office:value-type="float" office:value="3.1540860426106727" table:style-name="ce69">
            <text:p>3.2</text:p>
          </table:table-cell>
          <table:table-cell office:value-type="float" office:value="112.40447764604072" table:style-name="ce69">
            <text:p>112.4</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108.7494357985516" table:style-name="ce69">
            <text:p>108.7</text:p>
          </table:table-cell>
          <table:table-cell office:value-type="float" office:value="4.016312068911029" table:style-name="ce69">
            <text:p>4.0</text:p>
          </table:table-cell>
          <table:table-cell office:value-type="float" office:value="26.946613924572461" table:style-name="ce69">
            <text:p>26.9</text:p>
          </table:table-cell>
          <table:table-cell office:value-type="float" office:value="4.4180059757986729" table:style-name="ce69">
            <text:p>4.4</text:p>
          </table:table-cell>
          <table:table-cell office:value-type="float" office:value="144.13036776783377" table:style-name="ce69">
            <text:p>144.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88.875911087146321" table:style-name="ce69">
            <text:p>88.9</text:p>
          </table:table-cell>
          <table:table-cell office:value-type="float" office:value="4.7163387874608995" table:style-name="ce69">
            <text:p>4.7</text:p>
          </table:table-cell>
          <table:table-cell office:value-type="float" office:value="21.68147288508618" table:style-name="ce69">
            <text:p>21.7</text:p>
          </table:table-cell>
          <table:table-cell office:value-type="float" office:value="2.9626566274666724" table:style-name="ce69">
            <text:p>3.0</text:p>
          </table:table-cell>
          <table:table-cell office:value-type="float" office:value="118.23637938716007" table:style-name="ce69">
            <text:p>118.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89.486664499400263" table:style-name="ce69">
            <text:p>89.5</text:p>
          </table:table-cell>
          <table:table-cell office:value-type="float" office:value="4.464230530860509" table:style-name="ce69">
            <text:p>4.5</text:p>
          </table:table-cell>
          <table:table-cell office:value-type="float" office:value="21.537476321707135" table:style-name="ce69">
            <text:p>21.5</text:p>
          </table:table-cell>
          <table:table-cell office:value-type="float" office:value="3.0544554383506721" table:style-name="ce69">
            <text:p>3.1</text:p>
          </table:table-cell>
          <table:table-cell office:value-type="float" office:value="118.54282679031857" table:style-name="ce69">
            <text:p>118.5</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13.31572193006225" table:style-name="ce69">
            <text:p>113.3</text:p>
          </table:table-cell>
          <table:table-cell office:value-type="float" office:value="4.4635831605743768" table:style-name="ce69">
            <text:p>4.5</text:p>
          </table:table-cell>
          <table:table-cell office:value-type="float" office:value="28.054499634877047" table:style-name="ce69">
            <text:p>28.1</text:p>
          </table:table-cell>
          <table:table-cell office:value-type="float" office:value="3.9335366737212114" table:style-name="ce69">
            <text:p>3.9</text:p>
          </table:table-cell>
          <table:table-cell office:value-type="float" office:value="149.76734139923491" table:style-name="ce69">
            <text:p>149.8</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88.643222479375325" table:style-name="ce69">
            <text:p>88.6</text:p>
          </table:table-cell>
          <table:table-cell office:value-type="float" office:value="4.9274788818322115" table:style-name="ce69">
            <text:p>4.9</text:p>
          </table:table-cell>
          <table:table-cell office:value-type="float" office:value="23.370628848735787" table:style-name="ce69">
            <text:p>23.4</text:p>
          </table:table-cell>
          <table:table-cell office:value-type="float" office:value="3.0394437988812122" table:style-name="ce69">
            <text:p>3.0</text:p>
          </table:table-cell>
          <table:table-cell office:value-type="float" office:value="119.98077400882454" table:style-name="ce69">
            <text:p>120.0</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89.798620194114378" table:style-name="ce69">
            <text:p>89.8</text:p>
          </table:table-cell>
          <table:table-cell office:value-type="float" office:value="4.3375366206791002" table:style-name="ce69">
            <text:p>4.3</text:p>
          </table:table-cell>
          <table:table-cell office:value-type="float" office:value="21.344081734304535" table:style-name="ce69">
            <text:p>21.3</text:p>
          </table:table-cell>
          <table:table-cell office:value-type="float" office:value="2.9965304629212106" table:style-name="ce69">
            <text:p>3.0</text:p>
          </table:table-cell>
          <table:table-cell office:value-type="float" office:value="118.47676901201923" table:style-name="ce69">
            <text:p>118.5</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11.7016148703008" table:style-name="ce69">
            <text:p>111.7</text:p>
          </table:table-cell>
          <table:table-cell office:value-type="float" office:value="4.1731739829274455" table:style-name="ce69">
            <text:p>4.2</text:p>
          </table:table-cell>
          <table:table-cell office:value-type="float" office:value="28.079108457079819" table:style-name="ce69">
            <text:p>28.1</text:p>
          </table:table-cell>
          <table:table-cell office:value-type="float" office:value="4.1611707694547171" table:style-name="ce69">
            <text:p>4.2</text:p>
          </table:table-cell>
          <table:table-cell office:value-type="float" office:value="148.11506807976278" table:style-name="ce69">
            <text:p>148.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90.530414707990289" table:style-name="ce69">
            <text:p>90.5</text:p>
          </table:table-cell>
          <table:table-cell office:value-type="float" office:value="5.4129828451249713" table:style-name="ce69">
            <text:p>5.4</text:p>
          </table:table-cell>
          <table:table-cell office:value-type="float" office:value="26.46831787290002" table:style-name="ce69">
            <text:p>26.5</text:p>
          </table:table-cell>
          <table:table-cell office:value-type="float" office:value="3.5342013590027168" table:style-name="ce69">
            <text:p>3.5</text:p>
          </table:table-cell>
          <table:table-cell office:value-type="float" office:value="125.945916785018" table:style-name="ce69">
            <text:p>125.9</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86.233379532590405" table:style-name="ce69">
            <text:p>86.2</text:p>
          </table:table-cell>
          <table:table-cell office:value-type="float" office:value="3.5364481276795483" table:style-name="ce69">
            <text:p>3.5</text:p>
          </table:table-cell>
          <table:table-cell office:value-type="float" office:value="29.158471692231263" table:style-name="ce69">
            <text:p>29.2</text:p>
          </table:table-cell>
          <table:table-cell office:value-type="float" office:value="3.5902992294467175" table:style-name="ce69">
            <text:p>3.6</text:p>
          </table:table-cell>
          <table:table-cell office:value-type="float" office:value="122.51859858194793" table:style-name="ce69">
            <text:p>122.5</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1998" table:style-name="ce95">
            <text:p>1998</text:p>
          </table:table-cell>
          <table:table-cell office:value-type="string" table:style-name="ce31">
            <text:p>January*</text:p>
          </table:table-cell>
          <table:table-cell office:value-type="float" office:value="105.20474813679601" table:style-name="ce69">
            <text:p>105.2</text:p>
          </table:table-cell>
          <table:table-cell office:value-type="float" office:value="4.5378974504366445" table:style-name="ce69">
            <text:p>4.5</text:p>
          </table:table-cell>
          <table:table-cell office:value-type="float" office:value="31.545220086521066" table:style-name="ce69">
            <text:p>31.5</text:p>
          </table:table-cell>
          <table:table-cell office:value-type="float" office:value="3.6496481611745453" table:style-name="ce69">
            <text:p>3.6</text:p>
          </table:table-cell>
          <table:table-cell office:value-type="float" office:value="144.93751383492827" table:style-name="ce69">
            <text:p>144.9</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February</text:p>
          </table:table-cell>
          <table:table-cell office:value-type="float" office:value="86.831226216962605" table:style-name="ce69">
            <text:p>86.8</text:p>
          </table:table-cell>
          <table:table-cell office:value-type="float" office:value="4.8893670455137226" table:style-name="ce69">
            <text:p>4.9</text:p>
          </table:table-cell>
          <table:table-cell office:value-type="float" office:value="21.629675978213356" table:style-name="ce69">
            <text:p>21.6</text:p>
          </table:table-cell>
          <table:table-cell office:value-type="float" office:value="3.1667960199305445" table:style-name="ce69">
            <text:p>3.2</text:p>
          </table:table-cell>
          <table:table-cell office:value-type="float" office:value="116.51706526062023" table:style-name="ce69">
            <text:p>116.5</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rch</text:p>
          </table:table-cell>
          <table:table-cell office:value-type="float" office:value="88.053537961015337" table:style-name="ce69">
            <text:p>88.1</text:p>
          </table:table-cell>
          <table:table-cell office:value-type="float" office:value="4.5685446072885298" table:style-name="ce69">
            <text:p>4.6</text:p>
          </table:table-cell>
          <table:table-cell office:value-type="float" office:value="19.986111625024257" table:style-name="ce69">
            <text:p>20.0</text:p>
          </table:table-cell>
          <table:table-cell office:value-type="float" office:value="3.1344255951185449" table:style-name="ce69">
            <text:p>3.1</text:p>
          </table:table-cell>
          <table:table-cell office:value-type="float" office:value="115.74261978844667" table:style-name="ce69">
            <text:p>115.7</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113.21920853862089" table:style-name="ce69">
            <text:p>113.2</text:p>
          </table:table-cell>
          <table:table-cell office:value-type="float" office:value="4.2901354380621335" table:style-name="ce69">
            <text:p>4.3</text:p>
          </table:table-cell>
          <table:table-cell office:value-type="float" office:value="25.304193674063967" table:style-name="ce69">
            <text:p>25.3</text:p>
          </table:table-cell>
          <table:table-cell office:value-type="float" office:value="4.167961873134546" table:style-name="ce69">
            <text:p>4.2</text:p>
          </table:table-cell>
          <table:table-cell office:value-type="float" office:value="146.98149952388152" table:style-name="ce69">
            <text:p>147.0</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90.858377484450614" table:style-name="ce69">
            <text:p>90.9</text:p>
          </table:table-cell>
          <table:table-cell office:value-type="float" office:value="4.5112368432518757" table:style-name="ce69">
            <text:p>4.5</text:p>
          </table:table-cell>
          <table:table-cell office:value-type="float" office:value="23.285929019230938" table:style-name="ce69">
            <text:p>23.3</text:p>
          </table:table-cell>
          <table:table-cell office:value-type="float" office:value="3.4142179160585457" table:style-name="ce69">
            <text:p>3.4</text:p>
          </table:table-cell>
          <table:table-cell office:value-type="float" office:value="122.06976126299197" table:style-name="ce69">
            <text:p>122.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91.861090066122173" table:style-name="ce69">
            <text:p>91.9</text:p>
          </table:table-cell>
          <table:table-cell office:value-type="float" office:value="4.7756728120727292" table:style-name="ce69">
            <text:p>4.8</text:p>
          </table:table-cell>
          <table:table-cell office:value-type="float" office:value="25.205267774466829" table:style-name="ce69">
            <text:p>25.2</text:p>
          </table:table-cell>
          <table:table-cell office:value-type="float" office:value="3.1691479787705443" table:style-name="ce69">
            <text:p>3.2</text:p>
          </table:table-cell>
          <table:table-cell office:value-type="float" office:value="125.01117863143227" table:style-name="ce69">
            <text:p>125.0</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13.37858752728044" table:style-name="ce69">
            <text:p>113.4</text:p>
          </table:table-cell>
          <table:table-cell office:value-type="float" office:value="4.4864765758265159" table:style-name="ce69">
            <text:p>4.5</text:p>
          </table:table-cell>
          <table:table-cell office:value-type="float" office:value="29.444645860745801" table:style-name="ce69">
            <text:p>29.4</text:p>
          </table:table-cell>
          <table:table-cell office:value-type="float" office:value="4.1463205329594253" table:style-name="ce69">
            <text:p>4.1</text:p>
          </table:table-cell>
          <table:table-cell office:value-type="float" office:value="151.45603049681219" table:style-name="ce69">
            <text:p>151.5</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88.918955391328268" table:style-name="ce69">
            <text:p>88.9</text:p>
          </table:table-cell>
          <table:table-cell office:value-type="float" office:value="5.4960686111991732" table:style-name="ce69">
            <text:p>5.5</text:p>
          </table:table-cell>
          <table:table-cell office:value-type="float" office:value="22.624714593517165" table:style-name="ce69">
            <text:p>22.6</text:p>
          </table:table-cell>
          <table:table-cell office:value-type="float" office:value="3.2984324843034249" table:style-name="ce69">
            <text:p>3.3</text:p>
          </table:table-cell>
          <table:table-cell office:value-type="float" office:value="120.33817108034803" table:style-name="ce69">
            <text:p>120.3</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90.84641656594232" table:style-name="ce69">
            <text:p>90.8</text:p>
          </table:table-cell>
          <table:table-cell office:value-type="float" office:value="4.1969374578333225" table:style-name="ce69">
            <text:p>4.2</text:p>
          </table:table-cell>
          <table:table-cell office:value-type="float" office:value="19.59019890871609" table:style-name="ce69">
            <text:p>19.6</text:p>
          </table:table-cell>
          <table:table-cell office:value-type="float" office:value="3.1395826033554237" table:style-name="ce69">
            <text:p>3.1</text:p>
          </table:table-cell>
          <table:table-cell office:value-type="float" office:value="117.77313553584716" table:style-name="ce69">
            <text:p>117.8</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12.9451083471547" table:style-name="ce69">
            <text:p>112.9</text:p>
          </table:table-cell>
          <table:table-cell office:value-type="float" office:value="4.4486937224979277" table:style-name="ce69">
            <text:p>4.4</text:p>
          </table:table-cell>
          <table:table-cell office:value-type="float" office:value="24.94887980558714" table:style-name="ce69">
            <text:p>24.9</text:p>
          </table:table-cell>
          <table:table-cell office:value-type="float" office:value="4.2300579517870087" table:style-name="ce69">
            <text:p>4.2</text:p>
          </table:table-cell>
          <table:table-cell office:value-type="float" office:value="146.57273982702677" table:style-name="ce69">
            <text:p>146.6</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89.665861256842518" table:style-name="ce69">
            <text:p>89.7</text:p>
          </table:table-cell>
          <table:table-cell office:value-type="float" office:value="5.5136822735874675" table:style-name="ce69">
            <text:p>5.5</text:p>
          </table:table-cell>
          <table:table-cell office:value-type="float" office:value="24.288603981301332" table:style-name="ce69">
            <text:p>24.3</text:p>
          </table:table-cell>
          <table:table-cell office:value-type="float" office:value="3.4512073036510094" table:style-name="ce69">
            <text:p>3.5</text:p>
          </table:table-cell>
          <table:table-cell office:value-type="float" office:value="122.91935481538232" table:style-name="ce69">
            <text:p>122.9</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83.22242512969072" table:style-name="ce69">
            <text:p>83.2</text:p>
          </table:table-cell>
          <table:table-cell office:value-type="float" office:value="4.7262458054839129" table:style-name="ce69">
            <text:p>4.7</text:p>
          </table:table-cell>
          <table:table-cell office:value-type="float" office:value="26.434472534716789" table:style-name="ce69">
            <text:p>26.4</text:p>
          </table:table-cell>
          <table:table-cell office:value-type="float" office:value="3.4988539828630092" table:style-name="ce69">
            <text:p>3.5</text:p>
          </table:table-cell>
          <table:table-cell office:value-type="float" office:value="117.88199745275443" table:style-name="ce69">
            <text:p>117.9</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1999" table:style-name="ce95">
            <text:p>1999</text:p>
          </table:table-cell>
          <table:table-cell office:value-type="string" table:style-name="ce31">
            <text:p>January*</text:p>
          </table:table-cell>
          <table:table-cell office:value-type="float" office:value="123.79140630363348" table:style-name="ce69">
            <text:p>123.8</text:p>
          </table:table-cell>
          <table:table-cell office:value-type="float" office:value="4.6517974143722434" table:style-name="ce69">
            <text:p>4.7</text:p>
          </table:table-cell>
          <table:table-cell office:value-type="float" office:value="29.310575151479085" table:style-name="ce69">
            <text:p>29.3</text:p>
          </table:table-cell>
          <table:table-cell office:value-type="float" office:value="3.664678689879425" table:style-name="ce69">
            <text:p>3.7</text:p>
          </table:table-cell>
          <table:table-cell office:value-type="float" office:value="161.41845755936421" table:style-name="ce69">
            <text:p>161.4</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February</text:p>
          </table:table-cell>
          <table:table-cell office:value-type="float" office:value="96.298674396558027" table:style-name="ce69">
            <text:p>96.3</text:p>
          </table:table-cell>
          <table:table-cell office:value-type="float" office:value="4.9141247796117407" table:style-name="ce69">
            <text:p>4.9</text:p>
          </table:table-cell>
          <table:table-cell office:value-type="float" office:value="20.431630022195183" table:style-name="ce69">
            <text:p>20.4</text:p>
          </table:table-cell>
          <table:table-cell office:value-type="float" office:value="3.0371681410714251" table:style-name="ce69">
            <text:p>3.0</text:p>
          </table:table-cell>
          <table:table-cell office:value-type="float" office:value="124.68159733943637" table:style-name="ce69">
            <text:p>124.7</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rch</text:p>
          </table:table-cell>
          <table:table-cell office:value-type="float" office:value="89.424270827395816" table:style-name="ce69">
            <text:p>89.4</text:p>
          </table:table-cell>
          <table:table-cell office:value-type="float" office:value="4.5948914823537317" table:style-name="ce69">
            <text:p>4.6</text:p>
          </table:table-cell>
          <table:table-cell office:value-type="float" office:value="18.463520613157741" table:style-name="ce69">
            <text:p>18.5</text:p>
          </table:table-cell>
          <table:table-cell office:value-type="float" office:value="2.9343154366774256" table:style-name="ce69">
            <text:p>2.9</text:p>
          </table:table-cell>
          <table:table-cell office:value-type="float" office:value="115.41699835958471" table:style-name="ce69">
            <text:p>115.4</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114.258638356746" table:style-name="ce69">
            <text:p>114.3</text:p>
          </table:table-cell>
          <table:table-cell office:value-type="float" office:value="4.0065873884366328" table:style-name="ce69">
            <text:p>4.0</text:p>
          </table:table-cell>
          <table:table-cell office:value-type="float" office:value="24.251824155453527" table:style-name="ce69">
            <text:p>24.3</text:p>
          </table:table-cell>
          <table:table-cell office:value-type="float" office:value="3.5790914920294243" table:style-name="ce69">
            <text:p>3.6</text:p>
          </table:table-cell>
          <table:table-cell office:value-type="float" office:value="146.09614139266557" table:style-name="ce69">
            <text:p>146.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90.565476979656523" table:style-name="ce69">
            <text:p>90.6</text:p>
          </table:table-cell>
          <table:table-cell office:value-type="float" office:value="4.9138710218878225" table:style-name="ce69">
            <text:p>4.9</text:p>
          </table:table-cell>
          <table:table-cell office:value-type="float" office:value="20.751067255723473" table:style-name="ce69">
            <text:p>20.8</text:p>
          </table:table-cell>
          <table:table-cell office:value-type="float" office:value="3.019107100623426" table:style-name="ce69">
            <text:p>3.0</text:p>
          </table:table-cell>
          <table:table-cell office:value-type="float" office:value="119.24952235789125" table:style-name="ce69">
            <text:p>119.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90.501515765239702" table:style-name="ce69">
            <text:p>90.5</text:p>
          </table:table-cell>
          <table:table-cell office:value-type="float" office:value="4.2660635207914686" table:style-name="ce69">
            <text:p>4.3</text:p>
          </table:table-cell>
          <table:table-cell office:value-type="float" office:value="22.576016605469231" table:style-name="ce69">
            <text:p>22.6</text:p>
          </table:table-cell>
          <table:table-cell office:value-type="float" office:value="3.1661031716254247" table:style-name="ce69">
            <text:p>3.2</text:p>
          </table:table-cell>
          <table:table-cell office:value-type="float" office:value="120.50969906312582" table:style-name="ce69">
            <text:p>120.5</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12.6448427792451" table:style-name="ce69">
            <text:p>112.6</text:p>
          </table:table-cell>
          <table:table-cell office:value-type="float" office:value="3.8824033716816961" table:style-name="ce69">
            <text:p>3.9</text:p>
          </table:table-cell>
          <table:table-cell office:value-type="float" office:value="25.358363708044774" table:style-name="ce69">
            <text:p>25.4</text:p>
          </table:table-cell>
          <table:table-cell office:value-type="float" office:value="4.2872137428547488" table:style-name="ce69">
            <text:p>4.3</text:p>
          </table:table-cell>
          <table:table-cell office:value-type="float" office:value="146.17282360182631" table:style-name="ce69">
            <text:p>146.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88.012853072971978" table:style-name="ce69">
            <text:p>88.0</text:p>
          </table:table-cell>
          <table:table-cell office:value-type="float" office:value="4.6459229150145269" table:style-name="ce69">
            <text:p>4.6</text:p>
          </table:table-cell>
          <table:table-cell office:value-type="float" office:value="19.539778531554003" table:style-name="ce69">
            <text:p>19.5</text:p>
          </table:table-cell>
          <table:table-cell office:value-type="float" office:value="3.7879752101167496" table:style-name="ce69">
            <text:p>3.8</text:p>
          </table:table-cell>
          <table:table-cell office:value-type="float" office:value="115.98652972965726" table:style-name="ce69">
            <text:p>116.0</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89.249572905155432" table:style-name="ce69">
            <text:p>89.2</text:p>
          </table:table-cell>
          <table:table-cell office:value-type="float" office:value="4.5185732751070153" table:style-name="ce69">
            <text:p>4.5</text:p>
          </table:table-cell>
          <table:table-cell office:value-type="float" office:value="17.565197057485204" table:style-name="ce69">
            <text:p>17.6</text:p>
          </table:table-cell>
          <table:table-cell office:value-type="float" office:value="3.9630485984527479" table:style-name="ce69">
            <text:p>4.0</text:p>
          </table:table-cell>
          <table:table-cell office:value-type="float" office:value="115.2963918362004" table:style-name="ce69">
            <text:p>115.3</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14.19345227816616" table:style-name="ce69">
            <text:p>114.2</text:p>
          </table:table-cell>
          <table:table-cell office:value-type="float" office:value="4.3453697316167439" table:style-name="ce69">
            <text:p>4.3</text:p>
          </table:table-cell>
          <table:table-cell office:value-type="float" office:value="25.117694194135868" table:style-name="ce69">
            <text:p>25.1</text:p>
          </table:table-cell>
          <table:table-cell office:value-type="float" office:value="5.2778439958614607" table:style-name="ce69">
            <text:p>5.3</text:p>
          </table:table-cell>
          <table:table-cell office:value-type="float" office:value="148.93436019978026" table:style-name="ce69">
            <text:p>148.9</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90.786245312449665" table:style-name="ce69">
            <text:p>90.8</text:p>
          </table:table-cell>
          <table:table-cell office:value-type="float" office:value="4.5974965358585296" table:style-name="ce69">
            <text:p>4.6</text:p>
          </table:table-cell>
          <table:table-cell office:value-type="float" office:value="20.791822231272164" table:style-name="ce69">
            <text:p>20.8</text:p>
          </table:table-cell>
          <table:table-cell office:value-type="float" office:value="3.884493910349462" table:style-name="ce69">
            <text:p>3.9</text:p>
          </table:table-cell>
          <table:table-cell office:value-type="float" office:value="120.06005798992982" table:style-name="ce69">
            <text:p>120.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85.450954817766203" table:style-name="ce69">
            <text:p>85.5</text:p>
          </table:table-cell>
          <table:table-cell office:value-type="float" office:value="3.7384492108720599" table:style-name="ce69">
            <text:p>3.7</text:p>
          </table:table-cell>
          <table:table-cell office:value-type="float" office:value="22.749045326692968" table:style-name="ce69">
            <text:p>22.7</text:p>
          </table:table-cell>
          <table:table-cell office:value-type="float" office:value="3.4681923957534617" table:style-name="ce69">
            <text:p>3.5</text:p>
          </table:table-cell>
          <table:table-cell office:value-type="float" office:value="115.40664175108469" table:style-name="ce69">
            <text:p>115.4</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2000" table:style-name="ce95">
            <text:p>2000</text:p>
          </table:table-cell>
          <table:table-cell office:value-type="string" table:style-name="ce31">
            <text:p>January*</text:p>
          </table:table-cell>
          <table:table-cell office:value-type="float" office:value="103.85917657853645" table:style-name="ce69">
            <text:p>103.9</text:p>
          </table:table-cell>
          <table:table-cell office:value-type="float" office:value="3.9680866327392041" table:style-name="ce69">
            <text:p>4.0</text:p>
          </table:table-cell>
          <table:table-cell office:value-type="float" office:value="27.666430625433538" table:style-name="ce69">
            <text:p>27.7</text:p>
          </table:table-cell>
          <table:table-cell office:value-type="float" office:value="3.9487208753008631" table:style-name="ce69">
            <text:p>3.9</text:p>
          </table:table-cell>
          <table:table-cell office:value-type="float" office:value="139.44241471201005" table:style-name="ce69">
            <text:p>139.4</text:p>
          </table:table-cell>
          <table:table-cell table:number-columns-repeated="16377" table:style-name="ce27"/>
        </table:table-row>
        <table:table-row table:style-name="ro1">
          <table:table-cell table:style-name="ce95"/>
          <table:table-cell office:value-type="string" table:style-name="ce31">
            <text:p>February</text:p>
          </table:table-cell>
          <table:table-cell office:value-type="float" office:value="89.295776201066985" table:style-name="ce69">
            <text:p>89.3</text:p>
          </table:table-cell>
          <table:table-cell office:value-type="float" office:value="5.2632986187459325" table:style-name="ce69">
            <text:p>5.3</text:p>
          </table:table-cell>
          <table:table-cell office:value-type="float" office:value="19.459830976642891" table:style-name="ce69">
            <text:p>19.5</text:p>
          </table:table-cell>
          <table:table-cell office:value-type="float" office:value="3.3914049512323081" table:style-name="ce69">
            <text:p>3.4</text:p>
          </table:table-cell>
          <table:table-cell office:value-type="float" office:value="117.41031074768811" table:style-name="ce69">
            <text:p>117.4</text:p>
          </table:table-cell>
          <table:table-cell table:number-columns-repeated="16377" table:style-name="ce27"/>
        </table:table-row>
        <table:table-row table:style-name="ro1">
          <table:table-cell table:style-name="ce95"/>
          <table:table-cell office:value-type="string" table:style-name="ce31">
            <text:p>March</text:p>
          </table:table-cell>
          <table:table-cell office:value-type="float" office:value="89.830880830846255" table:style-name="ce69">
            <text:p>89.8</text:p>
          </table:table-cell>
          <table:table-cell office:value-type="float" office:value="4.1355501516139581" table:style-name="ce69">
            <text:p>4.1</text:p>
          </table:table-cell>
          <table:table-cell office:value-type="float" office:value="18.33799114253635" table:style-name="ce69">
            <text:p>18.3</text:p>
          </table:table-cell>
          <table:table-cell office:value-type="float" office:value="3.4285098489273045" table:style-name="ce69">
            <text:p>3.4</text:p>
          </table:table-cell>
          <table:table-cell office:value-type="float" office:value="115.73293197392387" table:style-name="ce69">
            <text:p>115.7</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109.71843119476748" table:style-name="ce69">
            <text:p>109.7</text:p>
          </table:table-cell>
          <table:table-cell office:value-type="float" office:value="4.0211703876378637" table:style-name="ce69">
            <text:p>4.0</text:p>
          </table:table-cell>
          <table:table-cell office:value-type="float" office:value="21.042482716091865" table:style-name="ce69">
            <text:p>21.0</text:p>
          </table:table-cell>
          <table:table-cell office:value-type="float" office:value="4.2563991901410523" table:style-name="ce69">
            <text:p>4.3</text:p>
          </table:table-cell>
          <table:table-cell office:value-type="float" office:value="139.03848348863826" table:style-name="ce69">
            <text:p>139.0</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89.506059103565974" table:style-name="ce69">
            <text:p>89.5</text:p>
          </table:table-cell>
          <table:table-cell office:value-type="float" office:value="5.4627562232868883" table:style-name="ce69">
            <text:p>5.5</text:p>
          </table:table-cell>
          <table:table-cell office:value-type="float" office:value="19.903583041878257" table:style-name="ce69">
            <text:p>19.9</text:p>
          </table:table-cell>
          <table:table-cell office:value-type="float" office:value="2.9335131646074259" table:style-name="ce69">
            <text:p>2.9</text:p>
          </table:table-cell>
          <table:table-cell office:value-type="float" office:value="117.80591153333856" table:style-name="ce69">
            <text:p>117.8</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89.778609843249313" table:style-name="ce69">
            <text:p>89.8</text:p>
          </table:table-cell>
          <table:table-cell office:value-type="float" office:value="4.5033079667713816" table:style-name="ce69">
            <text:p>4.5</text:p>
          </table:table-cell>
          <table:table-cell office:value-type="float" office:value="19.144480540625203" table:style-name="ce69">
            <text:p>19.1</text:p>
          </table:table-cell>
          <table:table-cell office:value-type="float" office:value="2.9568661288791076" table:style-name="ce69">
            <text:p>3.0</text:p>
          </table:table-cell>
          <table:table-cell office:value-type="float" office:value="116.38326447952502" table:style-name="ce69">
            <text:p>116.4</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14.19736450716638" table:style-name="ce69">
            <text:p>114.2</text:p>
          </table:table-cell>
          <table:table-cell office:value-type="float" office:value="3.9933042524428051" table:style-name="ce69">
            <text:p>4.0</text:p>
          </table:table-cell>
          <table:table-cell office:value-type="float" office:value="25.224796711463224" table:style-name="ce69">
            <text:p>25.2</text:p>
          </table:table-cell>
          <table:table-cell office:value-type="float" office:value="3.8060391179640054" table:style-name="ce69">
            <text:p>3.8</text:p>
          </table:table-cell>
          <table:table-cell office:value-type="float" office:value="147.22150458903644" table:style-name="ce69">
            <text:p>147.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90.709035027838894" table:style-name="ce69">
            <text:p>90.7</text:p>
          </table:table-cell>
          <table:table-cell office:value-type="float" office:value="4.5938797607745574" table:style-name="ce69">
            <text:p>4.6</text:p>
          </table:table-cell>
          <table:table-cell office:value-type="float" office:value="20.822225497990285" table:style-name="ce69">
            <text:p>20.8</text:p>
          </table:table-cell>
          <table:table-cell office:value-type="float" office:value="2.8658561182394062" table:style-name="ce69">
            <text:p>2.9</text:p>
          </table:table-cell>
          <table:table-cell office:value-type="float" office:value="118.99099640484314" table:style-name="ce69">
            <text:p>119.0</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91.81934957294618" table:style-name="ce69">
            <text:p>91.8</text:p>
          </table:table-cell>
          <table:table-cell office:value-type="float" office:value="3.6696987327694917" table:style-name="ce69">
            <text:p>3.7</text:p>
          </table:table-cell>
          <table:table-cell office:value-type="float" office:value="18.768482918642452" table:style-name="ce69">
            <text:p>18.8</text:p>
          </table:table-cell>
          <table:table-cell office:value-type="float" office:value="2.8384528599347512" table:style-name="ce69">
            <text:p>2.8</text:p>
          </table:table-cell>
          <table:table-cell office:value-type="float" office:value="117.09598408429287" table:style-name="ce69">
            <text:p>117.1</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16.2348196749633" table:style-name="ce69">
            <text:p>116.2</text:p>
          </table:table-cell>
          <table:table-cell office:value-type="float" office:value="4.4723039088396028" table:style-name="ce69">
            <text:p>4.5</text:p>
          </table:table-cell>
          <table:table-cell office:value-type="float" office:value="26.099280649069691" table:style-name="ce69">
            <text:p>26.1</text:p>
          </table:table-cell>
          <table:table-cell office:value-type="float" office:value="3.5712917014057779" table:style-name="ce69">
            <text:p>3.6</text:p>
          </table:table-cell>
          <table:table-cell office:value-type="float" office:value="150.37769593427839" table:style-name="ce69">
            <text:p>150.4</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91.642080394814755" table:style-name="ce69">
            <text:p>91.6</text:p>
          </table:table-cell>
          <table:table-cell office:value-type="float" office:value="4.5294549025331294" table:style-name="ce69">
            <text:p>4.5</text:p>
          </table:table-cell>
          <table:table-cell office:value-type="float" office:value="22.450089932259413" table:style-name="ce69">
            <text:p>22.5</text:p>
          </table:table-cell>
          <table:table-cell office:value-type="float" office:value="3.105830958057104" table:style-name="ce69">
            <text:p>3.1</text:p>
          </table:table-cell>
          <table:table-cell office:value-type="float" office:value="121.7274561876644" table:style-name="ce69">
            <text:p>121.7</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86.017534930554319" table:style-name="ce69">
            <text:p>86.0</text:p>
          </table:table-cell>
          <table:table-cell office:value-type="float" office:value="3.5864003074266217" table:style-name="ce69">
            <text:p>3.6</text:p>
          </table:table-cell>
          <table:table-cell office:value-type="float" office:value="25.104676392342284" table:style-name="ce69">
            <text:p>25.1</text:p>
          </table:table-cell>
          <table:table-cell office:value-type="float" office:value="3.4263787689814773" table:style-name="ce69">
            <text:p>3.4</text:p>
          </table:table-cell>
          <table:table-cell office:value-type="float" office:value="118.1349903993047" table:style-name="ce69">
            <text:p>118.1</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2001" table:style-name="ce95">
            <text:p>2001</text:p>
          </table:table-cell>
          <table:table-cell office:value-type="string" table:style-name="ce31">
            <text:p>January*</text:p>
          </table:table-cell>
          <table:table-cell office:value-type="float" office:value="108.44635609117434" table:style-name="ce69">
            <text:p>108.4</text:p>
          </table:table-cell>
          <table:table-cell office:value-type="float" office:value="3.7591380435905482" table:style-name="ce69">
            <text:p>3.8</text:p>
          </table:table-cell>
          <table:table-cell office:value-type="float" office:value="29.541371249321582" table:style-name="ce69">
            <text:p>29.5</text:p>
          </table:table-cell>
          <table:table-cell office:value-type="float" office:value="3.6972243568045449" table:style-name="ce69">
            <text:p>3.7</text:p>
          </table:table-cell>
          <table:table-cell office:value-type="float" office:value="145.44408974089103" table:style-name="ce69">
            <text:p>145.4</text:p>
          </table:table-cell>
          <table:table-cell table:number-columns-repeated="16377" table:style-name="ce27"/>
        </table:table-row>
        <table:table-row table:style-name="ro1">
          <table:table-cell table:style-name="ce95"/>
          <table:table-cell office:value-type="string" table:style-name="ce31">
            <text:p>February</text:p>
          </table:table-cell>
          <table:table-cell office:value-type="float" office:value="91.175709387050404" table:style-name="ce69">
            <text:p>91.2</text:p>
          </table:table-cell>
          <table:table-cell office:value-type="float" office:value="4.2693846516754235" table:style-name="ce69">
            <text:p>4.3</text:p>
          </table:table-cell>
          <table:table-cell office:value-type="float" office:value="19.239417813716315" table:style-name="ce69">
            <text:p>19.2</text:p>
          </table:table-cell>
          <table:table-cell office:value-type="float" office:value="3.003991273860763" table:style-name="ce69">
            <text:p>3.0</text:p>
          </table:table-cell>
          <table:table-cell office:value-type="float" office:value="117.6885031263029" table:style-name="ce69">
            <text:p>117.7</text:p>
          </table:table-cell>
          <table:table-cell table:number-columns-repeated="16377" table:style-name="ce27"/>
        </table:table-row>
        <table:table-row table:style-name="ro1">
          <table:table-cell table:style-name="ce95"/>
          <table:table-cell office:value-type="string" table:style-name="ce31">
            <text:p>March</text:p>
          </table:table-cell>
          <table:table-cell office:value-type="float" office:value="92.690695457404431" table:style-name="ce69">
            <text:p>92.7</text:p>
          </table:table-cell>
          <table:table-cell office:value-type="float" office:value="4.3278016864750333" table:style-name="ce69">
            <text:p>4.3</text:p>
          </table:table-cell>
          <table:table-cell office:value-type="float" office:value="16.819830434958988" table:style-name="ce69">
            <text:p>16.8</text:p>
          </table:table-cell>
          <table:table-cell office:value-type="float" office:value="3.2402563371125819" table:style-name="ce69">
            <text:p>3.2</text:p>
          </table:table-cell>
          <table:table-cell office:value-type="float" office:value="117.07858391595103" table:style-name="ce69">
            <text:p>117.1</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118.95247852992151" table:style-name="ce69">
            <text:p>119.0</text:p>
          </table:table-cell>
          <table:table-cell office:value-type="float" office:value="3.2669337026447849" table:style-name="ce69">
            <text:p>3.3</text:p>
          </table:table-cell>
          <table:table-cell office:value-type="float" office:value="22.143013942865309" table:style-name="ce69">
            <text:p>22.1</text:p>
          </table:table-cell>
          <table:table-cell office:value-type="float" office:value="4.7812750111471365" table:style-name="ce69">
            <text:p>4.8</text:p>
          </table:table-cell>
          <table:table-cell office:value-type="float" office:value="149.14370118657874" table:style-name="ce69">
            <text:p>149.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95.582661324475325" table:style-name="ce69">
            <text:p>95.6</text:p>
          </table:table-cell>
          <table:table-cell office:value-type="float" office:value="4.6355199702628491" table:style-name="ce69">
            <text:p>4.6</text:p>
          </table:table-cell>
          <table:table-cell office:value-type="float" office:value="20.165815270003083" table:style-name="ce69">
            <text:p>20.2</text:p>
          </table:table-cell>
          <table:table-cell office:value-type="float" office:value="3.7059638939405306" table:style-name="ce69">
            <text:p>3.7</text:p>
          </table:table-cell>
          <table:table-cell office:value-type="float" office:value="124.08996045868179" table:style-name="ce69">
            <text:p>124.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95.406010108888466" table:style-name="ce69">
            <text:p>95.4</text:p>
          </table:table-cell>
          <table:table-cell office:value-type="float" office:value="4.359324198436255" table:style-name="ce69">
            <text:p>4.4</text:p>
          </table:table-cell>
          <table:table-cell office:value-type="float" office:value="18.811341057942652" table:style-name="ce69">
            <text:p>18.8</text:p>
          </table:table-cell>
          <table:table-cell office:value-type="float" office:value="3.5874296924552258" table:style-name="ce69">
            <text:p>3.6</text:p>
          </table:table-cell>
          <table:table-cell office:value-type="float" office:value="122.16410505772261" table:style-name="ce69">
            <text:p>122.2</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15.94860321031547" table:style-name="ce69">
            <text:p>115.9</text:p>
          </table:table-cell>
          <table:table-cell office:value-type="float" office:value="4.0361918531529142" table:style-name="ce69">
            <text:p>4.0</text:p>
          </table:table-cell>
          <table:table-cell office:value-type="float" office:value="23.644073343643612" table:style-name="ce69">
            <text:p>23.6</text:p>
          </table:table-cell>
          <table:table-cell office:value-type="float" office:value="4.7212630574440366" table:style-name="ce69">
            <text:p>4.7</text:p>
          </table:table-cell>
          <table:table-cell office:value-type="float" office:value="148.35013146455606" table:style-name="ce69">
            <text:p>148.4</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92.274269951094027" table:style-name="ce69">
            <text:p>92.3</text:p>
          </table:table-cell>
          <table:table-cell office:value-type="float" office:value="5.004192188959764" table:style-name="ce69">
            <text:p>5.0</text:p>
          </table:table-cell>
          <table:table-cell office:value-type="float" office:value="20.063958251062644" table:style-name="ce69">
            <text:p>20.1</text:p>
          </table:table-cell>
          <table:table-cell office:value-type="float" office:value="3.8527988889876137" table:style-name="ce69">
            <text:p>3.9</text:p>
          </table:table-cell>
          <table:table-cell office:value-type="float" office:value="121.19521928010404" table:style-name="ce69">
            <text:p>121.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93.972101129496522" table:style-name="ce69">
            <text:p>94.0</text:p>
          </table:table-cell>
          <table:table-cell office:value-type="float" office:value="4.1928145099617682" table:style-name="ce69">
            <text:p>4.2</text:p>
          </table:table-cell>
          <table:table-cell office:value-type="float" office:value="18.310550933532006" table:style-name="ce69">
            <text:p>18.3</text:p>
          </table:table-cell>
          <table:table-cell office:value-type="float" office:value="4.0949458288621354" table:style-name="ce69">
            <text:p>4.1</text:p>
          </table:table-cell>
          <table:table-cell office:value-type="float" office:value="120.57041240185242" table:style-name="ce69">
            <text:p>120.6</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19.49958211910155" table:style-name="ce69">
            <text:p>119.5</text:p>
          </table:table-cell>
          <table:table-cell office:value-type="float" office:value="3.8209524319152788" table:style-name="ce69">
            <text:p>3.8</text:p>
          </table:table-cell>
          <table:table-cell office:value-type="float" office:value="25.506458855337712" table:style-name="ce69">
            <text:p>25.5</text:p>
          </table:table-cell>
          <table:table-cell office:value-type="float" office:value="4.9158972700879984" table:style-name="ce69">
            <text:p>4.9</text:p>
          </table:table-cell>
          <table:table-cell office:value-type="float" office:value="153.74289067644253" table:style-name="ce69">
            <text:p>153.7</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96.710044034998958" table:style-name="ce69">
            <text:p>96.7</text:p>
          </table:table-cell>
          <table:table-cell office:value-type="float" office:value="5.0025172652253111" table:style-name="ce69">
            <text:p>5.0</text:p>
          </table:table-cell>
          <table:table-cell office:value-type="float" office:value="22.696416189012297" table:style-name="ce69">
            <text:p>22.7</text:p>
          </table:table-cell>
          <table:table-cell office:value-type="float" office:value="4.101662069040982" table:style-name="ce69">
            <text:p>4.1</text:p>
          </table:table-cell>
          <table:table-cell office:value-type="float" office:value="128.51063955827755" table:style-name="ce69">
            <text:p>128.5</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90.768778537291055" table:style-name="ce69">
            <text:p>90.8</text:p>
          </table:table-cell>
          <table:table-cell office:value-type="float" office:value="3.9946519471753148" table:style-name="ce69">
            <text:p>4.0</text:p>
          </table:table-cell>
          <table:table-cell office:value-type="float" office:value="23.074148232275899" table:style-name="ce69">
            <text:p>23.1</text:p>
          </table:table-cell>
          <table:table-cell office:value-type="float" office:value="3.8967781079226977" table:style-name="ce69">
            <text:p>3.9</text:p>
          </table:table-cell>
          <table:table-cell office:value-type="float" office:value="121.73435682466497" table:style-name="ce69">
            <text:p>121.7</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2002" table:style-name="ce95">
            <text:p>2002</text:p>
          </table:table-cell>
          <table:table-cell office:value-type="string" table:style-name="ce31">
            <text:p>January*</text:p>
          </table:table-cell>
          <table:table-cell office:value-type="float" office:value="114.00981779591649" table:style-name="ce69">
            <text:p>114.0</text:p>
          </table:table-cell>
          <table:table-cell office:value-type="float" office:value="3.8457333689167141" table:style-name="ce69">
            <text:p>3.8</text:p>
          </table:table-cell>
          <table:table-cell office:value-type="float" office:value="28.481601986265606" table:style-name="ce69">
            <text:p>28.5</text:p>
          </table:table-cell>
          <table:table-cell office:value-type="float" office:value="4.1213117783992121" table:style-name="ce69">
            <text:p>4.1</text:p>
          </table:table-cell>
          <table:table-cell office:value-type="float" office:value="150.45846492949804" table:style-name="ce69">
            <text:p>150.5</text:p>
          </table:table-cell>
          <table:table-cell table:number-columns-repeated="16377" table:style-name="ce27"/>
        </table:table-row>
        <table:table-row table:style-name="ro1">
          <table:table-cell table:style-name="ce95"/>
          <table:table-cell office:value-type="string" table:style-name="ce31">
            <text:p>February</text:p>
          </table:table-cell>
          <table:table-cell office:value-type="float" office:value="95.160075298970355" table:style-name="ce69">
            <text:p>95.2</text:p>
          </table:table-cell>
          <table:table-cell office:value-type="float" office:value="4.947582362915548" table:style-name="ce69">
            <text:p>4.9</text:p>
          </table:table-cell>
          <table:table-cell office:value-type="float" office:value="18.956820796518397" table:style-name="ce69">
            <text:p>19.0</text:p>
          </table:table-cell>
          <table:table-cell office:value-type="float" office:value="3.6280055030023788" table:style-name="ce69">
            <text:p>3.6</text:p>
          </table:table-cell>
          <table:table-cell office:value-type="float" office:value="122.69248396140669" table:style-name="ce69">
            <text:p>122.7</text:p>
          </table:table-cell>
          <table:table-cell table:number-columns-repeated="16377" table:style-name="ce27"/>
        </table:table-row>
        <table:table-row table:style-name="ro1">
          <table:table-cell table:style-name="ce95"/>
          <table:table-cell office:value-type="string" table:style-name="ce31">
            <text:p>March</text:p>
          </table:table-cell>
          <table:table-cell office:value-type="float" office:value="93.852473675511547" table:style-name="ce69">
            <text:p>93.9</text:p>
          </table:table-cell>
          <table:table-cell office:value-type="float" office:value="3.734568164731189" table:style-name="ce69">
            <text:p>3.7</text:p>
          </table:table-cell>
          <table:table-cell office:value-type="float" office:value="15.863060948806641" table:style-name="ce69">
            <text:p>15.9</text:p>
          </table:table-cell>
          <table:table-cell office:value-type="float" office:value="3.3984883026018724" table:style-name="ce69">
            <text:p>3.4</text:p>
          </table:table-cell>
          <table:table-cell office:value-type="float" office:value="116.84859109165124" table:style-name="ce69">
            <text:p>116.8</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117.52357301774441" table:style-name="ce69">
            <text:p>117.5</text:p>
          </table:table-cell>
          <table:table-cell office:value-type="float" office:value="4.2661671552731679" table:style-name="ce69">
            <text:p>4.3</text:p>
          </table:table-cell>
          <table:table-cell office:value-type="float" office:value="21.781305392108571" table:style-name="ce69">
            <text:p>21.8</text:p>
          </table:table-cell>
          <table:table-cell office:value-type="float" office:value="4.3808762042297724" table:style-name="ce69">
            <text:p>4.4</text:p>
          </table:table-cell>
          <table:table-cell office:value-type="float" office:value="147.95192176935592" table:style-name="ce69">
            <text:p>148.0</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95.680093302128881" table:style-name="ce69">
            <text:p>95.7</text:p>
          </table:table-cell>
          <table:table-cell office:value-type="float" office:value="4.7231127547673486" table:style-name="ce69">
            <text:p>4.7</text:p>
          </table:table-cell>
          <table:table-cell office:value-type="float" office:value="19.131274484274634" table:style-name="ce69">
            <text:p>19.1</text:p>
          </table:table-cell>
          <table:table-cell office:value-type="float" office:value="3.2658657111720313" table:style-name="ce69">
            <text:p>3.3</text:p>
          </table:table-cell>
          <table:table-cell office:value-type="float" office:value="122.80034625234289" table:style-name="ce69">
            <text:p>122.8</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96.324114351597132" table:style-name="ce69">
            <text:p>96.3</text:p>
          </table:table-cell>
          <table:table-cell office:value-type="float" office:value="4.2105711710918259" table:style-name="ce69">
            <text:p>4.2</text:p>
          </table:table-cell>
          <table:table-cell office:value-type="float" office:value="17.41297108087317" table:style-name="ce69">
            <text:p>17.4</text:p>
          </table:table-cell>
          <table:table-cell office:value-type="float" office:value="3.0901187127274876" table:style-name="ce69">
            <text:p>3.1</text:p>
          </table:table-cell>
          <table:table-cell office:value-type="float" office:value="121.03777531628963" table:style-name="ce69">
            <text:p>121.0</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21.12164545379032" table:style-name="ce69">
            <text:p>121.1</text:p>
          </table:table-cell>
          <table:table-cell office:value-type="float" office:value="4.3167819753709642" table:style-name="ce69">
            <text:p>4.3</text:p>
          </table:table-cell>
          <table:table-cell office:value-type="float" office:value="19.535447963572949" table:style-name="ce69">
            <text:p>19.5</text:p>
          </table:table-cell>
          <table:table-cell office:value-type="float" office:value="3.9811904570189234" table:style-name="ce69">
            <text:p>4.0</text:p>
          </table:table-cell>
          <table:table-cell office:value-type="float" office:value="148.95506584975314" table:style-name="ce69">
            <text:p>149.0</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93.066365684150242" table:style-name="ce69">
            <text:p>93.1</text:p>
          </table:table-cell>
          <table:table-cell office:value-type="float" office:value="4.6343990487415736" table:style-name="ce69">
            <text:p>4.6</text:p>
          </table:table-cell>
          <table:table-cell office:value-type="float" office:value="15.973770477750241" table:style-name="ce69">
            <text:p>16.0</text:p>
          </table:table-cell>
          <table:table-cell office:value-type="float" office:value="3.1370078147264673" table:style-name="ce69">
            <text:p>3.1</text:p>
          </table:table-cell>
          <table:table-cell office:value-type="float" office:value="116.81154302536852" table:style-name="ce69">
            <text:p>116.8</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94.001681542140574" table:style-name="ce69">
            <text:p>94.0</text:p>
          </table:table-cell>
          <table:table-cell office:value-type="float" office:value="3.9465381145758771" table:style-name="ce69">
            <text:p>3.9</text:p>
          </table:table-cell>
          <table:table-cell office:value-type="float" office:value="16.194408758373516" table:style-name="ce69">
            <text:p>16.2</text:p>
          </table:table-cell>
          <table:table-cell office:value-type="float" office:value="3.1322699542440882" table:style-name="ce69">
            <text:p>3.1</text:p>
          </table:table-cell>
          <table:table-cell office:value-type="float" office:value="117.27489836933405" table:style-name="ce69">
            <text:p>117.3</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19.17404956476213" table:style-name="ce69">
            <text:p>119.2</text:p>
          </table:table-cell>
          <table:table-cell office:value-type="float" office:value="4.2820287073715306" table:style-name="ce69">
            <text:p>4.3</text:p>
          </table:table-cell>
          <table:table-cell office:value-type="float" office:value="22.970237337937508" table:style-name="ce69">
            <text:p>23.0</text:p>
          </table:table-cell>
          <table:table-cell office:value-type="float" office:value="4.2378302035956876" table:style-name="ce69">
            <text:p>4.2</text:p>
          </table:table-cell>
          <table:table-cell office:value-type="float" office:value="150.66414581366683" table:style-name="ce69">
            <text:p>150.7</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94.457665967973185" table:style-name="ce69">
            <text:p>94.5</text:p>
          </table:table-cell>
          <table:table-cell office:value-type="float" office:value="4.9320331120311964" table:style-name="ce69">
            <text:p>4.9</text:p>
          </table:table-cell>
          <table:table-cell office:value-type="float" office:value="19.23731670173332" table:style-name="ce69">
            <text:p>19.2</text:p>
          </table:table-cell>
          <table:table-cell office:value-type="float" office:value="3.6358920888131956" table:style-name="ce69">
            <text:p>3.6</text:p>
          </table:table-cell>
          <table:table-cell office:value-type="float" office:value="122.26290787055089" table:style-name="ce69">
            <text:p>122.3</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87.721280765987686" table:style-name="ce69">
            <text:p>87.7</text:p>
          </table:table-cell>
          <table:table-cell office:value-type="float" office:value="3.9915892138144669" table:style-name="ce69">
            <text:p>4.0</text:p>
          </table:table-cell>
          <table:table-cell office:value-type="float" office:value="22.17860562449404" table:style-name="ce69">
            <text:p>22.2</text:p>
          </table:table-cell>
          <table:table-cell office:value-type="float" office:value="3.4434864229275801" table:style-name="ce69">
            <text:p>3.4</text:p>
          </table:table-cell>
          <table:table-cell office:value-type="float" office:value="117.33496202722377" table:style-name="ce69">
            <text:p>117.3</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2003" table:style-name="ce95">
            <text:p>2003</text:p>
          </table:table-cell>
          <table:table-cell office:value-type="string" table:style-name="ce31">
            <text:p>January*</text:p>
          </table:table-cell>
          <table:table-cell office:value-type="float" office:value="108.96438434755801" table:style-name="ce69">
            <text:p>109.0</text:p>
          </table:table-cell>
          <table:table-cell office:value-type="float" office:value="3.6544911623817802" table:style-name="ce69">
            <text:p>3.7</text:p>
          </table:table-cell>
          <table:table-cell office:value-type="float" office:value="26.705288342043808" table:style-name="ce69">
            <text:p>26.7</text:p>
          </table:table-cell>
          <table:table-cell office:value-type="float" office:value="3.8878737926263325" table:style-name="ce69">
            <text:p>3.9</text:p>
          </table:table-cell>
          <table:table-cell office:value-type="float" office:value="143.21203764460992" table:style-name="ce69">
            <text:p>143.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February</text:p>
          </table:table-cell>
          <table:table-cell office:value-type="float" office:value="93.00454908364884" table:style-name="ce69">
            <text:p>93.0</text:p>
          </table:table-cell>
          <table:table-cell office:value-type="float" office:value="4.7098623816854639" table:style-name="ce69">
            <text:p>4.7</text:p>
          </table:table-cell>
          <table:table-cell office:value-type="float" office:value="15.532380809214841" table:style-name="ce69">
            <text:p>15.5</text:p>
          </table:table-cell>
          <table:table-cell office:value-type="float" office:value="3.2423585162202051" table:style-name="ce69">
            <text:p>3.2</text:p>
          </table:table-cell>
          <table:table-cell office:value-type="float" office:value="116.48915079076936" table:style-name="ce69">
            <text:p>116.5</text:p>
          </table:table-cell>
          <table:table-cell table:number-columns-repeated="16377" table:style-name="ce27"/>
        </table:table-row>
        <table:table-row table:style-name="ro1">
          <table:table-cell table:style-name="ce95"/>
          <table:table-cell office:value-type="string" table:style-name="ce31">
            <text:p>March</text:p>
          </table:table-cell>
          <table:table-cell office:value-type="float" office:value="94.293756333643387" table:style-name="ce69">
            <text:p>94.3</text:p>
          </table:table-cell>
          <table:table-cell office:value-type="float" office:value="4.0186571518599097" table:style-name="ce69">
            <text:p>4.0</text:p>
          </table:table-cell>
          <table:table-cell office:value-type="float" office:value="15.116300012960778" table:style-name="ce69">
            <text:p>15.1</text:p>
          </table:table-cell>
          <table:table-cell office:value-type="float" office:value="3.4146460572886084" table:style-name="ce69">
            <text:p>3.4</text:p>
          </table:table-cell>
          <table:table-cell office:value-type="float" office:value="116.84335955575268" table:style-name="ce69">
            <text:p>116.8</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119.81967223592561" table:style-name="ce69">
            <text:p>119.8</text:p>
          </table:table-cell>
          <table:table-cell office:value-type="float" office:value="3.3537247845987652" table:style-name="ce69">
            <text:p>3.4</text:p>
          </table:table-cell>
          <table:table-cell office:value-type="float" office:value="18.726010936145581" table:style-name="ce69">
            <text:p>18.7</text:p>
          </table:table-cell>
          <table:table-cell office:value-type="float" office:value="4.5551622388916604" table:style-name="ce69">
            <text:p>4.6</text:p>
          </table:table-cell>
          <table:table-cell office:value-type="float" office:value="146.45457019556162" table:style-name="ce69">
            <text:p>146.5</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96.674841045116239" table:style-name="ce69">
            <text:p>96.7</text:p>
          </table:table-cell>
          <table:table-cell office:value-type="float" office:value="5.2602590037540002" table:style-name="ce69">
            <text:p>5.3</text:p>
          </table:table-cell>
          <table:table-cell office:value-type="float" office:value="16.049837564762825" table:style-name="ce69">
            <text:p>16.0</text:p>
          </table:table-cell>
          <table:table-cell office:value-type="float" office:value="3.4005223551500947" table:style-name="ce69">
            <text:p>3.4</text:p>
          </table:table-cell>
          <table:table-cell office:value-type="float" office:value="121.38545996878315" table:style-name="ce69">
            <text:p>121.4</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96.651101470988436" table:style-name="ce69">
            <text:p>96.7</text:p>
          </table:table-cell>
          <table:table-cell office:value-type="float" office:value="4.1147226126924661" table:style-name="ce69">
            <text:p>4.1</text:p>
          </table:table-cell>
          <table:table-cell office:value-type="float" office:value="14.678856322749024" table:style-name="ce69">
            <text:p>14.7</text:p>
          </table:table-cell>
          <table:table-cell office:value-type="float" office:value="3.4924579916039744" table:style-name="ce69">
            <text:p>3.5</text:p>
          </table:table-cell>
          <table:table-cell office:value-type="float" office:value="118.93713839803389" table:style-name="ce69">
            <text:p>118.9</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21.40216078767878" table:style-name="ce69">
            <text:p>121.4</text:p>
          </table:table-cell>
          <table:table-cell office:value-type="float" office:value="4.4363253160604419" table:style-name="ce69">
            <text:p>4.4</text:p>
          </table:table-cell>
          <table:table-cell office:value-type="float" office:value="17.889750546604439" table:style-name="ce69">
            <text:p>17.9</text:p>
          </table:table-cell>
          <table:table-cell office:value-type="float" office:value="4.2091265225087717" table:style-name="ce69">
            <text:p>4.2</text:p>
          </table:table-cell>
          <table:table-cell office:value-type="float" office:value="147.93736317285243" table:style-name="ce69">
            <text:p>147.9</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96.021157945785262" table:style-name="ce69">
            <text:p>96.0</text:p>
          </table:table-cell>
          <table:table-cell office:value-type="float" office:value="4.3472605683945895" table:style-name="ce69">
            <text:p>4.3</text:p>
          </table:table-cell>
          <table:table-cell office:value-type="float" office:value="15.108150952227966" table:style-name="ce69">
            <text:p>15.1</text:p>
          </table:table-cell>
          <table:table-cell office:value-type="float" office:value="3.1925129602600446" table:style-name="ce69">
            <text:p>3.2</text:p>
          </table:table-cell>
          <table:table-cell office:value-type="float" office:value="118.66908242666787" table:style-name="ce69">
            <text:p>118.7</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98.502088833427578" table:style-name="ce69">
            <text:p>98.5</text:p>
          </table:table-cell>
          <table:table-cell office:value-type="float" office:value="3.6553572923307156" table:style-name="ce69">
            <text:p>3.7</text:p>
          </table:table-cell>
          <table:table-cell office:value-type="float" office:value="15.642949357937914" table:style-name="ce69">
            <text:p>15.6</text:p>
          </table:table-cell>
          <table:table-cell office:value-type="float" office:value="3.1848834312023415" table:style-name="ce69">
            <text:p>3.2</text:p>
          </table:table-cell>
          <table:table-cell office:value-type="float" office:value="120.98527891489854" table:style-name="ce69">
            <text:p>121.0</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24.55945369869346" table:style-name="ce69">
            <text:p>124.6</text:p>
          </table:table-cell>
          <table:table-cell office:value-type="float" office:value="4.5748378405769206" table:style-name="ce69">
            <text:p>4.6</text:p>
          </table:table-cell>
          <table:table-cell office:value-type="float" office:value="20.183162549234492" table:style-name="ce69">
            <text:p>20.2</text:p>
          </table:table-cell>
          <table:table-cell office:value-type="float" office:value="3.9474701827416943" table:style-name="ce69">
            <text:p>3.9</text:p>
          </table:table-cell>
          <table:table-cell office:value-type="float" office:value="153.26492427124654" table:style-name="ce69">
            <text:p>153.3</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99.93413657969576" table:style-name="ce69">
            <text:p>99.9</text:p>
          </table:table-cell>
          <table:table-cell office:value-type="float" office:value="5.2314984523385437" table:style-name="ce69">
            <text:p>5.2</text:p>
          </table:table-cell>
          <table:table-cell office:value-type="float" office:value="19.699336484185377" table:style-name="ce69">
            <text:p>19.7</text:p>
          </table:table-cell>
          <table:table-cell office:value-type="float" office:value="3.2518019077291882" table:style-name="ce69">
            <text:p>3.3</text:p>
          </table:table-cell>
          <table:table-cell office:value-type="float" office:value="128.11677342394887" table:style-name="ce69">
            <text:p>128.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95.479031599362457" table:style-name="ce69">
            <text:p>95.5</text:p>
          </table:table-cell>
          <table:table-cell office:value-type="float" office:value="3.9445559488604069" table:style-name="ce69">
            <text:p>3.9</text:p>
          </table:table-cell>
          <table:table-cell office:value-type="float" office:value="19.804968107677585" table:style-name="ce69">
            <text:p>19.8</text:p>
          </table:table-cell>
          <table:table-cell office:value-type="float" office:value="3.3433488378750895" table:style-name="ce69">
            <text:p>3.3</text:p>
          </table:table-cell>
          <table:table-cell office:value-type="float" office:value="122.57190449377553" table:style-name="ce69">
            <text:p>122.6</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2004" table:style-name="ce95">
            <text:p>2004</text:p>
          </table:table-cell>
          <table:table-cell office:value-type="string" table:style-name="ce31">
            <text:p>January*</text:p>
          </table:table-cell>
          <table:table-cell office:value-type="float" office:value="116.36815333777082" table:style-name="ce69">
            <text:p>116.4</text:p>
          </table:table-cell>
          <table:table-cell office:value-type="float" office:value="3.9145575501123" table:style-name="ce69">
            <text:p>3.9</text:p>
          </table:table-cell>
          <table:table-cell office:value-type="float" office:value="23.773167009809157" table:style-name="ce69">
            <text:p>23.8</text:p>
          </table:table-cell>
          <table:table-cell office:value-type="float" office:value="4.0787362059052494" table:style-name="ce69">
            <text:p>4.1</text:p>
          </table:table-cell>
          <table:table-cell office:value-type="float" office:value="148.13461410359753" table:style-name="ce69">
            <text:p>148.1</text:p>
          </table:table-cell>
          <table:table-cell table:number-columns-repeated="16377" table:style-name="ce27"/>
        </table:table-row>
        <table:table-row table:style-name="ro1">
          <table:table-cell table:style-name="ce95"/>
          <table:table-cell office:value-type="string" table:style-name="ce31">
            <text:p>February</text:p>
          </table:table-cell>
          <table:table-cell office:value-type="float" office:value="97.704063450372928" table:style-name="ce69">
            <text:p>97.7</text:p>
          </table:table-cell>
          <table:table-cell office:value-type="float" office:value="4.7964813675097728" table:style-name="ce69">
            <text:p>4.8</text:p>
          </table:table-cell>
          <table:table-cell office:value-type="float" office:value="14.992193820565936" table:style-name="ce69">
            <text:p>15.0</text:p>
          </table:table-cell>
          <table:table-cell office:value-type="float" office:value="3.1841279980758661" table:style-name="ce69">
            <text:p>3.2</text:p>
          </table:table-cell>
          <table:table-cell office:value-type="float" office:value="120.67686663652449" table:style-name="ce69">
            <text:p>120.7</text:p>
          </table:table-cell>
          <table:table-cell table:number-columns-repeated="16377" table:style-name="ce27"/>
        </table:table-row>
        <table:table-row table:style-name="ro1">
          <table:table-cell table:style-name="ce95"/>
          <table:table-cell office:value-type="string" table:style-name="ce31">
            <text:p>March</text:p>
          </table:table-cell>
          <table:table-cell office:value-type="float" office:value="96.764667010663914" table:style-name="ce69">
            <text:p>96.8</text:p>
          </table:table-cell>
          <table:table-cell office:value-type="float" office:value="4.0166231062048983" table:style-name="ce69">
            <text:p>4.0</text:p>
          </table:table-cell>
          <table:table-cell office:value-type="float" office:value="14.016395971704567" table:style-name="ce69">
            <text:p>14.0</text:p>
          </table:table-cell>
          <table:table-cell office:value-type="float" office:value="3.1045489281901668" table:style-name="ce69">
            <text:p>3.1</text:p>
          </table:table-cell>
          <table:table-cell office:value-type="float" office:value="117.90223501676356" table:style-name="ce69">
            <text:p>117.9</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120.78654278362407" table:style-name="ce69">
            <text:p>120.8</text:p>
          </table:table-cell>
          <table:table-cell office:value-type="float" office:value="3.9441743377471834" table:style-name="ce69">
            <text:p>3.9</text:p>
          </table:table-cell>
          <table:table-cell office:value-type="float" office:value="18.333133530151507" table:style-name="ce69">
            <text:p>18.3</text:p>
          </table:table-cell>
          <table:table-cell office:value-type="float" office:value="3.8078885385212566" table:style-name="ce69">
            <text:p>3.8</text:p>
          </table:table-cell>
          <table:table-cell office:value-type="float" office:value="146.87173919004402" table:style-name="ce69">
            <text:p>146.9</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98.38249423538555" table:style-name="ce69">
            <text:p>98.4</text:p>
          </table:table-cell>
          <table:table-cell office:value-type="float" office:value="3.857051441333252" table:style-name="ce69">
            <text:p>3.9</text:p>
          </table:table-cell>
          <table:table-cell office:value-type="float" office:value="15.274144911582367" table:style-name="ce69">
            <text:p>15.3</text:p>
          </table:table-cell>
          <table:table-cell office:value-type="float" office:value="3.0127963610959281" table:style-name="ce69">
            <text:p>3.0</text:p>
          </table:table-cell>
          <table:table-cell office:value-type="float" office:value="120.5264869493971" table:style-name="ce69">
            <text:p>120.5</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96.938416664840744" table:style-name="ce69">
            <text:p>96.9</text:p>
          </table:table-cell>
          <table:table-cell office:value-type="float" office:value="3.5017479766663149" table:style-name="ce69">
            <text:p>3.5</text:p>
          </table:table-cell>
          <table:table-cell office:value-type="float" office:value="15.611586921851062" table:style-name="ce69">
            <text:p>15.6</text:p>
          </table:table-cell>
          <table:table-cell office:value-type="float" office:value="3.0756064545866653" table:style-name="ce69">
            <text:p>3.1</text:p>
          </table:table-cell>
          <table:table-cell office:value-type="float" office:value="119.12735801794477" table:style-name="ce69">
            <text:p>119.1</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21.02384396867862" table:style-name="ce69">
            <text:p>121.0</text:p>
          </table:table-cell>
          <table:table-cell office:value-type="float" office:value="3.5022132512170145" table:style-name="ce69">
            <text:p>3.5</text:p>
          </table:table-cell>
          <table:table-cell office:value-type="float" office:value="18.094502606566916" table:style-name="ce69">
            <text:p>18.1</text:p>
          </table:table-cell>
          <table:table-cell office:value-type="float" office:value="4.0478041837882301" table:style-name="ce69">
            <text:p>4.0</text:p>
          </table:table-cell>
          <table:table-cell office:value-type="float" office:value="146.66836401025077" table:style-name="ce69">
            <text:p>146.7</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93.612547990307945" table:style-name="ce69">
            <text:p>93.6</text:p>
          </table:table-cell>
          <table:table-cell office:value-type="float" office:value="4.4754218714412897" table:style-name="ce69">
            <text:p>4.5</text:p>
          </table:table-cell>
          <table:table-cell office:value-type="float" office:value="14.434610033302301" table:style-name="ce69">
            <text:p>14.4</text:p>
          </table:table-cell>
          <table:table-cell office:value-type="float" office:value="2.6664403513695731" table:style-name="ce69">
            <text:p>2.7</text:p>
          </table:table-cell>
          <table:table-cell office:value-type="float" office:value="115.18902024642111" table:style-name="ce69">
            <text:p>115.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94.151363212550194" table:style-name="ce69">
            <text:p>94.2</text:p>
          </table:table-cell>
          <table:table-cell office:value-type="float" office:value="3.7933065679936946" table:style-name="ce69">
            <text:p>3.8</text:p>
          </table:table-cell>
          <table:table-cell office:value-type="float" office:value="14.119536758230259" table:style-name="ce69">
            <text:p>14.1</text:p>
          </table:table-cell>
          <table:table-cell office:value-type="float" office:value="2.2728155116815794" table:style-name="ce69">
            <text:p>2.3</text:p>
          </table:table-cell>
          <table:table-cell office:value-type="float" office:value="114.33702205045573" table:style-name="ce69">
            <text:p>114.3</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19.08600369679357" table:style-name="ce69">
            <text:p>119.1</text:p>
          </table:table-cell>
          <table:table-cell office:value-type="float" office:value="4.3957551556516687" table:style-name="ce69">
            <text:p>4.4</text:p>
          </table:table-cell>
          <table:table-cell office:value-type="float" office:value="20.066025693259434" table:style-name="ce69">
            <text:p>20.1</text:p>
          </table:table-cell>
          <table:table-cell office:value-type="float" office:value="3.4286316021495096" table:style-name="ce69">
            <text:p>3.4</text:p>
          </table:table-cell>
          <table:table-cell office:value-type="float" office:value="146.9764161478542" table:style-name="ce69">
            <text:p>147.0</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98.448080640296965" table:style-name="ce69">
            <text:p>98.4</text:p>
          </table:table-cell>
          <table:table-cell office:value-type="float" office:value="5.1452389718095155" table:style-name="ce69">
            <text:p>5.1</text:p>
          </table:table-cell>
          <table:table-cell office:value-type="float" office:value="19.359387613227028" table:style-name="ce69">
            <text:p>19.4</text:p>
          </table:table-cell>
          <table:table-cell office:value-type="float" office:value="2.8443094803227145" table:style-name="ce69">
            <text:p>2.8</text:p>
          </table:table-cell>
          <table:table-cell office:value-type="float" office:value="125.79701670565623" table:style-name="ce69">
            <text:p>125.8</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92.420602494069982" table:style-name="ce69">
            <text:p>92.4</text:p>
          </table:table-cell>
          <table:table-cell office:value-type="float" office:value="4.2578025677710194" table:style-name="ce69">
            <text:p>4.3</text:p>
          </table:table-cell>
          <table:table-cell office:value-type="float" office:value="18.841061696135462" table:style-name="ce69">
            <text:p>18.8</text:p>
          </table:table-cell>
          <table:table-cell office:value-type="float" office:value="2.6264582102757261" table:style-name="ce69">
            <text:p>2.6</text:p>
          </table:table-cell>
          <table:table-cell office:value-type="float" office:value="118.14592496825219" table:style-name="ce69">
            <text:p>118.1</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2005" table:style-name="ce95">
            <text:p>2005</text:p>
          </table:table-cell>
          <table:table-cell office:value-type="string" table:style-name="ce31">
            <text:p>January*</text:p>
          </table:table-cell>
          <table:table-cell office:value-type="float" office:value="130.49881898599327" table:style-name="ce69">
            <text:p>130.5</text:p>
          </table:table-cell>
          <table:table-cell office:value-type="float" office:value="3.7381653528173775" table:style-name="ce69">
            <text:p>3.7</text:p>
          </table:table-cell>
          <table:table-cell office:value-type="float" office:value="22.220979361854749" table:style-name="ce69">
            <text:p>22.2</text:p>
          </table:table-cell>
          <table:table-cell office:value-type="float" office:value="3.4369032316907502" table:style-name="ce69">
            <text:p>3.4</text:p>
          </table:table-cell>
          <table:table-cell office:value-type="float" office:value="159.89486693235617" table:style-name="ce69">
            <text:p>159.9</text:p>
          </table:table-cell>
          <table:table-cell table:number-columns-repeated="16377" table:style-name="ce27"/>
        </table:table-row>
        <table:table-row table:style-name="ro1">
          <table:table-cell table:style-name="ce95"/>
          <table:table-cell office:value-type="string" table:style-name="ce31">
            <text:p>February</text:p>
          </table:table-cell>
          <table:table-cell office:value-type="float" office:value="100.7696367663893" table:style-name="ce69">
            <text:p>100.8</text:p>
          </table:table-cell>
          <table:table-cell office:value-type="float" office:value="5.191666270209601" table:style-name="ce69">
            <text:p>5.2</text:p>
          </table:table-cell>
          <table:table-cell office:value-type="float" office:value="15.159837628811443" table:style-name="ce69">
            <text:p>15.2</text:p>
          </table:table-cell>
          <table:table-cell office:value-type="float" office:value="3.1102206670598482" table:style-name="ce69">
            <text:p>3.1</text:p>
          </table:table-cell>
          <table:table-cell office:value-type="float" office:value="124.23136133247019" table:style-name="ce69">
            <text:p>124.2</text:p>
          </table:table-cell>
          <table:table-cell table:number-columns-repeated="16377" table:style-name="ce27"/>
        </table:table-row>
        <table:table-row table:style-name="ro1">
          <table:table-cell table:style-name="ce95"/>
          <table:table-cell office:value-type="string" table:style-name="ce31">
            <text:p>March</text:p>
          </table:table-cell>
          <table:table-cell office:value-type="float" office:value="95.585418841268392" table:style-name="ce69">
            <text:p>95.6</text:p>
          </table:table-cell>
          <table:table-cell office:value-type="float" office:value="4.2958550825831088" table:style-name="ce69">
            <text:p>4.3</text:p>
          </table:table-cell>
          <table:table-cell office:value-type="float" office:value="13.785109436951528" table:style-name="ce69">
            <text:p>13.8</text:p>
          </table:table-cell>
          <table:table-cell office:value-type="float" office:value="2.6965489570792704" table:style-name="ce69">
            <text:p>2.7</text:p>
          </table:table-cell>
          <table:table-cell office:value-type="float" office:value="116.3629323178823" table:style-name="ce69">
            <text:p>116.4</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119.66710916572929" table:style-name="ce69">
            <text:p>119.7</text:p>
          </table:table-cell>
          <table:table-cell office:value-type="float" office:value="3.5518029983747641" table:style-name="ce69">
            <text:p>3.6</text:p>
          </table:table-cell>
          <table:table-cell office:value-type="float" office:value="18.012575082631439" table:style-name="ce69">
            <text:p>18.0</text:p>
          </table:table-cell>
          <table:table-cell office:value-type="float" office:value="3.6195989042095325" table:style-name="ce69">
            <text:p>3.6</text:p>
          </table:table-cell>
          <table:table-cell office:value-type="float" office:value="144.85108615094504" table:style-name="ce69">
            <text:p>144.9</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95.917226162886593" table:style-name="ce69">
            <text:p>95.9</text:p>
          </table:table-cell>
          <table:table-cell office:value-type="float" office:value="4.469327707852023" table:style-name="ce69">
            <text:p>4.5</text:p>
          </table:table-cell>
          <table:table-cell office:value-type="float" office:value="15.581140433406018" table:style-name="ce69">
            <text:p>15.6</text:p>
          </table:table-cell>
          <table:table-cell office:value-type="float" office:value="2.8560722860705474" table:style-name="ce69">
            <text:p>2.9</text:p>
          </table:table-cell>
          <table:table-cell office:value-type="float" office:value="118.82376659021517" table:style-name="ce69">
            <text:p>118.8</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95.884903988138589" table:style-name="ce69">
            <text:p>95.9</text:p>
          </table:table-cell>
          <table:table-cell office:value-type="float" office:value="4.6142482092388244" table:style-name="ce69">
            <text:p>4.6</text:p>
          </table:table-cell>
          <table:table-cell office:value-type="float" office:value="13.334525066293441" table:style-name="ce69">
            <text:p>13.3</text:p>
          </table:table-cell>
          <table:table-cell office:value-type="float" office:value="2.8124538457834465" table:style-name="ce69">
            <text:p>2.8</text:p>
          </table:table-cell>
          <table:table-cell office:value-type="float" office:value="116.6461311094543" table:style-name="ce69">
            <text:p>116.6</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25.56033640057005" table:style-name="ce69">
            <text:p>125.6</text:p>
          </table:table-cell>
          <table:table-cell office:value-type="float" office:value="4.1727923155839601" table:style-name="ce69">
            <text:p>4.2</text:p>
          </table:table-cell>
          <table:table-cell office:value-type="float" office:value="16.402438443394828" table:style-name="ce69">
            <text:p>16.4</text:p>
          </table:table-cell>
          <table:table-cell office:value-type="float" office:value="3.7079247859224278" table:style-name="ce69">
            <text:p>3.7</text:p>
          </table:table-cell>
          <table:table-cell office:value-type="float" office:value="149.84349194547124" table:style-name="ce69">
            <text:p>149.8</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98.542533335296142" table:style-name="ce69">
            <text:p>98.5</text:p>
          </table:table-cell>
          <table:table-cell office:value-type="float" office:value="4.4908496251022019" table:style-name="ce69">
            <text:p>4.5</text:p>
          </table:table-cell>
          <table:table-cell office:value-type="float" office:value="13.844968821088401" table:style-name="ce69">
            <text:p>13.8</text:p>
          </table:table-cell>
          <table:table-cell office:value-type="float" office:value="2.922314490884649" table:style-name="ce69">
            <text:p>2.9</text:p>
          </table:table-cell>
          <table:table-cell office:value-type="float" office:value="119.80066627237139" table:style-name="ce69">
            <text:p>119.8</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98.760832807681325" table:style-name="ce69">
            <text:p>98.8</text:p>
          </table:table-cell>
          <table:table-cell office:value-type="float" office:value="3.7093405685860268" table:style-name="ce69">
            <text:p>3.7</text:p>
          </table:table-cell>
          <table:table-cell office:value-type="float" office:value="13.227034630963947" table:style-name="ce69">
            <text:p>13.2</text:p>
          </table:table-cell>
          <table:table-cell office:value-type="float" office:value="2.8432693375157818" table:style-name="ce69">
            <text:p>2.8</text:p>
          </table:table-cell>
          <table:table-cell office:value-type="float" office:value="118.54047734474707" table:style-name="ce69">
            <text:p>118.5</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25.11016008255235" table:style-name="ce69">
            <text:p>125.1</text:p>
          </table:table-cell>
          <table:table-cell office:value-type="float" office:value="4.3270887985145317" table:style-name="ce69">
            <text:p>4.3</text:p>
          </table:table-cell>
          <table:table-cell office:value-type="float" office:value="18.470716394615572" table:style-name="ce69">
            <text:p>18.5</text:p>
          </table:table-cell>
          <table:table-cell office:value-type="float" office:value="3.6757461205028541" table:style-name="ce69">
            <text:p>3.7</text:p>
          </table:table-cell>
          <table:table-cell office:value-type="float" office:value="151.58371139618532" table:style-name="ce69">
            <text:p>151.6</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November</text:p>
          </table:table-cell>
          <table:table-cell office:value-type="float" office:value="100.42265644842824" table:style-name="ce69">
            <text:p>100.4</text:p>
          </table:table-cell>
          <table:table-cell office:value-type="float" office:value="5.3741747279680645" table:style-name="ce69">
            <text:p>5.4</text:p>
          </table:table-cell>
          <table:table-cell office:value-type="float" office:value="15.29368521879743" table:style-name="ce69">
            <text:p>15.3</text:p>
          </table:table-cell>
          <table:table-cell office:value-type="float" office:value="2.9876143596675879" table:style-name="ce69">
            <text:p>3.0</text:p>
          </table:table-cell>
          <table:table-cell office:value-type="float" office:value="124.07813075486133" table:style-name="ce69">
            <text:p>124.1</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December</text:p>
          </table:table-cell>
          <table:table-cell office:value-type="float" office:value="95.753128837371847" table:style-name="ce69">
            <text:p>95.8</text:p>
          </table:table-cell>
          <table:table-cell office:value-type="float" office:value="3.4766519227512638" table:style-name="ce69">
            <text:p>3.5</text:p>
          </table:table-cell>
          <table:table-cell office:value-type="float" office:value="17.088180077544425" table:style-name="ce69">
            <text:p>17.1</text:p>
          </table:table-cell>
          <table:table-cell office:value-type="float" office:value="2.7851704708009408" table:style-name="ce69">
            <text:p>2.8</text:p>
          </table:table-cell>
          <table:table-cell office:value-type="float" office:value="119.10313130846846" table:style-name="ce69">
            <text:p>119.1</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2006" table:style-name="ce95">
            <text:p>2006</text:p>
          </table:table-cell>
          <table:table-cell office:value-type="string" table:style-name="ce31">
            <text:p>January*</text:p>
          </table:table-cell>
          <table:table-cell office:value-type="float" office:value="116.4234351775512" table:style-name="ce69">
            <text:p>116.4</text:p>
          </table:table-cell>
          <table:table-cell office:value-type="float" office:value="3.580757689659142" table:style-name="ce69">
            <text:p>3.6</text:p>
          </table:table-cell>
          <table:table-cell office:value-type="float" office:value="16.659962834737108" table:style-name="ce69">
            <text:p>16.7</text:p>
          </table:table-cell>
          <table:table-cell office:value-type="float" office:value="3.3192509700346458" table:style-name="ce69">
            <text:p>3.3</text:p>
          </table:table-cell>
          <table:table-cell office:value-type="float" office:value="139.9834066719821" table:style-name="ce69">
            <text:p>140.0</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February</text:p>
          </table:table-cell>
          <table:table-cell office:value-type="float" office:value="94.539646176309986" table:style-name="ce69">
            <text:p>94.5</text:p>
          </table:table-cell>
          <table:table-cell office:value-type="float" office:value="4.2350718090933377" table:style-name="ce69">
            <text:p>4.2</text:p>
          </table:table-cell>
          <table:table-cell office:value-type="float" office:value="12.876351204343518" table:style-name="ce69">
            <text:p>12.9</text:p>
          </table:table-cell>
          <table:table-cell office:value-type="float" office:value="2.8557838977896743" table:style-name="ce69">
            <text:p>2.9</text:p>
          </table:table-cell>
          <table:table-cell office:value-type="float" office:value="114.50685308753653" table:style-name="ce69">
            <text:p>114.5</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rch</text:p>
          </table:table-cell>
          <table:table-cell office:value-type="float" office:value="96.897534301252733" table:style-name="ce69">
            <text:p>96.9</text:p>
          </table:table-cell>
          <table:table-cell office:value-type="float" office:value="4.6330887692817955" table:style-name="ce69">
            <text:p>4.6</text:p>
          </table:table-cell>
          <table:table-cell office:value-type="float" office:value="12.354438667896398" table:style-name="ce69">
            <text:p>12.4</text:p>
          </table:table-cell>
          <table:table-cell office:value-type="float" office:value="2.7935987450706632" table:style-name="ce69">
            <text:p>2.8</text:p>
          </table:table-cell>
          <table:table-cell office:value-type="float" office:value="116.6786604835016" table:style-name="ce69">
            <text:p>116.7</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April*</text:p>
          </table:table-cell>
          <table:table-cell office:value-type="float" office:value="122.99256227237711" table:style-name="ce69">
            <text:p>123.0</text:p>
          </table:table-cell>
          <table:table-cell office:value-type="float" office:value="5.2452550314843274" table:style-name="ce69">
            <text:p>5.2</text:p>
          </table:table-cell>
          <table:table-cell office:value-type="float" office:value="16.522127505789271" table:style-name="ce69">
            <text:p>16.5</text:p>
          </table:table-cell>
          <table:table-cell office:value-type="float" office:value="3.466748368293926" table:style-name="ce69">
            <text:p>3.5</text:p>
          </table:table-cell>
          <table:table-cell office:value-type="float" office:value="148.22669317794467" table:style-name="ce69">
            <text:p>148.2</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May</text:p>
          </table:table-cell>
          <table:table-cell office:value-type="float" office:value="98.341868479729229" table:style-name="ce69">
            <text:p>98.3</text:p>
          </table:table-cell>
          <table:table-cell office:value-type="float" office:value="3.4895263881213858" table:style-name="ce69">
            <text:p>3.5</text:p>
          </table:table-cell>
          <table:table-cell office:value-type="float" office:value="13.05566974878219" table:style-name="ce69">
            <text:p>13.1</text:p>
          </table:table-cell>
          <table:table-cell office:value-type="float" office:value="2.7228975487178313" table:style-name="ce69">
            <text:p>2.7</text:p>
          </table:table-cell>
          <table:table-cell office:value-type="float" office:value="117.60996216535064" table:style-name="ce69">
            <text:p>117.6</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June</text:p>
          </table:table-cell>
          <table:table-cell office:value-type="float" office:value="95.994203402678465" table:style-name="ce69">
            <text:p>96.0</text:p>
          </table:table-cell>
          <table:table-cell office:value-type="float" office:value="4.2210689300138435" table:style-name="ce69">
            <text:p>4.2</text:p>
          </table:table-cell>
          <table:table-cell office:value-type="float" office:value="11.684469028308918" table:style-name="ce69">
            <text:p>11.7</text:p>
          </table:table-cell>
          <table:table-cell office:value-type="float" office:value="2.7509394806479328" table:style-name="ce69">
            <text:p>2.8</text:p>
          </table:table-cell>
          <table:table-cell office:value-type="float" office:value="114.65068084164915" table:style-name="ce69">
            <text:p>114.7</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July*</text:p>
          </table:table-cell>
          <table:table-cell office:value-type="float" office:value="116.4871777783875" table:style-name="ce69">
            <text:p>116.5</text:p>
          </table:table-cell>
          <table:table-cell office:value-type="float" office:value="4.5844980084307352" table:style-name="ce69">
            <text:p>4.6</text:p>
          </table:table-cell>
          <table:table-cell office:value-type="float" office:value="13.870592958252626" table:style-name="ce69">
            <text:p>13.9</text:p>
          </table:table-cell>
          <table:table-cell office:value-type="float" office:value="3.8495028507633751" table:style-name="ce69">
            <text:p>3.8</text:p>
          </table:table-cell>
          <table:table-cell office:value-type="float" office:value="138.79177159583423" table:style-name="ce69">
            <text:p>138.8</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August</text:p>
          </table:table-cell>
          <table:table-cell office:value-type="float" office:value="94.475627234623772" table:style-name="ce69">
            <text:p>94.5</text:p>
          </table:table-cell>
          <table:table-cell office:value-type="float" office:value="4.0614070917104543" table:style-name="ce69">
            <text:p>4.1</text:p>
          </table:table-cell>
          <table:table-cell office:value-type="float" office:value="10.578996489855932" table:style-name="ce69">
            <text:p>10.6</text:p>
          </table:table-cell>
          <table:table-cell office:value-type="float" office:value="2.9130319905813753" table:style-name="ce69">
            <text:p>2.9</text:p>
          </table:table-cell>
          <table:table-cell office:value-type="float" office:value="112.02906280677152" table:style-name="ce69">
            <text:p>112.0</text:p>
          </table:table-cell>
          <table:table-cell table:number-columns-repeated="3" table:style-name="ce27"/>
          <table:table-cell table:number-columns-repeated="5" table:style-name="ce15"/>
          <table:table-cell table:number-columns-repeated="16369"/>
        </table:table-row>
        <table:table-row table:style-name="ro1">
          <table:table-cell table:style-name="ce95"/>
          <table:table-cell office:value-type="string" table:style-name="ce31">
            <text:p>September</text:p>
          </table:table-cell>
          <table:table-cell office:value-type="float" office:value="97.068167604382396" table:style-name="ce69">
            <text:p>97.1</text:p>
          </table:table-cell>
          <table:table-cell office:value-type="float" office:value="4.1520620980358576" table:style-name="ce69">
            <text:p>4.2</text:p>
          </table:table-cell>
          <table:table-cell office:value-type="float" office:value="13.468812842157565" table:style-name="ce69">
            <text:p>13.5</text:p>
          </table:table-cell>
          <table:table-cell office:value-type="float" office:value="2.8038165542060813" table:style-name="ce69">
            <text:p>2.8</text:p>
          </table:table-cell>
          <table:table-cell office:value-type="float" office:value="117.49285909878189" table:style-name="ce69">
            <text:p>117.5</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October*</text:p>
          </table:table-cell>
          <table:table-cell office:value-type="float" office:value="119.63472792615602" table:style-name="ce69">
            <text:p>119.6</text:p>
          </table:table-cell>
          <table:table-cell office:value-type="float" office:value="4.9327750239920176" table:style-name="ce69">
            <text:p>4.9</text:p>
          </table:table-cell>
          <table:table-cell office:value-type="float" office:value="25.873428270610781" table:style-name="ce69">
            <text:p>25.9</text:p>
          </table:table-cell>
          <table:table-cell office:value-type="float" office:value="3.4141342138601414" table:style-name="ce69">
            <text:p>3.4</text:p>
          </table:table-cell>
          <table:table-cell office:value-type="float" office:value="153.85506543461895" table:style-name="ce69">
            <text:p>153.9</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November</text:p>
          </table:table-cell>
          <table:table-cell office:value-type="float" office:value="93.826765007591803" table:style-name="ce69">
            <text:p>93.8</text:p>
          </table:table-cell>
          <table:table-cell office:value-type="float" office:value="4.7021817884006998" table:style-name="ce69">
            <text:p>4.7</text:p>
          </table:table-cell>
          <table:table-cell office:value-type="float" office:value="18.121031043209644" table:style-name="ce69">
            <text:p>18.1</text:p>
          </table:table-cell>
          <table:table-cell office:value-type="float" office:value="2.8213269898205771" table:style-name="ce69">
            <text:p>2.8</text:p>
          </table:table-cell>
          <table:table-cell office:value-type="float" office:value="119.47130482902271" table:style-name="ce69">
            <text:p>119.5</text:p>
          </table:table-cell>
          <table:table-cell table:number-columns-repeated="3" table:style-name="ce27"/>
          <table:table-cell table:number-columns-repeated="5" table:style-name="ce77"/>
          <table:table-cell table:number-columns-repeated="16369"/>
        </table:table-row>
        <table:table-row table:style-name="ro1">
          <table:table-cell table:style-name="ce95"/>
          <table:table-cell office:value-type="string" table:style-name="ce31">
            <text:p>December</text:p>
          </table:table-cell>
          <table:table-cell office:value-type="float" office:value="90.33904960910526" table:style-name="ce69">
            <text:p>90.3</text:p>
          </table:table-cell>
          <table:table-cell office:value-type="float" office:value="4.9661263472485633" table:style-name="ce69">
            <text:p>5.0</text:p>
          </table:table-cell>
          <table:table-cell office:value-type="float" office:value="13.001072785587438" table:style-name="ce69">
            <text:p>13.0</text:p>
          </table:table-cell>
          <table:table-cell office:value-type="float" office:value="2.8141407711288511" table:style-name="ce69">
            <text:p>2.8</text:p>
          </table:table-cell>
          <table:table-cell office:value-type="float" office:value="111.12038951307011" table:style-name="ce69">
            <text:p>111.1</text:p>
          </table:table-cell>
          <table:table-cell table:number-columns-repeated="3" table:style-name="ce27"/>
          <table:table-cell table:number-columns-repeated="5" table:style-name="ce77"/>
          <table:table-cell table:number-columns-repeated="16369"/>
        </table:table-row>
        <table:table-row table:style-name="ro1">
          <table:table-cell office:value-type="float" office:value="2007" table:style-name="ce95">
            <text:p>2007</text:p>
          </table:table-cell>
          <table:table-cell office:value-type="string" table:style-name="ce31">
            <text:p>January*</text:p>
          </table:table-cell>
          <table:table-cell office:value-type="float" office:value="112.01400035718795" table:style-name="ce69">
            <text:p>112.0</text:p>
          </table:table-cell>
          <table:table-cell office:value-type="float" office:value="4.3796132852538321" table:style-name="ce69">
            <text:p>4.4</text:p>
          </table:table-cell>
          <table:table-cell office:value-type="float" office:value="18.229161379247429" table:style-name="ce69">
            <text:p>18.2</text:p>
          </table:table-cell>
          <table:table-cell office:value-type="float" office:value="3.2472237233962948" table:style-name="ce69">
            <text:p>3.2</text:p>
          </table:table-cell>
          <table:table-cell office:value-type="float" office:value="137.86999874508552" table:style-name="ce69">
            <text:p>137.9</text:p>
          </table:table-cell>
          <table:table-cell table:number-columns-repeated="16377" table:style-name="ce27"/>
        </table:table-row>
        <table:table-row table:style-name="ro1">
          <table:table-cell table:style-name="ce95"/>
          <table:table-cell office:value-type="string" table:style-name="ce31">
            <text:p>February</text:p>
          </table:table-cell>
          <table:table-cell office:value-type="float" office:value="93.606083764990899" table:style-name="ce69">
            <text:p>93.6</text:p>
          </table:table-cell>
          <table:table-cell office:value-type="float" office:value="3.9378140146284721" table:style-name="ce69">
            <text:p>3.9</text:p>
          </table:table-cell>
          <table:table-cell office:value-type="float" office:value="13.198286594517107" table:style-name="ce69">
            <text:p>13.2</text:p>
          </table:table-cell>
          <table:table-cell office:value-type="float" office:value="2.6577936897223982" table:style-name="ce69">
            <text:p>2.7</text:p>
          </table:table-cell>
          <table:table-cell office:value-type="float" office:value="113.39997806385888" table:style-name="ce69">
            <text:p>113.4</text:p>
          </table:table-cell>
          <table:table-cell table:number-columns-repeated="16377" table:style-name="ce27"/>
        </table:table-row>
        <table:table-row table:style-name="ro1">
          <table:table-cell table:style-name="ce95"/>
          <table:table-cell office:value-type="string" table:style-name="ce31">
            <text:p>March</text:p>
          </table:table-cell>
          <table:table-cell office:value-type="float" office:value="92.900968530737117" table:style-name="ce69">
            <text:p>92.9</text:p>
          </table:table-cell>
          <table:table-cell office:value-type="float" office:value="4.2764570566293889" table:style-name="ce69">
            <text:p>4.3</text:p>
          </table:table-cell>
          <table:table-cell office:value-type="float" office:value="10.495557740519397" table:style-name="ce69">
            <text:p>10.5</text:p>
          </table:table-cell>
          <table:table-cell office:value-type="float" office:value="2.6088668699494186" table:style-name="ce69">
            <text:p>2.6</text:p>
          </table:table-cell>
          <table:table-cell office:value-type="float" office:value="110.28185019783533" table:style-name="ce69">
            <text:p>110.3</text:p>
          </table:table-cell>
          <table:table-cell table:number-columns-repeated="16377" table:style-name="ce27"/>
        </table:table-row>
        <table:table-row table:style-name="ro1">
          <table:table-cell table:style-name="ce95"/>
          <table:table-cell office:value-type="string" table:style-name="ce31">
            <text:p>April*</text:p>
          </table:table-cell>
          <table:table-cell office:value-type="float" office:value="118.20262357287984" table:style-name="ce69">
            <text:p>118.2</text:p>
          </table:table-cell>
          <table:table-cell office:value-type="float" office:value="5.03475950747249" table:style-name="ce69">
            <text:p>5.0</text:p>
          </table:table-cell>
          <table:table-cell office:value-type="float" office:value="13.302880261833616" table:style-name="ce69">
            <text:p>13.3</text:p>
          </table:table-cell>
          <table:table-cell office:value-type="float" office:value="3.1809614666514814" table:style-name="ce69">
            <text:p>3.2</text:p>
          </table:table-cell>
          <table:table-cell office:value-type="float" office:value="139.72122480883741" table:style-name="ce69">
            <text:p>139.7</text:p>
          </table:table-cell>
          <table:table-cell table:number-columns-repeated="16377" table:style-name="ce27"/>
        </table:table-row>
        <table:table-row table:style-name="ro1">
          <table:table-cell table:style-name="ce95"/>
          <table:table-cell office:value-type="string" table:style-name="ce31">
            <text:p>May</text:p>
          </table:table-cell>
          <table:table-cell office:value-type="float" office:value="94.875343044473482" table:style-name="ce69">
            <text:p>94.9</text:p>
          </table:table-cell>
          <table:table-cell office:value-type="float" office:value="3.5181808640105769" table:style-name="ce69">
            <text:p>3.5</text:p>
          </table:table-cell>
          <table:table-cell office:value-type="float" office:value="10.310132830500475" table:style-name="ce69">
            <text:p>10.3</text:p>
          </table:table-cell>
          <table:table-cell office:value-type="float" office:value="2.3403618527952621" table:style-name="ce69">
            <text:p>2.3</text:p>
          </table:table-cell>
          <table:table-cell office:value-type="float" office:value="111.0440185917798" table:style-name="ce69">
            <text:p>111.0</text:p>
          </table:table-cell>
          <table:table-cell table:number-columns-repeated="16377" table:style-name="ce27"/>
        </table:table-row>
        <table:table-row table:style-name="ro1">
          <table:table-cell table:style-name="ce95"/>
          <table:table-cell office:value-type="string" table:style-name="ce31">
            <text:p>June</text:p>
          </table:table-cell>
          <table:table-cell office:value-type="float" office:value="95.114540728365327" table:style-name="ce69">
            <text:p>95.1</text:p>
          </table:table-cell>
          <table:table-cell office:value-type="float" office:value="4.3116196425214559" table:style-name="ce69">
            <text:p>4.3</text:p>
          </table:table-cell>
          <table:table-cell office:value-type="float" office:value="9.5594190521759881" table:style-name="ce69">
            <text:p>9.6</text:p>
          </table:table-cell>
          <table:table-cell office:value-type="float" office:value="2.3897085108237741" table:style-name="ce69">
            <text:p>2.4</text:p>
          </table:table-cell>
          <table:table-cell office:value-type="float" office:value="111.37528793388654" table:style-name="ce69">
            <text:p>111.4</text:p>
          </table:table-cell>
          <table:table-cell table:number-columns-repeated="16377" table:style-name="ce27"/>
        </table:table-row>
        <table:table-row table:style-name="ro1">
          <table:table-cell table:style-name="ce95"/>
          <table:table-cell office:value-type="string" table:style-name="ce31">
            <text:p>July*</text:p>
          </table:table-cell>
          <table:table-cell office:value-type="float" office:value="119.7445909550234" table:style-name="ce69">
            <text:p>119.7</text:p>
          </table:table-cell>
          <table:table-cell office:value-type="float" office:value="4.990495548887675" table:style-name="ce69">
            <text:p>5.0</text:p>
          </table:table-cell>
          <table:table-cell office:value-type="float" office:value="12.57673021269011" table:style-name="ce69">
            <text:p>12.6</text:p>
          </table:table-cell>
          <table:table-cell office:value-type="float" office:value="3.1854108180780054" table:style-name="ce69">
            <text:p>3.2</text:p>
          </table:table-cell>
          <table:table-cell office:value-type="float" office:value="140.49722753467918" table:style-name="ce69">
            <text:p>140.5</text:p>
          </table:table-cell>
          <table:table-cell table:number-columns-repeated="16377" table:style-name="ce27"/>
        </table:table-row>
        <table:table-row table:style-name="ro1">
          <table:table-cell table:style-name="ce95"/>
          <table:table-cell office:value-type="string" table:style-name="ce31">
            <text:p>August</text:p>
          </table:table-cell>
          <table:table-cell office:value-type="float" office:value="92.071534967440002" table:style-name="ce69">
            <text:p>92.1</text:p>
          </table:table-cell>
          <table:table-cell office:value-type="float" office:value="3.9814380881999143" table:style-name="ce69">
            <text:p>4.0</text:p>
          </table:table-cell>
          <table:table-cell office:value-type="float" office:value="10.986577831044309" table:style-name="ce69">
            <text:p>11.0</text:p>
          </table:table-cell>
          <table:table-cell office:value-type="float" office:value="2.5028623850852787" table:style-name="ce69">
            <text:p>2.5</text:p>
          </table:table-cell>
          <table:table-cell office:value-type="float" office:value="109.5424132717695" table:style-name="ce69">
            <text:p>109.5</text:p>
          </table:table-cell>
          <table:table-cell table:number-columns-repeated="16377" table:style-name="ce27"/>
        </table:table-row>
        <table:table-row table:style-name="ro1">
          <table:table-cell table:style-name="ce95"/>
          <table:table-cell office:value-type="string" table:style-name="ce31">
            <text:p>September</text:p>
          </table:table-cell>
          <table:table-cell office:value-type="float" office:value="91.491317647993" table:style-name="ce69">
            <text:p>91.5</text:p>
          </table:table-cell>
          <table:table-cell office:value-type="float" office:value="3.9687094866829624" table:style-name="ce69">
            <text:p>4.0</text:p>
          </table:table-cell>
          <table:table-cell office:value-type="float" office:value="12.000930603777167" table:style-name="ce69">
            <text:p>12.0</text:p>
          </table:table-cell>
          <table:table-cell office:value-type="float" office:value="2.6022161173346205" table:style-name="ce69">
            <text:p>2.6</text:p>
          </table:table-cell>
          <table:table-cell office:value-type="float" office:value="110.06317385578775" table:style-name="ce69">
            <text:p>110.1</text:p>
          </table:table-cell>
          <table:table-cell table:number-columns-repeated="16377" table:style-name="ce27"/>
        </table:table-row>
        <table:table-row table:style-name="ro1">
          <table:table-cell table:style-name="ce95"/>
          <table:table-cell office:value-type="string" table:style-name="ce31">
            <text:p>October*</text:p>
          </table:table-cell>
          <table:table-cell office:value-type="float" office:value="117.74442458995645" table:style-name="ce69">
            <text:p>117.7</text:p>
          </table:table-cell>
          <table:table-cell office:value-type="float" office:value="4.5351657754287071" table:style-name="ce69">
            <text:p>4.5</text:p>
          </table:table-cell>
          <table:table-cell office:value-type="float" office:value="24.721079061172855" table:style-name="ce69">
            <text:p>24.7</text:p>
          </table:table-cell>
          <table:table-cell office:value-type="float" office:value="3.1597238690553522" table:style-name="ce69">
            <text:p>3.2</text:p>
          </table:table-cell>
          <table:table-cell office:value-type="float" office:value="150.16039329561335" table:style-name="ce69">
            <text:p>150.2</text:p>
          </table:table-cell>
          <table:table-cell table:number-columns-repeated="16377" table:style-name="ce27"/>
        </table:table-row>
        <table:table-row table:style-name="ro1">
          <table:table-cell table:style-name="ce95"/>
          <table:table-cell office:value-type="string" table:style-name="ce31">
            <text:p>November</text:p>
          </table:table-cell>
          <table:table-cell office:value-type="float" office:value="93.71025608339194" table:style-name="ce69">
            <text:p>93.7</text:p>
          </table:table-cell>
          <table:table-cell office:value-type="float" office:value="4.0938362838286722" table:style-name="ce69">
            <text:p>4.1</text:p>
          </table:table-cell>
          <table:table-cell office:value-type="float" office:value="17.90108334229275" table:style-name="ce69">
            <text:p>17.9</text:p>
          </table:table-cell>
          <table:table-cell office:value-type="float" office:value="2.6767429377597516" table:style-name="ce69">
            <text:p>2.7</text:p>
          </table:table-cell>
          <table:table-cell office:value-type="float" office:value="118.38191864727312" table:style-name="ce69">
            <text:p>118.4</text:p>
          </table:table-cell>
          <table:table-cell table:number-columns-repeated="16377"/>
        </table:table-row>
        <table:table-row table:style-name="ro1">
          <table:table-cell table:style-name="ce95"/>
          <table:table-cell office:value-type="string" table:style-name="ce31">
            <text:p>December</text:p>
          </table:table-cell>
          <table:table-cell office:value-type="float" office:value="90.295991172425161" table:style-name="ce69">
            <text:p>90.3</text:p>
          </table:table-cell>
          <table:table-cell office:value-type="float" office:value="4.7161017491074411" table:style-name="ce69">
            <text:p>4.7</text:p>
          </table:table-cell>
          <table:table-cell office:value-type="float" office:value="11.221647995207212" table:style-name="ce69">
            <text:p>11.2</text:p>
          </table:table-cell>
          <table:table-cell office:value-type="float" office:value="2.6718202619717339" table:style-name="ce69">
            <text:p>2.7</text:p>
          </table:table-cell>
          <table:table-cell office:value-type="float" office:value="108.90556117871154" table:style-name="ce69">
            <text:p>108.9</text:p>
          </table:table-cell>
          <table:table-cell table:number-columns-repeated="16377"/>
        </table:table-row>
        <table:table-row table:style-name="ro1">
          <table:table-cell office:value-type="float" office:value="2008" table:style-name="ce95">
            <text:p>2008</text:p>
          </table:table-cell>
          <table:table-cell office:value-type="string" table:style-name="ce31">
            <text:p>January*</text:p>
          </table:table-cell>
          <table:table-cell office:value-type="float" office:value="114.20060836159499" table:style-name="ce69">
            <text:p>114.2</text:p>
          </table:table-cell>
          <table:table-cell office:value-type="float" office:value="5.4482605467531835" table:style-name="ce69">
            <text:p>5.4</text:p>
          </table:table-cell>
          <table:table-cell office:value-type="float" office:value="16.820809030409986" table:style-name="ce69">
            <text:p>16.8</text:p>
          </table:table-cell>
          <table:table-cell office:value-type="float" office:value="3.0148800083164398" table:style-name="ce69">
            <text:p>3.0</text:p>
          </table:table-cell>
          <table:table-cell office:value-type="float" office:value="139.48455794707462" table:style-name="ce69">
            <text:p>139.5</text:p>
          </table:table-cell>
          <table:table-cell table:number-columns-repeated="16377"/>
        </table:table-row>
        <table:table-row table:style-name="ro1">
          <table:table-cell table:style-name="ce95"/>
          <table:table-cell office:value-type="string" table:style-name="ce31">
            <text:p>February</text:p>
          </table:table-cell>
          <table:table-cell office:value-type="float" office:value="92.856679708898199" table:style-name="ce69">
            <text:p>92.9</text:p>
          </table:table-cell>
          <table:table-cell office:value-type="float" office:value="4.0290335213355899" table:style-name="ce69">
            <text:p>4.0</text:p>
          </table:table-cell>
          <table:table-cell office:value-type="float" office:value="11.299171127457456" table:style-name="ce69">
            <text:p>11.3</text:p>
          </table:table-cell>
          <table:table-cell office:value-type="float" office:value="2.6682073983877261" table:style-name="ce69">
            <text:p>2.7</text:p>
          </table:table-cell>
          <table:table-cell office:value-type="float" office:value="110.85309175607897" table:style-name="ce69">
            <text:p>110.9</text:p>
          </table:table-cell>
          <table:table-cell table:number-columns-repeated="16377"/>
        </table:table-row>
        <table:table-row table:style-name="ro1">
          <table:table-cell table:style-name="ce95"/>
          <table:table-cell office:value-type="string" table:style-name="ce31">
            <text:p>March</text:p>
          </table:table-cell>
          <table:table-cell office:value-type="float" office:value="93.007708898114799" table:style-name="ce69">
            <text:p>93.0</text:p>
          </table:table-cell>
          <table:table-cell office:value-type="float" office:value="4.2397832622526908" table:style-name="ce69">
            <text:p>4.2</text:p>
          </table:table-cell>
          <table:table-cell office:value-type="float" office:value="8.423669970694732" table:style-name="ce69">
            <text:p>8.4</text:p>
          </table:table-cell>
          <table:table-cell office:value-type="float" office:value="2.7034328659153535" table:style-name="ce69">
            <text:p>2.7</text:p>
          </table:table-cell>
          <table:table-cell office:value-type="float" office:value="108.37459499697758" table:style-name="ce69">
            <text:p>108.4</text:p>
          </table:table-cell>
          <table:table-cell table:number-columns-repeated="16377"/>
        </table:table-row>
        <table:table-row table:style-name="ro1">
          <table:table-cell table:style-name="ce95"/>
          <table:table-cell office:value-type="string" table:style-name="ce31">
            <text:p>April*</text:p>
          </table:table-cell>
          <table:table-cell office:value-type="float" office:value="115.67829429497738" table:style-name="ce69">
            <text:p>115.7</text:p>
          </table:table-cell>
          <table:table-cell office:value-type="float" office:value="5.6401549164447884" table:style-name="ce69">
            <text:p>5.6</text:p>
          </table:table-cell>
          <table:table-cell office:value-type="float" office:value="13.126809548618214" table:style-name="ce69">
            <text:p>13.1</text:p>
          </table:table-cell>
          <table:table-cell office:value-type="float" office:value="3.3841633201777364" table:style-name="ce69">
            <text:p>3.4</text:p>
          </table:table-cell>
          <table:table-cell office:value-type="float" office:value="137.82942208021814" table:style-name="ce69">
            <text:p>137.8</text:p>
          </table:table-cell>
          <table:table-cell table:number-columns-repeated="16377"/>
        </table:table-row>
        <table:table-row table:style-name="ro1">
          <table:table-cell table:style-name="ce95"/>
          <table:table-cell office:value-type="string" table:style-name="ce31">
            <text:p>May</text:p>
          </table:table-cell>
          <table:table-cell office:value-type="float" office:value="91.720361313449274" table:style-name="ce69">
            <text:p>91.7</text:p>
          </table:table-cell>
          <table:table-cell office:value-type="float" office:value="3.7578789065387328" table:style-name="ce69">
            <text:p>3.8</text:p>
          </table:table-cell>
          <table:table-cell office:value-type="float" office:value="10.720468847825311" table:style-name="ce69">
            <text:p>10.7</text:p>
          </table:table-cell>
          <table:table-cell office:value-type="float" office:value="2.6834621204362032" table:style-name="ce69">
            <text:p>2.7</text:p>
          </table:table-cell>
          <table:table-cell office:value-type="float" office:value="108.88217118824953" table:style-name="ce69">
            <text:p>108.9</text:p>
          </table:table-cell>
          <table:table-cell table:number-columns-repeated="16377"/>
        </table:table-row>
        <table:table-row table:style-name="ro1">
          <table:table-cell table:style-name="ce95"/>
          <table:table-cell office:value-type="string" table:style-name="ce31">
            <text:p>June</text:p>
          </table:table-cell>
          <table:table-cell office:value-type="float" office:value="94.943621951674075" table:style-name="ce69">
            <text:p>94.9</text:p>
          </table:table-cell>
          <table:table-cell office:value-type="float" office:value="4.7657134470969309" table:style-name="ce69">
            <text:p>4.8</text:p>
          </table:table-cell>
          <table:table-cell office:value-type="float" office:value="9.8731045197410818" table:style-name="ce69">
            <text:p>9.9</text:p>
          </table:table-cell>
          <table:table-cell office:value-type="float" office:value="2.6083725654367123" table:style-name="ce69">
            <text:p>2.6</text:p>
          </table:table-cell>
          <table:table-cell office:value-type="float" office:value="112.19081248394879" table:style-name="ce69">
            <text:p>112.2</text:p>
          </table:table-cell>
          <table:table-cell table:number-columns-repeated="16377"/>
        </table:table-row>
        <table:table-row table:style-name="ro1">
          <table:table-cell table:style-name="ce95"/>
          <table:table-cell office:value-type="string" table:style-name="ce31">
            <text:p>July*</text:p>
          </table:table-cell>
          <table:table-cell office:value-type="float" office:value="120.11480561996316" table:style-name="ce69">
            <text:p>120.1</text:p>
          </table:table-cell>
          <table:table-cell office:value-type="float" office:value="5.2100360934675702" table:style-name="ce69">
            <text:p>5.2</text:p>
          </table:table-cell>
          <table:table-cell office:value-type="float" office:value="12.488563170978267" table:style-name="ce69">
            <text:p>12.5</text:p>
          </table:table-cell>
          <table:table-cell office:value-type="float" office:value="3.0539520192745653" table:style-name="ce69">
            <text:p>3.1</text:p>
          </table:table-cell>
          <table:table-cell office:value-type="float" office:value="140.86735690368357" table:style-name="ce69">
            <text:p>140.9</text:p>
          </table:table-cell>
          <table:table-cell table:number-columns-repeated="16377"/>
        </table:table-row>
        <table:table-row table:style-name="ro1">
          <table:table-cell table:style-name="ce95"/>
          <table:table-cell office:value-type="string" table:style-name="ce31">
            <text:p>August</text:p>
          </table:table-cell>
          <table:table-cell office:value-type="float" office:value="95.278134686137847" table:style-name="ce69">
            <text:p>95.3</text:p>
          </table:table-cell>
          <table:table-cell office:value-type="float" office:value="4.2507133220252937" table:style-name="ce69">
            <text:p>4.3</text:p>
          </table:table-cell>
          <table:table-cell office:value-type="float" office:value="10.806873400407651" table:style-name="ce69">
            <text:p>10.8</text:p>
          </table:table-cell>
          <table:table-cell office:value-type="float" office:value="2.4649609780937776" table:style-name="ce69">
            <text:p>2.5</text:p>
          </table:table-cell>
          <table:table-cell office:value-type="float" office:value="112.80068238666456" table:style-name="ce69">
            <text:p>112.8</text:p>
          </table:table-cell>
          <table:table-cell table:number-columns-repeated="16377"/>
        </table:table-row>
        <table:table-row table:style-name="ro1">
          <table:table-cell table:style-name="ce95"/>
          <table:table-cell office:value-type="string" table:style-name="ce31">
            <text:p>September</text:p>
          </table:table-cell>
          <table:table-cell office:value-type="float" office:value="94.155327719165214" table:style-name="ce69">
            <text:p>94.2</text:p>
          </table:table-cell>
          <table:table-cell office:value-type="float" office:value="4.4029906260363258" table:style-name="ce69">
            <text:p>4.4</text:p>
          </table:table-cell>
          <table:table-cell office:value-type="float" office:value="13.086935949371147" table:style-name="ce69">
            <text:p>13.1</text:p>
          </table:table-cell>
          <table:table-cell office:value-type="float" office:value="2.4621811029586569" table:style-name="ce69">
            <text:p>2.5</text:p>
          </table:table-cell>
          <table:table-cell office:value-type="float" office:value="114.10743539753135" table:style-name="ce69">
            <text:p>114.1</text:p>
          </table:table-cell>
          <table:table-cell table:number-columns-repeated="16377"/>
        </table:table-row>
        <table:table-row table:style-name="ro1">
          <table:table-cell table:style-name="ce95"/>
          <table:table-cell office:value-type="string" table:style-name="ce31">
            <text:p>October*</text:p>
          </table:table-cell>
          <table:table-cell office:value-type="float" office:value="115.85468141745169" table:style-name="ce69">
            <text:p>115.9</text:p>
          </table:table-cell>
          <table:table-cell office:value-type="float" office:value="5.0621888342507519" table:style-name="ce69">
            <text:p>5.1</text:p>
          </table:table-cell>
          <table:table-cell office:value-type="float" office:value="23.327927516779063" table:style-name="ce69">
            <text:p>23.3</text:p>
          </table:table-cell>
          <table:table-cell office:value-type="float" office:value="2.9010682652528295" table:style-name="ce69">
            <text:p>2.9</text:p>
          </table:table-cell>
          <table:table-cell office:value-type="float" office:value="147.14586603373434" table:style-name="ce69">
            <text:p>147.1</text:p>
          </table:table-cell>
          <table:table-cell table:number-columns-repeated="16377"/>
        </table:table-row>
        <table:table-row table:style-name="ro1">
          <table:table-cell table:style-name="ce95"/>
          <table:table-cell office:value-type="string" table:style-name="ce31">
            <text:p>November</text:p>
          </table:table-cell>
          <table:table-cell office:value-type="float" office:value="94.70990470060903" table:style-name="ce69">
            <text:p>94.7</text:p>
          </table:table-cell>
          <table:table-cell office:value-type="float" office:value="4.5088897894044964" table:style-name="ce69">
            <text:p>4.5</text:p>
          </table:table-cell>
          <table:table-cell office:value-type="float" office:value="18.030592338744746" table:style-name="ce69">
            <text:p>18.0</text:p>
          </table:table-cell>
          <table:table-cell office:value-type="float" office:value="2.4715238707585683" table:style-name="ce69">
            <text:p>2.5</text:p>
          </table:table-cell>
          <table:table-cell office:value-type="float" office:value="119.72091069951685" table:style-name="ce69">
            <text:p>119.7</text:p>
          </table:table-cell>
          <table:table-cell table:number-columns-repeated="16377"/>
        </table:table-row>
        <table:table-row table:style-name="ro1">
          <table:table-cell table:style-name="ce95"/>
          <table:table-cell office:value-type="string" table:style-name="ce31">
            <text:p>December</text:p>
          </table:table-cell>
          <table:table-cell office:value-type="float" office:value="91.104987988607277" table:style-name="ce69">
            <text:p>91.1</text:p>
          </table:table-cell>
          <table:table-cell office:value-type="float" office:value="4.5170449771286547" table:style-name="ce69">
            <text:p>4.5</text:p>
          </table:table-cell>
          <table:table-cell office:value-type="float" office:value="12.101254818419736" table:style-name="ce69">
            <text:p>12.1</text:p>
          </table:table-cell>
          <table:table-cell office:value-type="float" office:value="2.4447418859229799" table:style-name="ce69">
            <text:p>2.4</text:p>
          </table:table-cell>
          <table:table-cell office:value-type="float" office:value="110.16802967007864" table:style-name="ce69">
            <text:p>110.2</text:p>
          </table:table-cell>
          <table:table-cell table:number-columns-repeated="16377"/>
        </table:table-row>
        <table:table-row table:style-name="ro1">
          <table:table-cell office:value-type="float" office:value="2009" table:style-name="ce95">
            <text:p>2009</text:p>
          </table:table-cell>
          <table:table-cell office:value-type="string" table:style-name="ce31">
            <text:p>January*</text:p>
          </table:table-cell>
          <table:table-cell office:value-type="float" office:value="111.09284653267208" table:style-name="ce69">
            <text:p>111.1</text:p>
          </table:table-cell>
          <table:table-cell office:value-type="float" office:value="4.6419305418450785" table:style-name="ce69">
            <text:p>4.6</text:p>
          </table:table-cell>
          <table:table-cell office:value-type="float" office:value="18.847282424632919" table:style-name="ce69">
            <text:p>18.8</text:p>
          </table:table-cell>
          <table:table-cell office:value-type="float" office:value="2.5637563454173975" table:style-name="ce69">
            <text:p>2.6</text:p>
          </table:table-cell>
          <table:table-cell office:value-type="float" office:value="137.14581584456749" table:style-name="ce69">
            <text:p>137.1</text:p>
          </table:table-cell>
          <table:table-cell table:number-columns-repeated="16377"/>
        </table:table-row>
        <table:table-row table:style-name="ro1">
          <table:table-cell table:style-name="ce95"/>
          <table:table-cell office:value-type="string" table:style-name="ce31">
            <text:p>February</text:p>
          </table:table-cell>
          <table:table-cell office:value-type="float" office:value="91.325366844320158" table:style-name="ce69">
            <text:p>91.3</text:p>
          </table:table-cell>
          <table:table-cell office:value-type="float" office:value="4.1008227275799891" table:style-name="ce69">
            <text:p>4.1</text:p>
          </table:table-cell>
          <table:table-cell office:value-type="float" office:value="11.494957750264581" table:style-name="ce69">
            <text:p>11.5</text:p>
          </table:table-cell>
          <table:table-cell office:value-type="float" office:value="2.2977912609181974" table:style-name="ce69">
            <text:p>2.3</text:p>
          </table:table-cell>
          <table:table-cell office:value-type="float" office:value="109.21893858308293" table:style-name="ce69">
            <text:p>109.2</text:p>
          </table:table-cell>
          <table:table-cell table:number-columns-repeated="16377"/>
        </table:table-row>
        <table:table-row table:style-name="ro1">
          <table:table-cell table:style-name="ce95"/>
          <table:table-cell office:value-type="string" table:style-name="ce31">
            <text:p>March</text:p>
          </table:table-cell>
          <table:table-cell office:value-type="float" office:value="89.767589670737465" table:style-name="ce69">
            <text:p>89.8</text:p>
          </table:table-cell>
          <table:table-cell office:value-type="float" office:value="4.5886924779186202" table:style-name="ce69">
            <text:p>4.6</text:p>
          </table:table-cell>
          <table:table-cell office:value-type="float" office:value="10.181436103363049" table:style-name="ce69">
            <text:p>10.2</text:p>
          </table:table-cell>
          <table:table-cell office:value-type="float" office:value="2.3279790813295955" table:style-name="ce69">
            <text:p>2.3</text:p>
          </table:table-cell>
          <table:table-cell office:value-type="float" office:value="106.86569733334873" table:style-name="ce69">
            <text:p>106.9</text:p>
          </table:table-cell>
          <table:table-cell table:number-columns-repeated="16377" table:style-name="ce27"/>
        </table:table-row>
        <table:table-row table:style-name="ro1">
          <table:table-cell table:style-name="ce95"/>
          <table:table-cell office:value-type="string" table:style-name="ce31">
            <text:p>April*</text:p>
          </table:table-cell>
          <table:table-cell office:value-type="float" office:value="115.89709691110905" table:style-name="ce69">
            <text:p>115.9</text:p>
          </table:table-cell>
          <table:table-cell office:value-type="float" office:value="4.854404697695613" table:style-name="ce69">
            <text:p>4.9</text:p>
          </table:table-cell>
          <table:table-cell office:value-type="float" office:value="13.793699900247892" table:style-name="ce69">
            <text:p>13.8</text:p>
          </table:table-cell>
          <table:table-cell office:value-type="float" office:value="2.819197629710783" table:style-name="ce69">
            <text:p>2.8</text:p>
          </table:table-cell>
          <table:table-cell office:value-type="float" office:value="137.36439913876333" table:style-name="ce69">
            <text:p>137.4</text:p>
          </table:table-cell>
          <table:table-cell table:number-columns-repeated="16377" table:style-name="ce27"/>
        </table:table-row>
        <table:table-row table:style-name="ro1">
          <table:table-cell table:style-name="ce95"/>
          <table:table-cell office:value-type="string" table:style-name="ce31">
            <text:p>May</text:p>
          </table:table-cell>
          <table:table-cell office:value-type="float" office:value="93.605600271424834" table:style-name="ce69">
            <text:p>93.6</text:p>
          </table:table-cell>
          <table:table-cell office:value-type="float" office:value="2.9840386637627403" table:style-name="ce69">
            <text:p>3.0</text:p>
          </table:table-cell>
          <table:table-cell office:value-type="float" office:value="10.139027707700958" table:style-name="ce69">
            <text:p>10.1</text:p>
          </table:table-cell>
          <table:table-cell office:value-type="float" office:value="2.204141154237091" table:style-name="ce69">
            <text:p>2.2</text:p>
          </table:table-cell>
          <table:table-cell office:value-type="float" office:value="108.93280779712563" table:style-name="ce69">
            <text:p>108.9</text:p>
          </table:table-cell>
          <table:table-cell table:number-columns-repeated="16377" table:style-name="ce27"/>
        </table:table-row>
        <table:table-row table:style-name="ro1">
          <table:table-cell table:style-name="ce95"/>
          <table:table-cell office:value-type="string" table:style-name="ce31">
            <text:p>June</text:p>
          </table:table-cell>
          <table:table-cell office:value-type="float" office:value="93.896817159292979" table:style-name="ce69">
            <text:p>93.9</text:p>
          </table:table-cell>
          <table:table-cell office:value-type="float" office:value="4.1291484231080595" table:style-name="ce69">
            <text:p>4.1</text:p>
          </table:table-cell>
          <table:table-cell office:value-type="float" office:value="9.5788530273838806" table:style-name="ce69">
            <text:p>9.6</text:p>
          </table:table-cell>
          <table:table-cell office:value-type="float" office:value="2.287505266279191" table:style-name="ce69">
            <text:p>2.3</text:p>
          </table:table-cell>
          <table:table-cell office:value-type="float" office:value="109.89232387606413" table:style-name="ce69">
            <text:p>109.9</text:p>
          </table:table-cell>
          <table:table-cell table:number-columns-repeated="16377" table:style-name="ce27"/>
        </table:table-row>
        <table:table-row table:style-name="ro1">
          <table:table-cell table:style-name="ce95"/>
          <table:table-cell office:value-type="string" table:style-name="ce31">
            <text:p>July*</text:p>
          </table:table-cell>
          <table:table-cell office:value-type="float" office:value="116.15680807032543" table:style-name="ce69">
            <text:p>116.2</text:p>
          </table:table-cell>
          <table:table-cell office:value-type="float" office:value="4.6755423142885055" table:style-name="ce69">
            <text:p>4.7</text:p>
          </table:table-cell>
          <table:table-cell office:value-type="float" office:value="11.639059952690035" table:style-name="ce69">
            <text:p>11.6</text:p>
          </table:table-cell>
          <table:table-cell office:value-type="float" office:value="2.9561743737544948" table:style-name="ce69">
            <text:p>3.0</text:p>
          </table:table-cell>
          <table:table-cell office:value-type="float" office:value="135.42758471105847" table:style-name="ce69">
            <text:p>135.4</text:p>
          </table:table-cell>
          <table:table-cell table:number-columns-repeated="16377" table:style-name="ce27"/>
        </table:table-row>
        <table:table-row table:style-name="ro1">
          <table:table-cell table:style-name="ce95"/>
          <table:table-cell office:value-type="string" table:style-name="ce31">
            <text:p>August</text:p>
          </table:table-cell>
          <table:table-cell office:value-type="float" office:value="95.4147025728644" table:style-name="ce69">
            <text:p>95.4</text:p>
          </table:table-cell>
          <table:table-cell office:value-type="float" office:value="3.7971600669757035" table:style-name="ce69">
            <text:p>3.8</text:p>
          </table:table-cell>
          <table:table-cell office:value-type="float" office:value="8.9328649994155302" table:style-name="ce69">
            <text:p>8.9</text:p>
          </table:table-cell>
          <table:table-cell office:value-type="float" office:value="2.3732568409683155" table:style-name="ce69">
            <text:p>2.4</text:p>
          </table:table-cell>
          <table:table-cell office:value-type="float" office:value="110.51798448022394" table:style-name="ce69">
            <text:p>110.5</text:p>
          </table:table-cell>
          <table:table-cell table:number-columns-repeated="16377" table:style-name="ce27"/>
        </table:table-row>
        <table:table-row table:style-name="ro1">
          <table:table-cell table:style-name="ce95"/>
          <table:table-cell office:value-type="string" table:style-name="ce31">
            <text:p>September</text:p>
          </table:table-cell>
          <table:table-cell office:value-type="float" office:value="97.289646191304072" table:style-name="ce69">
            <text:p>97.3</text:p>
          </table:table-cell>
          <table:table-cell office:value-type="float" office:value="4.0741698476517989" table:style-name="ce69">
            <text:p>4.1</text:p>
          </table:table-cell>
          <table:table-cell office:value-type="float" office:value="10.908916522915671" table:style-name="ce69">
            <text:p>10.9</text:p>
          </table:table-cell>
          <table:table-cell office:value-type="float" office:value="2.3329529572613108" table:style-name="ce69">
            <text:p>2.3</text:p>
          </table:table-cell>
          <table:table-cell office:value-type="float" office:value="114.60568551913286" table:style-name="ce69">
            <text:p>114.6</text:p>
          </table:table-cell>
          <table:table-cell table:number-columns-repeated="16377" table:style-name="ce27"/>
        </table:table-row>
        <table:table-row table:style-name="ro1">
          <table:table-cell table:style-name="ce95"/>
          <table:table-cell office:value-type="string" table:style-name="ce31">
            <text:p>October*</text:p>
          </table:table-cell>
          <table:table-cell office:value-type="float" office:value="123.92035893155267" table:style-name="ce69">
            <text:p>123.9</text:p>
          </table:table-cell>
          <table:table-cell office:value-type="float" office:value="4.1842420728640137" table:style-name="ce69">
            <text:p>4.2</text:p>
          </table:table-cell>
          <table:table-cell office:value-type="float" office:value="23.33428231353815" table:style-name="ce69">
            <text:p>23.3</text:p>
          </table:table-cell>
          <table:table-cell office:value-type="float" office:value="2.9707370141335918" table:style-name="ce69">
            <text:p>3.0</text:p>
          </table:table-cell>
          <table:table-cell office:value-type="float" office:value="154.40962033208842" table:style-name="ce69">
            <text:p>154.4</text:p>
          </table:table-cell>
          <table:table-cell table:number-columns-repeated="16377" table:style-name="ce27"/>
        </table:table-row>
        <table:table-row table:style-name="ro1">
          <table:table-cell table:style-name="ce95"/>
          <table:table-cell office:value-type="string" table:style-name="ce31">
            <text:p>November</text:p>
          </table:table-cell>
          <table:table-cell office:value-type="float" office:value="97.794532807840866" table:style-name="ce69">
            <text:p>97.8</text:p>
          </table:table-cell>
          <table:table-cell office:value-type="float" office:value="4.0059990329225101" table:style-name="ce69">
            <text:p>4.0</text:p>
          </table:table-cell>
          <table:table-cell office:value-type="float" office:value="17.430327597161398" table:style-name="ce69">
            <text:p>17.4</text:p>
          </table:table-cell>
          <table:table-cell office:value-type="float" office:value="2.4478791692682615" table:style-name="ce69">
            <text:p>2.4</text:p>
          </table:table-cell>
          <table:table-cell office:value-type="float" office:value="121.67873860719303" table:style-name="ce69">
            <text:p>121.7</text:p>
          </table:table-cell>
          <table:table-cell table:number-columns-repeated="16377" table:style-name="ce27"/>
        </table:table-row>
        <table:table-row table:style-name="ro1">
          <table:table-cell table:style-name="ce95"/>
          <table:table-cell office:value-type="string" table:style-name="ce31">
            <text:p>December</text:p>
          </table:table-cell>
          <table:table-cell office:value-type="float" office:value="94.250198714702151" table:style-name="ce69">
            <text:p>94.3</text:p>
          </table:table-cell>
          <table:table-cell office:value-type="float" office:value="3.9184470198012922" table:style-name="ce69">
            <text:p>3.9</text:p>
          </table:table-cell>
          <table:table-cell office:value-type="float" office:value="10.468736904323487" table:style-name="ce69">
            <text:p>10.5</text:p>
          </table:table-cell>
          <table:table-cell office:value-type="float" office:value="2.4089180741755629" table:style-name="ce69">
            <text:p>2.4</text:p>
          </table:table-cell>
          <table:table-cell office:value-type="float" office:value="111.04630071300249" table:style-name="ce69">
            <text:p>111.0</text:p>
          </table:table-cell>
          <table:table-cell table:number-columns-repeated="3" table:style-name="ce78"/>
          <table:table-cell table:number-columns-repeated="16374"/>
        </table:table-row>
        <table:table-row table:style-name="ro1">
          <table:table-cell office:value-type="float" office:value="2010" table:style-name="ce95">
            <text:p>2010</text:p>
          </table:table-cell>
          <table:table-cell office:value-type="string" table:style-name="ce31">
            <text:p>January*</text:p>
          </table:table-cell>
          <table:table-cell office:value-type="float" office:value="118.12813989381613" table:style-name="ce69">
            <text:p>118.1</text:p>
          </table:table-cell>
          <table:table-cell office:value-type="float" office:value="4.2789165762658534" table:style-name="ce69">
            <text:p>4.3</text:p>
          </table:table-cell>
          <table:table-cell office:value-type="float" office:value="17.745863508640621" table:style-name="ce69">
            <text:p>17.7</text:p>
          </table:table-cell>
          <table:table-cell office:value-type="float" office:value="2.8688618896433922" table:style-name="ce69">
            <text:p>2.9</text:p>
          </table:table-cell>
          <table:table-cell office:value-type="float" office:value="143.02178186836599" table:style-name="ce69">
            <text:p>143.0</text:p>
          </table:table-cell>
          <table:table-cell table:number-columns-repeated="3" table:style-name="ce78"/>
          <table:table-cell table:number-columns-repeated="16374"/>
        </table:table-row>
        <table:table-row table:style-name="ro1">
          <table:table-cell table:style-name="ce95"/>
          <table:table-cell office:value-type="string" table:style-name="ce31">
            <text:p>February</text:p>
          </table:table-cell>
          <table:table-cell office:value-type="float" office:value="97.814544131273124" table:style-name="ce69">
            <text:p>97.8</text:p>
          </table:table-cell>
          <table:table-cell office:value-type="float" office:value="3.9595129097989004" table:style-name="ce69">
            <text:p>4.0</text:p>
          </table:table-cell>
          <table:table-cell office:value-type="float" office:value="12.969545394380079" table:style-name="ce69">
            <text:p>13.0</text:p>
          </table:table-cell>
          <table:table-cell office:value-type="float" office:value="2.3081769038910669" table:style-name="ce69">
            <text:p>2.3</text:p>
          </table:table-cell>
          <table:table-cell office:value-type="float" office:value="117.05177933934317" table:style-name="ce69">
            <text:p>117.1</text:p>
          </table:table-cell>
          <table:table-cell table:number-columns-repeated="3" table:style-name="ce78"/>
          <table:table-cell table:number-columns-repeated="16374"/>
        </table:table-row>
        <table:table-row table:style-name="ro13">
          <table:table-cell table:style-name="ce95"/>
          <table:table-cell office:value-type="string" table:style-name="ce31">
            <text:p>March</text:p>
          </table:table-cell>
          <table:table-cell office:value-type="float" office:value="98.254196117893272" table:style-name="ce69">
            <text:p>98.3</text:p>
          </table:table-cell>
          <table:table-cell office:value-type="float" office:value="4.1569225489061639" table:style-name="ce69">
            <text:p>4.2</text:p>
          </table:table-cell>
          <table:table-cell office:value-type="float" office:value="9.6441148812426523" table:style-name="ce69">
            <text:p>9.6</text:p>
          </table:table-cell>
          <table:table-cell office:value-type="float" office:value="2.2460531612771932" table:style-name="ce69">
            <text:p>2.2</text:p>
          </table:table-cell>
          <table:table-cell office:value-type="float" office:value="114.30128670931929" table:style-name="ce69">
            <text:p>114.3</text:p>
          </table:table-cell>
          <table:table-cell table:number-columns-repeated="3" table:style-name="ce78"/>
          <table:table-cell table:number-columns-repeated="16374"/>
        </table:table-row>
        <table:table-row table:style-name="ro13">
          <table:table-cell table:style-name="ce95"/>
          <table:table-cell office:value-type="string" table:style-name="ce31">
            <text:p>April*</text:p>
          </table:table-cell>
          <table:table-cell office:value-type="float" office:value="123.7189614882985" table:style-name="ce69">
            <text:p>123.7</text:p>
          </table:table-cell>
          <table:table-cell office:value-type="float" office:value="4.7575485439160099" table:style-name="ce69">
            <text:p>4.8</text:p>
          </table:table-cell>
          <table:table-cell office:value-type="float" office:value="12.350341918605377" table:style-name="ce69">
            <text:p>12.4</text:p>
          </table:table-cell>
          <table:table-cell office:value-type="float" office:value="2.8165802972039731" table:style-name="ce69">
            <text:p>2.8</text:p>
          </table:table-cell>
          <table:table-cell office:value-type="float" office:value="143.64343224802388" table:style-name="ce69">
            <text:p>143.6</text:p>
          </table:table-cell>
          <table:table-cell table:number-columns-repeated="3" table:style-name="ce78"/>
          <table:table-cell table:number-columns-repeated="16374"/>
        </table:table-row>
        <table:table-row table:style-name="ro13">
          <table:table-cell table:style-name="ce95"/>
          <table:table-cell office:value-type="string" table:style-name="ce31">
            <text:p>May</text:p>
          </table:table-cell>
          <table:table-cell office:value-type="float" office:value="100.42495400398869" table:style-name="ce69">
            <text:p>100.4</text:p>
          </table:table-cell>
          <table:table-cell office:value-type="float" office:value="3.3003730469972332" table:style-name="ce69">
            <text:p>3.3</text:p>
          </table:table-cell>
          <table:table-cell office:value-type="float" office:value="10.117885603936141" table:style-name="ce69">
            <text:p>10.1</text:p>
          </table:table-cell>
          <table:table-cell office:value-type="float" office:value="2.1474212950610259" table:style-name="ce69">
            <text:p>2.1</text:p>
          </table:table-cell>
          <table:table-cell office:value-type="float" office:value="115.99063394998309" table:style-name="ce69">
            <text:p>116.0</text:p>
          </table:table-cell>
          <table:table-cell table:number-columns-repeated="3" table:style-name="ce78"/>
          <table:table-cell table:number-columns-repeated="16374"/>
        </table:table-row>
        <table:table-row table:style-name="ro13">
          <table:table-cell table:style-name="ce95"/>
          <table:table-cell office:value-type="string" table:style-name="ce31">
            <text:p>June</text:p>
          </table:table-cell>
          <table:table-cell office:value-type="float" office:value="101.37313476773983" table:style-name="ce69">
            <text:p>101.4</text:p>
          </table:table-cell>
          <table:table-cell office:value-type="float" office:value="4.3571412431591527" table:style-name="ce69">
            <text:p>4.4</text:p>
          </table:table-cell>
          <table:table-cell office:value-type="float" office:value="10.301055254286052" table:style-name="ce69">
            <text:p>10.3</text:p>
          </table:table-cell>
          <table:table-cell office:value-type="float" office:value="2.1395622450678293" table:style-name="ce69">
            <text:p>2.1</text:p>
          </table:table-cell>
          <table:table-cell office:value-type="float" office:value="118.17089351025287" table:style-name="ce69">
            <text:p>118.2</text:p>
          </table:table-cell>
          <table:table-cell table:number-columns-repeated="3" table:style-name="ce78"/>
          <table:table-cell table:number-columns-repeated="16374"/>
        </table:table-row>
        <table:table-row table:style-name="ro13">
          <table:table-cell table:style-name="ce95"/>
          <table:table-cell office:value-type="string" table:style-name="ce31">
            <text:p>July*</text:p>
          </table:table-cell>
          <table:table-cell office:value-type="float" office:value="125.6320433814799" table:style-name="ce69">
            <text:p>125.6</text:p>
          </table:table-cell>
          <table:table-cell office:value-type="float" office:value="5.106601044630251" table:style-name="ce69">
            <text:p>5.1</text:p>
          </table:table-cell>
          <table:table-cell office:value-type="float" office:value="12.303964107152247" table:style-name="ce69">
            <text:p>12.3</text:p>
          </table:table-cell>
          <table:table-cell office:value-type="float" office:value="2.8325648117304709" table:style-name="ce69">
            <text:p>2.8</text:p>
          </table:table-cell>
          <table:table-cell office:value-type="float" office:value="145.87517334499285" table:style-name="ce69">
            <text:p>145.9</text:p>
          </table:table-cell>
          <table:table-cell table:number-columns-repeated="3" table:style-name="ce78"/>
          <table:table-cell table:number-columns-repeated="16374" table:style-name="ce27"/>
        </table:table-row>
        <table:table-row table:style-name="ro13">
          <table:table-cell table:style-name="ce95"/>
          <table:table-cell office:value-type="string" table:style-name="ce31">
            <text:p>August</text:p>
          </table:table-cell>
          <table:table-cell office:value-type="float" office:value="101.66726423223339" table:style-name="ce69">
            <text:p>101.7</text:p>
          </table:table-cell>
          <table:table-cell office:value-type="float" office:value="4.3677353454754977" table:style-name="ce69">
            <text:p>4.4</text:p>
          </table:table-cell>
          <table:table-cell office:value-type="float" office:value="9.8744344725222728" table:style-name="ce69">
            <text:p>9.9</text:p>
          </table:table-cell>
          <table:table-cell office:value-type="float" office:value="2.2918670890303665" table:style-name="ce69">
            <text:p>2.3</text:p>
          </table:table-cell>
          <table:table-cell office:value-type="float" office:value="118.20130113926152" table:style-name="ce69">
            <text:p>118.2</text:p>
          </table:table-cell>
          <table:table-cell table:number-columns-repeated="3" table:style-name="ce78"/>
          <table:table-cell table:number-columns-repeated="16374" table:style-name="ce27"/>
        </table:table-row>
        <table:table-row table:style-name="ro13">
          <table:table-cell table:style-name="ce95"/>
          <table:table-cell office:value-type="string" table:style-name="ce31">
            <text:p>September</text:p>
          </table:table-cell>
          <table:table-cell office:value-type="float" office:value="101.99868433985135" table:style-name="ce69">
            <text:p>102.0</text:p>
          </table:table-cell>
          <table:table-cell office:value-type="float" office:value="4.2220485497787585" table:style-name="ce69">
            <text:p>4.2</text:p>
          </table:table-cell>
          <table:table-cell office:value-type="float" office:value="11.976077268406984" table:style-name="ce69">
            <text:p>12.0</text:p>
          </table:table-cell>
          <table:table-cell office:value-type="float" office:value="2.174061289150282" table:style-name="ce69">
            <text:p>2.2</text:p>
          </table:table-cell>
          <table:table-cell office:value-type="float" office:value="120.37087144718738" table:style-name="ce69">
            <text:p>120.4</text:p>
          </table:table-cell>
          <table:table-cell table:number-columns-repeated="3" table:style-name="ce78"/>
          <table:table-cell table:number-columns-repeated="16374" table:style-name="ce27"/>
        </table:table-row>
        <table:table-row table:style-name="ro13">
          <table:table-cell table:style-name="ce95"/>
          <table:table-cell office:value-type="string" table:style-name="ce31">
            <text:p>October*</text:p>
          </table:table-cell>
          <table:table-cell office:value-type="float" office:value="127.48839762486978" table:style-name="ce69">
            <text:p>127.5</text:p>
          </table:table-cell>
          <table:table-cell office:value-type="float" office:value="5.2316389179475458" table:style-name="ce69">
            <text:p>5.2</text:p>
          </table:table-cell>
          <table:table-cell office:value-type="float" office:value="23.737628455717534" table:style-name="ce69">
            <text:p>23.7</text:p>
          </table:table-cell>
          <table:table-cell office:value-type="float" office:value="2.7596000474043896" table:style-name="ce69">
            <text:p>2.8</text:p>
          </table:table-cell>
          <table:table-cell office:value-type="float" office:value="159.21726504593923" table:style-name="ce69">
            <text:p>159.2</text:p>
          </table:table-cell>
          <table:table-cell table:number-columns-repeated="3" table:style-name="ce78"/>
          <table:table-cell table:number-columns-repeated="16374" table:style-name="ce27"/>
        </table:table-row>
        <table:table-row table:style-name="ro13">
          <table:table-cell table:style-name="ce95"/>
          <table:table-cell office:value-type="string" table:style-name="ce31">
            <text:p>November</text:p>
          </table:table-cell>
          <table:table-cell office:value-type="float" office:value="103.75912959708161" table:style-name="ce69">
            <text:p>103.8</text:p>
          </table:table-cell>
          <table:table-cell office:value-type="float" office:value="4.2492023326414001" table:style-name="ce69">
            <text:p>4.2</text:p>
          </table:table-cell>
          <table:table-cell office:value-type="float" office:value="15.389215908505562" table:style-name="ce69">
            <text:p>15.4</text:p>
          </table:table-cell>
          <table:table-cell office:value-type="float" office:value="2.2272352900313699" table:style-name="ce69">
            <text:p>2.2</text:p>
          </table:table-cell>
          <table:table-cell office:value-type="float" office:value="125.62478312825995" table:style-name="ce69">
            <text:p>125.6</text:p>
          </table:table-cell>
          <table:table-cell table:number-columns-repeated="3" table:style-name="ce78"/>
          <table:table-cell table:number-columns-repeated="16374" table:style-name="ce27"/>
        </table:table-row>
        <table:table-row table:style-name="ro13">
          <table:table-cell table:style-name="ce95"/>
          <table:table-cell office:value-type="string" table:style-name="ce31">
            <text:p>December**</text:p>
          </table:table-cell>
          <table:table-cell office:value-type="float" office:value="122.75036065115395" table:style-name="ce69">
            <text:p>122.8</text:p>
          </table:table-cell>
          <table:table-cell office:value-type="float" office:value="4.7308734383296454" table:style-name="ce69">
            <text:p>4.7</text:p>
          </table:table-cell>
          <table:table-cell office:value-type="float" office:value="16.026334186852949" table:style-name="ce69">
            <text:p>16.0</text:p>
          </table:table-cell>
          <table:table-cell office:value-type="float" office:value="2.7404671812737398" table:style-name="ce69">
            <text:p>2.7</text:p>
          </table:table-cell>
          <table:table-cell office:value-type="float" office:value="146.24803545761029" table:style-name="ce69">
            <text:p>146.2</text:p>
          </table:table-cell>
          <table:table-cell table:number-columns-repeated="3" table:style-name="ce78"/>
          <table:table-cell table:number-columns-repeated="16374" table:style-name="ce27"/>
        </table:table-row>
        <table:table-row table:style-name="ro13">
          <table:table-cell office:value-type="float" office:value="2011" table:style-name="ce95">
            <text:p>2011</text:p>
          </table:table-cell>
          <table:table-cell office:value-type="string" table:style-name="ce31">
            <text:p>January*</text:p>
          </table:table-cell>
          <table:table-cell office:value-type="float" office:value="118.04976765454087" table:style-name="ce69">
            <text:p>118.0</text:p>
          </table:table-cell>
          <table:table-cell office:value-type="float" office:value="4.760005267214086" table:style-name="ce69">
            <text:p>4.8</text:p>
          </table:table-cell>
          <table:table-cell office:value-type="float" office:value="16.042707106502196" table:style-name="ce69">
            <text:p>16.0</text:p>
          </table:table-cell>
          <table:table-cell office:value-type="float" office:value="2.3971706056792454" table:style-name="ce69">
            <text:p>2.4</text:p>
          </table:table-cell>
          <table:table-cell office:value-type="float" office:value="141.2496506339364" table:style-name="ce69">
            <text:p>141.2</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February</text:p>
          </table:table-cell>
          <table:table-cell office:value-type="float" office:value="103.38168683125382" table:style-name="ce69">
            <text:p>103.4</text:p>
          </table:table-cell>
          <table:table-cell office:value-type="float" office:value="4.9122034420536265" table:style-name="ce69">
            <text:p>4.9</text:p>
          </table:table-cell>
          <table:table-cell office:value-type="float" office:value="12.261693785728896" table:style-name="ce69">
            <text:p>12.3</text:p>
          </table:table-cell>
          <table:table-cell office:value-type="float" office:value="2.7383396384733314" table:style-name="ce69">
            <text:p>2.7</text:p>
          </table:table-cell>
          <table:table-cell office:value-type="float" office:value="123.29392369750967" table:style-name="ce69">
            <text:p>123.3</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March</text:p>
          </table:table-cell>
          <table:table-cell office:value-type="float" office:value="98.390049339391297" table:style-name="ce69">
            <text:p>98.4</text:p>
          </table:table-cell>
          <table:table-cell office:value-type="float" office:value="4.576692226429449" table:style-name="ce69">
            <text:p>4.6</text:p>
          </table:table-cell>
          <table:table-cell office:value-type="float" office:value="9.6282711228064333" table:style-name="ce69">
            <text:p>9.6</text:p>
          </table:table-cell>
          <table:table-cell office:value-type="float" office:value="2.6497772878594352" table:style-name="ce69">
            <text:p>2.6</text:p>
          </table:table-cell>
          <table:table-cell office:value-type="float" office:value="115.24478997648662" table:style-name="ce69">
            <text:p>115.2</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April*</text:p>
          </table:table-cell>
          <table:table-cell office:value-type="float" office:value="123.50390812463284" table:style-name="ce69">
            <text:p>123.5</text:p>
          </table:table-cell>
          <table:table-cell office:value-type="float" office:value="5.1495721916744861" table:style-name="ce69">
            <text:p>5.1</text:p>
          </table:table-cell>
          <table:table-cell office:value-type="float" office:value="13.108054659276997" table:style-name="ce69">
            <text:p>13.1</text:p>
          </table:table-cell>
          <table:table-cell office:value-type="float" office:value="3.1869984714352855" table:style-name="ce69">
            <text:p>3.2</text:p>
          </table:table-cell>
          <table:table-cell office:value-type="float" office:value="144.94853344701963" table:style-name="ce69">
            <text:p>144.9</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May</text:p>
          </table:table-cell>
          <table:table-cell office:value-type="float" office:value="99.626982428442176" table:style-name="ce69">
            <text:p>99.6</text:p>
          </table:table-cell>
          <table:table-cell office:value-type="float" office:value="3.1235991272634602" table:style-name="ce69">
            <text:p>3.1</text:p>
          </table:table-cell>
          <table:table-cell office:value-type="float" office:value="11.568637380653904" table:style-name="ce69">
            <text:p>11.6</text:p>
          </table:table-cell>
          <table:table-cell office:value-type="float" office:value="2.6698397943364141" table:style-name="ce69">
            <text:p>2.7</text:p>
          </table:table-cell>
          <table:table-cell office:value-type="float" office:value="116.98905873069594" table:style-name="ce69">
            <text:p>117.0</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June</text:p>
          </table:table-cell>
          <table:table-cell office:value-type="float" office:value="99.788569003659532" table:style-name="ce69">
            <text:p>99.8</text:p>
          </table:table-cell>
          <table:table-cell office:value-type="float" office:value="4.5096709874405798" table:style-name="ce69">
            <text:p>4.5</text:p>
          </table:table-cell>
          <table:table-cell office:value-type="float" office:value="11.265646759832267" table:style-name="ce69">
            <text:p>11.3</text:p>
          </table:table-cell>
          <table:table-cell office:value-type="float" office:value="2.5711159452932448" table:style-name="ce69">
            <text:p>2.6</text:p>
          </table:table-cell>
          <table:table-cell office:value-type="float" office:value="118.13500269622563" table:style-name="ce69">
            <text:p>118.1</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July*</text:p>
          </table:table-cell>
          <table:table-cell office:value-type="float" office:value="125.28653820467999" table:style-name="ce69">
            <text:p>125.3</text:p>
          </table:table-cell>
          <table:table-cell office:value-type="float" office:value="5.8120053730828447" table:style-name="ce69">
            <text:p>5.8</text:p>
          </table:table-cell>
          <table:table-cell office:value-type="float" office:value="13.44938368265489" table:style-name="ce69">
            <text:p>13.4</text:p>
          </table:table-cell>
          <table:table-cell office:value-type="float" office:value="3.0189698317035778" table:style-name="ce69">
            <text:p>3.0</text:p>
          </table:table-cell>
          <table:table-cell office:value-type="float" office:value="147.56689709212128" table:style-name="ce69">
            <text:p>147.6</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August</text:p>
          </table:table-cell>
          <table:table-cell office:value-type="float" office:value="100.06815721990394" table:style-name="ce69">
            <text:p>100.1</text:p>
          </table:table-cell>
          <table:table-cell office:value-type="float" office:value="5.0439284838649936" table:style-name="ce69">
            <text:p>5.0</text:p>
          </table:table-cell>
          <table:table-cell office:value-type="float" office:value="11.008932841493147" table:style-name="ce69">
            <text:p>11.0</text:p>
          </table:table-cell>
          <table:table-cell office:value-type="float" office:value="2.4624007482982453" table:style-name="ce69">
            <text:p>2.5</text:p>
          </table:table-cell>
          <table:table-cell office:value-type="float" office:value="118.58341929356033" table:style-name="ce69">
            <text:p>118.6</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September</text:p>
          </table:table-cell>
          <table:table-cell office:value-type="float" office:value="100.79618247522278" table:style-name="ce69">
            <text:p>100.8</text:p>
          </table:table-cell>
          <table:table-cell office:value-type="float" office:value="5.1630953863874876" table:style-name="ce69">
            <text:p>5.2</text:p>
          </table:table-cell>
          <table:table-cell office:value-type="float" office:value="14.693716815618565" table:style-name="ce69">
            <text:p>14.7</text:p>
          </table:table-cell>
          <table:table-cell office:value-type="float" office:value="2.5982084266198893" table:style-name="ce69">
            <text:p>2.6</text:p>
          </table:table-cell>
          <table:table-cell office:value-type="float" office:value="123.25120310384872" table:style-name="ce69">
            <text:p>123.3</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October*</text:p>
          </table:table-cell>
          <table:table-cell office:value-type="float" office:value="127.29721742789172" table:style-name="ce69">
            <text:p>127.3</text:p>
          </table:table-cell>
          <table:table-cell office:value-type="float" office:value="5.3149117086860818" table:style-name="ce69">
            <text:p>5.3</text:p>
          </table:table-cell>
          <table:table-cell office:value-type="float" office:value="27.688291155963352" table:style-name="ce69">
            <text:p>27.7</text:p>
          </table:table-cell>
          <table:table-cell office:value-type="float" office:value="3.2452422646568397" table:style-name="ce69">
            <text:p>3.2</text:p>
          </table:table-cell>
          <table:table-cell office:value-type="float" office:value="163.545662557198" table:style-name="ce69">
            <text:p>163.5</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November</text:p>
          </table:table-cell>
          <table:table-cell office:value-type="float" office:value="101.64558405147662" table:style-name="ce69">
            <text:p>101.6</text:p>
          </table:table-cell>
          <table:table-cell office:value-type="float" office:value="3.7921124960922947" table:style-name="ce69">
            <text:p>3.8</text:p>
          </table:table-cell>
          <table:table-cell office:value-type="float" office:value="13.410184494796752" table:style-name="ce69">
            <text:p>13.4</text:p>
          </table:table-cell>
          <table:table-cell office:value-type="float" office:value="2.7306783738056413" table:style-name="ce69">
            <text:p>2.7</text:p>
          </table:table-cell>
          <table:table-cell office:value-type="float" office:value="121.57855941617132" table:style-name="ce69">
            <text:p>121.6</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December</text:p>
          </table:table-cell>
          <table:table-cell office:value-type="float" office:value="99.439895338720305" table:style-name="ce69">
            <text:p>99.4</text:p>
          </table:table-cell>
          <table:table-cell office:value-type="float" office:value="4.0736890225568825" table:style-name="ce69">
            <text:p>4.1</text:p>
          </table:table-cell>
          <table:table-cell office:value-type="float" office:value="16.982802318534517" table:style-name="ce69">
            <text:p>17.0</text:p>
          </table:table-cell>
          <table:table-cell office:value-type="float" office:value="2.7315684963126263" table:style-name="ce69">
            <text:p>2.7</text:p>
          </table:table-cell>
          <table:table-cell office:value-type="float" office:value="123.22795517612434" table:style-name="ce69">
            <text:p>123.2</text:p>
          </table:table-cell>
          <table:table-cell table:number-columns-repeated="3" table:style-name="ce79"/>
          <table:table-cell table:number-columns-repeated="3" table:style-name="ce78"/>
          <table:table-cell table:number-columns-repeated="16371"/>
        </table:table-row>
        <table:table-row table:style-name="ro13">
          <table:table-cell office:value-type="float" office:value="2012" table:style-name="ce95">
            <text:p>2012</text:p>
          </table:table-cell>
          <table:table-cell office:value-type="string" table:style-name="ce31">
            <text:p>January*</text:p>
          </table:table-cell>
          <table:table-cell office:value-type="float" office:value="121.09625962875995" table:style-name="ce69">
            <text:p>121.1</text:p>
          </table:table-cell>
          <table:table-cell office:value-type="float" office:value="4.870415747359603" table:style-name="ce69">
            <text:p>4.9</text:p>
          </table:table-cell>
          <table:table-cell office:value-type="float" office:value="26.603803206699595" table:style-name="ce69">
            <text:p>26.6</text:p>
          </table:table-cell>
          <table:table-cell office:value-type="float" office:value="3.0484671873507807" table:style-name="ce69">
            <text:p>3.0</text:p>
          </table:table-cell>
          <table:table-cell office:value-type="float" office:value="155.61894577016992" table:style-name="ce69">
            <text:p>155.6</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February</text:p>
          </table:table-cell>
          <table:table-cell office:value-type="float" office:value="99.833913239795365" table:style-name="ce69">
            <text:p>99.8</text:p>
          </table:table-cell>
          <table:table-cell office:value-type="float" office:value="4.4402844261782004" table:style-name="ce69">
            <text:p>4.4</text:p>
          </table:table-cell>
          <table:table-cell office:value-type="float" office:value="16.039916449082071" table:style-name="ce69">
            <text:p>16.0</text:p>
          </table:table-cell>
          <table:table-cell office:value-type="float" office:value="2.5093494539254082" table:style-name="ce69">
            <text:p>2.5</text:p>
          </table:table-cell>
          <table:table-cell office:value-type="float" office:value="122.82346356898104" table:style-name="ce69">
            <text:p>122.8</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March</text:p>
          </table:table-cell>
          <table:table-cell office:value-type="float" office:value="101.70654734667893" table:style-name="ce69">
            <text:p>101.7</text:p>
          </table:table-cell>
          <table:table-cell office:value-type="float" office:value="4.4274395006620235" table:style-name="ce69">
            <text:p>4.4</text:p>
          </table:table-cell>
          <table:table-cell office:value-type="float" office:value="9.825006371485463" table:style-name="ce69">
            <text:p>9.8</text:p>
          </table:table-cell>
          <table:table-cell office:value-type="float" office:value="2.4861731607830677" table:style-name="ce69">
            <text:p>2.5</text:p>
          </table:table-cell>
          <table:table-cell office:value-type="float" office:value="118.44516637960947" table:style-name="ce69">
            <text:p>118.4</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April*</text:p>
          </table:table-cell>
          <table:table-cell office:value-type="float" office:value="128.99406066665637" table:style-name="ce69">
            <text:p>129.0</text:p>
          </table:table-cell>
          <table:table-cell office:value-type="float" office:value="6.3125321650421453" table:style-name="ce69">
            <text:p>6.3</text:p>
          </table:table-cell>
          <table:table-cell office:value-type="float" office:value="12.851520589667746" table:style-name="ce69">
            <text:p>12.9</text:p>
          </table:table-cell>
          <table:table-cell office:value-type="float" office:value="3.1543069197264129" table:style-name="ce69">
            <text:p>3.2</text:p>
          </table:table-cell>
          <table:table-cell office:value-type="float" office:value="151.31242034109269" table:style-name="ce69">
            <text:p>151.3</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May</text:p>
          </table:table-cell>
          <table:table-cell office:value-type="float" office:value="101.14608103480114" table:style-name="ce69">
            <text:p>101.1</text:p>
          </table:table-cell>
          <table:table-cell office:value-type="float" office:value="3.7153600960136508" table:style-name="ce69">
            <text:p>3.7</text:p>
          </table:table-cell>
          <table:table-cell office:value-type="float" office:value="11.466294862671047" table:style-name="ce69">
            <text:p>11.5</text:p>
          </table:table-cell>
          <table:table-cell office:value-type="float" office:value="2.418245210292274" table:style-name="ce69">
            <text:p>2.4</text:p>
          </table:table-cell>
          <table:table-cell office:value-type="float" office:value="118.74598120377811" table:style-name="ce69">
            <text:p>118.7</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June</text:p>
          </table:table-cell>
          <table:table-cell office:value-type="float" office:value="100.88705253767039" table:style-name="ce69">
            <text:p>100.9</text:p>
          </table:table-cell>
          <table:table-cell office:value-type="float" office:value="4.6935780966019838" table:style-name="ce69">
            <text:p>4.7</text:p>
          </table:table-cell>
          <table:table-cell office:value-type="float" office:value="12.244601588010838" table:style-name="ce69">
            <text:p>12.2</text:p>
          </table:table-cell>
          <table:table-cell office:value-type="float" office:value="2.4103477316497344" table:style-name="ce69">
            <text:p>2.4</text:p>
          </table:table-cell>
          <table:table-cell office:value-type="float" office:value="120.23557995393294" table:style-name="ce69">
            <text:p>120.2</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July*</text:p>
          </table:table-cell>
          <table:table-cell office:value-type="float" office:value="129.41575907649445" table:style-name="ce69">
            <text:p>129.4</text:p>
          </table:table-cell>
          <table:table-cell office:value-type="float" office:value="5.2950985371717456" table:style-name="ce69">
            <text:p>5.3</text:p>
          </table:table-cell>
          <table:table-cell office:value-type="float" office:value="15.060947630631297" table:style-name="ce69">
            <text:p>15.1</text:p>
          </table:table-cell>
          <table:table-cell office:value-type="float" office:value="2.9310079498419612" table:style-name="ce69">
            <text:p>2.9</text:p>
          </table:table-cell>
          <table:table-cell office:value-type="float" office:value="152.70281319413945" table:style-name="ce69">
            <text:p>152.7</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August</text:p>
          </table:table-cell>
          <table:table-cell office:value-type="float" office:value="102.01566610716711" table:style-name="ce69">
            <text:p>102.0</text:p>
          </table:table-cell>
          <table:table-cell office:value-type="float" office:value="4.7052882237504781" table:style-name="ce69">
            <text:p>4.7</text:p>
          </table:table-cell>
          <table:table-cell office:value-type="float" office:value="14.116294655310522" table:style-name="ce69">
            <text:p>14.1</text:p>
          </table:table-cell>
          <table:table-cell office:value-type="float" office:value="2.3627449841288453" table:style-name="ce69">
            <text:p>2.4</text:p>
          </table:table-cell>
          <table:table-cell office:value-type="float" office:value="123.19999397035696" table:style-name="ce69">
            <text:p>123.2</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September</text:p>
          </table:table-cell>
          <table:table-cell office:value-type="float" office:value="103.36073668135569" table:style-name="ce69">
            <text:p>103.4</text:p>
          </table:table-cell>
          <table:table-cell office:value-type="float" office:value="4.8704391876126234" table:style-name="ce69">
            <text:p>4.9</text:p>
          </table:table-cell>
          <table:table-cell office:value-type="float" office:value="16.057613124786208" table:style-name="ce69">
            <text:p>16.1</text:p>
          </table:table-cell>
          <table:table-cell office:value-type="float" office:value="2.3357371743550797" table:style-name="ce69">
            <text:p>2.3</text:p>
          </table:table-cell>
          <table:table-cell office:value-type="float" office:value="126.62452616810958" table:style-name="ce69">
            <text:p>126.6</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October*</text:p>
          </table:table-cell>
          <table:table-cell office:value-type="float" office:value="129.24351695567216" table:style-name="ce69">
            <text:p>129.2</text:p>
          </table:table-cell>
          <table:table-cell office:value-type="float" office:value="5.4625501605476359" table:style-name="ce69">
            <text:p>5.5</text:p>
          </table:table-cell>
          <table:table-cell office:value-type="float" office:value="29.380198536946097" table:style-name="ce69">
            <text:p>29.4</text:p>
          </table:table-cell>
          <table:table-cell office:value-type="float" office:value="3.0288281447532159" table:style-name="ce69">
            <text:p>3.0</text:p>
          </table:table-cell>
          <table:table-cell office:value-type="float" office:value="167.11509379791912" table:style-name="ce69">
            <text:p>167.1</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November</text:p>
          </table:table-cell>
          <table:table-cell office:value-type="float" office:value="103.68319323820543" table:style-name="ce69">
            <text:p>103.7</text:p>
          </table:table-cell>
          <table:table-cell office:value-type="float" office:value="4.2114374087932305" table:style-name="ce69">
            <text:p>4.2</text:p>
          </table:table-cell>
          <table:table-cell office:value-type="float" office:value="15.605668598593875" table:style-name="ce69">
            <text:p>15.6</text:p>
          </table:table-cell>
          <table:table-cell office:value-type="float" office:value="2.6192333146165305" table:style-name="ce69">
            <text:p>2.6</text:p>
          </table:table-cell>
          <table:table-cell office:value-type="float" office:value="126.11953256020908" table:style-name="ce69">
            <text:p>126.1</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December</text:p>
          </table:table-cell>
          <table:table-cell office:value-type="float" office:value="100.45330919936362" table:style-name="ce69">
            <text:p>100.5</text:p>
          </table:table-cell>
          <table:table-cell office:value-type="float" office:value="4.6188520610742758" table:style-name="ce69">
            <text:p>4.6</text:p>
          </table:table-cell>
          <table:table-cell office:value-type="float" office:value="16.329044775324174" table:style-name="ce69">
            <text:p>16.3</text:p>
          </table:table-cell>
          <table:table-cell office:value-type="float" office:value="2.7632497459233347" table:style-name="ce69">
            <text:p>2.8</text:p>
          </table:table-cell>
          <table:table-cell office:value-type="float" office:value="124.1644557816854" table:style-name="ce69">
            <text:p>124.2</text:p>
          </table:table-cell>
          <table:table-cell table:number-columns-repeated="3" table:style-name="ce79"/>
          <table:table-cell table:number-columns-repeated="3" table:style-name="ce78"/>
          <table:table-cell table:number-columns-repeated="16371"/>
        </table:table-row>
        <table:table-row table:style-name="ro13">
          <table:table-cell office:value-type="float" office:value="2013" table:style-name="ce95">
            <text:p>2013</text:p>
          </table:table-cell>
          <table:table-cell office:value-type="string" table:style-name="ce31">
            <text:p>January*</text:p>
          </table:table-cell>
          <table:table-cell office:value-type="float" office:value="127.01705474783583" table:style-name="ce69">
            <text:p>127.0</text:p>
          </table:table-cell>
          <table:table-cell office:value-type="float" office:value="4.276382653455447" table:style-name="ce69">
            <text:p>4.3</text:p>
          </table:table-cell>
          <table:table-cell office:value-type="float" office:value="27.045084387111718" table:style-name="ce69">
            <text:p>27.0</text:p>
          </table:table-cell>
          <table:table-cell office:value-type="float" office:value="3.0687679152238854" table:style-name="ce69">
            <text:p>3.1</text:p>
          </table:table-cell>
          <table:table-cell office:value-type="float" office:value="161.40728970362687" table:style-name="ce69">
            <text:p>161.4</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February</text:p>
          </table:table-cell>
          <table:table-cell office:value-type="float" office:value="105.3906994466047" table:style-name="ce69">
            <text:p>105.4</text:p>
          </table:table-cell>
          <table:table-cell office:value-type="float" office:value="4.3469414847114889" table:style-name="ce69">
            <text:p>4.3</text:p>
          </table:table-cell>
          <table:table-cell office:value-type="float" office:value="16.022371362741048" table:style-name="ce69">
            <text:p>16.0</text:p>
          </table:table-cell>
          <table:table-cell office:value-type="float" office:value="2.2013974491070845" table:style-name="ce69">
            <text:p>2.2</text:p>
          </table:table-cell>
          <table:table-cell office:value-type="float" office:value="127.96140974316434" table:style-name="ce69">
            <text:p>128.0</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March</text:p>
          </table:table-cell>
          <table:table-cell office:value-type="float" office:value="105.15901324317004" table:style-name="ce69">
            <text:p>105.2</text:p>
          </table:table-cell>
          <table:table-cell office:value-type="float" office:value="4.1042302024426025" table:style-name="ce69">
            <text:p>4.1</text:p>
          </table:table-cell>
          <table:table-cell office:value-type="float" office:value="10.153644251512395" table:style-name="ce69">
            <text:p>10.2</text:p>
          </table:table-cell>
          <table:table-cell office:value-type="float" office:value="2.204741864436214" table:style-name="ce69">
            <text:p>2.2</text:p>
          </table:table-cell>
          <table:table-cell office:value-type="float" office:value="121.62162956156125" table:style-name="ce69">
            <text:p>121.6</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April*</text:p>
          </table:table-cell>
          <table:table-cell office:value-type="float" office:value="134.09278014146756" table:style-name="ce69">
            <text:p>134.1</text:p>
          </table:table-cell>
          <table:table-cell office:value-type="float" office:value="5.9908596750962921" table:style-name="ce69">
            <text:p>6.0</text:p>
          </table:table-cell>
          <table:table-cell office:value-type="float" office:value="13.43890072711355" table:style-name="ce69">
            <text:p>13.4</text:p>
          </table:table-cell>
          <table:table-cell office:value-type="float" office:value="3.0023409565259929" table:style-name="ce69">
            <text:p>3.0</text:p>
          </table:table-cell>
          <table:table-cell office:value-type="float" office:value="156.52488150020338" table:style-name="ce69">
            <text:p>156.5</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May</text:p>
          </table:table-cell>
          <table:table-cell office:value-type="float" office:value="107.25456698708994" table:style-name="ce69">
            <text:p>107.3</text:p>
          </table:table-cell>
          <table:table-cell office:value-type="float" office:value="2.9928484220811007" table:style-name="ce69">
            <text:p>3.0</text:p>
          </table:table-cell>
          <table:table-cell office:value-type="float" office:value="11.310979800487413" table:style-name="ce69">
            <text:p>11.3</text:p>
          </table:table-cell>
          <table:table-cell office:value-type="float" office:value="2.2647220391283813" table:style-name="ce69">
            <text:p>2.3</text:p>
          </table:table-cell>
          <table:table-cell office:value-type="float" office:value="123.82311724878684" table:style-name="ce69">
            <text:p>123.8</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June</text:p>
          </table:table-cell>
          <table:table-cell office:value-type="float" office:value="108.79444594786017" table:style-name="ce69">
            <text:p>108.8</text:p>
          </table:table-cell>
          <table:table-cell office:value-type="float" office:value="4.1954739393215608" table:style-name="ce69">
            <text:p>4.2</text:p>
          </table:table-cell>
          <table:table-cell office:value-type="float" office:value="11.108192806501537" table:style-name="ce69">
            <text:p>11.1</text:p>
          </table:table-cell>
          <table:table-cell office:value-type="float" office:value="2.2817929307821463" table:style-name="ce69">
            <text:p>2.3</text:p>
          </table:table-cell>
          <table:table-cell office:value-type="float" office:value="126.37990562446541" table:style-name="ce69">
            <text:p>126.4</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July*</text:p>
          </table:table-cell>
          <table:table-cell office:value-type="float" office:value="135.89145740096009" table:style-name="ce69">
            <text:p>135.9</text:p>
          </table:table-cell>
          <table:table-cell office:value-type="float" office:value="5.1273651682593302" table:style-name="ce69">
            <text:p>5.1</text:p>
          </table:table-cell>
          <table:table-cell office:value-type="float" office:value="13.851390980130317" table:style-name="ce69">
            <text:p>13.9</text:p>
          </table:table-cell>
          <table:table-cell office:value-type="float" office:value="2.8321700492470359" table:style-name="ce69">
            <text:p>2.8</text:p>
          </table:table-cell>
          <table:table-cell office:value-type="float" office:value="157.70238359859675" table:style-name="ce69">
            <text:p>157.7</text:p>
          </table:table-cell>
          <table:table-cell table:style-name="ce79"/>
          <table:table-cell table:style-name="ce96"/>
          <table:table-cell table:style-name="ce79"/>
          <table:table-cell table:number-columns-repeated="3" table:style-name="ce78"/>
          <table:table-cell table:number-columns-repeated="16371"/>
        </table:table-row>
        <table:table-row table:style-name="ro13">
          <table:table-cell table:style-name="ce95"/>
          <table:table-cell office:value-type="string" table:style-name="ce31">
            <text:p>August</text:p>
          </table:table-cell>
          <table:table-cell office:value-type="float" office:value="109.65350563538526" table:style-name="ce69">
            <text:p>109.7</text:p>
          </table:table-cell>
          <table:table-cell office:value-type="float" office:value="5.0008017310004895" table:style-name="ce69">
            <text:p>5.0</text:p>
          </table:table-cell>
          <table:table-cell office:value-type="float" office:value="10.590136110299811" table:style-name="ce69">
            <text:p>10.6</text:p>
          </table:table-cell>
          <table:table-cell office:value-type="float" office:value="2.2557795032441272" table:style-name="ce69">
            <text:p>2.3</text:p>
          </table:table-cell>
          <table:table-cell office:value-type="float" office:value="127.50022297992969" table:style-name="ce69">
            <text:p>127.5</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September</text:p>
          </table:table-cell>
          <table:table-cell office:value-type="float" office:value="109.28746214842985" table:style-name="ce69">
            <text:p>109.3</text:p>
          </table:table-cell>
          <table:table-cell office:value-type="float" office:value="4.749775975964118" table:style-name="ce69">
            <text:p>4.7</text:p>
          </table:table-cell>
          <table:table-cell office:value-type="float" office:value="12.76226629982499" table:style-name="ce69">
            <text:p>12.8</text:p>
          </table:table-cell>
          <table:table-cell office:value-type="float" office:value="2.2795704176935097" table:style-name="ce69">
            <text:p>2.3</text:p>
          </table:table-cell>
          <table:table-cell office:value-type="float" office:value="129.07907484191247" table:style-name="ce69">
            <text:p>129.1</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October*</text:p>
          </table:table-cell>
          <table:table-cell office:value-type="float" office:value="134.26423604689973" table:style-name="ce69">
            <text:p>134.3</text:p>
          </table:table-cell>
          <table:table-cell office:value-type="float" office:value="5.0441136597533109" table:style-name="ce69">
            <text:p>5.0</text:p>
          </table:table-cell>
          <table:table-cell office:value-type="float" office:value="29.302752518722574" table:style-name="ce69">
            <text:p>29.3</text:p>
          </table:table-cell>
          <table:table-cell office:value-type="float" office:value="2.968541346713947" table:style-name="ce69">
            <text:p>3.0</text:p>
          </table:table-cell>
          <table:table-cell office:value-type="float" office:value="171.57964357208957" table:style-name="ce69">
            <text:p>171.6</text:p>
          </table:table-cell>
          <table:table-cell table:style-name="ce79"/>
          <table:table-cell table:style-name="ce96"/>
          <table:table-cell table:style-name="ce79"/>
          <table:table-cell table:number-columns-repeated="3" table:style-name="ce78"/>
          <table:table-cell table:number-columns-repeated="16371"/>
        </table:table-row>
        <table:table-row table:style-name="ro13">
          <table:table-cell table:style-name="ce95"/>
          <table:table-cell office:value-type="string" table:style-name="ce31">
            <text:p>November</text:p>
          </table:table-cell>
          <table:table-cell office:value-type="float" office:value="106.81386685553228" table:style-name="ce69">
            <text:p>106.8</text:p>
          </table:table-cell>
          <table:table-cell office:value-type="float" office:value="4.3014818829544827" table:style-name="ce69">
            <text:p>4.3</text:p>
          </table:table-cell>
          <table:table-cell office:value-type="float" office:value="17.101838945340809" table:style-name="ce69">
            <text:p>17.1</text:p>
          </table:table-cell>
          <table:table-cell office:value-type="float" office:value="2.5159049058715741" table:style-name="ce69">
            <text:p>2.5</text:p>
          </table:table-cell>
          <table:table-cell office:value-type="float" office:value="130.73309258969914" table:style-name="ce69">
            <text:p>130.7</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December</text:p>
          </table:table-cell>
          <table:table-cell office:value-type="float" office:value="104.72423029627402" table:style-name="ce69">
            <text:p>104.7</text:p>
          </table:table-cell>
          <table:table-cell office:value-type="float" office:value="4.4083738920905251" table:style-name="ce69">
            <text:p>4.4</text:p>
          </table:table-cell>
          <table:table-cell office:value-type="float" office:value="14.765633674526324" table:style-name="ce69">
            <text:p>14.8</text:p>
          </table:table-cell>
          <table:table-cell office:value-type="float" office:value="2.5531643788390603" table:style-name="ce69">
            <text:p>2.6</text:p>
          </table:table-cell>
          <table:table-cell office:value-type="float" office:value="126.45140224172992" table:style-name="ce69">
            <text:p>126.5</text:p>
          </table:table-cell>
          <table:table-cell table:number-columns-repeated="3" table:style-name="ce79"/>
          <table:table-cell table:number-columns-repeated="3" table:style-name="ce78"/>
          <table:table-cell table:number-columns-repeated="16371"/>
        </table:table-row>
        <table:table-row table:style-name="ro13">
          <table:table-cell office:value-type="float" office:value="2014" table:style-name="ce95">
            <text:p>2014</text:p>
          </table:table-cell>
          <table:table-cell office:value-type="string" table:style-name="ce31">
            <text:p>January*</text:p>
          </table:table-cell>
          <table:table-cell office:value-type="float" office:value="130.76573705203361" table:style-name="ce69">
            <text:p>130.8</text:p>
          </table:table-cell>
          <table:table-cell office:value-type="float" office:value="5.2074738218219379" table:style-name="ce69">
            <text:p>5.2</text:p>
          </table:table-cell>
          <table:table-cell office:value-type="float" office:value="24.879258766147007" table:style-name="ce69">
            <text:p>24.9</text:p>
          </table:table-cell>
          <table:table-cell office:value-type="float" office:value="2.7666396904229118" table:style-name="ce69">
            <text:p>2.8</text:p>
          </table:table-cell>
          <table:table-cell office:value-type="float" office:value="163.61910933042549" table:style-name="ce69">
            <text:p>163.6</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February</text:p>
          </table:table-cell>
          <table:table-cell office:value-type="float" office:value="104.27296491346708" table:style-name="ce69">
            <text:p>104.3</text:p>
          </table:table-cell>
          <table:table-cell office:value-type="float" office:value="5.7472411484999402" table:style-name="ce69">
            <text:p>5.7</text:p>
          </table:table-cell>
          <table:table-cell office:value-type="float" office:value="15.275195015207206" table:style-name="ce69">
            <text:p>15.3</text:p>
          </table:table-cell>
          <table:table-cell office:value-type="float" office:value="2.4041295751452982" table:style-name="ce69">
            <text:p>2.4</text:p>
          </table:table-cell>
          <table:table-cell office:value-type="float" office:value="127.69953065231952" table:style-name="ce69">
            <text:p>127.7</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March</text:p>
          </table:table-cell>
          <table:table-cell office:value-type="float" office:value="104.3940589130423" table:style-name="ce69">
            <text:p>104.4</text:p>
          </table:table-cell>
          <table:table-cell office:value-type="float" office:value="4.8497240494794012" table:style-name="ce69">
            <text:p>4.8</text:p>
          </table:table-cell>
          <table:table-cell office:value-type="float" office:value="9.5188374129858477" table:style-name="ce69">
            <text:p>9.5</text:p>
          </table:table-cell>
          <table:table-cell office:value-type="float" office:value="2.4588096337226348" table:style-name="ce69">
            <text:p>2.5</text:p>
          </table:table-cell>
          <table:table-cell office:value-type="float" office:value="121.22143000923019" table:style-name="ce69">
            <text:p>121.2</text:p>
          </table:table-cell>
          <table:table-cell table:style-name="ce79"/>
          <table:table-cell table:style-name="ce96"/>
          <table:table-cell table:style-name="ce79"/>
          <table:table-cell table:number-columns-repeated="3" table:style-name="ce78"/>
          <table:table-cell table:number-columns-repeated="16371"/>
        </table:table-row>
        <table:table-row table:style-name="ro13">
          <table:table-cell table:style-name="ce95"/>
          <table:table-cell office:value-type="string" table:style-name="ce31">
            <text:p>April*</text:p>
          </table:table-cell>
          <table:table-cell office:value-type="float" office:value="133.57420906048802" table:style-name="ce69">
            <text:p>133.6</text:p>
          </table:table-cell>
          <table:table-cell office:value-type="float" office:value="5.6698792906542081" table:style-name="ce69">
            <text:p>5.7</text:p>
          </table:table-cell>
          <table:table-cell office:value-type="float" office:value="9.8883112662903319" table:style-name="ce69">
            <text:p>9.9</text:p>
          </table:table-cell>
          <table:table-cell office:value-type="float" office:value="3.0717899933753978" table:style-name="ce69">
            <text:p>3.1</text:p>
          </table:table-cell>
          <table:table-cell office:value-type="float" office:value="152.20418961080799" table:style-name="ce69">
            <text:p>152.2</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May</text:p>
          </table:table-cell>
          <table:table-cell office:value-type="float" office:value="108.15352416460389" table:style-name="ce69">
            <text:p>108.2</text:p>
          </table:table-cell>
          <table:table-cell office:value-type="float" office:value="3.5425313107821883" table:style-name="ce69">
            <text:p>3.5</text:p>
          </table:table-cell>
          <table:table-cell office:value-type="float" office:value="8.7830196615906591" table:style-name="ce69">
            <text:p>8.8</text:p>
          </table:table-cell>
          <table:table-cell office:value-type="float" office:value="2.2816523485664617" table:style-name="ce69">
            <text:p>2.3</text:p>
          </table:table-cell>
          <table:table-cell office:value-type="float" office:value="122.76072748554321" table:style-name="ce69">
            <text:p>122.8</text:p>
          </table:table-cell>
          <table:table-cell table:number-columns-repeated="3" table:style-name="ce79"/>
          <table:table-cell table:number-columns-repeated="3" table:style-name="ce78"/>
          <table:table-cell table:number-columns-repeated="16371"/>
        </table:table-row>
        <table:table-row table:style-name="ro13">
          <table:table-cell table:style-name="ce95"/>
          <table:table-cell office:value-type="string" table:style-name="ce31">
            <text:p>June</text:p>
          </table:table-cell>
          <table:table-cell office:value-type="float" office:value="108.21440025202212" table:style-name="ce69">
            <text:p>108.2</text:p>
          </table:table-cell>
          <table:table-cell office:value-type="float" office:value="4.2213458192771594" table:style-name="ce69">
            <text:p>4.2</text:p>
          </table:table-cell>
          <table:table-cell office:value-type="float" office:value="10.411602509147535" table:style-name="ce69">
            <text:p>10.4</text:p>
          </table:table-cell>
          <table:table-cell office:value-type="float" office:value="2.324595540800293" table:style-name="ce69">
            <text:p>2.3</text:p>
          </table:table-cell>
          <table:table-cell office:value-type="float" office:value="125.17194412124709" table:style-name="ce69">
            <text:p>125.2</text:p>
          </table:table-cell>
          <table:table-cell table:number-columns-repeated="3" table:style-name="ce79"/>
          <table:table-cell table:number-columns-repeated="3" table:style-name="ce78"/>
          <table:table-cell table:number-columns-repeated="16371"/>
        </table:table-row>
        <table:table-row table:style-name="ro1">
          <table:table-cell table:style-name="ce153"/>
          <table:table-cell office:value-type="string" table:style-name="ce31">
            <text:p>July*</text:p>
          </table:table-cell>
          <table:table-cell office:value-type="float" office:value="136.31507715332867" table:style-name="ce69">
            <text:p>136.3</text:p>
          </table:table-cell>
          <table:table-cell office:value-type="float" office:value="5.1376771035267419" table:style-name="ce69">
            <text:p>5.1</text:p>
          </table:table-cell>
          <table:table-cell office:value-type="float" office:value="13.738645476592788" table:style-name="ce69">
            <text:p>13.7</text:p>
          </table:table-cell>
          <table:table-cell office:value-type="float" office:value="3.2630366836761331" table:style-name="ce69">
            <text:p>3.3</text:p>
          </table:table-cell>
          <table:table-cell office:value-type="float" office:value="158.45443641712433" table:style-name="ce69">
            <text:p>158.5</text:p>
          </table:table-cell>
          <table:table-cell table:number-columns-repeated="16377"/>
        </table:table-row>
        <table:table-row table:style-name="ro1">
          <table:table-cell table:style-name="ce153"/>
          <table:table-cell office:value-type="string" table:style-name="ce31">
            <text:p>August</text:p>
          </table:table-cell>
          <table:table-cell office:value-type="float" office:value="110.1088097741568" table:style-name="ce69">
            <text:p>110.1</text:p>
          </table:table-cell>
          <table:table-cell office:value-type="float" office:value="4.9122191189185278" table:style-name="ce69">
            <text:p>4.9</text:p>
          </table:table-cell>
          <table:table-cell office:value-type="float" office:value="10.231078563988289" table:style-name="ce69">
            <text:p>10.2</text:p>
          </table:table-cell>
          <table:table-cell office:value-type="float" office:value="2.4438163902881618" table:style-name="ce69">
            <text:p>2.4</text:p>
          </table:table-cell>
          <table:table-cell office:value-type="float" office:value="127.69592384735178" table:style-name="ce69">
            <text:p>127.7</text:p>
          </table:table-cell>
          <table:table-cell table:number-columns-repeated="16377"/>
        </table:table-row>
        <table:table-row table:style-name="ro1">
          <table:table-cell table:style-name="ce153"/>
          <table:table-cell office:value-type="string" table:style-name="ce31">
            <text:p>September</text:p>
          </table:table-cell>
          <table:table-cell office:value-type="float" office:value="108.78073399944851" table:style-name="ce69">
            <text:p>108.8</text:p>
          </table:table-cell>
          <table:table-cell office:value-type="float" office:value="4.8080964613341139" table:style-name="ce69">
            <text:p>4.8</text:p>
          </table:table-cell>
          <table:table-cell office:value-type="float" office:value="12.671700500790758" table:style-name="ce69">
            <text:p>12.7</text:p>
          </table:table-cell>
          <table:table-cell office:value-type="float" office:value="2.4168326354697443" table:style-name="ce69">
            <text:p>2.4</text:p>
          </table:table-cell>
          <table:table-cell office:value-type="float" office:value="128.67736359704313" table:style-name="ce69">
            <text:p>128.7</text:p>
          </table:table-cell>
          <table:table-cell table:number-columns-repeated="16377"/>
        </table:table-row>
        <table:table-row table:style-name="ro1">
          <table:table-cell table:style-name="ce153"/>
          <table:table-cell office:value-type="string" table:style-name="ce31">
            <text:p>October*</text:p>
          </table:table-cell>
          <table:table-cell office:value-type="float" office:value="131.08987329592779" table:style-name="ce69">
            <text:p>131.1</text:p>
          </table:table-cell>
          <table:table-cell office:value-type="float" office:value="5.595388397556456" table:style-name="ce69">
            <text:p>5.6</text:p>
          </table:table-cell>
          <table:table-cell office:value-type="float" office:value="28.098604948891214" table:style-name="ce69">
            <text:p>28.1</text:p>
          </table:table-cell>
          <table:table-cell office:value-type="float" office:value="3.1692526111577699" table:style-name="ce69">
            <text:p>3.2</text:p>
          </table:table-cell>
          <table:table-cell office:value-type="float" office:value="167.95311925353323" table:style-name="ce69">
            <text:p>168.0</text:p>
          </table:table-cell>
          <table:table-cell table:number-columns-repeated="16377"/>
        </table:table-row>
        <table:table-row table:style-name="ro1">
          <table:table-cell table:style-name="ce153"/>
          <table:table-cell office:value-type="string" table:style-name="ce31">
            <text:p>November</text:p>
          </table:table-cell>
          <table:table-cell office:value-type="float" office:value="104.83840904711869" table:style-name="ce69">
            <text:p>104.8</text:p>
          </table:table-cell>
          <table:table-cell office:value-type="float" office:value="4.3010529548917749" table:style-name="ce69">
            <text:p>4.3</text:p>
          </table:table-cell>
          <table:table-cell office:value-type="float" office:value="15.394112464043813" table:style-name="ce69">
            <text:p>15.4</text:p>
          </table:table-cell>
          <table:table-cell office:value-type="float" office:value="2.7824741033432523" table:style-name="ce69">
            <text:p>2.8</text:p>
          </table:table-cell>
          <table:table-cell office:value-type="float" office:value="127.31604856939752" table:style-name="ce69">
            <text:p>127.3</text:p>
          </table:table-cell>
          <table:table-cell table:number-columns-repeated="16377"/>
        </table:table-row>
        <table:table-row table:style-name="ro1">
          <table:table-cell table:style-name="ce153"/>
          <table:table-cell office:value-type="string" table:style-name="ce31">
            <text:p>December</text:p>
          </table:table-cell>
          <table:table-cell office:value-type="float" office:value="102.73664299943866" table:style-name="ce69">
            <text:p>102.7</text:p>
          </table:table-cell>
          <table:table-cell office:value-type="float" office:value="4.4030870219451499" table:style-name="ce69">
            <text:p>4.4</text:p>
          </table:table-cell>
          <table:table-cell office:value-type="float" office:value="13.209541901186057" table:style-name="ce69">
            <text:p>13.2</text:p>
          </table:table-cell>
          <table:table-cell office:value-type="float" office:value="2.6709854297795603" table:style-name="ce69">
            <text:p>2.7</text:p>
          </table:table-cell>
          <table:table-cell office:value-type="float" office:value="123.02025735234943" table:style-name="ce69">
            <text:p>123.0</text:p>
          </table:table-cell>
          <table:table-cell table:number-columns-repeated="16377"/>
        </table:table-row>
        <table:table-row table:style-name="ro1">
          <table:table-cell office:value-type="float" office:value="2015" table:style-name="ce95">
            <text:p>2015</text:p>
          </table:table-cell>
          <table:table-cell office:value-type="string" table:style-name="ce31">
            <text:p>January*</text:p>
          </table:table-cell>
          <table:table-cell office:value-type="float" office:value="129.29022819544954" table:style-name="ce69">
            <text:p>129.3</text:p>
          </table:table-cell>
          <table:table-cell office:value-type="float" office:value="4.9099719520950478" table:style-name="ce69">
            <text:p>4.9</text:p>
          </table:table-cell>
          <table:table-cell office:value-type="float" office:value="22.25703944947611" table:style-name="ce69">
            <text:p>22.3</text:p>
          </table:table-cell>
          <table:table-cell office:value-type="float" office:value="2.0842729987199995" table:style-name="ce69">
            <text:p>2.1</text:p>
          </table:table-cell>
          <table:table-cell office:value-type="float" office:value="158.5415125957407" table:style-name="ce69">
            <text:p>158.5</text:p>
          </table:table-cell>
          <table:table-cell table:number-columns-repeated="16377"/>
        </table:table-row>
        <table:table-row table:style-name="ro1">
          <table:table-cell table:style-name="ce95"/>
          <table:table-cell office:value-type="string" table:style-name="ce31">
            <text:p>February</text:p>
          </table:table-cell>
          <table:table-cell office:value-type="float" office:value="109.38778085688716" table:style-name="ce69">
            <text:p>109.4</text:p>
          </table:table-cell>
          <table:table-cell office:value-type="float" office:value="4.6353692045392396" table:style-name="ce69">
            <text:p>4.6</text:p>
          </table:table-cell>
          <table:table-cell office:value-type="float" office:value="14.009155276188492" table:style-name="ce69">
            <text:p>14.0</text:p>
          </table:table-cell>
          <table:table-cell office:value-type="float" office:value="2.1773170900799999" table:style-name="ce69">
            <text:p>2.2</text:p>
          </table:table-cell>
          <table:table-cell office:value-type="float" office:value="130.20962242769491" table:style-name="ce69">
            <text:p>130.2</text:p>
          </table:table-cell>
          <table:table-cell table:number-columns-repeated="16377"/>
        </table:table-row>
        <table:table-row table:style-name="ro1">
          <table:table-cell table:style-name="ce95"/>
          <table:table-cell office:value-type="string" table:style-name="ce31">
            <text:p>March</text:p>
          </table:table-cell>
          <table:table-cell office:value-type="float" office:value="113.26013031724202" table:style-name="ce69">
            <text:p>113.3</text:p>
          </table:table-cell>
          <table:table-cell office:value-type="float" office:value="5.3335616698601527" table:style-name="ce69">
            <text:p>5.3</text:p>
          </table:table-cell>
          <table:table-cell office:value-type="float" office:value="8.6838189487684208" table:style-name="ce69">
            <text:p>8.7</text:p>
          </table:table-cell>
          <table:table-cell office:value-type="float" office:value="2.51905295664" table:style-name="ce69">
            <text:p>2.5</text:p>
          </table:table-cell>
          <table:table-cell office:value-type="float" office:value="129.79656389251059" table:style-name="ce69">
            <text:p>129.8</text:p>
          </table:table-cell>
          <table:table-cell table:number-columns-repeated="16377"/>
        </table:table-row>
        <table:table-row table:style-name="ro1">
          <table:table-cell table:style-name="ce95"/>
          <table:table-cell office:value-type="string" table:style-name="ce31">
            <text:p>April*</text:p>
          </table:table-cell>
          <table:table-cell office:value-type="float" office:value="139.28725074669069" table:style-name="ce69">
            <text:p>139.3</text:p>
          </table:table-cell>
          <table:table-cell office:value-type="float" office:value="5.5912752883854226" table:style-name="ce69">
            <text:p>5.6</text:p>
          </table:table-cell>
          <table:table-cell office:value-type="float" office:value="13.414215216801601" table:style-name="ce69">
            <text:p>13.4</text:p>
          </table:table-cell>
          <table:table-cell office:value-type="float" office:value="2.8217873164799996" table:style-name="ce69">
            <text:p>2.8</text:p>
          </table:table-cell>
          <table:table-cell office:value-type="float" office:value="161.11452856835771" table:style-name="ce69">
            <text:p>161.1</text:p>
          </table:table-cell>
          <table:table-cell table:number-columns-repeated="16377"/>
        </table:table-row>
        <table:table-row table:style-name="ro1">
          <table:table-cell table:style-name="ce95"/>
          <table:table-cell office:value-type="string" table:style-name="ce31">
            <text:p>May</text:p>
          </table:table-cell>
          <table:table-cell office:value-type="float" office:value="112.81007358462745" table:style-name="ce69">
            <text:p>112.8</text:p>
          </table:table-cell>
          <table:table-cell office:value-type="float" office:value="4.2558104892319379" table:style-name="ce69">
            <text:p>4.3</text:p>
          </table:table-cell>
          <table:table-cell office:value-type="float" office:value="12.797810950544434" table:style-name="ce69">
            <text:p>12.8</text:p>
          </table:table-cell>
          <table:table-cell office:value-type="float" office:value="2.387561325600001" table:style-name="ce69">
            <text:p>2.4</text:p>
          </table:table-cell>
          <table:table-cell office:value-type="float" office:value="132.25125635000381" table:style-name="ce69">
            <text:p>132.3</text:p>
          </table:table-cell>
          <table:table-cell table:number-columns-repeated="16377"/>
        </table:table-row>
        <table:table-row table:style-name="ro1">
          <table:table-cell table:style-name="ce95"/>
          <table:table-cell office:value-type="string" table:style-name="ce31">
            <text:p>June</text:p>
          </table:table-cell>
          <table:table-cell office:value-type="float" office:value="114.02641726583516" table:style-name="ce69">
            <text:p>114.0</text:p>
          </table:table-cell>
          <table:table-cell office:value-type="float" office:value="5.112067826279211" table:style-name="ce69">
            <text:p>5.1</text:p>
          </table:table-cell>
          <table:table-cell office:value-type="float" office:value="10.538489673312791" table:style-name="ce69">
            <text:p>10.5</text:p>
          </table:table-cell>
          <table:table-cell office:value-type="float" office:value="2.4090312100799998" table:style-name="ce69">
            <text:p>2.4</text:p>
          </table:table-cell>
          <table:table-cell office:value-type="float" office:value="132.08600597550716" table:style-name="ce69">
            <text:p>132.1</text:p>
          </table:table-cell>
          <table:table-cell table:number-columns-repeated="16377"/>
        </table:table-row>
        <table:table-row table:style-name="ro1">
          <table:table-cell table:style-name="ce153"/>
          <table:table-cell office:value-type="string" table:style-name="ce31">
            <text:p>July*</text:p>
          </table:table-cell>
          <table:table-cell office:value-type="float" office:value="145.82185577993974" table:style-name="ce69">
            <text:p>145.8</text:p>
          </table:table-cell>
          <table:table-cell office:value-type="float" office:value="6.2834402979908894" table:style-name="ce69">
            <text:p>6.3</text:p>
          </table:table-cell>
          <table:table-cell office:value-type="float" office:value="14.324698438156208" table:style-name="ce69">
            <text:p>14.3</text:p>
          </table:table-cell>
          <table:table-cell office:value-type="float" office:value="2.802866578633846" table:style-name="ce69">
            <text:p>2.8</text:p>
          </table:table-cell>
          <table:table-cell office:value-type="float" office:value="169.2328610947207" table:style-name="ce69">
            <text:p>169.2</text:p>
          </table:table-cell>
          <table:table-cell table:number-columns-repeated="16377"/>
        </table:table-row>
        <table:table-row table:style-name="ro1">
          <table:table-cell table:style-name="ce153"/>
          <table:table-cell office:value-type="string" table:style-name="ce31">
            <text:p>August</text:p>
          </table:table-cell>
          <table:table-cell office:value-type="float" office:value="115.52114862970964" table:style-name="ce69">
            <text:p>115.5</text:p>
          </table:table-cell>
          <table:table-cell office:value-type="float" office:value="6.0216953855009487" table:style-name="ce69">
            <text:p>6.0</text:p>
          </table:table-cell>
          <table:table-cell office:value-type="float" office:value="11.232196652352707" table:style-name="ce69">
            <text:p>11.2</text:p>
          </table:table-cell>
          <table:table-cell office:value-type="float" office:value="2.1500833354338469" table:style-name="ce69">
            <text:p>2.2</text:p>
          </table:table-cell>
          <table:table-cell office:value-type="float" office:value="134.92512400299714" table:style-name="ce69">
            <text:p>134.9</text:p>
          </table:table-cell>
          <table:table-cell table:number-columns-repeated="16377"/>
        </table:table-row>
        <table:table-row table:style-name="ro1">
          <table:table-cell table:style-name="ce153"/>
          <table:table-cell office:value-type="string" table:style-name="ce31">
            <text:p>September</text:p>
          </table:table-cell>
          <table:table-cell office:value-type="float" office:value="113.0902643969509" table:style-name="ce69">
            <text:p>113.1</text:p>
          </table:table-cell>
          <table:table-cell office:value-type="float" office:value="5.3730381070507738" table:style-name="ce69">
            <text:p>5.4</text:p>
          </table:table-cell>
          <table:table-cell office:value-type="float" office:value="13.035613428333367" table:style-name="ce69">
            <text:p>13.0</text:p>
          </table:table-cell>
          <table:table-cell office:value-type="float" office:value="2.1685648723200006" table:style-name="ce69">
            <text:p>2.2</text:p>
          </table:table-cell>
          <table:table-cell office:value-type="float" office:value="133.66748080465504" table:style-name="ce69">
            <text:p>133.7</text:p>
          </table:table-cell>
          <table:table-cell table:number-columns-repeated="16377"/>
        </table:table-row>
        <table:table-row table:style-name="ro1">
          <table:table-cell table:style-name="ce153"/>
          <table:table-cell office:value-type="string" table:style-name="ce31">
            <text:p>October*</text:p>
          </table:table-cell>
          <table:table-cell office:value-type="float" office:value="139.13930607940205" table:style-name="ce69">
            <text:p>139.1</text:p>
          </table:table-cell>
          <table:table-cell office:value-type="float" office:value="6.4220735122206838" table:style-name="ce69">
            <text:p>6.4</text:p>
          </table:table-cell>
          <table:table-cell office:value-type="float" office:value="27.070606070364807" table:style-name="ce69">
            <text:p>27.1</text:p>
          </table:table-cell>
          <table:table-cell office:value-type="float" office:value="2.7905335233600002" table:style-name="ce69">
            <text:p>2.8</text:p>
          </table:table-cell>
          <table:table-cell office:value-type="float" office:value="175.42251918534757" table:style-name="ce69">
            <text:p>175.4</text:p>
          </table:table-cell>
          <table:table-cell table:number-columns-repeated="16377"/>
        </table:table-row>
        <table:table-row table:style-name="ro1">
          <table:table-cell table:style-name="ce153"/>
          <table:table-cell office:value-type="string" table:style-name="ce31">
            <text:p>November</text:p>
          </table:table-cell>
          <table:table-cell office:value-type="float" office:value="113.09643729690013" table:style-name="ce69">
            <text:p>113.1</text:p>
          </table:table-cell>
          <table:table-cell office:value-type="float" office:value="5.4731408872351972" table:style-name="ce69">
            <text:p>5.5</text:p>
          </table:table-cell>
          <table:table-cell office:value-type="float" office:value="15.587532891236732" table:style-name="ce69">
            <text:p>15.6</text:p>
          </table:table-cell>
          <table:table-cell office:value-type="float" office:value="2.3964802752000005" table:style-name="ce69">
            <text:p>2.4</text:p>
          </table:table-cell>
          <table:table-cell office:value-type="float" office:value="136.55359135057205" table:style-name="ce69">
            <text:p>136.6</text:p>
          </table:table-cell>
          <table:table-cell table:number-columns-repeated="16377" table:style-name="ce27"/>
        </table:table-row>
        <table:table-row table:style-name="ro1">
          <table:table-cell table:style-name="ce153"/>
          <table:table-cell office:value-type="string" table:style-name="ce31">
            <text:p>December</text:p>
          </table:table-cell>
          <table:table-cell office:value-type="float" office:value="111.70228596974061" table:style-name="ce69">
            <text:p>111.7</text:p>
          </table:table-cell>
          <table:table-cell office:value-type="float" office:value="5.1884080189109456" table:style-name="ce69">
            <text:p>5.2</text:p>
          </table:table-cell>
          <table:table-cell office:value-type="float" office:value="17.751673616018813" table:style-name="ce69">
            <text:p>17.8</text:p>
          </table:table-cell>
          <table:table-cell office:value-type="float" office:value="2.5105046894400003" table:style-name="ce69">
            <text:p>2.5</text:p>
          </table:table-cell>
          <table:table-cell office:value-type="float" office:value="137.15287229411038" table:style-name="ce69">
            <text:p>137.2</text:p>
          </table:table-cell>
          <table:table-cell table:number-columns-repeated="16377" table:style-name="ce27"/>
        </table:table-row>
        <table:table-row table:style-name="ro1">
          <table:table-cell office:value-type="float" office:value="2016" table:style-name="ce150">
            <text:p>2016</text:p>
          </table:table-cell>
          <table:table-cell office:value-type="string" table:style-name="ce31">
            <text:p>January*</text:p>
          </table:table-cell>
          <table:table-cell office:value-type="float" office:value="139.77895667519238" table:style-name="ce69">
            <text:p>139.8</text:p>
          </table:table-cell>
          <table:table-cell office:value-type="float" office:value="6.0254056191893666" table:style-name="ce69">
            <text:p>6.0</text:p>
          </table:table-cell>
          <table:table-cell office:value-type="float" office:value="23.014692585805903" table:style-name="ce69">
            <text:p>23.0</text:p>
          </table:table-cell>
          <table:table-cell office:value-type="float" office:value="2.7913526361599996" table:style-name="ce69">
            <text:p>2.8</text:p>
          </table:table-cell>
          <table:table-cell office:value-type="float" office:value="171.61040751634766" table:style-name="ce69">
            <text:p>171.6</text:p>
          </table:table-cell>
          <table:table-cell table:number-columns-repeated="16377" table:style-name="ce27"/>
        </table:table-row>
        <table:table-row table:style-name="ro1">
          <table:table-cell table:style-name="ce150"/>
          <table:table-cell office:value-type="string" table:style-name="ce31">
            <text:p>February</text:p>
          </table:table-cell>
          <table:table-cell office:value-type="float" office:value="113.20763929638582" table:style-name="ce69">
            <text:p>113.2</text:p>
          </table:table-cell>
          <table:table-cell office:value-type="float" office:value="6.579783465051289" table:style-name="ce69">
            <text:p>6.6</text:p>
          </table:table-cell>
          <table:table-cell office:value-type="float" office:value="15.00448408881161" table:style-name="ce69">
            <text:p>15.0</text:p>
          </table:table-cell>
          <table:table-cell office:value-type="float" office:value="2.2054844380800005" table:style-name="ce69">
            <text:p>2.2</text:p>
          </table:table-cell>
          <table:table-cell office:value-type="float" office:value="136.99739128832871" table:style-name="ce69">
            <text:p>137.0</text:p>
          </table:table-cell>
          <table:table-cell table:number-columns-repeated="16377" table:style-name="ce27"/>
        </table:table-row>
        <table:table-row table:style-name="ro1">
          <table:table-cell table:style-name="ce150"/>
          <table:table-cell office:value-type="string" table:style-name="ce31">
            <text:p>March</text:p>
          </table:table-cell>
          <table:table-cell office:value-type="float" office:value="111.25724906543506" table:style-name="ce69">
            <text:p>111.3</text:p>
          </table:table-cell>
          <table:table-cell office:value-type="float" office:value="5.7929347463298067" table:style-name="ce69">
            <text:p>5.8</text:p>
          </table:table-cell>
          <table:table-cell office:value-type="float" office:value="7.9959797007061475" table:style-name="ce69">
            <text:p>8.0</text:p>
          </table:table-cell>
          <table:table-cell office:value-type="float" office:value="2.3365207166400008" table:style-name="ce69">
            <text:p>2.3</text:p>
          </table:table-cell>
          <table:table-cell office:value-type="float" office:value="127.38268422911101" table:style-name="ce69">
            <text:p>127.4</text:p>
          </table:table-cell>
          <table:table-cell table:number-columns-repeated="16377" table:style-name="ce27"/>
        </table:table-row>
        <table:table-row table:style-name="ro1">
          <table:table-cell table:style-name="ce150"/>
          <table:table-cell office:value-type="string" table:style-name="ce31">
            <text:p>April*</text:p>
          </table:table-cell>
          <table:table-cell office:value-type="float" office:value="143.1272763749684" table:style-name="ce69">
            <text:p>143.1</text:p>
          </table:table-cell>
          <table:table-cell office:value-type="float" office:value="7.4025027784784836" table:style-name="ce69">
            <text:p>7.4</text:p>
          </table:table-cell>
          <table:table-cell office:value-type="float" office:value="10.304062843134732" table:style-name="ce69">
            <text:p>10.3</text:p>
          </table:table-cell>
          <table:table-cell office:value-type="float" office:value="2.94113049648" table:style-name="ce69">
            <text:p>2.9</text:p>
          </table:table-cell>
          <table:table-cell office:value-type="float" office:value="163.77497249306165" table:style-name="ce69">
            <text:p>163.8</text:p>
          </table:table-cell>
          <table:table-cell table:number-columns-repeated="16377" table:style-name="ce27"/>
        </table:table-row>
        <table:table-row table:style-name="ro1">
          <table:table-cell table:style-name="ce150"/>
          <table:table-cell office:value-type="string" table:style-name="ce31">
            <text:p>May</text:p>
          </table:table-cell>
          <table:table-cell office:value-type="float" office:value="112.82585492907938" table:style-name="ce69">
            <text:p>112.8</text:p>
          </table:table-cell>
          <table:table-cell office:value-type="float" office:value="5.8171021922874333" table:style-name="ce69">
            <text:p>5.8</text:p>
          </table:table-cell>
          <table:table-cell office:value-type="float" office:value="10.983722947541056" table:style-name="ce69">
            <text:p>11.0</text:p>
          </table:table-cell>
          <table:table-cell office:value-type="float" office:value="2.2644610612800005" table:style-name="ce69">
            <text:p>2.3</text:p>
          </table:table-cell>
          <table:table-cell office:value-type="float" office:value="131.89114113018789" table:style-name="ce69">
            <text:p>131.9</text:p>
          </table:table-cell>
          <table:table-cell table:number-columns-repeated="16377" table:style-name="ce27"/>
        </table:table-row>
        <table:table-row table:style-name="ro1">
          <table:table-cell table:style-name="ce150"/>
          <table:table-cell office:value-type="string" table:style-name="ce31">
            <text:p>June</text:p>
          </table:table-cell>
          <table:table-cell office:value-type="float" office:value="115.81306649281387" table:style-name="ce69">
            <text:p>115.8</text:p>
          </table:table-cell>
          <table:table-cell office:value-type="float" office:value="6.5250670036212108" table:style-name="ce69">
            <text:p>6.5</text:p>
          </table:table-cell>
          <table:table-cell office:value-type="float" office:value="10.709668510029154" table:style-name="ce69">
            <text:p>10.7</text:p>
          </table:table-cell>
          <table:table-cell office:value-type="float" office:value="2.1584275363200001" table:style-name="ce69">
            <text:p>2.2</text:p>
          </table:table-cell>
          <table:table-cell office:value-type="float" office:value="135.20622954278426" table:style-name="ce69">
            <text:p>135.2</text:p>
          </table:table-cell>
          <table:table-cell table:style-name="ce27"/>
          <table:table-cell table:style-name="ce115"/>
          <table:table-cell table:number-columns-repeated="16375"/>
        </table:table-row>
        <table:table-row table:style-name="ro1">
          <table:table-cell table:style-name="ce150"/>
          <table:table-cell office:value-type="string" table:style-name="ce31">
            <text:p>July*</text:p>
          </table:table-cell>
          <table:table-cell office:value-type="float" office:value="144.29149659002476" table:style-name="ce69">
            <text:p>144.3</text:p>
          </table:table-cell>
          <table:table-cell office:value-type="float" office:value="7.2103209699880413" table:style-name="ce69">
            <text:p>7.2</text:p>
          </table:table-cell>
          <table:table-cell office:value-type="float" office:value="11.953913815647521" table:style-name="ce69">
            <text:p>12.0</text:p>
          </table:table-cell>
          <table:table-cell office:value-type="float" office:value="2.7816383495999997" table:style-name="ce69">
            <text:p>2.8</text:p>
          </table:table-cell>
          <table:table-cell office:value-type="float" office:value="166.23736972526032" table:style-name="ce69">
            <text:p>166.2</text:p>
          </table:table-cell>
          <table:table-cell table:style-name="ce27"/>
          <table:table-cell table:style-name="ce115"/>
          <table:table-cell table:number-columns-repeated="16375"/>
        </table:table-row>
        <table:table-row table:style-name="ro1">
          <table:table-cell table:style-name="ce150"/>
          <table:table-cell office:value-type="string" table:style-name="ce31">
            <text:p>August</text:p>
          </table:table-cell>
          <table:table-cell office:value-type="float" office:value="113.36517040838012" table:style-name="ce69">
            <text:p>113.4</text:p>
          </table:table-cell>
          <table:table-cell office:value-type="float" office:value="6.723742123922432" table:style-name="ce69">
            <text:p>6.7</text:p>
          </table:table-cell>
          <table:table-cell office:value-type="float" office:value="10.20774333645144" table:style-name="ce69">
            <text:p>10.2</text:p>
          </table:table-cell>
          <table:table-cell office:value-type="float" office:value="2.1535304155200006" table:style-name="ce69">
            <text:p>2.2</text:p>
          </table:table-cell>
          <table:table-cell office:value-type="float" office:value="132.450186284274" table:style-name="ce69">
            <text:p>132.5</text:p>
          </table:table-cell>
          <table:table-cell table:style-name="ce27"/>
          <table:table-cell table:style-name="ce116"/>
          <table:table-cell table:number-columns-repeated="16375"/>
        </table:table-row>
        <table:table-row table:style-name="ro1">
          <table:table-cell table:style-name="ce150"/>
          <table:table-cell office:value-type="string" table:style-name="ce31">
            <text:p>September</text:p>
          </table:table-cell>
          <table:table-cell office:value-type="float" office:value="115.99483536530008" table:style-name="ce69">
            <text:p>116.0</text:p>
          </table:table-cell>
          <table:table-cell office:value-type="float" office:value="7.2170843096999224" table:style-name="ce69">
            <text:p>7.2</text:p>
          </table:table-cell>
          <table:table-cell office:value-type="float" office:value="11.742672591940993" table:style-name="ce69">
            <text:p>11.7</text:p>
          </table:table-cell>
          <table:table-cell office:value-type="float" office:value="2.136944208960001" table:style-name="ce69">
            <text:p>2.1</text:p>
          </table:table-cell>
          <table:table-cell office:value-type="float" office:value="137.09153647590099" table:style-name="ce69">
            <text:p>137.1</text:p>
          </table:table-cell>
          <table:table-cell table:number-columns-repeated="16377" table:style-name="ce27"/>
        </table:table-row>
        <table:table-row table:style-name="ro1">
          <table:table-cell table:style-name="ce150"/>
          <table:table-cell office:value-type="string" table:style-name="ce31">
            <text:p>October*</text:p>
          </table:table-cell>
          <table:table-cell office:value-type="float" office:value="149.98739589358752" table:style-name="ce69">
            <text:p>150.0</text:p>
          </table:table-cell>
          <table:table-cell office:value-type="float" office:value="6.8480162212056044" table:style-name="ce69">
            <text:p>6.8</text:p>
          </table:table-cell>
          <table:table-cell office:value-type="float" office:value="25.696900246841263" table:style-name="ce69">
            <text:p>25.7</text:p>
          </table:table-cell>
          <table:table-cell office:value-type="float" office:value="2.7874329331200007" table:style-name="ce69">
            <text:p>2.8</text:p>
          </table:table-cell>
          <table:table-cell office:value-type="float" office:value="185.31974529475437" table:style-name="ce69">
            <text:p>185.3</text:p>
          </table:table-cell>
          <table:table-cell table:number-columns-repeated="16377" table:style-name="ce27"/>
        </table:table-row>
        <table:table-row table:style-name="ro1">
          <table:table-cell table:style-name="ce150"/>
          <table:table-cell office:value-type="string" table:style-name="ce31">
            <text:p>November</text:p>
          </table:table-cell>
          <table:table-cell office:value-type="float" office:value="118.13451756694964" table:style-name="ce69">
            <text:p>118.1</text:p>
          </table:table-cell>
          <table:table-cell office:value-type="float" office:value="6.7312403280080977" table:style-name="ce69">
            <text:p>6.7</text:p>
          </table:table-cell>
          <table:table-cell office:value-type="float" office:value="14.685010743755431" table:style-name="ce69">
            <text:p>14.7</text:p>
          </table:table-cell>
          <table:table-cell office:value-type="float" office:value="2.2599804691200007" table:style-name="ce69">
            <text:p>2.3</text:p>
          </table:table-cell>
          <table:table-cell office:value-type="float" office:value="141.81074910783317" table:style-name="ce69">
            <text:p>141.8</text:p>
          </table:table-cell>
          <table:table-cell table:number-columns-repeated="16377" table:style-name="ce27"/>
        </table:table-row>
        <table:table-row table:style-name="ro1">
          <table:table-cell table:style-name="ce150"/>
          <table:table-cell office:value-type="string" table:style-name="ce31">
            <text:p>December**</text:p>
          </table:table-cell>
          <table:table-cell office:value-type="float" office:value="148.03580692577836" table:style-name="ce69">
            <text:p>148.0</text:p>
          </table:table-cell>
          <table:table-cell office:value-type="float" office:value="8.8723842252175729" table:style-name="ce69">
            <text:p>8.9</text:p>
          </table:table-cell>
          <table:table-cell office:value-type="float" office:value="13.559763378350116" table:style-name="ce69">
            <text:p>13.6</text:p>
          </table:table-cell>
          <table:table-cell office:value-type="float" office:value="2.74628166912" table:style-name="ce69">
            <text:p>2.7</text:p>
          </table:table-cell>
          <table:table-cell office:value-type="float" office:value="173.21423619846607" table:style-name="ce69">
            <text:p>173.2</text:p>
          </table:table-cell>
          <table:table-cell table:number-columns-repeated="16377" table:style-name="ce27"/>
        </table:table-row>
        <table:table-row table:style-name="ro1">
          <table:table-cell office:value-type="float" office:value="2017" table:style-name="ce150">
            <text:p>2017</text:p>
          </table:table-cell>
          <table:table-cell office:value-type="string" table:style-name="ce31">
            <text:p>January*</text:p>
          </table:table-cell>
          <table:table-cell office:value-type="float" office:value="153.50593077516399" table:style-name="ce69">
            <text:p>153.5</text:p>
          </table:table-cell>
          <table:table-cell office:value-type="float" office:value="5.7598447967523994" table:style-name="ce69">
            <text:p>5.8</text:p>
          </table:table-cell>
          <table:table-cell office:value-type="float" office:value="20.761270013246566" table:style-name="ce69">
            <text:p>20.8</text:p>
          </table:table-cell>
          <table:table-cell office:value-type="float" office:value="2.8936254652800009" table:style-name="ce69">
            <text:p>2.9</text:p>
          </table:table-cell>
          <table:table-cell office:value-type="float" office:value="182.92067105044293" table:style-name="ce69">
            <text:p>182.9</text:p>
          </table:table-cell>
          <table:table-cell table:number-columns-repeated="16377" table:style-name="ce27"/>
        </table:table-row>
        <table:table-row table:style-name="ro1">
          <table:table-cell table:style-name="ce150"/>
          <table:table-cell office:value-type="string" table:style-name="ce31">
            <text:p>February</text:p>
          </table:table-cell>
          <table:table-cell office:value-type="float" office:value="115.16279670806162" table:style-name="ce69">
            <text:p>115.2</text:p>
          </table:table-cell>
          <table:table-cell office:value-type="float" office:value="6.8903798333763131" table:style-name="ce69">
            <text:p>6.9</text:p>
          </table:table-cell>
          <table:table-cell office:value-type="float" office:value="10.354543479860244" table:style-name="ce69">
            <text:p>10.4</text:p>
          </table:table-cell>
          <table:table-cell office:value-type="float" office:value="2.3078206694400007" table:style-name="ce69">
            <text:p>2.3</text:p>
          </table:table-cell>
          <table:table-cell office:value-type="float" office:value="134.71554069073818" table:style-name="ce69">
            <text:p>134.7</text:p>
          </table:table-cell>
          <table:table-cell table:number-columns-repeated="16377" table:style-name="ce27"/>
        </table:table-row>
        <table:table-row table:style-name="ro1">
          <table:table-cell table:style-name="ce150"/>
          <table:table-cell office:value-type="string" table:style-name="ce31">
            <text:p>March</text:p>
          </table:table-cell>
          <table:table-cell office:value-type="float" office:value="110.62229100007177" table:style-name="ce69">
            <text:p>110.6</text:p>
          </table:table-cell>
          <table:table-cell office:value-type="float" office:value="5.1490093357768174" table:style-name="ce69">
            <text:p>5.1</text:p>
          </table:table-cell>
          <table:table-cell office:value-type="float" office:value="8.2147797337035531" table:style-name="ce69">
            <text:p>8.2</text:p>
          </table:table-cell>
          <table:table-cell office:value-type="float" office:value="2.316115829280001" table:style-name="ce69">
            <text:p>2.3</text:p>
          </table:table-cell>
          <table:table-cell office:value-type="float" office:value="126.30219589883214" table:style-name="ce69">
            <text:p>126.3</text:p>
          </table:table-cell>
          <table:table-cell table:number-columns-repeated="16377"/>
        </table:table-row>
        <table:table-row table:style-name="ro1">
          <table:table-cell table:style-name="ce150"/>
          <table:table-cell office:value-type="string" table:style-name="ce31">
            <text:p>April*</text:p>
          </table:table-cell>
          <table:table-cell office:value-type="float" office:value="157.12045993634484" table:style-name="ce69">
            <text:p>157.1</text:p>
          </table:table-cell>
          <table:table-cell office:value-type="float" office:value="8.0388542024111462" table:style-name="ce69">
            <text:p>8.0</text:p>
          </table:table-cell>
          <table:table-cell office:value-type="float" office:value="11.21965622025966" table:style-name="ce69">
            <text:p>11.2</text:p>
          </table:table-cell>
          <table:table-cell office:value-type="float" office:value="2.95961686416" table:style-name="ce69">
            <text:p>3.0</text:p>
          </table:table-cell>
          <table:table-cell office:value-type="float" office:value="179.33858722317567" table:style-name="ce69">
            <text:p>179.3</text:p>
          </table:table-cell>
          <table:table-cell table:number-columns-repeated="16377"/>
        </table:table-row>
        <table:table-row table:style-name="ro1">
          <table:table-cell table:style-name="ce150"/>
          <table:table-cell office:value-type="string" table:style-name="ce31">
            <text:p>May</text:p>
          </table:table-cell>
          <table:table-cell office:value-type="float" office:value="118.61245327219676" table:style-name="ce69">
            <text:p>118.6</text:p>
          </table:table-cell>
          <table:table-cell office:value-type="float" office:value="6.5662361734292967" table:style-name="ce69">
            <text:p>6.6</text:p>
          </table:table-cell>
          <table:table-cell office:value-type="float" office:value="9.371089969672715" table:style-name="ce69">
            <text:p>9.4</text:p>
          </table:table-cell>
          <table:table-cell office:value-type="float" office:value="2.3734096848000004" table:style-name="ce69">
            <text:p>2.4</text:p>
          </table:table-cell>
          <table:table-cell office:value-type="float" office:value="136.9231891000988" table:style-name="ce69">
            <text:p>136.9</text:p>
          </table:table-cell>
          <table:table-cell table:number-columns-repeated="16377"/>
        </table:table-row>
        <table:table-row table:style-name="ro1">
          <table:table-cell table:style-name="ce150"/>
          <table:table-cell office:value-type="string" table:style-name="ce31">
            <text:p>June</text:p>
          </table:table-cell>
          <table:table-cell office:value-type="float" office:value="124.9675798224927" table:style-name="ce69">
            <text:p>125.0</text:p>
          </table:table-cell>
          <table:table-cell office:value-type="float" office:value="5.4039709353761216" table:style-name="ce69">
            <text:p>5.4</text:p>
          </table:table-cell>
          <table:table-cell office:value-type="float" office:value="9.1473542985491907" table:style-name="ce69">
            <text:p>9.1</text:p>
          </table:table-cell>
          <table:table-cell office:value-type="float" office:value="2.3983494374400003" table:style-name="ce69">
            <text:p>2.4</text:p>
          </table:table-cell>
          <table:table-cell office:value-type="float" office:value="141.91725449385802" table:style-name="ce69">
            <text:p>141.9</text:p>
          </table:table-cell>
          <table:table-cell table:number-columns-repeated="16377"/>
        </table:table-row>
        <table:table-row table:style-name="ro1">
          <table:table-cell table:style-name="ce150"/>
          <table:table-cell office:value-type="string" table:style-name="ce31">
            <text:p>July*</text:p>
          </table:table-cell>
          <table:table-cell office:value-type="float" office:value="170.16603285994546" table:style-name="ce69">
            <text:p>170.2</text:p>
          </table:table-cell>
          <table:table-cell office:value-type="float" office:value="7.6623747592719003" table:style-name="ce69">
            <text:p>7.7</text:p>
          </table:table-cell>
          <table:table-cell office:value-type="float" office:value="11.1429390204692" table:style-name="ce69">
            <text:p>11.1</text:p>
          </table:table-cell>
          <table:table-cell office:value-type="float" office:value="2.9456678697599998" table:style-name="ce69">
            <text:p>2.9</text:p>
          </table:table-cell>
          <table:table-cell office:value-type="float" office:value="191.91701450944655" table:style-name="ce69">
            <text:p>191.9</text:p>
          </table:table-cell>
          <table:table-cell table:number-columns-repeated="16377"/>
        </table:table-row>
        <table:table-row table:style-name="ro1">
          <table:table-cell table:style-name="ce150"/>
          <table:table-cell office:value-type="string" table:style-name="ce31">
            <text:p>August</text:p>
          </table:table-cell>
          <table:table-cell office:value-type="float" office:value="122.03063458250541" table:style-name="ce69">
            <text:p>122.0</text:p>
          </table:table-cell>
          <table:table-cell office:value-type="float" office:value="5.8815270991331454" table:style-name="ce69">
            <text:p>5.9</text:p>
          </table:table-cell>
          <table:table-cell office:value-type="float" office:value="9.1133760387699763" table:style-name="ce69">
            <text:p>9.1</text:p>
          </table:table-cell>
          <table:table-cell office:value-type="float" office:value="2.3111663414399999" table:style-name="ce69">
            <text:p>2.3</text:p>
          </table:table-cell>
          <table:table-cell office:value-type="float" office:value="139.33670406184854" table:style-name="ce69">
            <text:p>139.3</text:p>
          </table:table-cell>
          <table:table-cell table:number-columns-repeated="16377"/>
        </table:table-row>
        <table:table-row table:style-name="ro1">
          <table:table-cell table:style-name="ce150"/>
          <table:table-cell office:value-type="string" table:style-name="ce31">
            <text:p>September</text:p>
          </table:table-cell>
          <table:table-cell office:value-type="float" office:value="126.78444117873188" table:style-name="ce69">
            <text:p>126.8</text:p>
          </table:table-cell>
          <table:table-cell office:value-type="float" office:value="5.6636826710158497" table:style-name="ce69">
            <text:p>5.7</text:p>
          </table:table-cell>
          <table:table-cell office:value-type="float" office:value="10.53846440602282" table:style-name="ce69">
            <text:p>10.5</text:p>
          </table:table-cell>
          <table:table-cell office:value-type="float" office:value="2.1953271384000006" table:style-name="ce69">
            <text:p>2.2</text:p>
          </table:table-cell>
          <table:table-cell office:value-type="float" office:value="145.18191539417055" table:style-name="ce69">
            <text:p>145.2</text:p>
          </table:table-cell>
          <table:table-cell table:number-columns-repeated="16377"/>
        </table:table-row>
        <table:table-row table:style-name="ro1">
          <table:table-cell table:style-name="ce150"/>
          <table:table-cell office:value-type="string" table:style-name="ce31">
            <text:p>October*</text:p>
          </table:table-cell>
          <table:table-cell office:value-type="float" office:value="160.8428595474968" table:style-name="ce69">
            <text:p>160.8</text:p>
          </table:table-cell>
          <table:table-cell office:value-type="float" office:value="9.1542720625955134" table:style-name="ce69">
            <text:p>9.2</text:p>
          </table:table-cell>
          <table:table-cell office:value-type="float" office:value="20.028851194437529" table:style-name="ce69">
            <text:p>20.0</text:p>
          </table:table-cell>
          <table:table-cell office:value-type="float" office:value="2.8465963521599993" table:style-name="ce69">
            <text:p>2.8</text:p>
          </table:table-cell>
          <table:table-cell office:value-type="float" office:value="192.87257915668982" table:style-name="ce69">
            <text:p>192.9</text:p>
          </table:table-cell>
          <table:table-cell table:number-columns-repeated="16377"/>
        </table:table-row>
        <table:table-row table:style-name="ro1">
          <table:table-cell table:style-name="ce150"/>
          <table:table-cell office:value-type="string" table:style-name="ce31">
            <text:p>November</text:p>
          </table:table-cell>
          <table:table-cell office:value-type="float" office:value="116.09201159509746" table:style-name="ce69">
            <text:p>116.1</text:p>
          </table:table-cell>
          <table:table-cell office:value-type="float" office:value="4.7513523402169424" table:style-name="ce69">
            <text:p>4.8</text:p>
          </table:table-cell>
          <table:table-cell office:value-type="float" office:value="14.725242004897499" table:style-name="ce69">
            <text:p>14.7</text:p>
          </table:table-cell>
          <table:table-cell office:value-type="float" office:value="2.52593360448" table:style-name="ce69">
            <text:p>2.5</text:p>
          </table:table-cell>
          <table:table-cell office:value-type="float" office:value="138.09453954469191" table:style-name="ce69">
            <text:p>138.1</text:p>
          </table:table-cell>
          <table:table-cell table:number-columns-repeated="16377"/>
        </table:table-row>
        <table:table-row table:style-name="ro1">
          <table:table-cell table:style-name="ce150"/>
          <table:table-cell office:value-type="string" table:style-name="ce31">
            <text:p>December</text:p>
          </table:table-cell>
          <table:table-cell office:value-type="float" office:value="120.12268374952231" table:style-name="ce69">
            <text:p>120.1</text:p>
          </table:table-cell>
          <table:table-cell office:value-type="float" office:value="5.6816855243034317" table:style-name="ce69">
            <text:p>5.7</text:p>
          </table:table-cell>
          <table:table-cell office:value-type="float" office:value="13.152635002189347" table:style-name="ce69">
            <text:p>13.2</text:p>
          </table:table-cell>
          <table:table-cell office:value-type="float" office:value="2.5461066523200002" table:style-name="ce69">
            <text:p>2.5</text:p>
          </table:table-cell>
          <table:table-cell office:value-type="float" office:value="141.50311092833508" table:style-name="ce69">
            <text:p>141.5</text:p>
          </table:table-cell>
          <table:table-cell table:number-columns-repeated="16377"/>
        </table:table-row>
        <table:table-row table:style-name="ro1">
          <table:table-cell office:value-type="float" office:value="2018" table:style-name="ce150">
            <text:p>2018</text:p>
          </table:table-cell>
          <table:table-cell office:value-type="string" table:style-name="ce31">
            <text:p>January*</text:p>
          </table:table-cell>
          <table:table-cell office:value-type="float" office:value="157.94174760468712" table:style-name="ce69">
            <text:p>157.9</text:p>
          </table:table-cell>
          <table:table-cell office:value-type="float" office:value="6.5658218808213293" table:style-name="ce69">
            <text:p>6.6</text:p>
          </table:table-cell>
          <table:table-cell office:value-type="float" office:value="24.464186627393975" table:style-name="ce69">
            <text:p>24.5</text:p>
          </table:table-cell>
          <table:table-cell office:value-type="float" office:value="2.9891091384000013" table:style-name="ce69">
            <text:p>3.0</text:p>
          </table:table-cell>
          <table:table-cell office:value-type="float" office:value="191.96086525130244" table:style-name="ce69">
            <text:p>192.0</text:p>
          </table:table-cell>
          <table:table-cell table:number-columns-repeated="16377"/>
        </table:table-row>
        <table:table-row table:style-name="ro1">
          <table:table-cell table:style-name="ce150"/>
          <table:table-cell office:value-type="string" table:style-name="ce31">
            <text:p>February</text:p>
          </table:table-cell>
          <table:table-cell office:value-type="float" office:value="126.58738728840575" table:style-name="ce69">
            <text:p>126.6</text:p>
          </table:table-cell>
          <table:table-cell office:value-type="float" office:value="6.3229574288259967" table:style-name="ce69">
            <text:p>6.3</text:p>
          </table:table-cell>
          <table:table-cell office:value-type="float" office:value="14.772465145891806" table:style-name="ce69">
            <text:p>14.8</text:p>
          </table:table-cell>
          <table:table-cell office:value-type="float" office:value="2.3588799379200007" table:style-name="ce69">
            <text:p>2.4</text:p>
          </table:table-cell>
          <table:table-cell office:value-type="float" office:value="150.04168980104353" table:style-name="ce69">
            <text:p>150.0</text:p>
          </table:table-cell>
          <table:table-cell table:number-columns-repeated="16377"/>
        </table:table-row>
        <table:table-row table:style-name="ro1">
          <table:table-cell table:style-name="ce150"/>
          <table:table-cell office:value-type="string" table:style-name="ce31">
            <text:p>March</text:p>
          </table:table-cell>
          <table:table-cell office:value-type="float" office:value="125.63510328473305" table:style-name="ce69">
            <text:p>125.6</text:p>
          </table:table-cell>
          <table:table-cell office:value-type="float" office:value="6.3334813581510501" table:style-name="ce69">
            <text:p>6.3</text:p>
          </table:table-cell>
          <table:table-cell office:value-type="float" office:value="7.5331498553598299" table:style-name="ce69">
            <text:p>7.5</text:p>
          </table:table-cell>
          <table:table-cell office:value-type="float" office:value="2.4196078473600005" table:style-name="ce69">
            <text:p>2.4</text:p>
          </table:table-cell>
          <table:table-cell office:value-type="float" office:value="141.92134234560393" table:style-name="ce69">
            <text:p>141.9</text:p>
          </table:table-cell>
          <table:table-cell table:number-columns-repeated="16377"/>
        </table:table-row>
        <table:table-row table:style-name="ro1">
          <table:table-cell table:style-name="ce150"/>
          <table:table-cell office:value-type="string" table:style-name="ce31">
            <text:p>April*</text:p>
          </table:table-cell>
          <table:table-cell office:value-type="float" office:value="168.0005492886587" table:style-name="ce69">
            <text:p>168.0</text:p>
          </table:table-cell>
          <table:table-cell office:value-type="float" office:value="5.8759583120003258" table:style-name="ce69">
            <text:p>5.9</text:p>
          </table:table-cell>
          <table:table-cell office:value-type="float" office:value="10.206559007233299" table:style-name="ce69">
            <text:p>10.2</text:p>
          </table:table-cell>
          <table:table-cell office:value-type="float" office:value="3.1712973811200014" table:style-name="ce69">
            <text:p>3.2</text:p>
          </table:table-cell>
          <table:table-cell office:value-type="float" office:value="187.25436398901235" table:style-name="ce69">
            <text:p>187.3</text:p>
          </table:table-cell>
          <table:table-cell table:number-columns-repeated="16377"/>
        </table:table-row>
        <table:table-row table:style-name="ro1">
          <table:table-cell table:style-name="ce150"/>
          <table:table-cell office:value-type="string" table:style-name="ce31">
            <text:p>May</text:p>
          </table:table-cell>
          <table:table-cell office:value-type="float" office:value="123.39014267755613" table:style-name="ce69">
            <text:p>123.4</text:p>
          </table:table-cell>
          <table:table-cell office:value-type="float" office:value="5.0154812106655555" table:style-name="ce69">
            <text:p>5.0</text:p>
          </table:table-cell>
          <table:table-cell office:value-type="float" office:value="9.2303521435297835" table:style-name="ce69">
            <text:p>9.2</text:p>
          </table:table-cell>
          <table:table-cell office:value-type="float" office:value="2.3031134543999996" table:style-name="ce69">
            <text:p>2.3</text:p>
          </table:table-cell>
          <table:table-cell office:value-type="float" office:value="139.93908948615146" table:style-name="ce69">
            <text:p>139.9</text:p>
          </table:table-cell>
          <table:table-cell table:number-columns-repeated="16377"/>
        </table:table-row>
        <table:table-row table:style-name="ro1">
          <table:table-cell table:style-name="ce150"/>
          <table:table-cell office:value-type="string" table:style-name="ce31">
            <text:p>June</text:p>
          </table:table-cell>
          <table:table-cell office:value-type="float" office:value="128.80315976171389" table:style-name="ce69">
            <text:p>128.8</text:p>
          </table:table-cell>
          <table:table-cell office:value-type="float" office:value="6.0563265742070129" table:style-name="ce69">
            <text:p>6.1</text:p>
          </table:table-cell>
          <table:table-cell office:value-type="float" office:value="9.2563538882827547" table:style-name="ce69">
            <text:p>9.3</text:p>
          </table:table-cell>
          <table:table-cell office:value-type="float" office:value="2.4016422408000007" table:style-name="ce69">
            <text:p>2.4</text:p>
          </table:table-cell>
          <table:table-cell office:value-type="float" office:value="146.51748246500364" table:style-name="ce69">
            <text:p>146.5</text:p>
          </table:table-cell>
          <table:table-cell table:number-columns-repeated="16377"/>
        </table:table-row>
        <table:table-row table:style-name="ro1">
          <table:table-cell table:style-name="ce150"/>
          <table:table-cell office:value-type="string" table:style-name="ce31">
            <text:p>July*</text:p>
          </table:table-cell>
          <table:table-cell office:value-type="float" office:value="168.8145307178647" table:style-name="ce69">
            <text:p>168.8</text:p>
          </table:table-cell>
          <table:table-cell office:value-type="float" office:value="7.8276174666272089" table:style-name="ce69">
            <text:p>7.8</text:p>
          </table:table-cell>
          <table:table-cell office:value-type="float" office:value="11.4863790898997" table:style-name="ce69">
            <text:p>11.5</text:p>
          </table:table-cell>
          <table:table-cell office:value-type="float" office:value="3.2298490488000007" table:style-name="ce69">
            <text:p>3.2</text:p>
          </table:table-cell>
          <table:table-cell office:value-type="float" office:value="191.35837632319161" table:style-name="ce69">
            <text:p>191.4</text:p>
          </table:table-cell>
          <table:table-cell table:number-columns-repeated="16377"/>
        </table:table-row>
        <table:table-row table:style-name="ro1">
          <table:table-cell table:style-name="ce150"/>
          <table:table-cell office:value-type="string" table:style-name="ce31">
            <text:p>August</text:p>
          </table:table-cell>
          <table:table-cell office:value-type="float" office:value="121.07398793752421" table:style-name="ce69">
            <text:p>121.1</text:p>
          </table:table-cell>
          <table:table-cell office:value-type="float" office:value="6.164990104940629" table:style-name="ce69">
            <text:p>6.2</text:p>
          </table:table-cell>
          <table:table-cell office:value-type="float" office:value="9.8187282784588472" table:style-name="ce69">
            <text:p>9.8</text:p>
          </table:table-cell>
          <table:table-cell office:value-type="float" office:value="2.2951379140800006" table:style-name="ce69">
            <text:p>2.3</text:p>
          </table:table-cell>
          <table:table-cell office:value-type="float" office:value="139.35284423500366" table:style-name="ce69">
            <text:p>139.4</text:p>
          </table:table-cell>
          <table:table-cell table:number-columns-repeated="16377"/>
        </table:table-row>
        <table:table-row table:style-name="ro1">
          <table:table-cell table:style-name="ce150"/>
          <table:table-cell office:value-type="string" table:style-name="ce31">
            <text:p>September</text:p>
          </table:table-cell>
          <table:table-cell office:value-type="float" office:value="131.84861400670837" table:style-name="ce69">
            <text:p>131.8</text:p>
          </table:table-cell>
          <table:table-cell office:value-type="float" office:value="6.456110084222149" table:style-name="ce69">
            <text:p>6.5</text:p>
          </table:table-cell>
          <table:table-cell office:value-type="float" office:value="11.014529337393627" table:style-name="ce69">
            <text:p>11.0</text:p>
          </table:table-cell>
          <table:table-cell office:value-type="float" office:value="2.0725326494400003" table:style-name="ce69">
            <text:p>2.1</text:p>
          </table:table-cell>
          <table:table-cell office:value-type="float" office:value="151.39178607776418" table:style-name="ce69">
            <text:p>151.4</text:p>
          </table:table-cell>
          <table:table-cell table:number-columns-repeated="16377"/>
        </table:table-row>
        <table:table-row table:style-name="ro1">
          <table:table-cell table:style-name="ce150"/>
          <table:table-cell office:value-type="string" table:style-name="ce31">
            <text:p>October*</text:p>
          </table:table-cell>
          <table:table-cell office:value-type="float" office:value="172.27602210838972" table:style-name="ce69">
            <text:p>172.3</text:p>
          </table:table-cell>
          <table:table-cell office:value-type="float" office:value="8.8777252810357812" table:style-name="ce69">
            <text:p>8.9</text:p>
          </table:table-cell>
          <table:table-cell office:value-type="float" office:value="20.619547789868975" table:style-name="ce69">
            <text:p>20.6</text:p>
          </table:table-cell>
          <table:table-cell office:value-type="float" office:value="2.51103558288" table:style-name="ce69">
            <text:p>2.5</text:p>
          </table:table-cell>
          <table:table-cell office:value-type="float" office:value="204.28433076217451" table:style-name="ce69">
            <text:p>204.3</text:p>
          </table:table-cell>
          <table:table-cell table:number-columns-repeated="16377"/>
        </table:table-row>
        <table:table-row table:style-name="ro1">
          <table:table-cell table:style-name="ce150"/>
          <table:table-cell office:value-type="string" table:style-name="ce31">
            <text:p>November</text:p>
          </table:table-cell>
          <table:table-cell office:value-type="float" office:value="123.2790875752751" table:style-name="ce69">
            <text:p>123.3</text:p>
          </table:table-cell>
          <table:table-cell office:value-type="float" office:value="4.6450601770800954" table:style-name="ce69">
            <text:p>4.6</text:p>
          </table:table-cell>
          <table:table-cell office:value-type="float" office:value="14.895786722256567" table:style-name="ce69">
            <text:p>14.9</text:p>
          </table:table-cell>
          <table:table-cell office:value-type="float" office:value="2.3011810905600001" table:style-name="ce69">
            <text:p>2.3</text:p>
          </table:table-cell>
          <table:table-cell office:value-type="float" office:value="145.12111556517175" table:style-name="ce69">
            <text:p>145.1</text:p>
          </table:table-cell>
          <table:table-cell table:number-columns-repeated="16377"/>
        </table:table-row>
        <table:table-row table:style-name="ro1">
          <table:table-cell table:style-name="ce150"/>
          <table:table-cell office:value-type="string" table:style-name="ce31">
            <text:p>December</text:p>
          </table:table-cell>
          <table:table-cell office:value-type="float" office:value="126.25831652162854" table:style-name="ce69">
            <text:p>126.3</text:p>
          </table:table-cell>
          <table:table-cell office:value-type="float" office:value="5.7337289013074004" table:style-name="ce69">
            <text:p>5.7</text:p>
          </table:table-cell>
          <table:table-cell office:value-type="float" office:value="13.617213979487966" table:style-name="ce69">
            <text:p>13.6</text:p>
          </table:table-cell>
          <table:table-cell office:value-type="float" office:value="2.3651769240000005" table:style-name="ce69">
            <text:p>2.4</text:p>
          </table:table-cell>
          <table:table-cell office:value-type="float" office:value="147.9744363264239" table:style-name="ce69">
            <text:p>148.0</text:p>
          </table:table-cell>
          <table:table-cell table:number-columns-repeated="16377"/>
        </table:table-row>
        <table:table-row table:style-name="ro1">
          <table:table-cell office:value-type="float" office:value="2019" table:style-name="ce118">
            <text:p>2019</text:p>
          </table:table-cell>
          <table:table-cell office:value-type="string" table:style-name="ce31">
            <text:p>January*</text:p>
          </table:table-cell>
          <table:table-cell office:value-type="float" office:value="151.72336568588611" table:style-name="ce69">
            <text:p>151.7</text:p>
          </table:table-cell>
          <table:table-cell office:value-type="float" office:value="6.4998901835094411" table:style-name="ce69">
            <text:p>6.5</text:p>
          </table:table-cell>
          <table:table-cell office:value-type="float" office:value="27.288867544570639" table:style-name="ce69">
            <text:p>27.3</text:p>
          </table:table-cell>
          <table:table-cell office:value-type="float" office:value="2.6157759830400003" table:style-name="ce69">
            <text:p>2.6</text:p>
          </table:table-cell>
          <table:table-cell office:value-type="float" office:value="188.12789939700622" table:style-name="ce69">
            <text:p>188.1</text:p>
          </table:table-cell>
          <table:table-cell table:number-columns-repeated="16377"/>
        </table:table-row>
        <table:table-row table:style-name="ro1">
          <table:table-cell table:style-name="ce119"/>
          <table:table-cell office:value-type="string" table:style-name="ce31">
            <text:p>February</text:p>
          </table:table-cell>
          <table:table-cell office:value-type="float" office:value="125.68971286632917" table:style-name="ce69">
            <text:p>125.7</text:p>
          </table:table-cell>
          <table:table-cell office:value-type="float" office:value="6.8465064073508515" table:style-name="ce69">
            <text:p>6.8</text:p>
          </table:table-cell>
          <table:table-cell office:value-type="float" office:value="13.110749732415456" table:style-name="ce69">
            <text:p>13.1</text:p>
          </table:table-cell>
          <table:table-cell office:value-type="float" office:value="2.2316266262400006" table:style-name="ce69">
            <text:p>2.2</text:p>
          </table:table-cell>
          <table:table-cell office:value-type="float" office:value="147.87859563233548" table:style-name="ce69">
            <text:p>147.9</text:p>
          </table:table-cell>
          <table:table-cell table:number-columns-repeated="16377"/>
        </table:table-row>
        <table:table-row table:style-name="ro1">
          <table:table-cell table:style-name="ce120"/>
          <table:table-cell office:value-type="string" table:style-name="ce31">
            <text:p>March</text:p>
          </table:table-cell>
          <table:table-cell office:value-type="float" office:value="125.79463160962791" table:style-name="ce69">
            <text:p>125.8</text:p>
          </table:table-cell>
          <table:table-cell office:value-type="float" office:value="7.1419758428601927" table:style-name="ce69">
            <text:p>7.1</text:p>
          </table:table-cell>
          <table:table-cell office:value-type="float" office:value="8.7158851395163559" table:style-name="ce69">
            <text:p>8.7</text:p>
          </table:table-cell>
          <table:table-cell office:value-type="float" office:value="2.2152577128000002" table:style-name="ce69">
            <text:p>2.2</text:p>
          </table:table-cell>
          <table:table-cell office:value-type="float" office:value="143.86775030480447" table:style-name="ce69">
            <text:p>143.9</text:p>
          </table:table-cell>
          <table:table-cell table:number-columns-repeated="16377"/>
        </table:table-row>
        <table:table-row table:style-name="ro1">
          <table:table-cell table:style-name="ce121"/>
          <table:table-cell office:value-type="string" table:style-name="ce31">
            <text:p>April*</text:p>
          </table:table-cell>
          <table:table-cell office:value-type="float" office:value="162.87557594867855" table:style-name="ce69">
            <text:p>162.9</text:p>
          </table:table-cell>
          <table:table-cell office:value-type="float" office:value="7.5250588338917126" table:style-name="ce69">
            <text:p>7.5</text:p>
          </table:table-cell>
          <table:table-cell office:value-type="float" office:value="10.471004607141426" table:style-name="ce69">
            <text:p>10.5</text:p>
          </table:table-cell>
          <table:table-cell office:value-type="float" office:value="2.6531327433599996" table:style-name="ce69">
            <text:p>2.7</text:p>
          </table:table-cell>
          <table:table-cell office:value-type="float" office:value="183.52477213307168" table:style-name="ce69">
            <text:p>183.5</text:p>
          </table:table-cell>
          <table:table-cell table:number-columns-repeated="16377"/>
        </table:table-row>
        <table:table-row table:style-name="ro1">
          <table:table-cell table:style-name="ce122"/>
          <table:table-cell office:value-type="string" table:style-name="ce31">
            <text:p>May</text:p>
          </table:table-cell>
          <table:table-cell office:value-type="float" office:value="123.55394128940213" table:style-name="ce69">
            <text:p>123.6</text:p>
          </table:table-cell>
          <table:table-cell office:value-type="float" office:value="6.4158604444676293" table:style-name="ce69">
            <text:p>6.4</text:p>
          </table:table-cell>
          <table:table-cell office:value-type="float" office:value="8.0996080117761942" table:style-name="ce69">
            <text:p>8.1</text:p>
          </table:table-cell>
          <table:table-cell office:value-type="float" office:value="2.1489046603200004" table:style-name="ce69">
            <text:p>2.1</text:p>
          </table:table-cell>
          <table:table-cell office:value-type="float" office:value="140.21831440596594" table:style-name="ce69">
            <text:p>140.2</text:p>
          </table:table-cell>
          <table:table-cell table:number-columns-repeated="16377"/>
        </table:table-row>
        <table:table-row table:style-name="ro1">
          <table:table-cell table:style-name="ce123"/>
          <table:table-cell office:value-type="string" table:style-name="ce31">
            <text:p>June</text:p>
          </table:table-cell>
          <table:table-cell office:value-type="float" office:value="127.82420518154728" table:style-name="ce69">
            <text:p>127.8</text:p>
          </table:table-cell>
          <table:table-cell office:value-type="float" office:value="6.3877068783388875" table:style-name="ce69">
            <text:p>6.4</text:p>
          </table:table-cell>
          <table:table-cell office:value-type="float" office:value="8.1150889911745363" table:style-name="ce69">
            <text:p>8.1</text:p>
          </table:table-cell>
          <table:table-cell office:value-type="float" office:value="2.1482312121599998" table:style-name="ce69">
            <text:p>2.1</text:p>
          </table:table-cell>
          <table:table-cell office:value-type="float" office:value="144.4752322632207" table:style-name="ce69">
            <text:p>144.5</text:p>
          </table:table-cell>
          <table:table-cell table:number-columns-repeated="16377"/>
        </table:table-row>
        <table:table-row table:style-name="ro1">
          <table:table-cell table:style-name="ce117"/>
          <table:table-cell office:value-type="string" table:style-name="ce31">
            <text:p>July*</text:p>
          </table:table-cell>
          <table:table-cell office:value-type="float" office:value="161.40192733846212" table:style-name="ce69">
            <text:p>161.4</text:p>
          </table:table-cell>
          <table:table-cell office:value-type="float" office:value="7.8187722377074627" table:style-name="ce69">
            <text:p>7.8</text:p>
          </table:table-cell>
          <table:table-cell office:value-type="float" office:value="11.333751844758755" table:style-name="ce69">
            <text:p>11.3</text:p>
          </table:table-cell>
          <table:table-cell office:value-type="float" office:value="2.7677115259200011" table:style-name="ce69">
            <text:p>2.8</text:p>
          </table:table-cell>
          <table:table-cell office:value-type="float" office:value="183.32216294684832" table:style-name="ce69">
            <text:p>183.3</text:p>
          </table:table-cell>
          <table:table-cell table:number-columns-repeated="16377"/>
        </table:table-row>
        <table:table-row table:style-name="ro1">
          <table:table-cell table:style-name="ce127"/>
          <table:table-cell office:value-type="string" table:style-name="ce31">
            <text:p>August</text:p>
          </table:table-cell>
          <table:table-cell office:value-type="float" office:value="124.95567799856681" table:style-name="ce69">
            <text:p>125.0</text:p>
          </table:table-cell>
          <table:table-cell office:value-type="float" office:value="6.4429406257966662" table:style-name="ce69">
            <text:p>6.4</text:p>
          </table:table-cell>
          <table:table-cell office:value-type="float" office:value="9.0851430601959322" table:style-name="ce69">
            <text:p>9.1</text:p>
          </table:table-cell>
          <table:table-cell office:value-type="float" office:value="2.1177866001600005" table:style-name="ce69">
            <text:p>2.1</text:p>
          </table:table-cell>
          <table:table-cell office:value-type="float" office:value="142.6015482847194" table:style-name="ce69">
            <text:p>142.6</text:p>
          </table:table-cell>
          <table:table-cell table:number-columns-repeated="16377"/>
        </table:table-row>
        <table:table-row table:style-name="ro1">
          <table:table-cell table:style-name="ce129"/>
          <table:table-cell office:value-type="string" table:style-name="ce31">
            <text:p>September</text:p>
          </table:table-cell>
          <table:table-cell office:value-type="float" office:value="128.35527442216429" table:style-name="ce69">
            <text:p>128.4</text:p>
          </table:table-cell>
          <table:table-cell office:value-type="float" office:value="6.6658014649642094" table:style-name="ce69">
            <text:p>6.7</text:p>
          </table:table-cell>
          <table:table-cell office:value-type="float" office:value="10.193537548601729" table:style-name="ce69">
            <text:p>10.2</text:p>
          </table:table-cell>
          <table:table-cell office:value-type="float" office:value="2.0081456683200001" table:style-name="ce69">
            <text:p>2.0</text:p>
          </table:table-cell>
          <table:table-cell office:value-type="float" office:value="147.22275910405023" table:style-name="ce69">
            <text:p>147.2</text:p>
          </table:table-cell>
          <table:table-cell table:number-columns-repeated="16377"/>
        </table:table-row>
        <table:table-row table:style-name="ro1">
          <table:table-cell table:style-name="ce131"/>
          <table:table-cell office:value-type="string" table:style-name="ce31">
            <text:p>October*</text:p>
          </table:table-cell>
          <table:table-cell office:value-type="float" office:value="159.99810413861175" table:style-name="ce69">
            <text:p>160.0</text:p>
          </table:table-cell>
          <table:table-cell office:value-type="float" office:value="9.776203949293313" table:style-name="ce69">
            <text:p>9.8</text:p>
          </table:table-cell>
          <table:table-cell office:value-type="float" office:value="19.176572076132459" table:style-name="ce69">
            <text:p>19.2</text:p>
          </table:table-cell>
          <table:table-cell office:value-type="float" office:value="2.51871678432" table:style-name="ce69">
            <text:p>2.5</text:p>
          </table:table-cell>
          <table:table-cell office:value-type="float" office:value="191.46959694835752" table:style-name="ce69">
            <text:p>191.5</text:p>
          </table:table-cell>
          <table:table-cell table:number-columns-repeated="16377"/>
        </table:table-row>
        <table:table-row table:style-name="ro1">
          <table:table-cell table:style-name="ce133"/>
          <table:table-cell office:value-type="string" table:style-name="ce31">
            <text:p>November</text:p>
          </table:table-cell>
          <table:table-cell office:value-type="float" office:value="124.75156830617472" table:style-name="ce69">
            <text:p>124.8</text:p>
          </table:table-cell>
          <table:table-cell office:value-type="float" office:value="6.4040087131004091" table:style-name="ce69">
            <text:p>6.4</text:p>
          </table:table-cell>
          <table:table-cell office:value-type="float" office:value="15.037142270446102" table:style-name="ce69">
            <text:p>15.0</text:p>
          </table:table-cell>
          <table:table-cell office:value-type="float" office:value="2.2324749321599997" table:style-name="ce69">
            <text:p>2.2</text:p>
          </table:table-cell>
          <table:table-cell office:value-type="float" office:value="148.42519422188121" table:style-name="ce69">
            <text:p>148.4</text:p>
          </table:table-cell>
          <table:table-cell table:number-columns-repeated="16377"/>
        </table:table-row>
        <table:table-row table:style-name="ro1">
          <table:table-cell table:style-name="ce133"/>
          <table:table-cell office:value-type="string" table:style-name="ce31">
            <text:p>December</text:p>
          </table:table-cell>
          <table:table-cell office:value-type="float" office:value="124.70475638111937" table:style-name="ce69">
            <text:p>124.7</text:p>
          </table:table-cell>
          <table:table-cell office:value-type="float" office:value="6.4909084338574381" table:style-name="ce69">
            <text:p>6.5</text:p>
          </table:table-cell>
          <table:table-cell office:value-type="float" office:value="15.715114871882003" table:style-name="ce69">
            <text:p>15.7</text:p>
          </table:table-cell>
          <table:table-cell office:value-type="float" office:value="2.2784825870400001" table:style-name="ce69">
            <text:p>2.3</text:p>
          </table:table-cell>
          <table:table-cell office:value-type="float" office:value="149.18926227389881" table:style-name="ce69">
            <text:p>149.2</text:p>
          </table:table-cell>
          <table:table-cell table:number-columns-repeated="16377"/>
        </table:table-row>
        <table:table-row table:style-name="ro1">
          <table:table-cell office:value-type="float" office:value="2020" table:style-name="ce135">
            <text:p>2020</text:p>
          </table:table-cell>
          <table:table-cell office:value-type="string" table:style-name="ce31">
            <text:p>January*</text:p>
          </table:table-cell>
          <table:table-cell office:value-type="float" office:value="156.93849955478333" table:style-name="ce69">
            <text:p>156.9</text:p>
          </table:table-cell>
          <table:table-cell office:value-type="float" office:value="7.5489677820265513" table:style-name="ce69">
            <text:p>7.5</text:p>
          </table:table-cell>
          <table:table-cell office:value-type="float" office:value="25.682540787269879" table:style-name="ce69">
            <text:p>25.7</text:p>
          </table:table-cell>
          <table:table-cell office:value-type="float" office:value="2.4028676496000001" table:style-name="ce69">
            <text:p>2.4</text:p>
          </table:table-cell>
          <table:table-cell office:value-type="float" office:value="192.57287577367978" table:style-name="ce69">
            <text:p>192.6</text:p>
          </table:table-cell>
          <table:table-cell table:number-columns-repeated="16377"/>
        </table:table-row>
        <table:table-row table:style-name="ro1">
          <table:table-cell table:style-name="ce137"/>
          <table:table-cell office:value-type="string" table:style-name="ce31">
            <text:p>February</text:p>
          </table:table-cell>
          <table:table-cell office:value-type="float" office:value="128.93531524519005" table:style-name="ce69">
            <text:p>128.9</text:p>
          </table:table-cell>
          <table:table-cell office:value-type="float" office:value="6.2272339824053269" table:style-name="ce69">
            <text:p>6.2</text:p>
          </table:table-cell>
          <table:table-cell office:value-type="float" office:value="12.908928305271621" table:style-name="ce69">
            <text:p>12.9</text:p>
          </table:table-cell>
          <table:table-cell office:value-type="float" office:value="2.0308557086400003" table:style-name="ce69">
            <text:p>2.0</text:p>
          </table:table-cell>
          <table:table-cell office:value-type="float" office:value="150.10233324150698" table:style-name="ce69">
            <text:p>150.1</text:p>
          </table:table-cell>
          <table:table-cell table:number-columns-repeated="16377"/>
        </table:table-row>
        <table:table-row table:style-name="ro1">
          <table:table-cell table:style-name="ce139"/>
          <table:table-cell office:value-type="string" table:style-name="ce31">
            <text:p>March</text:p>
          </table:table-cell>
          <table:table-cell office:value-type="float" office:value="136.58485711177852" table:style-name="ce69">
            <text:p>136.6</text:p>
          </table:table-cell>
          <table:table-cell office:value-type="float" office:value="7.4797932397939366" table:style-name="ce69">
            <text:p>7.5</text:p>
          </table:table-cell>
          <table:table-cell office:value-type="float" office:value="9.811488578798885" table:style-name="ce69">
            <text:p>9.8</text:p>
          </table:table-cell>
          <table:table-cell office:value-type="float" office:value="2.0926405896000007" table:style-name="ce69">
            <text:p>2.1</text:p>
          </table:table-cell>
          <table:table-cell office:value-type="float" office:value="155.96877951997132" table:style-name="ce69">
            <text:p>156.0</text:p>
          </table:table-cell>
          <table:table-cell table:number-columns-repeated="16377"/>
        </table:table-row>
        <table:table-row table:style-name="ro1">
          <table:table-cell table:style-name="ce141"/>
          <table:table-cell office:value-type="string" table:style-name="ce31">
            <text:p>April*</text:p>
          </table:table-cell>
          <table:table-cell office:value-type="float" office:value="176.83729285868873" table:style-name="ce69">
            <text:p>176.8</text:p>
          </table:table-cell>
          <table:table-cell office:value-type="float" office:value="8.0638033195277021" table:style-name="ce69">
            <text:p>8.1</text:p>
          </table:table-cell>
          <table:table-cell office:value-type="float" office:value="11.428937142995048" table:style-name="ce69">
            <text:p>11.4</text:p>
          </table:table-cell>
          <table:table-cell office:value-type="float" office:value="2.6812022793599999" table:style-name="ce69">
            <text:p>2.7</text:p>
          </table:table-cell>
          <table:table-cell office:value-type="float" office:value="199.01123560057147" table:style-name="ce69">
            <text:p>199.0</text:p>
          </table:table-cell>
          <table:table-cell table:number-columns-repeated="16377"/>
        </table:table-row>
        <table:table-row table:style-name="ro1">
          <table:table-cell table:style-name="ce143"/>
          <table:table-cell office:value-type="string" table:style-name="ce31">
            <text:p>May</text:p>
          </table:table-cell>
          <table:table-cell office:value-type="float" office:value="136.08107282802573" table:style-name="ce69">
            <text:p>136.1</text:p>
          </table:table-cell>
          <table:table-cell office:value-type="float" office:value="6.6232655585818208" table:style-name="ce69">
            <text:p>6.6</text:p>
          </table:table-cell>
          <table:table-cell office:value-type="float" office:value="9.7988056971278983" table:style-name="ce69">
            <text:p>9.8</text:p>
          </table:table-cell>
          <table:table-cell office:value-type="float" office:value="2.1376369185600002" table:style-name="ce69">
            <text:p>2.1</text:p>
          </table:table-cell>
          <table:table-cell office:value-type="float" office:value="154.64078100229545" table:style-name="ce69">
            <text:p>154.6</text:p>
          </table:table-cell>
          <table:table-cell table:number-columns-repeated="16377"/>
        </table:table-row>
        <table:table-row table:style-name="ro1">
          <table:table-cell table:style-name="ce143"/>
          <table:table-cell office:value-type="string" table:style-name="ce31">
            <text:p>June</text:p>
          </table:table-cell>
          <table:table-cell office:value-type="float" office:value="132.87286992541718" table:style-name="ce69">
            <text:p>132.9</text:p>
          </table:table-cell>
          <table:table-cell office:value-type="float" office:value="7.1562940566556161" table:style-name="ce69">
            <text:p>7.2</text:p>
          </table:table-cell>
          <table:table-cell office:value-type="float" office:value="10.438885557538368" table:style-name="ce69">
            <text:p>10.4</text:p>
          </table:table-cell>
          <table:table-cell office:value-type="float" office:value="1.9680336192000003" table:style-name="ce69">
            <text:p>2.0</text:p>
          </table:table-cell>
          <table:table-cell office:value-type="float" office:value="152.43608315881116" table:style-name="ce69">
            <text:p>152.4</text:p>
          </table:table-cell>
          <table:table-cell table:number-columns-repeated="16377"/>
        </table:table-row>
        <table:table-row table:style-name="ro1">
          <table:table-cell table:style-name="ce143"/>
          <table:table-cell office:value-type="string" table:style-name="ce31">
            <text:p>July</text:p>
          </table:table-cell>
          <table:table-cell office:value-type="float" office:value="155.40831403862862" table:style-name="ce69">
            <text:p>155.4</text:p>
          </table:table-cell>
          <table:table-cell office:value-type="float" office:value="6.8463508976182093" table:style-name="ce69">
            <text:p>6.8</text:p>
          </table:table-cell>
          <table:table-cell office:value-type="float" office:value="15.469367983961341" table:style-name="ce69">
            <text:p>15.5</text:p>
          </table:table-cell>
          <table:table-cell office:value-type="float" office:value="1.6915852800000004" table:style-name="ce69">
            <text:p>1.7</text:p>
          </table:table-cell>
          <table:table-cell office:value-type="float" office:value="179.41561820020817" table:style-name="ce69">
            <text:p>179.4</text:p>
          </table:table-cell>
          <table:table-cell table:number-columns-repeated="16377"/>
        </table:table-row>
        <table:table-row table:style-name="ro1">
          <table:table-cell table:style-name="ce153"/>
          <table:table-cell office:value-type="string" table:style-name="ce31">
            <text:p>August</text:p>
          </table:table-cell>
          <table:table-cell office:value-type="float" office:value="124.04358219348964" table:style-name="ce69">
            <text:p>124.0</text:p>
          </table:table-cell>
          <table:table-cell office:value-type="float" office:value="6.365279246474584" table:style-name="ce69">
            <text:p>6.4</text:p>
          </table:table-cell>
          <table:table-cell office:value-type="float" office:value="10.165910883663319" table:style-name="ce179">
            <text:p>10.2</text:p>
          </table:table-cell>
          <table:table-cell office:value-type="float" office:value="1.1933053439999999" table:style-name="ce56">
            <text:p>1.2</text:p>
          </table:table-cell>
          <table:table-cell office:value-type="float" office:value="141.76807766762755" table:style-name="ce179">
            <text:p>141.8</text:p>
          </table:table-cell>
          <table:table-cell table:number-columns-repeated="16377"/>
        </table:table-row>
        <table:table-row table:style-name="ro1">
          <table:table-cell table:style-name="ce153"/>
          <table:table-cell office:value-type="string" table:style-name="ce31">
            <text:p>September</text:p>
          </table:table-cell>
          <table:table-cell office:value-type="float" office:value="141.314759135575" table:style-name="ce69">
            <text:p>141.3</text:p>
          </table:table-cell>
          <table:table-cell office:value-type="float" office:value="7.055944588706712" table:style-name="ce69">
            <text:p>7.1</text:p>
          </table:table-cell>
          <table:table-cell office:value-type="float" office:value="7.592993922874145" table:style-name="ce179">
            <text:p>7.6</text:p>
          </table:table-cell>
          <table:table-cell office:value-type="float" office:value="1.5419120639999999" table:style-name="ce56">
            <text:p>1.5</text:p>
          </table:table-cell>
          <table:table-cell office:value-type="float" office:value="157.50560971115587" table:style-name="ce179">
            <text:p>157.5</text:p>
          </table:table-cell>
          <table:table-cell table:number-columns-repeated="16377"/>
        </table:table-row>
        <table:table-row table:style-name="ro1">
          <table:table-cell table:style-name="ce153"/>
          <table:table-cell office:value-type="string" table:style-name="ce31">
            <text:p>October</text:p>
          </table:table-cell>
          <table:table-cell office:value-type="float" office:value="165.36966394376742" table:style-name="ce69">
            <text:p>165.4</text:p>
          </table:table-cell>
          <table:table-cell office:value-type="float" office:value="8.7077567429482627" table:style-name="ce69">
            <text:p>8.7</text:p>
          </table:table-cell>
          <table:table-cell office:value-type="float" office:value="8.266693447668704" table:style-name="ce179">
            <text:p>8.3</text:p>
          </table:table-cell>
          <table:table-cell office:value-type="float" office:value="1.6964640000000002" table:style-name="ce56">
            <text:p>1.7</text:p>
          </table:table-cell>
          <table:table-cell office:value-type="float" office:value="184.04057813438439" table:style-name="ce179">
            <text:p>184.0</text:p>
          </table:table-cell>
          <table:table-cell table:number-columns-repeated="16377"/>
        </table:table-row>
        <table:table-row table:style-name="ro1">
          <table:table-cell table:style-name="ce153"/>
          <table:table-cell office:value-type="string" table:style-name="ce31">
            <text:p>November</text:p>
          </table:table-cell>
          <table:table-cell office:value-type="float" office:value="131.46192510570575" table:style-name="ce69">
            <text:p>131.5</text:p>
          </table:table-cell>
          <table:table-cell office:value-type="float" office:value="5.7276488239893357" table:style-name="ce69">
            <text:p>5.7</text:p>
          </table:table-cell>
          <table:table-cell office:value-type="float" office:value="21.29003365398458" table:style-name="ce179">
            <text:p>21.3</text:p>
          </table:table-cell>
          <table:table-cell office:value-type="float" office:value="1.323936768" table:style-name="ce56">
            <text:p>1.3</text:p>
          </table:table-cell>
          <table:table-cell office:value-type="float" office:value="159.80354435167968" table:style-name="ce179">
            <text:p>159.8</text:p>
          </table:table-cell>
          <table:table-cell table:number-columns-repeated="16377"/>
        </table:table-row>
        <table:table-row table:style-name="ro1">
          <table:table-cell table:style-name="ce153"/>
          <table:table-cell office:value-type="string" table:style-name="ce31">
            <text:p>December</text:p>
          </table:table-cell>
          <table:table-cell office:value-type="float" office:value="124.98785823343451" table:style-name="ce69">
            <text:p>125.0</text:p>
          </table:table-cell>
          <table:table-cell office:value-type="float" office:value="5.8709655511481253" table:style-name="ce69">
            <text:p>5.9</text:p>
          </table:table-cell>
          <table:table-cell office:value-type="float" office:value="16.090553014393937" table:style-name="ce179">
            <text:p>16.1</text:p>
          </table:table-cell>
          <table:table-cell office:value-type="float" office:value="1.5969676800000001" table:style-name="ce56">
            <text:p>1.6</text:p>
          </table:table-cell>
          <table:table-cell office:value-type="float" office:value="148.54634447897658" table:style-name="ce179">
            <text:p>148.5</text:p>
          </table:table-cell>
          <table:table-cell table:number-columns-repeated="16377"/>
        </table:table-row>
        <table:table-row table:style-name="ro1">
          <table:table-cell office:value-type="float" office:value="2021" table:style-name="ce153">
            <text:p>2021</text:p>
          </table:table-cell>
          <table:table-cell office:value-type="string" table:style-name="ce31">
            <text:p>January*</text:p>
          </table:table-cell>
          <table:table-cell office:value-type="float" office:value="154.10200973347963" table:style-name="ce69">
            <text:p>154.1</text:p>
          </table:table-cell>
          <table:table-cell office:value-type="float" office:value="6.2005185750727021" table:style-name="ce69">
            <text:p>6.2</text:p>
          </table:table-cell>
          <table:table-cell office:value-type="float" office:value="8.0113814293903243" table:style-name="ce179">
            <text:p>8.0</text:p>
          </table:table-cell>
          <table:table-cell office:value-type="float" office:value="1.6399152000000004" table:style-name="ce56">
            <text:p>1.6</text:p>
          </table:table-cell>
          <table:table-cell office:value-type="float" office:value="169.95382493794264" table:style-name="ce179">
            <text:p>170.0</text:p>
          </table:table-cell>
          <table:table-cell table:number-columns-repeated="16377"/>
        </table:table-row>
        <table:table-row table:style-name="ro1">
          <table:table-cell table:style-name="ce153"/>
          <table:table-cell office:value-type="string" table:style-name="ce31">
            <text:p>February</text:p>
          </table:table-cell>
          <table:table-cell office:value-type="float" office:value="128.8562853697554" table:style-name="ce69">
            <text:p>128.9</text:p>
          </table:table-cell>
          <table:table-cell office:value-type="float" office:value="5.847144237248278" table:style-name="ce69">
            <text:p>5.8</text:p>
          </table:table-cell>
          <table:table-cell office:value-type="float" office:value="6.4129242145786156" table:style-name="ce179">
            <text:p>6.4</text:p>
          </table:table-cell>
          <table:table-cell office:value-type="float" office:value="1.5976181760000001" table:style-name="ce56">
            <text:p>1.6</text:p>
          </table:table-cell>
          <table:table-cell office:value-type="float" office:value="142.71397199758229" table:style-name="ce179">
            <text:p>142.7</text:p>
          </table:table-cell>
          <table:table-cell table:number-columns-repeated="16377"/>
        </table:table-row>
        <table:table-row table:style-name="ro1">
          <table:table-cell table:style-name="ce153"/>
          <table:table-cell office:value-type="string" table:style-name="ce31">
            <text:p>March</text:p>
          </table:table-cell>
          <table:table-cell office:value-type="float" office:value="134.11463870803604" table:style-name="ce69">
            <text:p>134.1</text:p>
          </table:table-cell>
          <table:table-cell office:value-type="float" office:value="5.6075253107317344" table:style-name="ce69">
            <text:p>5.6</text:p>
          </table:table-cell>
          <table:table-cell office:value-type="float" office:value="5.7282627036133498" table:style-name="ce179">
            <text:p>5.7</text:p>
          </table:table-cell>
          <table:table-cell office:value-type="float" office:value="1.7202662399999999" table:style-name="ce56">
            <text:p>1.7</text:p>
          </table:table-cell>
          <table:table-cell office:value-type="float" office:value="147.17069296238114" table:style-name="ce179">
            <text:p>147.2</text:p>
          </table:table-cell>
          <table:table-cell table:number-columns-repeated="16377" table:style-name="ce27"/>
        </table:table-row>
        <table:table-row table:style-name="ro1">
          <table:table-cell table:style-name="ce153"/>
          <table:table-cell office:value-type="string" table:style-name="ce31">
            <text:p>April*</text:p>
          </table:table-cell>
          <table:table-cell office:value-type="float" office:value="177.41799429677064" table:style-name="ce69">
            <text:p>177.4</text:p>
          </table:table-cell>
          <table:table-cell office:value-type="float" office:value="6.3152884471347823" table:style-name="ce69">
            <text:p>6.3</text:p>
          </table:table-cell>
          <table:table-cell office:value-type="float" office:value="7.5495357084404189" table:style-name="ce179">
            <text:p>7.5</text:p>
          </table:table-cell>
          <table:table-cell office:value-type="float" office:value="1.9845302400000002" table:style-name="ce56">
            <text:p>2.0</text:p>
          </table:table-cell>
          <table:table-cell office:value-type="float" office:value="193.26734869234585" table:style-name="ce179">
            <text:p>193.3</text:p>
          </table:table-cell>
          <table:table-cell table:number-columns-repeated="16377" table:style-name="ce27"/>
        </table:table-row>
        <table:table-row table:style-name="ro1">
          <table:table-cell table:style-name="ce153"/>
          <table:table-cell office:value-type="string" table:style-name="ce31">
            <text:p>May</text:p>
          </table:table-cell>
          <table:table-cell office:value-type="float" office:value="140.94325851194833" table:style-name="ce69">
            <text:p>140.9</text:p>
          </table:table-cell>
          <table:table-cell office:value-type="float" office:value="5.3137051300431999" table:style-name="ce69">
            <text:p>5.3</text:p>
          </table:table-cell>
          <table:table-cell office:value-type="float" office:value="10.115322386641759" table:style-name="ce179">
            <text:p>10.1</text:p>
          </table:table-cell>
          <table:table-cell office:value-type="float" office:value="1.7585272319999998" table:style-name="ce56">
            <text:p>1.8</text:p>
          </table:table-cell>
          <table:table-cell office:value-type="float" office:value="158.13081326063329" table:style-name="ce179">
            <text:p>158.1</text:p>
          </table:table-cell>
          <table:table-cell table:number-columns-repeated="16377" table:style-name="ce27"/>
        </table:table-row>
        <table:table-row table:style-name="ro1">
          <table:table-cell table:style-name="ce153"/>
          <table:table-cell office:value-type="string" table:style-name="ce31">
            <text:p>June</text:p>
          </table:table-cell>
          <table:table-cell office:value-type="float" office:value="146.30705144989452" table:style-name="ce69">
            <text:p>146.3</text:p>
          </table:table-cell>
          <table:table-cell office:value-type="float" office:value="6.447144536308671" table:style-name="ce69">
            <text:p>6.4</text:p>
          </table:table-cell>
          <table:table-cell office:value-type="float" office:value="8.029633805027208" table:style-name="ce179">
            <text:p>8.0</text:p>
          </table:table-cell>
          <table:table-cell office:value-type="float" office:value="1.9297259520000003" table:style-name="ce56">
            <text:p>1.9</text:p>
          </table:table-cell>
          <table:table-cell office:value-type="float" office:value="162.71355574323042" table:style-name="ce179">
            <text:p>162.7</text:p>
          </table:table-cell>
          <table:table-cell table:number-columns-repeated="16377" table:style-name="ce27"/>
        </table:table-row>
        <table:table-row table:style-name="ro1">
          <table:table-cell table:style-name="ce153"/>
          <table:table-cell office:value-type="string" table:style-name="ce31">
            <text:p>July*</text:p>
          </table:table-cell>
          <table:table-cell office:value-type="float" office:value="175.50028232670243" table:style-name="ce69">
            <text:p>175.5</text:p>
          </table:table-cell>
          <table:table-cell office:value-type="float" office:value="5.3935710896633946" table:style-name="ce69">
            <text:p>5.4</text:p>
          </table:table-cell>
          <table:table-cell office:value-type="float" office:value="9.8234732893864987" table:style-name="ce179">
            <text:p>9.8</text:p>
          </table:table-cell>
          <table:table-cell office:value-type="float" office:value="2.0727907200000004" table:style-name="ce56">
            <text:p>2.1</text:p>
          </table:table-cell>
          <table:table-cell office:value-type="float" office:value="192.79011742575233" table:style-name="ce179">
            <text:p>192.8</text:p>
          </table:table-cell>
          <table:table-cell table:number-columns-repeated="16377" table:style-name="ce27"/>
        </table:table-row>
        <table:table-row table:style-name="ro1">
          <table:table-cell table:style-name="ce153"/>
          <table:table-cell office:value-type="string" table:style-name="ce31">
            <text:p>August</text:p>
          </table:table-cell>
          <table:table-cell office:value-type="float" office:value="141.16762019126216" table:style-name="ce69">
            <text:p>141.2</text:p>
          </table:table-cell>
          <table:table-cell office:value-type="float" office:value="4.2474943087744172" table:style-name="ce69">
            <text:p>4.2</text:p>
          </table:table-cell>
          <table:table-cell office:value-type="float" office:value="9.7848593646504938" table:style-name="ce179">
            <text:p>9.8</text:p>
          </table:table-cell>
          <table:table-cell office:value-type="float" office:value="1.7670428160000005" table:style-name="ce56">
            <text:p>1.8</text:p>
          </table:table-cell>
          <table:table-cell office:value-type="float" office:value="156.96701668068707" table:style-name="ce179">
            <text:p>157.0</text:p>
          </table:table-cell>
          <table:table-cell table:number-columns-repeated="4" table:style-name="ce27"/>
          <table:table-cell office:value-type="string" table:style-name="ce27">
            <text:p><text:s/></text:p>
          </table:table-cell>
          <table:table-cell table:number-columns-repeated="16372"/>
        </table:table-row>
        <table:table-row table:style-name="ro1">
          <table:table-cell table:style-name="ce153"/>
          <table:table-cell office:value-type="string" table:style-name="ce31">
            <text:p>September</text:p>
          </table:table-cell>
          <table:table-cell office:value-type="float" office:value="141.2028159117105" table:style-name="ce69">
            <text:p>141.2</text:p>
          </table:table-cell>
          <table:table-cell office:value-type="float" office:value="4.2438647499268205" table:style-name="ce69">
            <text:p>4.2</text:p>
          </table:table-cell>
          <table:table-cell office:value-type="float" office:value="6.8846000119435793" table:style-name="ce179">
            <text:p>6.9</text:p>
          </table:table-cell>
          <table:table-cell office:value-type="float" office:value="1.6999825920000002" table:style-name="ce56">
            <text:p>1.7</text:p>
          </table:table-cell>
          <table:table-cell office:value-type="float" office:value="154.03126326558089" table:style-name="ce179">
            <text:p>154.0</text:p>
          </table:table-cell>
          <table:table-cell table:number-columns-repeated="16377" table:style-name="ce27"/>
        </table:table-row>
        <table:table-row table:style-name="ro1">
          <table:table-cell table:style-name="ce153"/>
          <table:table-cell office:value-type="string" table:style-name="ce31">
            <text:p>October*</text:p>
          </table:table-cell>
          <table:table-cell office:value-type="float" office:value="161.76642598452833" table:style-name="ce69">
            <text:p>161.8</text:p>
          </table:table-cell>
          <table:table-cell office:value-type="float" office:value="4.2753719028269899" table:style-name="ce69">
            <text:p>4.3</text:p>
          </table:table-cell>
          <table:table-cell office:value-type="float" office:value="14.173340825520375" table:style-name="ce179">
            <text:p>14.2</text:p>
          </table:table-cell>
          <table:table-cell office:value-type="float" office:value="1.9386998400000004" table:style-name="ce56">
            <text:p>1.9</text:p>
          </table:table-cell>
          <table:table-cell office:value-type="float" office:value="182.15383855287567" table:style-name="ce179">
            <text:p>182.2</text:p>
          </table:table-cell>
          <table:table-cell table:number-columns-repeated="16377" table:style-name="ce27"/>
        </table:table-row>
        <table:table-row table:style-name="ro1">
          <table:table-cell table:style-name="ce153"/>
          <table:table-cell office:value-type="string" table:style-name="ce31">
            <text:p>November</text:p>
          </table:table-cell>
          <table:table-cell office:value-type="float" office:value="135.34428535120506" table:style-name="ce69">
            <text:p>135.3</text:p>
          </table:table-cell>
          <table:table-cell office:value-type="float" office:value="3.9838406877215209" table:style-name="ce69">
            <text:p>4.0</text:p>
          </table:table-cell>
          <table:table-cell office:value-type="float" office:value="20.00241586490521" table:style-name="ce179">
            <text:p>20.0</text:p>
          </table:table-cell>
          <table:table-cell office:value-type="float" office:value="1.5823610880000003" table:style-name="ce56">
            <text:p>1.6</text:p>
          </table:table-cell>
          <table:table-cell office:value-type="float" office:value="160.91290299183177" table:style-name="ce179">
            <text:p>160.9</text:p>
          </table:table-cell>
          <table:table-cell table:number-columns-repeated="16377" table:style-name="ce27"/>
        </table:table-row>
        <table:table-row table:style-name="ro1">
          <table:table-cell table:style-name="ce153"/>
          <table:table-cell office:value-type="string" table:style-name="ce31">
            <text:p>December</text:p>
          </table:table-cell>
          <table:table-cell office:value-type="float" office:value="131.33397731686327" table:style-name="ce69">
            <text:p>131.3</text:p>
          </table:table-cell>
          <table:table-cell office:value-type="float" office:value="3.9658908061378124" table:style-name="ce69">
            <text:p>4.0</text:p>
          </table:table-cell>
          <table:table-cell office:value-type="float" office:value="15.087055108540421" table:style-name="ce179">
            <text:p>15.1</text:p>
          </table:table-cell>
          <table:table-cell office:value-type="float" office:value="1.582124544" table:style-name="ce56">
            <text:p>1.6</text:p>
          </table:table-cell>
          <table:table-cell office:value-type="float" office:value="151.96904777554153" table:style-name="ce179">
            <text:p>152.0</text:p>
          </table:table-cell>
          <table:table-cell table:number-columns-repeated="16377" table:style-name="ce27"/>
        </table:table-row>
        <table:table-row table:style-name="ro1">
          <table:table-cell table:style-name="ce125"/>
          <table:table-cell table:style-name="ce31"/>
          <table:table-cell table:number-columns-repeated="5" table:style-name="ce69"/>
          <table:table-cell table:number-columns-repeated="16377" table:style-name="ce27"/>
        </table:table-row>
        <table:table-row table:style-name="ro1">
          <table:table-cell table:style-name="ce31"/>
          <table:table-cell office:value-type="string" table:style-name="ce108">
            <text:p>Footnotes:</text:p>
          </table:table-cell>
          <table:table-cell table:number-columns-repeated="2" table:style-name="ce109"/>
          <table:table-cell table:number-columns-repeated="2" table:style-name="ce110"/>
          <table:table-cell table:style-name="ce31"/>
          <table:table-cell table:number-columns-repeated="16377" table:style-name="ce27"/>
        </table:table-row>
        <table:table-row table:style-name="ro1">
          <table:table-cell table:style-name="ce31"/>
          <table:table-cell table:style-name="ce108"/>
          <table:table-cell office:value-type="string" table:style-name="ce102">
            <text:p>* Five week month</text:p>
          </table:table-cell>
          <table:table-cell table:style-name="ce109"/>
          <table:table-cell table:number-columns-repeated="2" table:style-name="ce110"/>
          <table:table-cell table:style-name="ce31"/>
          <table:table-cell table:number-columns-repeated="16377" table:style-name="ce27"/>
        </table:table-row>
        <table:table-row table:style-name="ro1">
          <table:table-cell table:style-name="ce31"/>
          <table:table-cell table:style-name="ce108"/>
          <table:table-cell office:value-type="string" table:style-name="ce102">
            <text:p>**Denotes a 5 week month in a 53 week statistical year</text:p>
          </table:table-cell>
          <table:table-cell table:style-name="ce109"/>
          <table:table-cell table:number-columns-repeated="2" table:style-name="ce110"/>
          <table:table-cell table:style-name="ce31"/>
          <table:table-cell table:number-columns-repeated="16377" table:style-name="ce27"/>
        </table:table-row>
        <table:table-row table:style-name="ro1">
          <table:table-cell table:number-columns-repeated="2" table:style-name="ce31"/>
          <table:table-cell office:value-type="string" table:style-name="ce31">
            <text:p>(a) Converted to whole bird equivalent carcase weight, net of offal</text:p>
          </table:table-cell>
          <table:table-cell table:style-name="ce109"/>
          <table:table-cell table:number-columns-repeated="2" table:style-name="ce110"/>
          <table:table-cell table:style-name="ce31"/>
          <table:table-cell table:number-columns-repeated="16377" table:style-name="ce27"/>
        </table:table-row>
        <table:table-row table:style-name="ro1">
          <table:table-cell table:style-name="ce102"/>
          <table:table-cell table:style-name="ce111"/>
          <table:table-cell office:value-type="string" table:style-name="ce82">
            <text:p>(b) Excludes other bird types, e.g. geese</text:p>
          </table:table-cell>
          <table:table-cell table:number-columns-repeated="4" table:style-name="ce31"/>
          <table:table-cell table:number-columns-repeated="16377" table:style-name="ce27"/>
        </table:table-row>
        <table:table-row table:style-name="ro1">
          <table:table-cell table:style-name="ce102"/>
          <table:table-cell table:style-name="ce112"/>
          <table:table-cell table:style-name="ce54"/>
          <table:table-cell table:number-columns-repeated="4" table:style-name="ce31"/>
          <table:table-cell table:number-columns-repeated="16377"/>
        </table:table-row>
        <table:table-row table:style-name="ro1">
          <table:table-cell table:style-name="ce102"/>
          <table:table-cell table:style-name="ce178"/>
          <table:table-cell office:value-type="string" table:style-name="ce1">
            <text:p>An issue with the response rate of turkey slaughtering numbers has been detected for the highlighted month’s figures.<text:s/></text:p>
          </table:table-cell>
          <table:table-cell table:style-name="ce31"/>
          <table:table-cell table:style-name="ce113"/>
          <table:table-cell table:number-columns-repeated="16379"/>
        </table:table-row>
        <table:table-row table:style-name="ro1">
          <table:table-cell table:style-name="ce31"/>
          <table:table-cell table:style-name="ce27"/>
          <table:table-cell office:value-type="string" table:style-name="ce27">
            <text:p>For August 2020 data onwards, we have moved the data source to the FSA throughput database, and have reported the Turkey slaughtering numbers from there while we investigate the issue with the previous data source.</text:p>
          </table:table-cell>
          <table:table-cell table:number-columns-repeated="4" table:style-name="ce31"/>
          <table:table-cell table:number-columns-repeated="16377"/>
        </table:table-row>
        <table:table-row table:number-rows-repeated="1048221" table:style-name="ro1">
          <table:table-cell table:number-columns-repeated="16384"/>
        </table:table-row>
        <table:named-expressions>
          <table:named-range table:name="Print_Titles" table:cell-range-address="Production_Monthly.$A$9:Production_Monthly.$IV$10" table:base-cell-address="Production_Monthly.$A$1"/>
        </table:named-expressions>
      </table:table>
      <table:table table:name="Production_Annual" table:style-name="ta4">
        <table:table-column table:style-name="co28" table:default-cell-style-name="ce27"/>
        <table:table-column table:style-name="co25" table:number-columns-repeated="4" table:default-cell-style-name="ce27"/>
        <table:table-column table:style-name="co26" table:number-columns-repeated="4" table:default-cell-style-name="ce27"/>
        <table:table-column table:style-name="co29" table:default-cell-style-name="ce27"/>
        <table:table-column table:style-name="co30" table:default-cell-style-name="ce27"/>
        <table:table-column table:style-name="co31" table:default-cell-style-name="ce27"/>
        <table:table-column table:style-name="co32" table:default-cell-style-name="ce27"/>
        <table:table-column table:style-name="co33" table:default-cell-style-name="ce27"/>
        <table:table-column table:style-name="co32" table:default-cell-style-name="ce27"/>
        <table:table-column table:style-name="co33" table:default-cell-style-name="ce27"/>
        <table:table-column table:style-name="co34" table:default-cell-style-name="ce27"/>
        <table:table-column table:style-name="co11" table:number-columns-repeated="16367" table:default-cell-style-name="ce27"/>
        <table:table-row table:style-name="ro1">
          <table:table-cell office:value-type="string" table:style-name="ce2">
            <text:p>Updated on:</text:p>
          </table:table-cell>
          <table:table-cell office:value-type="date" office:date-value="2022-01-20T00:00:00" table:style-name="ce3">
            <text:p>20-Jan-22</text:p>
          </table:table-cell>
          <table:table-cell table:style-name="ce27"/>
          <table:table-cell office:value-type="string" table:style-name="ce70">
            <text:p>Contact:</text:p>
          </table:table-cell>
          <table:table-cell office:value-type="string" table:style-name="ce3">
            <text:p>Julie Rumsey, Defra, (Tel +44 (0) 2080 266306, Email julie.rumsey@defra.gov.uk)</text:p>
          </table:table-cell>
          <table:table-cell table:number-columns-repeated="16379" table:style-name="ce4"/>
        </table:table-row>
        <table:table-row table:style-name="ro1">
          <table:table-cell office:value-type="string" table:style-name="ce2">
            <text:p>Next update:</text:p>
          </table:table-cell>
          <table:table-cell office:value-type="date" office:date-value="2022-02-17T00:00:00" table:style-name="ce3">
            <text:p>17-Feb-22</text:p>
          </table:table-cell>
          <table:table-cell table:style-name="ce27"/>
          <table:table-cell office:value-type="string" table:style-name="ce70">
            <text:p>Source:</text:p>
          </table:table-cell>
          <table:table-cell office:value-type="string" table:style-name="ce48">
            <text:p>FSA, E&amp;W Poultry Slaughterhouse Survey, DAERA and RESAS</text:p>
          </table:table-cell>
          <table:table-cell table:number-columns-repeated="3" table:style-name="ce4"/>
          <table:table-cell table:style-name="ce71"/>
          <table:table-cell table:number-columns-repeated="16375" table:style-name="ce4"/>
        </table:table-row>
        <table:table-row table:style-name="ro1">
          <table:table-cell table:number-columns-repeated="5" table:style-name="ce2"/>
          <table:table-cell table:style-name="ce9"/>
          <table:table-cell table:style-name="ce27"/>
          <table:table-cell table:style-name="ce70"/>
          <table:table-cell table:style-name="ce49"/>
          <table:table-cell table:style-name="ce71"/>
          <table:table-cell table:number-columns-repeated="16374" table:style-name="ce4"/>
        </table:table-row>
        <table:table-row table:style-name="ro2">
          <table:table-cell office:value-type="string" table:style-name="ce72">
            <text:p>Annual UK Poultrymeat Production</text:p>
          </table:table-cell>
          <table:table-cell table:number-columns-repeated="4" table:style-name="ce72"/>
          <table:table-cell table:style-name="ce15"/>
          <table:table-cell table:number-columns-repeated="3" table:style-name="ce83"/>
          <table:table-cell table:style-name="ce84"/>
          <table:table-cell table:number-columns-repeated="16374" table:style-name="ce15"/>
        </table:table-row>
        <table:table-row table:style-name="ro2">
          <table:table-cell table:number-columns-repeated="5" table:style-name="ce74"/>
          <table:table-cell table:style-name="ce19"/>
          <table:table-cell table:style-name="ce15"/>
          <table:table-cell office:value-type="string" table:style-name="ce2">
            <text:p>Units:</text:p>
          </table:table-cell>
          <table:table-cell office:value-type="string" table:style-name="ce6">
            <text:p>Thousand Tonnes</text:p>
          </table:table-cell>
          <table:table-cell table:number-columns-repeated="16375" table:style-name="ce15"/>
        </table:table-row>
        <table:table-row table:style-name="ro1">
          <table:table-cell table:number-columns-repeated="7" table:style-name="ce4"/>
          <table:table-cell office:value-type="string" table:style-name="ce70">
            <text:p>Classification:</text:p>
          </table:table-cell>
          <table:table-cell office:value-type="string" table:style-name="ce21">
            <text:p>Public Domain</text:p>
          </table:table-cell>
          <table:table-cell table:number-columns-repeated="16375" table:style-name="ce4"/>
        </table:table-row>
        <table:table-row table:style-name="ro14">
          <table:table-cell table:style-name="ce105"/>
          <table:table-cell office:value-type="string" table:style-name="ce164">
            <text:p>Production (a)</text:p>
          </table:table-cell>
          <table:table-cell table:number-columns-repeated="4" table:style-name="ce164"/>
          <table:table-cell table:number-columns-repeated="16378" table:style-name="ce75"/>
        </table:table-row>
        <table:table-row table:style-name="ro12">
          <table:table-cell office:value-type="string" table:style-name="ce155">
            <text:p>Total for Year</text:p>
          </table:table-cell>
          <table:table-cell office:value-type="string" table:style-name="ce158">
            <text:p>Broilers</text:p>
          </table:table-cell>
          <table:table-cell office:value-type="string" table:style-name="ce158">
            <text:p>Boiling Fowl</text:p>
          </table:table-cell>
          <table:table-cell office:value-type="string" table:style-name="ce158">
            <text:p>Turkeys</text:p>
          </table:table-cell>
          <table:table-cell office:value-type="string" table:style-name="ce158">
            <text:p>Ducks</text:p>
          </table:table-cell>
          <table:table-cell office:value-type="string" table:style-name="ce158">
            <text:p>Total</text:p>
          </table:table-cell>
          <table:table-cell table:number-columns-repeated="16378" table:style-name="ce27"/>
        </table:table-row>
        <table:table-row table:style-name="ro1">
          <table:table-cell office:value-type="float" office:value="1994" table:style-name="ce85">
            <text:p>1994</text:p>
          </table:table-cell>
          <table:table-cell office:value-type="float" office:value="1017.3690801607253" table:style-name="ce114">
            <text:p>1,017.4</text:p>
          </table:table-cell>
          <table:table-cell office:value-type="float" office:value="53.179513828434033" table:style-name="ce114">
            <text:p>53.2</text:p>
          </table:table-cell>
          <table:table-cell office:value-type="float" office:value="268.37857807231069" table:style-name="ce114">
            <text:p>268.4</text:p>
          </table:table-cell>
          <table:table-cell office:value-type="float" office:value="30.853144018412216" table:style-name="ce114">
            <text:p>30.9</text:p>
          </table:table-cell>
          <table:table-cell office:value-type="float" office:value="1369.7803160798824" table:style-name="ce114">
            <text:p>1,369.8</text:p>
          </table:table-cell>
          <table:table-cell table:number-columns-repeated="2" table:style-name="ce86"/>
          <table:table-cell table:number-columns-repeated="144" table:style-name="ce87"/>
          <table:table-cell table:number-columns-repeated="16232" table:style-name="ce88"/>
        </table:table-row>
        <table:table-row table:style-name="ro1">
          <table:table-cell office:value-type="float" office:value="1995" table:style-name="ce85">
            <text:p>1995</text:p>
          </table:table-cell>
          <table:table-cell office:value-type="float" office:value="1046.4016409479329" table:style-name="ce114">
            <text:p>1,046.4</text:p>
          </table:table-cell>
          <table:table-cell office:value-type="float" office:value="51.580976537252326" table:style-name="ce114">
            <text:p>51.6</text:p>
          </table:table-cell>
          <table:table-cell office:value-type="float" office:value="295.97262518887999" table:style-name="ce114">
            <text:p>296.0</text:p>
          </table:table-cell>
          <table:table-cell office:value-type="float" office:value="32.956858437836033" table:style-name="ce114">
            <text:p>33.0</text:p>
          </table:table-cell>
          <table:table-cell office:value-type="float" office:value="1426.9121011119014" table:style-name="ce114">
            <text:p>1,426.9</text:p>
          </table:table-cell>
          <table:table-cell table:number-columns-repeated="2" table:style-name="ce28"/>
          <table:table-cell table:number-columns-repeated="16376" table:style-name="ce27"/>
        </table:table-row>
        <table:table-row table:style-name="ro1">
          <table:table-cell office:value-type="float" office:value="1996" table:style-name="ce85">
            <text:p>1996</text:p>
          </table:table-cell>
          <table:table-cell office:value-type="float" office:value="1094.3367507569644" table:style-name="ce114">
            <text:p>1,094.3</text:p>
          </table:table-cell>
          <table:table-cell office:value-type="float" office:value="55.01326495258386" table:style-name="ce114">
            <text:p>55.0</text:p>
          </table:table-cell>
          <table:table-cell office:value-type="float" office:value="294.01454038450413" table:style-name="ce114">
            <text:p>294.0</text:p>
          </table:table-cell>
          <table:table-cell office:value-type="float" office:value="37.916738093811887" table:style-name="ce114">
            <text:p>37.9</text:p>
          </table:table-cell>
          <table:table-cell office:value-type="float" office:value="1481.281294187864" table:style-name="ce114">
            <text:p>1,481.3</text:p>
          </table:table-cell>
          <table:table-cell table:number-columns-repeated="2" table:style-name="ce28"/>
          <table:table-cell table:number-columns-repeated="16376" table:style-name="ce27"/>
        </table:table-row>
        <table:table-row table:style-name="ro1">
          <table:table-cell office:value-type="float" office:value="1997" table:style-name="ce85">
            <text:p>1997</text:p>
          </table:table-cell>
          <table:table-cell office:value-type="float" office:value="1136.7510389020356" table:style-name="ce114">
            <text:p>1,136.8</text:p>
          </table:table-cell>
          <table:table-cell office:value-type="float" office:value="55.801454214758969" table:style-name="ce114">
            <text:p>55.8</text:p>
          </table:table-cell>
          <table:table-cell office:value-type="float" office:value="292.97919744421324" table:style-name="ce114">
            <text:p>293.0</text:p>
          </table:table-cell>
          <table:table-cell office:value-type="float" office:value="41.196232982410507" table:style-name="ce114">
            <text:p>41.2</text:p>
          </table:table-cell>
          <table:table-cell office:value-type="float" office:value="1526.7279235434185" table:style-name="ce114">
            <text:p>1,526.7</text:p>
          </table:table-cell>
          <table:table-cell table:number-columns-repeated="2" table:style-name="ce28"/>
          <table:table-cell table:number-columns-repeated="16376" table:style-name="ce27"/>
        </table:table-row>
        <table:table-row table:style-name="ro1">
          <table:table-cell office:value-type="float" office:value="1998" table:style-name="ce85">
            <text:p>1998</text:p>
          </table:table-cell>
          <table:table-cell office:value-type="float" office:value="1155.0055426222068" table:style-name="ce114">
            <text:p>1,155.0</text:p>
          </table:table-cell>
          <table:table-cell office:value-type="float" office:value="56.440958643053953" table:style-name="ce114">
            <text:p>56.4</text:p>
          </table:table-cell>
          <table:table-cell office:value-type="float" office:value="294.28791384210473" table:style-name="ce114">
            <text:p>294.3</text:p>
          </table:table-cell>
          <table:table-cell office:value-type="float" office:value="42.466652403106579" table:style-name="ce114">
            <text:p>42.5</text:p>
          </table:table-cell>
          <table:table-cell office:value-type="float" office:value="1548.2010675104716" table:style-name="ce114">
            <text:p>1,548.2</text:p>
          </table:table-cell>
          <table:table-cell table:number-columns-repeated="2" table:style-name="ce28"/>
          <table:table-cell table:number-columns-repeated="16376" table:style-name="ce27"/>
        </table:table-row>
        <table:table-row table:style-name="ro1">
          <table:table-cell office:value-type="float" office:value="1999" table:style-name="ce85">
            <text:p>1999</text:p>
          </table:table-cell>
          <table:table-cell office:value-type="float" office:value="1185.1779037949841" table:style-name="ce114">
            <text:p>1,185.2</text:p>
          </table:table-cell>
          <table:table-cell office:value-type="float" office:value="53.07555064760421" table:style-name="ce114">
            <text:p>53.1</text:p>
          </table:table-cell>
          <table:table-cell office:value-type="float" office:value="266.90653485266324" table:style-name="ce114">
            <text:p>266.9</text:p>
          </table:table-cell>
          <table:table-cell office:value-type="float" office:value="44.069231885295181" table:style-name="ce114">
            <text:p>44.1</text:p>
          </table:table-cell>
          <table:table-cell office:value-type="float" office:value="1549.2292211805468" table:style-name="ce114">
            <text:p>1,549.2</text:p>
          </table:table-cell>
          <table:table-cell table:number-columns-repeated="2" table:style-name="ce28"/>
          <table:table-cell table:number-columns-repeated="16376" table:style-name="ce27"/>
        </table:table-row>
        <table:table-row table:style-name="ro1">
          <table:table-cell office:value-type="float" office:value="2000" table:style-name="ce85">
            <text:p>2000</text:p>
          </table:table-cell>
          <table:table-cell office:value-type="float" office:value="1162.6091178603162" table:style-name="ce114">
            <text:p>1,162.6</text:p>
          </table:table-cell>
          <table:table-cell office:value-type="float" office:value="52.199211845581438" table:style-name="ce114">
            <text:p>52.2</text:p>
          </table:table-cell>
          <table:table-cell office:value-type="float" office:value="264.02435114497547" table:style-name="ce114">
            <text:p>264.0</text:p>
          </table:table-cell>
          <table:table-cell office:value-type="float" office:value="40.529263683670585" table:style-name="ce114">
            <text:p>40.5</text:p>
          </table:table-cell>
          <table:table-cell office:value-type="float" office:value="1519.3619445345437" table:style-name="ce114">
            <text:p>1,519.4</text:p>
          </table:table-cell>
          <table:table-cell table:number-columns-repeated="2" table:style-name="ce28"/>
          <table:table-cell table:number-columns-repeated="6" table:style-name="ce89"/>
          <table:table-cell table:style-name="ce27"/>
          <table:table-cell table:style-name="ce89"/>
          <table:table-cell table:number-columns-repeated="16368" table:style-name="ce27"/>
        </table:table-row>
        <table:table-row table:style-name="ro1">
          <table:table-cell office:value-type="float" office:value="2001" table:style-name="ce85">
            <text:p>2001</text:p>
          </table:table-cell>
          <table:table-cell office:value-type="float" office:value="1211.4272898812121" table:style-name="ce114">
            <text:p>1,211.4</text:p>
          </table:table-cell>
          <table:table-cell office:value-type="float" office:value="50.669422449475249" table:style-name="ce114">
            <text:p>50.7</text:p>
          </table:table-cell>
          <table:table-cell office:value-type="float" office:value="260.01639557367207" table:style-name="ce114">
            <text:p>260.0</text:p>
          </table:table-cell>
          <table:table-cell office:value-type="float" office:value="47.599485787666246" table:style-name="ce114">
            <text:p>47.6</text:p>
          </table:table-cell>
          <table:table-cell office:value-type="float" office:value="1569.7125936920258" table:style-name="ce114">
            <text:p>1,569.7</text:p>
          </table:table-cell>
          <table:table-cell table:number-columns-repeated="2" table:style-name="ce28"/>
          <table:table-cell table:number-columns-repeated="6" table:style-name="ce89"/>
          <table:table-cell table:style-name="ce27"/>
          <table:table-cell table:style-name="ce89"/>
          <table:table-cell table:number-columns-repeated="16368" table:style-name="ce27"/>
        </table:table-row>
        <table:table-row table:style-name="ro1">
          <table:table-cell office:value-type="float" office:value="2002" table:style-name="ce85">
            <text:p>2002</text:p>
          </table:table-cell>
          <table:table-cell office:value-type="float" office:value="1222.0928364206732" table:style-name="ce114">
            <text:p>1,222.1</text:p>
          </table:table-cell>
          <table:table-cell office:value-type="float" office:value="51.831105149601406" table:style-name="ce114">
            <text:p>51.8</text:p>
          </table:table-cell>
          <table:table-cell office:value-type="float" office:value="237.71682155270861" table:style-name="ce114">
            <text:p>237.7</text:p>
          </table:table-cell>
          <table:table-cell office:value-type="float" office:value="43.452343153458692" table:style-name="ce114">
            <text:p>43.5</text:p>
          </table:table-cell>
          <table:table-cell office:value-type="float" office:value="1555.0931062764419" table:style-name="ce114">
            <text:p>1,555.1</text:p>
          </table:table-cell>
          <table:table-cell table:number-columns-repeated="2" table:style-name="ce28"/>
          <table:table-cell table:number-columns-repeated="6" table:style-name="ce89"/>
          <table:table-cell table:style-name="ce27"/>
          <table:table-cell table:style-name="ce89"/>
          <table:table-cell table:number-columns-repeated="16368"/>
        </table:table-row>
        <table:table-row table:style-name="ro1">
          <table:table-cell office:value-type="float" office:value="2003" table:style-name="ce85">
            <text:p>2003</text:p>
          </table:table-cell>
          <table:table-cell office:value-type="float" office:value="1245.3063339615239" table:style-name="ce114">
            <text:p>1,245.3</text:p>
          </table:table-cell>
          <table:table-cell office:value-type="float" office:value="51.301552515533992" table:style-name="ce114">
            <text:p>51.3</text:p>
          </table:table-cell>
          <table:table-cell office:value-type="float" office:value="215.1369919857446" table:style-name="ce114">
            <text:p>215.1</text:p>
          </table:table-cell>
          <table:table-cell office:value-type="float" office:value="43.122164794098012" table:style-name="ce114">
            <text:p>43.1</text:p>
          </table:table-cell>
          <table:table-cell office:value-type="float" office:value="1554.8670432569004" table:style-name="ce114">
            <text:p>1,554.9</text:p>
          </table:table-cell>
          <table:table-cell table:number-columns-repeated="2" table:style-name="ce28"/>
          <table:table-cell table:number-columns-repeated="6" table:style-name="ce89"/>
          <table:table-cell table:style-name="ce27"/>
          <table:table-cell table:style-name="ce89"/>
          <table:table-cell table:number-columns-repeated="16368"/>
        </table:table-row>
        <table:table-row table:style-name="ro1">
          <table:table-cell office:value-type="float" office:value="2004" table:style-name="ce85">
            <text:p>2004</text:p>
          </table:table-cell>
          <table:table-cell office:value-type="float" office:value="1245.6867794853554" table:style-name="ce114">
            <text:p>1,245.7</text:p>
          </table:table-cell>
          <table:table-cell office:value-type="float" office:value="49.600374165457936" table:style-name="ce114">
            <text:p>49.6</text:p>
          </table:table-cell>
          <table:table-cell office:value-type="float" office:value="206.91574656638599" table:style-name="ce114">
            <text:p>206.9</text:p>
          </table:table-cell>
          <table:table-cell office:value-type="float" office:value="38.150163825962466" table:style-name="ce114">
            <text:p>38.2</text:p>
          </table:table-cell>
          <table:table-cell office:value-type="float" office:value="1540.3530640431618" table:style-name="ce114">
            <text:p>1,540.4</text:p>
          </table:table-cell>
          <table:table-cell table:number-columns-repeated="2" table:style-name="ce28"/>
          <table:table-cell table:number-columns-repeated="6" table:style-name="ce89"/>
          <table:table-cell table:style-name="ce27"/>
          <table:table-cell table:style-name="ce89"/>
          <table:table-cell table:number-columns-repeated="16368"/>
        </table:table-row>
        <table:table-row table:style-name="ro1">
          <table:table-cell office:value-type="float" office:value="2005" table:style-name="ce85">
            <text:p>2005</text:p>
          </table:table-cell>
          <table:table-cell office:value-type="float" office:value="1282.4727618223053" table:style-name="ce114">
            <text:p>1,282.5</text:p>
          </table:table-cell>
          <table:table-cell office:value-type="float" office:value="51.411963579581744" table:style-name="ce114">
            <text:p>51.4</text:p>
          </table:table-cell>
          <table:table-cell office:value-type="float" office:value="192.42119059635323" table:style-name="ce114">
            <text:p>192.4</text:p>
          </table:table-cell>
          <table:table-cell office:value-type="float" office:value="37.453837457187639" table:style-name="ce114">
            <text:p>37.5</text:p>
          </table:table-cell>
          <table:table-cell office:value-type="float" office:value="1563.7597534554282" table:style-name="ce114">
            <text:p>1,563.8</text:p>
          </table:table-cell>
          <table:table-cell table:number-columns-repeated="2" table:style-name="ce28"/>
          <table:table-cell table:number-columns-repeated="6" table:style-name="ce89"/>
          <table:table-cell table:style-name="ce27"/>
          <table:table-cell table:style-name="ce89"/>
          <table:table-cell table:number-columns-repeated="16368"/>
        </table:table-row>
        <table:table-row table:style-name="ro1">
          <table:table-cell office:value-type="float" office:value="2006" table:style-name="ce85">
            <text:p>2006</text:p>
          </table:table-cell>
          <table:table-cell office:value-type="float" office:value="1237.0207649701456" table:style-name="ce114">
            <text:p>1,237.0</text:p>
          </table:table-cell>
          <table:table-cell office:value-type="float" office:value="52.803818975472154" table:style-name="ce114">
            <text:p>52.8</text:p>
          </table:table-cell>
          <table:table-cell office:value-type="float" office:value="178.06695337953138" table:style-name="ce114">
            <text:p>178.1</text:p>
          </table:table-cell>
          <table:table-cell office:value-type="float" office:value="36.525172380915073" table:style-name="ce114">
            <text:p>36.5</text:p>
          </table:table-cell>
          <table:table-cell office:value-type="float" office:value="1504.4167097060645" table:style-name="ce114">
            <text:p>1,504.4</text:p>
          </table:table-cell>
          <table:table-cell table:number-columns-repeated="2" table:style-name="ce28"/>
          <table:table-cell table:number-columns-repeated="6" table:style-name="ce89"/>
          <table:table-cell table:style-name="ce27"/>
          <table:table-cell table:style-name="ce89"/>
          <table:table-cell table:number-columns-repeated="16368"/>
        </table:table-row>
        <table:table-row table:style-name="ro1">
          <table:table-cell office:value-type="float" office:value="2007" table:style-name="ce85">
            <text:p>2007</text:p>
          </table:table-cell>
          <table:table-cell office:value-type="float" office:value="1211.7716754148644" table:style-name="ce114">
            <text:p>1,211.8</text:p>
          </table:table-cell>
          <table:table-cell office:value-type="float" office:value="51.744191302651586" table:style-name="ce114">
            <text:p>51.7</text:p>
          </table:table-cell>
          <table:table-cell office:value-type="float" office:value="164.50348690497839" table:style-name="ce114">
            <text:p>164.5</text:p>
          </table:table-cell>
          <table:table-cell office:value-type="float" office:value="33.223692502623372" table:style-name="ce114">
            <text:p>33.2</text:p>
          </table:table-cell>
          <table:table-cell office:value-type="float" office:value="1461.2430461251179" table:style-name="ce114">
            <text:p>1,461.2</text:p>
          </table:table-cell>
          <table:table-cell table:number-columns-repeated="2" table:style-name="ce28"/>
          <table:table-cell table:number-columns-repeated="6" table:style-name="ce89"/>
          <table:table-cell table:style-name="ce27"/>
          <table:table-cell table:style-name="ce89"/>
          <table:table-cell table:number-columns-repeated="16368"/>
        </table:table-row>
        <table:table-row table:style-name="ro1">
          <table:table-cell office:value-type="float" office:value="2008" table:style-name="ce85">
            <text:p>2008</text:p>
          </table:table-cell>
          <table:table-cell office:value-type="float" office:value="1213.625116660643" table:style-name="ce114">
            <text:p>1,213.6</text:p>
          </table:table-cell>
          <table:table-cell office:value-type="float" office:value="55.832688242735017" table:style-name="ce114">
            <text:p>55.8</text:p>
          </table:table-cell>
          <table:table-cell office:value-type="float" office:value="160.10618023944741" table:style-name="ce114">
            <text:p>160.1</text:p>
          </table:table-cell>
          <table:table-cell office:value-type="float" office:value="32.860946400931546" table:style-name="ce114">
            <text:p>32.9</text:p>
          </table:table-cell>
          <table:table-cell office:value-type="float" office:value="1462.4249315437569" table:style-name="ce114">
            <text:p>1,462.4</text:p>
          </table:table-cell>
          <table:table-cell table:number-columns-repeated="2" table:style-name="ce28"/>
          <table:table-cell table:number-columns-repeated="6" table:style-name="ce89"/>
          <table:table-cell table:style-name="ce27"/>
          <table:table-cell table:style-name="ce89"/>
          <table:table-cell table:number-columns-repeated="16368"/>
        </table:table-row>
        <table:table-row table:style-name="ro1">
          <table:table-cell office:value-type="float" office:value="2009" table:style-name="ce85">
            <text:p>2009</text:p>
          </table:table-cell>
          <table:table-cell office:value-type="float" office:value="1220.4115646781461" table:style-name="ce114">
            <text:p>1,220.4</text:p>
          </table:table-cell>
          <table:table-cell office:value-type="float" office:value="49.954597886413922" table:style-name="ce114">
            <text:p>50.0</text:p>
          </table:table-cell>
          <table:table-cell office:value-type="float" office:value="156.74944520363758" table:style-name="ce114">
            <text:p>156.7</text:p>
          </table:table-cell>
          <table:table-cell office:value-type="float" office:value="29.990289167453792" table:style-name="ce114">
            <text:p>30.0</text:p>
          </table:table-cell>
          <table:table-cell office:value-type="float" office:value="1457.1058969356513" table:style-name="ce114">
            <text:p>1,457.1</text:p>
          </table:table-cell>
          <table:table-cell table:number-columns-repeated="16378" table:style-name="ce27"/>
        </table:table-row>
        <table:table-row table:style-name="ro1">
          <table:table-cell office:value-type="string" table:style-name="ce85">
            <text:p><text:s text:c="2"/>2010**</text:p>
          </table:table-cell>
          <table:table-cell office:value-type="float" office:value="1323.0098102296795" table:style-name="ce114">
            <text:p>1,323.0</text:p>
          </table:table-cell>
          <table:table-cell office:value-type="float" office:value="52.718514497846407" table:style-name="ce114">
            <text:p>52.7</text:p>
          </table:table-cell>
          <table:table-cell office:value-type="float" office:value="162.43646096024847" table:style-name="ce114">
            <text:p>162.4</text:p>
          </table:table-cell>
          <table:table-cell office:value-type="float" office:value="29.552451500765098" table:style-name="ce114">
            <text:p>29.6</text:p>
          </table:table-cell>
          <table:table-cell office:value-type="float" office:value="1567.7172371885397" table:style-name="ce114">
            <text:p>1,567.7</text:p>
          </table:table-cell>
          <table:table-cell table:number-columns-repeated="16378" table:style-name="ce27"/>
        </table:table-row>
        <table:table-row table:style-name="ro1">
          <table:table-cell office:value-type="float" office:value="2011" table:style-name="ce85">
            <text:p>2011</text:p>
          </table:table-cell>
          <table:table-cell office:value-type="float" office:value="1297.274538099816" table:style-name="ce114">
            <text:p>1,297.3</text:p>
          </table:table-cell>
          <table:table-cell office:value-type="float" office:value="56.231485712746277" table:style-name="ce114">
            <text:p>56.2</text:p>
          </table:table-cell>
          <table:table-cell office:value-type="float" office:value="171.10832212386194" table:style-name="ce114">
            <text:p>171.1</text:p>
          </table:table-cell>
          <table:table-cell office:value-type="float" office:value="33.000309884473779" table:style-name="ce114">
            <text:p>33.0</text:p>
          </table:table-cell>
          <table:table-cell office:value-type="float" office:value="1557.6146558208982" table:style-name="ce114">
            <text:p>1,557.6</text:p>
          </table:table-cell>
          <table:table-cell table:number-columns-repeated="16378" table:style-name="ce27"/>
        </table:table-row>
        <table:table-row table:style-name="ro1">
          <table:table-cell office:value-type="float" office:value="2012" table:style-name="ce85">
            <text:p>2012</text:p>
          </table:table-cell>
          <table:table-cell office:value-type="float" office:value="1321.8360957126206" table:style-name="ce114">
            <text:p>1,321.8</text:p>
          </table:table-cell>
          <table:table-cell office:value-type="float" office:value="57.623275610807603" table:style-name="ce114">
            <text:p>57.6</text:p>
          </table:table-cell>
          <table:table-cell office:value-type="float" office:value="195.58091038920892" table:style-name="ce114">
            <text:p>195.6</text:p>
          </table:table-cell>
          <table:table-cell office:value-type="float" office:value="32.067690977346651" table:style-name="ce114">
            <text:p>32.1</text:p>
          </table:table-cell>
          <table:table-cell office:value-type="float" office:value="1607.1079726899836" table:style-name="ce114">
            <text:p>1,607.1</text:p>
          </table:table-cell>
          <table:table-cell table:number-columns-repeated="16378" table:style-name="ce27"/>
        </table:table-row>
        <table:table-row table:style-name="ro1">
          <table:table-cell office:value-type="float" office:value="2013" table:style-name="ce85">
            <text:p>2013</text:p>
          </table:table-cell>
          <table:table-cell office:value-type="float" office:value="1388.3433188975093" table:style-name="ce114">
            <text:p>1,388.3</text:p>
          </table:table-cell>
          <table:table-cell office:value-type="float" office:value="54.538648687130753" table:style-name="ce114">
            <text:p>54.5</text:p>
          </table:table-cell>
          <table:table-cell office:value-type="float" office:value="187.45319186431249" table:style-name="ce114">
            <text:p>187.5</text:p>
          </table:table-cell>
          <table:table-cell office:value-type="float" office:value="30.428893756812958" table:style-name="ce114">
            <text:p>30.4</text:p>
          </table:table-cell>
          <table:table-cell office:value-type="float" office:value="1660.7640532057655" table:style-name="ce114">
            <text:p>1,660.8</text:p>
          </table:table-cell>
          <table:table-cell table:number-columns-repeated="4" table:style-name="ce78"/>
          <table:table-cell table:number-columns-repeated="2" table:style-name="ce27"/>
          <table:table-cell table:style-name="ce90"/>
          <table:table-cell table:number-columns-repeated="16371" table:style-name="ce27"/>
        </table:table-row>
        <table:table-row table:style-name="ro1">
          <table:table-cell office:value-type="float" office:value="2014" table:style-name="ce85">
            <text:p>2014</text:p>
          </table:table-cell>
          <table:table-cell office:value-type="float" office:value="1383.2444406250761" table:style-name="ce114">
            <text:p>1,383.2</text:p>
          </table:table-cell>
          <table:table-cell office:value-type="float" office:value="58.395716498687598" table:style-name="ce114">
            <text:p>58.4</text:p>
          </table:table-cell>
          <table:table-cell office:value-type="float" office:value="172.09990848686152" table:style-name="ce114">
            <text:p>172.1</text:p>
          </table:table-cell>
          <table:table-cell office:value-type="float" office:value="32.05401463574762" table:style-name="ce114">
            <text:p>32.1</text:p>
          </table:table-cell>
          <table:table-cell office:value-type="float" office:value="1645.7940802463729" table:style-name="ce114">
            <text:p>1,645.8</text:p>
          </table:table-cell>
          <table:table-cell table:number-columns-repeated="4" table:style-name="ce78"/>
          <table:table-cell table:number-columns-repeated="2" table:style-name="ce27"/>
          <table:table-cell table:style-name="ce90"/>
          <table:table-cell table:number-columns-repeated="16371" table:style-name="ce27"/>
        </table:table-row>
        <table:table-row table:style-name="ro1">
          <table:table-cell office:value-type="float" office:value="2015" table:style-name="ce85">
            <text:p>2015</text:p>
          </table:table-cell>
          <table:table-cell office:value-type="float" office:value="1456.4331791193749" table:style-name="ce114">
            <text:p>1,456.4</text:p>
          </table:table-cell>
          <table:table-cell office:value-type="float" office:value="64.599852639300451" table:style-name="ce114">
            <text:p>64.6</text:p>
          </table:table-cell>
          <table:table-cell office:value-type="float" office:value="180.70285061155448" table:style-name="ce114">
            <text:p>180.7</text:p>
          </table:table-cell>
          <table:table-cell office:value-type="float" office:value="29.218056171987698" table:style-name="ce114">
            <text:p>29.2</text:p>
          </table:table-cell>
          <table:table-cell office:value-type="float" office:value="1730.9539385422179" table:style-name="ce114">
            <text:p>1,731.0</text:p>
          </table:table-cell>
          <table:table-cell table:number-columns-repeated="4" table:style-name="ce78"/>
          <table:table-cell table:number-columns-repeated="2" table:style-name="ce27"/>
          <table:table-cell table:style-name="ce90"/>
          <table:table-cell table:number-columns-repeated="16371" table:style-name="ce27"/>
        </table:table-row>
        <table:table-row table:style-name="ro1">
          <table:table-cell office:value-type="string" table:style-name="ce85">
            <text:p>2016**</text:p>
          </table:table-cell>
          <table:table-cell office:value-type="float" office:value="1525.8192655838952" table:style-name="ce114">
            <text:p>1,525.8</text:p>
          </table:table-cell>
          <table:table-cell office:value-type="float" office:value="81.745583982999264" table:style-name="ce114">
            <text:p>81.7</text:p>
          </table:table-cell>
          <table:table-cell office:value-type="float" office:value="165.85861478901538" table:style-name="ce114">
            <text:p>165.9</text:p>
          </table:table-cell>
          <table:table-cell office:value-type="float" office:value="29.563184930400013" table:style-name="ce114">
            <text:p>29.6</text:p>
          </table:table-cell>
          <table:table-cell office:value-type="float" office:value="1802.9866492863098" table:style-name="ce114">
            <text:p>1,803.0</text:p>
          </table:table-cell>
          <table:table-cell table:number-columns-repeated="4" table:style-name="ce78"/>
          <table:table-cell table:number-columns-repeated="2" table:style-name="ce27"/>
          <table:table-cell table:style-name="ce90"/>
          <table:table-cell table:number-columns-repeated="16371" table:style-name="ce27"/>
        </table:table-row>
        <table:table-row table:style-name="ro1">
          <table:table-cell office:value-type="float" office:value="2017" table:style-name="ce85">
            <text:p>2017</text:p>
          </table:table-cell>
          <table:table-cell office:value-type="float" office:value="1596.0301750276308" table:style-name="ce114">
            <text:p>1,596.0</text:p>
          </table:table-cell>
          <table:table-cell office:value-type="float" office:value="76.603189733658866" table:style-name="ce114">
            <text:p>76.6</text:p>
          </table:table-cell>
          <table:table-cell office:value-type="float" office:value="147.77020138207831" table:style-name="ce114">
            <text:p>147.8</text:p>
          </table:table-cell>
          <table:table-cell office:value-type="float" office:value="30.619735908959999" table:style-name="ce114">
            <text:p>30.6</text:p>
          </table:table-cell>
          <table:table-cell office:value-type="float" office:value="1851.0233020523283" table:style-name="ce114">
            <text:p>1,851.0</text:p>
          </table:table-cell>
          <table:table-cell table:number-columns-repeated="4" table:style-name="ce78"/>
          <table:table-cell table:number-columns-repeated="2" table:style-name="ce27"/>
          <table:table-cell table:style-name="ce90"/>
          <table:table-cell table:number-columns-repeated="16371" table:style-name="ce27"/>
        </table:table-row>
        <table:table-row table:style-name="ro1">
          <table:table-cell office:value-type="float" office:value="2018" table:style-name="ce85">
            <text:p>2018</text:p>
          </table:table-cell>
          <table:table-cell office:value-type="float" office:value="1673.9086487731454" table:style-name="ce114">
            <text:p>1,673.9</text:p>
          </table:table-cell>
          <table:table-cell office:value-type="float" office:value="75.875258779884533" table:style-name="ce114">
            <text:p>75.9</text:p>
          </table:table-cell>
          <table:table-cell office:value-type="float" office:value="156.91525186505712" table:style-name="ce114">
            <text:p>156.9</text:p>
          </table:table-cell>
          <table:table-cell office:value-type="float" office:value="30.418563209760006" table:style-name="ce114">
            <text:p>30.4</text:p>
          </table:table-cell>
          <table:table-cell office:value-type="float" office:value="1937.1177226278471" table:style-name="ce114">
            <text:p>1,937.1</text:p>
          </table:table-cell>
          <table:table-cell table:number-columns-repeated="4" table:style-name="ce78"/>
          <table:table-cell table:number-columns-repeated="2" table:style-name="ce27"/>
          <table:table-cell table:style-name="ce90"/>
          <table:table-cell table:number-columns-repeated="16371"/>
        </table:table-row>
        <table:table-row table:style-name="ro1">
          <table:table-cell office:value-type="float" office:value="2019" table:style-name="ce85">
            <text:p>2019</text:p>
          </table:table-cell>
          <table:table-cell office:value-type="float" office:value="1641.6287411665701" table:style-name="ce114">
            <text:p>1,641.6</text:p>
          </table:table-cell>
          <table:table-cell office:value-type="float" office:value="84.415634015138224" table:style-name="ce114">
            <text:p>84.4</text:p>
          </table:table-cell>
          <table:table-cell office:value-type="float" office:value="156.34246569861159" table:style-name="ce114">
            <text:p>156.3</text:p>
          </table:table-cell>
          <table:table-cell office:value-type="float" office:value="27.936247035840001" table:style-name="ce114">
            <text:p>27.9</text:p>
          </table:table-cell>
          <table:table-cell office:value-type="float" office:value="1910.3230879161599" table:style-name="ce114">
            <text:p>1,910.3</text:p>
          </table:table-cell>
          <table:table-cell table:number-columns-repeated="4" table:style-name="ce78"/>
          <table:table-cell table:number-columns-repeated="2" table:style-name="ce27"/>
          <table:table-cell table:style-name="ce90"/>
          <table:table-cell table:number-columns-repeated="16371"/>
        </table:table-row>
        <table:table-row table:style-name="ro1">
          <table:table-cell office:value-type="float" office:value="2020" table:style-name="ce85">
            <text:p>2020</text:p>
          </table:table-cell>
          <table:table-cell office:value-type="float" office:value="1710.8360101744843" table:style-name="ce114">
            <text:p>1,710.8</text:p>
          </table:table-cell>
          <table:table-cell office:value-type="float" office:value="83.673303789876201" table:style-name="ce114">
            <text:p>83.7</text:p>
          </table:table-cell>
          <table:table-cell office:value-type="float" office:value="158.94513897554774" table:style-name="ce114">
            <text:p>158.9</text:p>
          </table:table-cell>
          <table:table-cell office:value-type="float" office:value="22.357407900959995" table:style-name="ce114">
            <text:p>22.4</text:p>
          </table:table-cell>
          <table:table-cell office:value-type="float" office:value="1975.8118608408681" table:style-name="ce114">
            <text:p>1,975.8</text:p>
          </table:table-cell>
          <table:table-cell table:number-columns-repeated="4" table:style-name="ce78"/>
          <table:table-cell table:number-columns-repeated="2" table:style-name="ce27"/>
          <table:table-cell table:style-name="ce90"/>
          <table:table-cell table:number-columns-repeated="16371"/>
        </table:table-row>
        <table:table-row table:style-name="ro1">
          <table:table-cell office:value-type="float" office:value="2021" table:style-name="ce85">
            <text:p>2021</text:p>
          </table:table-cell>
          <table:table-cell office:value-type="float" office:value="1768.0566451521563" table:style-name="ce114">
            <text:p>1,768.1</text:p>
          </table:table-cell>
          <table:table-cell office:value-type="float" office:value="61.84135978159032" table:style-name="ce114">
            <text:p>61.8</text:p>
          </table:table-cell>
          <table:table-cell office:value-type="float" office:value="121.60280471263826" table:style-name="ce114">
            <text:p>121.6</text:p>
          </table:table-cell>
          <table:table-cell office:value-type="float" office:value="21.273584640000003" table:style-name="ce114">
            <text:p>21.3</text:p>
          </table:table-cell>
          <table:table-cell office:value-type="float" office:value="1972.7743942863849" table:style-name="ce114">
            <text:p>1,972.8</text:p>
          </table:table-cell>
          <table:table-cell table:number-columns-repeated="4" table:style-name="ce78"/>
          <table:table-cell table:number-columns-repeated="2" table:style-name="ce27"/>
          <table:table-cell table:style-name="ce90"/>
          <table:table-cell table:number-columns-repeated="16371"/>
        </table:table-row>
        <table:table-row table:style-name="ro10">
          <table:table-cell table:number-columns-repeated="5" table:style-name="ce91"/>
          <table:table-cell table:style-name="ce37"/>
          <table:table-cell table:number-columns-repeated="4" table:style-name="ce78"/>
          <table:table-cell table:number-columns-repeated="2" table:style-name="ce27"/>
          <table:table-cell table:style-name="ce90"/>
          <table:table-cell table:number-columns-repeated="16371"/>
        </table:table-row>
        <table:table-row table:style-name="ro1">
          <table:table-cell office:value-type="string" table:style-name="ce52">
            <text:p>Footnotes:</text:p>
          </table:table-cell>
          <table:table-cell table:style-name="ce27"/>
          <table:table-cell table:number-columns-repeated="2" table:style-name="ce80"/>
          <table:table-cell table:style-name="ce81"/>
          <table:table-cell table:style-name="ce42"/>
          <table:table-cell table:number-columns-repeated="2" table:style-name="ce27"/>
          <table:table-cell table:number-columns-repeated="2" table:style-name="ce78"/>
          <table:table-cell table:number-columns-repeated="16374" table:style-name="ce27"/>
        </table:table-row>
        <table:table-row table:style-name="ro1">
          <table:table-cell table:style-name="ce91"/>
          <table:table-cell table:style-name="ce17"/>
          <table:table-cell table:style-name="ce27"/>
          <table:table-cell table:style-name="ce80"/>
          <table:table-cell table:style-name="ce81"/>
          <table:table-cell table:style-name="ce42"/>
          <table:table-cell table:number-columns-repeated="2" table:style-name="ce27"/>
          <table:table-cell table:number-columns-repeated="2" table:style-name="ce78"/>
          <table:table-cell table:number-columns-repeated="16374" table:style-name="ce27"/>
        </table:table-row>
        <table:table-row table:style-name="ro1">
          <table:table-cell table:style-name="ce91"/>
          <table:table-cell office:value-type="string" table:style-name="ce17">
            <text:p>**Denotes a 53 week statistical year</text:p>
          </table:table-cell>
          <table:table-cell table:style-name="ce27"/>
          <table:table-cell table:style-name="ce80"/>
          <table:table-cell table:style-name="ce81"/>
          <table:table-cell table:style-name="ce42"/>
          <table:table-cell table:number-columns-repeated="2" table:style-name="ce27"/>
          <table:table-cell table:style-name="ce78"/>
          <table:table-cell table:style-name="ce64"/>
          <table:table-cell table:number-columns-repeated="16374" table:style-name="ce27"/>
        </table:table-row>
        <table:table-row table:style-name="ro1">
          <table:table-cell table:style-name="ce27"/>
          <table:table-cell office:value-type="string" table:style-name="ce82">
            <text:p>(a) Excludes other bird types, e.g. geese</text:p>
          </table:table-cell>
          <table:table-cell table:style-name="ce27"/>
          <table:table-cell table:style-name="ce15"/>
          <table:table-cell table:number-columns-repeated="16380" table:style-name="ce27"/>
        </table:table-row>
        <table:table-row table:style-name="ro1">
          <table:table-cell table:style-name="ce27"/>
          <table:table-cell table:style-name="ce82"/>
          <table:table-cell table:style-name="ce27"/>
          <table:table-cell table:style-name="ce15"/>
          <table:table-cell table:number-columns-repeated="16380" table:style-name="ce27"/>
        </table:table-row>
        <table:table-row table:style-name="ro1">
          <table:table-cell table:style-name="ce27"/>
          <table:table-cell office:value-type="string" table:style-name="ce15">
            <text:p>This material is Crown copyright but may be reproduced without formal permission or charge for personal<text:s/></text:p>
          </table:table-cell>
          <table:table-cell table:number-columns-repeated="16382" table:style-name="ce27"/>
        </table:table-row>
        <table:table-row table:style-name="ro1">
          <table:table-cell table:style-name="ce17"/>
          <table:table-cell office:value-type="string" table:style-name="ce54">
            <text:p>or in-house use.</text:p>
          </table:table-cell>
          <table:table-cell table:style-name="ce27"/>
          <table:table-cell office:value-type="string" table:style-name="ce20">
            <text:p>© <text:s/>Crown copyright, 2021</text:p>
          </table:table-cell>
          <table:table-cell table:number-columns-repeated="16380" table:style-name="ce27"/>
        </table:table-row>
        <table:table-row table:style-name="ro1">
          <table:table-cell table:number-columns-repeated="2" table:style-name="ce17"/>
          <table:table-cell table:style-name="ce27"/>
          <table:table-cell table:style-name="ce15"/>
          <table:table-cell table:number-columns-repeated="16380" table:style-name="ce27"/>
        </table:table-row>
        <table:table-row table:style-name="ro1">
          <table:table-cell table:style-name="ce17"/>
          <table:table-cell table:number-columns-repeated="2" table:style-name="ce27"/>
          <table:table-cell table:style-name="ce15"/>
          <table:table-cell table:number-columns-repeated="16380" table:style-name="ce27"/>
        </table:table-row>
        <table:table-row table:number-rows-repeated="2" table:style-name="ro1">
          <table:table-cell table:style-name="ce17"/>
          <table:table-cell table:number-columns-repeated="5" table:style-name="ce27"/>
          <table:table-cell table:style-name="ce15"/>
          <table:table-cell table:number-columns-repeated="16377" table:style-name="ce27"/>
        </table:table-row>
        <table:table-row table:number-rows-repeated="1048528" table:style-name="ro1">
          <table:table-cell table:number-columns-repeated="16384"/>
        </table:table-row>
        <table:named-expressions>
          <table:named-range table:name="Print_Area" table:cell-range-address="Production_Annual.$A$1:Production_Annual.$M$45" table:base-cell-address="Production_Annual.$A$1"/>
          <table:named-range table:name="Print_Titles" table:cell-range-address="Production_Annual.$A$8:Production_Annual.$IV$8" table:base-cell-address="Production_Annual.$A$1"/>
        </table:named-expressions>
      </table:table>
      <table:table table:name="Information" table:style-name="ta5">
        <table:table-column table:style-name="co35" table:default-cell-style-name="ce168"/>
        <table:table-column table:style-name="co36" table:default-cell-style-name="ce168"/>
        <table:table-column table:style-name="co11" table:number-columns-repeated="16382" table:default-cell-style-name="ce168"/>
        <table:table-row table:style-name="ro1">
          <table:table-cell office:value-type="string" table:style-name="ce165">
            <text:p>Updated on:</text:p>
          </table:table-cell>
          <table:table-cell office:value-type="date" office:date-value="2022-01-20T00:00:00" table:style-name="ce166">
            <text:p>20-Jan-22</text:p>
          </table:table-cell>
          <table:table-cell table:style-name="ce167"/>
          <table:table-cell table:style-name="ce168"/>
          <table:table-cell office:value-type="string" table:style-name="ce169">
            <text:p>Contact:</text:p>
          </table:table-cell>
          <table:table-cell office:value-type="string" table:style-name="ce166">
            <text:p>Julie Rumsey, Defra, (Tel +44 (0) 2080 266306, Email julie.rumsey@defra.gov.uk)</text:p>
          </table:table-cell>
          <table:table-cell table:number-columns-repeated="6" table:style-name="ce170"/>
          <table:table-cell table:number-columns-repeated="3" table:style-name="ce168"/>
          <table:table-cell table:number-columns-repeated="16369" table:style-name="ce1"/>
        </table:table-row>
        <table:table-row table:style-name="ro1">
          <table:table-cell table:style-name="ce169"/>
          <table:table-cell table:style-name="ce166"/>
          <table:table-cell table:style-name="ce167"/>
          <table:table-cell table:style-name="ce168"/>
          <table:table-cell office:value-type="string" table:style-name="ce52">
            <text:p>Source:</text:p>
          </table:table-cell>
          <table:table-cell office:value-type="string" table:style-name="ce47">
            <text:p>FSA, E&amp;W Poultry Slaughterhouse Survey, DAERA and RESAS</text:p>
          </table:table-cell>
          <table:table-cell table:number-columns-repeated="5" table:style-name="ce170"/>
          <table:table-cell table:style-name="ce168"/>
          <table:table-cell office:value-type="string" table:style-name="ce171">
            <text:p>www.defra.gov.uk</text:p>
          </table:table-cell>
          <table:table-cell table:number-columns-repeated="2" table:style-name="ce168"/>
          <table:table-cell table:number-columns-repeated="16369" table:style-name="ce1"/>
        </table:table-row>
        <table:table-row table:style-name="ro2">
          <table:table-cell office:value-type="string" table:style-name="ce172">
            <text:p>Data users, methodology notes and revisions policy</text:p>
          </table:table-cell>
          <table:table-cell table:style-name="ce166"/>
          <table:table-cell table:style-name="ce167"/>
          <table:table-cell table:style-name="ce168"/>
          <table:table-cell table:style-name="ce169"/>
          <table:table-cell table:style-name="ce171"/>
          <table:table-cell table:number-columns-repeated="5" table:style-name="ce170"/>
          <table:table-cell table:style-name="ce173"/>
          <table:table-cell table:number-columns-repeated="3" table:style-name="ce168"/>
          <table:table-cell table:number-columns-repeated="16369" table:style-name="ce1"/>
        </table:table-row>
        <table:table-row table:style-name="ro1">
          <table:table-cell table:style-name="ce169"/>
          <table:table-cell table:style-name="ce166"/>
          <table:table-cell table:style-name="ce167"/>
          <table:table-cell table:style-name="ce168"/>
          <table:table-cell table:style-name="ce169"/>
          <table:table-cell table:style-name="ce171"/>
          <table:table-cell table:number-columns-repeated="5" table:style-name="ce170"/>
          <table:table-cell table:style-name="ce173"/>
          <table:table-cell table:number-columns-repeated="3" table:style-name="ce168"/>
          <table:table-cell table:number-columns-repeated="16369" table:style-name="ce1"/>
        </table:table-row>
        <table:table-row table:style-name="ro1">
          <table:table-cell table:style-name="ce168"/>
          <table:table-cell table:style-name="ce168">
            <draw:frame draw:z-index="1" draw:id="id0" draw:style-name="a9" draw:name="TextBox 3" svg:x="0in" svg:y="0in" svg:width="8.2244in" svg:height="2.35548in">
              <draw:text-box>
                <text:p text:style-name="a2" text:class-names="" text:cond-style-name=""><text:span text:style-name="a0" text:class-names="">Data users</text:span><text:span text:style-name="a1" text:class-names=""/></text:p>
                <text:p text:style-name="a4" text:class-names="" text:cond-style-name=""><text:span text:style-name="a3" text:class-names="">Representatives of the poultry industry are also major users of the data. <text:s text:c="1"/>The data on Commercial layer chick sets and placings are the key sector indicators for the British Egg Industry Council (BEIC) as they indicate the future laying flock size (and hence egg production). <text:s text:c="1"/>The British Poultry Council also makes heavy use of the data as the Commercial broiler chick sets and placings give evidence on the current state of the industry and predict the available supplies of meat for the coming year. <text:s text:c="1"/>This, in turn, can affect poultry meat prices and trade decisions on levels of imports and exports to maintain supply. <text:s text:c="1"/>The breeder chick placings are also a key measure of future flock sizes and intentions of the sector. <text:s text:c="1"/>The Home Grown Cereals Authority (HGCA), part of the Agricultural and Horticultural Development Board, rely on the chick placings data as a good indicator of feed demand and hence grain usage by the sector. <text:s text:c="1"/></text:span></text:p>
                <text:p text:style-name="a6" text:class-names="" text:cond-style-name=""><text:span text:style-name="a5" text:class-names=""> </text:span></text:p>
                <text:p text:style-name="a8" text:class-names="" text:cond-style-name=""><text:span text:style-name="a7" text:class-names="">Our statistics are often mentioned in articles on industry websites such as the poultry site webpage (See useful links).<text:s text:c="1"/></text:span></text:p>
              </draw:text-box>
              <svg:title/>
              <svg:desc/>
            </draw:frame>
          </table:table-cell>
          <table:table-cell table:number-columns-repeated="12" table:style-name="ce168"/>
          <table:table-cell office:value-type="string" table:style-name="ce174">
            <text:p>Useful Links</text:p>
          </table:table-cell>
          <table:table-cell table:number-columns-repeated="16369" table:style-name="ce1"/>
        </table:table-row>
        <table:table-row table:style-name="ro1">
          <table:table-cell table:number-columns-repeated="14" table:style-name="ce168"/>
          <table:table-cell office:value-type="string" table:style-name="ce176">
            <text:p><text:a xlink:href="http://www.thepoultrysite.com/poultrynews/vars/analysis/true">Link to poultry site webpage</text:a></text:p>
          </table:table-cell>
          <table:table-cell table:number-columns-repeated="16369" table:style-name="ce1"/>
        </table:table-row>
        <table:table-row table:style-name="ro1">
          <table:table-cell table:number-columns-repeated="14" table:style-name="ce168"/>
          <table:table-cell office:value-type="string" table:style-name="ce175">
            <text:p><text:a xlink:href="http://www.scotland.gov.uk/Topics/Statistics/Browse/Agriculture-Fisheries/PubEconomicReport">Link to the Scottish economic report webpage</text:a></text:p>
          </table:table-cell>
          <table:table-cell table:number-columns-repeated="16369" table:style-name="ce1"/>
        </table:table-row>
        <table:table-row table:number-rows-repeated="2" table:style-name="ro1">
          <table:table-cell table:number-columns-repeated="15" table:style-name="ce168"/>
          <table:table-cell table:number-columns-repeated="16369" table:style-name="ce1"/>
        </table:table-row>
        <table:table-row table:number-rows-repeated="9" table:style-name="ro1">
          <table:table-cell table:number-columns-repeated="16384"/>
        </table:table-row>
        <table:table-row table:style-name="ro1">
          <table:table-cell/>
          <table:table-cell table:style-name="ce168">
            <draw:frame draw:z-index="2" draw:id="id1" draw:style-name="a33" draw:name="TextBox 7" svg:x="0in" svg:y="0in" svg:width="8.2244in" svg:height="4.62549in">
              <draw:text-box>
                <text:p text:style-name="a11" text:class-names="" text:cond-style-name=""><text:span text:style-name="a10" text:class-names="">Methodology , Quality and Notes :</text:span></text:p>
                <text:p text:style-name="a13" text:class-names="" text:cond-style-name=""><text:span text:style-name="a12" text:class-names=""/></text:p>
                <text:p text:style-name="a17" text:class-names="" text:cond-style-name=""><text:span text:style-name="a14" text:class-names="">Defra runs a monthly survey of registered England and Wales hatcheries. It is a statutory survey of 42 respondents that collects information on the number of eggs set and the chicks placed by hatcheries. <text:s text:c="1"/>The response rate is typically 100%. A similar surveys is run by the Rural &amp; Environment Science and Analytical Service (RESAS) for Scotland. <text:s text:c="2"/></text:span><text:span text:style-name="a15" text:class-names="">Scottish poultry statistics are available in the Economic Report on Scottish Agriculture at the Scottish economic report webpage (See useful links, Webpage: Section 5.5). <text:s text:c="1"/>This website also contains contact details and more information. <text:s text:c="1"/></text:span><text:span text:style-name="a16" text:class-names=""/></text:p>
                <text:p text:style-name="a19" text:class-names="" text:cond-style-name=""><text:span text:style-name="a18" text:class-names=""/></text:p>
                <text:p text:style-name="a21" text:class-names="" text:cond-style-name=""><text:span text:style-name="a20" text:class-names="">From July 2020 the methodology of poultry slaughterings and meat production for England and Wales has changed. Poultry slaughter numbers are now provided by the Food Standards Agency (FSA) and cover all England and Wales slaughterhouses. The FSA slaughter figures are converted into a statistical month format; and meat production statistics are estimated from these statistical month FSA slaughter figures. Scotland and Northern Ireland poultry slaughterings and meat production figures continue to use the pre-July 2020 methodology. For data pre-July 2020, poultry slaughterings and poultry meat production statistics are estimated from the number of chicks placed by hatcheries and day old chick imports using industry advice on life-spans and mortality. <text:s text:c="1"/></text:span></text:p>
                <text:p text:style-name="a23" text:class-names="" text:cond-style-name=""><text:span text:style-name="a22" text:class-names=""> </text:span></text:p>
                <text:p text:style-name="a25" text:class-names="" text:cond-style-name=""><text:span text:style-name="a24" text:class-names="">Average liveweights for each type of poultry are obtained from Defra's monthly survey of England and Wales poultry slaughterhouses. <text:s text:c="1"/>This is a sample survey of large poultry slaughterhouses, around 26 respondents. Similar surveys are run in Scotland and Northern Ireland. <text:s text:c="1"/>Meat production is calculated from the estimated number of birds slaughtered and the average liveweights. <text:s text:c="1"/>The liveweight is converted to carcase weight using industry advice on conversion factors.</text:span></text:p>
                <text:p text:style-name="a28" text:class-names="" text:cond-style-name=""><text:span text:style-name="a26" text:class-names="">Survey data are subject to a variety of validation checks which identify inconsistencies in the data. All data are cleaned prior to publication in discussion with the survey respondents.</text:span><text:span text:style-name="a27" text:class-names=""/></text:p>
                <text:p text:style-name="a30" text:class-names="" text:cond-style-name=""><text:span text:style-name="a29" text:class-names=""/></text:p>
                <text:p text:style-name="a32" text:class-names="" text:cond-style-name=""><text:span text:style-name="a31" text:class-names=""/></text:p>
              </draw:text-box>
              <svg:title/>
              <svg:desc/>
            </draw:frame>
          </table:table-cell>
          <table:table-cell table:number-columns-repeated="16382"/>
        </table:table-row>
        <table:table-row table:number-rows-repeated="27" table:style-name="ro1">
          <table:table-cell table:number-columns-repeated="16384"/>
        </table:table-row>
        <table:table-row table:style-name="ro1">
          <table:table-cell/>
          <table:table-cell table:style-name="ce168">
            <draw:frame draw:z-index="3" draw:id="id2" draw:style-name="a64" draw:name="TextBox 8" svg:x="0in" svg:y="0in" svg:width="8.2244in" svg:height="2.06377in">
              <draw:text-box>
                <text:p text:style-name="a35" text:class-names="" text:cond-style-name=""><text:span text:style-name="a34" text:class-names="">Revisions policy:</text:span></text:p>
                <text:p text:style-name="a37" text:class-names="" text:cond-style-name=""><text:span text:style-name="a36" text:class-names=""/></text:p>
                <text:p text:style-name="a39" text:class-names="" text:cond-style-name=""><text:span text:style-name="a38" text:class-names="">Figures in this dataset are provisional and subject to revision. <text:s text:c="1"/>We will provide information about any revisions we make to previously published information in this dataset and the associated notice. <text:s text:c="1"/>Revisions could occur for various reasons, including:</text:span></text:p>
                <text:p text:style-name="a41" text:class-names="" text:cond-style-name=""><text:span text:style-name="a40" text:class-names=""/></text:p>
                <text:p text:style-name="a43" text:class-names="" text:cond-style-name=""><text:span text:style-name="a42" text:class-names="">a. <text:s text:c="2"/>if we have not received survey data from respondents we make an estimate based on their previous returns. These estimates are replaced with actual survey data when it is received.</text:span></text:p>
                <text:p text:style-name="a45" text:class-names="" text:cond-style-name=""><text:span text:style-name="a44" text:class-names=""/></text:p>
                <text:p text:style-name="a47" text:class-names="" text:cond-style-name=""><text:span text:style-name="a46" text:class-names="">b. <text:s text:c="2"/>survey respondents occasionally supply amended figures for previous periods.</text:span></text:p>
                <text:p text:style-name="a49" text:class-names="" text:cond-style-name=""><text:span text:style-name="a48" text:class-names=""/></text:p>
                <text:p text:style-name="a51" text:class-names="" text:cond-style-name=""><text:span text:style-name="a50" text:class-names=""/></text:p>
                <text:p text:style-name="a53" text:class-names="" text:cond-style-name=""><text:span text:style-name="a52" text:class-names=""/></text:p>
                <text:p text:style-name="a55" text:class-names="" text:cond-style-name=""><text:span text:style-name="a54" text:class-names=""/></text:p>
                <text:p text:style-name="a57" text:class-names="" text:cond-style-name=""><text:span text:style-name="a56" text:class-names=""/></text:p>
                <text:p text:style-name="a59" text:class-names="" text:cond-style-name=""><text:span text:style-name="a58" text:class-names=""/></text:p>
                <text:p text:style-name="a61" text:class-names="" text:cond-style-name=""><text:span text:style-name="a60" text:class-names=""/></text:p>
                <text:p text:style-name="a63" text:class-names="" text:cond-style-name=""><text:span text:style-name="a62" text:class-names=""/></text:p>
              </draw:text-box>
              <svg:title/>
              <svg:desc/>
            </draw:frame>
          </table:table-cell>
          <table:table-cell table:number-columns-repeated="16382"/>
        </table:table-row>
        <table:table-row table:number-rows-repeated="13" table:style-name="ro1">
          <table:table-cell table:number-columns-repeated="16384"/>
        </table:table-row>
        <table:table-row table:style-name="ro1">
          <table:table-cell table:number-columns-repeated="17"/>
          <table:table-cell table:style-name="ce1"/>
          <table:table-cell table:number-columns-repeated="16366"/>
        </table:table-row>
        <table:table-row table:number-rows-repeated="104851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 Narrow" svg:font-family="&quot;Arial Narrow&quot;"/>
    <style:font-face style:name="MS Sans Serif" svg:font-family="&quot;MS Sans Serif&quot;"/>
  </office:font-face-decls>
  <office:styles>
    <number:number-style style:name="N0">
      <number:number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date-style style:name="N20">
      <number:day number:style="long"/>
      <number:text>-</number:text>
      <number:month number:textual="true"/>
      <number:text>-</number:text>
      <number:year/>
    </number:date-style>
    <number:number-style style:name="N36">
      <number:number number:decimal-places="1" number:min-integer-digits="1" number:grouping="true"/>
    </number:number-style>
    <number:number-style style:name="N37">
      <number:number number:decimal-places="1" number:min-integer-digits="1"/>
    </number:number-style>
    <number:number-style style:name="N38">
      <number:number number:decimal-places="12" number:min-integer-digits="1" number:grouping="true"/>
    </number:number-style>
    <number:percentage-style style:name="N39">
      <number:number number:decimal-places="1" number:min-integer-digits="1"/>
      <number:text>%</number:text>
    </number:percentag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style>
    <style:style style:name="Normal_32_2_32_2" style:display-name="Normal 2 2" style:family="table-cell" style:data-style-name="N0">
      <style:table-cell-properties style:vertical-align="automatic" fo:background-color="transparent"/>
    </style:style>
    <style:style style:name="Percent" style:family="table-cell" style:data-style-name="N13"/>
    <style:style style:name="Percent_32_2" style:display-name="Percent 2" style:family="table-cell" style:data-style-name="N13"/>
    <style:style style:name="Refdb_32_standard" style:display-name="Refdb standard" style:family="table-cell" style:data-style-name="N0">
      <style:table-cell-properties style:vertical-align="automatic" fo:background-color="transparent"/>
      <style:text-properties fo:color="#000000"/>
    </style:style>
    <style:style style:name="Title_32_2" style:display-name="Title 2" style:family="table-cell" style:data-style-name="N0">
      <style:table-cell-properties style:vertical-align="automatic" fo:background-color="transparent"/>
      <style:text-properties fo:color="#000000" fo:font-size="14pt" style:font-size-asian="14pt" style:font-size-complex="14pt" fo:font-weight="bold" style:font-weight-asian="bold" style:font-weight-complex="bold"/>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84%" style:table-centering="none" style:print="grid 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8%" style:table-centering="none" style:print="grid 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11811023622047in" fo:margin-bottom="0.511811023622047in" fo:margin-left="0.748031496062992in" fo:margin-right="0.748031496062992in" style:print-orientation="portrait" style:print-page-order="ttb" style:first-page-number="continue" style:scale-to="100%" style:table-centering="none" style:print="grid 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4">
      <style:page-layout-properties fo:margin-top="0.78740157480315in" fo:margin-bottom="0.78740157480315in" fo:margin-left="0.15748031496063in" fo:margin-right="0.196850393700787in" style:print-orientation="portrait" style:print-page-order="ttb" style:first-page-number="continue" style:scale-to="100%" style:table-centering="none" style:print="grid objects charts drawings"/>
      <style:header-style>
        <style:header-footer-properties fo:min-height="0.196850393700787in" fo:margin-left="0in" fo:margin-right="0in" fo:margin-bottom="0in"/>
      </style:header-style>
      <style:footer-style>
        <style:header-footer-properties fo:min-height="0.196850393700787in" fo:margin-left="0in" fo:margin-right="0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text:p><text:sheet-name>???</text:sheet-name></text:p>
      </style:header>
      <style:header-left style:display="false"/>
      <style:footer>
        <text:p>Page<text:s/><text:page-number>1</text:page-number></text:p>
      </style:footer>
      <style:footer-left style:display="false"/>
    </style:master-page>
    <style:master-page style:name="mp4" style:page-layout-name="pm4">
      <style:header>
        <text:p><text:sheet-name>???</text:sheet-name></text:p>
      </style:header>
      <style:header-left style:display="false"/>
      <style:footer>
        <text:p>Page<text:s/><text:page-number>1</text:page-number></text:p>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meta:initial-creator>Helen Hoult</meta:initial-creator>
    <dc:creator>Rumsey, Julie (Defra)</dc:creator>
    <meta:creation-date>2014-07-23T08:17:26Z</meta:creation-date>
    <dc:date>2022-01-19T16:42:04Z</dc:date>
  </office:meta>
</office:document-meta>
</file>